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903cm"/>
    </style:style>
    <style:style style:name="co4" style:family="table-column">
      <style:table-column-properties fo:break-before="auto" style:column-width="5.094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6.373cm"/>
    </style:style>
    <style:style style:name="co7" style:family="table-column">
      <style:table-column-properties fo:break-before="auto" style:column-width="8.4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Clásica -sin nada</text:p>
          </table:table-cell>
          <table:table-cell office:value-type="string">
            <text:p>Clásica – Partida</text:p>
          </table:table-cell>
          <table:table-cell office:value-type="string">
            <text:p>Clasica – Partida – Fase Sync</text:p>
          </table:table-cell>
          <table:table-cell office:value-type="string">
            <text:p>Fourier – Partida – Fase Sync</text:p>
          </table:table-cell>
          <table:table-cell office:value-type="string">
            <text:p>Rodilla:Fourier – Partida – Fase Sync</text:p>
          </table:table-cell>
          <table:table-cell office:value-type="string">
            <text:p>Rodilla:Cos Doble Frecuencia – Partida – Fase Sync</text:p>
          </table:table-cell>
          <table:table-cell office:value-type="string">
            <text:p>Ideal</text:p>
          </table:table-cell>
          <table:table-cell office:value-type="string">
            <text:p>clasica raw</text:p>
          </table:table-cell>
          <table:table-cell table:number-columns-repeated="8"/>
          <table:table-cell>
            <draw:frame table:end-cell-address="Hoja1.X19" table:end-x="2.023cm" table:end-y="0.168cm" draw:z-index="0" draw:style-name="gr1" draw:text-style-name="P1" svg:width="15.506cm" svg:height="8.297cm" svg:x="0.066cm" svg:y="0cm">
              <draw:object draw:notify-on-update-of-ranges="Hoja1.A1:Hoja1.A1 Hoja1.A2:Hoja1.A501 Hoja1.B1:Hoja1.B1 Hoja1.B2:Hoja1.B501 Hoja1.C1:Hoja1.C1 Hoja1.C2:Hoja1.C501 Hoja1.D1:Hoja1.D1 Hoja1.D2:Hoja1.D501 Hoja1.E1:Hoja1.E1 Hoja1.E2:Hoja1.E501 Hoja1.F1:Hoja1.F1 Hoja1.F2:Hoja1.F501 Hoja1.G1:Hoja1.G1 Hoja1.G2:Hoja1.G501 Hoja1.H1:Hoja1.H1 Hoja1.H2:Hoja1.H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IF([.N2]&gt;180;[.N2]-360;[.N2])" office:value-type="float" office:value="0">
            <text:p>0</text:p>
          </table:table-cell>
          <table:table-cell table:formula="of:=IF([.J2]&gt;180;[.J2]-360;[.J2])" office:value-type="float" office:value="0">
            <text:p>0</text:p>
          </table:table-cell>
          <table:table-cell table:formula="of:=IF([.K2]&gt;180;[.K2]-360;[.K2])" office:value-type="float" office:value="0">
            <text:p>0</text:p>
          </table:table-cell>
          <table:table-cell table:formula="of:=IF([.L2]&gt;180;[.L2]-360;[.L2])" office:value-type="float" office:value="0">
            <text:p>0</text:p>
          </table:table-cell>
          <table:table-cell table:formula="of:=IF([.M2]&gt;180;[.M2]-360;[.M2])" office:value-type="float" office:value="0">
            <text:p>0</text:p>
          </table:table-cell>
          <table:table-cell table:formula="of:=IF([.N2]&gt;180;[.N2]-360;[.N2])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02">
            <text:p>0.02</text:p>
          </table:table-cell>
          <table:table-cell table:formula="of:=IF([.N3]&gt;180;[.N3]-360;[.N3])" office:value-type="float" office:value="-0.0287000000000148">
            <text:p>-0.0287</text:p>
          </table:table-cell>
          <table:table-cell table:formula="of:=IF([.J3]&gt;180;[.J3]-360;[.J3])" office:value-type="float" office:value="0.05443214">
            <text:p>0.05443214</text:p>
          </table:table-cell>
          <table:table-cell table:formula="of:=IF([.K3]&gt;180;[.K3]-360;[.K3])" office:value-type="float" office:value="0.05005675">
            <text:p>0.05005675</text:p>
          </table:table-cell>
          <table:table-cell table:formula="of:=IF([.L3]&gt;180;[.L3]-360;[.L3])" office:value-type="float" office:value="-0.0509000000000128">
            <text:p>-0.0509</text:p>
          </table:table-cell>
          <table:table-cell table:formula="of:=IF([.M3]&gt;180;[.M3]-360;[.M3])" office:value-type="float" office:value="-0.0505999999999744">
            <text:p>-0.0506</text:p>
          </table:table-cell>
          <table:table-cell table:formula="of:=IF([.N3]&gt;180;[.N3]-360;[.N3])" office:value-type="float" office:value="-0.0287000000000148">
            <text:p>-0.0287</text:p>
          </table:table-cell>
          <table:table-cell office:value-type="float" office:value="0">
            <text:p>0</text:p>
          </table:table-cell>
          <table:table-cell office:value-type="float" office:value="359.9935">
            <text:p>359.9935</text:p>
          </table:table-cell>
          <table:table-cell office:value-type="float" office:value="0.05443214">
            <text:p>0.05443214</text:p>
          </table:table-cell>
          <table:table-cell office:value-type="float" office:value="0.05005675">
            <text:p>0.05005675</text:p>
          </table:table-cell>
          <table:table-cell office:value-type="float" office:value="359.9491">
            <text:p>359.9491</text:p>
          </table:table-cell>
          <table:table-cell office:value-type="float" office:value="359.9494">
            <text:p>359.9494</text:p>
          </table:table-cell>
          <table:table-cell office:value-type="float" office:value="359.9713">
            <text:p>359.9713</text:p>
          </table:table-cell>
          <table:table-cell table:number-columns-repeated="4"/>
        </table:table-row>
        <table:table-row table:style-name="ro1">
          <table:table-cell office:value-type="float" office:value="0.04">
            <text:p>0.04</text:p>
          </table:table-cell>
          <table:table-cell table:formula="of:=IF([.N4]&gt;180;[.N4]-360;[.N4])" office:value-type="float" office:value="-0.0770999999999731">
            <text:p>-0.0771</text:p>
          </table:table-cell>
          <table:table-cell table:formula="of:=IF([.J4]&gt;180;[.J4]-360;[.J4])" office:value-type="float" office:value="0.05344889">
            <text:p>0.05344889</text:p>
          </table:table-cell>
          <table:table-cell table:formula="of:=IF([.K4]&gt;180;[.K4]-360;[.K4])" office:value-type="float" office:value="0.0509401">
            <text:p>0.0509401</text:p>
          </table:table-cell>
          <table:table-cell table:formula="of:=IF([.L4]&gt;180;[.L4]-360;[.L4])" office:value-type="float" office:value="-0.0933999999999742">
            <text:p>-0.0934</text:p>
          </table:table-cell>
          <table:table-cell table:formula="of:=IF([.M4]&gt;180;[.M4]-360;[.M4])" office:value-type="float" office:value="-0.0865999999999758">
            <text:p>-0.0866</text:p>
          </table:table-cell>
          <table:table-cell table:formula="of:=IF([.N4]&gt;180;[.N4]-360;[.N4])" office:value-type="float" office:value="-0.0770999999999731">
            <text:p>-0.0771</text:p>
          </table:table-cell>
          <table:table-cell office:value-type="float" office:value="0">
            <text:p>0</text:p>
          </table:table-cell>
          <table:table-cell office:value-type="float" office:value="359.9892">
            <text:p>359.9892</text:p>
          </table:table-cell>
          <table:table-cell office:value-type="float" office:value="0.05344889">
            <text:p>0.05344889</text:p>
          </table:table-cell>
          <table:table-cell office:value-type="float" office:value="0.0509401">
            <text:p>0.0509401</text:p>
          </table:table-cell>
          <table:table-cell office:value-type="float" office:value="359.9066">
            <text:p>359.9066</text:p>
          </table:table-cell>
          <table:table-cell office:value-type="float" office:value="359.9134">
            <text:p>359.9134</text:p>
          </table:table-cell>
          <table:table-cell office:value-type="float" office:value="359.9229">
            <text:p>359.9229</text:p>
          </table:table-cell>
          <table:table-cell table:number-columns-repeated="4"/>
        </table:table-row>
        <table:table-row table:style-name="ro1">
          <table:table-cell office:value-type="float" office:value="0.06">
            <text:p>0.06</text:p>
          </table:table-cell>
          <table:table-cell table:formula="of:=IF([.N5]&gt;180;[.N5]-360;[.N5])" office:value-type="float" office:value="-0.140800000000013">
            <text:p>-0.1408</text:p>
          </table:table-cell>
          <table:table-cell table:formula="of:=IF([.J5]&gt;180;[.J5]-360;[.J5])" office:value-type="float" office:value="0.07290454">
            <text:p>0.07290454</text:p>
          </table:table-cell>
          <table:table-cell table:formula="of:=IF([.K5]&gt;180;[.K5]-360;[.K5])" office:value-type="float" office:value="0.0373464">
            <text:p>0.0373464</text:p>
          </table:table-cell>
          <table:table-cell table:formula="of:=IF([.L5]&gt;180;[.L5]-360;[.L5])" office:value-type="float" office:value="-0.135499999999979">
            <text:p>-0.1355</text:p>
          </table:table-cell>
          <table:table-cell table:formula="of:=IF([.M5]&gt;180;[.M5]-360;[.M5])" office:value-type="float" office:value="-0.115400000000022">
            <text:p>-0.1154</text:p>
          </table:table-cell>
          <table:table-cell table:formula="of:=IF([.N5]&gt;180;[.N5]-360;[.N5])" office:value-type="float" office:value="-0.140800000000013">
            <text:p>-0.1408</text:p>
          </table:table-cell>
          <table:table-cell office:value-type="float" office:value="0">
            <text:p>0</text:p>
          </table:table-cell>
          <table:table-cell office:value-type="float" office:value="359.9812">
            <text:p>359.9812</text:p>
          </table:table-cell>
          <table:table-cell office:value-type="float" office:value="0.07290454">
            <text:p>0.07290454</text:p>
          </table:table-cell>
          <table:table-cell office:value-type="float" office:value="0.0373464">
            <text:p>0.0373464</text:p>
          </table:table-cell>
          <table:table-cell office:value-type="float" office:value="359.8645">
            <text:p>359.8645</text:p>
          </table:table-cell>
          <table:table-cell office:value-type="float" office:value="359.8846">
            <text:p>359.8846</text:p>
          </table:table-cell>
          <table:table-cell office:value-type="float" office:value="359.8592">
            <text:p>359.8592</text:p>
          </table:table-cell>
          <table:table-cell table:number-columns-repeated="4"/>
        </table:table-row>
        <table:table-row table:style-name="ro1">
          <table:table-cell office:value-type="float" office:value="0.08">
            <text:p>0.08</text:p>
          </table:table-cell>
          <table:table-cell table:formula="of:=IF([.N6]&gt;180;[.N6]-360;[.N6])" office:value-type="float" office:value="-0.22320000000002">
            <text:p>-0.2232</text:p>
          </table:table-cell>
          <table:table-cell table:formula="of:=IF([.J6]&gt;180;[.J6]-360;[.J6])" office:value-type="float" office:value="0.0935107">
            <text:p>0.0935107</text:p>
          </table:table-cell>
          <table:table-cell table:formula="of:=IF([.K6]&gt;180;[.K6]-360;[.K6])" office:value-type="float" office:value="0.02092293">
            <text:p>0.02092293</text:p>
          </table:table-cell>
          <table:table-cell table:formula="of:=IF([.L6]&gt;180;[.L6]-360;[.L6])" office:value-type="float" office:value="-0.179599999999994">
            <text:p>-0.1796</text:p>
          </table:table-cell>
          <table:table-cell table:formula="of:=IF([.M6]&gt;180;[.M6]-360;[.M6])" office:value-type="float" office:value="-0.136700000000019">
            <text:p>-0.1367</text:p>
          </table:table-cell>
          <table:table-cell table:formula="of:=IF([.N6]&gt;180;[.N6]-360;[.N6])" office:value-type="float" office:value="-0.22320000000002">
            <text:p>-0.2232</text:p>
          </table:table-cell>
          <table:table-cell office:value-type="float" office:value="0">
            <text:p>0</text:p>
          </table:table-cell>
          <table:table-cell office:value-type="float" office:value="359.9785">
            <text:p>359.9785</text:p>
          </table:table-cell>
          <table:table-cell office:value-type="float" office:value="0.0935107">
            <text:p>0.0935107</text:p>
          </table:table-cell>
          <table:table-cell office:value-type="float" office:value="0.02092293">
            <text:p>0.02092293</text:p>
          </table:table-cell>
          <table:table-cell office:value-type="float" office:value="359.8204">
            <text:p>359.8204</text:p>
          </table:table-cell>
          <table:table-cell office:value-type="float" office:value="359.8633">
            <text:p>359.8633</text:p>
          </table:table-cell>
          <table:table-cell office:value-type="float" office:value="359.7768">
            <text:p>359.7768</text:p>
          </table:table-cell>
          <table:table-cell table:number-columns-repeated="4"/>
        </table:table-row>
        <table:table-row table:style-name="ro1">
          <table:table-cell office:value-type="float" office:value="0.09999999">
            <text:p>0.09999999</text:p>
          </table:table-cell>
          <table:table-cell table:formula="of:=IF([.N7]&gt;180;[.N7]-360;[.N7])" office:value-type="float" office:value="-0.312200000000018">
            <text:p>-0.3122</text:p>
          </table:table-cell>
          <table:table-cell table:formula="of:=IF([.J7]&gt;180;[.J7]-360;[.J7])" office:value-type="float" office:value="0.1216051">
            <text:p>0.1216051</text:p>
          </table:table-cell>
          <table:table-cell table:formula="of:=IF([.K7]&gt;180;[.K7]-360;[.K7])" office:value-type="float" office:value="0.003767134">
            <text:p>0.003767134</text:p>
          </table:table-cell>
          <table:table-cell table:formula="of:=IF([.L7]&gt;180;[.L7]-360;[.L7])" office:value-type="float" office:value="-0.219899999999996">
            <text:p>-0.2199</text:p>
          </table:table-cell>
          <table:table-cell table:formula="of:=IF([.M7]&gt;180;[.M7]-360;[.M7])" office:value-type="float" office:value="-0.153900000000021">
            <text:p>-0.1539</text:p>
          </table:table-cell>
          <table:table-cell table:formula="of:=IF([.N7]&gt;180;[.N7]-360;[.N7])" office:value-type="float" office:value="-0.312200000000018">
            <text:p>-0.3122</text:p>
          </table:table-cell>
          <table:table-cell office:value-type="float" office:value="0">
            <text:p>0</text:p>
          </table:table-cell>
          <table:table-cell office:value-type="float" office:value="0.00477498">
            <text:p>0.00477498</text:p>
          </table:table-cell>
          <table:table-cell office:value-type="float" office:value="0.1216051">
            <text:p>0.1216051</text:p>
          </table:table-cell>
          <table:table-cell office:value-type="float" office:value="0.003767134">
            <text:p>0.003767134</text:p>
          </table:table-cell>
          <table:table-cell office:value-type="float" office:value="359.7801">
            <text:p>359.7801</text:p>
          </table:table-cell>
          <table:table-cell office:value-type="float" office:value="359.8461">
            <text:p>359.8461</text:p>
          </table:table-cell>
          <table:table-cell office:value-type="float" office:value="359.6878">
            <text:p>359.6878</text:p>
          </table:table-cell>
          <table:table-cell table:number-columns-repeated="4"/>
        </table:table-row>
        <table:table-row table:style-name="ro1">
          <table:table-cell office:value-type="float" office:value="0.12">
            <text:p>0.12</text:p>
          </table:table-cell>
          <table:table-cell table:formula="of:=IF([.N8]&gt;180;[.N8]-360;[.N8])" office:value-type="float" office:value="-0.383600000000001">
            <text:p>-0.3836</text:p>
          </table:table-cell>
          <table:table-cell table:formula="of:=IF([.J8]&gt;180;[.J8]-360;[.J8])" office:value-type="float" office:value="0.1585039">
            <text:p>0.1585039</text:p>
          </table:table-cell>
          <table:table-cell table:formula="of:=IF([.K8]&gt;180;[.K8]-360;[.K8])" office:value-type="float" office:value="-0.019299999999987">
            <text:p>-0.0193</text:p>
          </table:table-cell>
          <table:table-cell table:formula="of:=IF([.L8]&gt;180;[.L8]-360;[.L8])" office:value-type="float" office:value="-0.24369999999999">
            <text:p>-0.2437</text:p>
          </table:table-cell>
          <table:table-cell table:formula="of:=IF([.M8]&gt;180;[.M8]-360;[.M8])" office:value-type="float" office:value="-0.172000000000025">
            <text:p>-0.172</text:p>
          </table:table-cell>
          <table:table-cell table:formula="of:=IF([.N8]&gt;180;[.N8]-360;[.N8])" office:value-type="float" office:value="-0.383600000000001">
            <text:p>-0.3836</text:p>
          </table:table-cell>
          <table:table-cell office:value-type="float" office:value="0">
            <text:p>0</text:p>
          </table:table-cell>
          <table:table-cell office:value-type="float" office:value="0.05148385">
            <text:p>0.05148385</text:p>
          </table:table-cell>
          <table:table-cell office:value-type="float" office:value="0.1585039">
            <text:p>0.1585039</text:p>
          </table:table-cell>
          <table:table-cell office:value-type="float" office:value="359.9807">
            <text:p>359.9807</text:p>
          </table:table-cell>
          <table:table-cell office:value-type="float" office:value="359.7563">
            <text:p>359.7563</text:p>
          </table:table-cell>
          <table:table-cell office:value-type="float" office:value="359.828">
            <text:p>359.828</text:p>
          </table:table-cell>
          <table:table-cell office:value-type="float" office:value="359.6164">
            <text:p>359.6164</text:p>
          </table:table-cell>
          <table:table-cell table:number-columns-repeated="4"/>
        </table:table-row>
        <table:table-row table:style-name="ro1">
          <table:table-cell office:value-type="float" office:value="0.14">
            <text:p>0.14</text:p>
          </table:table-cell>
          <table:table-cell table:formula="of:=IF([.N9]&gt;180;[.N9]-360;[.N9])" office:value-type="float" office:value="-0.431899999999985">
            <text:p>-0.4319</text:p>
          </table:table-cell>
          <table:table-cell table:formula="of:=IF([.J9]&gt;180;[.J9]-360;[.J9])" office:value-type="float" office:value="0.1954532">
            <text:p>0.1954532</text:p>
          </table:table-cell>
          <table:table-cell table:formula="of:=IF([.K9]&gt;180;[.K9]-360;[.K9])" office:value-type="float" office:value="-0.0452000000000226">
            <text:p>-0.0452</text:p>
          </table:table-cell>
          <table:table-cell table:formula="of:=IF([.L9]&gt;180;[.L9]-360;[.L9])" office:value-type="float" office:value="-0.24169999999998">
            <text:p>-0.2417</text:p>
          </table:table-cell>
          <table:table-cell table:formula="of:=IF([.M9]&gt;180;[.M9]-360;[.M9])" office:value-type="float" office:value="-0.168200000000013">
            <text:p>-0.1682</text:p>
          </table:table-cell>
          <table:table-cell table:formula="of:=IF([.N9]&gt;180;[.N9]-360;[.N9])" office:value-type="float" office:value="-0.431899999999985">
            <text:p>-0.4319</text:p>
          </table:table-cell>
          <table:table-cell office:value-type="float" office:value="0">
            <text:p>0</text:p>
          </table:table-cell>
          <table:table-cell office:value-type="float" office:value="0.09380449">
            <text:p>0.09380449</text:p>
          </table:table-cell>
          <table:table-cell office:value-type="float" office:value="0.1954532">
            <text:p>0.1954532</text:p>
          </table:table-cell>
          <table:table-cell office:value-type="float" office:value="359.9548">
            <text:p>359.9548</text:p>
          </table:table-cell>
          <table:table-cell office:value-type="float" office:value="359.7583">
            <text:p>359.7583</text:p>
          </table:table-cell>
          <table:table-cell office:value-type="float" office:value="359.8318">
            <text:p>359.8318</text:p>
          </table:table-cell>
          <table:table-cell office:value-type="float" office:value="359.5681">
            <text:p>359.5681</text:p>
          </table:table-cell>
          <table:table-cell table:number-columns-repeated="4"/>
        </table:table-row>
        <table:table-row table:style-name="ro1">
          <table:table-cell office:value-type="float" office:value="0.16">
            <text:p>0.16</text:p>
          </table:table-cell>
          <table:table-cell table:formula="of:=IF([.N10]&gt;180;[.N10]-360;[.N10])" office:value-type="float" office:value="-0.46429999999998">
            <text:p>-0.4643</text:p>
          </table:table-cell>
          <table:table-cell table:formula="of:=IF([.J10]&gt;180;[.J10]-360;[.J10])" office:value-type="float" office:value="0.2375666">
            <text:p>0.2375666</text:p>
          </table:table-cell>
          <table:table-cell table:formula="of:=IF([.K10]&gt;180;[.K10]-360;[.K10])" office:value-type="float" office:value="-0.0760000000000218">
            <text:p>-0.076</text:p>
          </table:table-cell>
          <table:table-cell table:formula="of:=IF([.L10]&gt;180;[.L10]-360;[.L10])" office:value-type="float" office:value="-0.222800000000007">
            <text:p>-0.2228</text:p>
          </table:table-cell>
          <table:table-cell table:formula="of:=IF([.M10]&gt;180;[.M10]-360;[.M10])" office:value-type="float" office:value="-0.139599999999973">
            <text:p>-0.1396</text:p>
          </table:table-cell>
          <table:table-cell table:formula="of:=IF([.N10]&gt;180;[.N10]-360;[.N10])" office:value-type="float" office:value="-0.46429999999998">
            <text:p>-0.4643</text:p>
          </table:table-cell>
          <table:table-cell office:value-type="float" office:value="0">
            <text:p>0</text:p>
          </table:table-cell>
          <table:table-cell office:value-type="float" office:value="0.1236875">
            <text:p>0.1236875</text:p>
          </table:table-cell>
          <table:table-cell office:value-type="float" office:value="0.2375666">
            <text:p>0.2375666</text:p>
          </table:table-cell>
          <table:table-cell office:value-type="float" office:value="359.924">
            <text:p>359.924</text:p>
          </table:table-cell>
          <table:table-cell office:value-type="float" office:value="359.7772">
            <text:p>359.7772</text:p>
          </table:table-cell>
          <table:table-cell office:value-type="float" office:value="359.8604">
            <text:p>359.8604</text:p>
          </table:table-cell>
          <table:table-cell office:value-type="float" office:value="359.5357">
            <text:p>359.5357</text:p>
          </table:table-cell>
          <table:table-cell table:number-columns-repeated="4"/>
        </table:table-row>
        <table:table-row table:style-name="ro1">
          <table:table-cell office:value-type="float" office:value="0.18">
            <text:p>0.18</text:p>
          </table:table-cell>
          <table:table-cell table:formula="of:=IF([.N11]&gt;180;[.N11]-360;[.N11])" office:value-type="float" office:value="-0.490599999999972">
            <text:p>-0.4906</text:p>
          </table:table-cell>
          <table:table-cell table:formula="of:=IF([.J11]&gt;180;[.J11]-360;[.J11])" office:value-type="float" office:value="0.2817207">
            <text:p>0.2817207</text:p>
          </table:table-cell>
          <table:table-cell table:formula="of:=IF([.K11]&gt;180;[.K11]-360;[.K11])" office:value-type="float" office:value="-0.120999999999981">
            <text:p>-0.121</text:p>
          </table:table-cell>
          <table:table-cell table:formula="of:=IF([.L11]&gt;180;[.L11]-360;[.L11])" office:value-type="float" office:value="-0.200300000000027">
            <text:p>-0.2003</text:p>
          </table:table-cell>
          <table:table-cell table:formula="of:=IF([.M11]&gt;180;[.M11]-360;[.M11])" office:value-type="float" office:value="-0.100700000000018">
            <text:p>-0.1007</text:p>
          </table:table-cell>
          <table:table-cell table:formula="of:=IF([.N11]&gt;180;[.N11]-360;[.N11])" office:value-type="float" office:value="-0.490599999999972">
            <text:p>-0.4906</text:p>
          </table:table-cell>
          <table:table-cell office:value-type="float" office:value="0">
            <text:p>0</text:p>
          </table:table-cell>
          <table:table-cell office:value-type="float" office:value="0.1449717">
            <text:p>0.1449717</text:p>
          </table:table-cell>
          <table:table-cell office:value-type="float" office:value="0.2817207">
            <text:p>0.2817207</text:p>
          </table:table-cell>
          <table:table-cell office:value-type="float" office:value="359.879">
            <text:p>359.879</text:p>
          </table:table-cell>
          <table:table-cell office:value-type="float" office:value="359.7997">
            <text:p>359.7997</text:p>
          </table:table-cell>
          <table:table-cell office:value-type="float" office:value="359.8993">
            <text:p>359.8993</text:p>
          </table:table-cell>
          <table:table-cell office:value-type="float" office:value="359.5094">
            <text:p>359.5094</text:p>
          </table:table-cell>
          <table:table-cell table:number-columns-repeated="4"/>
        </table:table-row>
        <table:table-row table:style-name="ro1">
          <table:table-cell office:value-type="float" office:value="0.2">
            <text:p>0.2</text:p>
          </table:table-cell>
          <table:table-cell table:formula="of:=IF([.N12]&gt;180;[.N12]-360;[.N12])" office:value-type="float" office:value="-0.514099999999985">
            <text:p>-0.5141</text:p>
          </table:table-cell>
          <table:table-cell table:formula="of:=IF([.J12]&gt;180;[.J12]-360;[.J12])" office:value-type="float" office:value="0.3285949">
            <text:p>0.3285949</text:p>
          </table:table-cell>
          <table:table-cell table:formula="of:=IF([.K12]&gt;180;[.K12]-360;[.K12])" office:value-type="float" office:value="-0.182599999999979">
            <text:p>-0.1826</text:p>
          </table:table-cell>
          <table:table-cell table:formula="of:=IF([.L12]&gt;180;[.L12]-360;[.L12])" office:value-type="float" office:value="-0.16719999999998">
            <text:p>-0.1672</text:p>
          </table:table-cell>
          <table:table-cell table:formula="of:=IF([.M12]&gt;180;[.M12]-360;[.M12])" office:value-type="float" office:value="-0.0559999999999832">
            <text:p>-0.056</text:p>
          </table:table-cell>
          <table:table-cell table:formula="of:=IF([.N12]&gt;180;[.N12]-360;[.N12])" office:value-type="float" office:value="-0.514099999999985">
            <text:p>-0.5141</text:p>
          </table:table-cell>
          <table:table-cell office:value-type="float" office:value="0">
            <text:p>0</text:p>
          </table:table-cell>
          <table:table-cell office:value-type="float" office:value="0.130067">
            <text:p>0.130067</text:p>
          </table:table-cell>
          <table:table-cell office:value-type="float" office:value="0.3285949">
            <text:p>0.3285949</text:p>
          </table:table-cell>
          <table:table-cell office:value-type="float" office:value="359.8174">
            <text:p>359.8174</text:p>
          </table:table-cell>
          <table:table-cell office:value-type="float" office:value="359.8328">
            <text:p>359.8328</text:p>
          </table:table-cell>
          <table:table-cell office:value-type="float" office:value="359.944">
            <text:p>359.944</text:p>
          </table:table-cell>
          <table:table-cell office:value-type="float" office:value="359.4859">
            <text:p>359.4859</text:p>
          </table:table-cell>
          <table:table-cell table:number-columns-repeated="4"/>
        </table:table-row>
        <table:table-row table:style-name="ro1">
          <table:table-cell office:value-type="float" office:value="0.22">
            <text:p>0.22</text:p>
          </table:table-cell>
          <table:table-cell table:formula="of:=IF([.N13]&gt;180;[.N13]-360;[.N13])" office:value-type="float" office:value="-0.542300000000012">
            <text:p>-0.5423</text:p>
          </table:table-cell>
          <table:table-cell table:formula="of:=IF([.J13]&gt;180;[.J13]-360;[.J13])" office:value-type="float" office:value="0.3726492">
            <text:p>0.3726492</text:p>
          </table:table-cell>
          <table:table-cell table:formula="of:=IF([.K13]&gt;180;[.K13]-360;[.K13])" office:value-type="float" office:value="-0.254599999999982">
            <text:p>-0.2546</text:p>
          </table:table-cell>
          <table:table-cell table:formula="of:=IF([.L13]&gt;180;[.L13]-360;[.L13])" office:value-type="float" office:value="-0.131799999999998">
            <text:p>-0.1318</text:p>
          </table:table-cell>
          <table:table-cell table:formula="of:=IF([.M13]&gt;180;[.M13]-360;[.M13])" office:value-type="float" office:value="-0.0162000000000262">
            <text:p>-0.0162</text:p>
          </table:table-cell>
          <table:table-cell table:formula="of:=IF([.N13]&gt;180;[.N13]-360;[.N13])" office:value-type="float" office:value="-0.542300000000012">
            <text:p>-0.5423</text:p>
          </table:table-cell>
          <table:table-cell office:value-type="float" office:value="0">
            <text:p>0</text:p>
          </table:table-cell>
          <table:table-cell office:value-type="float" office:value="0.08499494">
            <text:p>0.08499494</text:p>
          </table:table-cell>
          <table:table-cell office:value-type="float" office:value="0.3726492">
            <text:p>0.3726492</text:p>
          </table:table-cell>
          <table:table-cell office:value-type="float" office:value="359.7454">
            <text:p>359.7454</text:p>
          </table:table-cell>
          <table:table-cell office:value-type="float" office:value="359.8682">
            <text:p>359.8682</text:p>
          </table:table-cell>
          <table:table-cell office:value-type="float" office:value="359.9838">
            <text:p>359.9838</text:p>
          </table:table-cell>
          <table:table-cell office:value-type="float" office:value="359.4577">
            <text:p>359.4577</text:p>
          </table:table-cell>
          <table:table-cell table:number-columns-repeated="4"/>
        </table:table-row>
        <table:table-row table:style-name="ro1">
          <table:table-cell office:value-type="float" office:value="0.24">
            <text:p>0.24</text:p>
          </table:table-cell>
          <table:table-cell table:formula="of:=IF([.N14]&gt;180;[.N14]-360;[.N14])" office:value-type="float" office:value="-0.588399999999979">
            <text:p>-0.5884</text:p>
          </table:table-cell>
          <table:table-cell table:formula="of:=IF([.J14]&gt;180;[.J14]-360;[.J14])" office:value-type="float" office:value="0.4183287">
            <text:p>0.4183287</text:p>
          </table:table-cell>
          <table:table-cell table:formula="of:=IF([.K14]&gt;180;[.K14]-360;[.K14])" office:value-type="float" office:value="-0.327099999999973">
            <text:p>-0.3271</text:p>
          </table:table-cell>
          <table:table-cell table:formula="of:=IF([.L14]&gt;180;[.L14]-360;[.L14])" office:value-type="float" office:value="-0.0994000000000028">
            <text:p>-0.0994</text:p>
          </table:table-cell>
          <table:table-cell table:formula="of:=IF([.M14]&gt;180;[.M14]-360;[.M14])" office:value-type="float" office:value="0.000861163">
            <text:p>0.000861163</text:p>
          </table:table-cell>
          <table:table-cell table:formula="of:=IF([.N14]&gt;180;[.N14]-360;[.N14])" office:value-type="float" office:value="-0.588399999999979">
            <text:p>-0.5884</text:p>
          </table:table-cell>
          <table:table-cell office:value-type="float" office:value="0">
            <text:p>0</text:p>
          </table:table-cell>
          <table:table-cell office:value-type="float" office:value="0.01787493">
            <text:p>0.01787493</text:p>
          </table:table-cell>
          <table:table-cell office:value-type="float" office:value="0.4183287">
            <text:p>0.4183287</text:p>
          </table:table-cell>
          <table:table-cell office:value-type="float" office:value="359.6729">
            <text:p>359.6729</text:p>
          </table:table-cell>
          <table:table-cell office:value-type="float" office:value="359.9006">
            <text:p>359.9006</text:p>
          </table:table-cell>
          <table:table-cell office:value-type="float" office:value="0.000861163">
            <text:p>0.000861163</text:p>
          </table:table-cell>
          <table:table-cell office:value-type="float" office:value="359.4116">
            <text:p>359.4116</text:p>
          </table:table-cell>
          <table:table-cell table:number-columns-repeated="4"/>
        </table:table-row>
        <table:table-row table:style-name="ro1">
          <table:table-cell office:value-type="float" office:value="0.26">
            <text:p>0.26</text:p>
          </table:table-cell>
          <table:table-cell table:formula="of:=IF([.N15]&gt;180;[.N15]-360;[.N15])" office:value-type="float" office:value="-0.642100000000028">
            <text:p>-0.6421</text:p>
          </table:table-cell>
          <table:table-cell table:formula="of:=IF([.J15]&gt;180;[.J15]-360;[.J15])" office:value-type="float" office:value="0.4635487">
            <text:p>0.4635487</text:p>
          </table:table-cell>
          <table:table-cell table:formula="of:=IF([.K15]&gt;180;[.K15]-360;[.K15])" office:value-type="float" office:value="-0.395100000000014">
            <text:p>-0.3951</text:p>
          </table:table-cell>
          <table:table-cell table:formula="of:=IF([.L15]&gt;180;[.L15]-360;[.L15])" office:value-type="float" office:value="-0.0606999999999971">
            <text:p>-0.0607</text:p>
          </table:table-cell>
          <table:table-cell table:formula="of:=IF([.M15]&gt;180;[.M15]-360;[.M15])" office:value-type="float" office:value="0.008558874">
            <text:p>0.008558874</text:p>
          </table:table-cell>
          <table:table-cell table:formula="of:=IF([.N15]&gt;180;[.N15]-360;[.N15])" office:value-type="float" office:value="-0.642100000000028">
            <text:p>-0.6421</text:p>
          </table:table-cell>
          <table:table-cell office:value-type="float" office:value="0">
            <text:p>0</text:p>
          </table:table-cell>
          <table:table-cell office:value-type="float" office:value="359.9338">
            <text:p>359.9338</text:p>
          </table:table-cell>
          <table:table-cell office:value-type="float" office:value="0.4635487">
            <text:p>0.4635487</text:p>
          </table:table-cell>
          <table:table-cell office:value-type="float" office:value="359.6049">
            <text:p>359.6049</text:p>
          </table:table-cell>
          <table:table-cell office:value-type="float" office:value="359.9393">
            <text:p>359.9393</text:p>
          </table:table-cell>
          <table:table-cell office:value-type="float" office:value="0.008558874">
            <text:p>0.008558874</text:p>
          </table:table-cell>
          <table:table-cell office:value-type="float" office:value="359.3579">
            <text:p>359.3579</text:p>
          </table:table-cell>
          <table:table-cell table:number-columns-repeated="4"/>
        </table:table-row>
        <table:table-row table:style-name="ro1">
          <table:table-cell office:value-type="float" office:value="0.28">
            <text:p>0.28</text:p>
          </table:table-cell>
          <table:table-cell table:formula="of:=IF([.N16]&gt;180;[.N16]-360;[.N16])" office:value-type="float" office:value="-0.691399999999987">
            <text:p>-0.6914</text:p>
          </table:table-cell>
          <table:table-cell table:formula="of:=IF([.J16]&gt;180;[.J16]-360;[.J16])" office:value-type="float" office:value="0.5082071">
            <text:p>0.5082071</text:p>
          </table:table-cell>
          <table:table-cell table:formula="of:=IF([.K16]&gt;180;[.K16]-360;[.K16])" office:value-type="float" office:value="-0.463999999999999">
            <text:p>-0.464</text:p>
          </table:table-cell>
          <table:table-cell table:formula="of:=IF([.L16]&gt;180;[.L16]-360;[.L16])" office:value-type="float" office:value="-0.0199000000000069">
            <text:p>-0.0199</text:p>
          </table:table-cell>
          <table:table-cell table:formula="of:=IF([.M16]&gt;180;[.M16]-360;[.M16])" office:value-type="float" office:value="0.01144593">
            <text:p>0.01144593</text:p>
          </table:table-cell>
          <table:table-cell table:formula="of:=IF([.N16]&gt;180;[.N16]-360;[.N16])" office:value-type="float" office:value="-0.691399999999987">
            <text:p>-0.6914</text:p>
          </table:table-cell>
          <table:table-cell office:value-type="float" office:value="0">
            <text:p>0</text:p>
          </table:table-cell>
          <table:table-cell office:value-type="float" office:value="359.848">
            <text:p>359.848</text:p>
          </table:table-cell>
          <table:table-cell office:value-type="float" office:value="0.5082071">
            <text:p>0.5082071</text:p>
          </table:table-cell>
          <table:table-cell office:value-type="float" office:value="359.536">
            <text:p>359.536</text:p>
          </table:table-cell>
          <table:table-cell office:value-type="float" office:value="359.9801">
            <text:p>359.9801</text:p>
          </table:table-cell>
          <table:table-cell office:value-type="float" office:value="0.01144593">
            <text:p>0.01144593</text:p>
          </table:table-cell>
          <table:table-cell office:value-type="float" office:value="359.3086">
            <text:p>359.3086</text:p>
          </table:table-cell>
          <table:table-cell table:number-columns-repeated="4"/>
        </table:table-row>
        <table:table-row table:style-name="ro1">
          <table:table-cell office:value-type="float" office:value="0.3">
            <text:p>0.3</text:p>
          </table:table-cell>
          <table:table-cell table:formula="of:=IF([.N17]&gt;180;[.N17]-360;[.N17])" office:value-type="float" office:value="-0.751800000000003">
            <text:p>-0.7518</text:p>
          </table:table-cell>
          <table:table-cell table:formula="of:=IF([.J17]&gt;180;[.J17]-360;[.J17])" office:value-type="float" office:value="0.5591889">
            <text:p>0.5591889</text:p>
          </table:table-cell>
          <table:table-cell table:formula="of:=IF([.K17]&gt;180;[.K17]-360;[.K17])" office:value-type="float" office:value="-0.532300000000021">
            <text:p>-0.5323</text:p>
          </table:table-cell>
          <table:table-cell table:formula="of:=IF([.L17]&gt;180;[.L17]-360;[.L17])" office:value-type="float" office:value="0.01734415">
            <text:p>0.01734415</text:p>
          </table:table-cell>
          <table:table-cell table:formula="of:=IF([.M17]&gt;180;[.M17]-360;[.M17])" office:value-type="float" office:value="0.003959551">
            <text:p>0.003959551</text:p>
          </table:table-cell>
          <table:table-cell table:formula="of:=IF([.N17]&gt;180;[.N17]-360;[.N17])" office:value-type="float" office:value="-0.751800000000003">
            <text:p>-0.7518</text:p>
          </table:table-cell>
          <table:table-cell office:value-type="float" office:value="0">
            <text:p>0</text:p>
          </table:table-cell>
          <table:table-cell office:value-type="float" office:value="359.7542">
            <text:p>359.7542</text:p>
          </table:table-cell>
          <table:table-cell office:value-type="float" office:value="0.5591889">
            <text:p>0.5591889</text:p>
          </table:table-cell>
          <table:table-cell office:value-type="float" office:value="359.4677">
            <text:p>359.4677</text:p>
          </table:table-cell>
          <table:table-cell office:value-type="float" office:value="0.01734415">
            <text:p>0.01734415</text:p>
          </table:table-cell>
          <table:table-cell office:value-type="float" office:value="0.003959551">
            <text:p>0.003959551</text:p>
          </table:table-cell>
          <table:table-cell office:value-type="float" office:value="359.2482">
            <text:p>359.2482</text:p>
          </table:table-cell>
          <table:table-cell table:number-columns-repeated="4"/>
        </table:table-row>
        <table:table-row table:style-name="ro1">
          <table:table-cell office:value-type="float" office:value="0.32">
            <text:p>0.32</text:p>
          </table:table-cell>
          <table:table-cell table:formula="of:=IF([.N18]&gt;180;[.N18]-360;[.N18])" office:value-type="float" office:value="-0.816800000000001">
            <text:p>-0.8168</text:p>
          </table:table-cell>
          <table:table-cell table:formula="of:=IF([.J18]&gt;180;[.J18]-360;[.J18])" office:value-type="float" office:value="0.6198514">
            <text:p>0.6198514</text:p>
          </table:table-cell>
          <table:table-cell table:formula="of:=IF([.K18]&gt;180;[.K18]-360;[.K18])" office:value-type="float" office:value="-0.603499999999997">
            <text:p>-0.6035</text:p>
          </table:table-cell>
          <table:table-cell table:formula="of:=IF([.L18]&gt;180;[.L18]-360;[.L18])" office:value-type="float" office:value="0.06519651">
            <text:p>0.06519651</text:p>
          </table:table-cell>
          <table:table-cell table:formula="of:=IF([.M18]&gt;180;[.M18]-360;[.M18])" office:value-type="float" office:value="-0.0133999999999901">
            <text:p>-0.0134</text:p>
          </table:table-cell>
          <table:table-cell table:formula="of:=IF([.N18]&gt;180;[.N18]-360;[.N18])" office:value-type="float" office:value="-0.816800000000001">
            <text:p>-0.8168</text:p>
          </table:table-cell>
          <table:table-cell office:value-type="float" office:value="0">
            <text:p>0</text:p>
          </table:table-cell>
          <table:table-cell office:value-type="float" office:value="359.657">
            <text:p>359.657</text:p>
          </table:table-cell>
          <table:table-cell office:value-type="float" office:value="0.6198514">
            <text:p>0.6198514</text:p>
          </table:table-cell>
          <table:table-cell office:value-type="float" office:value="359.3965">
            <text:p>359.3965</text:p>
          </table:table-cell>
          <table:table-cell office:value-type="float" office:value="0.06519651">
            <text:p>0.06519651</text:p>
          </table:table-cell>
          <table:table-cell office:value-type="float" office:value="359.9866">
            <text:p>359.9866</text:p>
          </table:table-cell>
          <table:table-cell office:value-type="float" office:value="359.1832">
            <text:p>359.1832</text:p>
          </table:table-cell>
          <table:table-cell table:number-columns-repeated="4"/>
        </table:table-row>
        <table:table-row table:style-name="ro1">
          <table:table-cell office:value-type="float" office:value="0.34">
            <text:p>0.34</text:p>
          </table:table-cell>
          <table:table-cell table:formula="of:=IF([.N19]&gt;180;[.N19]-360;[.N19])" office:value-type="float" office:value="-0.886799999999994">
            <text:p>-0.8868</text:p>
          </table:table-cell>
          <table:table-cell table:formula="of:=IF([.J19]&gt;180;[.J19]-360;[.J19])" office:value-type="float" office:value="0.6899021">
            <text:p>0.6899021</text:p>
          </table:table-cell>
          <table:table-cell table:formula="of:=IF([.K19]&gt;180;[.K19]-360;[.K19])" office:value-type="float" office:value="-0.677900000000022">
            <text:p>-0.6779</text:p>
          </table:table-cell>
          <table:table-cell table:formula="of:=IF([.L19]&gt;180;[.L19]-360;[.L19])" office:value-type="float" office:value="0.1176875">
            <text:p>0.1176875</text:p>
          </table:table-cell>
          <table:table-cell table:formula="of:=IF([.M19]&gt;180;[.M19]-360;[.M19])" office:value-type="float" office:value="-0.0215000000000032">
            <text:p>-0.0215</text:p>
          </table:table-cell>
          <table:table-cell table:formula="of:=IF([.N19]&gt;180;[.N19]-360;[.N19])" office:value-type="float" office:value="-0.886799999999994">
            <text:p>-0.8868</text:p>
          </table:table-cell>
          <table:table-cell office:value-type="float" office:value="0">
            <text:p>0</text:p>
          </table:table-cell>
          <table:table-cell office:value-type="float" office:value="359.5512">
            <text:p>359.5512</text:p>
          </table:table-cell>
          <table:table-cell office:value-type="float" office:value="0.6899021">
            <text:p>0.6899021</text:p>
          </table:table-cell>
          <table:table-cell office:value-type="float" office:value="359.3221">
            <text:p>359.3221</text:p>
          </table:table-cell>
          <table:table-cell office:value-type="float" office:value="0.1176875">
            <text:p>0.1176875</text:p>
          </table:table-cell>
          <table:table-cell office:value-type="float" office:value="359.9785">
            <text:p>359.9785</text:p>
          </table:table-cell>
          <table:table-cell office:value-type="float" office:value="359.1132">
            <text:p>359.1132</text:p>
          </table:table-cell>
          <table:table-cell table:number-columns-repeated="4"/>
        </table:table-row>
        <table:table-row table:style-name="ro1">
          <table:table-cell office:value-type="float" office:value="0.36">
            <text:p>0.36</text:p>
          </table:table-cell>
          <table:table-cell table:formula="of:=IF([.N20]&gt;180;[.N20]-360;[.N20])" office:value-type="float" office:value="-0.954400000000021">
            <text:p>-0.9544</text:p>
          </table:table-cell>
          <table:table-cell table:formula="of:=IF([.J20]&gt;180;[.J20]-360;[.J20])" office:value-type="float" office:value="0.7600201">
            <text:p>0.7600201</text:p>
          </table:table-cell>
          <table:table-cell table:formula="of:=IF([.K20]&gt;180;[.K20]-360;[.K20])" office:value-type="float" office:value="-0.752299999999991">
            <text:p>-0.7523</text:p>
          </table:table-cell>
          <table:table-cell table:formula="of:=IF([.L20]&gt;180;[.L20]-360;[.L20])" office:value-type="float" office:value="0.1689931">
            <text:p>0.1689931</text:p>
          </table:table-cell>
          <table:table-cell table:formula="of:=IF([.M20]&gt;180;[.M20]-360;[.M20])" office:value-type="float" office:value="-0.0355000000000132">
            <text:p>-0.0355</text:p>
          </table:table-cell>
          <table:table-cell table:formula="of:=IF([.N20]&gt;180;[.N20]-360;[.N20])" office:value-type="float" office:value="-0.954400000000021">
            <text:p>-0.9544</text:p>
          </table:table-cell>
          <table:table-cell office:value-type="float" office:value="0">
            <text:p>0</text:p>
          </table:table-cell>
          <table:table-cell office:value-type="float" office:value="359.4324">
            <text:p>359.4324</text:p>
          </table:table-cell>
          <table:table-cell office:value-type="float" office:value="0.7600201">
            <text:p>0.7600201</text:p>
          </table:table-cell>
          <table:table-cell office:value-type="float" office:value="359.2477">
            <text:p>359.2477</text:p>
          </table:table-cell>
          <table:table-cell office:value-type="float" office:value="0.1689931">
            <text:p>0.1689931</text:p>
          </table:table-cell>
          <table:table-cell office:value-type="float" office:value="359.9645">
            <text:p>359.9645</text:p>
          </table:table-cell>
          <table:table-cell office:value-type="float" office:value="359.0456">
            <text:p>359.0456</text:p>
          </table:table-cell>
          <table:table-cell table:number-columns-repeated="4"/>
        </table:table-row>
        <table:table-row table:style-name="ro1">
          <table:table-cell office:value-type="float" office:value="0.38">
            <text:p>0.38</text:p>
          </table:table-cell>
          <table:table-cell table:formula="of:=IF([.N21]&gt;180;[.N21]-360;[.N21])" office:value-type="float" office:value="-1.02839999999998">
            <text:p>-1.0284</text:p>
          </table:table-cell>
          <table:table-cell table:formula="of:=IF([.J21]&gt;180;[.J21]-360;[.J21])" office:value-type="float" office:value="0.8306978">
            <text:p>0.8306978</text:p>
          </table:table-cell>
          <table:table-cell table:formula="of:=IF([.K21]&gt;180;[.K21]-360;[.K21])" office:value-type="float" office:value="-0.828599999999994">
            <text:p>-0.8286</text:p>
          </table:table-cell>
          <table:table-cell table:formula="of:=IF([.L21]&gt;180;[.L21]-360;[.L21])" office:value-type="float" office:value="0.2301693">
            <text:p>0.2301693</text:p>
          </table:table-cell>
          <table:table-cell table:formula="of:=IF([.M21]&gt;180;[.M21]-360;[.M21])" office:value-type="float" office:value="-0.0591999999999757">
            <text:p>-0.0592</text:p>
          </table:table-cell>
          <table:table-cell table:formula="of:=IF([.N21]&gt;180;[.N21]-360;[.N21])" office:value-type="float" office:value="-1.02839999999998">
            <text:p>-1.0284</text:p>
          </table:table-cell>
          <table:table-cell office:value-type="float" office:value="0">
            <text:p>0</text:p>
          </table:table-cell>
          <table:table-cell office:value-type="float" office:value="359.2983">
            <text:p>359.2983</text:p>
          </table:table-cell>
          <table:table-cell office:value-type="float" office:value="0.8306978">
            <text:p>0.8306978</text:p>
          </table:table-cell>
          <table:table-cell office:value-type="float" office:value="359.1714">
            <text:p>359.1714</text:p>
          </table:table-cell>
          <table:table-cell office:value-type="float" office:value="0.2301693">
            <text:p>0.2301693</text:p>
          </table:table-cell>
          <table:table-cell office:value-type="float" office:value="359.9408">
            <text:p>359.9408</text:p>
          </table:table-cell>
          <table:table-cell office:value-type="float" office:value="358.9716">
            <text:p>358.9716</text:p>
          </table:table-cell>
          <table:table-cell table:number-columns-repeated="4"/>
        </table:table-row>
        <table:table-row table:style-name="ro1">
          <table:table-cell office:value-type="float" office:value="0.4">
            <text:p>0.4</text:p>
          </table:table-cell>
          <table:table-cell table:formula="of:=IF([.N22]&gt;180;[.N22]-360;[.N22])" office:value-type="float" office:value="-1.09460000000001">
            <text:p>-1.0946</text:p>
          </table:table-cell>
          <table:table-cell table:formula="of:=IF([.J22]&gt;180;[.J22]-360;[.J22])" office:value-type="float" office:value="0.8936847">
            <text:p>0.8936847</text:p>
          </table:table-cell>
          <table:table-cell table:formula="of:=IF([.K22]&gt;180;[.K22]-360;[.K22])" office:value-type="float" office:value="-1.10919999999999">
            <text:p>-1.1092</text:p>
          </table:table-cell>
          <table:table-cell table:formula="of:=IF([.L22]&gt;180;[.L22]-360;[.L22])" office:value-type="float" office:value="0.294749">
            <text:p>0.294749</text:p>
          </table:table-cell>
          <table:table-cell table:formula="of:=IF([.M22]&gt;180;[.M22]-360;[.M22])" office:value-type="float" office:value="-0.0783999999999878">
            <text:p>-0.0784</text:p>
          </table:table-cell>
          <table:table-cell table:formula="of:=IF([.N22]&gt;180;[.N22]-360;[.N22])" office:value-type="float" office:value="-1.09460000000001">
            <text:p>-1.0946</text:p>
          </table:table-cell>
          <table:table-cell office:value-type="float" office:value="0">
            <text:p>0</text:p>
          </table:table-cell>
          <table:table-cell office:value-type="float" office:value="359.1458">
            <text:p>359.1458</text:p>
          </table:table-cell>
          <table:table-cell office:value-type="float" office:value="0.8936847">
            <text:p>0.8936847</text:p>
          </table:table-cell>
          <table:table-cell office:value-type="float" office:value="358.8908">
            <text:p>358.8908</text:p>
          </table:table-cell>
          <table:table-cell office:value-type="float" office:value="0.294749">
            <text:p>0.294749</text:p>
          </table:table-cell>
          <table:table-cell office:value-type="float" office:value="359.9216">
            <text:p>359.9216</text:p>
          </table:table-cell>
          <table:table-cell office:value-type="float" office:value="358.9054">
            <text:p>358.9054</text:p>
          </table:table-cell>
          <table:table-cell table:number-columns-repeated="4"/>
        </table:table-row>
        <table:table-row table:style-name="ro1">
          <table:table-cell office:value-type="float" office:value="0.42">
            <text:p>0.42</text:p>
          </table:table-cell>
          <table:table-cell table:formula="of:=IF([.N23]&gt;180;[.N23]-360;[.N23])" office:value-type="float" office:value="-1.16309999999999">
            <text:p>-1.1631</text:p>
          </table:table-cell>
          <table:table-cell table:formula="of:=IF([.J23]&gt;180;[.J23]-360;[.J23])" office:value-type="float" office:value="0.9455312">
            <text:p>0.9455312</text:p>
          </table:table-cell>
          <table:table-cell table:formula="of:=IF([.K23]&gt;180;[.K23]-360;[.K23])" office:value-type="float" office:value="-1.37729999999999">
            <text:p>-1.3773</text:p>
          </table:table-cell>
          <table:table-cell table:formula="of:=IF([.L23]&gt;180;[.L23]-360;[.L23])" office:value-type="float" office:value="0.3592674">
            <text:p>0.3592674</text:p>
          </table:table-cell>
          <table:table-cell table:formula="of:=IF([.M23]&gt;180;[.M23]-360;[.M23])" office:value-type="float" office:value="-0.101400000000012">
            <text:p>-0.1014</text:p>
          </table:table-cell>
          <table:table-cell table:formula="of:=IF([.N23]&gt;180;[.N23]-360;[.N23])" office:value-type="float" office:value="-1.16309999999999">
            <text:p>-1.1631</text:p>
          </table:table-cell>
          <table:table-cell office:value-type="float" office:value="0">
            <text:p>0</text:p>
          </table:table-cell>
          <table:table-cell office:value-type="float" office:value="358.9778">
            <text:p>358.9778</text:p>
          </table:table-cell>
          <table:table-cell office:value-type="float" office:value="0.9455312">
            <text:p>0.9455312</text:p>
          </table:table-cell>
          <table:table-cell office:value-type="float" office:value="358.6227">
            <text:p>358.6227</text:p>
          </table:table-cell>
          <table:table-cell office:value-type="float" office:value="0.3592674">
            <text:p>0.3592674</text:p>
          </table:table-cell>
          <table:table-cell office:value-type="float" office:value="359.8986">
            <text:p>359.8986</text:p>
          </table:table-cell>
          <table:table-cell office:value-type="float" office:value="358.8369">
            <text:p>358.8369</text:p>
          </table:table-cell>
          <table:table-cell table:number-columns-repeated="4"/>
        </table:table-row>
        <table:table-row table:style-name="ro1">
          <table:table-cell office:value-type="float" office:value="0.4400001">
            <text:p>0.4400001</text:p>
          </table:table-cell>
          <table:table-cell table:formula="of:=IF([.N24]&gt;180;[.N24]-360;[.N24])" office:value-type="float" office:value="-1.22050000000002">
            <text:p>-1.2205</text:p>
          </table:table-cell>
          <table:table-cell table:formula="of:=IF([.J24]&gt;180;[.J24]-360;[.J24])" office:value-type="float" office:value="0.9935603">
            <text:p>0.9935603</text:p>
          </table:table-cell>
          <table:table-cell table:formula="of:=IF([.K24]&gt;180;[.K24]-360;[.K24])" office:value-type="float" office:value="-1.5727">
            <text:p>-1.5727</text:p>
          </table:table-cell>
          <table:table-cell table:formula="of:=IF([.L24]&gt;180;[.L24]-360;[.L24])" office:value-type="float" office:value="0.4160489">
            <text:p>0.4160489</text:p>
          </table:table-cell>
          <table:table-cell table:formula="of:=IF([.M24]&gt;180;[.M24]-360;[.M24])" office:value-type="float" office:value="-0.129399999999976">
            <text:p>-0.1294</text:p>
          </table:table-cell>
          <table:table-cell table:formula="of:=IF([.N24]&gt;180;[.N24]-360;[.N24])" office:value-type="float" office:value="-1.22050000000002">
            <text:p>-1.2205</text:p>
          </table:table-cell>
          <table:table-cell office:value-type="float" office:value="0">
            <text:p>0</text:p>
          </table:table-cell>
          <table:table-cell office:value-type="float" office:value="358.7919">
            <text:p>358.7919</text:p>
          </table:table-cell>
          <table:table-cell office:value-type="float" office:value="0.9935603">
            <text:p>0.9935603</text:p>
          </table:table-cell>
          <table:table-cell office:value-type="float" office:value="358.4273">
            <text:p>358.4273</text:p>
          </table:table-cell>
          <table:table-cell office:value-type="float" office:value="0.4160489">
            <text:p>0.4160489</text:p>
          </table:table-cell>
          <table:table-cell office:value-type="float" office:value="359.8706">
            <text:p>359.8706</text:p>
          </table:table-cell>
          <table:table-cell office:value-type="float" office:value="358.7795">
            <text:p>358.7795</text:p>
          </table:table-cell>
          <table:table-cell table:number-columns-repeated="4"/>
        </table:table-row>
        <table:table-row table:style-name="ro1">
          <table:table-cell office:value-type="float" office:value="0.4600001">
            <text:p>0.4600001</text:p>
          </table:table-cell>
          <table:table-cell table:formula="of:=IF([.N25]&gt;180;[.N25]-360;[.N25])" office:value-type="float" office:value="-1.27769999999998">
            <text:p>-1.2777</text:p>
          </table:table-cell>
          <table:table-cell table:formula="of:=IF([.J25]&gt;180;[.J25]-360;[.J25])" office:value-type="float" office:value="1.037595">
            <text:p>1.037595</text:p>
          </table:table-cell>
          <table:table-cell table:formula="of:=IF([.K25]&gt;180;[.K25]-360;[.K25])" office:value-type="float" office:value="-1.69150000000002">
            <text:p>-1.6915</text:p>
          </table:table-cell>
          <table:table-cell table:formula="of:=IF([.L25]&gt;180;[.L25]-360;[.L25])" office:value-type="float" office:value="0.4793646">
            <text:p>0.4793646</text:p>
          </table:table-cell>
          <table:table-cell table:formula="of:=IF([.M25]&gt;180;[.M25]-360;[.M25])" office:value-type="float" office:value="-0.166200000000003">
            <text:p>-0.1662</text:p>
          </table:table-cell>
          <table:table-cell table:formula="of:=IF([.N25]&gt;180;[.N25]-360;[.N25])" office:value-type="float" office:value="-1.27769999999998">
            <text:p>-1.2777</text:p>
          </table:table-cell>
          <table:table-cell office:value-type="float" office:value="0">
            <text:p>0</text:p>
          </table:table-cell>
          <table:table-cell office:value-type="float" office:value="358.5966">
            <text:p>358.5966</text:p>
          </table:table-cell>
          <table:table-cell office:value-type="float" office:value="1.037595">
            <text:p>1.037595</text:p>
          </table:table-cell>
          <table:table-cell office:value-type="float" office:value="358.3085">
            <text:p>358.3085</text:p>
          </table:table-cell>
          <table:table-cell office:value-type="float" office:value="0.4793646">
            <text:p>0.4793646</text:p>
          </table:table-cell>
          <table:table-cell office:value-type="float" office:value="359.8338">
            <text:p>359.8338</text:p>
          </table:table-cell>
          <table:table-cell office:value-type="float" office:value="358.7223">
            <text:p>358.7223</text:p>
          </table:table-cell>
          <table:table-cell table:number-columns-repeated="4"/>
        </table:table-row>
        <table:table-row table:style-name="ro1">
          <table:table-cell office:value-type="float" office:value="0.4800001">
            <text:p>0.4800001</text:p>
          </table:table-cell>
          <table:table-cell table:formula="of:=IF([.N26]&gt;180;[.N26]-360;[.N26])" office:value-type="float" office:value="-1.32350000000002">
            <text:p>-1.3235</text:p>
          </table:table-cell>
          <table:table-cell table:formula="of:=IF([.J26]&gt;180;[.J26]-360;[.J26])" office:value-type="float" office:value="1.079767">
            <text:p>1.079767</text:p>
          </table:table-cell>
          <table:table-cell table:formula="of:=IF([.K26]&gt;180;[.K26]-360;[.K26])" office:value-type="float" office:value="-1.72739999999999">
            <text:p>-1.7274</text:p>
          </table:table-cell>
          <table:table-cell table:formula="of:=IF([.L26]&gt;180;[.L26]-360;[.L26])" office:value-type="float" office:value="0.5444399">
            <text:p>0.5444399</text:p>
          </table:table-cell>
          <table:table-cell table:formula="of:=IF([.M26]&gt;180;[.M26]-360;[.M26])" office:value-type="float" office:value="-0.199000000000012">
            <text:p>-0.199</text:p>
          </table:table-cell>
          <table:table-cell table:formula="of:=IF([.N26]&gt;180;[.N26]-360;[.N26])" office:value-type="float" office:value="-1.32350000000002">
            <text:p>-1.3235</text:p>
          </table:table-cell>
          <table:table-cell office:value-type="float" office:value="0">
            <text:p>0</text:p>
          </table:table-cell>
          <table:table-cell office:value-type="float" office:value="358.3971">
            <text:p>358.3971</text:p>
          </table:table-cell>
          <table:table-cell office:value-type="float" office:value="1.079767">
            <text:p>1.079767</text:p>
          </table:table-cell>
          <table:table-cell office:value-type="float" office:value="358.2726">
            <text:p>358.2726</text:p>
          </table:table-cell>
          <table:table-cell office:value-type="float" office:value="0.5444399">
            <text:p>0.5444399</text:p>
          </table:table-cell>
          <table:table-cell office:value-type="float" office:value="359.801">
            <text:p>359.801</text:p>
          </table:table-cell>
          <table:table-cell office:value-type="float" office:value="358.6765">
            <text:p>358.6765</text:p>
          </table:table-cell>
          <table:table-cell table:number-columns-repeated="4"/>
        </table:table-row>
        <table:table-row table:style-name="ro1">
          <table:table-cell office:value-type="float" office:value="0.5000001">
            <text:p>0.5000001</text:p>
          </table:table-cell>
          <table:table-cell table:formula="of:=IF([.N27]&gt;180;[.N27]-360;[.N27])" office:value-type="float" office:value="-1.37419999999997">
            <text:p>-1.3742</text:p>
          </table:table-cell>
          <table:table-cell table:formula="of:=IF([.J27]&gt;180;[.J27]-360;[.J27])" office:value-type="float" office:value="1.121349">
            <text:p>1.121349</text:p>
          </table:table-cell>
          <table:table-cell table:formula="of:=IF([.K27]&gt;180;[.K27]-360;[.K27])" office:value-type="float" office:value="-1.69369999999998">
            <text:p>-1.6937</text:p>
          </table:table-cell>
          <table:table-cell table:formula="of:=IF([.L27]&gt;180;[.L27]-360;[.L27])" office:value-type="float" office:value="0.6060861">
            <text:p>0.6060861</text:p>
          </table:table-cell>
          <table:table-cell table:formula="of:=IF([.M27]&gt;180;[.M27]-360;[.M27])" office:value-type="float" office:value="-0.238099999999974">
            <text:p>-0.2381</text:p>
          </table:table-cell>
          <table:table-cell table:formula="of:=IF([.N27]&gt;180;[.N27]-360;[.N27])" office:value-type="float" office:value="-1.37419999999997">
            <text:p>-1.3742</text:p>
          </table:table-cell>
          <table:table-cell office:value-type="float" office:value="0">
            <text:p>0</text:p>
          </table:table-cell>
          <table:table-cell office:value-type="float" office:value="358.1922">
            <text:p>358.1922</text:p>
          </table:table-cell>
          <table:table-cell office:value-type="float" office:value="1.121349">
            <text:p>1.121349</text:p>
          </table:table-cell>
          <table:table-cell office:value-type="float" office:value="358.3063">
            <text:p>358.3063</text:p>
          </table:table-cell>
          <table:table-cell office:value-type="float" office:value="0.6060861">
            <text:p>0.6060861</text:p>
          </table:table-cell>
          <table:table-cell office:value-type="float" office:value="359.7619">
            <text:p>359.7619</text:p>
          </table:table-cell>
          <table:table-cell office:value-type="float" office:value="358.6258">
            <text:p>358.6258</text:p>
          </table:table-cell>
          <table:table-cell table:number-columns-repeated="4"/>
        </table:table-row>
        <table:table-row table:style-name="ro1">
          <table:table-cell office:value-type="float" office:value="0.52">
            <text:p>0.52</text:p>
          </table:table-cell>
          <table:table-cell table:formula="of:=IF([.N28]&gt;180;[.N28]-360;[.N28])" office:value-type="float" office:value="-1.41090000000003">
            <text:p>-1.4109</text:p>
          </table:table-cell>
          <table:table-cell table:formula="of:=IF([.J28]&gt;180;[.J28]-360;[.J28])" office:value-type="float" office:value="1.158365">
            <text:p>1.158365</text:p>
          </table:table-cell>
          <table:table-cell table:formula="of:=IF([.K28]&gt;180;[.K28]-360;[.K28])" office:value-type="float" office:value="-1.61329999999998">
            <text:p>-1.6133</text:p>
          </table:table-cell>
          <table:table-cell table:formula="of:=IF([.L28]&gt;180;[.L28]-360;[.L28])" office:value-type="float" office:value="0.662037">
            <text:p>0.662037</text:p>
          </table:table-cell>
          <table:table-cell table:formula="of:=IF([.M28]&gt;180;[.M28]-360;[.M28])" office:value-type="float" office:value="-0.282300000000021">
            <text:p>-0.2823</text:p>
          </table:table-cell>
          <table:table-cell table:formula="of:=IF([.N28]&gt;180;[.N28]-360;[.N28])" office:value-type="float" office:value="-1.41090000000003">
            <text:p>-1.4109</text:p>
          </table:table-cell>
          <table:table-cell office:value-type="float" office:value="0">
            <text:p>0</text:p>
          </table:table-cell>
          <table:table-cell office:value-type="float" office:value="357.9949">
            <text:p>357.9949</text:p>
          </table:table-cell>
          <table:table-cell office:value-type="float" office:value="1.158365">
            <text:p>1.158365</text:p>
          </table:table-cell>
          <table:table-cell office:value-type="float" office:value="358.3867">
            <text:p>358.3867</text:p>
          </table:table-cell>
          <table:table-cell office:value-type="float" office:value="0.662037">
            <text:p>0.662037</text:p>
          </table:table-cell>
          <table:table-cell office:value-type="float" office:value="359.7177">
            <text:p>359.7177</text:p>
          </table:table-cell>
          <table:table-cell office:value-type="float" office:value="358.5891">
            <text:p>358.5891</text:p>
          </table:table-cell>
          <table:table-cell table:number-columns-repeated="4"/>
        </table:table-row>
        <table:table-row table:style-name="ro1">
          <table:table-cell office:value-type="float" office:value="0.54">
            <text:p>0.54</text:p>
          </table:table-cell>
          <table:table-cell table:formula="of:=IF([.N29]&gt;180;[.N29]-360;[.N29])" office:value-type="float" office:value="-1.4504">
            <text:p>-1.4504</text:p>
          </table:table-cell>
          <table:table-cell table:formula="of:=IF([.J29]&gt;180;[.J29]-360;[.J29])" office:value-type="float" office:value="1.189461">
            <text:p>1.189461</text:p>
          </table:table-cell>
          <table:table-cell table:formula="of:=IF([.K29]&gt;180;[.K29]-360;[.K29])" office:value-type="float" office:value="-1.5061">
            <text:p>-1.5061</text:p>
          </table:table-cell>
          <table:table-cell table:formula="of:=IF([.L29]&gt;180;[.L29]-360;[.L29])" office:value-type="float" office:value="0.7188159">
            <text:p>0.7188159</text:p>
          </table:table-cell>
          <table:table-cell table:formula="of:=IF([.M29]&gt;180;[.M29]-360;[.M29])" office:value-type="float" office:value="-0.337499999999977">
            <text:p>-0.3375</text:p>
          </table:table-cell>
          <table:table-cell table:formula="of:=IF([.N29]&gt;180;[.N29]-360;[.N29])" office:value-type="float" office:value="-1.4504">
            <text:p>-1.4504</text:p>
          </table:table-cell>
          <table:table-cell office:value-type="float" office:value="0">
            <text:p>0</text:p>
          </table:table-cell>
          <table:table-cell office:value-type="float" office:value="357.811">
            <text:p>357.811</text:p>
          </table:table-cell>
          <table:table-cell office:value-type="float" office:value="1.189461">
            <text:p>1.189461</text:p>
          </table:table-cell>
          <table:table-cell office:value-type="float" office:value="358.4939">
            <text:p>358.4939</text:p>
          </table:table-cell>
          <table:table-cell office:value-type="float" office:value="0.7188159">
            <text:p>0.7188159</text:p>
          </table:table-cell>
          <table:table-cell office:value-type="float" office:value="359.6625">
            <text:p>359.6625</text:p>
          </table:table-cell>
          <table:table-cell office:value-type="float" office:value="358.5496">
            <text:p>358.5496</text:p>
          </table:table-cell>
          <table:table-cell table:number-columns-repeated="4"/>
        </table:table-row>
        <table:table-row table:style-name="ro1">
          <table:table-cell office:value-type="float" office:value="0.56">
            <text:p>0.56</text:p>
          </table:table-cell>
          <table:table-cell table:formula="of:=IF([.N30]&gt;180;[.N30]-360;[.N30])" office:value-type="float" office:value="-1.48829999999998">
            <text:p>-1.4883</text:p>
          </table:table-cell>
          <table:table-cell table:formula="of:=IF([.J30]&gt;180;[.J30]-360;[.J30])" office:value-type="float" office:value="1.213995">
            <text:p>1.213995</text:p>
          </table:table-cell>
          <table:table-cell table:formula="of:=IF([.K30]&gt;180;[.K30]-360;[.K30])" office:value-type="float" office:value="-1.38959999999997">
            <text:p>-1.3896</text:p>
          </table:table-cell>
          <table:table-cell table:formula="of:=IF([.L30]&gt;180;[.L30]-360;[.L30])" office:value-type="float" office:value="0.7679889">
            <text:p>0.7679889</text:p>
          </table:table-cell>
          <table:table-cell table:formula="of:=IF([.M30]&gt;180;[.M30]-360;[.M30])" office:value-type="float" office:value="-0.386599999999987">
            <text:p>-0.3866</text:p>
          </table:table-cell>
          <table:table-cell table:formula="of:=IF([.N30]&gt;180;[.N30]-360;[.N30])" office:value-type="float" office:value="-1.48829999999998">
            <text:p>-1.4883</text:p>
          </table:table-cell>
          <table:table-cell office:value-type="float" office:value="0">
            <text:p>0</text:p>
          </table:table-cell>
          <table:table-cell office:value-type="float" office:value="357.6359">
            <text:p>357.6359</text:p>
          </table:table-cell>
          <table:table-cell office:value-type="float" office:value="1.213995">
            <text:p>1.213995</text:p>
          </table:table-cell>
          <table:table-cell office:value-type="float" office:value="358.6104">
            <text:p>358.6104</text:p>
          </table:table-cell>
          <table:table-cell office:value-type="float" office:value="0.7679889">
            <text:p>0.7679889</text:p>
          </table:table-cell>
          <table:table-cell office:value-type="float" office:value="359.6134">
            <text:p>359.6134</text:p>
          </table:table-cell>
          <table:table-cell office:value-type="float" office:value="358.5117">
            <text:p>358.5117</text:p>
          </table:table-cell>
          <table:table-cell table:number-columns-repeated="4"/>
        </table:table-row>
        <table:table-row table:style-name="ro1">
          <table:table-cell office:value-type="float" office:value="0.58">
            <text:p>0.58</text:p>
          </table:table-cell>
          <table:table-cell table:formula="of:=IF([.N31]&gt;180;[.N31]-360;[.N31])" office:value-type="float" office:value="-1.51760000000002">
            <text:p>-1.5176</text:p>
          </table:table-cell>
          <table:table-cell table:formula="of:=IF([.J31]&gt;180;[.J31]-360;[.J31])" office:value-type="float" office:value="1.229881">
            <text:p>1.229881</text:p>
          </table:table-cell>
          <table:table-cell table:formula="of:=IF([.K31]&gt;180;[.K31]-360;[.K31])" office:value-type="float" office:value="-1.27159999999998">
            <text:p>-1.2716</text:p>
          </table:table-cell>
          <table:table-cell table:formula="of:=IF([.L31]&gt;180;[.L31]-360;[.L31])" office:value-type="float" office:value="0.8072621">
            <text:p>0.8072621</text:p>
          </table:table-cell>
          <table:table-cell table:formula="of:=IF([.M31]&gt;180;[.M31]-360;[.M31])" office:value-type="float" office:value="-0.442000000000007">
            <text:p>-0.442</text:p>
          </table:table-cell>
          <table:table-cell table:formula="of:=IF([.N31]&gt;180;[.N31]-360;[.N31])" office:value-type="float" office:value="-1.51760000000002">
            <text:p>-1.5176</text:p>
          </table:table-cell>
          <table:table-cell office:value-type="float" office:value="0">
            <text:p>0</text:p>
          </table:table-cell>
          <table:table-cell office:value-type="float" office:value="357.4795">
            <text:p>357.4795</text:p>
          </table:table-cell>
          <table:table-cell office:value-type="float" office:value="1.229881">
            <text:p>1.229881</text:p>
          </table:table-cell>
          <table:table-cell office:value-type="float" office:value="358.7284">
            <text:p>358.7284</text:p>
          </table:table-cell>
          <table:table-cell office:value-type="float" office:value="0.8072621">
            <text:p>0.8072621</text:p>
          </table:table-cell>
          <table:table-cell office:value-type="float" office:value="359.558">
            <text:p>359.558</text:p>
          </table:table-cell>
          <table:table-cell office:value-type="float" office:value="358.4824">
            <text:p>358.4824</text:p>
          </table:table-cell>
          <table:table-cell table:number-columns-repeated="4"/>
        </table:table-row>
        <table:table-row table:style-name="ro1">
          <table:table-cell office:value-type="float" office:value="0.6">
            <text:p>0.6</text:p>
          </table:table-cell>
          <table:table-cell table:formula="of:=IF([.N32]&gt;180;[.N32]-360;[.N32])" office:value-type="float" office:value="-1.53109999999998">
            <text:p>-1.5311</text:p>
          </table:table-cell>
          <table:table-cell table:formula="of:=IF([.J32]&gt;180;[.J32]-360;[.J32])" office:value-type="float" office:value="1.237256">
            <text:p>1.237256</text:p>
          </table:table-cell>
          <table:table-cell table:formula="of:=IF([.K32]&gt;180;[.K32]-360;[.K32])" office:value-type="float" office:value="-1.17399999999998">
            <text:p>-1.174</text:p>
          </table:table-cell>
          <table:table-cell table:formula="of:=IF([.L32]&gt;180;[.L32]-360;[.L32])" office:value-type="float" office:value="0.8320552">
            <text:p>0.8320552</text:p>
          </table:table-cell>
          <table:table-cell table:formula="of:=IF([.M32]&gt;180;[.M32]-360;[.M32])" office:value-type="float" office:value="-0.497799999999984">
            <text:p>-0.4978</text:p>
          </table:table-cell>
          <table:table-cell table:formula="of:=IF([.N32]&gt;180;[.N32]-360;[.N32])" office:value-type="float" office:value="-1.53109999999998">
            <text:p>-1.5311</text:p>
          </table:table-cell>
          <table:table-cell office:value-type="float" office:value="0">
            <text:p>0</text:p>
          </table:table-cell>
          <table:table-cell office:value-type="float" office:value="357.3393">
            <text:p>357.3393</text:p>
          </table:table-cell>
          <table:table-cell office:value-type="float" office:value="1.237256">
            <text:p>1.237256</text:p>
          </table:table-cell>
          <table:table-cell office:value-type="float" office:value="358.826">
            <text:p>358.826</text:p>
          </table:table-cell>
          <table:table-cell office:value-type="float" office:value="0.8320552">
            <text:p>0.8320552</text:p>
          </table:table-cell>
          <table:table-cell office:value-type="float" office:value="359.5022">
            <text:p>359.5022</text:p>
          </table:table-cell>
          <table:table-cell office:value-type="float" office:value="358.4689">
            <text:p>358.4689</text:p>
          </table:table-cell>
          <table:table-cell table:number-columns-repeated="4"/>
        </table:table-row>
        <table:table-row table:style-name="ro1">
          <table:table-cell office:value-type="float" office:value="0.6199999">
            <text:p>0.6199999</text:p>
          </table:table-cell>
          <table:table-cell table:formula="of:=IF([.N33]&gt;180;[.N33]-360;[.N33])" office:value-type="float" office:value="-1.55009999999999">
            <text:p>-1.5501</text:p>
          </table:table-cell>
          <table:table-cell table:formula="of:=IF([.J33]&gt;180;[.J33]-360;[.J33])" office:value-type="float" office:value="1.228414">
            <text:p>1.228414</text:p>
          </table:table-cell>
          <table:table-cell table:formula="of:=IF([.K33]&gt;180;[.K33]-360;[.K33])" office:value-type="float" office:value="-1.0976">
            <text:p>-1.0976</text:p>
          </table:table-cell>
          <table:table-cell table:formula="of:=IF([.L33]&gt;180;[.L33]-360;[.L33])" office:value-type="float" office:value="0.8536778">
            <text:p>0.8536778</text:p>
          </table:table-cell>
          <table:table-cell table:formula="of:=IF([.M33]&gt;180;[.M33]-360;[.M33])" office:value-type="float" office:value="-0.561599999999999">
            <text:p>-0.5616</text:p>
          </table:table-cell>
          <table:table-cell table:formula="of:=IF([.N33]&gt;180;[.N33]-360;[.N33])" office:value-type="float" office:value="-1.55009999999999">
            <text:p>-1.5501</text:p>
          </table:table-cell>
          <table:table-cell office:value-type="float" office:value="0">
            <text:p>0</text:p>
          </table:table-cell>
          <table:table-cell office:value-type="float" office:value="357.2187">
            <text:p>357.2187</text:p>
          </table:table-cell>
          <table:table-cell office:value-type="float" office:value="1.228414">
            <text:p>1.228414</text:p>
          </table:table-cell>
          <table:table-cell office:value-type="float" office:value="358.9024">
            <text:p>358.9024</text:p>
          </table:table-cell>
          <table:table-cell office:value-type="float" office:value="0.8536778">
            <text:p>0.8536778</text:p>
          </table:table-cell>
          <table:table-cell office:value-type="float" office:value="359.4384">
            <text:p>359.4384</text:p>
          </table:table-cell>
          <table:table-cell office:value-type="float" office:value="358.4499">
            <text:p>358.4499</text:p>
          </table:table-cell>
          <table:table-cell table:number-columns-repeated="4"/>
        </table:table-row>
        <table:table-row table:style-name="ro1">
          <table:table-cell office:value-type="float" office:value="0.6399999">
            <text:p>0.6399999</text:p>
          </table:table-cell>
          <table:table-cell table:formula="of:=IF([.N34]&gt;180;[.N34]-360;[.N34])" office:value-type="float" office:value="-1.55860000000001">
            <text:p>-1.5586</text:p>
          </table:table-cell>
          <table:table-cell table:formula="of:=IF([.J34]&gt;180;[.J34]-360;[.J34])" office:value-type="float" office:value="1.185322">
            <text:p>1.185322</text:p>
          </table:table-cell>
          <table:table-cell table:formula="of:=IF([.K34]&gt;180;[.K34]-360;[.K34])" office:value-type="float" office:value="-1.04169999999999">
            <text:p>-1.0417</text:p>
          </table:table-cell>
          <table:table-cell table:formula="of:=IF([.L34]&gt;180;[.L34]-360;[.L34])" office:value-type="float" office:value="0.865901">
            <text:p>0.865901</text:p>
          </table:table-cell>
          <table:table-cell table:formula="of:=IF([.M34]&gt;180;[.M34]-360;[.M34])" office:value-type="float" office:value="-0.615000000000009">
            <text:p>-0.615</text:p>
          </table:table-cell>
          <table:table-cell table:formula="of:=IF([.N34]&gt;180;[.N34]-360;[.N34])" office:value-type="float" office:value="-1.55860000000001">
            <text:p>-1.5586</text:p>
          </table:table-cell>
          <table:table-cell office:value-type="float" office:value="0">
            <text:p>0</text:p>
          </table:table-cell>
          <table:table-cell office:value-type="float" office:value="357.1171">
            <text:p>357.1171</text:p>
          </table:table-cell>
          <table:table-cell office:value-type="float" office:value="1.185322">
            <text:p>1.185322</text:p>
          </table:table-cell>
          <table:table-cell office:value-type="float" office:value="358.9583">
            <text:p>358.9583</text:p>
          </table:table-cell>
          <table:table-cell office:value-type="float" office:value="0.865901">
            <text:p>0.865901</text:p>
          </table:table-cell>
          <table:table-cell office:value-type="float" office:value="359.385">
            <text:p>359.385</text:p>
          </table:table-cell>
          <table:table-cell office:value-type="float" office:value="358.4414">
            <text:p>358.4414</text:p>
          </table:table-cell>
          <table:table-cell table:number-columns-repeated="4"/>
        </table:table-row>
        <table:table-row table:style-name="ro1">
          <table:table-cell office:value-type="float" office:value="0.6599999">
            <text:p>0.6599999</text:p>
          </table:table-cell>
          <table:table-cell table:formula="of:=IF([.N35]&gt;180;[.N35]-360;[.N35])" office:value-type="float" office:value="-1.56060000000002">
            <text:p>-1.5606</text:p>
          </table:table-cell>
          <table:table-cell table:formula="of:=IF([.J35]&gt;180;[.J35]-360;[.J35])" office:value-type="float" office:value="1.137392">
            <text:p>1.137392</text:p>
          </table:table-cell>
          <table:table-cell table:formula="of:=IF([.K35]&gt;180;[.K35]-360;[.K35])" office:value-type="float" office:value="-1.00510000000003">
            <text:p>-1.0051</text:p>
          </table:table-cell>
          <table:table-cell table:formula="of:=IF([.L35]&gt;180;[.L35]-360;[.L35])" office:value-type="float" office:value="0.8699444">
            <text:p>0.8699444</text:p>
          </table:table-cell>
          <table:table-cell table:formula="of:=IF([.M35]&gt;180;[.M35]-360;[.M35])" office:value-type="float" office:value="-0.668200000000013">
            <text:p>-0.6682</text:p>
          </table:table-cell>
          <table:table-cell table:formula="of:=IF([.N35]&gt;180;[.N35]-360;[.N35])" office:value-type="float" office:value="-1.56060000000002">
            <text:p>-1.5606</text:p>
          </table:table-cell>
          <table:table-cell office:value-type="float" office:value="0">
            <text:p>0</text:p>
          </table:table-cell>
          <table:table-cell office:value-type="float" office:value="357.0372">
            <text:p>357.0372</text:p>
          </table:table-cell>
          <table:table-cell office:value-type="float" office:value="1.137392">
            <text:p>1.137392</text:p>
          </table:table-cell>
          <table:table-cell office:value-type="float" office:value="358.9949">
            <text:p>358.9949</text:p>
          </table:table-cell>
          <table:table-cell office:value-type="float" office:value="0.8699444">
            <text:p>0.8699444</text:p>
          </table:table-cell>
          <table:table-cell office:value-type="float" office:value="359.3318">
            <text:p>359.3318</text:p>
          </table:table-cell>
          <table:table-cell office:value-type="float" office:value="358.4394">
            <text:p>358.4394</text:p>
          </table:table-cell>
          <table:table-cell table:number-columns-repeated="4"/>
        </table:table-row>
        <table:table-row table:style-name="ro1">
          <table:table-cell office:value-type="float" office:value="0.6799999">
            <text:p>0.6799999</text:p>
          </table:table-cell>
          <table:table-cell table:formula="of:=IF([.N36]&gt;180;[.N36]-360;[.N36])" office:value-type="float" office:value="-1.5641">
            <text:p>-1.5641</text:p>
          </table:table-cell>
          <table:table-cell table:formula="of:=IF([.J36]&gt;180;[.J36]-360;[.J36])" office:value-type="float" office:value="1.101188">
            <text:p>1.101188</text:p>
          </table:table-cell>
          <table:table-cell table:formula="of:=IF([.K36]&gt;180;[.K36]-360;[.K36])" office:value-type="float" office:value="-0.997000000000014">
            <text:p>-0.997</text:p>
          </table:table-cell>
          <table:table-cell table:formula="of:=IF([.L36]&gt;180;[.L36]-360;[.L36])" office:value-type="float" office:value="0.860032">
            <text:p>0.860032</text:p>
          </table:table-cell>
          <table:table-cell table:formula="of:=IF([.M36]&gt;180;[.M36]-360;[.M36])" office:value-type="float" office:value="-0.717199999999991">
            <text:p>-0.7172</text:p>
          </table:table-cell>
          <table:table-cell table:formula="of:=IF([.N36]&gt;180;[.N36]-360;[.N36])" office:value-type="float" office:value="-1.5641">
            <text:p>-1.5641</text:p>
          </table:table-cell>
          <table:table-cell office:value-type="float" office:value="0">
            <text:p>0</text:p>
          </table:table-cell>
          <table:table-cell office:value-type="float" office:value="356.9817">
            <text:p>356.9817</text:p>
          </table:table-cell>
          <table:table-cell office:value-type="float" office:value="1.101188">
            <text:p>1.101188</text:p>
          </table:table-cell>
          <table:table-cell office:value-type="float" office:value="359.003">
            <text:p>359.003</text:p>
          </table:table-cell>
          <table:table-cell office:value-type="float" office:value="0.860032">
            <text:p>0.860032</text:p>
          </table:table-cell>
          <table:table-cell office:value-type="float" office:value="359.2828">
            <text:p>359.2828</text:p>
          </table:table-cell>
          <table:table-cell office:value-type="float" office:value="358.4359">
            <text:p>358.4359</text:p>
          </table:table-cell>
          <table:table-cell table:number-columns-repeated="4"/>
        </table:table-row>
        <table:table-row table:style-name="ro1">
          <table:table-cell office:value-type="float" office:value="0.6999999">
            <text:p>0.6999999</text:p>
          </table:table-cell>
          <table:table-cell table:formula="of:=IF([.N37]&gt;180;[.N37]-360;[.N37])" office:value-type="float" office:value="-1.55840000000001">
            <text:p>-1.5584</text:p>
          </table:table-cell>
          <table:table-cell table:formula="of:=IF([.J37]&gt;180;[.J37]-360;[.J37])" office:value-type="float" office:value="1.057039">
            <text:p>1.057039</text:p>
          </table:table-cell>
          <table:table-cell table:formula="of:=IF([.K37]&gt;180;[.K37]-360;[.K37])" office:value-type="float" office:value="-1.02429999999998">
            <text:p>-1.0243</text:p>
          </table:table-cell>
          <table:table-cell table:formula="of:=IF([.L37]&gt;180;[.L37]-360;[.L37])" office:value-type="float" office:value="0.8516207">
            <text:p>0.8516207</text:p>
          </table:table-cell>
          <table:table-cell table:formula="of:=IF([.M37]&gt;180;[.M37]-360;[.M37])" office:value-type="float" office:value="-0.771400000000028">
            <text:p>-0.7714</text:p>
          </table:table-cell>
          <table:table-cell table:formula="of:=IF([.N37]&gt;180;[.N37]-360;[.N37])" office:value-type="float" office:value="-1.55840000000001">
            <text:p>-1.5584</text:p>
          </table:table-cell>
          <table:table-cell office:value-type="float" office:value="0">
            <text:p>0</text:p>
          </table:table-cell>
          <table:table-cell office:value-type="float" office:value="356.9529">
            <text:p>356.9529</text:p>
          </table:table-cell>
          <table:table-cell office:value-type="float" office:value="1.057039">
            <text:p>1.057039</text:p>
          </table:table-cell>
          <table:table-cell office:value-type="float" office:value="358.9757">
            <text:p>358.9757</text:p>
          </table:table-cell>
          <table:table-cell office:value-type="float" office:value="0.8516207">
            <text:p>0.8516207</text:p>
          </table:table-cell>
          <table:table-cell office:value-type="float" office:value="359.2286">
            <text:p>359.2286</text:p>
          </table:table-cell>
          <table:table-cell office:value-type="float" office:value="358.4416">
            <text:p>358.4416</text:p>
          </table:table-cell>
          <table:table-cell table:number-columns-repeated="4"/>
        </table:table-row>
        <table:table-row table:style-name="ro1">
          <table:table-cell office:value-type="float" office:value="0.7199998">
            <text:p>0.7199998</text:p>
          </table:table-cell>
          <table:table-cell table:formula="of:=IF([.N38]&gt;180;[.N38]-360;[.N38])" office:value-type="float" office:value="-1.54410000000001">
            <text:p>-1.5441</text:p>
          </table:table-cell>
          <table:table-cell table:formula="of:=IF([.J38]&gt;180;[.J38]-360;[.J38])" office:value-type="float" office:value="1.03461">
            <text:p>1.03461</text:p>
          </table:table-cell>
          <table:table-cell table:formula="of:=IF([.K38]&gt;180;[.K38]-360;[.K38])" office:value-type="float" office:value="-1.07069999999999">
            <text:p>-1.0707</text:p>
          </table:table-cell>
          <table:table-cell table:formula="of:=IF([.L38]&gt;180;[.L38]-360;[.L38])" office:value-type="float" office:value="0.8230637">
            <text:p>0.8230637</text:p>
          </table:table-cell>
          <table:table-cell table:formula="of:=IF([.M38]&gt;180;[.M38]-360;[.M38])" office:value-type="float" office:value="-0.808699999999988">
            <text:p>-0.8087</text:p>
          </table:table-cell>
          <table:table-cell table:formula="of:=IF([.N38]&gt;180;[.N38]-360;[.N38])" office:value-type="float" office:value="-1.54410000000001">
            <text:p>-1.5441</text:p>
          </table:table-cell>
          <table:table-cell office:value-type="float" office:value="0">
            <text:p>0</text:p>
          </table:table-cell>
          <table:table-cell office:value-type="float" office:value="356.9491">
            <text:p>356.9491</text:p>
          </table:table-cell>
          <table:table-cell office:value-type="float" office:value="1.03461">
            <text:p>1.03461</text:p>
          </table:table-cell>
          <table:table-cell office:value-type="float" office:value="358.9293">
            <text:p>358.9293</text:p>
          </table:table-cell>
          <table:table-cell office:value-type="float" office:value="0.8230637">
            <text:p>0.8230637</text:p>
          </table:table-cell>
          <table:table-cell office:value-type="float" office:value="359.1913">
            <text:p>359.1913</text:p>
          </table:table-cell>
          <table:table-cell office:value-type="float" office:value="358.4559">
            <text:p>358.4559</text:p>
          </table:table-cell>
          <table:table-cell table:number-columns-repeated="4"/>
        </table:table-row>
        <table:table-row table:style-name="ro1">
          <table:table-cell office:value-type="float" office:value="0.7399998">
            <text:p>0.7399998</text:p>
          </table:table-cell>
          <table:table-cell table:formula="of:=IF([.N39]&gt;180;[.N39]-360;[.N39])" office:value-type="float" office:value="-1.57810000000001">
            <text:p>-1.5781</text:p>
          </table:table-cell>
          <table:table-cell table:formula="of:=IF([.J39]&gt;180;[.J39]-360;[.J39])" office:value-type="float" office:value="0.9888546">
            <text:p>0.9888546</text:p>
          </table:table-cell>
          <table:table-cell table:formula="of:=IF([.K39]&gt;180;[.K39]-360;[.K39])" office:value-type="float" office:value="-1.15929999999997">
            <text:p>-1.1593</text:p>
          </table:table-cell>
          <table:table-cell table:formula="of:=IF([.L39]&gt;180;[.L39]-360;[.L39])" office:value-type="float" office:value="0.794943">
            <text:p>0.794943</text:p>
          </table:table-cell>
          <table:table-cell table:formula="of:=IF([.M39]&gt;180;[.M39]-360;[.M39])" office:value-type="float" office:value="-0.655100000000004">
            <text:p>-0.6551</text:p>
          </table:table-cell>
          <table:table-cell table:formula="of:=IF([.N39]&gt;180;[.N39]-360;[.N39])" office:value-type="float" office:value="-1.57810000000001">
            <text:p>-1.5781</text:p>
          </table:table-cell>
          <table:table-cell office:value-type="float" office:value="0">
            <text:p>0</text:p>
          </table:table-cell>
          <table:table-cell office:value-type="float" office:value="356.9706">
            <text:p>356.9706</text:p>
          </table:table-cell>
          <table:table-cell office:value-type="float" office:value="0.9888546">
            <text:p>0.9888546</text:p>
          </table:table-cell>
          <table:table-cell office:value-type="float" office:value="358.8407">
            <text:p>358.8407</text:p>
          </table:table-cell>
          <table:table-cell office:value-type="float" office:value="0.794943">
            <text:p>0.794943</text:p>
          </table:table-cell>
          <table:table-cell office:value-type="float" office:value="359.3449">
            <text:p>359.3449</text:p>
          </table:table-cell>
          <table:table-cell office:value-type="float" office:value="358.4219">
            <text:p>358.4219</text:p>
          </table:table-cell>
          <table:table-cell table:number-columns-repeated="4"/>
        </table:table-row>
        <table:table-row table:style-name="ro1">
          <table:table-cell office:value-type="float" office:value="0.7599998">
            <text:p>0.7599998</text:p>
          </table:table-cell>
          <table:table-cell table:formula="of:=IF([.N40]&gt;180;[.N40]-360;[.N40])" office:value-type="float" office:value="-1.52539999999999">
            <text:p>-1.5254</text:p>
          </table:table-cell>
          <table:table-cell table:formula="of:=IF([.J40]&gt;180;[.J40]-360;[.J40])" office:value-type="float" office:value="0.9529009">
            <text:p>0.9529009</text:p>
          </table:table-cell>
          <table:table-cell table:formula="of:=IF([.K40]&gt;180;[.K40]-360;[.K40])" office:value-type="float" office:value="-1.2654">
            <text:p>-1.2654</text:p>
          </table:table-cell>
          <table:table-cell table:formula="of:=IF([.L40]&gt;180;[.L40]-360;[.L40])" office:value-type="float" office:value="0.761565">
            <text:p>0.761565</text:p>
          </table:table-cell>
          <table:table-cell table:formula="of:=IF([.M40]&gt;180;[.M40]-360;[.M40])" office:value-type="float" office:value="-0.51600000000002">
            <text:p>-0.516</text:p>
          </table:table-cell>
          <table:table-cell table:formula="of:=IF([.N40]&gt;180;[.N40]-360;[.N40])" office:value-type="float" office:value="-1.52539999999999">
            <text:p>-1.5254</text:p>
          </table:table-cell>
          <table:table-cell office:value-type="float" office:value="0">
            <text:p>0</text:p>
          </table:table-cell>
          <table:table-cell office:value-type="float" office:value="356.9982">
            <text:p>356.9982</text:p>
          </table:table-cell>
          <table:table-cell office:value-type="float" office:value="0.9529009">
            <text:p>0.9529009</text:p>
          </table:table-cell>
          <table:table-cell office:value-type="float" office:value="358.7346">
            <text:p>358.7346</text:p>
          </table:table-cell>
          <table:table-cell office:value-type="float" office:value="0.761565">
            <text:p>0.761565</text:p>
          </table:table-cell>
          <table:table-cell office:value-type="float" office:value="359.484">
            <text:p>359.484</text:p>
          </table:table-cell>
          <table:table-cell office:value-type="float" office:value="358.4746">
            <text:p>358.4746</text:p>
          </table:table-cell>
          <table:table-cell table:number-columns-repeated="4"/>
        </table:table-row>
        <table:table-row table:style-name="ro1">
          <table:table-cell office:value-type="float" office:value="0.7799998">
            <text:p>0.7799998</text:p>
          </table:table-cell>
          <table:table-cell table:formula="of:=IF([.N41]&gt;180;[.N41]-360;[.N41])" office:value-type="float" office:value="-1.4597">
            <text:p>-1.4597</text:p>
          </table:table-cell>
          <table:table-cell table:formula="of:=IF([.J41]&gt;180;[.J41]-360;[.J41])" office:value-type="float" office:value="0.8971179">
            <text:p>0.8971179</text:p>
          </table:table-cell>
          <table:table-cell table:formula="of:=IF([.K41]&gt;180;[.K41]-360;[.K41])" office:value-type="float" office:value="-1.38400000000001">
            <text:p>-1.384</text:p>
          </table:table-cell>
          <table:table-cell table:formula="of:=IF([.L41]&gt;180;[.L41]-360;[.L41])" office:value-type="float" office:value="0.7627084">
            <text:p>0.7627084</text:p>
          </table:table-cell>
          <table:table-cell table:formula="of:=IF([.M41]&gt;180;[.M41]-360;[.M41])" office:value-type="float" office:value="-0.439300000000003">
            <text:p>-0.4393</text:p>
          </table:table-cell>
          <table:table-cell table:formula="of:=IF([.N41]&gt;180;[.N41]-360;[.N41])" office:value-type="float" office:value="-1.4597">
            <text:p>-1.4597</text:p>
          </table:table-cell>
          <table:table-cell office:value-type="float" office:value="0">
            <text:p>0</text:p>
          </table:table-cell>
          <table:table-cell office:value-type="float" office:value="357.0197">
            <text:p>357.0197</text:p>
          </table:table-cell>
          <table:table-cell office:value-type="float" office:value="0.8971179">
            <text:p>0.8971179</text:p>
          </table:table-cell>
          <table:table-cell office:value-type="float" office:value="358.616">
            <text:p>358.616</text:p>
          </table:table-cell>
          <table:table-cell office:value-type="float" office:value="0.7627084">
            <text:p>0.7627084</text:p>
          </table:table-cell>
          <table:table-cell office:value-type="float" office:value="359.5607">
            <text:p>359.5607</text:p>
          </table:table-cell>
          <table:table-cell office:value-type="float" office:value="358.5403">
            <text:p>358.5403</text:p>
          </table:table-cell>
          <table:table-cell table:number-columns-repeated="4"/>
        </table:table-row>
        <table:table-row table:style-name="ro1">
          <table:table-cell office:value-type="float" office:value="0.7999998">
            <text:p>0.7999998</text:p>
          </table:table-cell>
          <table:table-cell table:formula="of:=IF([.N42]&gt;180;[.N42]-360;[.N42])" office:value-type="float" office:value="-1.38290000000001">
            <text:p>-1.3829</text:p>
          </table:table-cell>
          <table:table-cell table:formula="of:=IF([.J42]&gt;180;[.J42]-360;[.J42])" office:value-type="float" office:value="0.8440174">
            <text:p>0.8440174</text:p>
          </table:table-cell>
          <table:table-cell table:formula="of:=IF([.K42]&gt;180;[.K42]-360;[.K42])" office:value-type="float" office:value="-1.48849999999999">
            <text:p>-1.4885</text:p>
          </table:table-cell>
          <table:table-cell table:formula="of:=IF([.L42]&gt;180;[.L42]-360;[.L42])" office:value-type="float" office:value="0.7944746">
            <text:p>0.7944746</text:p>
          </table:table-cell>
          <table:table-cell table:formula="of:=IF([.M42]&gt;180;[.M42]-360;[.M42])" office:value-type="float" office:value="-0.413900000000012">
            <text:p>-0.4139</text:p>
          </table:table-cell>
          <table:table-cell table:formula="of:=IF([.N42]&gt;180;[.N42]-360;[.N42])" office:value-type="float" office:value="-1.38290000000001">
            <text:p>-1.3829</text:p>
          </table:table-cell>
          <table:table-cell office:value-type="float" office:value="0">
            <text:p>0</text:p>
          </table:table-cell>
          <table:table-cell office:value-type="float" office:value="357.0377">
            <text:p>357.0377</text:p>
          </table:table-cell>
          <table:table-cell office:value-type="float" office:value="0.8440174">
            <text:p>0.8440174</text:p>
          </table:table-cell>
          <table:table-cell office:value-type="float" office:value="358.5115">
            <text:p>358.5115</text:p>
          </table:table-cell>
          <table:table-cell office:value-type="float" office:value="0.7944746">
            <text:p>0.7944746</text:p>
          </table:table-cell>
          <table:table-cell office:value-type="float" office:value="359.5861">
            <text:p>359.5861</text:p>
          </table:table-cell>
          <table:table-cell office:value-type="float" office:value="358.6171">
            <text:p>358.6171</text:p>
          </table:table-cell>
          <table:table-cell table:number-columns-repeated="4"/>
        </table:table-row>
        <table:table-row table:style-name="ro1">
          <table:table-cell office:value-type="float" office:value="0.8199998">
            <text:p>0.8199998</text:p>
          </table:table-cell>
          <table:table-cell table:formula="of:=IF([.N43]&gt;180;[.N43]-360;[.N43])" office:value-type="float" office:value="-1.29020000000003">
            <text:p>-1.2902</text:p>
          </table:table-cell>
          <table:table-cell table:formula="of:=IF([.J43]&gt;180;[.J43]-360;[.J43])" office:value-type="float" office:value="0.7821131">
            <text:p>0.7821131</text:p>
          </table:table-cell>
          <table:table-cell table:formula="of:=IF([.K43]&gt;180;[.K43]-360;[.K43])" office:value-type="float" office:value="-1.58870000000002">
            <text:p>-1.5887</text:p>
          </table:table-cell>
          <table:table-cell table:formula="of:=IF([.L43]&gt;180;[.L43]-360;[.L43])" office:value-type="float" office:value="0.8421112">
            <text:p>0.8421112</text:p>
          </table:table-cell>
          <table:table-cell table:formula="of:=IF([.M43]&gt;180;[.M43]-360;[.M43])" office:value-type="float" office:value="-0.38209999999998">
            <text:p>-0.3821</text:p>
          </table:table-cell>
          <table:table-cell table:formula="of:=IF([.N43]&gt;180;[.N43]-360;[.N43])" office:value-type="float" office:value="-1.29020000000003">
            <text:p>-1.2902</text:p>
          </table:table-cell>
          <table:table-cell office:value-type="float" office:value="0">
            <text:p>0</text:p>
          </table:table-cell>
          <table:table-cell office:value-type="float" office:value="357.0685">
            <text:p>357.0685</text:p>
          </table:table-cell>
          <table:table-cell office:value-type="float" office:value="0.7821131">
            <text:p>0.7821131</text:p>
          </table:table-cell>
          <table:table-cell office:value-type="float" office:value="358.4113">
            <text:p>358.4113</text:p>
          </table:table-cell>
          <table:table-cell office:value-type="float" office:value="0.8421112">
            <text:p>0.8421112</text:p>
          </table:table-cell>
          <table:table-cell office:value-type="float" office:value="359.6179">
            <text:p>359.6179</text:p>
          </table:table-cell>
          <table:table-cell office:value-type="float" office:value="358.7098">
            <text:p>358.7098</text:p>
          </table:table-cell>
          <table:table-cell table:number-columns-repeated="4"/>
        </table:table-row>
        <table:table-row table:style-name="ro1">
          <table:table-cell office:value-type="float" office:value="0.8399997">
            <text:p>0.8399997</text:p>
          </table:table-cell>
          <table:table-cell table:formula="of:=IF([.N44]&gt;180;[.N44]-360;[.N44])" office:value-type="float" office:value="-1.18509999999998">
            <text:p>-1.1851</text:p>
          </table:table-cell>
          <table:table-cell table:formula="of:=IF([.J44]&gt;180;[.J44]-360;[.J44])" office:value-type="float" office:value="0.7025823">
            <text:p>0.7025823</text:p>
          </table:table-cell>
          <table:table-cell table:formula="of:=IF([.K44]&gt;180;[.K44]-360;[.K44])" office:value-type="float" office:value="-1.68560000000002">
            <text:p>-1.6856</text:p>
          </table:table-cell>
          <table:table-cell table:formula="of:=IF([.L44]&gt;180;[.L44]-360;[.L44])" office:value-type="float" office:value="0.7997778">
            <text:p>0.7997778</text:p>
          </table:table-cell>
          <table:table-cell table:formula="of:=IF([.M44]&gt;180;[.M44]-360;[.M44])" office:value-type="float" office:value="-0.310000000000002">
            <text:p>-0.31</text:p>
          </table:table-cell>
          <table:table-cell table:formula="of:=IF([.N44]&gt;180;[.N44]-360;[.N44])" office:value-type="float" office:value="-1.18509999999998">
            <text:p>-1.1851</text:p>
          </table:table-cell>
          <table:table-cell office:value-type="float" office:value="0">
            <text:p>0</text:p>
          </table:table-cell>
          <table:table-cell office:value-type="float" office:value="357.1003">
            <text:p>357.1003</text:p>
          </table:table-cell>
          <table:table-cell office:value-type="float" office:value="0.7025823">
            <text:p>0.7025823</text:p>
          </table:table-cell>
          <table:table-cell office:value-type="float" office:value="358.3144">
            <text:p>358.3144</text:p>
          </table:table-cell>
          <table:table-cell office:value-type="float" office:value="0.7997778">
            <text:p>0.7997778</text:p>
          </table:table-cell>
          <table:table-cell office:value-type="float" office:value="359.69">
            <text:p>359.69</text:p>
          </table:table-cell>
          <table:table-cell office:value-type="float" office:value="358.8149">
            <text:p>358.8149</text:p>
          </table:table-cell>
          <table:table-cell table:number-columns-repeated="4"/>
        </table:table-row>
        <table:table-row table:style-name="ro1">
          <table:table-cell office:value-type="float" office:value="0.8599997">
            <text:p>0.8599997</text:p>
          </table:table-cell>
          <table:table-cell table:formula="of:=IF([.N45]&gt;180;[.N45]-360;[.N45])" office:value-type="float" office:value="-1.0677">
            <text:p>-1.0677</text:p>
          </table:table-cell>
          <table:table-cell table:formula="of:=IF([.J45]&gt;180;[.J45]-360;[.J45])" office:value-type="float" office:value="0.6304114">
            <text:p>0.6304114</text:p>
          </table:table-cell>
          <table:table-cell table:formula="of:=IF([.K45]&gt;180;[.K45]-360;[.K45])" office:value-type="float" office:value="-1.79790000000003">
            <text:p>-1.7979</text:p>
          </table:table-cell>
          <table:table-cell table:formula="of:=IF([.L45]&gt;180;[.L45]-360;[.L45])" office:value-type="float" office:value="0.7194052">
            <text:p>0.7194052</text:p>
          </table:table-cell>
          <table:table-cell table:formula="of:=IF([.M45]&gt;180;[.M45]-360;[.M45])" office:value-type="float" office:value="-0.2149">
            <text:p>-0.2149</text:p>
          </table:table-cell>
          <table:table-cell table:formula="of:=IF([.N45]&gt;180;[.N45]-360;[.N45])" office:value-type="float" office:value="-1.0677">
            <text:p>-1.0677</text:p>
          </table:table-cell>
          <table:table-cell office:value-type="float" office:value="0">
            <text:p>0</text:p>
          </table:table-cell>
          <table:table-cell office:value-type="float" office:value="357.1329">
            <text:p>357.1329</text:p>
          </table:table-cell>
          <table:table-cell office:value-type="float" office:value="0.6304114">
            <text:p>0.6304114</text:p>
          </table:table-cell>
          <table:table-cell office:value-type="float" office:value="358.2021">
            <text:p>358.2021</text:p>
          </table:table-cell>
          <table:table-cell office:value-type="float" office:value="0.7194052">
            <text:p>0.7194052</text:p>
          </table:table-cell>
          <table:table-cell office:value-type="float" office:value="359.7851">
            <text:p>359.7851</text:p>
          </table:table-cell>
          <table:table-cell office:value-type="float" office:value="358.9323">
            <text:p>358.9323</text:p>
          </table:table-cell>
          <table:table-cell table:number-columns-repeated="4"/>
        </table:table-row>
        <table:table-row table:style-name="ro1">
          <table:table-cell office:value-type="float" office:value="0.8799997">
            <text:p>0.8799997</text:p>
          </table:table-cell>
          <table:table-cell table:formula="of:=IF([.N46]&gt;180;[.N46]-360;[.N46])" office:value-type="float" office:value="-0.950499999999977">
            <text:p>-0.9505</text:p>
          </table:table-cell>
          <table:table-cell table:formula="of:=IF([.J46]&gt;180;[.J46]-360;[.J46])" office:value-type="float" office:value="0.5507656">
            <text:p>0.5507656</text:p>
          </table:table-cell>
          <table:table-cell table:formula="of:=IF([.K46]&gt;180;[.K46]-360;[.K46])" office:value-type="float" office:value="-1.92009999999999">
            <text:p>-1.9201</text:p>
          </table:table-cell>
          <table:table-cell table:formula="of:=IF([.L46]&gt;180;[.L46]-360;[.L46])" office:value-type="float" office:value="0.6256059">
            <text:p>0.6256059</text:p>
          </table:table-cell>
          <table:table-cell table:formula="of:=IF([.M46]&gt;180;[.M46]-360;[.M46])" office:value-type="float" office:value="-0.0892000000000053">
            <text:p>-0.0892</text:p>
          </table:table-cell>
          <table:table-cell table:formula="of:=IF([.N46]&gt;180;[.N46]-360;[.N46])" office:value-type="float" office:value="-0.950499999999977">
            <text:p>-0.9505</text:p>
          </table:table-cell>
          <table:table-cell office:value-type="float" office:value="0">
            <text:p>0</text:p>
          </table:table-cell>
          <table:table-cell office:value-type="float" office:value="357.1585">
            <text:p>357.1585</text:p>
          </table:table-cell>
          <table:table-cell office:value-type="float" office:value="0.5507656">
            <text:p>0.5507656</text:p>
          </table:table-cell>
          <table:table-cell office:value-type="float" office:value="358.0799">
            <text:p>358.0799</text:p>
          </table:table-cell>
          <table:table-cell office:value-type="float" office:value="0.6256059">
            <text:p>0.6256059</text:p>
          </table:table-cell>
          <table:table-cell office:value-type="float" office:value="359.9108">
            <text:p>359.9108</text:p>
          </table:table-cell>
          <table:table-cell office:value-type="float" office:value="359.0495">
            <text:p>359.0495</text:p>
          </table:table-cell>
          <table:table-cell table:number-columns-repeated="4"/>
        </table:table-row>
        <table:table-row table:style-name="ro1">
          <table:table-cell office:value-type="float" office:value="0.8999997">
            <text:p>0.8999997</text:p>
          </table:table-cell>
          <table:table-cell table:formula="of:=IF([.N47]&gt;180;[.N47]-360;[.N47])" office:value-type="float" office:value="-0.876800000000003">
            <text:p>-0.8768</text:p>
          </table:table-cell>
          <table:table-cell table:formula="of:=IF([.J47]&gt;180;[.J47]-360;[.J47])" office:value-type="float" office:value="0.4847914">
            <text:p>0.4847914</text:p>
          </table:table-cell>
          <table:table-cell table:formula="of:=IF([.K47]&gt;180;[.K47]-360;[.K47])" office:value-type="float" office:value="-2.03559999999999">
            <text:p>-2.0356</text:p>
          </table:table-cell>
          <table:table-cell table:formula="of:=IF([.L47]&gt;180;[.L47]-360;[.L47])" office:value-type="float" office:value="0.5315686">
            <text:p>0.5315686</text:p>
          </table:table-cell>
          <table:table-cell table:formula="of:=IF([.M47]&gt;180;[.M47]-360;[.M47])" office:value-type="float" office:value="0.06948452">
            <text:p>0.06948452</text:p>
          </table:table-cell>
          <table:table-cell table:formula="of:=IF([.N47]&gt;180;[.N47]-360;[.N47])" office:value-type="float" office:value="-0.876800000000003">
            <text:p>-0.8768</text:p>
          </table:table-cell>
          <table:table-cell office:value-type="float" office:value="0">
            <text:p>0</text:p>
          </table:table-cell>
          <table:table-cell office:value-type="float" office:value="357.1816">
            <text:p>357.1816</text:p>
          </table:table-cell>
          <table:table-cell office:value-type="float" office:value="0.4847914">
            <text:p>0.4847914</text:p>
          </table:table-cell>
          <table:table-cell office:value-type="float" office:value="357.9644">
            <text:p>357.9644</text:p>
          </table:table-cell>
          <table:table-cell office:value-type="float" office:value="0.5315686">
            <text:p>0.5315686</text:p>
          </table:table-cell>
          <table:table-cell office:value-type="float" office:value="0.06948452">
            <text:p>0.06948452</text:p>
          </table:table-cell>
          <table:table-cell office:value-type="float" office:value="359.1232">
            <text:p>359.1232</text:p>
          </table:table-cell>
          <table:table-cell table:number-columns-repeated="4"/>
        </table:table-row>
        <table:table-row table:style-name="ro1">
          <table:table-cell office:value-type="float" office:value="0.9199997">
            <text:p>0.9199997</text:p>
          </table:table-cell>
          <table:table-cell table:formula="of:=IF([.N48]&gt;180;[.N48]-360;[.N48])" office:value-type="float" office:value="-0.7971">
            <text:p>-0.7971</text:p>
          </table:table-cell>
          <table:table-cell table:formula="of:=IF([.J48]&gt;180;[.J48]-360;[.J48])" office:value-type="float" office:value="0.4309995">
            <text:p>0.4309995</text:p>
          </table:table-cell>
          <table:table-cell table:formula="of:=IF([.K48]&gt;180;[.K48]-360;[.K48])" office:value-type="float" office:value="-2.13290000000001">
            <text:p>-2.1329</text:p>
          </table:table-cell>
          <table:table-cell table:formula="of:=IF([.L48]&gt;180;[.L48]-360;[.L48])" office:value-type="float" office:value="0.4314838">
            <text:p>0.4314838</text:p>
          </table:table-cell>
          <table:table-cell table:formula="of:=IF([.M48]&gt;180;[.M48]-360;[.M48])" office:value-type="float" office:value="0.2110312">
            <text:p>0.2110312</text:p>
          </table:table-cell>
          <table:table-cell table:formula="of:=IF([.N48]&gt;180;[.N48]-360;[.N48])" office:value-type="float" office:value="-0.7971">
            <text:p>-0.7971</text:p>
          </table:table-cell>
          <table:table-cell office:value-type="float" office:value="0">
            <text:p>0</text:p>
          </table:table-cell>
          <table:table-cell office:value-type="float" office:value="357.1925">
            <text:p>357.1925</text:p>
          </table:table-cell>
          <table:table-cell office:value-type="float" office:value="0.4309995">
            <text:p>0.4309995</text:p>
          </table:table-cell>
          <table:table-cell office:value-type="float" office:value="357.8671">
            <text:p>357.8671</text:p>
          </table:table-cell>
          <table:table-cell office:value-type="float" office:value="0.4314838">
            <text:p>0.4314838</text:p>
          </table:table-cell>
          <table:table-cell office:value-type="float" office:value="0.2110312">
            <text:p>0.2110312</text:p>
          </table:table-cell>
          <table:table-cell office:value-type="float" office:value="359.2029">
            <text:p>359.2029</text:p>
          </table:table-cell>
          <table:table-cell table:number-columns-repeated="4"/>
        </table:table-row>
        <table:table-row table:style-name="ro1">
          <table:table-cell office:value-type="float" office:value="0.9399996">
            <text:p>0.9399996</text:p>
          </table:table-cell>
          <table:table-cell table:formula="of:=IF([.N49]&gt;180;[.N49]-360;[.N49])" office:value-type="float" office:value="-0.705600000000004">
            <text:p>-0.7056</text:p>
          </table:table-cell>
          <table:table-cell table:formula="of:=IF([.J49]&gt;180;[.J49]-360;[.J49])" office:value-type="float" office:value="0.3851153">
            <text:p>0.3851153</text:p>
          </table:table-cell>
          <table:table-cell table:formula="of:=IF([.K49]&gt;180;[.K49]-360;[.K49])" office:value-type="float" office:value="-2.19729999999998">
            <text:p>-2.1973</text:p>
          </table:table-cell>
          <table:table-cell table:formula="of:=IF([.L49]&gt;180;[.L49]-360;[.L49])" office:value-type="float" office:value="0.3280813">
            <text:p>0.3280813</text:p>
          </table:table-cell>
          <table:table-cell table:formula="of:=IF([.M49]&gt;180;[.M49]-360;[.M49])" office:value-type="float" office:value="0.3061823">
            <text:p>0.3061823</text:p>
          </table:table-cell>
          <table:table-cell table:formula="of:=IF([.N49]&gt;180;[.N49]-360;[.N49])" office:value-type="float" office:value="-0.705600000000004">
            <text:p>-0.7056</text:p>
          </table:table-cell>
          <table:table-cell office:value-type="float" office:value="0">
            <text:p>0</text:p>
          </table:table-cell>
          <table:table-cell office:value-type="float" office:value="357.2027">
            <text:p>357.2027</text:p>
          </table:table-cell>
          <table:table-cell office:value-type="float" office:value="0.3851153">
            <text:p>0.3851153</text:p>
          </table:table-cell>
          <table:table-cell office:value-type="float" office:value="357.8027">
            <text:p>357.8027</text:p>
          </table:table-cell>
          <table:table-cell office:value-type="float" office:value="0.3280813">
            <text:p>0.3280813</text:p>
          </table:table-cell>
          <table:table-cell office:value-type="float" office:value="0.3061823">
            <text:p>0.3061823</text:p>
          </table:table-cell>
          <table:table-cell office:value-type="float" office:value="359.2944">
            <text:p>359.2944</text:p>
          </table:table-cell>
          <table:table-cell table:number-columns-repeated="4"/>
        </table:table-row>
        <table:table-row table:style-name="ro1">
          <table:table-cell office:value-type="float" office:value="0.9599996">
            <text:p>0.9599996</text:p>
          </table:table-cell>
          <table:table-cell table:formula="of:=IF([.N50]&gt;180;[.N50]-360;[.N50])" office:value-type="float" office:value="-0.614100000000008">
            <text:p>-0.6141</text:p>
          </table:table-cell>
          <table:table-cell table:formula="of:=IF([.J50]&gt;180;[.J50]-360;[.J50])" office:value-type="float" office:value="0.348284">
            <text:p>0.348284</text:p>
          </table:table-cell>
          <table:table-cell table:formula="of:=IF([.K50]&gt;180;[.K50]-360;[.K50])" office:value-type="float" office:value="-2.21730000000002">
            <text:p>-2.2173</text:p>
          </table:table-cell>
          <table:table-cell table:formula="of:=IF([.L50]&gt;180;[.L50]-360;[.L50])" office:value-type="float" office:value="0.2628328">
            <text:p>0.2628328</text:p>
          </table:table-cell>
          <table:table-cell table:formula="of:=IF([.M50]&gt;180;[.M50]-360;[.M50])" office:value-type="float" office:value="0.3431356">
            <text:p>0.3431356</text:p>
          </table:table-cell>
          <table:table-cell table:formula="of:=IF([.N50]&gt;180;[.N50]-360;[.N50])" office:value-type="float" office:value="-0.614100000000008">
            <text:p>-0.6141</text:p>
          </table:table-cell>
          <table:table-cell office:value-type="float" office:value="0">
            <text:p>0</text:p>
          </table:table-cell>
          <table:table-cell office:value-type="float" office:value="357.217">
            <text:p>357.217</text:p>
          </table:table-cell>
          <table:table-cell office:value-type="float" office:value="0.348284">
            <text:p>0.348284</text:p>
          </table:table-cell>
          <table:table-cell office:value-type="float" office:value="357.7827">
            <text:p>357.7827</text:p>
          </table:table-cell>
          <table:table-cell office:value-type="float" office:value="0.2628328">
            <text:p>0.2628328</text:p>
          </table:table-cell>
          <table:table-cell office:value-type="float" office:value="0.3431356">
            <text:p>0.3431356</text:p>
          </table:table-cell>
          <table:table-cell office:value-type="float" office:value="359.3859">
            <text:p>359.3859</text:p>
          </table:table-cell>
          <table:table-cell table:number-columns-repeated="4"/>
        </table:table-row>
        <table:table-row table:style-name="ro1">
          <table:table-cell office:value-type="float" office:value="0.9799996">
            <text:p>0.9799996</text:p>
          </table:table-cell>
          <table:table-cell table:formula="of:=IF([.N51]&gt;180;[.N51]-360;[.N51])" office:value-type="float" office:value="-0.524299999999982">
            <text:p>-0.5243</text:p>
          </table:table-cell>
          <table:table-cell table:formula="of:=IF([.J51]&gt;180;[.J51]-360;[.J51])" office:value-type="float" office:value="0.3189812">
            <text:p>0.3189812</text:p>
          </table:table-cell>
          <table:table-cell table:formula="of:=IF([.K51]&gt;180;[.K51]-360;[.K51])" office:value-type="float" office:value="-2.19200000000001">
            <text:p>-2.192</text:p>
          </table:table-cell>
          <table:table-cell table:formula="of:=IF([.L51]&gt;180;[.L51]-360;[.L51])" office:value-type="float" office:value="0.3085611">
            <text:p>0.3085611</text:p>
          </table:table-cell>
          <table:table-cell table:formula="of:=IF([.M51]&gt;180;[.M51]-360;[.M51])" office:value-type="float" office:value="0.3285381">
            <text:p>0.3285381</text:p>
          </table:table-cell>
          <table:table-cell table:formula="of:=IF([.N51]&gt;180;[.N51]-360;[.N51])" office:value-type="float" office:value="-0.524299999999982">
            <text:p>-0.5243</text:p>
          </table:table-cell>
          <table:table-cell office:value-type="float" office:value="0">
            <text:p>0</text:p>
          </table:table-cell>
          <table:table-cell office:value-type="float" office:value="357.2267">
            <text:p>357.2267</text:p>
          </table:table-cell>
          <table:table-cell office:value-type="float" office:value="0.3189812">
            <text:p>0.3189812</text:p>
          </table:table-cell>
          <table:table-cell office:value-type="float" office:value="357.808">
            <text:p>357.808</text:p>
          </table:table-cell>
          <table:table-cell office:value-type="float" office:value="0.3085611">
            <text:p>0.3085611</text:p>
          </table:table-cell>
          <table:table-cell office:value-type="float" office:value="0.3285381">
            <text:p>0.3285381</text:p>
          </table:table-cell>
          <table:table-cell office:value-type="float" office:value="359.4757">
            <text:p>359.4757</text:p>
          </table:table-cell>
          <table:table-cell table:number-columns-repeated="4"/>
        </table:table-row>
        <table:table-row table:style-name="ro1">
          <table:table-cell office:value-type="float" office:value="0.9999996">
            <text:p>0.9999996</text:p>
          </table:table-cell>
          <table:table-cell table:formula="of:=IF([.N52]&gt;180;[.N52]-360;[.N52])" office:value-type="float" office:value="-0.429700000000025">
            <text:p>-0.4297</text:p>
          </table:table-cell>
          <table:table-cell table:formula="of:=IF([.J52]&gt;180;[.J52]-360;[.J52])" office:value-type="float" office:value="0.2973058">
            <text:p>0.2973058</text:p>
          </table:table-cell>
          <table:table-cell table:formula="of:=IF([.K52]&gt;180;[.K52]-360;[.K52])" office:value-type="float" office:value="-2.11660000000001">
            <text:p>-2.1166</text:p>
          </table:table-cell>
          <table:table-cell table:formula="of:=IF([.L52]&gt;180;[.L52]-360;[.L52])" office:value-type="float" office:value="0.3856501">
            <text:p>0.3856501</text:p>
          </table:table-cell>
          <table:table-cell table:formula="of:=IF([.M52]&gt;180;[.M52]-360;[.M52])" office:value-type="float" office:value="0.2423373">
            <text:p>0.2423373</text:p>
          </table:table-cell>
          <table:table-cell table:formula="of:=IF([.N52]&gt;180;[.N52]-360;[.N52])" office:value-type="float" office:value="-0.429700000000025">
            <text:p>-0.4297</text:p>
          </table:table-cell>
          <table:table-cell office:value-type="float" office:value="0">
            <text:p>0</text:p>
          </table:table-cell>
          <table:table-cell office:value-type="float" office:value="357.2422">
            <text:p>357.2422</text:p>
          </table:table-cell>
          <table:table-cell office:value-type="float" office:value="0.2973058">
            <text:p>0.2973058</text:p>
          </table:table-cell>
          <table:table-cell office:value-type="float" office:value="357.8834">
            <text:p>357.8834</text:p>
          </table:table-cell>
          <table:table-cell office:value-type="float" office:value="0.3856501">
            <text:p>0.3856501</text:p>
          </table:table-cell>
          <table:table-cell office:value-type="float" office:value="0.2423373">
            <text:p>0.2423373</text:p>
          </table:table-cell>
          <table:table-cell office:value-type="float" office:value="359.5703">
            <text:p>359.5703</text:p>
          </table:table-cell>
          <table:table-cell table:number-columns-repeated="4"/>
        </table:table-row>
        <table:table-row table:style-name="ro1">
          <table:table-cell office:value-type="float" office:value="1.02">
            <text:p>1.02</text:p>
          </table:table-cell>
          <table:table-cell table:formula="of:=IF([.N53]&gt;180;[.N53]-360;[.N53])" office:value-type="float" office:value="-0.34129999999999">
            <text:p>-0.3413</text:p>
          </table:table-cell>
          <table:table-cell table:formula="of:=IF([.J53]&gt;180;[.J53]-360;[.J53])" office:value-type="float" office:value="0.2683936">
            <text:p>0.2683936</text:p>
          </table:table-cell>
          <table:table-cell table:formula="of:=IF([.K53]&gt;180;[.K53]-360;[.K53])" office:value-type="float" office:value="-1.9853">
            <text:p>-1.9853</text:p>
          </table:table-cell>
          <table:table-cell table:formula="of:=IF([.L53]&gt;180;[.L53]-360;[.L53])" office:value-type="float" office:value="0.5286795">
            <text:p>0.5286795</text:p>
          </table:table-cell>
          <table:table-cell table:formula="of:=IF([.M53]&gt;180;[.M53]-360;[.M53])" office:value-type="float" office:value="0.138448">
            <text:p>0.138448</text:p>
          </table:table-cell>
          <table:table-cell table:formula="of:=IF([.N53]&gt;180;[.N53]-360;[.N53])" office:value-type="float" office:value="-0.34129999999999">
            <text:p>-0.3413</text:p>
          </table:table-cell>
          <table:table-cell office:value-type="float" office:value="0">
            <text:p>0</text:p>
          </table:table-cell>
          <table:table-cell office:value-type="float" office:value="357.2534">
            <text:p>357.2534</text:p>
          </table:table-cell>
          <table:table-cell office:value-type="float" office:value="0.2683936">
            <text:p>0.2683936</text:p>
          </table:table-cell>
          <table:table-cell office:value-type="float" office:value="358.0147">
            <text:p>358.0147</text:p>
          </table:table-cell>
          <table:table-cell office:value-type="float" office:value="0.5286795">
            <text:p>0.5286795</text:p>
          </table:table-cell>
          <table:table-cell office:value-type="float" office:value="0.138448">
            <text:p>0.138448</text:p>
          </table:table-cell>
          <table:table-cell office:value-type="float" office:value="359.6587">
            <text:p>359.6587</text:p>
          </table:table-cell>
          <table:table-cell table:number-columns-repeated="4"/>
        </table:table-row>
        <table:table-row table:style-name="ro1">
          <table:table-cell office:value-type="float" office:value="1.04">
            <text:p>1.04</text:p>
          </table:table-cell>
          <table:table-cell table:formula="of:=IF([.N54]&gt;180;[.N54]-360;[.N54])" office:value-type="float" office:value="-0.2423">
            <text:p>-0.2423</text:p>
          </table:table-cell>
          <table:table-cell table:formula="of:=IF([.J54]&gt;180;[.J54]-360;[.J54])" office:value-type="float" office:value="0.2410408">
            <text:p>0.2410408</text:p>
          </table:table-cell>
          <table:table-cell table:formula="of:=IF([.K54]&gt;180;[.K54]-360;[.K54])" office:value-type="float" office:value="-1.80110000000002">
            <text:p>-1.8011</text:p>
          </table:table-cell>
          <table:table-cell table:formula="of:=IF([.L54]&gt;180;[.L54]-360;[.L54])" office:value-type="float" office:value="0.708673">
            <text:p>0.708673</text:p>
          </table:table-cell>
          <table:table-cell table:formula="of:=IF([.M54]&gt;180;[.M54]-360;[.M54])" office:value-type="float" office:value="0.03833599">
            <text:p>0.03833599</text:p>
          </table:table-cell>
          <table:table-cell table:formula="of:=IF([.N54]&gt;180;[.N54]-360;[.N54])" office:value-type="float" office:value="-0.2423">
            <text:p>-0.2423</text:p>
          </table:table-cell>
          <table:table-cell office:value-type="float" office:value="0">
            <text:p>0</text:p>
          </table:table-cell>
          <table:table-cell office:value-type="float" office:value="357.2549">
            <text:p>357.2549</text:p>
          </table:table-cell>
          <table:table-cell office:value-type="float" office:value="0.2410408">
            <text:p>0.2410408</text:p>
          </table:table-cell>
          <table:table-cell office:value-type="float" office:value="358.1989">
            <text:p>358.1989</text:p>
          </table:table-cell>
          <table:table-cell office:value-type="float" office:value="0.708673">
            <text:p>0.708673</text:p>
          </table:table-cell>
          <table:table-cell office:value-type="float" office:value="0.03833599">
            <text:p>0.03833599</text:p>
          </table:table-cell>
          <table:table-cell office:value-type="float" office:value="359.7577">
            <text:p>359.7577</text:p>
          </table:table-cell>
          <table:table-cell table:number-columns-repeated="4"/>
        </table:table-row>
        <table:table-row table:style-name="ro1">
          <table:table-cell office:value-type="float" office:value="1.06">
            <text:p>1.06</text:p>
          </table:table-cell>
          <table:table-cell table:formula="of:=IF([.N55]&gt;180;[.N55]-360;[.N55])" office:value-type="float" office:value="-0.153999999999996">
            <text:p>-0.154</text:p>
          </table:table-cell>
          <table:table-cell table:formula="of:=IF([.J55]&gt;180;[.J55]-360;[.J55])" office:value-type="float" office:value="0.2203245">
            <text:p>0.2203245</text:p>
          </table:table-cell>
          <table:table-cell table:formula="of:=IF([.K55]&gt;180;[.K55]-360;[.K55])" office:value-type="float" office:value="-1.58699999999999">
            <text:p>-1.587</text:p>
          </table:table-cell>
          <table:table-cell table:formula="of:=IF([.L55]&gt;180;[.L55]-360;[.L55])" office:value-type="float" office:value="0.9092137">
            <text:p>0.9092137</text:p>
          </table:table-cell>
          <table:table-cell table:formula="of:=IF([.M55]&gt;180;[.M55]-360;[.M55])" office:value-type="float" office:value="-0.0237000000000194">
            <text:p>-0.0237</text:p>
          </table:table-cell>
          <table:table-cell table:formula="of:=IF([.N55]&gt;180;[.N55]-360;[.N55])" office:value-type="float" office:value="-0.153999999999996">
            <text:p>-0.154</text:p>
          </table:table-cell>
          <table:table-cell office:value-type="float" office:value="0">
            <text:p>0</text:p>
          </table:table-cell>
          <table:table-cell office:value-type="float" office:value="357.2401">
            <text:p>357.2401</text:p>
          </table:table-cell>
          <table:table-cell office:value-type="float" office:value="0.2203245">
            <text:p>0.2203245</text:p>
          </table:table-cell>
          <table:table-cell office:value-type="float" office:value="358.413">
            <text:p>358.413</text:p>
          </table:table-cell>
          <table:table-cell office:value-type="float" office:value="0.9092137">
            <text:p>0.9092137</text:p>
          </table:table-cell>
          <table:table-cell office:value-type="float" office:value="359.9763">
            <text:p>359.9763</text:p>
          </table:table-cell>
          <table:table-cell office:value-type="float" office:value="359.846">
            <text:p>359.846</text:p>
          </table:table-cell>
          <table:table-cell table:number-columns-repeated="4"/>
        </table:table-row>
        <table:table-row table:style-name="ro1">
          <table:table-cell office:value-type="float" office:value="1.08">
            <text:p>1.08</text:p>
          </table:table-cell>
          <table:table-cell table:formula="of:=IF([.N56]&gt;180;[.N56]-360;[.N56])" office:value-type="float" office:value="-0.0844999999999914">
            <text:p>-0.0845</text:p>
          </table:table-cell>
          <table:table-cell table:formula="of:=IF([.J56]&gt;180;[.J56]-360;[.J56])" office:value-type="float" office:value="0.2106555">
            <text:p>0.2106555</text:p>
          </table:table-cell>
          <table:table-cell table:formula="of:=IF([.K56]&gt;180;[.K56]-360;[.K56])" office:value-type="float" office:value="-1.35129999999998">
            <text:p>-1.3513</text:p>
          </table:table-cell>
          <table:table-cell table:formula="of:=IF([.L56]&gt;180;[.L56]-360;[.L56])" office:value-type="float" office:value="1.109061">
            <text:p>1.109061</text:p>
          </table:table-cell>
          <table:table-cell table:formula="of:=IF([.M56]&gt;180;[.M56]-360;[.M56])" office:value-type="float" office:value="-0.110599999999977">
            <text:p>-0.1106</text:p>
          </table:table-cell>
          <table:table-cell table:formula="of:=IF([.N56]&gt;180;[.N56]-360;[.N56])" office:value-type="float" office:value="-0.0844999999999914">
            <text:p>-0.0845</text:p>
          </table:table-cell>
          <table:table-cell office:value-type="float" office:value="0">
            <text:p>0</text:p>
          </table:table-cell>
          <table:table-cell office:value-type="float" office:value="357.2085">
            <text:p>357.2085</text:p>
          </table:table-cell>
          <table:table-cell office:value-type="float" office:value="0.2106555">
            <text:p>0.2106555</text:p>
          </table:table-cell>
          <table:table-cell office:value-type="float" office:value="358.6487">
            <text:p>358.6487</text:p>
          </table:table-cell>
          <table:table-cell office:value-type="float" office:value="1.109061">
            <text:p>1.109061</text:p>
          </table:table-cell>
          <table:table-cell office:value-type="float" office:value="359.8894">
            <text:p>359.8894</text:p>
          </table:table-cell>
          <table:table-cell office:value-type="float" office:value="359.9155">
            <text:p>359.915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table:formula="of:=IF([.N57]&gt;180;[.N57]-360;[.N57])" office:value-type="float" office:value="-0.0228999999999928">
            <text:p>-0.0229</text:p>
          </table:table-cell>
          <table:table-cell table:formula="of:=IF([.J57]&gt;180;[.J57]-360;[.J57])" office:value-type="float" office:value="0.2095207">
            <text:p>0.2095207</text:p>
          </table:table-cell>
          <table:table-cell table:formula="of:=IF([.K57]&gt;180;[.K57]-360;[.K57])" office:value-type="float" office:value="-1.12079999999997">
            <text:p>-1.1208</text:p>
          </table:table-cell>
          <table:table-cell table:formula="of:=IF([.L57]&gt;180;[.L57]-360;[.L57])" office:value-type="float" office:value="1.25052">
            <text:p>1.25052</text:p>
          </table:table-cell>
          <table:table-cell table:formula="of:=IF([.M57]&gt;180;[.M57]-360;[.M57])" office:value-type="float" office:value="-0.200300000000027">
            <text:p>-0.2003</text:p>
          </table:table-cell>
          <table:table-cell table:formula="of:=IF([.N57]&gt;180;[.N57]-360;[.N57])" office:value-type="float" office:value="-0.0228999999999928">
            <text:p>-0.0229</text:p>
          </table:table-cell>
          <table:table-cell office:value-type="float" office:value="0">
            <text:p>0</text:p>
          </table:table-cell>
          <table:table-cell office:value-type="float" office:value="357.1598">
            <text:p>357.1598</text:p>
          </table:table-cell>
          <table:table-cell office:value-type="float" office:value="0.2095207">
            <text:p>0.2095207</text:p>
          </table:table-cell>
          <table:table-cell office:value-type="float" office:value="358.8792">
            <text:p>358.8792</text:p>
          </table:table-cell>
          <table:table-cell office:value-type="float" office:value="1.25052">
            <text:p>1.25052</text:p>
          </table:table-cell>
          <table:table-cell office:value-type="float" office:value="359.7997">
            <text:p>359.7997</text:p>
          </table:table-cell>
          <table:table-cell office:value-type="float" office:value="359.9771">
            <text:p>359.9771</text:p>
          </table:table-cell>
          <table:table-cell table:number-columns-repeated="4"/>
        </table:table-row>
        <table:table-row table:style-name="ro1">
          <table:table-cell office:value-type="float" office:value="1.12">
            <text:p>1.12</text:p>
          </table:table-cell>
          <table:table-cell table:formula="of:=IF([.N58]&gt;180;[.N58]-360;[.N58])" office:value-type="float" office:value="0.05095423">
            <text:p>0.05095423</text:p>
          </table:table-cell>
          <table:table-cell table:formula="of:=IF([.J58]&gt;180;[.J58]-360;[.J58])" office:value-type="float" office:value="0.2013692">
            <text:p>0.2013692</text:p>
          </table:table-cell>
          <table:table-cell table:formula="of:=IF([.K58]&gt;180;[.K58]-360;[.K58])" office:value-type="float" office:value="-0.903700000000015">
            <text:p>-0.9037</text:p>
          </table:table-cell>
          <table:table-cell table:formula="of:=IF([.L58]&gt;180;[.L58]-360;[.L58])" office:value-type="float" office:value="1.356577">
            <text:p>1.356577</text:p>
          </table:table-cell>
          <table:table-cell table:formula="of:=IF([.M58]&gt;180;[.M58]-360;[.M58])" office:value-type="float" office:value="-0.304500000000019">
            <text:p>-0.3045</text:p>
          </table:table-cell>
          <table:table-cell table:formula="of:=IF([.N58]&gt;180;[.N58]-360;[.N58])" office:value-type="float" office:value="0.05095423">
            <text:p>0.05095423</text:p>
          </table:table-cell>
          <table:table-cell office:value-type="float" office:value="0">
            <text:p>0</text:p>
          </table:table-cell>
          <table:table-cell office:value-type="float" office:value="357.1045">
            <text:p>357.1045</text:p>
          </table:table-cell>
          <table:table-cell office:value-type="float" office:value="0.2013692">
            <text:p>0.2013692</text:p>
          </table:table-cell>
          <table:table-cell office:value-type="float" office:value="359.0963">
            <text:p>359.0963</text:p>
          </table:table-cell>
          <table:table-cell office:value-type="float" office:value="1.356577">
            <text:p>1.356577</text:p>
          </table:table-cell>
          <table:table-cell office:value-type="float" office:value="359.6955">
            <text:p>359.6955</text:p>
          </table:table-cell>
          <table:table-cell office:value-type="float" office:value="0.05095423">
            <text:p>0.05095423</text:p>
          </table:table-cell>
          <table:table-cell table:number-columns-repeated="4"/>
        </table:table-row>
        <table:table-row table:style-name="ro1">
          <table:table-cell office:value-type="float" office:value="1.14">
            <text:p>1.14</text:p>
          </table:table-cell>
          <table:table-cell table:formula="of:=IF([.N59]&gt;180;[.N59]-360;[.N59])" office:value-type="float" office:value="0.1310792">
            <text:p>0.1310792</text:p>
          </table:table-cell>
          <table:table-cell table:formula="of:=IF([.J59]&gt;180;[.J59]-360;[.J59])" office:value-type="float" office:value="0.2041706">
            <text:p>0.2041706</text:p>
          </table:table-cell>
          <table:table-cell table:formula="of:=IF([.K59]&gt;180;[.K59]-360;[.K59])" office:value-type="float" office:value="-0.697699999999998">
            <text:p>-0.6977</text:p>
          </table:table-cell>
          <table:table-cell table:formula="of:=IF([.L59]&gt;180;[.L59]-360;[.L59])" office:value-type="float" office:value="1.436208">
            <text:p>1.436208</text:p>
          </table:table-cell>
          <table:table-cell table:formula="of:=IF([.M59]&gt;180;[.M59]-360;[.M59])" office:value-type="float" office:value="-0.427500000000009">
            <text:p>-0.4275</text:p>
          </table:table-cell>
          <table:table-cell table:formula="of:=IF([.N59]&gt;180;[.N59]-360;[.N59])" office:value-type="float" office:value="0.1310792">
            <text:p>0.1310792</text:p>
          </table:table-cell>
          <table:table-cell office:value-type="float" office:value="0">
            <text:p>0</text:p>
          </table:table-cell>
          <table:table-cell office:value-type="float" office:value="357.0435">
            <text:p>357.0435</text:p>
          </table:table-cell>
          <table:table-cell office:value-type="float" office:value="0.2041706">
            <text:p>0.2041706</text:p>
          </table:table-cell>
          <table:table-cell office:value-type="float" office:value="359.3023">
            <text:p>359.3023</text:p>
          </table:table-cell>
          <table:table-cell office:value-type="float" office:value="1.436208">
            <text:p>1.436208</text:p>
          </table:table-cell>
          <table:table-cell office:value-type="float" office:value="359.5725">
            <text:p>359.5725</text:p>
          </table:table-cell>
          <table:table-cell office:value-type="float" office:value="0.1310792">
            <text:p>0.1310792</text:p>
          </table:table-cell>
          <table:table-cell table:number-columns-repeated="4"/>
        </table:table-row>
        <table:table-row table:style-name="ro1">
          <table:table-cell office:value-type="float" office:value="1.159999">
            <text:p>1.159999</text:p>
          </table:table-cell>
          <table:table-cell table:formula="of:=IF([.N60]&gt;180;[.N60]-360;[.N60])" office:value-type="float" office:value="0.2017124">
            <text:p>0.2017124</text:p>
          </table:table-cell>
          <table:table-cell table:formula="of:=IF([.J60]&gt;180;[.J60]-360;[.J60])" office:value-type="float" office:value="0.2007677">
            <text:p>0.2007677</text:p>
          </table:table-cell>
          <table:table-cell table:formula="of:=IF([.K60]&gt;180;[.K60]-360;[.K60])" office:value-type="float" office:value="-0.515800000000013">
            <text:p>-0.5158</text:p>
          </table:table-cell>
          <table:table-cell table:formula="of:=IF([.L60]&gt;180;[.L60]-360;[.L60])" office:value-type="float" office:value="1.515428">
            <text:p>1.515428</text:p>
          </table:table-cell>
          <table:table-cell table:formula="of:=IF([.M60]&gt;180;[.M60]-360;[.M60])" office:value-type="float" office:value="-0.503499999999974">
            <text:p>-0.5035</text:p>
          </table:table-cell>
          <table:table-cell table:formula="of:=IF([.N60]&gt;180;[.N60]-360;[.N60])" office:value-type="float" office:value="0.2017124">
            <text:p>0.2017124</text:p>
          </table:table-cell>
          <table:table-cell office:value-type="float" office:value="0">
            <text:p>0</text:p>
          </table:table-cell>
          <table:table-cell office:value-type="float" office:value="356.9871">
            <text:p>356.9871</text:p>
          </table:table-cell>
          <table:table-cell office:value-type="float" office:value="0.2007677">
            <text:p>0.2007677</text:p>
          </table:table-cell>
          <table:table-cell office:value-type="float" office:value="359.4842">
            <text:p>359.4842</text:p>
          </table:table-cell>
          <table:table-cell office:value-type="float" office:value="1.515428">
            <text:p>1.515428</text:p>
          </table:table-cell>
          <table:table-cell office:value-type="float" office:value="359.4965">
            <text:p>359.4965</text:p>
          </table:table-cell>
          <table:table-cell office:value-type="float" office:value="0.2017124">
            <text:p>0.2017124</text:p>
          </table:table-cell>
          <table:table-cell table:number-columns-repeated="4"/>
        </table:table-row>
        <table:table-row table:style-name="ro1">
          <table:table-cell office:value-type="float" office:value="1.179999">
            <text:p>1.179999</text:p>
          </table:table-cell>
          <table:table-cell table:formula="of:=IF([.N61]&gt;180;[.N61]-360;[.N61])" office:value-type="float" office:value="0.2463526">
            <text:p>0.2463526</text:p>
          </table:table-cell>
          <table:table-cell table:formula="of:=IF([.J61]&gt;180;[.J61]-360;[.J61])" office:value-type="float" office:value="0.1980079">
            <text:p>0.1980079</text:p>
          </table:table-cell>
          <table:table-cell table:formula="of:=IF([.K61]&gt;180;[.K61]-360;[.K61])" office:value-type="float" office:value="-0.343500000000006">
            <text:p>-0.3435</text:p>
          </table:table-cell>
          <table:table-cell table:formula="of:=IF([.L61]&gt;180;[.L61]-360;[.L61])" office:value-type="float" office:value="1.600479">
            <text:p>1.600479</text:p>
          </table:table-cell>
          <table:table-cell table:formula="of:=IF([.M61]&gt;180;[.M61]-360;[.M61])" office:value-type="float" office:value="-0.519900000000007">
            <text:p>-0.5199</text:p>
          </table:table-cell>
          <table:table-cell table:formula="of:=IF([.N61]&gt;180;[.N61]-360;[.N61])" office:value-type="float" office:value="0.2463526">
            <text:p>0.2463526</text:p>
          </table:table-cell>
          <table:table-cell office:value-type="float" office:value="0">
            <text:p>0</text:p>
          </table:table-cell>
          <table:table-cell office:value-type="float" office:value="356.9391">
            <text:p>356.9391</text:p>
          </table:table-cell>
          <table:table-cell office:value-type="float" office:value="0.1980079">
            <text:p>0.1980079</text:p>
          </table:table-cell>
          <table:table-cell office:value-type="float" office:value="359.6565">
            <text:p>359.6565</text:p>
          </table:table-cell>
          <table:table-cell office:value-type="float" office:value="1.600479">
            <text:p>1.600479</text:p>
          </table:table-cell>
          <table:table-cell office:value-type="float" office:value="359.4801">
            <text:p>359.4801</text:p>
          </table:table-cell>
          <table:table-cell office:value-type="float" office:value="0.2463526">
            <text:p>0.2463526</text:p>
          </table:table-cell>
          <table:table-cell table:number-columns-repeated="4"/>
        </table:table-row>
        <table:table-row table:style-name="ro1">
          <table:table-cell office:value-type="float" office:value="1.199999">
            <text:p>1.199999</text:p>
          </table:table-cell>
          <table:table-cell table:formula="of:=IF([.N62]&gt;180;[.N62]-360;[.N62])" office:value-type="float" office:value="0.2618409">
            <text:p>0.2618409</text:p>
          </table:table-cell>
          <table:table-cell table:formula="of:=IF([.J62]&gt;180;[.J62]-360;[.J62])" office:value-type="float" office:value="0.1829091">
            <text:p>0.1829091</text:p>
          </table:table-cell>
          <table:table-cell table:formula="of:=IF([.K62]&gt;180;[.K62]-360;[.K62])" office:value-type="float" office:value="-0.167399999999986">
            <text:p>-0.1674</text:p>
          </table:table-cell>
          <table:table-cell table:formula="of:=IF([.L62]&gt;180;[.L62]-360;[.L62])" office:value-type="float" office:value="1.706698">
            <text:p>1.706698</text:p>
          </table:table-cell>
          <table:table-cell table:formula="of:=IF([.M62]&gt;180;[.M62]-360;[.M62])" office:value-type="float" office:value="-0.463700000000017">
            <text:p>-0.4637</text:p>
          </table:table-cell>
          <table:table-cell table:formula="of:=IF([.N62]&gt;180;[.N62]-360;[.N62])" office:value-type="float" office:value="0.2618409">
            <text:p>0.2618409</text:p>
          </table:table-cell>
          <table:table-cell office:value-type="float" office:value="0">
            <text:p>0</text:p>
          </table:table-cell>
          <table:table-cell office:value-type="float" office:value="356.8797">
            <text:p>356.8797</text:p>
          </table:table-cell>
          <table:table-cell office:value-type="float" office:value="0.1829091">
            <text:p>0.1829091</text:p>
          </table:table-cell>
          <table:table-cell office:value-type="float" office:value="359.8326">
            <text:p>359.8326</text:p>
          </table:table-cell>
          <table:table-cell office:value-type="float" office:value="1.706698">
            <text:p>1.706698</text:p>
          </table:table-cell>
          <table:table-cell office:value-type="float" office:value="359.5363">
            <text:p>359.5363</text:p>
          </table:table-cell>
          <table:table-cell office:value-type="float" office:value="0.2618409">
            <text:p>0.2618409</text:p>
          </table:table-cell>
          <table:table-cell table:number-columns-repeated="4"/>
        </table:table-row>
        <table:table-row table:style-name="ro1">
          <table:table-cell office:value-type="float" office:value="1.219999">
            <text:p>1.219999</text:p>
          </table:table-cell>
          <table:table-cell table:formula="of:=IF([.N63]&gt;180;[.N63]-360;[.N63])" office:value-type="float" office:value="0.2400371">
            <text:p>0.2400371</text:p>
          </table:table-cell>
          <table:table-cell table:formula="of:=IF([.J63]&gt;180;[.J63]-360;[.J63])" office:value-type="float" office:value="0.184017">
            <text:p>0.184017</text:p>
          </table:table-cell>
          <table:table-cell table:formula="of:=IF([.K63]&gt;180;[.K63]-360;[.K63])" office:value-type="float" office:value="0.01691706">
            <text:p>0.01691706</text:p>
          </table:table-cell>
          <table:table-cell table:formula="of:=IF([.L63]&gt;180;[.L63]-360;[.L63])" office:value-type="float" office:value="1.89327">
            <text:p>1.89327</text:p>
          </table:table-cell>
          <table:table-cell table:formula="of:=IF([.M63]&gt;180;[.M63]-360;[.M63])" office:value-type="float" office:value="-0.357100000000003">
            <text:p>-0.3571</text:p>
          </table:table-cell>
          <table:table-cell table:formula="of:=IF([.N63]&gt;180;[.N63]-360;[.N63])" office:value-type="float" office:value="0.2400371">
            <text:p>0.2400371</text:p>
          </table:table-cell>
          <table:table-cell office:value-type="float" office:value="0">
            <text:p>0</text:p>
          </table:table-cell>
          <table:table-cell office:value-type="float" office:value="356.8134">
            <text:p>356.8134</text:p>
          </table:table-cell>
          <table:table-cell office:value-type="float" office:value="0.184017">
            <text:p>0.184017</text:p>
          </table:table-cell>
          <table:table-cell office:value-type="float" office:value="0.01691706">
            <text:p>0.01691706</text:p>
          </table:table-cell>
          <table:table-cell office:value-type="float" office:value="1.89327">
            <text:p>1.89327</text:p>
          </table:table-cell>
          <table:table-cell office:value-type="float" office:value="359.6429">
            <text:p>359.6429</text:p>
          </table:table-cell>
          <table:table-cell office:value-type="float" office:value="0.2400371">
            <text:p>0.2400371</text:p>
          </table:table-cell>
          <table:table-cell table:number-columns-repeated="4"/>
        </table:table-row>
        <table:table-row table:style-name="ro1">
          <table:table-cell office:value-type="float" office:value="1.239999">
            <text:p>1.239999</text:p>
          </table:table-cell>
          <table:table-cell table:formula="of:=IF([.N64]&gt;180;[.N64]-360;[.N64])" office:value-type="float" office:value="0.1879839">
            <text:p>0.1879839</text:p>
          </table:table-cell>
          <table:table-cell table:formula="of:=IF([.J64]&gt;180;[.J64]-360;[.J64])" office:value-type="float" office:value="0.1961969">
            <text:p>0.1961969</text:p>
          </table:table-cell>
          <table:table-cell table:formula="of:=IF([.K64]&gt;180;[.K64]-360;[.K64])" office:value-type="float" office:value="0.2081336">
            <text:p>0.2081336</text:p>
          </table:table-cell>
          <table:table-cell table:formula="of:=IF([.L64]&gt;180;[.L64]-360;[.L64])" office:value-type="float" office:value="2.126649">
            <text:p>2.126649</text:p>
          </table:table-cell>
          <table:table-cell table:formula="of:=IF([.M64]&gt;180;[.M64]-360;[.M64])" office:value-type="float" office:value="-0.228000000000009">
            <text:p>-0.228</text:p>
          </table:table-cell>
          <table:table-cell table:formula="of:=IF([.N64]&gt;180;[.N64]-360;[.N64])" office:value-type="float" office:value="0.1879839">
            <text:p>0.1879839</text:p>
          </table:table-cell>
          <table:table-cell office:value-type="float" office:value="0">
            <text:p>0</text:p>
          </table:table-cell>
          <table:table-cell office:value-type="float" office:value="356.7534">
            <text:p>356.7534</text:p>
          </table:table-cell>
          <table:table-cell office:value-type="float" office:value="0.1961969">
            <text:p>0.1961969</text:p>
          </table:table-cell>
          <table:table-cell office:value-type="float" office:value="0.2081336">
            <text:p>0.2081336</text:p>
          </table:table-cell>
          <table:table-cell office:value-type="float" office:value="2.126649">
            <text:p>2.126649</text:p>
          </table:table-cell>
          <table:table-cell office:value-type="float" office:value="359.772">
            <text:p>359.772</text:p>
          </table:table-cell>
          <table:table-cell office:value-type="float" office:value="0.1879839">
            <text:p>0.1879839</text:p>
          </table:table-cell>
          <table:table-cell table:number-columns-repeated="4"/>
        </table:table-row>
        <table:table-row table:style-name="ro1">
          <table:table-cell office:value-type="float" office:value="1.259999">
            <text:p>1.259999</text:p>
          </table:table-cell>
          <table:table-cell table:formula="of:=IF([.N65]&gt;180;[.N65]-360;[.N65])" office:value-type="float" office:value="0.1471293">
            <text:p>0.1471293</text:p>
          </table:table-cell>
          <table:table-cell table:formula="of:=IF([.J65]&gt;180;[.J65]-360;[.J65])" office:value-type="float" office:value="0.2261464">
            <text:p>0.2261464</text:p>
          </table:table-cell>
          <table:table-cell table:formula="of:=IF([.K65]&gt;180;[.K65]-360;[.K65])" office:value-type="float" office:value="0.3971134">
            <text:p>0.3971134</text:p>
          </table:table-cell>
          <table:table-cell table:formula="of:=IF([.L65]&gt;180;[.L65]-360;[.L65])" office:value-type="float" office:value="2.296931">
            <text:p>2.296931</text:p>
          </table:table-cell>
          <table:table-cell table:formula="of:=IF([.M65]&gt;180;[.M65]-360;[.M65])" office:value-type="float" office:value="-0.0926999999999794">
            <text:p>-0.0927</text:p>
          </table:table-cell>
          <table:table-cell table:formula="of:=IF([.N65]&gt;180;[.N65]-360;[.N65])" office:value-type="float" office:value="0.1471293">
            <text:p>0.1471293</text:p>
          </table:table-cell>
          <table:table-cell office:value-type="float" office:value="0">
            <text:p>0</text:p>
          </table:table-cell>
          <table:table-cell office:value-type="float" office:value="356.711">
            <text:p>356.711</text:p>
          </table:table-cell>
          <table:table-cell office:value-type="float" office:value="0.2261464">
            <text:p>0.2261464</text:p>
          </table:table-cell>
          <table:table-cell office:value-type="float" office:value="0.3971134">
            <text:p>0.3971134</text:p>
          </table:table-cell>
          <table:table-cell office:value-type="float" office:value="2.296931">
            <text:p>2.296931</text:p>
          </table:table-cell>
          <table:table-cell office:value-type="float" office:value="359.9073">
            <text:p>359.9073</text:p>
          </table:table-cell>
          <table:table-cell office:value-type="float" office:value="0.1471293">
            <text:p>0.1471293</text:p>
          </table:table-cell>
          <table:table-cell table:number-columns-repeated="4"/>
        </table:table-row>
        <table:table-row table:style-name="ro1">
          <table:table-cell office:value-type="float" office:value="1.279999">
            <text:p>1.279999</text:p>
          </table:table-cell>
          <table:table-cell table:formula="of:=IF([.N66]&gt;180;[.N66]-360;[.N66])" office:value-type="float" office:value="0.09167041">
            <text:p>0.09167041</text:p>
          </table:table-cell>
          <table:table-cell table:formula="of:=IF([.J66]&gt;180;[.J66]-360;[.J66])" office:value-type="float" office:value="0.2548774">
            <text:p>0.2548774</text:p>
          </table:table-cell>
          <table:table-cell table:formula="of:=IF([.K66]&gt;180;[.K66]-360;[.K66])" office:value-type="float" office:value="0.5552469">
            <text:p>0.5552469</text:p>
          </table:table-cell>
          <table:table-cell table:formula="of:=IF([.L66]&gt;180;[.L66]-360;[.L66])" office:value-type="float" office:value="2.347628">
            <text:p>2.347628</text:p>
          </table:table-cell>
          <table:table-cell table:formula="of:=IF([.M66]&gt;180;[.M66]-360;[.M66])" office:value-type="float" office:value="0.08781657">
            <text:p>0.08781657</text:p>
          </table:table-cell>
          <table:table-cell table:formula="of:=IF([.N66]&gt;180;[.N66]-360;[.N66])" office:value-type="float" office:value="0.09167041">
            <text:p>0.09167041</text:p>
          </table:table-cell>
          <table:table-cell office:value-type="float" office:value="0">
            <text:p>0</text:p>
          </table:table-cell>
          <table:table-cell office:value-type="float" office:value="356.691">
            <text:p>356.691</text:p>
          </table:table-cell>
          <table:table-cell office:value-type="float" office:value="0.2548774">
            <text:p>0.2548774</text:p>
          </table:table-cell>
          <table:table-cell office:value-type="float" office:value="0.5552469">
            <text:p>0.5552469</text:p>
          </table:table-cell>
          <table:table-cell office:value-type="float" office:value="2.347628">
            <text:p>2.347628</text:p>
          </table:table-cell>
          <table:table-cell office:value-type="float" office:value="0.08781657">
            <text:p>0.08781657</text:p>
          </table:table-cell>
          <table:table-cell office:value-type="float" office:value="0.09167041">
            <text:p>0.09167041</text:p>
          </table:table-cell>
          <table:table-cell table:number-columns-repeated="4"/>
        </table:table-row>
        <table:table-row table:style-name="ro1">
          <table:table-cell office:value-type="float" office:value="1.299999">
            <text:p>1.299999</text:p>
          </table:table-cell>
          <table:table-cell table:formula="of:=IF([.N67]&gt;180;[.N67]-360;[.N67])" office:value-type="float" office:value="-0.00003727579">
            <text:p>-3.73E-005</text:p>
          </table:table-cell>
          <table:table-cell table:formula="of:=IF([.J67]&gt;180;[.J67]-360;[.J67])" office:value-type="float" office:value="0.2846075">
            <text:p>0.2846075</text:p>
          </table:table-cell>
          <table:table-cell table:formula="of:=IF([.K67]&gt;180;[.K67]-360;[.K67])" office:value-type="float" office:value="0.6897849">
            <text:p>0.6897849</text:p>
          </table:table-cell>
          <table:table-cell table:formula="of:=IF([.L67]&gt;180;[.L67]-360;[.L67])" office:value-type="float" office:value="2.358889">
            <text:p>2.358889</text:p>
          </table:table-cell>
          <table:table-cell table:formula="of:=IF([.M67]&gt;180;[.M67]-360;[.M67])" office:value-type="float" office:value="0.2878498">
            <text:p>0.2878498</text:p>
          </table:table-cell>
          <table:table-cell table:formula="of:=IF([.N67]&gt;180;[.N67]-360;[.N67])" office:value-type="float" office:value="-0.00003727579">
            <text:p>-3.73E-005</text:p>
          </table:table-cell>
          <table:table-cell office:value-type="float" office:value="0">
            <text:p>0</text:p>
          </table:table-cell>
          <table:table-cell office:value-type="float" office:value="356.6856">
            <text:p>356.6856</text:p>
          </table:table-cell>
          <table:table-cell office:value-type="float" office:value="0.2846075">
            <text:p>0.2846075</text:p>
          </table:table-cell>
          <table:table-cell office:value-type="float" office:value="0.6897849">
            <text:p>0.6897849</text:p>
          </table:table-cell>
          <table:table-cell office:value-type="float" office:value="2.358889">
            <text:p>2.358889</text:p>
          </table:table-cell>
          <table:table-cell office:value-type="float" office:value="0.2878498">
            <text:p>0.2878498</text:p>
          </table:table-cell>
          <table:table-cell table:style-name="ce1" office:value-type="float" office:value="-0.00003727579">
            <text:p>-3.73E-005</text:p>
          </table:table-cell>
          <table:table-cell table:number-columns-repeated="4"/>
        </table:table-row>
        <table:table-row table:style-name="ro1">
          <table:table-cell office:value-type="float" office:value="1.319999">
            <text:p>1.319999</text:p>
          </table:table-cell>
          <table:table-cell table:formula="of:=IF([.N68]&gt;180;[.N68]-360;[.N68])" office:value-type="float" office:value="-0.107700000000023">
            <text:p>-0.1077</text:p>
          </table:table-cell>
          <table:table-cell table:formula="of:=IF([.J68]&gt;180;[.J68]-360;[.J68])" office:value-type="float" office:value="0.3271225">
            <text:p>0.3271225</text:p>
          </table:table-cell>
          <table:table-cell table:formula="of:=IF([.K68]&gt;180;[.K68]-360;[.K68])" office:value-type="float" office:value="0.7780687">
            <text:p>0.7780687</text:p>
          </table:table-cell>
          <table:table-cell table:formula="of:=IF([.L68]&gt;180;[.L68]-360;[.L68])" office:value-type="float" office:value="2.299439">
            <text:p>2.299439</text:p>
          </table:table-cell>
          <table:table-cell table:formula="of:=IF([.M68]&gt;180;[.M68]-360;[.M68])" office:value-type="float" office:value="0.4519651">
            <text:p>0.4519651</text:p>
          </table:table-cell>
          <table:table-cell table:formula="of:=IF([.N68]&gt;180;[.N68]-360;[.N68])" office:value-type="float" office:value="-0.107700000000023">
            <text:p>-0.1077</text:p>
          </table:table-cell>
          <table:table-cell office:value-type="float" office:value="0">
            <text:p>0</text:p>
          </table:table-cell>
          <table:table-cell office:value-type="float" office:value="356.689">
            <text:p>356.689</text:p>
          </table:table-cell>
          <table:table-cell office:value-type="float" office:value="0.3271225">
            <text:p>0.3271225</text:p>
          </table:table-cell>
          <table:table-cell office:value-type="float" office:value="0.7780687">
            <text:p>0.7780687</text:p>
          </table:table-cell>
          <table:table-cell office:value-type="float" office:value="2.299439">
            <text:p>2.299439</text:p>
          </table:table-cell>
          <table:table-cell office:value-type="float" office:value="0.4519651">
            <text:p>0.4519651</text:p>
          </table:table-cell>
          <table:table-cell office:value-type="float" office:value="359.8923">
            <text:p>359.8923</text:p>
          </table:table-cell>
          <table:table-cell table:number-columns-repeated="4"/>
        </table:table-row>
        <table:table-row table:style-name="ro1">
          <table:table-cell office:value-type="float" office:value="1.339999">
            <text:p>1.339999</text:p>
          </table:table-cell>
          <table:table-cell table:formula="of:=IF([.N69]&gt;180;[.N69]-360;[.N69])" office:value-type="float" office:value="-0.195299999999975">
            <text:p>-0.1953</text:p>
          </table:table-cell>
          <table:table-cell table:formula="of:=IF([.J69]&gt;180;[.J69]-360;[.J69])" office:value-type="float" office:value="0.373263">
            <text:p>0.373263</text:p>
          </table:table-cell>
          <table:table-cell table:formula="of:=IF([.K69]&gt;180;[.K69]-360;[.K69])" office:value-type="float" office:value="0.8248832">
            <text:p>0.8248832</text:p>
          </table:table-cell>
          <table:table-cell table:formula="of:=IF([.L69]&gt;180;[.L69]-360;[.L69])" office:value-type="float" office:value="2.159758">
            <text:p>2.159758</text:p>
          </table:table-cell>
          <table:table-cell table:formula="of:=IF([.M69]&gt;180;[.M69]-360;[.M69])" office:value-type="float" office:value="0.5490114">
            <text:p>0.5490114</text:p>
          </table:table-cell>
          <table:table-cell table:formula="of:=IF([.N69]&gt;180;[.N69]-360;[.N69])" office:value-type="float" office:value="-0.195299999999975">
            <text:p>-0.1953</text:p>
          </table:table-cell>
          <table:table-cell office:value-type="float" office:value="0">
            <text:p>0</text:p>
          </table:table-cell>
          <table:table-cell office:value-type="float" office:value="356.6924">
            <text:p>356.6924</text:p>
          </table:table-cell>
          <table:table-cell office:value-type="float" office:value="0.373263">
            <text:p>0.373263</text:p>
          </table:table-cell>
          <table:table-cell office:value-type="float" office:value="0.8248832">
            <text:p>0.8248832</text:p>
          </table:table-cell>
          <table:table-cell office:value-type="float" office:value="2.159758">
            <text:p>2.159758</text:p>
          </table:table-cell>
          <table:table-cell office:value-type="float" office:value="0.5490114">
            <text:p>0.5490114</text:p>
          </table:table-cell>
          <table:table-cell office:value-type="float" office:value="359.8047">
            <text:p>359.8047</text:p>
          </table:table-cell>
          <table:table-cell table:number-columns-repeated="4"/>
        </table:table-row>
        <table:table-row table:style-name="ro1">
          <table:table-cell office:value-type="float" office:value="1.359999">
            <text:p>1.359999</text:p>
          </table:table-cell>
          <table:table-cell table:formula="of:=IF([.N70]&gt;180;[.N70]-360;[.N70])" office:value-type="float" office:value="-0.265699999999981">
            <text:p>-0.2657</text:p>
          </table:table-cell>
          <table:table-cell table:formula="of:=IF([.J70]&gt;180;[.J70]-360;[.J70])" office:value-type="float" office:value="0.4401098">
            <text:p>0.4401098</text:p>
          </table:table-cell>
          <table:table-cell table:formula="of:=IF([.K70]&gt;180;[.K70]-360;[.K70])" office:value-type="float" office:value="0.8222952">
            <text:p>0.8222952</text:p>
          </table:table-cell>
          <table:table-cell table:formula="of:=IF([.L70]&gt;180;[.L70]-360;[.L70])" office:value-type="float" office:value="1.931022">
            <text:p>1.931022</text:p>
          </table:table-cell>
          <table:table-cell table:formula="of:=IF([.M70]&gt;180;[.M70]-360;[.M70])" office:value-type="float" office:value="0.605091">
            <text:p>0.605091</text:p>
          </table:table-cell>
          <table:table-cell table:formula="of:=IF([.N70]&gt;180;[.N70]-360;[.N70])" office:value-type="float" office:value="-0.265699999999981">
            <text:p>-0.2657</text:p>
          </table:table-cell>
          <table:table-cell office:value-type="float" office:value="0">
            <text:p>0</text:p>
          </table:table-cell>
          <table:table-cell office:value-type="float" office:value="356.6982">
            <text:p>356.6982</text:p>
          </table:table-cell>
          <table:table-cell office:value-type="float" office:value="0.4401098">
            <text:p>0.4401098</text:p>
          </table:table-cell>
          <table:table-cell office:value-type="float" office:value="0.8222952">
            <text:p>0.8222952</text:p>
          </table:table-cell>
          <table:table-cell office:value-type="float" office:value="1.931022">
            <text:p>1.931022</text:p>
          </table:table-cell>
          <table:table-cell office:value-type="float" office:value="0.605091">
            <text:p>0.605091</text:p>
          </table:table-cell>
          <table:table-cell office:value-type="float" office:value="359.7343">
            <text:p>359.7343</text:p>
          </table:table-cell>
          <table:table-cell table:number-columns-repeated="4"/>
        </table:table-row>
        <table:table-row table:style-name="ro1">
          <table:table-cell office:value-type="float" office:value="1.379999">
            <text:p>1.379999</text:p>
          </table:table-cell>
          <table:table-cell table:formula="of:=IF([.N71]&gt;180;[.N71]-360;[.N71])" office:value-type="float" office:value="-0.311300000000017">
            <text:p>-0.3113</text:p>
          </table:table-cell>
          <table:table-cell table:formula="of:=IF([.J71]&gt;180;[.J71]-360;[.J71])" office:value-type="float" office:value="0.4943656">
            <text:p>0.4943656</text:p>
          </table:table-cell>
          <table:table-cell table:formula="of:=IF([.K71]&gt;180;[.K71]-360;[.K71])" office:value-type="float" office:value="0.7882902">
            <text:p>0.7882902</text:p>
          </table:table-cell>
          <table:table-cell table:formula="of:=IF([.L71]&gt;180;[.L71]-360;[.L71])" office:value-type="float" office:value="1.579869">
            <text:p>1.579869</text:p>
          </table:table-cell>
          <table:table-cell table:formula="of:=IF([.M71]&gt;180;[.M71]-360;[.M71])" office:value-type="float" office:value="0.6330968">
            <text:p>0.6330968</text:p>
          </table:table-cell>
          <table:table-cell table:formula="of:=IF([.N71]&gt;180;[.N71]-360;[.N71])" office:value-type="float" office:value="-0.311300000000017">
            <text:p>-0.3113</text:p>
          </table:table-cell>
          <table:table-cell office:value-type="float" office:value="0">
            <text:p>0</text:p>
          </table:table-cell>
          <table:table-cell office:value-type="float" office:value="356.7111">
            <text:p>356.7111</text:p>
          </table:table-cell>
          <table:table-cell office:value-type="float" office:value="0.4943656">
            <text:p>0.4943656</text:p>
          </table:table-cell>
          <table:table-cell office:value-type="float" office:value="0.7882902">
            <text:p>0.7882902</text:p>
          </table:table-cell>
          <table:table-cell office:value-type="float" office:value="1.579869">
            <text:p>1.579869</text:p>
          </table:table-cell>
          <table:table-cell office:value-type="float" office:value="0.6330968">
            <text:p>0.6330968</text:p>
          </table:table-cell>
          <table:table-cell office:value-type="float" office:value="359.6887">
            <text:p>359.6887</text:p>
          </table:table-cell>
          <table:table-cell table:number-columns-repeated="4"/>
        </table:table-row>
        <table:table-row table:style-name="ro1">
          <table:table-cell office:value-type="float" office:value="1.399999">
            <text:p>1.399999</text:p>
          </table:table-cell>
          <table:table-cell table:formula="of:=IF([.N72]&gt;180;[.N72]-360;[.N72])" office:value-type="float" office:value="-0.330699999999979">
            <text:p>-0.3307</text:p>
          </table:table-cell>
          <table:table-cell table:formula="of:=IF([.J72]&gt;180;[.J72]-360;[.J72])" office:value-type="float" office:value="0.5666597">
            <text:p>0.5666597</text:p>
          </table:table-cell>
          <table:table-cell table:formula="of:=IF([.K72]&gt;180;[.K72]-360;[.K72])" office:value-type="float" office:value="0.7348436">
            <text:p>0.7348436</text:p>
          </table:table-cell>
          <table:table-cell table:formula="of:=IF([.L72]&gt;180;[.L72]-360;[.L72])" office:value-type="float" office:value="1.156356">
            <text:p>1.156356</text:p>
          </table:table-cell>
          <table:table-cell table:formula="of:=IF([.M72]&gt;180;[.M72]-360;[.M72])" office:value-type="float" office:value="0.7313446">
            <text:p>0.7313446</text:p>
          </table:table-cell>
          <table:table-cell table:formula="of:=IF([.N72]&gt;180;[.N72]-360;[.N72])" office:value-type="float" office:value="-0.330699999999979">
            <text:p>-0.3307</text:p>
          </table:table-cell>
          <table:table-cell office:value-type="float" office:value="0">
            <text:p>0</text:p>
          </table:table-cell>
          <table:table-cell office:value-type="float" office:value="356.7386">
            <text:p>356.7386</text:p>
          </table:table-cell>
          <table:table-cell office:value-type="float" office:value="0.5666597">
            <text:p>0.5666597</text:p>
          </table:table-cell>
          <table:table-cell office:value-type="float" office:value="0.7348436">
            <text:p>0.7348436</text:p>
          </table:table-cell>
          <table:table-cell office:value-type="float" office:value="1.156356">
            <text:p>1.156356</text:p>
          </table:table-cell>
          <table:table-cell office:value-type="float" office:value="0.7313446">
            <text:p>0.7313446</text:p>
          </table:table-cell>
          <table:table-cell office:value-type="float" office:value="359.6693">
            <text:p>359.6693</text:p>
          </table:table-cell>
          <table:table-cell table:number-columns-repeated="4"/>
        </table:table-row>
        <table:table-row table:style-name="ro1">
          <table:table-cell office:value-type="float" office:value="1.419999">
            <text:p>1.419999</text:p>
          </table:table-cell>
          <table:table-cell table:formula="of:=IF([.N73]&gt;180;[.N73]-360;[.N73])" office:value-type="float" office:value="-0.329700000000003">
            <text:p>-0.3297</text:p>
          </table:table-cell>
          <table:table-cell table:formula="of:=IF([.J73]&gt;180;[.J73]-360;[.J73])" office:value-type="float" office:value="0.6346432">
            <text:p>0.6346432</text:p>
          </table:table-cell>
          <table:table-cell table:formula="of:=IF([.K73]&gt;180;[.K73]-360;[.K73])" office:value-type="float" office:value="0.6672411">
            <text:p>0.6672411</text:p>
          </table:table-cell>
          <table:table-cell table:formula="of:=IF([.L73]&gt;180;[.L73]-360;[.L73])" office:value-type="float" office:value="0.6811381">
            <text:p>0.6811381</text:p>
          </table:table-cell>
          <table:table-cell table:formula="of:=IF([.M73]&gt;180;[.M73]-360;[.M73])" office:value-type="float" office:value="0.8832285">
            <text:p>0.8832285</text:p>
          </table:table-cell>
          <table:table-cell table:formula="of:=IF([.N73]&gt;180;[.N73]-360;[.N73])" office:value-type="float" office:value="-0.329700000000003">
            <text:p>-0.3297</text:p>
          </table:table-cell>
          <table:table-cell office:value-type="float" office:value="0">
            <text:p>0</text:p>
          </table:table-cell>
          <table:table-cell office:value-type="float" office:value="356.7755">
            <text:p>356.7755</text:p>
          </table:table-cell>
          <table:table-cell office:value-type="float" office:value="0.6346432">
            <text:p>0.6346432</text:p>
          </table:table-cell>
          <table:table-cell office:value-type="float" office:value="0.6672411">
            <text:p>0.6672411</text:p>
          </table:table-cell>
          <table:table-cell office:value-type="float" office:value="0.6811381">
            <text:p>0.6811381</text:p>
          </table:table-cell>
          <table:table-cell office:value-type="float" office:value="0.8832285">
            <text:p>0.8832285</text:p>
          </table:table-cell>
          <table:table-cell office:value-type="float" office:value="359.6703">
            <text:p>359.6703</text:p>
          </table:table-cell>
          <table:table-cell table:number-columns-repeated="4"/>
        </table:table-row>
        <table:table-row table:style-name="ro1">
          <table:table-cell office:value-type="float" office:value="1.439999">
            <text:p>1.439999</text:p>
          </table:table-cell>
          <table:table-cell table:formula="of:=IF([.N74]&gt;180;[.N74]-360;[.N74])" office:value-type="float" office:value="-0.310900000000004">
            <text:p>-0.3109</text:p>
          </table:table-cell>
          <table:table-cell table:formula="of:=IF([.J74]&gt;180;[.J74]-360;[.J74])" office:value-type="float" office:value="0.6989326">
            <text:p>0.6989326</text:p>
          </table:table-cell>
          <table:table-cell table:formula="of:=IF([.K74]&gt;180;[.K74]-360;[.K74])" office:value-type="float" office:value="0.6013079">
            <text:p>0.6013079</text:p>
          </table:table-cell>
          <table:table-cell table:formula="of:=IF([.L74]&gt;180;[.L74]-360;[.L74])" office:value-type="float" office:value="0.2663696">
            <text:p>0.2663696</text:p>
          </table:table-cell>
          <table:table-cell table:formula="of:=IF([.M74]&gt;180;[.M74]-360;[.M74])" office:value-type="float" office:value="1.051245">
            <text:p>1.051245</text:p>
          </table:table-cell>
          <table:table-cell table:formula="of:=IF([.N74]&gt;180;[.N74]-360;[.N74])" office:value-type="float" office:value="-0.310900000000004">
            <text:p>-0.3109</text:p>
          </table:table-cell>
          <table:table-cell office:value-type="float" office:value="0">
            <text:p>0</text:p>
          </table:table-cell>
          <table:table-cell office:value-type="float" office:value="356.8072">
            <text:p>356.8072</text:p>
          </table:table-cell>
          <table:table-cell office:value-type="float" office:value="0.6989326">
            <text:p>0.6989326</text:p>
          </table:table-cell>
          <table:table-cell office:value-type="float" office:value="0.6013079">
            <text:p>0.6013079</text:p>
          </table:table-cell>
          <table:table-cell office:value-type="float" office:value="0.2663696">
            <text:p>0.2663696</text:p>
          </table:table-cell>
          <table:table-cell office:value-type="float" office:value="1.051245">
            <text:p>1.051245</text:p>
          </table:table-cell>
          <table:table-cell office:value-type="float" office:value="359.6891">
            <text:p>359.6891</text:p>
          </table:table-cell>
          <table:table-cell table:number-columns-repeated="4"/>
        </table:table-row>
        <table:table-row table:style-name="ro1">
          <table:table-cell office:value-type="float" office:value="1.459999">
            <text:p>1.459999</text:p>
          </table:table-cell>
          <table:table-cell table:formula="of:=IF([.N75]&gt;180;[.N75]-360;[.N75])" office:value-type="float" office:value="-0.281999999999982">
            <text:p>-0.282</text:p>
          </table:table-cell>
          <table:table-cell table:formula="of:=IF([.J75]&gt;180;[.J75]-360;[.J75])" office:value-type="float" office:value="0.7434118">
            <text:p>0.7434118</text:p>
          </table:table-cell>
          <table:table-cell table:formula="of:=IF([.K75]&gt;180;[.K75]-360;[.K75])" office:value-type="float" office:value="0.5125182">
            <text:p>0.5125182</text:p>
          </table:table-cell>
          <table:table-cell table:formula="of:=IF([.L75]&gt;180;[.L75]-360;[.L75])" office:value-type="float" office:value="-0.0346999999999866">
            <text:p>-0.0347</text:p>
          </table:table-cell>
          <table:table-cell table:formula="of:=IF([.M75]&gt;180;[.M75]-360;[.M75])" office:value-type="float" office:value="1.209259">
            <text:p>1.209259</text:p>
          </table:table-cell>
          <table:table-cell table:formula="of:=IF([.N75]&gt;180;[.N75]-360;[.N75])" office:value-type="float" office:value="-0.281999999999982">
            <text:p>-0.282</text:p>
          </table:table-cell>
          <table:table-cell office:value-type="float" office:value="0">
            <text:p>0</text:p>
          </table:table-cell>
          <table:table-cell office:value-type="float" office:value="356.8466">
            <text:p>356.8466</text:p>
          </table:table-cell>
          <table:table-cell office:value-type="float" office:value="0.7434118">
            <text:p>0.7434118</text:p>
          </table:table-cell>
          <table:table-cell office:value-type="float" office:value="0.5125182">
            <text:p>0.5125182</text:p>
          </table:table-cell>
          <table:table-cell office:value-type="float" office:value="359.9653">
            <text:p>359.9653</text:p>
          </table:table-cell>
          <table:table-cell office:value-type="float" office:value="1.209259">
            <text:p>1.209259</text:p>
          </table:table-cell>
          <table:table-cell office:value-type="float" office:value="359.718">
            <text:p>359.718</text:p>
          </table:table-cell>
          <table:table-cell table:number-columns-repeated="4"/>
        </table:table-row>
        <table:table-row table:style-name="ro1">
          <table:table-cell office:value-type="float" office:value="1.479999">
            <text:p>1.479999</text:p>
          </table:table-cell>
          <table:table-cell table:formula="of:=IF([.N76]&gt;180;[.N76]-360;[.N76])" office:value-type="float" office:value="-0.226099999999974">
            <text:p>-0.2261</text:p>
          </table:table-cell>
          <table:table-cell table:formula="of:=IF([.J76]&gt;180;[.J76]-360;[.J76])" office:value-type="float" office:value="0.7901943">
            <text:p>0.7901943</text:p>
          </table:table-cell>
          <table:table-cell table:formula="of:=IF([.K76]&gt;180;[.K76]-360;[.K76])" office:value-type="float" office:value="0.4354522">
            <text:p>0.4354522</text:p>
          </table:table-cell>
          <table:table-cell table:formula="of:=IF([.L76]&gt;180;[.L76]-360;[.L76])" office:value-type="float" office:value="-0.173200000000008">
            <text:p>-0.1732</text:p>
          </table:table-cell>
          <table:table-cell table:formula="of:=IF([.M76]&gt;180;[.M76]-360;[.M76])" office:value-type="float" office:value="1.319162">
            <text:p>1.319162</text:p>
          </table:table-cell>
          <table:table-cell table:formula="of:=IF([.N76]&gt;180;[.N76]-360;[.N76])" office:value-type="float" office:value="-0.226099999999974">
            <text:p>-0.2261</text:p>
          </table:table-cell>
          <table:table-cell office:value-type="float" office:value="0">
            <text:p>0</text:p>
          </table:table-cell>
          <table:table-cell office:value-type="float" office:value="356.8931">
            <text:p>356.8931</text:p>
          </table:table-cell>
          <table:table-cell office:value-type="float" office:value="0.7901943">
            <text:p>0.7901943</text:p>
          </table:table-cell>
          <table:table-cell office:value-type="float" office:value="0.4354522">
            <text:p>0.4354522</text:p>
          </table:table-cell>
          <table:table-cell office:value-type="float" office:value="359.8268">
            <text:p>359.8268</text:p>
          </table:table-cell>
          <table:table-cell office:value-type="float" office:value="1.319162">
            <text:p>1.319162</text:p>
          </table:table-cell>
          <table:table-cell office:value-type="float" office:value="359.7739">
            <text:p>359.7739</text:p>
          </table:table-cell>
          <table:table-cell table:number-columns-repeated="4"/>
        </table:table-row>
        <table:table-row table:style-name="ro1">
          <table:table-cell office:value-type="float" office:value="1.499999">
            <text:p>1.499999</text:p>
          </table:table-cell>
          <table:table-cell table:formula="of:=IF([.N77]&gt;180;[.N77]-360;[.N77])" office:value-type="float" office:value="-0.121399999999994">
            <text:p>-0.1214</text:p>
          </table:table-cell>
          <table:table-cell table:formula="of:=IF([.J77]&gt;180;[.J77]-360;[.J77])" office:value-type="float" office:value="0.817829">
            <text:p>0.817829</text:p>
          </table:table-cell>
          <table:table-cell table:formula="of:=IF([.K77]&gt;180;[.K77]-360;[.K77])" office:value-type="float" office:value="0.3414979">
            <text:p>0.3414979</text:p>
          </table:table-cell>
          <table:table-cell table:formula="of:=IF([.L77]&gt;180;[.L77]-360;[.L77])" office:value-type="float" office:value="-0.201599999999985">
            <text:p>-0.2016</text:p>
          </table:table-cell>
          <table:table-cell table:formula="of:=IF([.M77]&gt;180;[.M77]-360;[.M77])" office:value-type="float" office:value="1.426706">
            <text:p>1.426706</text:p>
          </table:table-cell>
          <table:table-cell table:formula="of:=IF([.N77]&gt;180;[.N77]-360;[.N77])" office:value-type="float" office:value="-0.121399999999994">
            <text:p>-0.1214</text:p>
          </table:table-cell>
          <table:table-cell office:value-type="float" office:value="0">
            <text:p>0</text:p>
          </table:table-cell>
          <table:table-cell office:value-type="float" office:value="356.9356">
            <text:p>356.9356</text:p>
          </table:table-cell>
          <table:table-cell office:value-type="float" office:value="0.817829">
            <text:p>0.817829</text:p>
          </table:table-cell>
          <table:table-cell office:value-type="float" office:value="0.3414979">
            <text:p>0.3414979</text:p>
          </table:table-cell>
          <table:table-cell office:value-type="float" office:value="359.7984">
            <text:p>359.7984</text:p>
          </table:table-cell>
          <table:table-cell office:value-type="float" office:value="1.426706">
            <text:p>1.426706</text:p>
          </table:table-cell>
          <table:table-cell office:value-type="float" office:value="359.8786">
            <text:p>359.8786</text:p>
          </table:table-cell>
          <table:table-cell table:number-columns-repeated="4"/>
        </table:table-row>
        <table:table-row table:style-name="ro1">
          <table:table-cell office:value-type="float" office:value="1.519999">
            <text:p>1.519999</text:p>
          </table:table-cell>
          <table:table-cell table:formula="of:=IF([.N78]&gt;180;[.N78]-360;[.N78])" office:value-type="float" office:value="0.01752771">
            <text:p>0.01752771</text:p>
          </table:table-cell>
          <table:table-cell table:formula="of:=IF([.J78]&gt;180;[.J78]-360;[.J78])" office:value-type="float" office:value="0.8221263">
            <text:p>0.8221263</text:p>
          </table:table-cell>
          <table:table-cell table:formula="of:=IF([.K78]&gt;180;[.K78]-360;[.K78])" office:value-type="float" office:value="0.237202">
            <text:p>0.237202</text:p>
          </table:table-cell>
          <table:table-cell table:formula="of:=IF([.L78]&gt;180;[.L78]-360;[.L78])" office:value-type="float" office:value="-0.170000000000016">
            <text:p>-0.17</text:p>
          </table:table-cell>
          <table:table-cell table:formula="of:=IF([.M78]&gt;180;[.M78]-360;[.M78])" office:value-type="float" office:value="1.557043">
            <text:p>1.557043</text:p>
          </table:table-cell>
          <table:table-cell table:formula="of:=IF([.N78]&gt;180;[.N78]-360;[.N78])" office:value-type="float" office:value="0.01752771">
            <text:p>0.01752771</text:p>
          </table:table-cell>
          <table:table-cell office:value-type="float" office:value="0">
            <text:p>0</text:p>
          </table:table-cell>
          <table:table-cell office:value-type="float" office:value="356.9683">
            <text:p>356.9683</text:p>
          </table:table-cell>
          <table:table-cell office:value-type="float" office:value="0.8221263">
            <text:p>0.8221263</text:p>
          </table:table-cell>
          <table:table-cell office:value-type="float" office:value="0.237202">
            <text:p>0.237202</text:p>
          </table:table-cell>
          <table:table-cell office:value-type="float" office:value="359.83">
            <text:p>359.83</text:p>
          </table:table-cell>
          <table:table-cell office:value-type="float" office:value="1.557043">
            <text:p>1.557043</text:p>
          </table:table-cell>
          <table:table-cell office:value-type="float" office:value="0.01752771">
            <text:p>0.01752771</text:p>
          </table:table-cell>
          <table:table-cell table:number-columns-repeated="4"/>
        </table:table-row>
        <table:table-row table:style-name="ro1">
          <table:table-cell office:value-type="float" office:value="1.539999">
            <text:p>1.539999</text:p>
          </table:table-cell>
          <table:table-cell table:formula="of:=IF([.N79]&gt;180;[.N79]-360;[.N79])" office:value-type="float" office:value="0.1863044">
            <text:p>0.1863044</text:p>
          </table:table-cell>
          <table:table-cell table:formula="of:=IF([.J79]&gt;180;[.J79]-360;[.J79])" office:value-type="float" office:value="0.8095397">
            <text:p>0.8095397</text:p>
          </table:table-cell>
          <table:table-cell table:formula="of:=IF([.K79]&gt;180;[.K79]-360;[.K79])" office:value-type="float" office:value="0.1174753">
            <text:p>0.1174753</text:p>
          </table:table-cell>
          <table:table-cell table:formula="of:=IF([.L79]&gt;180;[.L79]-360;[.L79])" office:value-type="float" office:value="-0.0713999999999828">
            <text:p>-0.0714</text:p>
          </table:table-cell>
          <table:table-cell table:formula="of:=IF([.M79]&gt;180;[.M79]-360;[.M79])" office:value-type="float" office:value="1.750593">
            <text:p>1.750593</text:p>
          </table:table-cell>
          <table:table-cell table:formula="of:=IF([.N79]&gt;180;[.N79]-360;[.N79])" office:value-type="float" office:value="0.1863044">
            <text:p>0.1863044</text:p>
          </table:table-cell>
          <table:table-cell office:value-type="float" office:value="0">
            <text:p>0</text:p>
          </table:table-cell>
          <table:table-cell office:value-type="float" office:value="356.9916">
            <text:p>356.9916</text:p>
          </table:table-cell>
          <table:table-cell office:value-type="float" office:value="0.8095397">
            <text:p>0.8095397</text:p>
          </table:table-cell>
          <table:table-cell office:value-type="float" office:value="0.1174753">
            <text:p>0.1174753</text:p>
          </table:table-cell>
          <table:table-cell office:value-type="float" office:value="359.9286">
            <text:p>359.9286</text:p>
          </table:table-cell>
          <table:table-cell office:value-type="float" office:value="1.750593">
            <text:p>1.750593</text:p>
          </table:table-cell>
          <table:table-cell office:value-type="float" office:value="0.1863044">
            <text:p>0.1863044</text:p>
          </table:table-cell>
          <table:table-cell table:number-columns-repeated="4"/>
        </table:table-row>
        <table:table-row table:style-name="ro1">
          <table:table-cell office:value-type="float" office:value="1.559999">
            <text:p>1.559999</text:p>
          </table:table-cell>
          <table:table-cell table:formula="of:=IF([.N80]&gt;180;[.N80]-360;[.N80])" office:value-type="float" office:value="0.3919282">
            <text:p>0.3919282</text:p>
          </table:table-cell>
          <table:table-cell table:formula="of:=IF([.J80]&gt;180;[.J80]-360;[.J80])" office:value-type="float" office:value="0.7716194">
            <text:p>0.7716194</text:p>
          </table:table-cell>
          <table:table-cell table:formula="of:=IF([.K80]&gt;180;[.K80]-360;[.K80])" office:value-type="float" office:value="-0.003722069">
            <text:p>-0.003722069</text:p>
          </table:table-cell>
          <table:table-cell table:formula="of:=IF([.L80]&gt;180;[.L80]-360;[.L80])" office:value-type="float" office:value="0.1182711">
            <text:p>0.1182711</text:p>
          </table:table-cell>
          <table:table-cell table:formula="of:=IF([.M80]&gt;180;[.M80]-360;[.M80])" office:value-type="float" office:value="1.9919">
            <text:p>1.9919</text:p>
          </table:table-cell>
          <table:table-cell table:formula="of:=IF([.N80]&gt;180;[.N80]-360;[.N80])" office:value-type="float" office:value="0.3919282">
            <text:p>0.3919282</text:p>
          </table:table-cell>
          <table:table-cell office:value-type="float" office:value="0">
            <text:p>0</text:p>
          </table:table-cell>
          <table:table-cell office:value-type="float" office:value="357.0107">
            <text:p>357.0107</text:p>
          </table:table-cell>
          <table:table-cell office:value-type="float" office:value="0.7716194">
            <text:p>0.7716194</text:p>
          </table:table-cell>
          <table:table-cell office:value-type="float" office:value="-0.003722069">
            <text:p>-0.003722069</text:p>
          </table:table-cell>
          <table:table-cell office:value-type="float" office:value="0.1182711">
            <text:p>0.1182711</text:p>
          </table:table-cell>
          <table:table-cell office:value-type="float" office:value="1.9919">
            <text:p>1.9919</text:p>
          </table:table-cell>
          <table:table-cell office:value-type="float" office:value="0.3919282">
            <text:p>0.3919282</text:p>
          </table:table-cell>
          <table:table-cell table:number-columns-repeated="4"/>
        </table:table-row>
        <table:table-row table:style-name="ro1">
          <table:table-cell office:value-type="float" office:value="1.579999">
            <text:p>1.579999</text:p>
          </table:table-cell>
          <table:table-cell table:formula="of:=IF([.N81]&gt;180;[.N81]-360;[.N81])" office:value-type="float" office:value="0.6302317">
            <text:p>0.6302317</text:p>
          </table:table-cell>
          <table:table-cell table:formula="of:=IF([.J81]&gt;180;[.J81]-360;[.J81])" office:value-type="float" office:value="0.736526">
            <text:p>0.736526</text:p>
          </table:table-cell>
          <table:table-cell table:formula="of:=IF([.K81]&gt;180;[.K81]-360;[.K81])" office:value-type="float" office:value="-0.126300000000015">
            <text:p>-0.1263</text:p>
          </table:table-cell>
          <table:table-cell table:formula="of:=IF([.L81]&gt;180;[.L81]-360;[.L81])" office:value-type="float" office:value="0.3751387">
            <text:p>0.3751387</text:p>
          </table:table-cell>
          <table:table-cell table:formula="of:=IF([.M81]&gt;180;[.M81]-360;[.M81])" office:value-type="float" office:value="2.262133">
            <text:p>2.262133</text:p>
          </table:table-cell>
          <table:table-cell table:formula="of:=IF([.N81]&gt;180;[.N81]-360;[.N81])" office:value-type="float" office:value="0.6302317">
            <text:p>0.6302317</text:p>
          </table:table-cell>
          <table:table-cell office:value-type="float" office:value="0">
            <text:p>0</text:p>
          </table:table-cell>
          <table:table-cell office:value-type="float" office:value="357.0325">
            <text:p>357.0325</text:p>
          </table:table-cell>
          <table:table-cell office:value-type="float" office:value="0.736526">
            <text:p>0.736526</text:p>
          </table:table-cell>
          <table:table-cell office:value-type="float" office:value="359.8737">
            <text:p>359.8737</text:p>
          </table:table-cell>
          <table:table-cell office:value-type="float" office:value="0.3751387">
            <text:p>0.3751387</text:p>
          </table:table-cell>
          <table:table-cell office:value-type="float" office:value="2.262133">
            <text:p>2.262133</text:p>
          </table:table-cell>
          <table:table-cell office:value-type="float" office:value="0.6302317">
            <text:p>0.6302317</text:p>
          </table:table-cell>
          <table:table-cell table:number-columns-repeated="4"/>
        </table:table-row>
        <table:table-row table:style-name="ro1">
          <table:table-cell office:value-type="float" office:value="1.599999">
            <text:p>1.599999</text:p>
          </table:table-cell>
          <table:table-cell table:formula="of:=IF([.N82]&gt;180;[.N82]-360;[.N82])" office:value-type="float" office:value="0.8931389">
            <text:p>0.8931389</text:p>
          </table:table-cell>
          <table:table-cell table:formula="of:=IF([.J82]&gt;180;[.J82]-360;[.J82])" office:value-type="float" office:value="0.6874184">
            <text:p>0.6874184</text:p>
          </table:table-cell>
          <table:table-cell table:formula="of:=IF([.K82]&gt;180;[.K82]-360;[.K82])" office:value-type="float" office:value="-0.256700000000023">
            <text:p>-0.2567</text:p>
          </table:table-cell>
          <table:table-cell table:formula="of:=IF([.L82]&gt;180;[.L82]-360;[.L82])" office:value-type="float" office:value="0.6204223">
            <text:p>0.6204223</text:p>
          </table:table-cell>
          <table:table-cell table:formula="of:=IF([.M82]&gt;180;[.M82]-360;[.M82])" office:value-type="float" office:value="2.477168">
            <text:p>2.477168</text:p>
          </table:table-cell>
          <table:table-cell table:formula="of:=IF([.N82]&gt;180;[.N82]-360;[.N82])" office:value-type="float" office:value="0.8931389">
            <text:p>0.8931389</text:p>
          </table:table-cell>
          <table:table-cell office:value-type="float" office:value="0">
            <text:p>0</text:p>
          </table:table-cell>
          <table:table-cell office:value-type="float" office:value="357.0596">
            <text:p>357.0596</text:p>
          </table:table-cell>
          <table:table-cell office:value-type="float" office:value="0.6874184">
            <text:p>0.6874184</text:p>
          </table:table-cell>
          <table:table-cell office:value-type="float" office:value="359.7433">
            <text:p>359.7433</text:p>
          </table:table-cell>
          <table:table-cell office:value-type="float" office:value="0.6204223">
            <text:p>0.6204223</text:p>
          </table:table-cell>
          <table:table-cell office:value-type="float" office:value="2.477168">
            <text:p>2.477168</text:p>
          </table:table-cell>
          <table:table-cell office:value-type="float" office:value="0.8931389">
            <text:p>0.8931389</text:p>
          </table:table-cell>
          <table:table-cell table:number-columns-repeated="4"/>
        </table:table-row>
        <table:table-row table:style-name="ro1">
          <table:table-cell office:value-type="float" office:value="1.619999">
            <text:p>1.619999</text:p>
          </table:table-cell>
          <table:table-cell table:formula="of:=IF([.N83]&gt;180;[.N83]-360;[.N83])" office:value-type="float" office:value="1.125046">
            <text:p>1.125046</text:p>
          </table:table-cell>
          <table:table-cell table:formula="of:=IF([.J83]&gt;180;[.J83]-360;[.J83])" office:value-type="float" office:value="0.6369612">
            <text:p>0.6369612</text:p>
          </table:table-cell>
          <table:table-cell table:formula="of:=IF([.K83]&gt;180;[.K83]-360;[.K83])" office:value-type="float" office:value="-0.366399999999999">
            <text:p>-0.3664</text:p>
          </table:table-cell>
          <table:table-cell table:formula="of:=IF([.L83]&gt;180;[.L83]-360;[.L83])" office:value-type="float" office:value="0.8276763">
            <text:p>0.8276763</text:p>
          </table:table-cell>
          <table:table-cell table:formula="of:=IF([.M83]&gt;180;[.M83]-360;[.M83])" office:value-type="float" office:value="2.678966">
            <text:p>2.678966</text:p>
          </table:table-cell>
          <table:table-cell table:formula="of:=IF([.N83]&gt;180;[.N83]-360;[.N83])" office:value-type="float" office:value="1.125046">
            <text:p>1.125046</text:p>
          </table:table-cell>
          <table:table-cell office:value-type="float" office:value="0">
            <text:p>0</text:p>
          </table:table-cell>
          <table:table-cell office:value-type="float" office:value="357.0877">
            <text:p>357.0877</text:p>
          </table:table-cell>
          <table:table-cell office:value-type="float" office:value="0.6369612">
            <text:p>0.6369612</text:p>
          </table:table-cell>
          <table:table-cell office:value-type="float" office:value="359.6336">
            <text:p>359.6336</text:p>
          </table:table-cell>
          <table:table-cell office:value-type="float" office:value="0.8276763">
            <text:p>0.8276763</text:p>
          </table:table-cell>
          <table:table-cell office:value-type="float" office:value="2.678966">
            <text:p>2.678966</text:p>
          </table:table-cell>
          <table:table-cell office:value-type="float" office:value="1.125046">
            <text:p>1.125046</text:p>
          </table:table-cell>
          <table:table-cell table:number-columns-repeated="4"/>
        </table:table-row>
        <table:table-row table:style-name="ro1">
          <table:table-cell office:value-type="float" office:value="1.639999">
            <text:p>1.639999</text:p>
          </table:table-cell>
          <table:table-cell table:formula="of:=IF([.N84]&gt;180;[.N84]-360;[.N84])" office:value-type="float" office:value="1.32575">
            <text:p>1.32575</text:p>
          </table:table-cell>
          <table:table-cell table:formula="of:=IF([.J84]&gt;180;[.J84]-360;[.J84])" office:value-type="float" office:value="0.5701851">
            <text:p>0.5701851</text:p>
          </table:table-cell>
          <table:table-cell table:formula="of:=IF([.K84]&gt;180;[.K84]-360;[.K84])" office:value-type="float" office:value="-0.451099999999997">
            <text:p>-0.4511</text:p>
          </table:table-cell>
          <table:table-cell table:formula="of:=IF([.L84]&gt;180;[.L84]-360;[.L84])" office:value-type="float" office:value="1.013101">
            <text:p>1.013101</text:p>
          </table:table-cell>
          <table:table-cell table:formula="of:=IF([.M84]&gt;180;[.M84]-360;[.M84])" office:value-type="float" office:value="2.854853">
            <text:p>2.854853</text:p>
          </table:table-cell>
          <table:table-cell table:formula="of:=IF([.N84]&gt;180;[.N84]-360;[.N84])" office:value-type="float" office:value="1.32575">
            <text:p>1.32575</text:p>
          </table:table-cell>
          <table:table-cell office:value-type="float" office:value="0">
            <text:p>0</text:p>
          </table:table-cell>
          <table:table-cell office:value-type="float" office:value="357.1089">
            <text:p>357.1089</text:p>
          </table:table-cell>
          <table:table-cell office:value-type="float" office:value="0.5701851">
            <text:p>0.5701851</text:p>
          </table:table-cell>
          <table:table-cell office:value-type="float" office:value="359.5489">
            <text:p>359.5489</text:p>
          </table:table-cell>
          <table:table-cell office:value-type="float" office:value="1.013101">
            <text:p>1.013101</text:p>
          </table:table-cell>
          <table:table-cell office:value-type="float" office:value="2.854853">
            <text:p>2.854853</text:p>
          </table:table-cell>
          <table:table-cell office:value-type="float" office:value="1.32575">
            <text:p>1.32575</text:p>
          </table:table-cell>
          <table:table-cell table:number-columns-repeated="4"/>
        </table:table-row>
        <table:table-row table:style-name="ro1">
          <table:table-cell office:value-type="float" office:value="1.659999">
            <text:p>1.659999</text:p>
          </table:table-cell>
          <table:table-cell table:formula="of:=IF([.N85]&gt;180;[.N85]-360;[.N85])" office:value-type="float" office:value="1.507967">
            <text:p>1.507967</text:p>
          </table:table-cell>
          <table:table-cell table:formula="of:=IF([.J85]&gt;180;[.J85]-360;[.J85])" office:value-type="float" office:value="0.4926467">
            <text:p>0.4926467</text:p>
          </table:table-cell>
          <table:table-cell table:formula="of:=IF([.K85]&gt;180;[.K85]-360;[.K85])" office:value-type="float" office:value="-0.497700000000009">
            <text:p>-0.4977</text:p>
          </table:table-cell>
          <table:table-cell table:formula="of:=IF([.L85]&gt;180;[.L85]-360;[.L85])" office:value-type="float" office:value="1.24826">
            <text:p>1.24826</text:p>
          </table:table-cell>
          <table:table-cell table:formula="of:=IF([.M85]&gt;180;[.M85]-360;[.M85])" office:value-type="float" office:value="2.968062">
            <text:p>2.968062</text:p>
          </table:table-cell>
          <table:table-cell table:formula="of:=IF([.N85]&gt;180;[.N85]-360;[.N85])" office:value-type="float" office:value="1.507967">
            <text:p>1.507967</text:p>
          </table:table-cell>
          <table:table-cell office:value-type="float" office:value="0">
            <text:p>0</text:p>
          </table:table-cell>
          <table:table-cell office:value-type="float" office:value="357.128">
            <text:p>357.128</text:p>
          </table:table-cell>
          <table:table-cell office:value-type="float" office:value="0.4926467">
            <text:p>0.4926467</text:p>
          </table:table-cell>
          <table:table-cell office:value-type="float" office:value="359.5023">
            <text:p>359.5023</text:p>
          </table:table-cell>
          <table:table-cell office:value-type="float" office:value="1.24826">
            <text:p>1.24826</text:p>
          </table:table-cell>
          <table:table-cell office:value-type="float" office:value="2.968062">
            <text:p>2.968062</text:p>
          </table:table-cell>
          <table:table-cell office:value-type="float" office:value="1.507967">
            <text:p>1.507967</text:p>
          </table:table-cell>
          <table:table-cell table:number-columns-repeated="4"/>
        </table:table-row>
        <table:table-row table:style-name="ro1">
          <table:table-cell office:value-type="float" office:value="1.679999">
            <text:p>1.679999</text:p>
          </table:table-cell>
          <table:table-cell table:formula="of:=IF([.N86]&gt;180;[.N86]-360;[.N86])" office:value-type="float" office:value="1.663929">
            <text:p>1.663929</text:p>
          </table:table-cell>
          <table:table-cell table:formula="of:=IF([.J86]&gt;180;[.J86]-360;[.J86])" office:value-type="float" office:value="0.4186652">
            <text:p>0.4186652</text:p>
          </table:table-cell>
          <table:table-cell table:formula="of:=IF([.K86]&gt;180;[.K86]-360;[.K86])" office:value-type="float" office:value="-0.491399999999999">
            <text:p>-0.4914</text:p>
          </table:table-cell>
          <table:table-cell table:formula="of:=IF([.L86]&gt;180;[.L86]-360;[.L86])" office:value-type="float" office:value="1.451321">
            <text:p>1.451321</text:p>
          </table:table-cell>
          <table:table-cell table:formula="of:=IF([.M86]&gt;180;[.M86]-360;[.M86])" office:value-type="float" office:value="2.983395">
            <text:p>2.983395</text:p>
          </table:table-cell>
          <table:table-cell table:formula="of:=IF([.N86]&gt;180;[.N86]-360;[.N86])" office:value-type="float" office:value="1.663929">
            <text:p>1.663929</text:p>
          </table:table-cell>
          <table:table-cell office:value-type="float" office:value="0">
            <text:p>0</text:p>
          </table:table-cell>
          <table:table-cell office:value-type="float" office:value="357.1435">
            <text:p>357.1435</text:p>
          </table:table-cell>
          <table:table-cell office:value-type="float" office:value="0.4186652">
            <text:p>0.4186652</text:p>
          </table:table-cell>
          <table:table-cell office:value-type="float" office:value="359.5086">
            <text:p>359.5086</text:p>
          </table:table-cell>
          <table:table-cell office:value-type="float" office:value="1.451321">
            <text:p>1.451321</text:p>
          </table:table-cell>
          <table:table-cell office:value-type="float" office:value="2.983395">
            <text:p>2.983395</text:p>
          </table:table-cell>
          <table:table-cell office:value-type="float" office:value="1.663929">
            <text:p>1.663929</text:p>
          </table:table-cell>
          <table:table-cell table:number-columns-repeated="4"/>
        </table:table-row>
        <table:table-row table:style-name="ro1">
          <table:table-cell office:value-type="float" office:value="1.699999">
            <text:p>1.699999</text:p>
          </table:table-cell>
          <table:table-cell table:formula="of:=IF([.N87]&gt;180;[.N87]-360;[.N87])" office:value-type="float" office:value="1.7873">
            <text:p>1.7873</text:p>
          </table:table-cell>
          <table:table-cell table:formula="of:=IF([.J87]&gt;180;[.J87]-360;[.J87])" office:value-type="float" office:value="0.3354011">
            <text:p>0.3354011</text:p>
          </table:table-cell>
          <table:table-cell table:formula="of:=IF([.K87]&gt;180;[.K87]-360;[.K87])" office:value-type="float" office:value="-0.435999999999979">
            <text:p>-0.436</text:p>
          </table:table-cell>
          <table:table-cell table:formula="of:=IF([.L87]&gt;180;[.L87]-360;[.L87])" office:value-type="float" office:value="1.520274">
            <text:p>1.520274</text:p>
          </table:table-cell>
          <table:table-cell table:formula="of:=IF([.M87]&gt;180;[.M87]-360;[.M87])" office:value-type="float" office:value="2.9162">
            <text:p>2.9162</text:p>
          </table:table-cell>
          <table:table-cell table:formula="of:=IF([.N87]&gt;180;[.N87]-360;[.N87])" office:value-type="float" office:value="1.7873">
            <text:p>1.7873</text:p>
          </table:table-cell>
          <table:table-cell office:value-type="float" office:value="0">
            <text:p>0</text:p>
          </table:table-cell>
          <table:table-cell office:value-type="float" office:value="357.1636">
            <text:p>357.1636</text:p>
          </table:table-cell>
          <table:table-cell office:value-type="float" office:value="0.3354011">
            <text:p>0.3354011</text:p>
          </table:table-cell>
          <table:table-cell office:value-type="float" office:value="359.564">
            <text:p>359.564</text:p>
          </table:table-cell>
          <table:table-cell office:value-type="float" office:value="1.520274">
            <text:p>1.520274</text:p>
          </table:table-cell>
          <table:table-cell office:value-type="float" office:value="2.9162">
            <text:p>2.9162</text:p>
          </table:table-cell>
          <table:table-cell office:value-type="float" office:value="1.7873">
            <text:p>1.7873</text:p>
          </table:table-cell>
          <table:table-cell table:number-columns-repeated="4"/>
        </table:table-row>
        <table:table-row table:style-name="ro1">
          <table:table-cell office:value-type="float" office:value="1.719999">
            <text:p>1.719999</text:p>
          </table:table-cell>
          <table:table-cell table:formula="of:=IF([.N88]&gt;180;[.N88]-360;[.N88])" office:value-type="float" office:value="1.872403">
            <text:p>1.872403</text:p>
          </table:table-cell>
          <table:table-cell table:formula="of:=IF([.J88]&gt;180;[.J88]-360;[.J88])" office:value-type="float" office:value="0.2675393">
            <text:p>0.2675393</text:p>
          </table:table-cell>
          <table:table-cell table:formula="of:=IF([.K88]&gt;180;[.K88]-360;[.K88])" office:value-type="float" office:value="-0.340100000000007">
            <text:p>-0.3401</text:p>
          </table:table-cell>
          <table:table-cell table:formula="of:=IF([.L88]&gt;180;[.L88]-360;[.L88])" office:value-type="float" office:value="1.443734">
            <text:p>1.443734</text:p>
          </table:table-cell>
          <table:table-cell table:formula="of:=IF([.M88]&gt;180;[.M88]-360;[.M88])" office:value-type="float" office:value="2.833034">
            <text:p>2.833034</text:p>
          </table:table-cell>
          <table:table-cell table:formula="of:=IF([.N88]&gt;180;[.N88]-360;[.N88])" office:value-type="float" office:value="1.872403">
            <text:p>1.872403</text:p>
          </table:table-cell>
          <table:table-cell office:value-type="float" office:value="0">
            <text:p>0</text:p>
          </table:table-cell>
          <table:table-cell office:value-type="float" office:value="357.1907">
            <text:p>357.1907</text:p>
          </table:table-cell>
          <table:table-cell office:value-type="float" office:value="0.2675393">
            <text:p>0.2675393</text:p>
          </table:table-cell>
          <table:table-cell office:value-type="float" office:value="359.6599">
            <text:p>359.6599</text:p>
          </table:table-cell>
          <table:table-cell office:value-type="float" office:value="1.443734">
            <text:p>1.443734</text:p>
          </table:table-cell>
          <table:table-cell office:value-type="float" office:value="2.833034">
            <text:p>2.833034</text:p>
          </table:table-cell>
          <table:table-cell office:value-type="float" office:value="1.872403">
            <text:p>1.872403</text:p>
          </table:table-cell>
          <table:table-cell table:number-columns-repeated="4"/>
        </table:table-row>
        <table:table-row table:style-name="ro1">
          <table:table-cell office:value-type="float" office:value="1.739999">
            <text:p>1.739999</text:p>
          </table:table-cell>
          <table:table-cell table:formula="of:=IF([.N89]&gt;180;[.N89]-360;[.N89])" office:value-type="float" office:value="1.923651">
            <text:p>1.923651</text:p>
          </table:table-cell>
          <table:table-cell table:formula="of:=IF([.J89]&gt;180;[.J89]-360;[.J89])" office:value-type="float" office:value="0.1977917">
            <text:p>0.1977917</text:p>
          </table:table-cell>
          <table:table-cell table:formula="of:=IF([.K89]&gt;180;[.K89]-360;[.K89])" office:value-type="float" office:value="-0.230200000000025">
            <text:p>-0.2302</text:p>
          </table:table-cell>
          <table:table-cell table:formula="of:=IF([.L89]&gt;180;[.L89]-360;[.L89])" office:value-type="float" office:value="1.327652">
            <text:p>1.327652</text:p>
          </table:table-cell>
          <table:table-cell table:formula="of:=IF([.M89]&gt;180;[.M89]-360;[.M89])" office:value-type="float" office:value="2.717074">
            <text:p>2.717074</text:p>
          </table:table-cell>
          <table:table-cell table:formula="of:=IF([.N89]&gt;180;[.N89]-360;[.N89])" office:value-type="float" office:value="1.923651">
            <text:p>1.923651</text:p>
          </table:table-cell>
          <table:table-cell office:value-type="float" office:value="0">
            <text:p>0</text:p>
          </table:table-cell>
          <table:table-cell office:value-type="float" office:value="357.2307">
            <text:p>357.2307</text:p>
          </table:table-cell>
          <table:table-cell office:value-type="float" office:value="0.1977917">
            <text:p>0.1977917</text:p>
          </table:table-cell>
          <table:table-cell office:value-type="float" office:value="359.7698">
            <text:p>359.7698</text:p>
          </table:table-cell>
          <table:table-cell office:value-type="float" office:value="1.327652">
            <text:p>1.327652</text:p>
          </table:table-cell>
          <table:table-cell office:value-type="float" office:value="2.717074">
            <text:p>2.717074</text:p>
          </table:table-cell>
          <table:table-cell office:value-type="float" office:value="1.923651">
            <text:p>1.923651</text:p>
          </table:table-cell>
          <table:table-cell table:number-columns-repeated="4"/>
        </table:table-row>
        <table:table-row table:style-name="ro1">
          <table:table-cell office:value-type="float" office:value="1.759999">
            <text:p>1.759999</text:p>
          </table:table-cell>
          <table:table-cell table:formula="of:=IF([.N90]&gt;180;[.N90]-360;[.N90])" office:value-type="float" office:value="1.94772">
            <text:p>1.94772</text:p>
          </table:table-cell>
          <table:table-cell table:formula="of:=IF([.J90]&gt;180;[.J90]-360;[.J90])" office:value-type="float" office:value="0.1404409">
            <text:p>0.1404409</text:p>
          </table:table-cell>
          <table:table-cell table:formula="of:=IF([.K90]&gt;180;[.K90]-360;[.K90])" office:value-type="float" office:value="-0.110799999999983">
            <text:p>-0.1108</text:p>
          </table:table-cell>
          <table:table-cell table:formula="of:=IF([.L90]&gt;180;[.L90]-360;[.L90])" office:value-type="float" office:value="1.186947">
            <text:p>1.186947</text:p>
          </table:table-cell>
          <table:table-cell table:formula="of:=IF([.M90]&gt;180;[.M90]-360;[.M90])" office:value-type="float" office:value="2.534158">
            <text:p>2.534158</text:p>
          </table:table-cell>
          <table:table-cell table:formula="of:=IF([.N90]&gt;180;[.N90]-360;[.N90])" office:value-type="float" office:value="1.94772">
            <text:p>1.94772</text:p>
          </table:table-cell>
          <table:table-cell office:value-type="float" office:value="0">
            <text:p>0</text:p>
          </table:table-cell>
          <table:table-cell office:value-type="float" office:value="357.2654">
            <text:p>357.2654</text:p>
          </table:table-cell>
          <table:table-cell office:value-type="float" office:value="0.1404409">
            <text:p>0.1404409</text:p>
          </table:table-cell>
          <table:table-cell office:value-type="float" office:value="359.8892">
            <text:p>359.8892</text:p>
          </table:table-cell>
          <table:table-cell office:value-type="float" office:value="1.186947">
            <text:p>1.186947</text:p>
          </table:table-cell>
          <table:table-cell office:value-type="float" office:value="2.534158">
            <text:p>2.534158</text:p>
          </table:table-cell>
          <table:table-cell office:value-type="float" office:value="1.94772">
            <text:p>1.94772</text:p>
          </table:table-cell>
          <table:table-cell table:number-columns-repeated="4"/>
        </table:table-row>
        <table:table-row table:style-name="ro1">
          <table:table-cell office:value-type="float" office:value="1.779999">
            <text:p>1.779999</text:p>
          </table:table-cell>
          <table:table-cell table:formula="of:=IF([.N91]&gt;180;[.N91]-360;[.N91])" office:value-type="float" office:value="1.944721">
            <text:p>1.944721</text:p>
          </table:table-cell>
          <table:table-cell table:formula="of:=IF([.J91]&gt;180;[.J91]-360;[.J91])" office:value-type="float" office:value="0.0721425">
            <text:p>0.0721425</text:p>
          </table:table-cell>
          <table:table-cell table:formula="of:=IF([.K91]&gt;180;[.K91]-360;[.K91])" office:value-type="float" office:value="0.004204759">
            <text:p>0.004204759</text:p>
          </table:table-cell>
          <table:table-cell table:formula="of:=IF([.L91]&gt;180;[.L91]-360;[.L91])" office:value-type="float" office:value="1.043995">
            <text:p>1.043995</text:p>
          </table:table-cell>
          <table:table-cell table:formula="of:=IF([.M91]&gt;180;[.M91]-360;[.M91])" office:value-type="float" office:value="2.298077">
            <text:p>2.298077</text:p>
          </table:table-cell>
          <table:table-cell table:formula="of:=IF([.N91]&gt;180;[.N91]-360;[.N91])" office:value-type="float" office:value="1.944721">
            <text:p>1.944721</text:p>
          </table:table-cell>
          <table:table-cell office:value-type="float" office:value="0">
            <text:p>0</text:p>
          </table:table-cell>
          <table:table-cell office:value-type="float" office:value="357.3098">
            <text:p>357.3098</text:p>
          </table:table-cell>
          <table:table-cell office:value-type="float" office:value="0.0721425">
            <text:p>0.0721425</text:p>
          </table:table-cell>
          <table:table-cell office:value-type="float" office:value="0.004204759">
            <text:p>0.004204759</text:p>
          </table:table-cell>
          <table:table-cell office:value-type="float" office:value="1.043995">
            <text:p>1.043995</text:p>
          </table:table-cell>
          <table:table-cell office:value-type="float" office:value="2.298077">
            <text:p>2.298077</text:p>
          </table:table-cell>
          <table:table-cell office:value-type="float" office:value="1.944721">
            <text:p>1.944721</text:p>
          </table:table-cell>
          <table:table-cell table:number-columns-repeated="4"/>
        </table:table-row>
        <table:table-row table:style-name="ro1">
          <table:table-cell office:value-type="float" office:value="1.799999">
            <text:p>1.799999</text:p>
          </table:table-cell>
          <table:table-cell table:formula="of:=IF([.N92]&gt;180;[.N92]-360;[.N92])" office:value-type="float" office:value="1.920381">
            <text:p>1.920381</text:p>
          </table:table-cell>
          <table:table-cell table:formula="of:=IF([.J92]&gt;180;[.J92]-360;[.J92])" office:value-type="float" office:value="0.0001336693">
            <text:p>0.0001336693</text:p>
          </table:table-cell>
          <table:table-cell table:formula="of:=IF([.K92]&gt;180;[.K92]-360;[.K92])" office:value-type="float" office:value="0.1448264">
            <text:p>0.1448264</text:p>
          </table:table-cell>
          <table:table-cell table:formula="of:=IF([.L92]&gt;180;[.L92]-360;[.L92])" office:value-type="float" office:value="0.9730133">
            <text:p>0.9730133</text:p>
          </table:table-cell>
          <table:table-cell table:formula="of:=IF([.M92]&gt;180;[.M92]-360;[.M92])" office:value-type="float" office:value="2.062505">
            <text:p>2.062505</text:p>
          </table:table-cell>
          <table:table-cell table:formula="of:=IF([.N92]&gt;180;[.N92]-360;[.N92])" office:value-type="float" office:value="1.920381">
            <text:p>1.920381</text:p>
          </table:table-cell>
          <table:table-cell office:value-type="float" office:value="0">
            <text:p>0</text:p>
          </table:table-cell>
          <table:table-cell office:value-type="float" office:value="357.36">
            <text:p>357.36</text:p>
          </table:table-cell>
          <table:table-cell office:value-type="float" office:value="0.0001336693">
            <text:p>0.0001336693</text:p>
          </table:table-cell>
          <table:table-cell office:value-type="float" office:value="0.1448264">
            <text:p>0.1448264</text:p>
          </table:table-cell>
          <table:table-cell office:value-type="float" office:value="0.9730133">
            <text:p>0.9730133</text:p>
          </table:table-cell>
          <table:table-cell office:value-type="float" office:value="2.062505">
            <text:p>2.062505</text:p>
          </table:table-cell>
          <table:table-cell office:value-type="float" office:value="1.920381">
            <text:p>1.920381</text:p>
          </table:table-cell>
          <table:table-cell table:number-columns-repeated="4"/>
        </table:table-row>
        <table:table-row table:style-name="ro1">
          <table:table-cell office:value-type="float" office:value="1.819999">
            <text:p>1.819999</text:p>
          </table:table-cell>
          <table:table-cell table:formula="of:=IF([.N93]&gt;180;[.N93]-360;[.N93])" office:value-type="float" office:value="1.869666">
            <text:p>1.869666</text:p>
          </table:table-cell>
          <table:table-cell table:formula="of:=IF([.J93]&gt;180;[.J93]-360;[.J93])" office:value-type="float" office:value="-0.074799999999982">
            <text:p>-0.0748</text:p>
          </table:table-cell>
          <table:table-cell table:formula="of:=IF([.K93]&gt;180;[.K93]-360;[.K93])" office:value-type="float" office:value="0.32803">
            <text:p>0.32803</text:p>
          </table:table-cell>
          <table:table-cell table:formula="of:=IF([.L93]&gt;180;[.L93]-360;[.L93])" office:value-type="float" office:value="0.9565565">
            <text:p>0.9565565</text:p>
          </table:table-cell>
          <table:table-cell table:formula="of:=IF([.M93]&gt;180;[.M93]-360;[.M93])" office:value-type="float" office:value="1.883265">
            <text:p>1.883265</text:p>
          </table:table-cell>
          <table:table-cell table:formula="of:=IF([.N93]&gt;180;[.N93]-360;[.N93])" office:value-type="float" office:value="1.869666">
            <text:p>1.869666</text:p>
          </table:table-cell>
          <table:table-cell office:value-type="float" office:value="0">
            <text:p>0</text:p>
          </table:table-cell>
          <table:table-cell office:value-type="float" office:value="357.4279">
            <text:p>357.4279</text:p>
          </table:table-cell>
          <table:table-cell office:value-type="float" office:value="359.9252">
            <text:p>359.9252</text:p>
          </table:table-cell>
          <table:table-cell office:value-type="float" office:value="0.32803">
            <text:p>0.32803</text:p>
          </table:table-cell>
          <table:table-cell office:value-type="float" office:value="0.9565565">
            <text:p>0.9565565</text:p>
          </table:table-cell>
          <table:table-cell office:value-type="float" office:value="1.883265">
            <text:p>1.883265</text:p>
          </table:table-cell>
          <table:table-cell office:value-type="float" office:value="1.869666">
            <text:p>1.869666</text:p>
          </table:table-cell>
          <table:table-cell table:number-columns-repeated="4"/>
        </table:table-row>
        <table:table-row table:style-name="ro1">
          <table:table-cell office:value-type="float" office:value="1.839999">
            <text:p>1.839999</text:p>
          </table:table-cell>
          <table:table-cell table:formula="of:=IF([.N94]&gt;180;[.N94]-360;[.N94])" office:value-type="float" office:value="1.772624">
            <text:p>1.772624</text:p>
          </table:table-cell>
          <table:table-cell table:formula="of:=IF([.J94]&gt;180;[.J94]-360;[.J94])" office:value-type="float" office:value="-0.137900000000002">
            <text:p>-0.1379</text:p>
          </table:table-cell>
          <table:table-cell table:formula="of:=IF([.K94]&gt;180;[.K94]-360;[.K94])" office:value-type="float" office:value="0.5357965">
            <text:p>0.5357965</text:p>
          </table:table-cell>
          <table:table-cell table:formula="of:=IF([.L94]&gt;180;[.L94]-360;[.L94])" office:value-type="float" office:value="0.9810367">
            <text:p>0.9810367</text:p>
          </table:table-cell>
          <table:table-cell table:formula="of:=IF([.M94]&gt;180;[.M94]-360;[.M94])" office:value-type="float" office:value="1.786497">
            <text:p>1.786497</text:p>
          </table:table-cell>
          <table:table-cell table:formula="of:=IF([.N94]&gt;180;[.N94]-360;[.N94])" office:value-type="float" office:value="1.772624">
            <text:p>1.772624</text:p>
          </table:table-cell>
          <table:table-cell office:value-type="float" office:value="0">
            <text:p>0</text:p>
          </table:table-cell>
          <table:table-cell office:value-type="float" office:value="357.4877">
            <text:p>357.4877</text:p>
          </table:table-cell>
          <table:table-cell office:value-type="float" office:value="359.8621">
            <text:p>359.8621</text:p>
          </table:table-cell>
          <table:table-cell office:value-type="float" office:value="0.5357965">
            <text:p>0.5357965</text:p>
          </table:table-cell>
          <table:table-cell office:value-type="float" office:value="0.9810367">
            <text:p>0.9810367</text:p>
          </table:table-cell>
          <table:table-cell office:value-type="float" office:value="1.786497">
            <text:p>1.786497</text:p>
          </table:table-cell>
          <table:table-cell office:value-type="float" office:value="1.772624">
            <text:p>1.772624</text:p>
          </table:table-cell>
          <table:table-cell table:number-columns-repeated="4"/>
        </table:table-row>
        <table:table-row table:style-name="ro1">
          <table:table-cell office:value-type="float" office:value="1.859999">
            <text:p>1.859999</text:p>
          </table:table-cell>
          <table:table-cell table:formula="of:=IF([.N95]&gt;180;[.N95]-360;[.N95])" office:value-type="float" office:value="1.623687">
            <text:p>1.623687</text:p>
          </table:table-cell>
          <table:table-cell table:formula="of:=IF([.J95]&gt;180;[.J95]-360;[.J95])" office:value-type="float" office:value="-0.197000000000003">
            <text:p>-0.197</text:p>
          </table:table-cell>
          <table:table-cell table:formula="of:=IF([.K95]&gt;180;[.K95]-360;[.K95])" office:value-type="float" office:value="0.7538562">
            <text:p>0.7538562</text:p>
          </table:table-cell>
          <table:table-cell table:formula="of:=IF([.L95]&gt;180;[.L95]-360;[.L95])" office:value-type="float" office:value="1.077396">
            <text:p>1.077396</text:p>
          </table:table-cell>
          <table:table-cell table:formula="of:=IF([.M95]&gt;180;[.M95]-360;[.M95])" office:value-type="float" office:value="1.759974">
            <text:p>1.759974</text:p>
          </table:table-cell>
          <table:table-cell table:formula="of:=IF([.N95]&gt;180;[.N95]-360;[.N95])" office:value-type="float" office:value="1.623687">
            <text:p>1.623687</text:p>
          </table:table-cell>
          <table:table-cell office:value-type="float" office:value="0">
            <text:p>0</text:p>
          </table:table-cell>
          <table:table-cell office:value-type="float" office:value="357.5456">
            <text:p>357.5456</text:p>
          </table:table-cell>
          <table:table-cell office:value-type="float" office:value="359.803">
            <text:p>359.803</text:p>
          </table:table-cell>
          <table:table-cell office:value-type="float" office:value="0.7538562">
            <text:p>0.7538562</text:p>
          </table:table-cell>
          <table:table-cell office:value-type="float" office:value="1.077396">
            <text:p>1.077396</text:p>
          </table:table-cell>
          <table:table-cell office:value-type="float" office:value="1.759974">
            <text:p>1.759974</text:p>
          </table:table-cell>
          <table:table-cell office:value-type="float" office:value="1.623687">
            <text:p>1.623687</text:p>
          </table:table-cell>
          <table:table-cell table:number-columns-repeated="4"/>
        </table:table-row>
        <table:table-row table:style-name="ro1">
          <table:table-cell office:value-type="float" office:value="1.879999">
            <text:p>1.879999</text:p>
          </table:table-cell>
          <table:table-cell table:formula="of:=IF([.N96]&gt;180;[.N96]-360;[.N96])" office:value-type="float" office:value="1.436585">
            <text:p>1.436585</text:p>
          </table:table-cell>
          <table:table-cell table:formula="of:=IF([.J96]&gt;180;[.J96]-360;[.J96])" office:value-type="float" office:value="-0.249199999999973">
            <text:p>-0.2492</text:p>
          </table:table-cell>
          <table:table-cell table:formula="of:=IF([.K96]&gt;180;[.K96]-360;[.K96])" office:value-type="float" office:value="0.9876648">
            <text:p>0.9876648</text:p>
          </table:table-cell>
          <table:table-cell table:formula="of:=IF([.L96]&gt;180;[.L96]-360;[.L96])" office:value-type="float" office:value="1.219939">
            <text:p>1.219939</text:p>
          </table:table-cell>
          <table:table-cell table:formula="of:=IF([.M96]&gt;180;[.M96]-360;[.M96])" office:value-type="float" office:value="1.755398">
            <text:p>1.755398</text:p>
          </table:table-cell>
          <table:table-cell table:formula="of:=IF([.N96]&gt;180;[.N96]-360;[.N96])" office:value-type="float" office:value="1.436585">
            <text:p>1.436585</text:p>
          </table:table-cell>
          <table:table-cell office:value-type="float" office:value="0">
            <text:p>0</text:p>
          </table:table-cell>
          <table:table-cell office:value-type="float" office:value="357.6061">
            <text:p>357.6061</text:p>
          </table:table-cell>
          <table:table-cell office:value-type="float" office:value="359.7508">
            <text:p>359.7508</text:p>
          </table:table-cell>
          <table:table-cell office:value-type="float" office:value="0.9876648">
            <text:p>0.9876648</text:p>
          </table:table-cell>
          <table:table-cell office:value-type="float" office:value="1.219939">
            <text:p>1.219939</text:p>
          </table:table-cell>
          <table:table-cell office:value-type="float" office:value="1.755398">
            <text:p>1.755398</text:p>
          </table:table-cell>
          <table:table-cell office:value-type="float" office:value="1.436585">
            <text:p>1.436585</text:p>
          </table:table-cell>
          <table:table-cell table:number-columns-repeated="4"/>
        </table:table-row>
        <table:table-row table:style-name="ro1">
          <table:table-cell office:value-type="float" office:value="1.899999">
            <text:p>1.899999</text:p>
          </table:table-cell>
          <table:table-cell table:formula="of:=IF([.N97]&gt;180;[.N97]-360;[.N97])" office:value-type="float" office:value="1.214011">
            <text:p>1.214011</text:p>
          </table:table-cell>
          <table:table-cell table:formula="of:=IF([.J97]&gt;180;[.J97]-360;[.J97])" office:value-type="float" office:value="-0.285300000000007">
            <text:p>-0.2853</text:p>
          </table:table-cell>
          <table:table-cell table:formula="of:=IF([.K97]&gt;180;[.K97]-360;[.K97])" office:value-type="float" office:value="1.224101">
            <text:p>1.224101</text:p>
          </table:table-cell>
          <table:table-cell table:formula="of:=IF([.L97]&gt;180;[.L97]-360;[.L97])" office:value-type="float" office:value="1.32453">
            <text:p>1.32453</text:p>
          </table:table-cell>
          <table:table-cell table:formula="of:=IF([.M97]&gt;180;[.M97]-360;[.M97])" office:value-type="float" office:value="1.778084">
            <text:p>1.778084</text:p>
          </table:table-cell>
          <table:table-cell table:formula="of:=IF([.N97]&gt;180;[.N97]-360;[.N97])" office:value-type="float" office:value="1.214011">
            <text:p>1.214011</text:p>
          </table:table-cell>
          <table:table-cell office:value-type="float" office:value="0">
            <text:p>0</text:p>
          </table:table-cell>
          <table:table-cell office:value-type="float" office:value="357.6667">
            <text:p>357.6667</text:p>
          </table:table-cell>
          <table:table-cell office:value-type="float" office:value="359.7147">
            <text:p>359.7147</text:p>
          </table:table-cell>
          <table:table-cell office:value-type="float" office:value="1.224101">
            <text:p>1.224101</text:p>
          </table:table-cell>
          <table:table-cell office:value-type="float" office:value="1.32453">
            <text:p>1.32453</text:p>
          </table:table-cell>
          <table:table-cell office:value-type="float" office:value="1.778084">
            <text:p>1.778084</text:p>
          </table:table-cell>
          <table:table-cell office:value-type="float" office:value="1.214011">
            <text:p>1.214011</text:p>
          </table:table-cell>
          <table:table-cell table:number-columns-repeated="4"/>
        </table:table-row>
        <table:table-row table:style-name="ro1">
          <table:table-cell office:value-type="float" office:value="1.919999">
            <text:p>1.919999</text:p>
          </table:table-cell>
          <table:table-cell table:formula="of:=IF([.N98]&gt;180;[.N98]-360;[.N98])" office:value-type="float" office:value="0.9816089">
            <text:p>0.9816089</text:p>
          </table:table-cell>
          <table:table-cell table:formula="of:=IF([.J98]&gt;180;[.J98]-360;[.J98])" office:value-type="float" office:value="-0.315899999999999">
            <text:p>-0.3159</text:p>
          </table:table-cell>
          <table:table-cell table:formula="of:=IF([.K98]&gt;180;[.K98]-360;[.K98])" office:value-type="float" office:value="1.448987">
            <text:p>1.448987</text:p>
          </table:table-cell>
          <table:table-cell table:formula="of:=IF([.L98]&gt;180;[.L98]-360;[.L98])" office:value-type="float" office:value="1.340663">
            <text:p>1.340663</text:p>
          </table:table-cell>
          <table:table-cell table:formula="of:=IF([.M98]&gt;180;[.M98]-360;[.M98])" office:value-type="float" office:value="1.885521">
            <text:p>1.885521</text:p>
          </table:table-cell>
          <table:table-cell table:formula="of:=IF([.N98]&gt;180;[.N98]-360;[.N98])" office:value-type="float" office:value="0.9816089">
            <text:p>0.9816089</text:p>
          </table:table-cell>
          <table:table-cell office:value-type="float" office:value="0">
            <text:p>0</text:p>
          </table:table-cell>
          <table:table-cell office:value-type="float" office:value="357.7336">
            <text:p>357.7336</text:p>
          </table:table-cell>
          <table:table-cell office:value-type="float" office:value="359.6841">
            <text:p>359.6841</text:p>
          </table:table-cell>
          <table:table-cell office:value-type="float" office:value="1.448987">
            <text:p>1.448987</text:p>
          </table:table-cell>
          <table:table-cell office:value-type="float" office:value="1.340663">
            <text:p>1.340663</text:p>
          </table:table-cell>
          <table:table-cell office:value-type="float" office:value="1.885521">
            <text:p>1.885521</text:p>
          </table:table-cell>
          <table:table-cell office:value-type="float" office:value="0.9816089">
            <text:p>0.9816089</text:p>
          </table:table-cell>
          <table:table-cell table:number-columns-repeated="4"/>
        </table:table-row>
        <table:table-row table:style-name="ro1">
          <table:table-cell office:value-type="float" office:value="1.939999">
            <text:p>1.939999</text:p>
          </table:table-cell>
          <table:table-cell table:formula="of:=IF([.N99]&gt;180;[.N99]-360;[.N99])" office:value-type="float" office:value="0.7492322">
            <text:p>0.7492322</text:p>
          </table:table-cell>
          <table:table-cell table:formula="of:=IF([.J99]&gt;180;[.J99]-360;[.J99])" office:value-type="float" office:value="-0.338300000000004">
            <text:p>-0.3383</text:p>
          </table:table-cell>
          <table:table-cell table:formula="of:=IF([.K99]&gt;180;[.K99]-360;[.K99])" office:value-type="float" office:value="1.645555">
            <text:p>1.645555</text:p>
          </table:table-cell>
          <table:table-cell table:formula="of:=IF([.L99]&gt;180;[.L99]-360;[.L99])" office:value-type="float" office:value="1.328089">
            <text:p>1.328089</text:p>
          </table:table-cell>
          <table:table-cell table:formula="of:=IF([.M99]&gt;180;[.M99]-360;[.M99])" office:value-type="float" office:value="2.053226">
            <text:p>2.053226</text:p>
          </table:table-cell>
          <table:table-cell table:formula="of:=IF([.N99]&gt;180;[.N99]-360;[.N99])" office:value-type="float" office:value="0.7492322">
            <text:p>0.7492322</text:p>
          </table:table-cell>
          <table:table-cell office:value-type="float" office:value="0">
            <text:p>0</text:p>
          </table:table-cell>
          <table:table-cell office:value-type="float" office:value="357.7889">
            <text:p>357.7889</text:p>
          </table:table-cell>
          <table:table-cell office:value-type="float" office:value="359.6617">
            <text:p>359.6617</text:p>
          </table:table-cell>
          <table:table-cell office:value-type="float" office:value="1.645555">
            <text:p>1.645555</text:p>
          </table:table-cell>
          <table:table-cell office:value-type="float" office:value="1.328089">
            <text:p>1.328089</text:p>
          </table:table-cell>
          <table:table-cell office:value-type="float" office:value="2.053226">
            <text:p>2.053226</text:p>
          </table:table-cell>
          <table:table-cell office:value-type="float" office:value="0.7492322">
            <text:p>0.7492322</text:p>
          </table:table-cell>
          <table:table-cell table:number-columns-repeated="4"/>
        </table:table-row>
        <table:table-row table:style-name="ro1">
          <table:table-cell office:value-type="float" office:value="1.959999">
            <text:p>1.959999</text:p>
          </table:table-cell>
          <table:table-cell table:formula="of:=IF([.N100]&gt;180;[.N100]-360;[.N100])" office:value-type="float" office:value="0.576625">
            <text:p>0.576625</text:p>
          </table:table-cell>
          <table:table-cell table:formula="of:=IF([.J100]&gt;180;[.J100]-360;[.J100])" office:value-type="float" office:value="-0.355000000000018">
            <text:p>-0.355</text:p>
          </table:table-cell>
          <table:table-cell table:formula="of:=IF([.K100]&gt;180;[.K100]-360;[.K100])" office:value-type="float" office:value="1.810208">
            <text:p>1.810208</text:p>
          </table:table-cell>
          <table:table-cell table:formula="of:=IF([.L100]&gt;180;[.L100]-360;[.L100])" office:value-type="float" office:value="1.327621">
            <text:p>1.327621</text:p>
          </table:table-cell>
          <table:table-cell table:formula="of:=IF([.M100]&gt;180;[.M100]-360;[.M100])" office:value-type="float" office:value="2.219491">
            <text:p>2.219491</text:p>
          </table:table-cell>
          <table:table-cell table:formula="of:=IF([.N100]&gt;180;[.N100]-360;[.N100])" office:value-type="float" office:value="0.576625">
            <text:p>0.576625</text:p>
          </table:table-cell>
          <table:table-cell office:value-type="float" office:value="0">
            <text:p>0</text:p>
          </table:table-cell>
          <table:table-cell office:value-type="float" office:value="357.8293">
            <text:p>357.8293</text:p>
          </table:table-cell>
          <table:table-cell office:value-type="float" office:value="359.645">
            <text:p>359.645</text:p>
          </table:table-cell>
          <table:table-cell office:value-type="float" office:value="1.810208">
            <text:p>1.810208</text:p>
          </table:table-cell>
          <table:table-cell office:value-type="float" office:value="1.327621">
            <text:p>1.327621</text:p>
          </table:table-cell>
          <table:table-cell office:value-type="float" office:value="2.219491">
            <text:p>2.219491</text:p>
          </table:table-cell>
          <table:table-cell office:value-type="float" office:value="0.576625">
            <text:p>0.576625</text:p>
          </table:table-cell>
          <table:table-cell table:number-columns-repeated="4"/>
        </table:table-row>
        <table:table-row table:style-name="ro1">
          <table:table-cell office:value-type="float" office:value="1.979999">
            <text:p>1.979999</text:p>
          </table:table-cell>
          <table:table-cell table:formula="of:=IF([.N101]&gt;180;[.N101]-360;[.N101])" office:value-type="float" office:value="0.4357193">
            <text:p>0.4357193</text:p>
          </table:table-cell>
          <table:table-cell table:formula="of:=IF([.J101]&gt;180;[.J101]-360;[.J101])" office:value-type="float" office:value="-0.369799999999998">
            <text:p>-0.3698</text:p>
          </table:table-cell>
          <table:table-cell table:formula="of:=IF([.K101]&gt;180;[.K101]-360;[.K101])" office:value-type="float" office:value="1.925083">
            <text:p>1.925083</text:p>
          </table:table-cell>
          <table:table-cell table:formula="of:=IF([.L101]&gt;180;[.L101]-360;[.L101])" office:value-type="float" office:value="1.277036">
            <text:p>1.277036</text:p>
          </table:table-cell>
          <table:table-cell table:formula="of:=IF([.M101]&gt;180;[.M101]-360;[.M101])" office:value-type="float" office:value="2.330011">
            <text:p>2.330011</text:p>
          </table:table-cell>
          <table:table-cell table:formula="of:=IF([.N101]&gt;180;[.N101]-360;[.N101])" office:value-type="float" office:value="0.4357193">
            <text:p>0.4357193</text:p>
          </table:table-cell>
          <table:table-cell office:value-type="float" office:value="0">
            <text:p>0</text:p>
          </table:table-cell>
          <table:table-cell office:value-type="float" office:value="357.8596">
            <text:p>357.8596</text:p>
          </table:table-cell>
          <table:table-cell office:value-type="float" office:value="359.6302">
            <text:p>359.6302</text:p>
          </table:table-cell>
          <table:table-cell office:value-type="float" office:value="1.925083">
            <text:p>1.925083</text:p>
          </table:table-cell>
          <table:table-cell office:value-type="float" office:value="1.277036">
            <text:p>1.277036</text:p>
          </table:table-cell>
          <table:table-cell office:value-type="float" office:value="2.330011">
            <text:p>2.330011</text:p>
          </table:table-cell>
          <table:table-cell office:value-type="float" office:value="0.4357193">
            <text:p>0.4357193</text:p>
          </table:table-cell>
          <table:table-cell table:number-columns-repeated="4"/>
        </table:table-row>
        <table:table-row table:style-name="ro1">
          <table:table-cell office:value-type="float" office:value="1.999999">
            <text:p>1.999999</text:p>
          </table:table-cell>
          <table:table-cell table:formula="of:=IF([.N102]&gt;180;[.N102]-360;[.N102])" office:value-type="float" office:value="0.3184352">
            <text:p>0.3184352</text:p>
          </table:table-cell>
          <table:table-cell table:formula="of:=IF([.J102]&gt;180;[.J102]-360;[.J102])" office:value-type="float" office:value="-0.387400000000014">
            <text:p>-0.3874</text:p>
          </table:table-cell>
          <table:table-cell table:formula="of:=IF([.K102]&gt;180;[.K102]-360;[.K102])" office:value-type="float" office:value="1.997277">
            <text:p>1.997277</text:p>
          </table:table-cell>
          <table:table-cell table:formula="of:=IF([.L102]&gt;180;[.L102]-360;[.L102])" office:value-type="float" office:value="1.108812">
            <text:p>1.108812</text:p>
          </table:table-cell>
          <table:table-cell table:formula="of:=IF([.M102]&gt;180;[.M102]-360;[.M102])" office:value-type="float" office:value="2.388542">
            <text:p>2.388542</text:p>
          </table:table-cell>
          <table:table-cell table:formula="of:=IF([.N102]&gt;180;[.N102]-360;[.N102])" office:value-type="float" office:value="0.3184352">
            <text:p>0.3184352</text:p>
          </table:table-cell>
          <table:table-cell office:value-type="float" office:value="0">
            <text:p>0</text:p>
          </table:table-cell>
          <table:table-cell office:value-type="float" office:value="357.9067">
            <text:p>357.9067</text:p>
          </table:table-cell>
          <table:table-cell office:value-type="float" office:value="359.6126">
            <text:p>359.6126</text:p>
          </table:table-cell>
          <table:table-cell office:value-type="float" office:value="1.997277">
            <text:p>1.997277</text:p>
          </table:table-cell>
          <table:table-cell office:value-type="float" office:value="1.108812">
            <text:p>1.108812</text:p>
          </table:table-cell>
          <table:table-cell office:value-type="float" office:value="2.388542">
            <text:p>2.388542</text:p>
          </table:table-cell>
          <table:table-cell office:value-type="float" office:value="0.3184352">
            <text:p>0.3184352</text:p>
          </table:table-cell>
          <table:table-cell table:number-columns-repeated="4"/>
        </table:table-row>
        <table:table-row table:style-name="ro1">
          <table:table-cell office:value-type="float" office:value="2.019999">
            <text:p>2.019999</text:p>
          </table:table-cell>
          <table:table-cell table:formula="of:=IF([.N103]&gt;180;[.N103]-360;[.N103])" office:value-type="float" office:value="0.2142153">
            <text:p>0.2142153</text:p>
          </table:table-cell>
          <table:table-cell table:formula="of:=IF([.J103]&gt;180;[.J103]-360;[.J103])" office:value-type="float" office:value="-0.3947">
            <text:p>-0.3947</text:p>
          </table:table-cell>
          <table:table-cell table:formula="of:=IF([.K103]&gt;180;[.K103]-360;[.K103])" office:value-type="float" office:value="2.013111">
            <text:p>2.013111</text:p>
          </table:table-cell>
          <table:table-cell table:formula="of:=IF([.L103]&gt;180;[.L103]-360;[.L103])" office:value-type="float" office:value="0.8740913">
            <text:p>0.8740913</text:p>
          </table:table-cell>
          <table:table-cell table:formula="of:=IF([.M103]&gt;180;[.M103]-360;[.M103])" office:value-type="float" office:value="2.399009">
            <text:p>2.399009</text:p>
          </table:table-cell>
          <table:table-cell table:formula="of:=IF([.N103]&gt;180;[.N103]-360;[.N103])" office:value-type="float" office:value="0.2142153">
            <text:p>0.2142153</text:p>
          </table:table-cell>
          <table:table-cell office:value-type="float" office:value="0">
            <text:p>0</text:p>
          </table:table-cell>
          <table:table-cell office:value-type="float" office:value="357.9678">
            <text:p>357.9678</text:p>
          </table:table-cell>
          <table:table-cell office:value-type="float" office:value="359.6053">
            <text:p>359.6053</text:p>
          </table:table-cell>
          <table:table-cell office:value-type="float" office:value="2.013111">
            <text:p>2.013111</text:p>
          </table:table-cell>
          <table:table-cell office:value-type="float" office:value="0.8740913">
            <text:p>0.8740913</text:p>
          </table:table-cell>
          <table:table-cell office:value-type="float" office:value="2.399009">
            <text:p>2.399009</text:p>
          </table:table-cell>
          <table:table-cell office:value-type="float" office:value="0.2142153">
            <text:p>0.2142153</text:p>
          </table:table-cell>
          <table:table-cell table:number-columns-repeated="4"/>
        </table:table-row>
        <table:table-row table:style-name="ro1">
          <table:table-cell office:value-type="float" office:value="2.039999">
            <text:p>2.039999</text:p>
          </table:table-cell>
          <table:table-cell table:formula="of:=IF([.N104]&gt;180;[.N104]-360;[.N104])" office:value-type="float" office:value="0.144578">
            <text:p>0.144578</text:p>
          </table:table-cell>
          <table:table-cell table:formula="of:=IF([.J104]&gt;180;[.J104]-360;[.J104])" office:value-type="float" office:value="-0.408399999999972">
            <text:p>-0.4084</text:p>
          </table:table-cell>
          <table:table-cell table:formula="of:=IF([.K104]&gt;180;[.K104]-360;[.K104])" office:value-type="float" office:value="1.986532">
            <text:p>1.986532</text:p>
          </table:table-cell>
          <table:table-cell table:formula="of:=IF([.L104]&gt;180;[.L104]-360;[.L104])" office:value-type="float" office:value="0.6098039">
            <text:p>0.6098039</text:p>
          </table:table-cell>
          <table:table-cell table:formula="of:=IF([.M104]&gt;180;[.M104]-360;[.M104])" office:value-type="float" office:value="2.404059">
            <text:p>2.404059</text:p>
          </table:table-cell>
          <table:table-cell table:formula="of:=IF([.N104]&gt;180;[.N104]-360;[.N104])" office:value-type="float" office:value="0.144578">
            <text:p>0.144578</text:p>
          </table:table-cell>
          <table:table-cell office:value-type="float" office:value="0">
            <text:p>0</text:p>
          </table:table-cell>
          <table:table-cell office:value-type="float" office:value="358.0264">
            <text:p>358.0264</text:p>
          </table:table-cell>
          <table:table-cell office:value-type="float" office:value="359.5916">
            <text:p>359.5916</text:p>
          </table:table-cell>
          <table:table-cell office:value-type="float" office:value="1.986532">
            <text:p>1.986532</text:p>
          </table:table-cell>
          <table:table-cell office:value-type="float" office:value="0.6098039">
            <text:p>0.6098039</text:p>
          </table:table-cell>
          <table:table-cell office:value-type="float" office:value="2.404059">
            <text:p>2.404059</text:p>
          </table:table-cell>
          <table:table-cell office:value-type="float" office:value="0.144578">
            <text:p>0.144578</text:p>
          </table:table-cell>
          <table:table-cell table:number-columns-repeated="4"/>
        </table:table-row>
        <table:table-row table:style-name="ro1">
          <table:table-cell office:value-type="float" office:value="2.059999">
            <text:p>2.059999</text:p>
          </table:table-cell>
          <table:table-cell table:formula="of:=IF([.N105]&gt;180;[.N105]-360;[.N105])" office:value-type="float" office:value="0.0738329">
            <text:p>0.0738329</text:p>
          </table:table-cell>
          <table:table-cell table:formula="of:=IF([.J105]&gt;180;[.J105]-360;[.J105])" office:value-type="float" office:value="-0.399200000000008">
            <text:p>-0.3992</text:p>
          </table:table-cell>
          <table:table-cell table:formula="of:=IF([.K105]&gt;180;[.K105]-360;[.K105])" office:value-type="float" office:value="1.925563">
            <text:p>1.925563</text:p>
          </table:table-cell>
          <table:table-cell table:formula="of:=IF([.L105]&gt;180;[.L105]-360;[.L105])" office:value-type="float" office:value="0.3635063">
            <text:p>0.3635063</text:p>
          </table:table-cell>
          <table:table-cell table:formula="of:=IF([.M105]&gt;180;[.M105]-360;[.M105])" office:value-type="float" office:value="2.467157">
            <text:p>2.467157</text:p>
          </table:table-cell>
          <table:table-cell table:formula="of:=IF([.N105]&gt;180;[.N105]-360;[.N105])" office:value-type="float" office:value="0.0738329">
            <text:p>0.0738329</text:p>
          </table:table-cell>
          <table:table-cell office:value-type="float" office:value="0">
            <text:p>0</text:p>
          </table:table-cell>
          <table:table-cell office:value-type="float" office:value="358.0911">
            <text:p>358.0911</text:p>
          </table:table-cell>
          <table:table-cell office:value-type="float" office:value="359.6008">
            <text:p>359.6008</text:p>
          </table:table-cell>
          <table:table-cell office:value-type="float" office:value="1.925563">
            <text:p>1.925563</text:p>
          </table:table-cell>
          <table:table-cell office:value-type="float" office:value="0.3635063">
            <text:p>0.3635063</text:p>
          </table:table-cell>
          <table:table-cell office:value-type="float" office:value="2.467157">
            <text:p>2.467157</text:p>
          </table:table-cell>
          <table:table-cell office:value-type="float" office:value="0.0738329">
            <text:p>0.0738329</text:p>
          </table:table-cell>
          <table:table-cell table:number-columns-repeated="4"/>
        </table:table-row>
        <table:table-row table:style-name="ro1">
          <table:table-cell office:value-type="float" office:value="2.079999">
            <text:p>2.079999</text:p>
          </table:table-cell>
          <table:table-cell table:formula="of:=IF([.N106]&gt;180;[.N106]-360;[.N106])" office:value-type="float" office:value="0.000673995">
            <text:p>0.000673995</text:p>
          </table:table-cell>
          <table:table-cell table:formula="of:=IF([.J106]&gt;180;[.J106]-360;[.J106])" office:value-type="float" office:value="-0.386900000000026">
            <text:p>-0.3869</text:p>
          </table:table-cell>
          <table:table-cell table:formula="of:=IF([.K106]&gt;180;[.K106]-360;[.K106])" office:value-type="float" office:value="1.829195">
            <text:p>1.829195</text:p>
          </table:table-cell>
          <table:table-cell table:formula="of:=IF([.L106]&gt;180;[.L106]-360;[.L106])" office:value-type="float" office:value="0.1817367">
            <text:p>0.1817367</text:p>
          </table:table-cell>
          <table:table-cell table:formula="of:=IF([.M106]&gt;180;[.M106]-360;[.M106])" office:value-type="float" office:value="2.498892">
            <text:p>2.498892</text:p>
          </table:table-cell>
          <table:table-cell table:formula="of:=IF([.N106]&gt;180;[.N106]-360;[.N106])" office:value-type="float" office:value="0.000673995">
            <text:p>0.000673995</text:p>
          </table:table-cell>
          <table:table-cell office:value-type="float" office:value="0">
            <text:p>0</text:p>
          </table:table-cell>
          <table:table-cell office:value-type="float" office:value="358.1495">
            <text:p>358.1495</text:p>
          </table:table-cell>
          <table:table-cell office:value-type="float" office:value="359.6131">
            <text:p>359.6131</text:p>
          </table:table-cell>
          <table:table-cell office:value-type="float" office:value="1.829195">
            <text:p>1.829195</text:p>
          </table:table-cell>
          <table:table-cell office:value-type="float" office:value="0.1817367">
            <text:p>0.1817367</text:p>
          </table:table-cell>
          <table:table-cell office:value-type="float" office:value="2.498892">
            <text:p>2.498892</text:p>
          </table:table-cell>
          <table:table-cell office:value-type="float" office:value="0.000673995">
            <text:p>0.000673995</text:p>
          </table:table-cell>
          <table:table-cell table:number-columns-repeated="4"/>
        </table:table-row>
        <table:table-row table:style-name="ro1">
          <table:table-cell office:value-type="float" office:value="2.099999">
            <text:p>2.099999</text:p>
          </table:table-cell>
          <table:table-cell table:formula="of:=IF([.N107]&gt;180;[.N107]-360;[.N107])" office:value-type="float" office:value="-0.0480000000000018">
            <text:p>-0.048</text:p>
          </table:table-cell>
          <table:table-cell table:formula="of:=IF([.J107]&gt;180;[.J107]-360;[.J107])" office:value-type="float" office:value="-0.373899999999992">
            <text:p>-0.3739</text:p>
          </table:table-cell>
          <table:table-cell table:formula="of:=IF([.K107]&gt;180;[.K107]-360;[.K107])" office:value-type="float" office:value="1.723325">
            <text:p>1.723325</text:p>
          </table:table-cell>
          <table:table-cell table:formula="of:=IF([.L107]&gt;180;[.L107]-360;[.L107])" office:value-type="float" office:value="0.06201128">
            <text:p>0.06201128</text:p>
          </table:table-cell>
          <table:table-cell table:formula="of:=IF([.M107]&gt;180;[.M107]-360;[.M107])" office:value-type="float" office:value="2.459445">
            <text:p>2.459445</text:p>
          </table:table-cell>
          <table:table-cell table:formula="of:=IF([.N107]&gt;180;[.N107]-360;[.N107])" office:value-type="float" office:value="-0.0480000000000018">
            <text:p>-0.048</text:p>
          </table:table-cell>
          <table:table-cell office:value-type="float" office:value="0">
            <text:p>0</text:p>
          </table:table-cell>
          <table:table-cell office:value-type="float" office:value="358.2088">
            <text:p>358.2088</text:p>
          </table:table-cell>
          <table:table-cell office:value-type="float" office:value="359.6261">
            <text:p>359.6261</text:p>
          </table:table-cell>
          <table:table-cell office:value-type="float" office:value="1.723325">
            <text:p>1.723325</text:p>
          </table:table-cell>
          <table:table-cell office:value-type="float" office:value="0.06201128">
            <text:p>0.06201128</text:p>
          </table:table-cell>
          <table:table-cell office:value-type="float" office:value="2.459445">
            <text:p>2.459445</text:p>
          </table:table-cell>
          <table:table-cell office:value-type="float" office:value="359.952">
            <text:p>359.952</text:p>
          </table:table-cell>
          <table:table-cell table:number-columns-repeated="4"/>
        </table:table-row>
        <table:table-row table:style-name="ro1">
          <table:table-cell office:value-type="float" office:value="2.119999">
            <text:p>2.119999</text:p>
          </table:table-cell>
          <table:table-cell table:formula="of:=IF([.N108]&gt;180;[.N108]-360;[.N108])" office:value-type="float" office:value="-0.0541999999999803">
            <text:p>-0.0542</text:p>
          </table:table-cell>
          <table:table-cell table:formula="of:=IF([.J108]&gt;180;[.J108]-360;[.J108])" office:value-type="float" office:value="-0.330800000000011">
            <text:p>-0.3308</text:p>
          </table:table-cell>
          <table:table-cell table:formula="of:=IF([.K108]&gt;180;[.K108]-360;[.K108])" office:value-type="float" office:value="1.615807">
            <text:p>1.615807</text:p>
          </table:table-cell>
          <table:table-cell table:formula="of:=IF([.L108]&gt;180;[.L108]-360;[.L108])" office:value-type="float" office:value="-0.0264000000000237">
            <text:p>-0.0264</text:p>
          </table:table-cell>
          <table:table-cell table:formula="of:=IF([.M108]&gt;180;[.M108]-360;[.M108])" office:value-type="float" office:value="2.374116">
            <text:p>2.374116</text:p>
          </table:table-cell>
          <table:table-cell table:formula="of:=IF([.N108]&gt;180;[.N108]-360;[.N108])" office:value-type="float" office:value="-0.0541999999999803">
            <text:p>-0.0542</text:p>
          </table:table-cell>
          <table:table-cell office:value-type="float" office:value="0">
            <text:p>0</text:p>
          </table:table-cell>
          <table:table-cell office:value-type="float" office:value="358.2533">
            <text:p>358.2533</text:p>
          </table:table-cell>
          <table:table-cell office:value-type="float" office:value="359.6692">
            <text:p>359.6692</text:p>
          </table:table-cell>
          <table:table-cell office:value-type="float" office:value="1.615807">
            <text:p>1.615807</text:p>
          </table:table-cell>
          <table:table-cell office:value-type="float" office:value="359.9736">
            <text:p>359.9736</text:p>
          </table:table-cell>
          <table:table-cell office:value-type="float" office:value="2.374116">
            <text:p>2.374116</text:p>
          </table:table-cell>
          <table:table-cell office:value-type="float" office:value="359.9458">
            <text:p>359.9458</text:p>
          </table:table-cell>
          <table:table-cell table:number-columns-repeated="4"/>
        </table:table-row>
        <table:table-row table:style-name="ro1">
          <table:table-cell office:value-type="float" office:value="2.139999">
            <text:p>2.139999</text:p>
          </table:table-cell>
          <table:table-cell table:formula="of:=IF([.N109]&gt;180;[.N109]-360;[.N109])" office:value-type="float" office:value="-0.0283999999999764">
            <text:p>-0.0284</text:p>
          </table:table-cell>
          <table:table-cell table:formula="of:=IF([.J109]&gt;180;[.J109]-360;[.J109])" office:value-type="float" office:value="-0.271500000000003">
            <text:p>-0.2715</text:p>
          </table:table-cell>
          <table:table-cell table:formula="of:=IF([.K109]&gt;180;[.K109]-360;[.K109])" office:value-type="float" office:value="1.499797">
            <text:p>1.499797</text:p>
          </table:table-cell>
          <table:table-cell table:formula="of:=IF([.L109]&gt;180;[.L109]-360;[.L109])" office:value-type="float" office:value="-0.101900000000001">
            <text:p>-0.1019</text:p>
          </table:table-cell>
          <table:table-cell table:formula="of:=IF([.M109]&gt;180;[.M109]-360;[.M109])" office:value-type="float" office:value="2.280202">
            <text:p>2.280202</text:p>
          </table:table-cell>
          <table:table-cell table:formula="of:=IF([.N109]&gt;180;[.N109]-360;[.N109])" office:value-type="float" office:value="-0.0283999999999764">
            <text:p>-0.0284</text:p>
          </table:table-cell>
          <table:table-cell office:value-type="float" office:value="0">
            <text:p>0</text:p>
          </table:table-cell>
          <table:table-cell office:value-type="float" office:value="358.2897">
            <text:p>358.2897</text:p>
          </table:table-cell>
          <table:table-cell office:value-type="float" office:value="359.7285">
            <text:p>359.7285</text:p>
          </table:table-cell>
          <table:table-cell office:value-type="float" office:value="1.499797">
            <text:p>1.499797</text:p>
          </table:table-cell>
          <table:table-cell office:value-type="float" office:value="359.8981">
            <text:p>359.8981</text:p>
          </table:table-cell>
          <table:table-cell office:value-type="float" office:value="2.280202">
            <text:p>2.280202</text:p>
          </table:table-cell>
          <table:table-cell office:value-type="float" office:value="359.9716">
            <text:p>359.9716</text:p>
          </table:table-cell>
          <table:table-cell table:number-columns-repeated="4"/>
        </table:table-row>
        <table:table-row table:style-name="ro1">
          <table:table-cell office:value-type="float" office:value="2.159999">
            <text:p>2.159999</text:p>
          </table:table-cell>
          <table:table-cell table:formula="of:=IF([.N110]&gt;180;[.N110]-360;[.N110])" office:value-type="float" office:value="0.01321526">
            <text:p>0.01321526</text:p>
          </table:table-cell>
          <table:table-cell table:formula="of:=IF([.J110]&gt;180;[.J110]-360;[.J110])" office:value-type="float" office:value="-0.199799999999982">
            <text:p>-0.1998</text:p>
          </table:table-cell>
          <table:table-cell table:formula="of:=IF([.K110]&gt;180;[.K110]-360;[.K110])" office:value-type="float" office:value="1.336511">
            <text:p>1.336511</text:p>
          </table:table-cell>
          <table:table-cell table:formula="of:=IF([.L110]&gt;180;[.L110]-360;[.L110])" office:value-type="float" office:value="-0.161200000000008">
            <text:p>-0.1612</text:p>
          </table:table-cell>
          <table:table-cell table:formula="of:=IF([.M110]&gt;180;[.M110]-360;[.M110])" office:value-type="float" office:value="2.211074">
            <text:p>2.211074</text:p>
          </table:table-cell>
          <table:table-cell table:formula="of:=IF([.N110]&gt;180;[.N110]-360;[.N110])" office:value-type="float" office:value="0.01321526">
            <text:p>0.01321526</text:p>
          </table:table-cell>
          <table:table-cell office:value-type="float" office:value="0">
            <text:p>0</text:p>
          </table:table-cell>
          <table:table-cell office:value-type="float" office:value="358.2774">
            <text:p>358.2774</text:p>
          </table:table-cell>
          <table:table-cell office:value-type="float" office:value="359.8002">
            <text:p>359.8002</text:p>
          </table:table-cell>
          <table:table-cell office:value-type="float" office:value="1.336511">
            <text:p>1.336511</text:p>
          </table:table-cell>
          <table:table-cell office:value-type="float" office:value="359.8388">
            <text:p>359.8388</text:p>
          </table:table-cell>
          <table:table-cell office:value-type="float" office:value="2.211074">
            <text:p>2.211074</text:p>
          </table:table-cell>
          <table:table-cell office:value-type="float" office:value="0.01321526">
            <text:p>0.01321526</text:p>
          </table:table-cell>
          <table:table-cell table:number-columns-repeated="4"/>
        </table:table-row>
        <table:table-row table:style-name="ro1">
          <table:table-cell office:value-type="float" office:value="2.179999">
            <text:p>2.179999</text:p>
          </table:table-cell>
          <table:table-cell table:formula="of:=IF([.N111]&gt;180;[.N111]-360;[.N111])" office:value-type="float" office:value="0.07647022">
            <text:p>0.07647022</text:p>
          </table:table-cell>
          <table:table-cell table:formula="of:=IF([.J111]&gt;180;[.J111]-360;[.J111])" office:value-type="float" office:value="-0.140699999999981">
            <text:p>-0.1407</text:p>
          </table:table-cell>
          <table:table-cell table:formula="of:=IF([.K111]&gt;180;[.K111]-360;[.K111])" office:value-type="float" office:value="1.121229">
            <text:p>1.121229</text:p>
          </table:table-cell>
          <table:table-cell table:formula="of:=IF([.L111]&gt;180;[.L111]-360;[.L111])" office:value-type="float" office:value="-0.194299999999998">
            <text:p>-0.1943</text:p>
          </table:table-cell>
          <table:table-cell table:formula="of:=IF([.M111]&gt;180;[.M111]-360;[.M111])" office:value-type="float" office:value="2.184371">
            <text:p>2.184371</text:p>
          </table:table-cell>
          <table:table-cell table:formula="of:=IF([.N111]&gt;180;[.N111]-360;[.N111])" office:value-type="float" office:value="0.07647022">
            <text:p>0.07647022</text:p>
          </table:table-cell>
          <table:table-cell office:value-type="float" office:value="0">
            <text:p>0</text:p>
          </table:table-cell>
          <table:table-cell office:value-type="float" office:value="358.2418">
            <text:p>358.2418</text:p>
          </table:table-cell>
          <table:table-cell office:value-type="float" office:value="359.8593">
            <text:p>359.8593</text:p>
          </table:table-cell>
          <table:table-cell office:value-type="float" office:value="1.121229">
            <text:p>1.121229</text:p>
          </table:table-cell>
          <table:table-cell office:value-type="float" office:value="359.8057">
            <text:p>359.8057</text:p>
          </table:table-cell>
          <table:table-cell office:value-type="float" office:value="2.184371">
            <text:p>2.184371</text:p>
          </table:table-cell>
          <table:table-cell office:value-type="float" office:value="0.07647022">
            <text:p>0.07647022</text:p>
          </table:table-cell>
          <table:table-cell table:number-columns-repeated="4"/>
        </table:table-row>
        <table:table-row table:style-name="ro1">
          <table:table-cell office:value-type="float" office:value="2.199999">
            <text:p>2.199999</text:p>
          </table:table-cell>
          <table:table-cell table:formula="of:=IF([.N112]&gt;180;[.N112]-360;[.N112])" office:value-type="float" office:value="0.1694174">
            <text:p>0.1694174</text:p>
          </table:table-cell>
          <table:table-cell table:formula="of:=IF([.J112]&gt;180;[.J112]-360;[.J112])" office:value-type="float" office:value="-0.0740999999999872">
            <text:p>-0.0741</text:p>
          </table:table-cell>
          <table:table-cell table:formula="of:=IF([.K112]&gt;180;[.K112]-360;[.K112])" office:value-type="float" office:value="0.8871611">
            <text:p>0.8871611</text:p>
          </table:table-cell>
          <table:table-cell table:formula="of:=IF([.L112]&gt;180;[.L112]-360;[.L112])" office:value-type="float" office:value="-0.181600000000003">
            <text:p>-0.1816</text:p>
          </table:table-cell>
          <table:table-cell table:formula="of:=IF([.M112]&gt;180;[.M112]-360;[.M112])" office:value-type="float" office:value="2.251681">
            <text:p>2.251681</text:p>
          </table:table-cell>
          <table:table-cell table:formula="of:=IF([.N112]&gt;180;[.N112]-360;[.N112])" office:value-type="float" office:value="0.1694174">
            <text:p>0.1694174</text:p>
          </table:table-cell>
          <table:table-cell office:value-type="float" office:value="0">
            <text:p>0</text:p>
          </table:table-cell>
          <table:table-cell office:value-type="float" office:value="358.1945">
            <text:p>358.1945</text:p>
          </table:table-cell>
          <table:table-cell office:value-type="float" office:value="359.9259">
            <text:p>359.9259</text:p>
          </table:table-cell>
          <table:table-cell office:value-type="float" office:value="0.8871611">
            <text:p>0.8871611</text:p>
          </table:table-cell>
          <table:table-cell office:value-type="float" office:value="359.8184">
            <text:p>359.8184</text:p>
          </table:table-cell>
          <table:table-cell office:value-type="float" office:value="2.251681">
            <text:p>2.251681</text:p>
          </table:table-cell>
          <table:table-cell office:value-type="float" office:value="0.1694174">
            <text:p>0.1694174</text:p>
          </table:table-cell>
          <table:table-cell table:number-columns-repeated="4"/>
        </table:table-row>
        <table:table-row table:style-name="ro1">
          <table:table-cell office:value-type="float" office:value="2.219999">
            <text:p>2.219999</text:p>
          </table:table-cell>
          <table:table-cell table:formula="of:=IF([.N113]&gt;180;[.N113]-360;[.N113])" office:value-type="float" office:value="0.2958904">
            <text:p>0.2958904</text:p>
          </table:table-cell>
          <table:table-cell table:formula="of:=IF([.J113]&gt;180;[.J113]-360;[.J113])" office:value-type="float" office:value="-0.0172000000000025">
            <text:p>-0.0172</text:p>
          </table:table-cell>
          <table:table-cell table:formula="of:=IF([.K113]&gt;180;[.K113]-360;[.K113])" office:value-type="float" office:value="0.6478487">
            <text:p>0.6478487</text:p>
          </table:table-cell>
          <table:table-cell table:formula="of:=IF([.L113]&gt;180;[.L113]-360;[.L113])" office:value-type="float" office:value="-0.109899999999982">
            <text:p>-0.1099</text:p>
          </table:table-cell>
          <table:table-cell table:formula="of:=IF([.M113]&gt;180;[.M113]-360;[.M113])" office:value-type="float" office:value="2.381802">
            <text:p>2.381802</text:p>
          </table:table-cell>
          <table:table-cell table:formula="of:=IF([.N113]&gt;180;[.N113]-360;[.N113])" office:value-type="float" office:value="0.2958904">
            <text:p>0.2958904</text:p>
          </table:table-cell>
          <table:table-cell office:value-type="float" office:value="0">
            <text:p>0</text:p>
          </table:table-cell>
          <table:table-cell office:value-type="float" office:value="358.1367">
            <text:p>358.1367</text:p>
          </table:table-cell>
          <table:table-cell office:value-type="float" office:value="359.9828">
            <text:p>359.9828</text:p>
          </table:table-cell>
          <table:table-cell office:value-type="float" office:value="0.6478487">
            <text:p>0.6478487</text:p>
          </table:table-cell>
          <table:table-cell office:value-type="float" office:value="359.8901">
            <text:p>359.8901</text:p>
          </table:table-cell>
          <table:table-cell office:value-type="float" office:value="2.381802">
            <text:p>2.381802</text:p>
          </table:table-cell>
          <table:table-cell office:value-type="float" office:value="0.2958904">
            <text:p>0.2958904</text:p>
          </table:table-cell>
          <table:table-cell table:number-columns-repeated="4"/>
        </table:table-row>
        <table:table-row table:style-name="ro1">
          <table:table-cell office:value-type="float" office:value="2.239999">
            <text:p>2.239999</text:p>
          </table:table-cell>
          <table:table-cell table:formula="of:=IF([.N114]&gt;180;[.N114]-360;[.N114])" office:value-type="float" office:value="0.454918">
            <text:p>0.454918</text:p>
          </table:table-cell>
          <table:table-cell table:formula="of:=IF([.J114]&gt;180;[.J114]-360;[.J114])" office:value-type="float" office:value="0.02225139">
            <text:p>0.02225139</text:p>
          </table:table-cell>
          <table:table-cell table:formula="of:=IF([.K114]&gt;180;[.K114]-360;[.K114])" office:value-type="float" office:value="0.4037138">
            <text:p>0.4037138</text:p>
          </table:table-cell>
          <table:table-cell table:formula="of:=IF([.L114]&gt;180;[.L114]-360;[.L114])" office:value-type="float" office:value="0.02415838">
            <text:p>0.02415838</text:p>
          </table:table-cell>
          <table:table-cell table:formula="of:=IF([.M114]&gt;180;[.M114]-360;[.M114])" office:value-type="float" office:value="2.477063">
            <text:p>2.477063</text:p>
          </table:table-cell>
          <table:table-cell table:formula="of:=IF([.N114]&gt;180;[.N114]-360;[.N114])" office:value-type="float" office:value="0.454918">
            <text:p>0.454918</text:p>
          </table:table-cell>
          <table:table-cell office:value-type="float" office:value="0">
            <text:p>0</text:p>
          </table:table-cell>
          <table:table-cell office:value-type="float" office:value="358.0684">
            <text:p>358.0684</text:p>
          </table:table-cell>
          <table:table-cell office:value-type="float" office:value="0.02225139">
            <text:p>0.02225139</text:p>
          </table:table-cell>
          <table:table-cell office:value-type="float" office:value="0.4037138">
            <text:p>0.4037138</text:p>
          </table:table-cell>
          <table:table-cell office:value-type="float" office:value="0.02415838">
            <text:p>0.02415838</text:p>
          </table:table-cell>
          <table:table-cell office:value-type="float" office:value="2.477063">
            <text:p>2.477063</text:p>
          </table:table-cell>
          <table:table-cell office:value-type="float" office:value="0.454918">
            <text:p>0.454918</text:p>
          </table:table-cell>
          <table:table-cell table:number-columns-repeated="4"/>
        </table:table-row>
        <table:table-row table:style-name="ro1">
          <table:table-cell office:value-type="float" office:value="2.259999">
            <text:p>2.259999</text:p>
          </table:table-cell>
          <table:table-cell table:formula="of:=IF([.N115]&gt;180;[.N115]-360;[.N115])" office:value-type="float" office:value="0.6340615">
            <text:p>0.6340615</text:p>
          </table:table-cell>
          <table:table-cell table:formula="of:=IF([.J115]&gt;180;[.J115]-360;[.J115])" office:value-type="float" office:value="0.06582301">
            <text:p>0.06582301</text:p>
          </table:table-cell>
          <table:table-cell table:formula="of:=IF([.K115]&gt;180;[.K115]-360;[.K115])" office:value-type="float" office:value="0.1882324">
            <text:p>0.1882324</text:p>
          </table:table-cell>
          <table:table-cell table:formula="of:=IF([.L115]&gt;180;[.L115]-360;[.L115])" office:value-type="float" office:value="0.1444232">
            <text:p>0.1444232</text:p>
          </table:table-cell>
          <table:table-cell table:formula="of:=IF([.M115]&gt;180;[.M115]-360;[.M115])" office:value-type="float" office:value="2.615171">
            <text:p>2.615171</text:p>
          </table:table-cell>
          <table:table-cell table:formula="of:=IF([.N115]&gt;180;[.N115]-360;[.N115])" office:value-type="float" office:value="0.6340615">
            <text:p>0.6340615</text:p>
          </table:table-cell>
          <table:table-cell office:value-type="float" office:value="0">
            <text:p>0</text:p>
          </table:table-cell>
          <table:table-cell office:value-type="float" office:value="357.9852">
            <text:p>357.9852</text:p>
          </table:table-cell>
          <table:table-cell office:value-type="float" office:value="0.06582301">
            <text:p>0.06582301</text:p>
          </table:table-cell>
          <table:table-cell office:value-type="float" office:value="0.1882324">
            <text:p>0.1882324</text:p>
          </table:table-cell>
          <table:table-cell office:value-type="float" office:value="0.1444232">
            <text:p>0.1444232</text:p>
          </table:table-cell>
          <table:table-cell office:value-type="float" office:value="2.615171">
            <text:p>2.615171</text:p>
          </table:table-cell>
          <table:table-cell office:value-type="float" office:value="0.6340615">
            <text:p>0.6340615</text:p>
          </table:table-cell>
          <table:table-cell table:number-columns-repeated="4"/>
        </table:table-row>
        <table:table-row table:style-name="ro1">
          <table:table-cell office:value-type="float" office:value="2.279999">
            <text:p>2.279999</text:p>
          </table:table-cell>
          <table:table-cell table:formula="of:=IF([.N116]&gt;180;[.N116]-360;[.N116])" office:value-type="float" office:value="0.8233697">
            <text:p>0.8233697</text:p>
          </table:table-cell>
          <table:table-cell table:formula="of:=IF([.J116]&gt;180;[.J116]-360;[.J116])" office:value-type="float" office:value="0.0902001">
            <text:p>0.0902001</text:p>
          </table:table-cell>
          <table:table-cell table:formula="of:=IF([.K116]&gt;180;[.K116]-360;[.K116])" office:value-type="float" office:value="0.006514987">
            <text:p>0.006514987</text:p>
          </table:table-cell>
          <table:table-cell table:formula="of:=IF([.L116]&gt;180;[.L116]-360;[.L116])" office:value-type="float" office:value="0.2490364">
            <text:p>0.2490364</text:p>
          </table:table-cell>
          <table:table-cell table:formula="of:=IF([.M116]&gt;180;[.M116]-360;[.M116])" office:value-type="float" office:value="2.764447">
            <text:p>2.764447</text:p>
          </table:table-cell>
          <table:table-cell table:formula="of:=IF([.N116]&gt;180;[.N116]-360;[.N116])" office:value-type="float" office:value="0.8233697">
            <text:p>0.8233697</text:p>
          </table:table-cell>
          <table:table-cell office:value-type="float" office:value="0">
            <text:p>0</text:p>
          </table:table-cell>
          <table:table-cell office:value-type="float" office:value="357.9032">
            <text:p>357.9032</text:p>
          </table:table-cell>
          <table:table-cell office:value-type="float" office:value="0.0902001">
            <text:p>0.0902001</text:p>
          </table:table-cell>
          <table:table-cell office:value-type="float" office:value="0.006514987">
            <text:p>0.006514987</text:p>
          </table:table-cell>
          <table:table-cell office:value-type="float" office:value="0.2490364">
            <text:p>0.2490364</text:p>
          </table:table-cell>
          <table:table-cell office:value-type="float" office:value="2.764447">
            <text:p>2.764447</text:p>
          </table:table-cell>
          <table:table-cell office:value-type="float" office:value="0.8233697">
            <text:p>0.8233697</text:p>
          </table:table-cell>
          <table:table-cell table:number-columns-repeated="4"/>
        </table:table-row>
        <table:table-row table:style-name="ro1">
          <table:table-cell office:value-type="float" office:value="2.299999">
            <text:p>2.299999</text:p>
          </table:table-cell>
          <table:table-cell table:formula="of:=IF([.N117]&gt;180;[.N117]-360;[.N117])" office:value-type="float" office:value="0.9847971">
            <text:p>0.9847971</text:p>
          </table:table-cell>
          <table:table-cell table:formula="of:=IF([.J117]&gt;180;[.J117]-360;[.J117])" office:value-type="float" office:value="0.0988208">
            <text:p>0.0988208</text:p>
          </table:table-cell>
          <table:table-cell table:formula="of:=IF([.K117]&gt;180;[.K117]-360;[.K117])" office:value-type="float" office:value="-0.136000000000024">
            <text:p>-0.136</text:p>
          </table:table-cell>
          <table:table-cell table:formula="of:=IF([.L117]&gt;180;[.L117]-360;[.L117])" office:value-type="float" office:value="0.3496204">
            <text:p>0.3496204</text:p>
          </table:table-cell>
          <table:table-cell table:formula="of:=IF([.M117]&gt;180;[.M117]-360;[.M117])" office:value-type="float" office:value="2.877075">
            <text:p>2.877075</text:p>
          </table:table-cell>
          <table:table-cell table:formula="of:=IF([.N117]&gt;180;[.N117]-360;[.N117])" office:value-type="float" office:value="0.9847971">
            <text:p>0.9847971</text:p>
          </table:table-cell>
          <table:table-cell office:value-type="float" office:value="0">
            <text:p>0</text:p>
          </table:table-cell>
          <table:table-cell office:value-type="float" office:value="357.8206">
            <text:p>357.8206</text:p>
          </table:table-cell>
          <table:table-cell office:value-type="float" office:value="0.0988208">
            <text:p>0.0988208</text:p>
          </table:table-cell>
          <table:table-cell office:value-type="float" office:value="359.864">
            <text:p>359.864</text:p>
          </table:table-cell>
          <table:table-cell office:value-type="float" office:value="0.3496204">
            <text:p>0.3496204</text:p>
          </table:table-cell>
          <table:table-cell office:value-type="float" office:value="2.877075">
            <text:p>2.877075</text:p>
          </table:table-cell>
          <table:table-cell office:value-type="float" office:value="0.9847971">
            <text:p>0.9847971</text:p>
          </table:table-cell>
          <table:table-cell table:number-columns-repeated="4"/>
        </table:table-row>
        <table:table-row table:style-name="ro1">
          <table:table-cell office:value-type="float" office:value="2.319999">
            <text:p>2.319999</text:p>
          </table:table-cell>
          <table:table-cell table:formula="of:=IF([.N118]&gt;180;[.N118]-360;[.N118])" office:value-type="float" office:value="1.097381">
            <text:p>1.097381</text:p>
          </table:table-cell>
          <table:table-cell table:formula="of:=IF([.J118]&gt;180;[.J118]-360;[.J118])" office:value-type="float" office:value="0.07622378">
            <text:p>0.07622378</text:p>
          </table:table-cell>
          <table:table-cell table:formula="of:=IF([.K118]&gt;180;[.K118]-360;[.K118])" office:value-type="float" office:value="-0.229600000000005">
            <text:p>-0.2296</text:p>
          </table:table-cell>
          <table:table-cell table:formula="of:=IF([.L118]&gt;180;[.L118]-360;[.L118])" office:value-type="float" office:value="0.4494596">
            <text:p>0.4494596</text:p>
          </table:table-cell>
          <table:table-cell table:formula="of:=IF([.M118]&gt;180;[.M118]-360;[.M118])" office:value-type="float" office:value="2.906626">
            <text:p>2.906626</text:p>
          </table:table-cell>
          <table:table-cell table:formula="of:=IF([.N118]&gt;180;[.N118]-360;[.N118])" office:value-type="float" office:value="1.097381">
            <text:p>1.097381</text:p>
          </table:table-cell>
          <table:table-cell office:value-type="float" office:value="0">
            <text:p>0</text:p>
          </table:table-cell>
          <table:table-cell office:value-type="float" office:value="357.7504">
            <text:p>357.7504</text:p>
          </table:table-cell>
          <table:table-cell office:value-type="float" office:value="0.07622378">
            <text:p>0.07622378</text:p>
          </table:table-cell>
          <table:table-cell office:value-type="float" office:value="359.7704">
            <text:p>359.7704</text:p>
          </table:table-cell>
          <table:table-cell office:value-type="float" office:value="0.4494596">
            <text:p>0.4494596</text:p>
          </table:table-cell>
          <table:table-cell office:value-type="float" office:value="2.906626">
            <text:p>2.906626</text:p>
          </table:table-cell>
          <table:table-cell office:value-type="float" office:value="1.097381">
            <text:p>1.097381</text:p>
          </table:table-cell>
          <table:table-cell table:number-columns-repeated="4"/>
        </table:table-row>
        <table:table-row table:style-name="ro1">
          <table:table-cell office:value-type="float" office:value="2.339998">
            <text:p>2.339998</text:p>
          </table:table-cell>
          <table:table-cell table:formula="of:=IF([.N119]&gt;180;[.N119]-360;[.N119])" office:value-type="float" office:value="1.166923">
            <text:p>1.166923</text:p>
          </table:table-cell>
          <table:table-cell table:formula="of:=IF([.J119]&gt;180;[.J119]-360;[.J119])" office:value-type="float" office:value="0.07190654">
            <text:p>0.07190654</text:p>
          </table:table-cell>
          <table:table-cell table:formula="of:=IF([.K119]&gt;180;[.K119]-360;[.K119])" office:value-type="float" office:value="-0.266300000000001">
            <text:p>-0.2663</text:p>
          </table:table-cell>
          <table:table-cell table:formula="of:=IF([.L119]&gt;180;[.L119]-360;[.L119])" office:value-type="float" office:value="0.5070257">
            <text:p>0.5070257</text:p>
          </table:table-cell>
          <table:table-cell table:formula="of:=IF([.M119]&gt;180;[.M119]-360;[.M119])" office:value-type="float" office:value="2.848118">
            <text:p>2.848118</text:p>
          </table:table-cell>
          <table:table-cell table:formula="of:=IF([.N119]&gt;180;[.N119]-360;[.N119])" office:value-type="float" office:value="1.166923">
            <text:p>1.166923</text:p>
          </table:table-cell>
          <table:table-cell office:value-type="float" office:value="0">
            <text:p>0</text:p>
          </table:table-cell>
          <table:table-cell office:value-type="float" office:value="357.686">
            <text:p>357.686</text:p>
          </table:table-cell>
          <table:table-cell office:value-type="float" office:value="0.07190654">
            <text:p>0.07190654</text:p>
          </table:table-cell>
          <table:table-cell office:value-type="float" office:value="359.7337">
            <text:p>359.7337</text:p>
          </table:table-cell>
          <table:table-cell office:value-type="float" office:value="0.5070257">
            <text:p>0.5070257</text:p>
          </table:table-cell>
          <table:table-cell office:value-type="float" office:value="2.848118">
            <text:p>2.848118</text:p>
          </table:table-cell>
          <table:table-cell office:value-type="float" office:value="1.166923">
            <text:p>1.166923</text:p>
          </table:table-cell>
          <table:table-cell table:number-columns-repeated="4"/>
        </table:table-row>
        <table:table-row table:style-name="ro1">
          <table:table-cell office:value-type="float" office:value="2.359998">
            <text:p>2.359998</text:p>
          </table:table-cell>
          <table:table-cell table:formula="of:=IF([.N120]&gt;180;[.N120]-360;[.N120])" office:value-type="float" office:value="1.212577">
            <text:p>1.212577</text:p>
          </table:table-cell>
          <table:table-cell table:formula="of:=IF([.J120]&gt;180;[.J120]-360;[.J120])" office:value-type="float" office:value="0.06468161">
            <text:p>0.06468161</text:p>
          </table:table-cell>
          <table:table-cell table:formula="of:=IF([.K120]&gt;180;[.K120]-360;[.K120])" office:value-type="float" office:value="-0.240400000000022">
            <text:p>-0.2404</text:p>
          </table:table-cell>
          <table:table-cell table:formula="of:=IF([.L120]&gt;180;[.L120]-360;[.L120])" office:value-type="float" office:value="0.4678804">
            <text:p>0.4678804</text:p>
          </table:table-cell>
          <table:table-cell table:formula="of:=IF([.M120]&gt;180;[.M120]-360;[.M120])" office:value-type="float" office:value="2.69512">
            <text:p>2.69512</text:p>
          </table:table-cell>
          <table:table-cell table:formula="of:=IF([.N120]&gt;180;[.N120]-360;[.N120])" office:value-type="float" office:value="1.212577">
            <text:p>1.212577</text:p>
          </table:table-cell>
          <table:table-cell office:value-type="float" office:value="0">
            <text:p>0</text:p>
          </table:table-cell>
          <table:table-cell office:value-type="float" office:value="357.6248">
            <text:p>357.6248</text:p>
          </table:table-cell>
          <table:table-cell office:value-type="float" office:value="0.06468161">
            <text:p>0.06468161</text:p>
          </table:table-cell>
          <table:table-cell office:value-type="float" office:value="359.7596">
            <text:p>359.7596</text:p>
          </table:table-cell>
          <table:table-cell office:value-type="float" office:value="0.4678804">
            <text:p>0.4678804</text:p>
          </table:table-cell>
          <table:table-cell office:value-type="float" office:value="2.69512">
            <text:p>2.69512</text:p>
          </table:table-cell>
          <table:table-cell office:value-type="float" office:value="1.212577">
            <text:p>1.212577</text:p>
          </table:table-cell>
          <table:table-cell table:number-columns-repeated="4"/>
        </table:table-row>
        <table:table-row table:style-name="ro1">
          <table:table-cell office:value-type="float" office:value="2.379998">
            <text:p>2.379998</text:p>
          </table:table-cell>
          <table:table-cell table:formula="of:=IF([.N121]&gt;180;[.N121]-360;[.N121])" office:value-type="float" office:value="1.284035">
            <text:p>1.284035</text:p>
          </table:table-cell>
          <table:table-cell table:formula="of:=IF([.J121]&gt;180;[.J121]-360;[.J121])" office:value-type="float" office:value="0.04417016">
            <text:p>0.04417016</text:p>
          </table:table-cell>
          <table:table-cell table:formula="of:=IF([.K121]&gt;180;[.K121]-360;[.K121])" office:value-type="float" office:value="-0.167700000000025">
            <text:p>-0.1677</text:p>
          </table:table-cell>
          <table:table-cell table:formula="of:=IF([.L121]&gt;180;[.L121]-360;[.L121])" office:value-type="float" office:value="0.2723773">
            <text:p>0.2723773</text:p>
          </table:table-cell>
          <table:table-cell table:formula="of:=IF([.M121]&gt;180;[.M121]-360;[.M121])" office:value-type="float" office:value="2.471166">
            <text:p>2.471166</text:p>
          </table:table-cell>
          <table:table-cell table:formula="of:=IF([.N121]&gt;180;[.N121]-360;[.N121])" office:value-type="float" office:value="1.284035">
            <text:p>1.284035</text:p>
          </table:table-cell>
          <table:table-cell office:value-type="float" office:value="0">
            <text:p>0</text:p>
          </table:table-cell>
          <table:table-cell office:value-type="float" office:value="357.5694">
            <text:p>357.5694</text:p>
          </table:table-cell>
          <table:table-cell office:value-type="float" office:value="0.04417016">
            <text:p>0.04417016</text:p>
          </table:table-cell>
          <table:table-cell office:value-type="float" office:value="359.8323">
            <text:p>359.8323</text:p>
          </table:table-cell>
          <table:table-cell office:value-type="float" office:value="0.2723773">
            <text:p>0.2723773</text:p>
          </table:table-cell>
          <table:table-cell office:value-type="float" office:value="2.471166">
            <text:p>2.471166</text:p>
          </table:table-cell>
          <table:table-cell office:value-type="float" office:value="1.284035">
            <text:p>1.284035</text:p>
          </table:table-cell>
          <table:table-cell table:number-columns-repeated="4"/>
        </table:table-row>
        <table:table-row table:style-name="ro1">
          <table:table-cell office:value-type="float" office:value="2.399998">
            <text:p>2.399998</text:p>
          </table:table-cell>
          <table:table-cell table:formula="of:=IF([.N122]&gt;180;[.N122]-360;[.N122])" office:value-type="float" office:value="1.372419">
            <text:p>1.372419</text:p>
          </table:table-cell>
          <table:table-cell table:formula="of:=IF([.J122]&gt;180;[.J122]-360;[.J122])" office:value-type="float" office:value="0.02071594">
            <text:p>0.02071594</text:p>
          </table:table-cell>
          <table:table-cell table:formula="of:=IF([.K122]&gt;180;[.K122]-360;[.K122])" office:value-type="float" office:value="-0.0679999999999836">
            <text:p>-0.068</text:p>
          </table:table-cell>
          <table:table-cell table:formula="of:=IF([.L122]&gt;180;[.L122]-360;[.L122])" office:value-type="float" office:value="-0.0158999999999878">
            <text:p>-0.0159</text:p>
          </table:table-cell>
          <table:table-cell table:formula="of:=IF([.M122]&gt;180;[.M122]-360;[.M122])" office:value-type="float" office:value="2.182503">
            <text:p>2.182503</text:p>
          </table:table-cell>
          <table:table-cell table:formula="of:=IF([.N122]&gt;180;[.N122]-360;[.N122])" office:value-type="float" office:value="1.372419">
            <text:p>1.372419</text:p>
          </table:table-cell>
          <table:table-cell office:value-type="float" office:value="0">
            <text:p>0</text:p>
          </table:table-cell>
          <table:table-cell office:value-type="float" office:value="357.5217">
            <text:p>357.5217</text:p>
          </table:table-cell>
          <table:table-cell office:value-type="float" office:value="0.02071594">
            <text:p>0.02071594</text:p>
          </table:table-cell>
          <table:table-cell office:value-type="float" office:value="359.932">
            <text:p>359.932</text:p>
          </table:table-cell>
          <table:table-cell office:value-type="float" office:value="359.9841">
            <text:p>359.9841</text:p>
          </table:table-cell>
          <table:table-cell office:value-type="float" office:value="2.182503">
            <text:p>2.182503</text:p>
          </table:table-cell>
          <table:table-cell office:value-type="float" office:value="1.372419">
            <text:p>1.372419</text:p>
          </table:table-cell>
          <table:table-cell table:number-columns-repeated="4"/>
        </table:table-row>
        <table:table-row table:style-name="ro1">
          <table:table-cell office:value-type="float" office:value="2.419998">
            <text:p>2.419998</text:p>
          </table:table-cell>
          <table:table-cell table:formula="of:=IF([.N123]&gt;180;[.N123]-360;[.N123])" office:value-type="float" office:value="1.455545">
            <text:p>1.455545</text:p>
          </table:table-cell>
          <table:table-cell table:formula="of:=IF([.J123]&gt;180;[.J123]-360;[.J123])" office:value-type="float" office:value="0.02839503">
            <text:p>0.02839503</text:p>
          </table:table-cell>
          <table:table-cell table:formula="of:=IF([.K123]&gt;180;[.K123]-360;[.K123])" office:value-type="float" office:value="0.04011527">
            <text:p>0.04011527</text:p>
          </table:table-cell>
          <table:table-cell table:formula="of:=IF([.L123]&gt;180;[.L123]-360;[.L123])" office:value-type="float" office:value="-0.317400000000021">
            <text:p>-0.3174</text:p>
          </table:table-cell>
          <table:table-cell table:formula="of:=IF([.M123]&gt;180;[.M123]-360;[.M123])" office:value-type="float" office:value="1.883952">
            <text:p>1.883952</text:p>
          </table:table-cell>
          <table:table-cell table:formula="of:=IF([.N123]&gt;180;[.N123]-360;[.N123])" office:value-type="float" office:value="1.455545">
            <text:p>1.455545</text:p>
          </table:table-cell>
          <table:table-cell office:value-type="float" office:value="0">
            <text:p>0</text:p>
          </table:table-cell>
          <table:table-cell office:value-type="float" office:value="357.4845">
            <text:p>357.4845</text:p>
          </table:table-cell>
          <table:table-cell office:value-type="float" office:value="0.02839503">
            <text:p>0.02839503</text:p>
          </table:table-cell>
          <table:table-cell office:value-type="float" office:value="0.04011527">
            <text:p>0.04011527</text:p>
          </table:table-cell>
          <table:table-cell office:value-type="float" office:value="359.6826">
            <text:p>359.6826</text:p>
          </table:table-cell>
          <table:table-cell office:value-type="float" office:value="1.883952">
            <text:p>1.883952</text:p>
          </table:table-cell>
          <table:table-cell office:value-type="float" office:value="1.455545">
            <text:p>1.455545</text:p>
          </table:table-cell>
          <table:table-cell table:number-columns-repeated="4"/>
        </table:table-row>
        <table:table-row table:style-name="ro1">
          <table:table-cell office:value-type="float" office:value="2.439998">
            <text:p>2.439998</text:p>
          </table:table-cell>
          <table:table-cell table:formula="of:=IF([.N124]&gt;180;[.N124]-360;[.N124])" office:value-type="float" office:value="1.52943">
            <text:p>1.52943</text:p>
          </table:table-cell>
          <table:table-cell table:formula="of:=IF([.J124]&gt;180;[.J124]-360;[.J124])" office:value-type="float" office:value="0.009012522">
            <text:p>0.009012522</text:p>
          </table:table-cell>
          <table:table-cell table:formula="of:=IF([.K124]&gt;180;[.K124]-360;[.K124])" office:value-type="float" office:value="0.1384702">
            <text:p>0.1384702</text:p>
          </table:table-cell>
          <table:table-cell table:formula="of:=IF([.L124]&gt;180;[.L124]-360;[.L124])" office:value-type="float" office:value="-0.494399999999985">
            <text:p>-0.4944</text:p>
          </table:table-cell>
          <table:table-cell table:formula="of:=IF([.M124]&gt;180;[.M124]-360;[.M124])" office:value-type="float" office:value="1.606154">
            <text:p>1.606154</text:p>
          </table:table-cell>
          <table:table-cell table:formula="of:=IF([.N124]&gt;180;[.N124]-360;[.N124])" office:value-type="float" office:value="1.52943">
            <text:p>1.52943</text:p>
          </table:table-cell>
          <table:table-cell office:value-type="float" office:value="0">
            <text:p>0</text:p>
          </table:table-cell>
          <table:table-cell office:value-type="float" office:value="357.4647">
            <text:p>357.4647</text:p>
          </table:table-cell>
          <table:table-cell office:value-type="float" office:value="0.009012522">
            <text:p>0.009012522</text:p>
          </table:table-cell>
          <table:table-cell office:value-type="float" office:value="0.1384702">
            <text:p>0.1384702</text:p>
          </table:table-cell>
          <table:table-cell office:value-type="float" office:value="359.5056">
            <text:p>359.5056</text:p>
          </table:table-cell>
          <table:table-cell office:value-type="float" office:value="1.606154">
            <text:p>1.606154</text:p>
          </table:table-cell>
          <table:table-cell office:value-type="float" office:value="1.52943">
            <text:p>1.52943</text:p>
          </table:table-cell>
          <table:table-cell table:number-columns-repeated="4"/>
        </table:table-row>
        <table:table-row table:style-name="ro1">
          <table:table-cell office:value-type="float" office:value="2.459998">
            <text:p>2.459998</text:p>
          </table:table-cell>
          <table:table-cell table:formula="of:=IF([.N125]&gt;180;[.N125]-360;[.N125])" office:value-type="float" office:value="1.598228">
            <text:p>1.598228</text:p>
          </table:table-cell>
          <table:table-cell table:formula="of:=IF([.J125]&gt;180;[.J125]-360;[.J125])" office:value-type="float" office:value="0.007899927">
            <text:p>0.007899927</text:p>
          </table:table-cell>
          <table:table-cell table:formula="of:=IF([.K125]&gt;180;[.K125]-360;[.K125])" office:value-type="float" office:value="0.2512324">
            <text:p>0.2512324</text:p>
          </table:table-cell>
          <table:table-cell table:formula="of:=IF([.L125]&gt;180;[.L125]-360;[.L125])" office:value-type="float" office:value="-0.500499999999988">
            <text:p>-0.5005</text:p>
          </table:table-cell>
          <table:table-cell table:formula="of:=IF([.M125]&gt;180;[.M125]-360;[.M125])" office:value-type="float" office:value="1.388146">
            <text:p>1.388146</text:p>
          </table:table-cell>
          <table:table-cell table:formula="of:=IF([.N125]&gt;180;[.N125]-360;[.N125])" office:value-type="float" office:value="1.598228">
            <text:p>1.598228</text:p>
          </table:table-cell>
          <table:table-cell office:value-type="float" office:value="0">
            <text:p>0</text:p>
          </table:table-cell>
          <table:table-cell office:value-type="float" office:value="357.4352">
            <text:p>357.4352</text:p>
          </table:table-cell>
          <table:table-cell office:value-type="float" office:value="0.007899927">
            <text:p>0.007899927</text:p>
          </table:table-cell>
          <table:table-cell office:value-type="float" office:value="0.2512324">
            <text:p>0.2512324</text:p>
          </table:table-cell>
          <table:table-cell office:value-type="float" office:value="359.4995">
            <text:p>359.4995</text:p>
          </table:table-cell>
          <table:table-cell office:value-type="float" office:value="1.388146">
            <text:p>1.388146</text:p>
          </table:table-cell>
          <table:table-cell office:value-type="float" office:value="1.598228">
            <text:p>1.598228</text:p>
          </table:table-cell>
          <table:table-cell table:number-columns-repeated="4"/>
        </table:table-row>
        <table:table-row table:style-name="ro1">
          <table:table-cell office:value-type="float" office:value="2.479998">
            <text:p>2.479998</text:p>
          </table:table-cell>
          <table:table-cell table:formula="of:=IF([.N126]&gt;180;[.N126]-360;[.N126])" office:value-type="float" office:value="1.655848">
            <text:p>1.655848</text:p>
          </table:table-cell>
          <table:table-cell table:formula="of:=IF([.J126]&gt;180;[.J126]-360;[.J126])" office:value-type="float" office:value="0.001561183">
            <text:p>0.001561183</text:p>
          </table:table-cell>
          <table:table-cell table:formula="of:=IF([.K126]&gt;180;[.K126]-360;[.K126])" office:value-type="float" office:value="0.3982279">
            <text:p>0.3982279</text:p>
          </table:table-cell>
          <table:table-cell table:formula="of:=IF([.L126]&gt;180;[.L126]-360;[.L126])" office:value-type="float" office:value="-0.365000000000009">
            <text:p>-0.365</text:p>
          </table:table-cell>
          <table:table-cell table:formula="of:=IF([.M126]&gt;180;[.M126]-360;[.M126])" office:value-type="float" office:value="1.234766">
            <text:p>1.234766</text:p>
          </table:table-cell>
          <table:table-cell table:formula="of:=IF([.N126]&gt;180;[.N126]-360;[.N126])" office:value-type="float" office:value="1.655848">
            <text:p>1.655848</text:p>
          </table:table-cell>
          <table:table-cell office:value-type="float" office:value="0">
            <text:p>0</text:p>
          </table:table-cell>
          <table:table-cell office:value-type="float" office:value="357.4273">
            <text:p>357.4273</text:p>
          </table:table-cell>
          <table:table-cell office:value-type="float" office:value="0.001561183">
            <text:p>0.001561183</text:p>
          </table:table-cell>
          <table:table-cell office:value-type="float" office:value="0.3982279">
            <text:p>0.3982279</text:p>
          </table:table-cell>
          <table:table-cell office:value-type="float" office:value="359.635">
            <text:p>359.635</text:p>
          </table:table-cell>
          <table:table-cell office:value-type="float" office:value="1.234766">
            <text:p>1.234766</text:p>
          </table:table-cell>
          <table:table-cell office:value-type="float" office:value="1.655848">
            <text:p>1.655848</text:p>
          </table:table-cell>
          <table:table-cell table:number-columns-repeated="4"/>
        </table:table-row>
        <table:table-row table:style-name="ro1">
          <table:table-cell office:value-type="float" office:value="2.499998">
            <text:p>2.499998</text:p>
          </table:table-cell>
          <table:table-cell table:formula="of:=IF([.N127]&gt;180;[.N127]-360;[.N127])" office:value-type="float" office:value="1.695193">
            <text:p>1.695193</text:p>
          </table:table-cell>
          <table:table-cell table:formula="of:=IF([.J127]&gt;180;[.J127]-360;[.J127])" office:value-type="float" office:value="0.01290737">
            <text:p>0.01290737</text:p>
          </table:table-cell>
          <table:table-cell table:formula="of:=IF([.K127]&gt;180;[.K127]-360;[.K127])" office:value-type="float" office:value="0.5943457">
            <text:p>0.5943457</text:p>
          </table:table-cell>
          <table:table-cell table:formula="of:=IF([.L127]&gt;180;[.L127]-360;[.L127])" office:value-type="float" office:value="-0.0341000000000236">
            <text:p>-0.0341</text:p>
          </table:table-cell>
          <table:table-cell table:formula="of:=IF([.M127]&gt;180;[.M127]-360;[.M127])" office:value-type="float" office:value="1.168604">
            <text:p>1.168604</text:p>
          </table:table-cell>
          <table:table-cell table:formula="of:=IF([.N127]&gt;180;[.N127]-360;[.N127])" office:value-type="float" office:value="1.695193">
            <text:p>1.695193</text:p>
          </table:table-cell>
          <table:table-cell office:value-type="float" office:value="0">
            <text:p>0</text:p>
          </table:table-cell>
          <table:table-cell office:value-type="float" office:value="357.4561">
            <text:p>357.4561</text:p>
          </table:table-cell>
          <table:table-cell office:value-type="float" office:value="0.01290737">
            <text:p>0.01290737</text:p>
          </table:table-cell>
          <table:table-cell office:value-type="float" office:value="0.5943457">
            <text:p>0.5943457</text:p>
          </table:table-cell>
          <table:table-cell office:value-type="float" office:value="359.9659">
            <text:p>359.9659</text:p>
          </table:table-cell>
          <table:table-cell office:value-type="float" office:value="1.168604">
            <text:p>1.168604</text:p>
          </table:table-cell>
          <table:table-cell office:value-type="float" office:value="1.695193">
            <text:p>1.695193</text:p>
          </table:table-cell>
          <table:table-cell table:number-columns-repeated="4"/>
        </table:table-row>
        <table:table-row table:style-name="ro1">
          <table:table-cell office:value-type="float" office:value="2.519998">
            <text:p>2.519998</text:p>
          </table:table-cell>
          <table:table-cell table:formula="of:=IF([.N128]&gt;180;[.N128]-360;[.N128])" office:value-type="float" office:value="1.708799">
            <text:p>1.708799</text:p>
          </table:table-cell>
          <table:table-cell table:formula="of:=IF([.J128]&gt;180;[.J128]-360;[.J128])" office:value-type="float" office:value="0.03920541">
            <text:p>0.03920541</text:p>
          </table:table-cell>
          <table:table-cell table:formula="of:=IF([.K128]&gt;180;[.K128]-360;[.K128])" office:value-type="float" office:value="0.8031185">
            <text:p>0.8031185</text:p>
          </table:table-cell>
          <table:table-cell table:formula="of:=IF([.L128]&gt;180;[.L128]-360;[.L128])" office:value-type="float" office:value="0.4362525">
            <text:p>0.4362525</text:p>
          </table:table-cell>
          <table:table-cell table:formula="of:=IF([.M128]&gt;180;[.M128]-360;[.M128])" office:value-type="float" office:value="1.164451">
            <text:p>1.164451</text:p>
          </table:table-cell>
          <table:table-cell table:formula="of:=IF([.N128]&gt;180;[.N128]-360;[.N128])" office:value-type="float" office:value="1.708799">
            <text:p>1.708799</text:p>
          </table:table-cell>
          <table:table-cell office:value-type="float" office:value="0">
            <text:p>0</text:p>
          </table:table-cell>
          <table:table-cell office:value-type="float" office:value="357.5048">
            <text:p>357.5048</text:p>
          </table:table-cell>
          <table:table-cell office:value-type="float" office:value="0.03920541">
            <text:p>0.03920541</text:p>
          </table:table-cell>
          <table:table-cell office:value-type="float" office:value="0.8031185">
            <text:p>0.8031185</text:p>
          </table:table-cell>
          <table:table-cell office:value-type="float" office:value="0.4362525">
            <text:p>0.4362525</text:p>
          </table:table-cell>
          <table:table-cell office:value-type="float" office:value="1.164451">
            <text:p>1.164451</text:p>
          </table:table-cell>
          <table:table-cell office:value-type="float" office:value="1.708799">
            <text:p>1.708799</text:p>
          </table:table-cell>
          <table:table-cell table:number-columns-repeated="4"/>
        </table:table-row>
        <table:table-row table:style-name="ro1">
          <table:table-cell office:value-type="float" office:value="2.539998">
            <text:p>2.539998</text:p>
          </table:table-cell>
          <table:table-cell table:formula="of:=IF([.N129]&gt;180;[.N129]-360;[.N129])" office:value-type="float" office:value="1.684155">
            <text:p>1.684155</text:p>
          </table:table-cell>
          <table:table-cell table:formula="of:=IF([.J129]&gt;180;[.J129]-360;[.J129])" office:value-type="float" office:value="0.03916398">
            <text:p>0.03916398</text:p>
          </table:table-cell>
          <table:table-cell table:formula="of:=IF([.K129]&gt;180;[.K129]-360;[.K129])" office:value-type="float" office:value="1.028601">
            <text:p>1.028601</text:p>
          </table:table-cell>
          <table:table-cell table:formula="of:=IF([.L129]&gt;180;[.L129]-360;[.L129])" office:value-type="float" office:value="1.00855">
            <text:p>1.00855</text:p>
          </table:table-cell>
          <table:table-cell table:formula="of:=IF([.M129]&gt;180;[.M129]-360;[.M129])" office:value-type="float" office:value="1.215236">
            <text:p>1.215236</text:p>
          </table:table-cell>
          <table:table-cell table:formula="of:=IF([.N129]&gt;180;[.N129]-360;[.N129])" office:value-type="float" office:value="1.684155">
            <text:p>1.684155</text:p>
          </table:table-cell>
          <table:table-cell office:value-type="float" office:value="0">
            <text:p>0</text:p>
          </table:table-cell>
          <table:table-cell office:value-type="float" office:value="357.5472">
            <text:p>357.5472</text:p>
          </table:table-cell>
          <table:table-cell office:value-type="float" office:value="0.03916398">
            <text:p>0.03916398</text:p>
          </table:table-cell>
          <table:table-cell office:value-type="float" office:value="1.028601">
            <text:p>1.028601</text:p>
          </table:table-cell>
          <table:table-cell office:value-type="float" office:value="1.00855">
            <text:p>1.00855</text:p>
          </table:table-cell>
          <table:table-cell office:value-type="float" office:value="1.215236">
            <text:p>1.215236</text:p>
          </table:table-cell>
          <table:table-cell office:value-type="float" office:value="1.684155">
            <text:p>1.684155</text:p>
          </table:table-cell>
          <table:table-cell table:number-columns-repeated="4"/>
        </table:table-row>
        <table:table-row table:style-name="ro1">
          <table:table-cell office:value-type="float" office:value="2.559998">
            <text:p>2.559998</text:p>
          </table:table-cell>
          <table:table-cell table:formula="of:=IF([.N130]&gt;180;[.N130]-360;[.N130])" office:value-type="float" office:value="1.617348">
            <text:p>1.617348</text:p>
          </table:table-cell>
          <table:table-cell table:formula="of:=IF([.J130]&gt;180;[.J130]-360;[.J130])" office:value-type="float" office:value="0.03079301">
            <text:p>0.03079301</text:p>
          </table:table-cell>
          <table:table-cell table:formula="of:=IF([.K130]&gt;180;[.K130]-360;[.K130])" office:value-type="float" office:value="1.256577">
            <text:p>1.256577</text:p>
          </table:table-cell>
          <table:table-cell table:formula="of:=IF([.L130]&gt;180;[.L130]-360;[.L130])" office:value-type="float" office:value="1.537276">
            <text:p>1.537276</text:p>
          </table:table-cell>
          <table:table-cell table:formula="of:=IF([.M130]&gt;180;[.M130]-360;[.M130])" office:value-type="float" office:value="1.370445">
            <text:p>1.370445</text:p>
          </table:table-cell>
          <table:table-cell table:formula="of:=IF([.N130]&gt;180;[.N130]-360;[.N130])" office:value-type="float" office:value="1.617348">
            <text:p>1.617348</text:p>
          </table:table-cell>
          <table:table-cell office:value-type="float" office:value="0">
            <text:p>0</text:p>
          </table:table-cell>
          <table:table-cell office:value-type="float" office:value="357.5933">
            <text:p>357.5933</text:p>
          </table:table-cell>
          <table:table-cell office:value-type="float" office:value="0.03079301">
            <text:p>0.03079301</text:p>
          </table:table-cell>
          <table:table-cell office:value-type="float" office:value="1.256577">
            <text:p>1.256577</text:p>
          </table:table-cell>
          <table:table-cell office:value-type="float" office:value="1.537276">
            <text:p>1.537276</text:p>
          </table:table-cell>
          <table:table-cell office:value-type="float" office:value="1.370445">
            <text:p>1.370445</text:p>
          </table:table-cell>
          <table:table-cell office:value-type="float" office:value="1.617348">
            <text:p>1.617348</text:p>
          </table:table-cell>
          <table:table-cell table:number-columns-repeated="4"/>
        </table:table-row>
        <table:table-row table:style-name="ro1">
          <table:table-cell office:value-type="float" office:value="2.579998">
            <text:p>2.579998</text:p>
          </table:table-cell>
          <table:table-cell table:formula="of:=IF([.N131]&gt;180;[.N131]-360;[.N131])" office:value-type="float" office:value="1.515913">
            <text:p>1.515913</text:p>
          </table:table-cell>
          <table:table-cell table:formula="of:=IF([.J131]&gt;180;[.J131]-360;[.J131])" office:value-type="float" office:value="0.02082746">
            <text:p>0.02082746</text:p>
          </table:table-cell>
          <table:table-cell table:formula="of:=IF([.K131]&gt;180;[.K131]-360;[.K131])" office:value-type="float" office:value="1.468885">
            <text:p>1.468885</text:p>
          </table:table-cell>
          <table:table-cell table:formula="of:=IF([.L131]&gt;180;[.L131]-360;[.L131])" office:value-type="float" office:value="1.927489">
            <text:p>1.927489</text:p>
          </table:table-cell>
          <table:table-cell table:formula="of:=IF([.M131]&gt;180;[.M131]-360;[.M131])" office:value-type="float" office:value="1.602498">
            <text:p>1.602498</text:p>
          </table:table-cell>
          <table:table-cell table:formula="of:=IF([.N131]&gt;180;[.N131]-360;[.N131])" office:value-type="float" office:value="1.515913">
            <text:p>1.515913</text:p>
          </table:table-cell>
          <table:table-cell office:value-type="float" office:value="0">
            <text:p>0</text:p>
          </table:table-cell>
          <table:table-cell office:value-type="float" office:value="357.6462">
            <text:p>357.6462</text:p>
          </table:table-cell>
          <table:table-cell office:value-type="float" office:value="0.02082746">
            <text:p>0.02082746</text:p>
          </table:table-cell>
          <table:table-cell office:value-type="float" office:value="1.468885">
            <text:p>1.468885</text:p>
          </table:table-cell>
          <table:table-cell office:value-type="float" office:value="1.927489">
            <text:p>1.927489</text:p>
          </table:table-cell>
          <table:table-cell office:value-type="float" office:value="1.602498">
            <text:p>1.602498</text:p>
          </table:table-cell>
          <table:table-cell office:value-type="float" office:value="1.515913">
            <text:p>1.515913</text:p>
          </table:table-cell>
          <table:table-cell table:number-columns-repeated="4"/>
        </table:table-row>
        <table:table-row table:style-name="ro1">
          <table:table-cell office:value-type="float" office:value="2.599998">
            <text:p>2.599998</text:p>
          </table:table-cell>
          <table:table-cell table:formula="of:=IF([.N132]&gt;180;[.N132]-360;[.N132])" office:value-type="float" office:value="1.396508">
            <text:p>1.396508</text:p>
          </table:table-cell>
          <table:table-cell table:formula="of:=IF([.J132]&gt;180;[.J132]-360;[.J132])" office:value-type="float" office:value="0.003961249">
            <text:p>0.003961249</text:p>
          </table:table-cell>
          <table:table-cell table:formula="of:=IF([.K132]&gt;180;[.K132]-360;[.K132])" office:value-type="float" office:value="1.66222">
            <text:p>1.66222</text:p>
          </table:table-cell>
          <table:table-cell table:formula="of:=IF([.L132]&gt;180;[.L132]-360;[.L132])" office:value-type="float" office:value="2.148722">
            <text:p>2.148722</text:p>
          </table:table-cell>
          <table:table-cell table:formula="of:=IF([.M132]&gt;180;[.M132]-360;[.M132])" office:value-type="float" office:value="1.850112">
            <text:p>1.850112</text:p>
          </table:table-cell>
          <table:table-cell table:formula="of:=IF([.N132]&gt;180;[.N132]-360;[.N132])" office:value-type="float" office:value="1.396508">
            <text:p>1.396508</text:p>
          </table:table-cell>
          <table:table-cell office:value-type="float" office:value="0">
            <text:p>0</text:p>
          </table:table-cell>
          <table:table-cell office:value-type="float" office:value="357.7182">
            <text:p>357.7182</text:p>
          </table:table-cell>
          <table:table-cell office:value-type="float" office:value="0.003961249">
            <text:p>0.003961249</text:p>
          </table:table-cell>
          <table:table-cell office:value-type="float" office:value="1.66222">
            <text:p>1.66222</text:p>
          </table:table-cell>
          <table:table-cell office:value-type="float" office:value="2.148722">
            <text:p>2.148722</text:p>
          </table:table-cell>
          <table:table-cell office:value-type="float" office:value="1.850112">
            <text:p>1.850112</text:p>
          </table:table-cell>
          <table:table-cell office:value-type="float" office:value="1.396508">
            <text:p>1.396508</text:p>
          </table:table-cell>
          <table:table-cell table:number-columns-repeated="4"/>
        </table:table-row>
        <table:table-row table:style-name="ro1">
          <table:table-cell office:value-type="float" office:value="2.619998">
            <text:p>2.619998</text:p>
          </table:table-cell>
          <table:table-cell table:formula="of:=IF([.N133]&gt;180;[.N133]-360;[.N133])" office:value-type="float" office:value="1.256155">
            <text:p>1.256155</text:p>
          </table:table-cell>
          <table:table-cell table:formula="of:=IF([.J133]&gt;180;[.J133]-360;[.J133])" office:value-type="float" office:value="-0.015199999999993">
            <text:p>-0.0152</text:p>
          </table:table-cell>
          <table:table-cell table:formula="of:=IF([.K133]&gt;180;[.K133]-360;[.K133])" office:value-type="float" office:value="1.836524">
            <text:p>1.836524</text:p>
          </table:table-cell>
          <table:table-cell table:formula="of:=IF([.L133]&gt;180;[.L133]-360;[.L133])" office:value-type="float" office:value="2.196375">
            <text:p>2.196375</text:p>
          </table:table-cell>
          <table:table-cell table:formula="of:=IF([.M133]&gt;180;[.M133]-360;[.M133])" office:value-type="float" office:value="2.048236">
            <text:p>2.048236</text:p>
          </table:table-cell>
          <table:table-cell table:formula="of:=IF([.N133]&gt;180;[.N133]-360;[.N133])" office:value-type="float" office:value="1.256155">
            <text:p>1.256155</text:p>
          </table:table-cell>
          <table:table-cell office:value-type="float" office:value="0">
            <text:p>0</text:p>
          </table:table-cell>
          <table:table-cell office:value-type="float" office:value="357.7887">
            <text:p>357.7887</text:p>
          </table:table-cell>
          <table:table-cell office:value-type="float" office:value="359.9848">
            <text:p>359.9848</text:p>
          </table:table-cell>
          <table:table-cell office:value-type="float" office:value="1.836524">
            <text:p>1.836524</text:p>
          </table:table-cell>
          <table:table-cell office:value-type="float" office:value="2.196375">
            <text:p>2.196375</text:p>
          </table:table-cell>
          <table:table-cell office:value-type="float" office:value="2.048236">
            <text:p>2.048236</text:p>
          </table:table-cell>
          <table:table-cell office:value-type="float" office:value="1.256155">
            <text:p>1.256155</text:p>
          </table:table-cell>
          <table:table-cell table:number-columns-repeated="4"/>
        </table:table-row>
        <table:table-row table:style-name="ro1">
          <table:table-cell office:value-type="float" office:value="2.639998">
            <text:p>2.639998</text:p>
          </table:table-cell>
          <table:table-cell table:formula="of:=IF([.N134]&gt;180;[.N134]-360;[.N134])" office:value-type="float" office:value="1.143215">
            <text:p>1.143215</text:p>
          </table:table-cell>
          <table:table-cell table:formula="of:=IF([.J134]&gt;180;[.J134]-360;[.J134])" office:value-type="float" office:value="-0.0135999999999967">
            <text:p>-0.0136</text:p>
          </table:table-cell>
          <table:table-cell table:formula="of:=IF([.K134]&gt;180;[.K134]-360;[.K134])" office:value-type="float" office:value="1.965524">
            <text:p>1.965524</text:p>
          </table:table-cell>
          <table:table-cell table:formula="of:=IF([.L134]&gt;180;[.L134]-360;[.L134])" office:value-type="float" office:value="2.123673">
            <text:p>2.123673</text:p>
          </table:table-cell>
          <table:table-cell table:formula="of:=IF([.M134]&gt;180;[.M134]-360;[.M134])" office:value-type="float" office:value="2.1857">
            <text:p>2.1857</text:p>
          </table:table-cell>
          <table:table-cell table:formula="of:=IF([.N134]&gt;180;[.N134]-360;[.N134])" office:value-type="float" office:value="1.143215">
            <text:p>1.143215</text:p>
          </table:table-cell>
          <table:table-cell office:value-type="float" office:value="0">
            <text:p>0</text:p>
          </table:table-cell>
          <table:table-cell office:value-type="float" office:value="357.8816">
            <text:p>357.8816</text:p>
          </table:table-cell>
          <table:table-cell office:value-type="float" office:value="359.9864">
            <text:p>359.9864</text:p>
          </table:table-cell>
          <table:table-cell office:value-type="float" office:value="1.965524">
            <text:p>1.965524</text:p>
          </table:table-cell>
          <table:table-cell office:value-type="float" office:value="2.123673">
            <text:p>2.123673</text:p>
          </table:table-cell>
          <table:table-cell office:value-type="float" office:value="2.1857">
            <text:p>2.1857</text:p>
          </table:table-cell>
          <table:table-cell office:value-type="float" office:value="1.143215">
            <text:p>1.143215</text:p>
          </table:table-cell>
          <table:table-cell table:number-columns-repeated="4"/>
        </table:table-row>
        <table:table-row table:style-name="ro1">
          <table:table-cell office:value-type="float" office:value="2.659998">
            <text:p>2.659998</text:p>
          </table:table-cell>
          <table:table-cell table:formula="of:=IF([.N135]&gt;180;[.N135]-360;[.N135])" office:value-type="float" office:value="1.046978">
            <text:p>1.046978</text:p>
          </table:table-cell>
          <table:table-cell table:formula="of:=IF([.J135]&gt;180;[.J135]-360;[.J135])" office:value-type="float" office:value="-0.026299999999992">
            <text:p>-0.0263</text:p>
          </table:table-cell>
          <table:table-cell table:formula="of:=IF([.K135]&gt;180;[.K135]-360;[.K135])" office:value-type="float" office:value="2.058779">
            <text:p>2.058779</text:p>
          </table:table-cell>
          <table:table-cell table:formula="of:=IF([.L135]&gt;180;[.L135]-360;[.L135])" office:value-type="float" office:value="2.007777">
            <text:p>2.007777</text:p>
          </table:table-cell>
          <table:table-cell table:formula="of:=IF([.M135]&gt;180;[.M135]-360;[.M135])" office:value-type="float" office:value="2.282211">
            <text:p>2.282211</text:p>
          </table:table-cell>
          <table:table-cell table:formula="of:=IF([.N135]&gt;180;[.N135]-360;[.N135])" office:value-type="float" office:value="1.046978">
            <text:p>1.046978</text:p>
          </table:table-cell>
          <table:table-cell office:value-type="float" office:value="0">
            <text:p>0</text:p>
          </table:table-cell>
          <table:table-cell office:value-type="float" office:value="358.0046">
            <text:p>358.0046</text:p>
          </table:table-cell>
          <table:table-cell office:value-type="float" office:value="359.9737">
            <text:p>359.9737</text:p>
          </table:table-cell>
          <table:table-cell office:value-type="float" office:value="2.058779">
            <text:p>2.058779</text:p>
          </table:table-cell>
          <table:table-cell office:value-type="float" office:value="2.007777">
            <text:p>2.007777</text:p>
          </table:table-cell>
          <table:table-cell office:value-type="float" office:value="2.282211">
            <text:p>2.282211</text:p>
          </table:table-cell>
          <table:table-cell office:value-type="float" office:value="1.046978">
            <text:p>1.046978</text:p>
          </table:table-cell>
          <table:table-cell table:number-columns-repeated="4"/>
        </table:table-row>
        <table:table-row table:style-name="ro1">
          <table:table-cell office:value-type="float" office:value="2.679998">
            <text:p>2.679998</text:p>
          </table:table-cell>
          <table:table-cell table:formula="of:=IF([.N136]&gt;180;[.N136]-360;[.N136])" office:value-type="float" office:value="0.9606612">
            <text:p>0.9606612</text:p>
          </table:table-cell>
          <table:table-cell table:formula="of:=IF([.J136]&gt;180;[.J136]-360;[.J136])" office:value-type="float" office:value="-0.0226000000000113">
            <text:p>-0.0226</text:p>
          </table:table-cell>
          <table:table-cell table:formula="of:=IF([.K136]&gt;180;[.K136]-360;[.K136])" office:value-type="float" office:value="2.098005">
            <text:p>2.098005</text:p>
          </table:table-cell>
          <table:table-cell table:formula="of:=IF([.L136]&gt;180;[.L136]-360;[.L136])" office:value-type="float" office:value="1.723638">
            <text:p>1.723638</text:p>
          </table:table-cell>
          <table:table-cell table:formula="of:=IF([.M136]&gt;180;[.M136]-360;[.M136])" office:value-type="float" office:value="2.337351">
            <text:p>2.337351</text:p>
          </table:table-cell>
          <table:table-cell table:formula="of:=IF([.N136]&gt;180;[.N136]-360;[.N136])" office:value-type="float" office:value="0.9606612">
            <text:p>0.9606612</text:p>
          </table:table-cell>
          <table:table-cell office:value-type="float" office:value="0">
            <text:p>0</text:p>
          </table:table-cell>
          <table:table-cell office:value-type="float" office:value="358.1263">
            <text:p>358.1263</text:p>
          </table:table-cell>
          <table:table-cell office:value-type="float" office:value="359.9774">
            <text:p>359.9774</text:p>
          </table:table-cell>
          <table:table-cell office:value-type="float" office:value="2.098005">
            <text:p>2.098005</text:p>
          </table:table-cell>
          <table:table-cell office:value-type="float" office:value="1.723638">
            <text:p>1.723638</text:p>
          </table:table-cell>
          <table:table-cell office:value-type="float" office:value="2.337351">
            <text:p>2.337351</text:p>
          </table:table-cell>
          <table:table-cell office:value-type="float" office:value="0.9606612">
            <text:p>0.9606612</text:p>
          </table:table-cell>
          <table:table-cell table:number-columns-repeated="4"/>
        </table:table-row>
        <table:table-row table:style-name="ro1">
          <table:table-cell office:value-type="float" office:value="2.699998">
            <text:p>2.699998</text:p>
          </table:table-cell>
          <table:table-cell table:formula="of:=IF([.N137]&gt;180;[.N137]-360;[.N137])" office:value-type="float" office:value="0.8717211">
            <text:p>0.8717211</text:p>
          </table:table-cell>
          <table:table-cell table:formula="of:=IF([.J137]&gt;180;[.J137]-360;[.J137])" office:value-type="float" office:value="-0.0346000000000117">
            <text:p>-0.0346</text:p>
          </table:table-cell>
          <table:table-cell table:formula="of:=IF([.K137]&gt;180;[.K137]-360;[.K137])" office:value-type="float" office:value="2.097067">
            <text:p>2.097067</text:p>
          </table:table-cell>
          <table:table-cell table:formula="of:=IF([.L137]&gt;180;[.L137]-360;[.L137])" office:value-type="float" office:value="1.28268">
            <text:p>1.28268</text:p>
          </table:table-cell>
          <table:table-cell table:formula="of:=IF([.M137]&gt;180;[.M137]-360;[.M137])" office:value-type="float" office:value="2.402678">
            <text:p>2.402678</text:p>
          </table:table-cell>
          <table:table-cell table:formula="of:=IF([.N137]&gt;180;[.N137]-360;[.N137])" office:value-type="float" office:value="0.8717211">
            <text:p>0.8717211</text:p>
          </table:table-cell>
          <table:table-cell office:value-type="float" office:value="0">
            <text:p>0</text:p>
          </table:table-cell>
          <table:table-cell office:value-type="float" office:value="358.2202">
            <text:p>358.2202</text:p>
          </table:table-cell>
          <table:table-cell office:value-type="float" office:value="359.9654">
            <text:p>359.9654</text:p>
          </table:table-cell>
          <table:table-cell office:value-type="float" office:value="2.097067">
            <text:p>2.097067</text:p>
          </table:table-cell>
          <table:table-cell office:value-type="float" office:value="1.28268">
            <text:p>1.28268</text:p>
          </table:table-cell>
          <table:table-cell office:value-type="float" office:value="2.402678">
            <text:p>2.402678</text:p>
          </table:table-cell>
          <table:table-cell office:value-type="float" office:value="0.8717211">
            <text:p>0.8717211</text:p>
          </table:table-cell>
          <table:table-cell table:number-columns-repeated="4"/>
        </table:table-row>
        <table:table-row table:style-name="ro1">
          <table:table-cell office:value-type="float" office:value="2.719998">
            <text:p>2.719998</text:p>
          </table:table-cell>
          <table:table-cell table:formula="of:=IF([.N138]&gt;180;[.N138]-360;[.N138])" office:value-type="float" office:value="0.8049523">
            <text:p>0.8049523</text:p>
          </table:table-cell>
          <table:table-cell table:formula="of:=IF([.J138]&gt;180;[.J138]-360;[.J138])" office:value-type="float" office:value="-0.0681000000000154">
            <text:p>-0.0681</text:p>
          </table:table-cell>
          <table:table-cell table:formula="of:=IF([.K138]&gt;180;[.K138]-360;[.K138])" office:value-type="float" office:value="2.063732">
            <text:p>2.063732</text:p>
          </table:table-cell>
          <table:table-cell table:formula="of:=IF([.L138]&gt;180;[.L138]-360;[.L138])" office:value-type="float" office:value="0.7647293">
            <text:p>0.7647293</text:p>
          </table:table-cell>
          <table:table-cell table:formula="of:=IF([.M138]&gt;180;[.M138]-360;[.M138])" office:value-type="float" office:value="2.404665">
            <text:p>2.404665</text:p>
          </table:table-cell>
          <table:table-cell table:formula="of:=IF([.N138]&gt;180;[.N138]-360;[.N138])" office:value-type="float" office:value="0.8049523">
            <text:p>0.8049523</text:p>
          </table:table-cell>
          <table:table-cell office:value-type="float" office:value="0">
            <text:p>0</text:p>
          </table:table-cell>
          <table:table-cell office:value-type="float" office:value="358.2993">
            <text:p>358.2993</text:p>
          </table:table-cell>
          <table:table-cell office:value-type="float" office:value="359.9319">
            <text:p>359.9319</text:p>
          </table:table-cell>
          <table:table-cell office:value-type="float" office:value="2.063732">
            <text:p>2.063732</text:p>
          </table:table-cell>
          <table:table-cell office:value-type="float" office:value="0.7647293">
            <text:p>0.7647293</text:p>
          </table:table-cell>
          <table:table-cell office:value-type="float" office:value="2.404665">
            <text:p>2.404665</text:p>
          </table:table-cell>
          <table:table-cell office:value-type="float" office:value="0.8049523">
            <text:p>0.8049523</text:p>
          </table:table-cell>
          <table:table-cell table:number-columns-repeated="4"/>
        </table:table-row>
        <table:table-row table:style-name="ro1">
          <table:table-cell office:value-type="float" office:value="2.739998">
            <text:p>2.739998</text:p>
          </table:table-cell>
          <table:table-cell table:formula="of:=IF([.N139]&gt;180;[.N139]-360;[.N139])" office:value-type="float" office:value="0.7563277">
            <text:p>0.7563277</text:p>
          </table:table-cell>
          <table:table-cell table:formula="of:=IF([.J139]&gt;180;[.J139]-360;[.J139])" office:value-type="float" office:value="-0.0715000000000146">
            <text:p>-0.0715</text:p>
          </table:table-cell>
          <table:table-cell table:formula="of:=IF([.K139]&gt;180;[.K139]-360;[.K139])" office:value-type="float" office:value="1.993954">
            <text:p>1.993954</text:p>
          </table:table-cell>
          <table:table-cell table:formula="of:=IF([.L139]&gt;180;[.L139]-360;[.L139])" office:value-type="float" office:value="0.2082235">
            <text:p>0.2082235</text:p>
          </table:table-cell>
          <table:table-cell table:formula="of:=IF([.M139]&gt;180;[.M139]-360;[.M139])" office:value-type="float" office:value="2.357262">
            <text:p>2.357262</text:p>
          </table:table-cell>
          <table:table-cell table:formula="of:=IF([.N139]&gt;180;[.N139]-360;[.N139])" office:value-type="float" office:value="0.7563277">
            <text:p>0.7563277</text:p>
          </table:table-cell>
          <table:table-cell office:value-type="float" office:value="0">
            <text:p>0</text:p>
          </table:table-cell>
          <table:table-cell office:value-type="float" office:value="358.3622">
            <text:p>358.3622</text:p>
          </table:table-cell>
          <table:table-cell office:value-type="float" office:value="359.9285">
            <text:p>359.9285</text:p>
          </table:table-cell>
          <table:table-cell office:value-type="float" office:value="1.993954">
            <text:p>1.993954</text:p>
          </table:table-cell>
          <table:table-cell office:value-type="float" office:value="0.2082235">
            <text:p>0.2082235</text:p>
          </table:table-cell>
          <table:table-cell office:value-type="float" office:value="2.357262">
            <text:p>2.357262</text:p>
          </table:table-cell>
          <table:table-cell office:value-type="float" office:value="0.7563277">
            <text:p>0.7563277</text:p>
          </table:table-cell>
          <table:table-cell table:number-columns-repeated="4"/>
        </table:table-row>
        <table:table-row table:style-name="ro1">
          <table:table-cell office:value-type="float" office:value="2.759998">
            <text:p>2.759998</text:p>
          </table:table-cell>
          <table:table-cell table:formula="of:=IF([.N140]&gt;180;[.N140]-360;[.N140])" office:value-type="float" office:value="0.7261164">
            <text:p>0.7261164</text:p>
          </table:table-cell>
          <table:table-cell table:formula="of:=IF([.J140]&gt;180;[.J140]-360;[.J140])" office:value-type="float" office:value="-0.0686000000000036">
            <text:p>-0.0686</text:p>
          </table:table-cell>
          <table:table-cell table:formula="of:=IF([.K140]&gt;180;[.K140]-360;[.K140])" office:value-type="float" office:value="1.908648">
            <text:p>1.908648</text:p>
          </table:table-cell>
          <table:table-cell table:formula="of:=IF([.L140]&gt;180;[.L140]-360;[.L140])" office:value-type="float" office:value="-0.274200000000008">
            <text:p>-0.2742</text:p>
          </table:table-cell>
          <table:table-cell table:formula="of:=IF([.M140]&gt;180;[.M140]-360;[.M140])" office:value-type="float" office:value="2.273592">
            <text:p>2.273592</text:p>
          </table:table-cell>
          <table:table-cell table:formula="of:=IF([.N140]&gt;180;[.N140]-360;[.N140])" office:value-type="float" office:value="0.7261164">
            <text:p>0.7261164</text:p>
          </table:table-cell>
          <table:table-cell office:value-type="float" office:value="0">
            <text:p>0</text:p>
          </table:table-cell>
          <table:table-cell office:value-type="float" office:value="358.3919">
            <text:p>358.3919</text:p>
          </table:table-cell>
          <table:table-cell office:value-type="float" office:value="359.9314">
            <text:p>359.9314</text:p>
          </table:table-cell>
          <table:table-cell office:value-type="float" office:value="1.908648">
            <text:p>1.908648</text:p>
          </table:table-cell>
          <table:table-cell office:value-type="float" office:value="359.7258">
            <text:p>359.7258</text:p>
          </table:table-cell>
          <table:table-cell office:value-type="float" office:value="2.273592">
            <text:p>2.273592</text:p>
          </table:table-cell>
          <table:table-cell office:value-type="float" office:value="0.7261164">
            <text:p>0.7261164</text:p>
          </table:table-cell>
          <table:table-cell table:number-columns-repeated="4"/>
        </table:table-row>
        <table:table-row table:style-name="ro1">
          <table:table-cell office:value-type="float" office:value="2.779998">
            <text:p>2.779998</text:p>
          </table:table-cell>
          <table:table-cell table:formula="of:=IF([.N141]&gt;180;[.N141]-360;[.N141])" office:value-type="float" office:value="0.7276003">
            <text:p>0.7276003</text:p>
          </table:table-cell>
          <table:table-cell table:formula="of:=IF([.J141]&gt;180;[.J141]-360;[.J141])" office:value-type="float" office:value="-0.0355000000000132">
            <text:p>-0.0355</text:p>
          </table:table-cell>
          <table:table-cell table:formula="of:=IF([.K141]&gt;180;[.K141]-360;[.K141])" office:value-type="float" office:value="1.796448">
            <text:p>1.796448</text:p>
          </table:table-cell>
          <table:table-cell table:formula="of:=IF([.L141]&gt;180;[.L141]-360;[.L141])" office:value-type="float" office:value="-0.63979999999998">
            <text:p>-0.6398</text:p>
          </table:table-cell>
          <table:table-cell table:formula="of:=IF([.M141]&gt;180;[.M141]-360;[.M141])" office:value-type="float" office:value="2.19405">
            <text:p>2.19405</text:p>
          </table:table-cell>
          <table:table-cell table:formula="of:=IF([.N141]&gt;180;[.N141]-360;[.N141])" office:value-type="float" office:value="0.7276003">
            <text:p>0.7276003</text:p>
          </table:table-cell>
          <table:table-cell office:value-type="float" office:value="0">
            <text:p>0</text:p>
          </table:table-cell>
          <table:table-cell office:value-type="float" office:value="358.4082">
            <text:p>358.4082</text:p>
          </table:table-cell>
          <table:table-cell office:value-type="float" office:value="359.9645">
            <text:p>359.9645</text:p>
          </table:table-cell>
          <table:table-cell office:value-type="float" office:value="1.796448">
            <text:p>1.796448</text:p>
          </table:table-cell>
          <table:table-cell office:value-type="float" office:value="359.3602">
            <text:p>359.3602</text:p>
          </table:table-cell>
          <table:table-cell office:value-type="float" office:value="2.19405">
            <text:p>2.19405</text:p>
          </table:table-cell>
          <table:table-cell office:value-type="float" office:value="0.7276003">
            <text:p>0.7276003</text:p>
          </table:table-cell>
          <table:table-cell table:number-columns-repeated="4"/>
        </table:table-row>
        <table:table-row table:style-name="ro1">
          <table:table-cell office:value-type="float" office:value="2.799998">
            <text:p>2.799998</text:p>
          </table:table-cell>
          <table:table-cell table:formula="of:=IF([.N142]&gt;180;[.N142]-360;[.N142])" office:value-type="float" office:value="0.7631999">
            <text:p>0.7631999</text:p>
          </table:table-cell>
          <table:table-cell table:formula="of:=IF([.J142]&gt;180;[.J142]-360;[.J142])" office:value-type="float" office:value="-0.0280999999999949">
            <text:p>-0.0281</text:p>
          </table:table-cell>
          <table:table-cell table:formula="of:=IF([.K142]&gt;180;[.K142]-360;[.K142])" office:value-type="float" office:value="1.674094">
            <text:p>1.674094</text:p>
          </table:table-cell>
          <table:table-cell table:formula="of:=IF([.L142]&gt;180;[.L142]-360;[.L142])" office:value-type="float" office:value="-0.93119999999999">
            <text:p>-0.9312</text:p>
          </table:table-cell>
          <table:table-cell table:formula="of:=IF([.M142]&gt;180;[.M142]-360;[.M142])" office:value-type="float" office:value="2.140583">
            <text:p>2.140583</text:p>
          </table:table-cell>
          <table:table-cell table:formula="of:=IF([.N142]&gt;180;[.N142]-360;[.N142])" office:value-type="float" office:value="0.7631999">
            <text:p>0.7631999</text:p>
          </table:table-cell>
          <table:table-cell office:value-type="float" office:value="0">
            <text:p>0</text:p>
          </table:table-cell>
          <table:table-cell office:value-type="float" office:value="358.3507">
            <text:p>358.3507</text:p>
          </table:table-cell>
          <table:table-cell office:value-type="float" office:value="359.9719">
            <text:p>359.9719</text:p>
          </table:table-cell>
          <table:table-cell office:value-type="float" office:value="1.674094">
            <text:p>1.674094</text:p>
          </table:table-cell>
          <table:table-cell office:value-type="float" office:value="359.0688">
            <text:p>359.0688</text:p>
          </table:table-cell>
          <table:table-cell office:value-type="float" office:value="2.140583">
            <text:p>2.140583</text:p>
          </table:table-cell>
          <table:table-cell office:value-type="float" office:value="0.7631999">
            <text:p>0.7631999</text:p>
          </table:table-cell>
          <table:table-cell table:number-columns-repeated="4"/>
        </table:table-row>
        <table:table-row table:style-name="ro1">
          <table:table-cell office:value-type="float" office:value="2.819998">
            <text:p>2.819998</text:p>
          </table:table-cell>
          <table:table-cell table:formula="of:=IF([.N143]&gt;180;[.N143]-360;[.N143])" office:value-type="float" office:value="0.8247226">
            <text:p>0.8247226</text:p>
          </table:table-cell>
          <table:table-cell table:formula="of:=IF([.J143]&gt;180;[.J143]-360;[.J143])" office:value-type="float" office:value="-0.0212999999999965">
            <text:p>-0.0213</text:p>
          </table:table-cell>
          <table:table-cell table:formula="of:=IF([.K143]&gt;180;[.K143]-360;[.K143])" office:value-type="float" office:value="1.534755">
            <text:p>1.534755</text:p>
          </table:table-cell>
          <table:table-cell table:formula="of:=IF([.L143]&gt;180;[.L143]-360;[.L143])" office:value-type="float" office:value="-1.21879999999999">
            <text:p>-1.2188</text:p>
          </table:table-cell>
          <table:table-cell table:formula="of:=IF([.M143]&gt;180;[.M143]-360;[.M143])" office:value-type="float" office:value="2.129093">
            <text:p>2.129093</text:p>
          </table:table-cell>
          <table:table-cell table:formula="of:=IF([.N143]&gt;180;[.N143]-360;[.N143])" office:value-type="float" office:value="0.8247226">
            <text:p>0.8247226</text:p>
          </table:table-cell>
          <table:table-cell office:value-type="float" office:value="0">
            <text:p>0</text:p>
          </table:table-cell>
          <table:table-cell office:value-type="float" office:value="358.238">
            <text:p>358.238</text:p>
          </table:table-cell>
          <table:table-cell office:value-type="float" office:value="359.9787">
            <text:p>359.9787</text:p>
          </table:table-cell>
          <table:table-cell office:value-type="float" office:value="1.534755">
            <text:p>1.534755</text:p>
          </table:table-cell>
          <table:table-cell office:value-type="float" office:value="358.7812">
            <text:p>358.7812</text:p>
          </table:table-cell>
          <table:table-cell office:value-type="float" office:value="2.129093">
            <text:p>2.129093</text:p>
          </table:table-cell>
          <table:table-cell office:value-type="float" office:value="0.8247226">
            <text:p>0.8247226</text:p>
          </table:table-cell>
          <table:table-cell table:number-columns-repeated="4"/>
        </table:table-row>
        <table:table-row table:style-name="ro1">
          <table:table-cell office:value-type="float" office:value="2.839998">
            <text:p>2.839998</text:p>
          </table:table-cell>
          <table:table-cell table:formula="of:=IF([.N144]&gt;180;[.N144]-360;[.N144])" office:value-type="float" office:value="0.9058528">
            <text:p>0.9058528</text:p>
          </table:table-cell>
          <table:table-cell table:formula="of:=IF([.J144]&gt;180;[.J144]-360;[.J144])" office:value-type="float" office:value="-0.005643725">
            <text:p>-0.005643725</text:p>
          </table:table-cell>
          <table:table-cell table:formula="of:=IF([.K144]&gt;180;[.K144]-360;[.K144])" office:value-type="float" office:value="1.363758">
            <text:p>1.363758</text:p>
          </table:table-cell>
          <table:table-cell table:formula="of:=IF([.L144]&gt;180;[.L144]-360;[.L144])" office:value-type="float" office:value="-1.4939">
            <text:p>-1.4939</text:p>
          </table:table-cell>
          <table:table-cell table:formula="of:=IF([.M144]&gt;180;[.M144]-360;[.M144])" office:value-type="float" office:value="2.170624">
            <text:p>2.170624</text:p>
          </table:table-cell>
          <table:table-cell table:formula="of:=IF([.N144]&gt;180;[.N144]-360;[.N144])" office:value-type="float" office:value="0.9058528">
            <text:p>0.9058528</text:p>
          </table:table-cell>
          <table:table-cell office:value-type="float" office:value="0">
            <text:p>0</text:p>
          </table:table-cell>
          <table:table-cell office:value-type="float" office:value="358.1028">
            <text:p>358.1028</text:p>
          </table:table-cell>
          <table:table-cell office:value-type="float" office:value="-0.005643725">
            <text:p>-0.005643725</text:p>
          </table:table-cell>
          <table:table-cell office:value-type="float" office:value="1.363758">
            <text:p>1.363758</text:p>
          </table:table-cell>
          <table:table-cell office:value-type="float" office:value="358.5061">
            <text:p>358.5061</text:p>
          </table:table-cell>
          <table:table-cell office:value-type="float" office:value="2.170624">
            <text:p>2.170624</text:p>
          </table:table-cell>
          <table:table-cell office:value-type="float" office:value="0.9058528">
            <text:p>0.9058528</text:p>
          </table:table-cell>
          <table:table-cell table:number-columns-repeated="4"/>
        </table:table-row>
        <table:table-row table:style-name="ro1">
          <table:table-cell office:value-type="float" office:value="2.859998">
            <text:p>2.859998</text:p>
          </table:table-cell>
          <table:table-cell table:formula="of:=IF([.N145]&gt;180;[.N145]-360;[.N145])" office:value-type="float" office:value="1.01297">
            <text:p>1.01297</text:p>
          </table:table-cell>
          <table:table-cell table:formula="of:=IF([.J145]&gt;180;[.J145]-360;[.J145])" office:value-type="float" office:value="0.006888304">
            <text:p>0.006888304</text:p>
          </table:table-cell>
          <table:table-cell table:formula="of:=IF([.K145]&gt;180;[.K145]-360;[.K145])" office:value-type="float" office:value="1.161753">
            <text:p>1.161753</text:p>
          </table:table-cell>
          <table:table-cell table:formula="of:=IF([.L145]&gt;180;[.L145]-360;[.L145])" office:value-type="float" office:value="-1.70780000000002">
            <text:p>-1.7078</text:p>
          </table:table-cell>
          <table:table-cell table:formula="of:=IF([.M145]&gt;180;[.M145]-360;[.M145])" office:value-type="float" office:value="2.277527">
            <text:p>2.277527</text:p>
          </table:table-cell>
          <table:table-cell table:formula="of:=IF([.N145]&gt;180;[.N145]-360;[.N145])" office:value-type="float" office:value="1.01297">
            <text:p>1.01297</text:p>
          </table:table-cell>
          <table:table-cell office:value-type="float" office:value="0">
            <text:p>0</text:p>
          </table:table-cell>
          <table:table-cell office:value-type="float" office:value="357.9504">
            <text:p>357.9504</text:p>
          </table:table-cell>
          <table:table-cell office:value-type="float" office:value="0.006888304">
            <text:p>0.006888304</text:p>
          </table:table-cell>
          <table:table-cell office:value-type="float" office:value="1.161753">
            <text:p>1.161753</text:p>
          </table:table-cell>
          <table:table-cell office:value-type="float" office:value="358.2922">
            <text:p>358.2922</text:p>
          </table:table-cell>
          <table:table-cell office:value-type="float" office:value="2.277527">
            <text:p>2.277527</text:p>
          </table:table-cell>
          <table:table-cell office:value-type="float" office:value="1.01297">
            <text:p>1.01297</text:p>
          </table:table-cell>
          <table:table-cell table:number-columns-repeated="4"/>
        </table:table-row>
        <table:table-row table:style-name="ro1">
          <table:table-cell office:value-type="float" office:value="2.879998">
            <text:p>2.879998</text:p>
          </table:table-cell>
          <table:table-cell table:formula="of:=IF([.N146]&gt;180;[.N146]-360;[.N146])" office:value-type="float" office:value="1.15325">
            <text:p>1.15325</text:p>
          </table:table-cell>
          <table:table-cell table:formula="of:=IF([.J146]&gt;180;[.J146]-360;[.J146])" office:value-type="float" office:value="0.00694914">
            <text:p>0.00694914</text:p>
          </table:table-cell>
          <table:table-cell table:formula="of:=IF([.K146]&gt;180;[.K146]-360;[.K146])" office:value-type="float" office:value="0.9492552">
            <text:p>0.9492552</text:p>
          </table:table-cell>
          <table:table-cell table:formula="of:=IF([.L146]&gt;180;[.L146]-360;[.L146])" office:value-type="float" office:value="-1.8297">
            <text:p>-1.8297</text:p>
          </table:table-cell>
          <table:table-cell table:formula="of:=IF([.M146]&gt;180;[.M146]-360;[.M146])" office:value-type="float" office:value="2.41072">
            <text:p>2.41072</text:p>
          </table:table-cell>
          <table:table-cell table:formula="of:=IF([.N146]&gt;180;[.N146]-360;[.N146])" office:value-type="float" office:value="1.15325">
            <text:p>1.15325</text:p>
          </table:table-cell>
          <table:table-cell office:value-type="float" office:value="0">
            <text:p>0</text:p>
          </table:table-cell>
          <table:table-cell office:value-type="float" office:value="357.7975">
            <text:p>357.7975</text:p>
          </table:table-cell>
          <table:table-cell office:value-type="float" office:value="0.00694914">
            <text:p>0.00694914</text:p>
          </table:table-cell>
          <table:table-cell office:value-type="float" office:value="0.9492552">
            <text:p>0.9492552</text:p>
          </table:table-cell>
          <table:table-cell office:value-type="float" office:value="358.1703">
            <text:p>358.1703</text:p>
          </table:table-cell>
          <table:table-cell office:value-type="float" office:value="2.41072">
            <text:p>2.41072</text:p>
          </table:table-cell>
          <table:table-cell office:value-type="float" office:value="1.15325">
            <text:p>1.15325</text:p>
          </table:table-cell>
          <table:table-cell table:number-columns-repeated="4"/>
        </table:table-row>
        <table:table-row table:style-name="ro1">
          <table:table-cell office:value-type="float" office:value="2.899998">
            <text:p>2.899998</text:p>
          </table:table-cell>
          <table:table-cell table:formula="of:=IF([.N147]&gt;180;[.N147]-360;[.N147])" office:value-type="float" office:value="1.330615">
            <text:p>1.330615</text:p>
          </table:table-cell>
          <table:table-cell table:formula="of:=IF([.J147]&gt;180;[.J147]-360;[.J147])" office:value-type="float" office:value="0.03902642">
            <text:p>0.03902642</text:p>
          </table:table-cell>
          <table:table-cell table:formula="of:=IF([.K147]&gt;180;[.K147]-360;[.K147])" office:value-type="float" office:value="0.7331403">
            <text:p>0.7331403</text:p>
          </table:table-cell>
          <table:table-cell table:formula="of:=IF([.L147]&gt;180;[.L147]-360;[.L147])" office:value-type="float" office:value="-1.92680000000001">
            <text:p>-1.9268</text:p>
          </table:table-cell>
          <table:table-cell table:formula="of:=IF([.M147]&gt;180;[.M147]-360;[.M147])" office:value-type="float" office:value="2.538733">
            <text:p>2.538733</text:p>
          </table:table-cell>
          <table:table-cell table:formula="of:=IF([.N147]&gt;180;[.N147]-360;[.N147])" office:value-type="float" office:value="1.330615">
            <text:p>1.330615</text:p>
          </table:table-cell>
          <table:table-cell office:value-type="float" office:value="0">
            <text:p>0</text:p>
          </table:table-cell>
          <table:table-cell office:value-type="float" office:value="357.6401">
            <text:p>357.6401</text:p>
          </table:table-cell>
          <table:table-cell office:value-type="float" office:value="0.03902642">
            <text:p>0.03902642</text:p>
          </table:table-cell>
          <table:table-cell office:value-type="float" office:value="0.7331403">
            <text:p>0.7331403</text:p>
          </table:table-cell>
          <table:table-cell office:value-type="float" office:value="358.0732">
            <text:p>358.0732</text:p>
          </table:table-cell>
          <table:table-cell office:value-type="float" office:value="2.538733">
            <text:p>2.538733</text:p>
          </table:table-cell>
          <table:table-cell office:value-type="float" office:value="1.330615">
            <text:p>1.330615</text:p>
          </table:table-cell>
          <table:table-cell table:number-columns-repeated="4"/>
        </table:table-row>
        <table:table-row table:style-name="ro1">
          <table:table-cell office:value-type="float" office:value="2.919998">
            <text:p>2.919998</text:p>
          </table:table-cell>
          <table:table-cell table:formula="of:=IF([.N148]&gt;180;[.N148]-360;[.N148])" office:value-type="float" office:value="1.535658">
            <text:p>1.535658</text:p>
          </table:table-cell>
          <table:table-cell table:formula="of:=IF([.J148]&gt;180;[.J148]-360;[.J148])" office:value-type="float" office:value="0.08069155">
            <text:p>0.08069155</text:p>
          </table:table-cell>
          <table:table-cell table:formula="of:=IF([.K148]&gt;180;[.K148]-360;[.K148])" office:value-type="float" office:value="0.5386184">
            <text:p>0.5386184</text:p>
          </table:table-cell>
          <table:table-cell table:formula="of:=IF([.L148]&gt;180;[.L148]-360;[.L148])" office:value-type="float" office:value="-1.9615">
            <text:p>-1.9615</text:p>
          </table:table-cell>
          <table:table-cell table:formula="of:=IF([.M148]&gt;180;[.M148]-360;[.M148])" office:value-type="float" office:value="2.738056">
            <text:p>2.738056</text:p>
          </table:table-cell>
          <table:table-cell table:formula="of:=IF([.N148]&gt;180;[.N148]-360;[.N148])" office:value-type="float" office:value="1.535658">
            <text:p>1.535658</text:p>
          </table:table-cell>
          <table:table-cell office:value-type="float" office:value="0">
            <text:p>0</text:p>
          </table:table-cell>
          <table:table-cell office:value-type="float" office:value="357.489">
            <text:p>357.489</text:p>
          </table:table-cell>
          <table:table-cell office:value-type="float" office:value="0.08069155">
            <text:p>0.08069155</text:p>
          </table:table-cell>
          <table:table-cell office:value-type="float" office:value="0.5386184">
            <text:p>0.5386184</text:p>
          </table:table-cell>
          <table:table-cell office:value-type="float" office:value="358.0385">
            <text:p>358.0385</text:p>
          </table:table-cell>
          <table:table-cell office:value-type="float" office:value="2.738056">
            <text:p>2.738056</text:p>
          </table:table-cell>
          <table:table-cell office:value-type="float" office:value="1.535658">
            <text:p>1.535658</text:p>
          </table:table-cell>
          <table:table-cell table:number-columns-repeated="4"/>
        </table:table-row>
        <table:table-row table:style-name="ro1">
          <table:table-cell office:value-type="float" office:value="2.939998">
            <text:p>2.939998</text:p>
          </table:table-cell>
          <table:table-cell table:formula="of:=IF([.N149]&gt;180;[.N149]-360;[.N149])" office:value-type="float" office:value="1.759908">
            <text:p>1.759908</text:p>
          </table:table-cell>
          <table:table-cell table:formula="of:=IF([.J149]&gt;180;[.J149]-360;[.J149])" office:value-type="float" office:value="0.135744">
            <text:p>0.135744</text:p>
          </table:table-cell>
          <table:table-cell table:formula="of:=IF([.K149]&gt;180;[.K149]-360;[.K149])" office:value-type="float" office:value="0.3785509">
            <text:p>0.3785509</text:p>
          </table:table-cell>
          <table:table-cell table:formula="of:=IF([.L149]&gt;180;[.L149]-360;[.L149])" office:value-type="float" office:value="-1.87099999999998">
            <text:p>-1.871</text:p>
          </table:table-cell>
          <table:table-cell table:formula="of:=IF([.M149]&gt;180;[.M149]-360;[.M149])" office:value-type="float" office:value="2.917895">
            <text:p>2.917895</text:p>
          </table:table-cell>
          <table:table-cell table:formula="of:=IF([.N149]&gt;180;[.N149]-360;[.N149])" office:value-type="float" office:value="1.759908">
            <text:p>1.759908</text:p>
          </table:table-cell>
          <table:table-cell office:value-type="float" office:value="0">
            <text:p>0</text:p>
          </table:table-cell>
          <table:table-cell office:value-type="float" office:value="357.3374">
            <text:p>357.3374</text:p>
          </table:table-cell>
          <table:table-cell office:value-type="float" office:value="0.135744">
            <text:p>0.135744</text:p>
          </table:table-cell>
          <table:table-cell office:value-type="float" office:value="0.3785509">
            <text:p>0.3785509</text:p>
          </table:table-cell>
          <table:table-cell office:value-type="float" office:value="358.129">
            <text:p>358.129</text:p>
          </table:table-cell>
          <table:table-cell office:value-type="float" office:value="2.917895">
            <text:p>2.917895</text:p>
          </table:table-cell>
          <table:table-cell office:value-type="float" office:value="1.759908">
            <text:p>1.759908</text:p>
          </table:table-cell>
          <table:table-cell table:number-columns-repeated="4"/>
        </table:table-row>
        <table:table-row table:style-name="ro1">
          <table:table-cell office:value-type="float" office:value="2.959998">
            <text:p>2.959998</text:p>
          </table:table-cell>
          <table:table-cell table:formula="of:=IF([.N150]&gt;180;[.N150]-360;[.N150])" office:value-type="float" office:value="1.980514">
            <text:p>1.980514</text:p>
          </table:table-cell>
          <table:table-cell table:formula="of:=IF([.J150]&gt;180;[.J150]-360;[.J150])" office:value-type="float" office:value="0.1779769">
            <text:p>0.1779769</text:p>
          </table:table-cell>
          <table:table-cell table:formula="of:=IF([.K150]&gt;180;[.K150]-360;[.K150])" office:value-type="float" office:value="0.2535352">
            <text:p>0.2535352</text:p>
          </table:table-cell>
          <table:table-cell table:formula="of:=IF([.L150]&gt;180;[.L150]-360;[.L150])" office:value-type="float" office:value="-1.73309999999998">
            <text:p>-1.7331</text:p>
          </table:table-cell>
          <table:table-cell table:formula="of:=IF([.M150]&gt;180;[.M150]-360;[.M150])" office:value-type="float" office:value="3.028703">
            <text:p>3.028703</text:p>
          </table:table-cell>
          <table:table-cell table:formula="of:=IF([.N150]&gt;180;[.N150]-360;[.N150])" office:value-type="float" office:value="1.980514">
            <text:p>1.980514</text:p>
          </table:table-cell>
          <table:table-cell office:value-type="float" office:value="0">
            <text:p>0</text:p>
          </table:table-cell>
          <table:table-cell office:value-type="float" office:value="357.1861">
            <text:p>357.1861</text:p>
          </table:table-cell>
          <table:table-cell office:value-type="float" office:value="0.1779769">
            <text:p>0.1779769</text:p>
          </table:table-cell>
          <table:table-cell office:value-type="float" office:value="0.2535352">
            <text:p>0.2535352</text:p>
          </table:table-cell>
          <table:table-cell office:value-type="float" office:value="358.2669">
            <text:p>358.2669</text:p>
          </table:table-cell>
          <table:table-cell office:value-type="float" office:value="3.028703">
            <text:p>3.028703</text:p>
          </table:table-cell>
          <table:table-cell office:value-type="float" office:value="1.980514">
            <text:p>1.980514</text:p>
          </table:table-cell>
          <table:table-cell table:number-columns-repeated="4"/>
        </table:table-row>
        <table:table-row table:style-name="ro1">
          <table:table-cell office:value-type="float" office:value="2.979998">
            <text:p>2.979998</text:p>
          </table:table-cell>
          <table:table-cell table:formula="of:=IF([.N151]&gt;180;[.N151]-360;[.N151])" office:value-type="float" office:value="2.15491">
            <text:p>2.15491</text:p>
          </table:table-cell>
          <table:table-cell table:formula="of:=IF([.J151]&gt;180;[.J151]-360;[.J151])" office:value-type="float" office:value="0.2379213">
            <text:p>0.2379213</text:p>
          </table:table-cell>
          <table:table-cell table:formula="of:=IF([.K151]&gt;180;[.K151]-360;[.K151])" office:value-type="float" office:value="0.1738926">
            <text:p>0.1738926</text:p>
          </table:table-cell>
          <table:table-cell table:formula="of:=IF([.L151]&gt;180;[.L151]-360;[.L151])" office:value-type="float" office:value="-1.6533">
            <text:p>-1.6533</text:p>
          </table:table-cell>
          <table:table-cell table:formula="of:=IF([.M151]&gt;180;[.M151]-360;[.M151])" office:value-type="float" office:value="3.041051">
            <text:p>3.041051</text:p>
          </table:table-cell>
          <table:table-cell table:formula="of:=IF([.N151]&gt;180;[.N151]-360;[.N151])" office:value-type="float" office:value="2.15491">
            <text:p>2.15491</text:p>
          </table:table-cell>
          <table:table-cell office:value-type="float" office:value="0">
            <text:p>0</text:p>
          </table:table-cell>
          <table:table-cell office:value-type="float" office:value="357.0416">
            <text:p>357.0416</text:p>
          </table:table-cell>
          <table:table-cell office:value-type="float" office:value="0.2379213">
            <text:p>0.2379213</text:p>
          </table:table-cell>
          <table:table-cell office:value-type="float" office:value="0.1738926">
            <text:p>0.1738926</text:p>
          </table:table-cell>
          <table:table-cell office:value-type="float" office:value="358.3467">
            <text:p>358.3467</text:p>
          </table:table-cell>
          <table:table-cell office:value-type="float" office:value="3.041051">
            <text:p>3.041051</text:p>
          </table:table-cell>
          <table:table-cell office:value-type="float" office:value="2.15491">
            <text:p>2.15491</text:p>
          </table:table-cell>
          <table:table-cell table:number-columns-repeated="4"/>
        </table:table-row>
        <table:table-row table:style-name="ro1">
          <table:table-cell office:value-type="float" office:value="2.999998">
            <text:p>2.999998</text:p>
          </table:table-cell>
          <table:table-cell table:formula="of:=IF([.N152]&gt;180;[.N152]-360;[.N152])" office:value-type="float" office:value="2.310295">
            <text:p>2.310295</text:p>
          </table:table-cell>
          <table:table-cell table:formula="of:=IF([.J152]&gt;180;[.J152]-360;[.J152])" office:value-type="float" office:value="0.2850203">
            <text:p>0.2850203</text:p>
          </table:table-cell>
          <table:table-cell table:formula="of:=IF([.K152]&gt;180;[.K152]-360;[.K152])" office:value-type="float" office:value="0.1554441">
            <text:p>0.1554441</text:p>
          </table:table-cell>
          <table:table-cell table:formula="of:=IF([.L152]&gt;180;[.L152]-360;[.L152])" office:value-type="float" office:value="-1.6413">
            <text:p>-1.6413</text:p>
          </table:table-cell>
          <table:table-cell table:formula="of:=IF([.M152]&gt;180;[.M152]-360;[.M152])" office:value-type="float" office:value="2.961764">
            <text:p>2.961764</text:p>
          </table:table-cell>
          <table:table-cell table:formula="of:=IF([.N152]&gt;180;[.N152]-360;[.N152])" office:value-type="float" office:value="2.310295">
            <text:p>2.310295</text:p>
          </table:table-cell>
          <table:table-cell office:value-type="float" office:value="0">
            <text:p>0</text:p>
          </table:table-cell>
          <table:table-cell office:value-type="float" office:value="356.908">
            <text:p>356.908</text:p>
          </table:table-cell>
          <table:table-cell office:value-type="float" office:value="0.2850203">
            <text:p>0.2850203</text:p>
          </table:table-cell>
          <table:table-cell office:value-type="float" office:value="0.1554441">
            <text:p>0.1554441</text:p>
          </table:table-cell>
          <table:table-cell office:value-type="float" office:value="358.3587">
            <text:p>358.3587</text:p>
          </table:table-cell>
          <table:table-cell office:value-type="float" office:value="2.961764">
            <text:p>2.961764</text:p>
          </table:table-cell>
          <table:table-cell office:value-type="float" office:value="2.310295">
            <text:p>2.310295</text:p>
          </table:table-cell>
          <table:table-cell table:number-columns-repeated="4"/>
        </table:table-row>
        <table:table-row table:style-name="ro1">
          <table:table-cell office:value-type="float" office:value="3.019998">
            <text:p>3.019998</text:p>
          </table:table-cell>
          <table:table-cell table:formula="of:=IF([.N153]&gt;180;[.N153]-360;[.N153])" office:value-type="float" office:value="2.454607">
            <text:p>2.454607</text:p>
          </table:table-cell>
          <table:table-cell table:formula="of:=IF([.J153]&gt;180;[.J153]-360;[.J153])" office:value-type="float" office:value="0.3482147">
            <text:p>0.3482147</text:p>
          </table:table-cell>
          <table:table-cell table:formula="of:=IF([.K153]&gt;180;[.K153]-360;[.K153])" office:value-type="float" office:value="0.1914225">
            <text:p>0.1914225</text:p>
          </table:table-cell>
          <table:table-cell table:formula="of:=IF([.L153]&gt;180;[.L153]-360;[.L153])" office:value-type="float" office:value="-1.6508">
            <text:p>-1.6508</text:p>
          </table:table-cell>
          <table:table-cell table:formula="of:=IF([.M153]&gt;180;[.M153]-360;[.M153])" office:value-type="float" office:value="2.765669">
            <text:p>2.765669</text:p>
          </table:table-cell>
          <table:table-cell table:formula="of:=IF([.N153]&gt;180;[.N153]-360;[.N153])" office:value-type="float" office:value="2.454607">
            <text:p>2.454607</text:p>
          </table:table-cell>
          <table:table-cell office:value-type="float" office:value="0">
            <text:p>0</text:p>
          </table:table-cell>
          <table:table-cell office:value-type="float" office:value="356.7883">
            <text:p>356.7883</text:p>
          </table:table-cell>
          <table:table-cell office:value-type="float" office:value="0.3482147">
            <text:p>0.3482147</text:p>
          </table:table-cell>
          <table:table-cell office:value-type="float" office:value="0.1914225">
            <text:p>0.1914225</text:p>
          </table:table-cell>
          <table:table-cell office:value-type="float" office:value="358.3492">
            <text:p>358.3492</text:p>
          </table:table-cell>
          <table:table-cell office:value-type="float" office:value="2.765669">
            <text:p>2.765669</text:p>
          </table:table-cell>
          <table:table-cell office:value-type="float" office:value="2.454607">
            <text:p>2.454607</text:p>
          </table:table-cell>
          <table:table-cell table:number-columns-repeated="4"/>
        </table:table-row>
        <table:table-row table:style-name="ro1">
          <table:table-cell office:value-type="float" office:value="3.039998">
            <text:p>3.039998</text:p>
          </table:table-cell>
          <table:table-cell table:formula="of:=IF([.N154]&gt;180;[.N154]-360;[.N154])" office:value-type="float" office:value="2.598252">
            <text:p>2.598252</text:p>
          </table:table-cell>
          <table:table-cell table:formula="of:=IF([.J154]&gt;180;[.J154]-360;[.J154])" office:value-type="float" office:value="0.3822814">
            <text:p>0.3822814</text:p>
          </table:table-cell>
          <table:table-cell table:formula="of:=IF([.K154]&gt;180;[.K154]-360;[.K154])" office:value-type="float" office:value="0.2768556">
            <text:p>0.2768556</text:p>
          </table:table-cell>
          <table:table-cell table:formula="of:=IF([.L154]&gt;180;[.L154]-360;[.L154])" office:value-type="float" office:value="-1.58960000000002">
            <text:p>-1.5896</text:p>
          </table:table-cell>
          <table:table-cell table:formula="of:=IF([.M154]&gt;180;[.M154]-360;[.M154])" office:value-type="float" office:value="2.538473">
            <text:p>2.538473</text:p>
          </table:table-cell>
          <table:table-cell table:formula="of:=IF([.N154]&gt;180;[.N154]-360;[.N154])" office:value-type="float" office:value="2.598252">
            <text:p>2.598252</text:p>
          </table:table-cell>
          <table:table-cell office:value-type="float" office:value="0">
            <text:p>0</text:p>
          </table:table-cell>
          <table:table-cell office:value-type="float" office:value="356.6793">
            <text:p>356.6793</text:p>
          </table:table-cell>
          <table:table-cell office:value-type="float" office:value="0.3822814">
            <text:p>0.3822814</text:p>
          </table:table-cell>
          <table:table-cell office:value-type="float" office:value="0.2768556">
            <text:p>0.2768556</text:p>
          </table:table-cell>
          <table:table-cell office:value-type="float" office:value="358.4104">
            <text:p>358.4104</text:p>
          </table:table-cell>
          <table:table-cell office:value-type="float" office:value="2.538473">
            <text:p>2.538473</text:p>
          </table:table-cell>
          <table:table-cell office:value-type="float" office:value="2.598252">
            <text:p>2.598252</text:p>
          </table:table-cell>
          <table:table-cell table:number-columns-repeated="4"/>
        </table:table-row>
        <table:table-row table:style-name="ro1">
          <table:table-cell office:value-type="float" office:value="3.059998">
            <text:p>3.059998</text:p>
          </table:table-cell>
          <table:table-cell table:formula="of:=IF([.N155]&gt;180;[.N155]-360;[.N155])" office:value-type="float" office:value="2.746487">
            <text:p>2.746487</text:p>
          </table:table-cell>
          <table:table-cell table:formula="of:=IF([.J155]&gt;180;[.J155]-360;[.J155])" office:value-type="float" office:value="0.4016104">
            <text:p>0.4016104</text:p>
          </table:table-cell>
          <table:table-cell table:formula="of:=IF([.K155]&gt;180;[.K155]-360;[.K155])" office:value-type="float" office:value="0.3875431">
            <text:p>0.3875431</text:p>
          </table:table-cell>
          <table:table-cell table:formula="of:=IF([.L155]&gt;180;[.L155]-360;[.L155])" office:value-type="float" office:value="-1.42329999999998">
            <text:p>-1.4233</text:p>
          </table:table-cell>
          <table:table-cell table:formula="of:=IF([.M155]&gt;180;[.M155]-360;[.M155])" office:value-type="float" office:value="2.299541">
            <text:p>2.299541</text:p>
          </table:table-cell>
          <table:table-cell table:formula="of:=IF([.N155]&gt;180;[.N155]-360;[.N155])" office:value-type="float" office:value="2.746487">
            <text:p>2.746487</text:p>
          </table:table-cell>
          <table:table-cell office:value-type="float" office:value="0">
            <text:p>0</text:p>
          </table:table-cell>
          <table:table-cell office:value-type="float" office:value="356.5779">
            <text:p>356.5779</text:p>
          </table:table-cell>
          <table:table-cell office:value-type="float" office:value="0.4016104">
            <text:p>0.4016104</text:p>
          </table:table-cell>
          <table:table-cell office:value-type="float" office:value="0.3875431">
            <text:p>0.3875431</text:p>
          </table:table-cell>
          <table:table-cell office:value-type="float" office:value="358.5767">
            <text:p>358.5767</text:p>
          </table:table-cell>
          <table:table-cell office:value-type="float" office:value="2.299541">
            <text:p>2.299541</text:p>
          </table:table-cell>
          <table:table-cell office:value-type="float" office:value="2.746487">
            <text:p>2.746487</text:p>
          </table:table-cell>
          <table:table-cell table:number-columns-repeated="4"/>
        </table:table-row>
        <table:table-row table:style-name="ro1">
          <table:table-cell office:value-type="float" office:value="3.079998">
            <text:p>3.079998</text:p>
          </table:table-cell>
          <table:table-cell table:formula="of:=IF([.N156]&gt;180;[.N156]-360;[.N156])" office:value-type="float" office:value="2.908688">
            <text:p>2.908688</text:p>
          </table:table-cell>
          <table:table-cell table:formula="of:=IF([.J156]&gt;180;[.J156]-360;[.J156])" office:value-type="float" office:value="0.3624042">
            <text:p>0.3624042</text:p>
          </table:table-cell>
          <table:table-cell table:formula="of:=IF([.K156]&gt;180;[.K156]-360;[.K156])" office:value-type="float" office:value="0.50606">
            <text:p>0.50606</text:p>
          </table:table-cell>
          <table:table-cell table:formula="of:=IF([.L156]&gt;180;[.L156]-360;[.L156])" office:value-type="float" office:value="-1.21699999999998">
            <text:p>-1.217</text:p>
          </table:table-cell>
          <table:table-cell table:formula="of:=IF([.M156]&gt;180;[.M156]-360;[.M156])" office:value-type="float" office:value="2.068222">
            <text:p>2.068222</text:p>
          </table:table-cell>
          <table:table-cell table:formula="of:=IF([.N156]&gt;180;[.N156]-360;[.N156])" office:value-type="float" office:value="2.908688">
            <text:p>2.908688</text:p>
          </table:table-cell>
          <table:table-cell office:value-type="float" office:value="0">
            <text:p>0</text:p>
          </table:table-cell>
          <table:table-cell office:value-type="float" office:value="356.4912">
            <text:p>356.4912</text:p>
          </table:table-cell>
          <table:table-cell office:value-type="float" office:value="0.3624042">
            <text:p>0.3624042</text:p>
          </table:table-cell>
          <table:table-cell office:value-type="float" office:value="0.50606">
            <text:p>0.50606</text:p>
          </table:table-cell>
          <table:table-cell office:value-type="float" office:value="358.783">
            <text:p>358.783</text:p>
          </table:table-cell>
          <table:table-cell office:value-type="float" office:value="2.068222">
            <text:p>2.068222</text:p>
          </table:table-cell>
          <table:table-cell office:value-type="float" office:value="2.908688">
            <text:p>2.908688</text:p>
          </table:table-cell>
          <table:table-cell table:number-columns-repeated="4"/>
        </table:table-row>
        <table:table-row table:style-name="ro1">
          <table:table-cell office:value-type="float" office:value="3.099998">
            <text:p>3.099998</text:p>
          </table:table-cell>
          <table:table-cell table:formula="of:=IF([.N157]&gt;180;[.N157]-360;[.N157])" office:value-type="float" office:value="3.059468">
            <text:p>3.059468</text:p>
          </table:table-cell>
          <table:table-cell table:formula="of:=IF([.J157]&gt;180;[.J157]-360;[.J157])" office:value-type="float" office:value="0.3334155">
            <text:p>0.3334155</text:p>
          </table:table-cell>
          <table:table-cell table:formula="of:=IF([.K157]&gt;180;[.K157]-360;[.K157])" office:value-type="float" office:value="0.6166701">
            <text:p>0.6166701</text:p>
          </table:table-cell>
          <table:table-cell table:formula="of:=IF([.L157]&gt;180;[.L157]-360;[.L157])" office:value-type="float" office:value="-0.98599999999999">
            <text:p>-0.986</text:p>
          </table:table-cell>
          <table:table-cell table:formula="of:=IF([.M157]&gt;180;[.M157]-360;[.M157])" office:value-type="float" office:value="1.895033">
            <text:p>1.895033</text:p>
          </table:table-cell>
          <table:table-cell table:formula="of:=IF([.N157]&gt;180;[.N157]-360;[.N157])" office:value-type="float" office:value="3.059468">
            <text:p>3.059468</text:p>
          </table:table-cell>
          <table:table-cell office:value-type="float" office:value="0">
            <text:p>0</text:p>
          </table:table-cell>
          <table:table-cell office:value-type="float" office:value="356.4224">
            <text:p>356.4224</text:p>
          </table:table-cell>
          <table:table-cell office:value-type="float" office:value="0.3334155">
            <text:p>0.3334155</text:p>
          </table:table-cell>
          <table:table-cell office:value-type="float" office:value="0.6166701">
            <text:p>0.6166701</text:p>
          </table:table-cell>
          <table:table-cell office:value-type="float" office:value="359.014">
            <text:p>359.014</text:p>
          </table:table-cell>
          <table:table-cell office:value-type="float" office:value="1.895033">
            <text:p>1.895033</text:p>
          </table:table-cell>
          <table:table-cell office:value-type="float" office:value="3.059468">
            <text:p>3.059468</text:p>
          </table:table-cell>
          <table:table-cell table:number-columns-repeated="4"/>
        </table:table-row>
        <table:table-row table:style-name="ro1">
          <table:table-cell office:value-type="float" office:value="3.119998">
            <text:p>3.119998</text:p>
          </table:table-cell>
          <table:table-cell table:formula="of:=IF([.N158]&gt;180;[.N158]-360;[.N158])" office:value-type="float" office:value="3.192541">
            <text:p>3.192541</text:p>
          </table:table-cell>
          <table:table-cell table:formula="of:=IF([.J158]&gt;180;[.J158]-360;[.J158])" office:value-type="float" office:value="0.2954448">
            <text:p>0.2954448</text:p>
          </table:table-cell>
          <table:table-cell table:formula="of:=IF([.K158]&gt;180;[.K158]-360;[.K158])" office:value-type="float" office:value="0.7406607">
            <text:p>0.7406607</text:p>
          </table:table-cell>
          <table:table-cell table:formula="of:=IF([.L158]&gt;180;[.L158]-360;[.L158])" office:value-type="float" office:value="-0.750900000000001">
            <text:p>-0.7509</text:p>
          </table:table-cell>
          <table:table-cell table:formula="of:=IF([.M158]&gt;180;[.M158]-360;[.M158])" office:value-type="float" office:value="1.803772">
            <text:p>1.803772</text:p>
          </table:table-cell>
          <table:table-cell table:formula="of:=IF([.N158]&gt;180;[.N158]-360;[.N158])" office:value-type="float" office:value="3.192541">
            <text:p>3.192541</text:p>
          </table:table-cell>
          <table:table-cell office:value-type="float" office:value="0">
            <text:p>0</text:p>
          </table:table-cell>
          <table:table-cell office:value-type="float" office:value="356.3758">
            <text:p>356.3758</text:p>
          </table:table-cell>
          <table:table-cell office:value-type="float" office:value="0.2954448">
            <text:p>0.2954448</text:p>
          </table:table-cell>
          <table:table-cell office:value-type="float" office:value="0.7406607">
            <text:p>0.7406607</text:p>
          </table:table-cell>
          <table:table-cell office:value-type="float" office:value="359.2491">
            <text:p>359.2491</text:p>
          </table:table-cell>
          <table:table-cell office:value-type="float" office:value="1.803772">
            <text:p>1.803772</text:p>
          </table:table-cell>
          <table:table-cell office:value-type="float" office:value="3.192541">
            <text:p>3.192541</text:p>
          </table:table-cell>
          <table:table-cell table:number-columns-repeated="4"/>
        </table:table-row>
        <table:table-row table:style-name="ro1">
          <table:table-cell office:value-type="float" office:value="3.139998">
            <text:p>3.139998</text:p>
          </table:table-cell>
          <table:table-cell table:formula="of:=IF([.N159]&gt;180;[.N159]-360;[.N159])" office:value-type="float" office:value="3.290257">
            <text:p>3.290257</text:p>
          </table:table-cell>
          <table:table-cell table:formula="of:=IF([.J159]&gt;180;[.J159]-360;[.J159])" office:value-type="float" office:value="0.261078">
            <text:p>0.261078</text:p>
          </table:table-cell>
          <table:table-cell table:formula="of:=IF([.K159]&gt;180;[.K159]-360;[.K159])" office:value-type="float" office:value="0.8888341">
            <text:p>0.8888341</text:p>
          </table:table-cell>
          <table:table-cell table:formula="of:=IF([.L159]&gt;180;[.L159]-360;[.L159])" office:value-type="float" office:value="-0.514299999999992">
            <text:p>-0.5143</text:p>
          </table:table-cell>
          <table:table-cell table:formula="of:=IF([.M159]&gt;180;[.M159]-360;[.M159])" office:value-type="float" office:value="1.803949">
            <text:p>1.803949</text:p>
          </table:table-cell>
          <table:table-cell table:formula="of:=IF([.N159]&gt;180;[.N159]-360;[.N159])" office:value-type="float" office:value="3.290257">
            <text:p>3.290257</text:p>
          </table:table-cell>
          <table:table-cell office:value-type="float" office:value="0">
            <text:p>0</text:p>
          </table:table-cell>
          <table:table-cell office:value-type="float" office:value="356.3448">
            <text:p>356.3448</text:p>
          </table:table-cell>
          <table:table-cell office:value-type="float" office:value="0.261078">
            <text:p>0.261078</text:p>
          </table:table-cell>
          <table:table-cell office:value-type="float" office:value="0.8888341">
            <text:p>0.8888341</text:p>
          </table:table-cell>
          <table:table-cell office:value-type="float" office:value="359.4857">
            <text:p>359.4857</text:p>
          </table:table-cell>
          <table:table-cell office:value-type="float" office:value="1.803949">
            <text:p>1.803949</text:p>
          </table:table-cell>
          <table:table-cell office:value-type="float" office:value="3.290257">
            <text:p>3.290257</text:p>
          </table:table-cell>
          <table:table-cell table:number-columns-repeated="4"/>
        </table:table-row>
        <table:table-row table:style-name="ro1">
          <table:table-cell office:value-type="float" office:value="3.159998">
            <text:p>3.159998</text:p>
          </table:table-cell>
          <table:table-cell table:formula="of:=IF([.N160]&gt;180;[.N160]-360;[.N160])" office:value-type="float" office:value="3.341581">
            <text:p>3.341581</text:p>
          </table:table-cell>
          <table:table-cell table:formula="of:=IF([.J160]&gt;180;[.J160]-360;[.J160])" office:value-type="float" office:value="0.1902553">
            <text:p>0.1902553</text:p>
          </table:table-cell>
          <table:table-cell table:formula="of:=IF([.K160]&gt;180;[.K160]-360;[.K160])" office:value-type="float" office:value="1.07653">
            <text:p>1.07653</text:p>
          </table:table-cell>
          <table:table-cell table:formula="of:=IF([.L160]&gt;180;[.L160]-360;[.L160])" office:value-type="float" office:value="-0.22829999999999">
            <text:p>-0.2283</text:p>
          </table:table-cell>
          <table:table-cell table:formula="of:=IF([.M160]&gt;180;[.M160]-360;[.M160])" office:value-type="float" office:value="1.864884">
            <text:p>1.864884</text:p>
          </table:table-cell>
          <table:table-cell table:formula="of:=IF([.N160]&gt;180;[.N160]-360;[.N160])" office:value-type="float" office:value="3.341581">
            <text:p>3.341581</text:p>
          </table:table-cell>
          <table:table-cell office:value-type="float" office:value="0">
            <text:p>0</text:p>
          </table:table-cell>
          <table:table-cell office:value-type="float" office:value="356.3409">
            <text:p>356.3409</text:p>
          </table:table-cell>
          <table:table-cell office:value-type="float" office:value="0.1902553">
            <text:p>0.1902553</text:p>
          </table:table-cell>
          <table:table-cell office:value-type="float" office:value="1.07653">
            <text:p>1.07653</text:p>
          </table:table-cell>
          <table:table-cell office:value-type="float" office:value="359.7717">
            <text:p>359.7717</text:p>
          </table:table-cell>
          <table:table-cell office:value-type="float" office:value="1.864884">
            <text:p>1.864884</text:p>
          </table:table-cell>
          <table:table-cell office:value-type="float" office:value="3.341581">
            <text:p>3.341581</text:p>
          </table:table-cell>
          <table:table-cell table:number-columns-repeated="4"/>
        </table:table-row>
        <table:table-row table:style-name="ro1">
          <table:table-cell office:value-type="float" office:value="3.179998">
            <text:p>3.179998</text:p>
          </table:table-cell>
          <table:table-cell table:formula="of:=IF([.N161]&gt;180;[.N161]-360;[.N161])" office:value-type="float" office:value="3.342126">
            <text:p>3.342126</text:p>
          </table:table-cell>
          <table:table-cell table:formula="of:=IF([.J161]&gt;180;[.J161]-360;[.J161])" office:value-type="float" office:value="0.139961">
            <text:p>0.139961</text:p>
          </table:table-cell>
          <table:table-cell table:formula="of:=IF([.K161]&gt;180;[.K161]-360;[.K161])" office:value-type="float" office:value="1.273422">
            <text:p>1.273422</text:p>
          </table:table-cell>
          <table:table-cell table:formula="of:=IF([.L161]&gt;180;[.L161]-360;[.L161])" office:value-type="float" office:value="0.07506869">
            <text:p>0.07506869</text:p>
          </table:table-cell>
          <table:table-cell table:formula="of:=IF([.M161]&gt;180;[.M161]-360;[.M161])" office:value-type="float" office:value="1.983153">
            <text:p>1.983153</text:p>
          </table:table-cell>
          <table:table-cell table:formula="of:=IF([.N161]&gt;180;[.N161]-360;[.N161])" office:value-type="float" office:value="3.342126">
            <text:p>3.342126</text:p>
          </table:table-cell>
          <table:table-cell office:value-type="float" office:value="0">
            <text:p>0</text:p>
          </table:table-cell>
          <table:table-cell office:value-type="float" office:value="356.338">
            <text:p>356.338</text:p>
          </table:table-cell>
          <table:table-cell office:value-type="float" office:value="0.139961">
            <text:p>0.139961</text:p>
          </table:table-cell>
          <table:table-cell office:value-type="float" office:value="1.273422">
            <text:p>1.273422</text:p>
          </table:table-cell>
          <table:table-cell office:value-type="float" office:value="0.07506869">
            <text:p>0.07506869</text:p>
          </table:table-cell>
          <table:table-cell office:value-type="float" office:value="1.983153">
            <text:p>1.983153</text:p>
          </table:table-cell>
          <table:table-cell office:value-type="float" office:value="3.342126">
            <text:p>3.342126</text:p>
          </table:table-cell>
          <table:table-cell table:number-columns-repeated="4"/>
        </table:table-row>
        <table:table-row table:style-name="ro1">
          <table:table-cell office:value-type="float" office:value="3.199998">
            <text:p>3.199998</text:p>
          </table:table-cell>
          <table:table-cell table:formula="of:=IF([.N162]&gt;180;[.N162]-360;[.N162])" office:value-type="float" office:value="3.287884">
            <text:p>3.287884</text:p>
          </table:table-cell>
          <table:table-cell table:formula="of:=IF([.J162]&gt;180;[.J162]-360;[.J162])" office:value-type="float" office:value="0.07161605">
            <text:p>0.07161605</text:p>
          </table:table-cell>
          <table:table-cell table:formula="of:=IF([.K162]&gt;180;[.K162]-360;[.K162])" office:value-type="float" office:value="1.480864">
            <text:p>1.480864</text:p>
          </table:table-cell>
          <table:table-cell table:formula="of:=IF([.L162]&gt;180;[.L162]-360;[.L162])" office:value-type="float" office:value="0.3552817">
            <text:p>0.3552817</text:p>
          </table:table-cell>
          <table:table-cell table:formula="of:=IF([.M162]&gt;180;[.M162]-360;[.M162])" office:value-type="float" office:value="2.165841">
            <text:p>2.165841</text:p>
          </table:table-cell>
          <table:table-cell table:formula="of:=IF([.N162]&gt;180;[.N162]-360;[.N162])" office:value-type="float" office:value="3.287884">
            <text:p>3.287884</text:p>
          </table:table-cell>
          <table:table-cell office:value-type="float" office:value="0">
            <text:p>0</text:p>
          </table:table-cell>
          <table:table-cell office:value-type="float" office:value="356.3376">
            <text:p>356.3376</text:p>
          </table:table-cell>
          <table:table-cell office:value-type="float" office:value="0.07161605">
            <text:p>0.07161605</text:p>
          </table:table-cell>
          <table:table-cell office:value-type="float" office:value="1.480864">
            <text:p>1.480864</text:p>
          </table:table-cell>
          <table:table-cell office:value-type="float" office:value="0.3552817">
            <text:p>0.3552817</text:p>
          </table:table-cell>
          <table:table-cell office:value-type="float" office:value="2.165841">
            <text:p>2.165841</text:p>
          </table:table-cell>
          <table:table-cell office:value-type="float" office:value="3.287884">
            <text:p>3.287884</text:p>
          </table:table-cell>
          <table:table-cell table:number-columns-repeated="4"/>
        </table:table-row>
        <table:table-row table:style-name="ro1">
          <table:table-cell office:value-type="float" office:value="3.219998">
            <text:p>3.219998</text:p>
          </table:table-cell>
          <table:table-cell table:formula="of:=IF([.N163]&gt;180;[.N163]-360;[.N163])" office:value-type="float" office:value="3.192405">
            <text:p>3.192405</text:p>
          </table:table-cell>
          <table:table-cell table:formula="of:=IF([.J163]&gt;180;[.J163]-360;[.J163])" office:value-type="float" office:value="0.02741204">
            <text:p>0.02741204</text:p>
          </table:table-cell>
          <table:table-cell table:formula="of:=IF([.K163]&gt;180;[.K163]-360;[.K163])" office:value-type="float" office:value="1.694294">
            <text:p>1.694294</text:p>
          </table:table-cell>
          <table:table-cell table:formula="of:=IF([.L163]&gt;180;[.L163]-360;[.L163])" office:value-type="float" office:value="0.5786234">
            <text:p>0.5786234</text:p>
          </table:table-cell>
          <table:table-cell table:formula="of:=IF([.M163]&gt;180;[.M163]-360;[.M163])" office:value-type="float" office:value="2.401294">
            <text:p>2.401294</text:p>
          </table:table-cell>
          <table:table-cell table:formula="of:=IF([.N163]&gt;180;[.N163]-360;[.N163])" office:value-type="float" office:value="3.192405">
            <text:p>3.192405</text:p>
          </table:table-cell>
          <table:table-cell office:value-type="float" office:value="0">
            <text:p>0</text:p>
          </table:table-cell>
          <table:table-cell office:value-type="float" office:value="356.3337">
            <text:p>356.3337</text:p>
          </table:table-cell>
          <table:table-cell office:value-type="float" office:value="0.02741204">
            <text:p>0.02741204</text:p>
          </table:table-cell>
          <table:table-cell office:value-type="float" office:value="1.694294">
            <text:p>1.694294</text:p>
          </table:table-cell>
          <table:table-cell office:value-type="float" office:value="0.5786234">
            <text:p>0.5786234</text:p>
          </table:table-cell>
          <table:table-cell office:value-type="float" office:value="2.401294">
            <text:p>2.401294</text:p>
          </table:table-cell>
          <table:table-cell office:value-type="float" office:value="3.192405">
            <text:p>3.192405</text:p>
          </table:table-cell>
          <table:table-cell table:number-columns-repeated="4"/>
        </table:table-row>
        <table:table-row table:style-name="ro1">
          <table:table-cell office:value-type="float" office:value="3.239998">
            <text:p>3.239998</text:p>
          </table:table-cell>
          <table:table-cell table:formula="of:=IF([.N164]&gt;180;[.N164]-360;[.N164])" office:value-type="float" office:value="3.069608">
            <text:p>3.069608</text:p>
          </table:table-cell>
          <table:table-cell table:formula="of:=IF([.J164]&gt;180;[.J164]-360;[.J164])" office:value-type="float" office:value="-0.003307521">
            <text:p>-0.003307521</text:p>
          </table:table-cell>
          <table:table-cell table:formula="of:=IF([.K164]&gt;180;[.K164]-360;[.K164])" office:value-type="float" office:value="1.899229">
            <text:p>1.899229</text:p>
          </table:table-cell>
          <table:table-cell table:formula="of:=IF([.L164]&gt;180;[.L164]-360;[.L164])" office:value-type="float" office:value="0.6873236">
            <text:p>0.6873236</text:p>
          </table:table-cell>
          <table:table-cell table:formula="of:=IF([.M164]&gt;180;[.M164]-360;[.M164])" office:value-type="float" office:value="2.670354">
            <text:p>2.670354</text:p>
          </table:table-cell>
          <table:table-cell table:formula="of:=IF([.N164]&gt;180;[.N164]-360;[.N164])" office:value-type="float" office:value="3.069608">
            <text:p>3.069608</text:p>
          </table:table-cell>
          <table:table-cell office:value-type="float" office:value="0">
            <text:p>0</text:p>
          </table:table-cell>
          <table:table-cell office:value-type="float" office:value="356.3583">
            <text:p>356.3583</text:p>
          </table:table-cell>
          <table:table-cell office:value-type="float" office:value="-0.003307521">
            <text:p>-0.003307521</text:p>
          </table:table-cell>
          <table:table-cell office:value-type="float" office:value="1.899229">
            <text:p>1.899229</text:p>
          </table:table-cell>
          <table:table-cell office:value-type="float" office:value="0.6873236">
            <text:p>0.6873236</text:p>
          </table:table-cell>
          <table:table-cell office:value-type="float" office:value="2.670354">
            <text:p>2.670354</text:p>
          </table:table-cell>
          <table:table-cell office:value-type="float" office:value="3.069608">
            <text:p>3.069608</text:p>
          </table:table-cell>
          <table:table-cell table:number-columns-repeated="4"/>
        </table:table-row>
        <table:table-row table:style-name="ro1">
          <table:table-cell office:value-type="float" office:value="3.259998">
            <text:p>3.259998</text:p>
          </table:table-cell>
          <table:table-cell table:formula="of:=IF([.N165]&gt;180;[.N165]-360;[.N165])" office:value-type="float" office:value="2.93224">
            <text:p>2.93224</text:p>
          </table:table-cell>
          <table:table-cell table:formula="of:=IF([.J165]&gt;180;[.J165]-360;[.J165])" office:value-type="float" office:value="-0.0396999999999821">
            <text:p>-0.0397</text:p>
          </table:table-cell>
          <table:table-cell table:formula="of:=IF([.K165]&gt;180;[.K165]-360;[.K165])" office:value-type="float" office:value="2.066752">
            <text:p>2.066752</text:p>
          </table:table-cell>
          <table:table-cell table:formula="of:=IF([.L165]&gt;180;[.L165]-360;[.L165])" office:value-type="float" office:value="0.7103426">
            <text:p>0.7103426</text:p>
          </table:table-cell>
          <table:table-cell table:formula="of:=IF([.M165]&gt;180;[.M165]-360;[.M165])" office:value-type="float" office:value="2.909228">
            <text:p>2.909228</text:p>
          </table:table-cell>
          <table:table-cell table:formula="of:=IF([.N165]&gt;180;[.N165]-360;[.N165])" office:value-type="float" office:value="2.93224">
            <text:p>2.93224</text:p>
          </table:table-cell>
          <table:table-cell office:value-type="float" office:value="0">
            <text:p>0</text:p>
          </table:table-cell>
          <table:table-cell office:value-type="float" office:value="356.4214">
            <text:p>356.4214</text:p>
          </table:table-cell>
          <table:table-cell office:value-type="float" office:value="359.9603">
            <text:p>359.9603</text:p>
          </table:table-cell>
          <table:table-cell office:value-type="float" office:value="2.066752">
            <text:p>2.066752</text:p>
          </table:table-cell>
          <table:table-cell office:value-type="float" office:value="0.7103426">
            <text:p>0.7103426</text:p>
          </table:table-cell>
          <table:table-cell office:value-type="float" office:value="2.909228">
            <text:p>2.909228</text:p>
          </table:table-cell>
          <table:table-cell office:value-type="float" office:value="2.93224">
            <text:p>2.93224</text:p>
          </table:table-cell>
          <table:table-cell table:number-columns-repeated="4"/>
        </table:table-row>
        <table:table-row table:style-name="ro1">
          <table:table-cell office:value-type="float" office:value="3.279998">
            <text:p>3.279998</text:p>
          </table:table-cell>
          <table:table-cell table:formula="of:=IF([.N166]&gt;180;[.N166]-360;[.N166])" office:value-type="float" office:value="2.773183">
            <text:p>2.773183</text:p>
          </table:table-cell>
          <table:table-cell table:formula="of:=IF([.J166]&gt;180;[.J166]-360;[.J166])" office:value-type="float" office:value="-0.0541999999999803">
            <text:p>-0.0542</text:p>
          </table:table-cell>
          <table:table-cell table:formula="of:=IF([.K166]&gt;180;[.K166]-360;[.K166])" office:value-type="float" office:value="2.205958">
            <text:p>2.205958</text:p>
          </table:table-cell>
          <table:table-cell table:formula="of:=IF([.L166]&gt;180;[.L166]-360;[.L166])" office:value-type="float" office:value="0.6522391">
            <text:p>0.6522391</text:p>
          </table:table-cell>
          <table:table-cell table:formula="of:=IF([.M166]&gt;180;[.M166]-360;[.M166])" office:value-type="float" office:value="3.08502">
            <text:p>3.08502</text:p>
          </table:table-cell>
          <table:table-cell table:formula="of:=IF([.N166]&gt;180;[.N166]-360;[.N166])" office:value-type="float" office:value="2.773183">
            <text:p>2.773183</text:p>
          </table:table-cell>
          <table:table-cell office:value-type="float" office:value="0">
            <text:p>0</text:p>
          </table:table-cell>
          <table:table-cell office:value-type="float" office:value="356.5193">
            <text:p>356.5193</text:p>
          </table:table-cell>
          <table:table-cell office:value-type="float" office:value="359.9458">
            <text:p>359.9458</text:p>
          </table:table-cell>
          <table:table-cell office:value-type="float" office:value="2.205958">
            <text:p>2.205958</text:p>
          </table:table-cell>
          <table:table-cell office:value-type="float" office:value="0.6522391">
            <text:p>0.6522391</text:p>
          </table:table-cell>
          <table:table-cell office:value-type="float" office:value="3.08502">
            <text:p>3.08502</text:p>
          </table:table-cell>
          <table:table-cell office:value-type="float" office:value="2.773183">
            <text:p>2.773183</text:p>
          </table:table-cell>
          <table:table-cell table:number-columns-repeated="4"/>
        </table:table-row>
        <table:table-row table:style-name="ro1">
          <table:table-cell office:value-type="float" office:value="3.299998">
            <text:p>3.299998</text:p>
          </table:table-cell>
          <table:table-cell table:formula="of:=IF([.N167]&gt;180;[.N167]-360;[.N167])" office:value-type="float" office:value="2.612098">
            <text:p>2.612098</text:p>
          </table:table-cell>
          <table:table-cell table:formula="of:=IF([.J167]&gt;180;[.J167]-360;[.J167])" office:value-type="float" office:value="-0.0577999999999861">
            <text:p>-0.0578</text:p>
          </table:table-cell>
          <table:table-cell table:formula="of:=IF([.K167]&gt;180;[.K167]-360;[.K167])" office:value-type="float" office:value="2.300013">
            <text:p>2.300013</text:p>
          </table:table-cell>
          <table:table-cell table:formula="of:=IF([.L167]&gt;180;[.L167]-360;[.L167])" office:value-type="float" office:value="0.5607663">
            <text:p>0.5607663</text:p>
          </table:table-cell>
          <table:table-cell table:formula="of:=IF([.M167]&gt;180;[.M167]-360;[.M167])" office:value-type="float" office:value="3.190558">
            <text:p>3.190558</text:p>
          </table:table-cell>
          <table:table-cell table:formula="of:=IF([.N167]&gt;180;[.N167]-360;[.N167])" office:value-type="float" office:value="2.612098">
            <text:p>2.612098</text:p>
          </table:table-cell>
          <table:table-cell office:value-type="float" office:value="0">
            <text:p>0</text:p>
          </table:table-cell>
          <table:table-cell office:value-type="float" office:value="356.6467">
            <text:p>356.6467</text:p>
          </table:table-cell>
          <table:table-cell office:value-type="float" office:value="359.9422">
            <text:p>359.9422</text:p>
          </table:table-cell>
          <table:table-cell office:value-type="float" office:value="2.300013">
            <text:p>2.300013</text:p>
          </table:table-cell>
          <table:table-cell office:value-type="float" office:value="0.5607663">
            <text:p>0.5607663</text:p>
          </table:table-cell>
          <table:table-cell office:value-type="float" office:value="3.190558">
            <text:p>3.190558</text:p>
          </table:table-cell>
          <table:table-cell office:value-type="float" office:value="2.612098">
            <text:p>2.612098</text:p>
          </table:table-cell>
          <table:table-cell table:number-columns-repeated="4"/>
        </table:table-row>
        <table:table-row table:style-name="ro1">
          <table:table-cell office:value-type="float" office:value="3.319998">
            <text:p>3.319998</text:p>
          </table:table-cell>
          <table:table-cell table:formula="of:=IF([.N168]&gt;180;[.N168]-360;[.N168])" office:value-type="float" office:value="2.49864">
            <text:p>2.49864</text:p>
          </table:table-cell>
          <table:table-cell table:formula="of:=IF([.J168]&gt;180;[.J168]-360;[.J168])" office:value-type="float" office:value="-0.0942000000000007">
            <text:p>-0.0942</text:p>
          </table:table-cell>
          <table:table-cell table:formula="of:=IF([.K168]&gt;180;[.K168]-360;[.K168])" office:value-type="float" office:value="2.355127">
            <text:p>2.355127</text:p>
          </table:table-cell>
          <table:table-cell table:formula="of:=IF([.L168]&gt;180;[.L168]-360;[.L168])" office:value-type="float" office:value="0.3442884">
            <text:p>0.3442884</text:p>
          </table:table-cell>
          <table:table-cell table:formula="of:=IF([.M168]&gt;180;[.M168]-360;[.M168])" office:value-type="float" office:value="3.258116">
            <text:p>3.258116</text:p>
          </table:table-cell>
          <table:table-cell table:formula="of:=IF([.N168]&gt;180;[.N168]-360;[.N168])" office:value-type="float" office:value="2.49864">
            <text:p>2.49864</text:p>
          </table:table-cell>
          <table:table-cell office:value-type="float" office:value="0">
            <text:p>0</text:p>
          </table:table-cell>
          <table:table-cell office:value-type="float" office:value="356.7918">
            <text:p>356.7918</text:p>
          </table:table-cell>
          <table:table-cell office:value-type="float" office:value="359.9058">
            <text:p>359.9058</text:p>
          </table:table-cell>
          <table:table-cell office:value-type="float" office:value="2.355127">
            <text:p>2.355127</text:p>
          </table:table-cell>
          <table:table-cell office:value-type="float" office:value="0.3442884">
            <text:p>0.3442884</text:p>
          </table:table-cell>
          <table:table-cell office:value-type="float" office:value="3.258116">
            <text:p>3.258116</text:p>
          </table:table-cell>
          <table:table-cell office:value-type="float" office:value="2.49864">
            <text:p>2.49864</text:p>
          </table:table-cell>
          <table:table-cell table:number-columns-repeated="4"/>
        </table:table-row>
        <table:table-row table:style-name="ro1">
          <table:table-cell office:value-type="float" office:value="3.339998">
            <text:p>3.339998</text:p>
          </table:table-cell>
          <table:table-cell table:formula="of:=IF([.N169]&gt;180;[.N169]-360;[.N169])" office:value-type="float" office:value="2.421306">
            <text:p>2.421306</text:p>
          </table:table-cell>
          <table:table-cell table:formula="of:=IF([.J169]&gt;180;[.J169]-360;[.J169])" office:value-type="float" office:value="-0.149099999999976">
            <text:p>-0.1491</text:p>
          </table:table-cell>
          <table:table-cell table:formula="of:=IF([.K169]&gt;180;[.K169]-360;[.K169])" office:value-type="float" office:value="2.354454">
            <text:p>2.354454</text:p>
          </table:table-cell>
          <table:table-cell table:formula="of:=IF([.L169]&gt;180;[.L169]-360;[.L169])" office:value-type="float" office:value="-0.0629999999999882">
            <text:p>-0.063</text:p>
          </table:table-cell>
          <table:table-cell table:formula="of:=IF([.M169]&gt;180;[.M169]-360;[.M169])" office:value-type="float" office:value="3.34299">
            <text:p>3.34299</text:p>
          </table:table-cell>
          <table:table-cell table:formula="of:=IF([.N169]&gt;180;[.N169]-360;[.N169])" office:value-type="float" office:value="2.421306">
            <text:p>2.421306</text:p>
          </table:table-cell>
          <table:table-cell office:value-type="float" office:value="0">
            <text:p>0</text:p>
          </table:table-cell>
          <table:table-cell office:value-type="float" office:value="356.9352">
            <text:p>356.9352</text:p>
          </table:table-cell>
          <table:table-cell office:value-type="float" office:value="359.8509">
            <text:p>359.8509</text:p>
          </table:table-cell>
          <table:table-cell office:value-type="float" office:value="2.354454">
            <text:p>2.354454</text:p>
          </table:table-cell>
          <table:table-cell office:value-type="float" office:value="359.937">
            <text:p>359.937</text:p>
          </table:table-cell>
          <table:table-cell office:value-type="float" office:value="3.34299">
            <text:p>3.34299</text:p>
          </table:table-cell>
          <table:table-cell office:value-type="float" office:value="2.421306">
            <text:p>2.421306</text:p>
          </table:table-cell>
          <table:table-cell table:number-columns-repeated="4"/>
        </table:table-row>
        <table:table-row table:style-name="ro1">
          <table:table-cell office:value-type="float" office:value="3.359998">
            <text:p>3.359998</text:p>
          </table:table-cell>
          <table:table-cell table:formula="of:=IF([.N170]&gt;180;[.N170]-360;[.N170])" office:value-type="float" office:value="2.335696">
            <text:p>2.335696</text:p>
          </table:table-cell>
          <table:table-cell table:formula="of:=IF([.J170]&gt;180;[.J170]-360;[.J170])" office:value-type="float" office:value="-0.208199999999977">
            <text:p>-0.2082</text:p>
          </table:table-cell>
          <table:table-cell table:formula="of:=IF([.K170]&gt;180;[.K170]-360;[.K170])" office:value-type="float" office:value="2.315265">
            <text:p>2.315265</text:p>
          </table:table-cell>
          <table:table-cell table:formula="of:=IF([.L170]&gt;180;[.L170]-360;[.L170])" office:value-type="float" office:value="-0.588099999999997">
            <text:p>-0.5881</text:p>
          </table:table-cell>
          <table:table-cell table:formula="of:=IF([.M170]&gt;180;[.M170]-360;[.M170])" office:value-type="float" office:value="3.400005">
            <text:p>3.400005</text:p>
          </table:table-cell>
          <table:table-cell table:formula="of:=IF([.N170]&gt;180;[.N170]-360;[.N170])" office:value-type="float" office:value="2.335696">
            <text:p>2.335696</text:p>
          </table:table-cell>
          <table:table-cell office:value-type="float" office:value="0">
            <text:p>0</text:p>
          </table:table-cell>
          <table:table-cell office:value-type="float" office:value="357.064">
            <text:p>357.064</text:p>
          </table:table-cell>
          <table:table-cell office:value-type="float" office:value="359.7918">
            <text:p>359.7918</text:p>
          </table:table-cell>
          <table:table-cell office:value-type="float" office:value="2.315265">
            <text:p>2.315265</text:p>
          </table:table-cell>
          <table:table-cell office:value-type="float" office:value="359.4119">
            <text:p>359.4119</text:p>
          </table:table-cell>
          <table:table-cell office:value-type="float" office:value="3.400005">
            <text:p>3.400005</text:p>
          </table:table-cell>
          <table:table-cell office:value-type="float" office:value="2.335696">
            <text:p>2.335696</text:p>
          </table:table-cell>
          <table:table-cell table:number-columns-repeated="4"/>
        </table:table-row>
        <table:table-row table:style-name="ro1">
          <table:table-cell office:value-type="float" office:value="3.379997">
            <text:p>3.379997</text:p>
          </table:table-cell>
          <table:table-cell table:formula="of:=IF([.N171]&gt;180;[.N171]-360;[.N171])" office:value-type="float" office:value="2.21548">
            <text:p>2.21548</text:p>
          </table:table-cell>
          <table:table-cell table:formula="of:=IF([.J171]&gt;180;[.J171]-360;[.J171])" office:value-type="float" office:value="-0.263300000000015">
            <text:p>-0.2633</text:p>
          </table:table-cell>
          <table:table-cell table:formula="of:=IF([.K171]&gt;180;[.K171]-360;[.K171])" office:value-type="float" office:value="2.244995">
            <text:p>2.244995</text:p>
          </table:table-cell>
          <table:table-cell table:formula="of:=IF([.L171]&gt;180;[.L171]-360;[.L171])" office:value-type="float" office:value="-1.21870000000001">
            <text:p>-1.2187</text:p>
          </table:table-cell>
          <table:table-cell table:formula="of:=IF([.M171]&gt;180;[.M171]-360;[.M171])" office:value-type="float" office:value="3.369987">
            <text:p>3.369987</text:p>
          </table:table-cell>
          <table:table-cell table:formula="of:=IF([.N171]&gt;180;[.N171]-360;[.N171])" office:value-type="float" office:value="2.21548">
            <text:p>2.21548</text:p>
          </table:table-cell>
          <table:table-cell office:value-type="float" office:value="0">
            <text:p>0</text:p>
          </table:table-cell>
          <table:table-cell office:value-type="float" office:value="357.1555">
            <text:p>357.1555</text:p>
          </table:table-cell>
          <table:table-cell office:value-type="float" office:value="359.7367">
            <text:p>359.7367</text:p>
          </table:table-cell>
          <table:table-cell office:value-type="float" office:value="2.244995">
            <text:p>2.244995</text:p>
          </table:table-cell>
          <table:table-cell office:value-type="float" office:value="358.7813">
            <text:p>358.7813</text:p>
          </table:table-cell>
          <table:table-cell office:value-type="float" office:value="3.369987">
            <text:p>3.369987</text:p>
          </table:table-cell>
          <table:table-cell office:value-type="float" office:value="2.21548">
            <text:p>2.21548</text:p>
          </table:table-cell>
          <table:table-cell table:number-columns-repeated="4"/>
        </table:table-row>
        <table:table-row table:style-name="ro1">
          <table:table-cell office:value-type="float" office:value="3.399997">
            <text:p>3.399997</text:p>
          </table:table-cell>
          <table:table-cell table:formula="of:=IF([.N172]&gt;180;[.N172]-360;[.N172])" office:value-type="float" office:value="2.120638">
            <text:p>2.120638</text:p>
          </table:table-cell>
          <table:table-cell table:formula="of:=IF([.J172]&gt;180;[.J172]-360;[.J172])" office:value-type="float" office:value="-0.286200000000008">
            <text:p>-0.2862</text:p>
          </table:table-cell>
          <table:table-cell table:formula="of:=IF([.K172]&gt;180;[.K172]-360;[.K172])" office:value-type="float" office:value="2.143375">
            <text:p>2.143375</text:p>
          </table:table-cell>
          <table:table-cell table:formula="of:=IF([.L172]&gt;180;[.L172]-360;[.L172])" office:value-type="float" office:value="-1.8965">
            <text:p>-1.8965</text:p>
          </table:table-cell>
          <table:table-cell table:formula="of:=IF([.M172]&gt;180;[.M172]-360;[.M172])" office:value-type="float" office:value="3.2897">
            <text:p>3.2897</text:p>
          </table:table-cell>
          <table:table-cell table:formula="of:=IF([.N172]&gt;180;[.N172]-360;[.N172])" office:value-type="float" office:value="2.120638">
            <text:p>2.120638</text:p>
          </table:table-cell>
          <table:table-cell office:value-type="float" office:value="0">
            <text:p>0</text:p>
          </table:table-cell>
          <table:table-cell office:value-type="float" office:value="357.2084">
            <text:p>357.2084</text:p>
          </table:table-cell>
          <table:table-cell office:value-type="float" office:value="359.7138">
            <text:p>359.7138</text:p>
          </table:table-cell>
          <table:table-cell office:value-type="float" office:value="2.143375">
            <text:p>2.143375</text:p>
          </table:table-cell>
          <table:table-cell office:value-type="float" office:value="358.1035">
            <text:p>358.1035</text:p>
          </table:table-cell>
          <table:table-cell office:value-type="float" office:value="3.2897">
            <text:p>3.2897</text:p>
          </table:table-cell>
          <table:table-cell office:value-type="float" office:value="2.120638">
            <text:p>2.120638</text:p>
          </table:table-cell>
          <table:table-cell table:number-columns-repeated="4"/>
        </table:table-row>
        <table:table-row table:style-name="ro1">
          <table:table-cell office:value-type="float" office:value="3.419997">
            <text:p>3.419997</text:p>
          </table:table-cell>
          <table:table-cell table:formula="of:=IF([.N173]&gt;180;[.N173]-360;[.N173])" office:value-type="float" office:value="2.052879">
            <text:p>2.052879</text:p>
          </table:table-cell>
          <table:table-cell table:formula="of:=IF([.J173]&gt;180;[.J173]-360;[.J173])" office:value-type="float" office:value="-0.300799999999981">
            <text:p>-0.3008</text:p>
          </table:table-cell>
          <table:table-cell table:formula="of:=IF([.K173]&gt;180;[.K173]-360;[.K173])" office:value-type="float" office:value="2.026979">
            <text:p>2.026979</text:p>
          </table:table-cell>
          <table:table-cell table:formula="of:=IF([.L173]&gt;180;[.L173]-360;[.L173])" office:value-type="float" office:value="-2.50110000000001">
            <text:p>-2.5011</text:p>
          </table:table-cell>
          <table:table-cell table:formula="of:=IF([.M173]&gt;180;[.M173]-360;[.M173])" office:value-type="float" office:value="3.191577">
            <text:p>3.191577</text:p>
          </table:table-cell>
          <table:table-cell table:formula="of:=IF([.N173]&gt;180;[.N173]-360;[.N173])" office:value-type="float" office:value="2.052879">
            <text:p>2.052879</text:p>
          </table:table-cell>
          <table:table-cell office:value-type="float" office:value="0">
            <text:p>0</text:p>
          </table:table-cell>
          <table:table-cell office:value-type="float" office:value="357.2338">
            <text:p>357.2338</text:p>
          </table:table-cell>
          <table:table-cell office:value-type="float" office:value="359.6992">
            <text:p>359.6992</text:p>
          </table:table-cell>
          <table:table-cell office:value-type="float" office:value="2.026979">
            <text:p>2.026979</text:p>
          </table:table-cell>
          <table:table-cell office:value-type="float" office:value="357.4989">
            <text:p>357.4989</text:p>
          </table:table-cell>
          <table:table-cell office:value-type="float" office:value="3.191577">
            <text:p>3.191577</text:p>
          </table:table-cell>
          <table:table-cell office:value-type="float" office:value="2.052879">
            <text:p>2.052879</text:p>
          </table:table-cell>
          <table:table-cell table:number-columns-repeated="4"/>
        </table:table-row>
        <table:table-row table:style-name="ro1">
          <table:table-cell office:value-type="float" office:value="3.439997">
            <text:p>3.439997</text:p>
          </table:table-cell>
          <table:table-cell table:formula="of:=IF([.N174]&gt;180;[.N174]-360;[.N174])" office:value-type="float" office:value="2.009781">
            <text:p>2.009781</text:p>
          </table:table-cell>
          <table:table-cell table:formula="of:=IF([.J174]&gt;180;[.J174]-360;[.J174])" office:value-type="float" office:value="-0.33850000000001">
            <text:p>-0.3385</text:p>
          </table:table-cell>
          <table:table-cell table:formula="of:=IF([.K174]&gt;180;[.K174]-360;[.K174])" office:value-type="float" office:value="1.921766">
            <text:p>1.921766</text:p>
          </table:table-cell>
          <table:table-cell table:formula="of:=IF([.L174]&gt;180;[.L174]-360;[.L174])" office:value-type="float" office:value="-2.952">
            <text:p>-2.952</text:p>
          </table:table-cell>
          <table:table-cell table:formula="of:=IF([.M174]&gt;180;[.M174]-360;[.M174])" office:value-type="float" office:value="3.102872">
            <text:p>3.102872</text:p>
          </table:table-cell>
          <table:table-cell table:formula="of:=IF([.N174]&gt;180;[.N174]-360;[.N174])" office:value-type="float" office:value="2.009781">
            <text:p>2.009781</text:p>
          </table:table-cell>
          <table:table-cell office:value-type="float" office:value="0">
            <text:p>0</text:p>
          </table:table-cell>
          <table:table-cell office:value-type="float" office:value="357.2289">
            <text:p>357.2289</text:p>
          </table:table-cell>
          <table:table-cell office:value-type="float" office:value="359.6615">
            <text:p>359.6615</text:p>
          </table:table-cell>
          <table:table-cell office:value-type="float" office:value="1.921766">
            <text:p>1.921766</text:p>
          </table:table-cell>
          <table:table-cell office:value-type="float" office:value="357.048">
            <text:p>357.048</text:p>
          </table:table-cell>
          <table:table-cell office:value-type="float" office:value="3.102872">
            <text:p>3.102872</text:p>
          </table:table-cell>
          <table:table-cell office:value-type="float" office:value="2.009781">
            <text:p>2.009781</text:p>
          </table:table-cell>
          <table:table-cell table:number-columns-repeated="4"/>
        </table:table-row>
        <table:table-row table:style-name="ro1">
          <table:table-cell office:value-type="float" office:value="3.459997">
            <text:p>3.459997</text:p>
          </table:table-cell>
          <table:table-cell table:formula="of:=IF([.N175]&gt;180;[.N175]-360;[.N175])" office:value-type="float" office:value="1.991629">
            <text:p>1.991629</text:p>
          </table:table-cell>
          <table:table-cell table:formula="of:=IF([.J175]&gt;180;[.J175]-360;[.J175])" office:value-type="float" office:value="-0.373400000000004">
            <text:p>-0.3734</text:p>
          </table:table-cell>
          <table:table-cell table:formula="of:=IF([.K175]&gt;180;[.K175]-360;[.K175])" office:value-type="float" office:value="1.807044">
            <text:p>1.807044</text:p>
          </table:table-cell>
          <table:table-cell table:formula="of:=IF([.L175]&gt;180;[.L175]-360;[.L175])" office:value-type="float" office:value="-3.1927">
            <text:p>-3.1927</text:p>
          </table:table-cell>
          <table:table-cell table:formula="of:=IF([.M175]&gt;180;[.M175]-360;[.M175])" office:value-type="float" office:value="3.028363">
            <text:p>3.028363</text:p>
          </table:table-cell>
          <table:table-cell table:formula="of:=IF([.N175]&gt;180;[.N175]-360;[.N175])" office:value-type="float" office:value="1.991629">
            <text:p>1.991629</text:p>
          </table:table-cell>
          <table:table-cell office:value-type="float" office:value="0">
            <text:p>0</text:p>
          </table:table-cell>
          <table:table-cell office:value-type="float" office:value="357.2002">
            <text:p>357.2002</text:p>
          </table:table-cell>
          <table:table-cell office:value-type="float" office:value="359.6266">
            <text:p>359.6266</text:p>
          </table:table-cell>
          <table:table-cell office:value-type="float" office:value="1.807044">
            <text:p>1.807044</text:p>
          </table:table-cell>
          <table:table-cell office:value-type="float" office:value="356.8073">
            <text:p>356.8073</text:p>
          </table:table-cell>
          <table:table-cell office:value-type="float" office:value="3.028363">
            <text:p>3.028363</text:p>
          </table:table-cell>
          <table:table-cell office:value-type="float" office:value="1.991629">
            <text:p>1.991629</text:p>
          </table:table-cell>
          <table:table-cell table:number-columns-repeated="4"/>
        </table:table-row>
        <table:table-row table:style-name="ro1">
          <table:table-cell office:value-type="float" office:value="3.479997">
            <text:p>3.479997</text:p>
          </table:table-cell>
          <table:table-cell table:formula="of:=IF([.N176]&gt;180;[.N176]-360;[.N176])" office:value-type="float" office:value="2.000994">
            <text:p>2.000994</text:p>
          </table:table-cell>
          <table:table-cell table:formula="of:=IF([.J176]&gt;180;[.J176]-360;[.J176])" office:value-type="float" office:value="-0.420599999999979">
            <text:p>-0.4206</text:p>
          </table:table-cell>
          <table:table-cell table:formula="of:=IF([.K176]&gt;180;[.K176]-360;[.K176])" office:value-type="float" office:value="1.642057">
            <text:p>1.642057</text:p>
          </table:table-cell>
          <table:table-cell table:formula="of:=IF([.L176]&gt;180;[.L176]-360;[.L176])" office:value-type="float" office:value="-3.27249999999998">
            <text:p>-3.2725</text:p>
          </table:table-cell>
          <table:table-cell table:formula="of:=IF([.M176]&gt;180;[.M176]-360;[.M176])" office:value-type="float" office:value="3.023266">
            <text:p>3.023266</text:p>
          </table:table-cell>
          <table:table-cell table:formula="of:=IF([.N176]&gt;180;[.N176]-360;[.N176])" office:value-type="float" office:value="2.000994">
            <text:p>2.000994</text:p>
          </table:table-cell>
          <table:table-cell office:value-type="float" office:value="0">
            <text:p>0</text:p>
          </table:table-cell>
          <table:table-cell office:value-type="float" office:value="357.1452">
            <text:p>357.1452</text:p>
          </table:table-cell>
          <table:table-cell office:value-type="float" office:value="359.5794">
            <text:p>359.5794</text:p>
          </table:table-cell>
          <table:table-cell office:value-type="float" office:value="1.642057">
            <text:p>1.642057</text:p>
          </table:table-cell>
          <table:table-cell office:value-type="float" office:value="356.7275">
            <text:p>356.7275</text:p>
          </table:table-cell>
          <table:table-cell office:value-type="float" office:value="3.023266">
            <text:p>3.023266</text:p>
          </table:table-cell>
          <table:table-cell office:value-type="float" office:value="2.000994">
            <text:p>2.000994</text:p>
          </table:table-cell>
          <table:table-cell table:number-columns-repeated="4"/>
        </table:table-row>
        <table:table-row table:style-name="ro1">
          <table:table-cell office:value-type="float" office:value="3.499997">
            <text:p>3.499997</text:p>
          </table:table-cell>
          <table:table-cell table:formula="of:=IF([.N177]&gt;180;[.N177]-360;[.N177])" office:value-type="float" office:value="2.032831">
            <text:p>2.032831</text:p>
          </table:table-cell>
          <table:table-cell table:formula="of:=IF([.J177]&gt;180;[.J177]-360;[.J177])" office:value-type="float" office:value="-0.454299999999989">
            <text:p>-0.4543</text:p>
          </table:table-cell>
          <table:table-cell table:formula="of:=IF([.K177]&gt;180;[.K177]-360;[.K177])" office:value-type="float" office:value="1.435379">
            <text:p>1.435379</text:p>
          </table:table-cell>
          <table:table-cell table:formula="of:=IF([.L177]&gt;180;[.L177]-360;[.L177])" office:value-type="float" office:value="-3.21069999999997">
            <text:p>-3.2107</text:p>
          </table:table-cell>
          <table:table-cell table:formula="of:=IF([.M177]&gt;180;[.M177]-360;[.M177])" office:value-type="float" office:value="3.0904">
            <text:p>3.0904</text:p>
          </table:table-cell>
          <table:table-cell table:formula="of:=IF([.N177]&gt;180;[.N177]-360;[.N177])" office:value-type="float" office:value="2.032831">
            <text:p>2.032831</text:p>
          </table:table-cell>
          <table:table-cell office:value-type="float" office:value="0">
            <text:p>0</text:p>
          </table:table-cell>
          <table:table-cell office:value-type="float" office:value="357.073">
            <text:p>357.073</text:p>
          </table:table-cell>
          <table:table-cell office:value-type="float" office:value="359.5457">
            <text:p>359.5457</text:p>
          </table:table-cell>
          <table:table-cell office:value-type="float" office:value="1.435379">
            <text:p>1.435379</text:p>
          </table:table-cell>
          <table:table-cell office:value-type="float" office:value="356.7893">
            <text:p>356.7893</text:p>
          </table:table-cell>
          <table:table-cell office:value-type="float" office:value="3.0904">
            <text:p>3.0904</text:p>
          </table:table-cell>
          <table:table-cell office:value-type="float" office:value="2.032831">
            <text:p>2.032831</text:p>
          </table:table-cell>
          <table:table-cell table:number-columns-repeated="4"/>
        </table:table-row>
        <table:table-row table:style-name="ro1">
          <table:table-cell office:value-type="float" office:value="3.519997">
            <text:p>3.519997</text:p>
          </table:table-cell>
          <table:table-cell table:formula="of:=IF([.N178]&gt;180;[.N178]-360;[.N178])" office:value-type="float" office:value="2.094655">
            <text:p>2.094655</text:p>
          </table:table-cell>
          <table:table-cell table:formula="of:=IF([.J178]&gt;180;[.J178]-360;[.J178])" office:value-type="float" office:value="-0.47059999999999">
            <text:p>-0.4706</text:p>
          </table:table-cell>
          <table:table-cell table:formula="of:=IF([.K178]&gt;180;[.K178]-360;[.K178])" office:value-type="float" office:value="1.209514">
            <text:p>1.209514</text:p>
          </table:table-cell>
          <table:table-cell table:formula="of:=IF([.L178]&gt;180;[.L178]-360;[.L178])" office:value-type="float" office:value="-3.03129999999999">
            <text:p>-3.0313</text:p>
          </table:table-cell>
          <table:table-cell table:formula="of:=IF([.M178]&gt;180;[.M178]-360;[.M178])" office:value-type="float" office:value="3.241641">
            <text:p>3.241641</text:p>
          </table:table-cell>
          <table:table-cell table:formula="of:=IF([.N178]&gt;180;[.N178]-360;[.N178])" office:value-type="float" office:value="2.094655">
            <text:p>2.094655</text:p>
          </table:table-cell>
          <table:table-cell office:value-type="float" office:value="0">
            <text:p>0</text:p>
          </table:table-cell>
          <table:table-cell office:value-type="float" office:value="356.9735">
            <text:p>356.9735</text:p>
          </table:table-cell>
          <table:table-cell office:value-type="float" office:value="359.5294">
            <text:p>359.5294</text:p>
          </table:table-cell>
          <table:table-cell office:value-type="float" office:value="1.209514">
            <text:p>1.209514</text:p>
          </table:table-cell>
          <table:table-cell office:value-type="float" office:value="356.9687">
            <text:p>356.9687</text:p>
          </table:table-cell>
          <table:table-cell office:value-type="float" office:value="3.241641">
            <text:p>3.241641</text:p>
          </table:table-cell>
          <table:table-cell office:value-type="float" office:value="2.094655">
            <text:p>2.094655</text:p>
          </table:table-cell>
          <table:table-cell table:number-columns-repeated="4"/>
        </table:table-row>
        <table:table-row table:style-name="ro1">
          <table:table-cell office:value-type="float" office:value="3.539997">
            <text:p>3.539997</text:p>
          </table:table-cell>
          <table:table-cell table:formula="of:=IF([.N179]&gt;180;[.N179]-360;[.N179])" office:value-type="float" office:value="2.19567">
            <text:p>2.19567</text:p>
          </table:table-cell>
          <table:table-cell table:formula="of:=IF([.J179]&gt;180;[.J179]-360;[.J179])" office:value-type="float" office:value="-0.505800000000022">
            <text:p>-0.5058</text:p>
          </table:table-cell>
          <table:table-cell table:formula="of:=IF([.K179]&gt;180;[.K179]-360;[.K179])" office:value-type="float" office:value="0.969902">
            <text:p>0.969902</text:p>
          </table:table-cell>
          <table:table-cell table:formula="of:=IF([.L179]&gt;180;[.L179]-360;[.L179])" office:value-type="float" office:value="-2.75599999999997">
            <text:p>-2.756</text:p>
          </table:table-cell>
          <table:table-cell table:formula="of:=IF([.M179]&gt;180;[.M179]-360;[.M179])" office:value-type="float" office:value="3.374557">
            <text:p>3.374557</text:p>
          </table:table-cell>
          <table:table-cell table:formula="of:=IF([.N179]&gt;180;[.N179]-360;[.N179])" office:value-type="float" office:value="2.19567">
            <text:p>2.19567</text:p>
          </table:table-cell>
          <table:table-cell office:value-type="float" office:value="0">
            <text:p>0</text:p>
          </table:table-cell>
          <table:table-cell office:value-type="float" office:value="356.8748">
            <text:p>356.8748</text:p>
          </table:table-cell>
          <table:table-cell office:value-type="float" office:value="359.4942">
            <text:p>359.4942</text:p>
          </table:table-cell>
          <table:table-cell office:value-type="float" office:value="0.969902">
            <text:p>0.969902</text:p>
          </table:table-cell>
          <table:table-cell office:value-type="float" office:value="357.244">
            <text:p>357.244</text:p>
          </table:table-cell>
          <table:table-cell office:value-type="float" office:value="3.374557">
            <text:p>3.374557</text:p>
          </table:table-cell>
          <table:table-cell office:value-type="float" office:value="2.19567">
            <text:p>2.19567</text:p>
          </table:table-cell>
          <table:table-cell table:number-columns-repeated="4"/>
        </table:table-row>
        <table:table-row table:style-name="ro1">
          <table:table-cell office:value-type="float" office:value="3.559997">
            <text:p>3.559997</text:p>
          </table:table-cell>
          <table:table-cell table:formula="of:=IF([.N180]&gt;180;[.N180]-360;[.N180])" office:value-type="float" office:value="2.33581">
            <text:p>2.33581</text:p>
          </table:table-cell>
          <table:table-cell table:formula="of:=IF([.J180]&gt;180;[.J180]-360;[.J180])" office:value-type="float" office:value="-0.528300000000002">
            <text:p>-0.5283</text:p>
          </table:table-cell>
          <table:table-cell table:formula="of:=IF([.K180]&gt;180;[.K180]-360;[.K180])" office:value-type="float" office:value="0.7243785">
            <text:p>0.7243785</text:p>
          </table:table-cell>
          <table:table-cell table:formula="of:=IF([.L180]&gt;180;[.L180]-360;[.L180])" office:value-type="float" office:value="-2.44490000000002">
            <text:p>-2.4449</text:p>
          </table:table-cell>
          <table:table-cell table:formula="of:=IF([.M180]&gt;180;[.M180]-360;[.M180])" office:value-type="float" office:value="3.56651">
            <text:p>3.56651</text:p>
          </table:table-cell>
          <table:table-cell table:formula="of:=IF([.N180]&gt;180;[.N180]-360;[.N180])" office:value-type="float" office:value="2.33581">
            <text:p>2.33581</text:p>
          </table:table-cell>
          <table:table-cell office:value-type="float" office:value="0">
            <text:p>0</text:p>
          </table:table-cell>
          <table:table-cell office:value-type="float" office:value="356.7903">
            <text:p>356.7903</text:p>
          </table:table-cell>
          <table:table-cell office:value-type="float" office:value="359.4717">
            <text:p>359.4717</text:p>
          </table:table-cell>
          <table:table-cell office:value-type="float" office:value="0.7243785">
            <text:p>0.7243785</text:p>
          </table:table-cell>
          <table:table-cell office:value-type="float" office:value="357.5551">
            <text:p>357.5551</text:p>
          </table:table-cell>
          <table:table-cell office:value-type="float" office:value="3.56651">
            <text:p>3.56651</text:p>
          </table:table-cell>
          <table:table-cell office:value-type="float" office:value="2.33581">
            <text:p>2.33581</text:p>
          </table:table-cell>
          <table:table-cell table:number-columns-repeated="4"/>
        </table:table-row>
        <table:table-row table:style-name="ro1">
          <table:table-cell office:value-type="float" office:value="3.579997">
            <text:p>3.579997</text:p>
          </table:table-cell>
          <table:table-cell table:formula="of:=IF([.N181]&gt;180;[.N181]-360;[.N181])" office:value-type="float" office:value="2.506734">
            <text:p>2.506734</text:p>
          </table:table-cell>
          <table:table-cell table:formula="of:=IF([.J181]&gt;180;[.J181]-360;[.J181])" office:value-type="float" office:value="-0.54910000000001">
            <text:p>-0.5491</text:p>
          </table:table-cell>
          <table:table-cell table:formula="of:=IF([.K181]&gt;180;[.K181]-360;[.K181])" office:value-type="float" office:value="0.5132751">
            <text:p>0.5132751</text:p>
          </table:table-cell>
          <table:table-cell table:formula="of:=IF([.L181]&gt;180;[.L181]-360;[.L181])" office:value-type="float" office:value="-2.1497">
            <text:p>-2.1497</text:p>
          </table:table-cell>
          <table:table-cell table:formula="of:=IF([.M181]&gt;180;[.M181]-360;[.M181])" office:value-type="float" office:value="3.727786">
            <text:p>3.727786</text:p>
          </table:table-cell>
          <table:table-cell table:formula="of:=IF([.N181]&gt;180;[.N181]-360;[.N181])" office:value-type="float" office:value="2.506734">
            <text:p>2.506734</text:p>
          </table:table-cell>
          <table:table-cell office:value-type="float" office:value="0">
            <text:p>0</text:p>
          </table:table-cell>
          <table:table-cell office:value-type="float" office:value="356.7154">
            <text:p>356.7154</text:p>
          </table:table-cell>
          <table:table-cell office:value-type="float" office:value="359.4509">
            <text:p>359.4509</text:p>
          </table:table-cell>
          <table:table-cell office:value-type="float" office:value="0.5132751">
            <text:p>0.5132751</text:p>
          </table:table-cell>
          <table:table-cell office:value-type="float" office:value="357.8503">
            <text:p>357.8503</text:p>
          </table:table-cell>
          <table:table-cell office:value-type="float" office:value="3.727786">
            <text:p>3.727786</text:p>
          </table:table-cell>
          <table:table-cell office:value-type="float" office:value="2.506734">
            <text:p>2.506734</text:p>
          </table:table-cell>
          <table:table-cell table:number-columns-repeated="4"/>
        </table:table-row>
        <table:table-row table:style-name="ro1">
          <table:table-cell office:value-type="float" office:value="3.599997">
            <text:p>3.599997</text:p>
          </table:table-cell>
          <table:table-cell table:formula="of:=IF([.N182]&gt;180;[.N182]-360;[.N182])" office:value-type="float" office:value="2.701058">
            <text:p>2.701058</text:p>
          </table:table-cell>
          <table:table-cell table:formula="of:=IF([.J182]&gt;180;[.J182]-360;[.J182])" office:value-type="float" office:value="-0.5779">
            <text:p>-0.5779</text:p>
          </table:table-cell>
          <table:table-cell table:formula="of:=IF([.K182]&gt;180;[.K182]-360;[.K182])" office:value-type="float" office:value="0.3344599">
            <text:p>0.3344599</text:p>
          </table:table-cell>
          <table:table-cell table:formula="of:=IF([.L182]&gt;180;[.L182]-360;[.L182])" office:value-type="float" office:value="-1.8621">
            <text:p>-1.8621</text:p>
          </table:table-cell>
          <table:table-cell table:formula="of:=IF([.M182]&gt;180;[.M182]-360;[.M182])" office:value-type="float" office:value="3.794766">
            <text:p>3.794766</text:p>
          </table:table-cell>
          <table:table-cell table:formula="of:=IF([.N182]&gt;180;[.N182]-360;[.N182])" office:value-type="float" office:value="2.701058">
            <text:p>2.701058</text:p>
          </table:table-cell>
          <table:table-cell office:value-type="float" office:value="0">
            <text:p>0</text:p>
          </table:table-cell>
          <table:table-cell office:value-type="float" office:value="356.6672">
            <text:p>356.6672</text:p>
          </table:table-cell>
          <table:table-cell office:value-type="float" office:value="359.4221">
            <text:p>359.4221</text:p>
          </table:table-cell>
          <table:table-cell office:value-type="float" office:value="0.3344599">
            <text:p>0.3344599</text:p>
          </table:table-cell>
          <table:table-cell office:value-type="float" office:value="358.1379">
            <text:p>358.1379</text:p>
          </table:table-cell>
          <table:table-cell office:value-type="float" office:value="3.794766">
            <text:p>3.794766</text:p>
          </table:table-cell>
          <table:table-cell office:value-type="float" office:value="2.701058">
            <text:p>2.701058</text:p>
          </table:table-cell>
          <table:table-cell table:number-columns-repeated="4"/>
        </table:table-row>
        <table:table-row table:style-name="ro1">
          <table:table-cell office:value-type="float" office:value="3.619997">
            <text:p>3.619997</text:p>
          </table:table-cell>
          <table:table-cell table:formula="of:=IF([.N183]&gt;180;[.N183]-360;[.N183])" office:value-type="float" office:value="2.902193">
            <text:p>2.902193</text:p>
          </table:table-cell>
          <table:table-cell table:formula="of:=IF([.J183]&gt;180;[.J183]-360;[.J183])" office:value-type="float" office:value="-0.564900000000023">
            <text:p>-0.5649</text:p>
          </table:table-cell>
          <table:table-cell table:formula="of:=IF([.K183]&gt;180;[.K183]-360;[.K183])" office:value-type="float" office:value="0.1947019">
            <text:p>0.1947019</text:p>
          </table:table-cell>
          <table:table-cell table:formula="of:=IF([.L183]&gt;180;[.L183]-360;[.L183])" office:value-type="float" office:value="-1.58629999999999">
            <text:p>-1.5863</text:p>
          </table:table-cell>
          <table:table-cell table:formula="of:=IF([.M183]&gt;180;[.M183]-360;[.M183])" office:value-type="float" office:value="3.743495">
            <text:p>3.743495</text:p>
          </table:table-cell>
          <table:table-cell table:formula="of:=IF([.N183]&gt;180;[.N183]-360;[.N183])" office:value-type="float" office:value="2.902193">
            <text:p>2.902193</text:p>
          </table:table-cell>
          <table:table-cell office:value-type="float" office:value="0">
            <text:p>0</text:p>
          </table:table-cell>
          <table:table-cell office:value-type="float" office:value="356.6181">
            <text:p>356.6181</text:p>
          </table:table-cell>
          <table:table-cell office:value-type="float" office:value="359.4351">
            <text:p>359.4351</text:p>
          </table:table-cell>
          <table:table-cell office:value-type="float" office:value="0.1947019">
            <text:p>0.1947019</text:p>
          </table:table-cell>
          <table:table-cell office:value-type="float" office:value="358.4137">
            <text:p>358.4137</text:p>
          </table:table-cell>
          <table:table-cell office:value-type="float" office:value="3.743495">
            <text:p>3.743495</text:p>
          </table:table-cell>
          <table:table-cell office:value-type="float" office:value="2.902193">
            <text:p>2.902193</text:p>
          </table:table-cell>
          <table:table-cell table:number-columns-repeated="4"/>
        </table:table-row>
        <table:table-row table:style-name="ro1">
          <table:table-cell office:value-type="float" office:value="3.639997">
            <text:p>3.639997</text:p>
          </table:table-cell>
          <table:table-cell table:formula="of:=IF([.N184]&gt;180;[.N184]-360;[.N184])" office:value-type="float" office:value="3.066322">
            <text:p>3.066322</text:p>
          </table:table-cell>
          <table:table-cell table:formula="of:=IF([.J184]&gt;180;[.J184]-360;[.J184])" office:value-type="float" office:value="-0.538400000000024">
            <text:p>-0.5384</text:p>
          </table:table-cell>
          <table:table-cell table:formula="of:=IF([.K184]&gt;180;[.K184]-360;[.K184])" office:value-type="float" office:value="0.1041745">
            <text:p>0.1041745</text:p>
          </table:table-cell>
          <table:table-cell table:formula="of:=IF([.L184]&gt;180;[.L184]-360;[.L184])" office:value-type="float" office:value="-1.3091">
            <text:p>-1.3091</text:p>
          </table:table-cell>
          <table:table-cell table:formula="of:=IF([.M184]&gt;180;[.M184]-360;[.M184])" office:value-type="float" office:value="3.604127">
            <text:p>3.604127</text:p>
          </table:table-cell>
          <table:table-cell table:formula="of:=IF([.N184]&gt;180;[.N184]-360;[.N184])" office:value-type="float" office:value="3.066322">
            <text:p>3.066322</text:p>
          </table:table-cell>
          <table:table-cell office:value-type="float" office:value="0">
            <text:p>0</text:p>
          </table:table-cell>
          <table:table-cell office:value-type="float" office:value="356.5779">
            <text:p>356.5779</text:p>
          </table:table-cell>
          <table:table-cell office:value-type="float" office:value="359.4616">
            <text:p>359.4616</text:p>
          </table:table-cell>
          <table:table-cell office:value-type="float" office:value="0.1041745">
            <text:p>0.1041745</text:p>
          </table:table-cell>
          <table:table-cell office:value-type="float" office:value="358.6909">
            <text:p>358.6909</text:p>
          </table:table-cell>
          <table:table-cell office:value-type="float" office:value="3.604127">
            <text:p>3.604127</text:p>
          </table:table-cell>
          <table:table-cell office:value-type="float" office:value="3.066322">
            <text:p>3.066322</text:p>
          </table:table-cell>
          <table:table-cell table:number-columns-repeated="4"/>
        </table:table-row>
        <table:table-row table:style-name="ro1">
          <table:table-cell office:value-type="float" office:value="3.659997">
            <text:p>3.659997</text:p>
          </table:table-cell>
          <table:table-cell table:formula="of:=IF([.N185]&gt;180;[.N185]-360;[.N185])" office:value-type="float" office:value="3.186423">
            <text:p>3.186423</text:p>
          </table:table-cell>
          <table:table-cell table:formula="of:=IF([.J185]&gt;180;[.J185]-360;[.J185])" office:value-type="float" office:value="-0.516300000000001">
            <text:p>-0.5163</text:p>
          </table:table-cell>
          <table:table-cell table:formula="of:=IF([.K185]&gt;180;[.K185]-360;[.K185])" office:value-type="float" office:value="0.06991789">
            <text:p>0.06991789</text:p>
          </table:table-cell>
          <table:table-cell table:formula="of:=IF([.L185]&gt;180;[.L185]-360;[.L185])" office:value-type="float" office:value="-1.1345">
            <text:p>-1.1345</text:p>
          </table:table-cell>
          <table:table-cell table:formula="of:=IF([.M185]&gt;180;[.M185]-360;[.M185])" office:value-type="float" office:value="3.380847">
            <text:p>3.380847</text:p>
          </table:table-cell>
          <table:table-cell table:formula="of:=IF([.N185]&gt;180;[.N185]-360;[.N185])" office:value-type="float" office:value="3.186423">
            <text:p>3.186423</text:p>
          </table:table-cell>
          <table:table-cell office:value-type="float" office:value="0">
            <text:p>0</text:p>
          </table:table-cell>
          <table:table-cell office:value-type="float" office:value="356.5578">
            <text:p>356.5578</text:p>
          </table:table-cell>
          <table:table-cell office:value-type="float" office:value="359.4837">
            <text:p>359.4837</text:p>
          </table:table-cell>
          <table:table-cell office:value-type="float" office:value="0.06991789">
            <text:p>0.06991789</text:p>
          </table:table-cell>
          <table:table-cell office:value-type="float" office:value="358.8655">
            <text:p>358.8655</text:p>
          </table:table-cell>
          <table:table-cell office:value-type="float" office:value="3.380847">
            <text:p>3.380847</text:p>
          </table:table-cell>
          <table:table-cell office:value-type="float" office:value="3.186423">
            <text:p>3.186423</text:p>
          </table:table-cell>
          <table:table-cell table:number-columns-repeated="4"/>
        </table:table-row>
        <table:table-row table:style-name="ro1">
          <table:table-cell office:value-type="float" office:value="3.679997">
            <text:p>3.679997</text:p>
          </table:table-cell>
          <table:table-cell table:formula="of:=IF([.N186]&gt;180;[.N186]-360;[.N186])" office:value-type="float" office:value="3.306242">
            <text:p>3.306242</text:p>
          </table:table-cell>
          <table:table-cell table:formula="of:=IF([.J186]&gt;180;[.J186]-360;[.J186])" office:value-type="float" office:value="-0.464999999999975">
            <text:p>-0.465</text:p>
          </table:table-cell>
          <table:table-cell table:formula="of:=IF([.K186]&gt;180;[.K186]-360;[.K186])" office:value-type="float" office:value="0.09377038">
            <text:p>0.09377038</text:p>
          </table:table-cell>
          <table:table-cell table:formula="of:=IF([.L186]&gt;180;[.L186]-360;[.L186])" office:value-type="float" office:value="-1.09719999999999">
            <text:p>-1.0972</text:p>
          </table:table-cell>
          <table:table-cell table:formula="of:=IF([.M186]&gt;180;[.M186]-360;[.M186])" office:value-type="float" office:value="3.150754">
            <text:p>3.150754</text:p>
          </table:table-cell>
          <table:table-cell table:formula="of:=IF([.N186]&gt;180;[.N186]-360;[.N186])" office:value-type="float" office:value="3.306242">
            <text:p>3.306242</text:p>
          </table:table-cell>
          <table:table-cell office:value-type="float" office:value="0">
            <text:p>0</text:p>
          </table:table-cell>
          <table:table-cell office:value-type="float" office:value="356.5423">
            <text:p>356.5423</text:p>
          </table:table-cell>
          <table:table-cell office:value-type="float" office:value="359.535">
            <text:p>359.535</text:p>
          </table:table-cell>
          <table:table-cell office:value-type="float" office:value="0.09377038">
            <text:p>0.09377038</text:p>
          </table:table-cell>
          <table:table-cell office:value-type="float" office:value="358.9028">
            <text:p>358.9028</text:p>
          </table:table-cell>
          <table:table-cell office:value-type="float" office:value="3.150754">
            <text:p>3.150754</text:p>
          </table:table-cell>
          <table:table-cell office:value-type="float" office:value="3.306242">
            <text:p>3.306242</text:p>
          </table:table-cell>
          <table:table-cell table:number-columns-repeated="4"/>
        </table:table-row>
        <table:table-row table:style-name="ro1">
          <table:table-cell office:value-type="float" office:value="3.699997">
            <text:p>3.699997</text:p>
          </table:table-cell>
          <table:table-cell table:formula="of:=IF([.N187]&gt;180;[.N187]-360;[.N187])" office:value-type="float" office:value="3.440771">
            <text:p>3.440771</text:p>
          </table:table-cell>
          <table:table-cell table:formula="of:=IF([.J187]&gt;180;[.J187]-360;[.J187])" office:value-type="float" office:value="-0.420399999999972">
            <text:p>-0.4204</text:p>
          </table:table-cell>
          <table:table-cell table:formula="of:=IF([.K187]&gt;180;[.K187]-360;[.K187])" office:value-type="float" office:value="0.1615641">
            <text:p>0.1615641</text:p>
          </table:table-cell>
          <table:table-cell table:formula="of:=IF([.L187]&gt;180;[.L187]-360;[.L187])" office:value-type="float" office:value="-1.20069999999998">
            <text:p>-1.2007</text:p>
          </table:table-cell>
          <table:table-cell table:formula="of:=IF([.M187]&gt;180;[.M187]-360;[.M187])" office:value-type="float" office:value="2.871447">
            <text:p>2.871447</text:p>
          </table:table-cell>
          <table:table-cell table:formula="of:=IF([.N187]&gt;180;[.N187]-360;[.N187])" office:value-type="float" office:value="3.440771">
            <text:p>3.440771</text:p>
          </table:table-cell>
          <table:table-cell office:value-type="float" office:value="0">
            <text:p>0</text:p>
          </table:table-cell>
          <table:table-cell office:value-type="float" office:value="356.511">
            <text:p>356.511</text:p>
          </table:table-cell>
          <table:table-cell office:value-type="float" office:value="359.5796">
            <text:p>359.5796</text:p>
          </table:table-cell>
          <table:table-cell office:value-type="float" office:value="0.1615641">
            <text:p>0.1615641</text:p>
          </table:table-cell>
          <table:table-cell office:value-type="float" office:value="358.7993">
            <text:p>358.7993</text:p>
          </table:table-cell>
          <table:table-cell office:value-type="float" office:value="2.871447">
            <text:p>2.871447</text:p>
          </table:table-cell>
          <table:table-cell office:value-type="float" office:value="3.440771">
            <text:p>3.440771</text:p>
          </table:table-cell>
          <table:table-cell table:number-columns-repeated="4"/>
        </table:table-row>
        <table:table-row table:style-name="ro1">
          <table:table-cell office:value-type="float" office:value="3.719997">
            <text:p>3.719997</text:p>
          </table:table-cell>
          <table:table-cell table:formula="of:=IF([.N188]&gt;180;[.N188]-360;[.N188])" office:value-type="float" office:value="3.573768">
            <text:p>3.573768</text:p>
          </table:table-cell>
          <table:table-cell table:formula="of:=IF([.J188]&gt;180;[.J188]-360;[.J188])" office:value-type="float" office:value="-0.360099999999989">
            <text:p>-0.3601</text:p>
          </table:table-cell>
          <table:table-cell table:formula="of:=IF([.K188]&gt;180;[.K188]-360;[.K188])" office:value-type="float" office:value="0.2529421">
            <text:p>0.2529421</text:p>
          </table:table-cell>
          <table:table-cell table:formula="of:=IF([.L188]&gt;180;[.L188]-360;[.L188])" office:value-type="float" office:value="-1.4033">
            <text:p>-1.4033</text:p>
          </table:table-cell>
          <table:table-cell table:formula="of:=IF([.M188]&gt;180;[.M188]-360;[.M188])" office:value-type="float" office:value="2.574424">
            <text:p>2.574424</text:p>
          </table:table-cell>
          <table:table-cell table:formula="of:=IF([.N188]&gt;180;[.N188]-360;[.N188])" office:value-type="float" office:value="3.573768">
            <text:p>3.573768</text:p>
          </table:table-cell>
          <table:table-cell office:value-type="float" office:value="0">
            <text:p>0</text:p>
          </table:table-cell>
          <table:table-cell office:value-type="float" office:value="356.4806">
            <text:p>356.4806</text:p>
          </table:table-cell>
          <table:table-cell office:value-type="float" office:value="359.6399">
            <text:p>359.6399</text:p>
          </table:table-cell>
          <table:table-cell office:value-type="float" office:value="0.2529421">
            <text:p>0.2529421</text:p>
          </table:table-cell>
          <table:table-cell office:value-type="float" office:value="358.5967">
            <text:p>358.5967</text:p>
          </table:table-cell>
          <table:table-cell office:value-type="float" office:value="2.574424">
            <text:p>2.574424</text:p>
          </table:table-cell>
          <table:table-cell office:value-type="float" office:value="3.573768">
            <text:p>3.573768</text:p>
          </table:table-cell>
          <table:table-cell table:number-columns-repeated="4"/>
        </table:table-row>
        <table:table-row table:style-name="ro1">
          <table:table-cell office:value-type="float" office:value="3.739997">
            <text:p>3.739997</text:p>
          </table:table-cell>
          <table:table-cell table:formula="of:=IF([.N189]&gt;180;[.N189]-360;[.N189])" office:value-type="float" office:value="3.673565">
            <text:p>3.673565</text:p>
          </table:table-cell>
          <table:table-cell table:formula="of:=IF([.J189]&gt;180;[.J189]-360;[.J189])" office:value-type="float" office:value="-0.299199999999985">
            <text:p>-0.2992</text:p>
          </table:table-cell>
          <table:table-cell table:formula="of:=IF([.K189]&gt;180;[.K189]-360;[.K189])" office:value-type="float" office:value="0.3418262">
            <text:p>0.3418262</text:p>
          </table:table-cell>
          <table:table-cell table:formula="of:=IF([.L189]&gt;180;[.L189]-360;[.L189])" office:value-type="float" office:value="-1.66180000000003">
            <text:p>-1.6618</text:p>
          </table:table-cell>
          <table:table-cell table:formula="of:=IF([.M189]&gt;180;[.M189]-360;[.M189])" office:value-type="float" office:value="2.298771">
            <text:p>2.298771</text:p>
          </table:table-cell>
          <table:table-cell table:formula="of:=IF([.N189]&gt;180;[.N189]-360;[.N189])" office:value-type="float" office:value="3.673565">
            <text:p>3.673565</text:p>
          </table:table-cell>
          <table:table-cell office:value-type="float" office:value="0">
            <text:p>0</text:p>
          </table:table-cell>
          <table:table-cell office:value-type="float" office:value="356.4955">
            <text:p>356.4955</text:p>
          </table:table-cell>
          <table:table-cell office:value-type="float" office:value="359.7008">
            <text:p>359.7008</text:p>
          </table:table-cell>
          <table:table-cell office:value-type="float" office:value="0.3418262">
            <text:p>0.3418262</text:p>
          </table:table-cell>
          <table:table-cell office:value-type="float" office:value="358.3382">
            <text:p>358.3382</text:p>
          </table:table-cell>
          <table:table-cell office:value-type="float" office:value="2.298771">
            <text:p>2.298771</text:p>
          </table:table-cell>
          <table:table-cell office:value-type="float" office:value="3.673565">
            <text:p>3.673565</text:p>
          </table:table-cell>
          <table:table-cell table:number-columns-repeated="4"/>
        </table:table-row>
        <table:table-row table:style-name="ro1">
          <table:table-cell office:value-type="float" office:value="3.759997">
            <text:p>3.759997</text:p>
          </table:table-cell>
          <table:table-cell table:formula="of:=IF([.N190]&gt;180;[.N190]-360;[.N190])" office:value-type="float" office:value="3.750017">
            <text:p>3.750017</text:p>
          </table:table-cell>
          <table:table-cell table:formula="of:=IF([.J190]&gt;180;[.J190]-360;[.J190])" office:value-type="float" office:value="-0.262999999999977">
            <text:p>-0.263</text:p>
          </table:table-cell>
          <table:table-cell table:formula="of:=IF([.K190]&gt;180;[.K190]-360;[.K190])" office:value-type="float" office:value="0.4282033">
            <text:p>0.4282033</text:p>
          </table:table-cell>
          <table:table-cell table:formula="of:=IF([.L190]&gt;180;[.L190]-360;[.L190])" office:value-type="float" office:value="-1.84339999999997">
            <text:p>-1.8434</text:p>
          </table:table-cell>
          <table:table-cell table:formula="of:=IF([.M190]&gt;180;[.M190]-360;[.M190])" office:value-type="float" office:value="2.084766">
            <text:p>2.084766</text:p>
          </table:table-cell>
          <table:table-cell table:formula="of:=IF([.N190]&gt;180;[.N190]-360;[.N190])" office:value-type="float" office:value="3.750017">
            <text:p>3.750017</text:p>
          </table:table-cell>
          <table:table-cell office:value-type="float" office:value="0">
            <text:p>0</text:p>
          </table:table-cell>
          <table:table-cell office:value-type="float" office:value="356.526">
            <text:p>356.526</text:p>
          </table:table-cell>
          <table:table-cell office:value-type="float" office:value="359.737">
            <text:p>359.737</text:p>
          </table:table-cell>
          <table:table-cell office:value-type="float" office:value="0.4282033">
            <text:p>0.4282033</text:p>
          </table:table-cell>
          <table:table-cell office:value-type="float" office:value="358.1566">
            <text:p>358.1566</text:p>
          </table:table-cell>
          <table:table-cell office:value-type="float" office:value="2.084766">
            <text:p>2.084766</text:p>
          </table:table-cell>
          <table:table-cell office:value-type="float" office:value="3.750017">
            <text:p>3.750017</text:p>
          </table:table-cell>
          <table:table-cell table:number-columns-repeated="4"/>
        </table:table-row>
        <table:table-row table:style-name="ro1">
          <table:table-cell office:value-type="float" office:value="3.779997">
            <text:p>3.779997</text:p>
          </table:table-cell>
          <table:table-cell table:formula="of:=IF([.N191]&gt;180;[.N191]-360;[.N191])" office:value-type="float" office:value="3.809245">
            <text:p>3.809245</text:p>
          </table:table-cell>
          <table:table-cell table:formula="of:=IF([.J191]&gt;180;[.J191]-360;[.J191])" office:value-type="float" office:value="-0.221099999999979">
            <text:p>-0.2211</text:p>
          </table:table-cell>
          <table:table-cell table:formula="of:=IF([.K191]&gt;180;[.K191]-360;[.K191])" office:value-type="float" office:value="0.5200037">
            <text:p>0.5200037</text:p>
          </table:table-cell>
          <table:table-cell table:formula="of:=IF([.L191]&gt;180;[.L191]-360;[.L191])" office:value-type="float" office:value="-1.92860000000002">
            <text:p>-1.9286</text:p>
          </table:table-cell>
          <table:table-cell table:formula="of:=IF([.M191]&gt;180;[.M191]-360;[.M191])" office:value-type="float" office:value="1.938491">
            <text:p>1.938491</text:p>
          </table:table-cell>
          <table:table-cell table:formula="of:=IF([.N191]&gt;180;[.N191]-360;[.N191])" office:value-type="float" office:value="3.809245">
            <text:p>3.809245</text:p>
          </table:table-cell>
          <table:table-cell office:value-type="float" office:value="0">
            <text:p>0</text:p>
          </table:table-cell>
          <table:table-cell office:value-type="float" office:value="356.5751">
            <text:p>356.5751</text:p>
          </table:table-cell>
          <table:table-cell office:value-type="float" office:value="359.7789">
            <text:p>359.7789</text:p>
          </table:table-cell>
          <table:table-cell office:value-type="float" office:value="0.5200037">
            <text:p>0.5200037</text:p>
          </table:table-cell>
          <table:table-cell office:value-type="float" office:value="358.0714">
            <text:p>358.0714</text:p>
          </table:table-cell>
          <table:table-cell office:value-type="float" office:value="1.938491">
            <text:p>1.938491</text:p>
          </table:table-cell>
          <table:table-cell office:value-type="float" office:value="3.809245">
            <text:p>3.809245</text:p>
          </table:table-cell>
          <table:table-cell table:number-columns-repeated="4"/>
        </table:table-row>
        <table:table-row table:style-name="ro1">
          <table:table-cell office:value-type="float" office:value="3.799997">
            <text:p>3.799997</text:p>
          </table:table-cell>
          <table:table-cell table:formula="of:=IF([.N192]&gt;180;[.N192]-360;[.N192])" office:value-type="float" office:value="3.843371">
            <text:p>3.843371</text:p>
          </table:table-cell>
          <table:table-cell table:formula="of:=IF([.J192]&gt;180;[.J192]-360;[.J192])" office:value-type="float" office:value="-0.206099999999992">
            <text:p>-0.2061</text:p>
          </table:table-cell>
          <table:table-cell table:formula="of:=IF([.K192]&gt;180;[.K192]-360;[.K192])" office:value-type="float" office:value="0.6419554">
            <text:p>0.6419554</text:p>
          </table:table-cell>
          <table:table-cell table:formula="of:=IF([.L192]&gt;180;[.L192]-360;[.L192])" office:value-type="float" office:value="-1.98750000000001">
            <text:p>-1.9875</text:p>
          </table:table-cell>
          <table:table-cell table:formula="of:=IF([.M192]&gt;180;[.M192]-360;[.M192])" office:value-type="float" office:value="1.881386">
            <text:p>1.881386</text:p>
          </table:table-cell>
          <table:table-cell table:formula="of:=IF([.N192]&gt;180;[.N192]-360;[.N192])" office:value-type="float" office:value="3.843371">
            <text:p>3.843371</text:p>
          </table:table-cell>
          <table:table-cell office:value-type="float" office:value="0">
            <text:p>0</text:p>
          </table:table-cell>
          <table:table-cell office:value-type="float" office:value="356.6297">
            <text:p>356.6297</text:p>
          </table:table-cell>
          <table:table-cell office:value-type="float" office:value="359.7939">
            <text:p>359.7939</text:p>
          </table:table-cell>
          <table:table-cell office:value-type="float" office:value="0.6419554">
            <text:p>0.6419554</text:p>
          </table:table-cell>
          <table:table-cell office:value-type="float" office:value="358.0125">
            <text:p>358.0125</text:p>
          </table:table-cell>
          <table:table-cell office:value-type="float" office:value="1.881386">
            <text:p>1.881386</text:p>
          </table:table-cell>
          <table:table-cell office:value-type="float" office:value="3.843371">
            <text:p>3.843371</text:p>
          </table:table-cell>
          <table:table-cell table:number-columns-repeated="4"/>
        </table:table-row>
        <table:table-row table:style-name="ro1">
          <table:table-cell office:value-type="float" office:value="3.819997">
            <text:p>3.819997</text:p>
          </table:table-cell>
          <table:table-cell table:formula="of:=IF([.N193]&gt;180;[.N193]-360;[.N193])" office:value-type="float" office:value="3.849776">
            <text:p>3.849776</text:p>
          </table:table-cell>
          <table:table-cell table:formula="of:=IF([.J193]&gt;180;[.J193]-360;[.J193])" office:value-type="float" office:value="-0.197000000000003">
            <text:p>-0.197</text:p>
          </table:table-cell>
          <table:table-cell table:formula="of:=IF([.K193]&gt;180;[.K193]-360;[.K193])" office:value-type="float" office:value="0.8057575">
            <text:p>0.8057575</text:p>
          </table:table-cell>
          <table:table-cell table:formula="of:=IF([.L193]&gt;180;[.L193]-360;[.L193])" office:value-type="float" office:value="-2.00900000000001">
            <text:p>-2.009</text:p>
          </table:table-cell>
          <table:table-cell table:formula="of:=IF([.M193]&gt;180;[.M193]-360;[.M193])" office:value-type="float" office:value="1.888413">
            <text:p>1.888413</text:p>
          </table:table-cell>
          <table:table-cell table:formula="of:=IF([.N193]&gt;180;[.N193]-360;[.N193])" office:value-type="float" office:value="3.849776">
            <text:p>3.849776</text:p>
          </table:table-cell>
          <table:table-cell office:value-type="float" office:value="0">
            <text:p>0</text:p>
          </table:table-cell>
          <table:table-cell office:value-type="float" office:value="356.684">
            <text:p>356.684</text:p>
          </table:table-cell>
          <table:table-cell office:value-type="float" office:value="359.803">
            <text:p>359.803</text:p>
          </table:table-cell>
          <table:table-cell office:value-type="float" office:value="0.8057575">
            <text:p>0.8057575</text:p>
          </table:table-cell>
          <table:table-cell office:value-type="float" office:value="357.991">
            <text:p>357.991</text:p>
          </table:table-cell>
          <table:table-cell office:value-type="float" office:value="1.888413">
            <text:p>1.888413</text:p>
          </table:table-cell>
          <table:table-cell office:value-type="float" office:value="3.849776">
            <text:p>3.849776</text:p>
          </table:table-cell>
          <table:table-cell table:number-columns-repeated="4"/>
        </table:table-row>
        <table:table-row table:style-name="ro1">
          <table:table-cell office:value-type="float" office:value="3.839997">
            <text:p>3.839997</text:p>
          </table:table-cell>
          <table:table-cell table:formula="of:=IF([.N194]&gt;180;[.N194]-360;[.N194])" office:value-type="float" office:value="3.818093">
            <text:p>3.818093</text:p>
          </table:table-cell>
          <table:table-cell table:formula="of:=IF([.J194]&gt;180;[.J194]-360;[.J194])" office:value-type="float" office:value="-0.219200000000001">
            <text:p>-0.2192</text:p>
          </table:table-cell>
          <table:table-cell table:formula="of:=IF([.K194]&gt;180;[.K194]-360;[.K194])" office:value-type="float" office:value="0.9830948">
            <text:p>0.9830948</text:p>
          </table:table-cell>
          <table:table-cell table:formula="of:=IF([.L194]&gt;180;[.L194]-360;[.L194])" office:value-type="float" office:value="-1.99599999999998">
            <text:p>-1.996</text:p>
          </table:table-cell>
          <table:table-cell table:formula="of:=IF([.M194]&gt;180;[.M194]-360;[.M194])" office:value-type="float" office:value="1.977237">
            <text:p>1.977237</text:p>
          </table:table-cell>
          <table:table-cell table:formula="of:=IF([.N194]&gt;180;[.N194]-360;[.N194])" office:value-type="float" office:value="3.818093">
            <text:p>3.818093</text:p>
          </table:table-cell>
          <table:table-cell office:value-type="float" office:value="0">
            <text:p>0</text:p>
          </table:table-cell>
          <table:table-cell office:value-type="float" office:value="356.7556">
            <text:p>356.7556</text:p>
          </table:table-cell>
          <table:table-cell office:value-type="float" office:value="359.7808">
            <text:p>359.7808</text:p>
          </table:table-cell>
          <table:table-cell office:value-type="float" office:value="0.9830948">
            <text:p>0.9830948</text:p>
          </table:table-cell>
          <table:table-cell office:value-type="float" office:value="358.004">
            <text:p>358.004</text:p>
          </table:table-cell>
          <table:table-cell office:value-type="float" office:value="1.977237">
            <text:p>1.977237</text:p>
          </table:table-cell>
          <table:table-cell office:value-type="float" office:value="3.818093">
            <text:p>3.818093</text:p>
          </table:table-cell>
          <table:table-cell table:number-columns-repeated="4"/>
        </table:table-row>
        <table:table-row table:style-name="ro1">
          <table:table-cell office:value-type="float" office:value="3.859997">
            <text:p>3.859997</text:p>
          </table:table-cell>
          <table:table-cell table:formula="of:=IF([.N195]&gt;180;[.N195]-360;[.N195])" office:value-type="float" office:value="3.751769">
            <text:p>3.751769</text:p>
          </table:table-cell>
          <table:table-cell table:formula="of:=IF([.J195]&gt;180;[.J195]-360;[.J195])" office:value-type="float" office:value="-0.228799999999978">
            <text:p>-0.2288</text:p>
          </table:table-cell>
          <table:table-cell table:formula="of:=IF([.K195]&gt;180;[.K195]-360;[.K195])" office:value-type="float" office:value="1.180962">
            <text:p>1.180962</text:p>
          </table:table-cell>
          <table:table-cell table:formula="of:=IF([.L195]&gt;180;[.L195]-360;[.L195])" office:value-type="float" office:value="-1.90929999999997">
            <text:p>-1.9093</text:p>
          </table:table-cell>
          <table:table-cell table:formula="of:=IF([.M195]&gt;180;[.M195]-360;[.M195])" office:value-type="float" office:value="2.132063">
            <text:p>2.132063</text:p>
          </table:table-cell>
          <table:table-cell table:formula="of:=IF([.N195]&gt;180;[.N195]-360;[.N195])" office:value-type="float" office:value="3.751769">
            <text:p>3.751769</text:p>
          </table:table-cell>
          <table:table-cell office:value-type="float" office:value="0">
            <text:p>0</text:p>
          </table:table-cell>
          <table:table-cell office:value-type="float" office:value="356.8307">
            <text:p>356.8307</text:p>
          </table:table-cell>
          <table:table-cell office:value-type="float" office:value="359.7712">
            <text:p>359.7712</text:p>
          </table:table-cell>
          <table:table-cell office:value-type="float" office:value="1.180962">
            <text:p>1.180962</text:p>
          </table:table-cell>
          <table:table-cell office:value-type="float" office:value="358.0907">
            <text:p>358.0907</text:p>
          </table:table-cell>
          <table:table-cell office:value-type="float" office:value="2.132063">
            <text:p>2.132063</text:p>
          </table:table-cell>
          <table:table-cell office:value-type="float" office:value="3.751769">
            <text:p>3.751769</text:p>
          </table:table-cell>
          <table:table-cell table:number-columns-repeated="4"/>
        </table:table-row>
        <table:table-row table:style-name="ro1">
          <table:table-cell office:value-type="float" office:value="3.879997">
            <text:p>3.879997</text:p>
          </table:table-cell>
          <table:table-cell table:formula="of:=IF([.N196]&gt;180;[.N196]-360;[.N196])" office:value-type="float" office:value="3.641698">
            <text:p>3.641698</text:p>
          </table:table-cell>
          <table:table-cell table:formula="of:=IF([.J196]&gt;180;[.J196]-360;[.J196])" office:value-type="float" office:value="-0.223099999999988">
            <text:p>-0.2231</text:p>
          </table:table-cell>
          <table:table-cell table:formula="of:=IF([.K196]&gt;180;[.K196]-360;[.K196])" office:value-type="float" office:value="1.376897">
            <text:p>1.376897</text:p>
          </table:table-cell>
          <table:table-cell table:formula="of:=IF([.L196]&gt;180;[.L196]-360;[.L196])" office:value-type="float" office:value="-1.82600000000002">
            <text:p>-1.826</text:p>
          </table:table-cell>
          <table:table-cell table:formula="of:=IF([.M196]&gt;180;[.M196]-360;[.M196])" office:value-type="float" office:value="2.324454">
            <text:p>2.324454</text:p>
          </table:table-cell>
          <table:table-cell table:formula="of:=IF([.N196]&gt;180;[.N196]-360;[.N196])" office:value-type="float" office:value="3.641698">
            <text:p>3.641698</text:p>
          </table:table-cell>
          <table:table-cell office:value-type="float" office:value="0">
            <text:p>0</text:p>
          </table:table-cell>
          <table:table-cell office:value-type="float" office:value="356.9234">
            <text:p>356.9234</text:p>
          </table:table-cell>
          <table:table-cell office:value-type="float" office:value="359.7769">
            <text:p>359.7769</text:p>
          </table:table-cell>
          <table:table-cell office:value-type="float" office:value="1.376897">
            <text:p>1.376897</text:p>
          </table:table-cell>
          <table:table-cell office:value-type="float" office:value="358.174">
            <text:p>358.174</text:p>
          </table:table-cell>
          <table:table-cell office:value-type="float" office:value="2.324454">
            <text:p>2.324454</text:p>
          </table:table-cell>
          <table:table-cell office:value-type="float" office:value="3.641698">
            <text:p>3.641698</text:p>
          </table:table-cell>
          <table:table-cell table:number-columns-repeated="4"/>
        </table:table-row>
        <table:table-row table:style-name="ro1">
          <table:table-cell office:value-type="float" office:value="3.899997">
            <text:p>3.899997</text:p>
          </table:table-cell>
          <table:table-cell table:formula="of:=IF([.N197]&gt;180;[.N197]-360;[.N197])" office:value-type="float" office:value="3.496075">
            <text:p>3.496075</text:p>
          </table:table-cell>
          <table:table-cell table:formula="of:=IF([.J197]&gt;180;[.J197]-360;[.J197])" office:value-type="float" office:value="-0.214600000000019">
            <text:p>-0.2146</text:p>
          </table:table-cell>
          <table:table-cell table:formula="of:=IF([.K197]&gt;180;[.K197]-360;[.K197])" office:value-type="float" office:value="1.562863">
            <text:p>1.562863</text:p>
          </table:table-cell>
          <table:table-cell table:formula="of:=IF([.L197]&gt;180;[.L197]-360;[.L197])" office:value-type="float" office:value="-1.8775">
            <text:p>-1.8775</text:p>
          </table:table-cell>
          <table:table-cell table:formula="of:=IF([.M197]&gt;180;[.M197]-360;[.M197])" office:value-type="float" office:value="2.486851">
            <text:p>2.486851</text:p>
          </table:table-cell>
          <table:table-cell table:formula="of:=IF([.N197]&gt;180;[.N197]-360;[.N197])" office:value-type="float" office:value="3.496075">
            <text:p>3.496075</text:p>
          </table:table-cell>
          <table:table-cell office:value-type="float" office:value="0">
            <text:p>0</text:p>
          </table:table-cell>
          <table:table-cell office:value-type="float" office:value="357.0579">
            <text:p>357.0579</text:p>
          </table:table-cell>
          <table:table-cell office:value-type="float" office:value="359.7854">
            <text:p>359.7854</text:p>
          </table:table-cell>
          <table:table-cell office:value-type="float" office:value="1.562863">
            <text:p>1.562863</text:p>
          </table:table-cell>
          <table:table-cell office:value-type="float" office:value="358.1225">
            <text:p>358.1225</text:p>
          </table:table-cell>
          <table:table-cell office:value-type="float" office:value="2.486851">
            <text:p>2.486851</text:p>
          </table:table-cell>
          <table:table-cell office:value-type="float" office:value="3.496075">
            <text:p>3.496075</text:p>
          </table:table-cell>
          <table:table-cell table:number-columns-repeated="4"/>
        </table:table-row>
        <table:table-row table:style-name="ro1">
          <table:table-cell office:value-type="float" office:value="3.919997">
            <text:p>3.919997</text:p>
          </table:table-cell>
          <table:table-cell table:formula="of:=IF([.N198]&gt;180;[.N198]-360;[.N198])" office:value-type="float" office:value="3.32994">
            <text:p>3.32994</text:p>
          </table:table-cell>
          <table:table-cell table:formula="of:=IF([.J198]&gt;180;[.J198]-360;[.J198])" office:value-type="float" office:value="-0.249099999999999">
            <text:p>-0.2491</text:p>
          </table:table-cell>
          <table:table-cell table:formula="of:=IF([.K198]&gt;180;[.K198]-360;[.K198])" office:value-type="float" office:value="1.734728">
            <text:p>1.734728</text:p>
          </table:table-cell>
          <table:table-cell table:formula="of:=IF([.L198]&gt;180;[.L198]-360;[.L198])" office:value-type="float" office:value="-1.9316">
            <text:p>-1.9316</text:p>
          </table:table-cell>
          <table:table-cell table:formula="of:=IF([.M198]&gt;180;[.M198]-360;[.M198])" office:value-type="float" office:value="2.589404">
            <text:p>2.589404</text:p>
          </table:table-cell>
          <table:table-cell table:formula="of:=IF([.N198]&gt;180;[.N198]-360;[.N198])" office:value-type="float" office:value="3.32994">
            <text:p>3.32994</text:p>
          </table:table-cell>
          <table:table-cell office:value-type="float" office:value="0">
            <text:p>0</text:p>
          </table:table-cell>
          <table:table-cell office:value-type="float" office:value="357.2055">
            <text:p>357.2055</text:p>
          </table:table-cell>
          <table:table-cell office:value-type="float" office:value="359.7509">
            <text:p>359.7509</text:p>
          </table:table-cell>
          <table:table-cell office:value-type="float" office:value="1.734728">
            <text:p>1.734728</text:p>
          </table:table-cell>
          <table:table-cell office:value-type="float" office:value="358.0684">
            <text:p>358.0684</text:p>
          </table:table-cell>
          <table:table-cell office:value-type="float" office:value="2.589404">
            <text:p>2.589404</text:p>
          </table:table-cell>
          <table:table-cell office:value-type="float" office:value="3.32994">
            <text:p>3.32994</text:p>
          </table:table-cell>
          <table:table-cell table:number-columns-repeated="4"/>
        </table:table-row>
        <table:table-row table:style-name="ro1">
          <table:table-cell office:value-type="float" office:value="3.939997">
            <text:p>3.939997</text:p>
          </table:table-cell>
          <table:table-cell table:formula="of:=IF([.N199]&gt;180;[.N199]-360;[.N199])" office:value-type="float" office:value="3.153558">
            <text:p>3.153558</text:p>
          </table:table-cell>
          <table:table-cell table:formula="of:=IF([.J199]&gt;180;[.J199]-360;[.J199])" office:value-type="float" office:value="-0.258899999999983">
            <text:p>-0.2589</text:p>
          </table:table-cell>
          <table:table-cell table:formula="of:=IF([.K199]&gt;180;[.K199]-360;[.K199])" office:value-type="float" office:value="1.887776">
            <text:p>1.887776</text:p>
          </table:table-cell>
          <table:table-cell table:formula="of:=IF([.L199]&gt;180;[.L199]-360;[.L199])" office:value-type="float" office:value="-1.92579999999998">
            <text:p>-1.9258</text:p>
          </table:table-cell>
          <table:table-cell table:formula="of:=IF([.M199]&gt;180;[.M199]-360;[.M199])" office:value-type="float" office:value="2.631912">
            <text:p>2.631912</text:p>
          </table:table-cell>
          <table:table-cell table:formula="of:=IF([.N199]&gt;180;[.N199]-360;[.N199])" office:value-type="float" office:value="3.153558">
            <text:p>3.153558</text:p>
          </table:table-cell>
          <table:table-cell office:value-type="float" office:value="0">
            <text:p>0</text:p>
          </table:table-cell>
          <table:table-cell office:value-type="float" office:value="357.3671">
            <text:p>357.3671</text:p>
          </table:table-cell>
          <table:table-cell office:value-type="float" office:value="359.7411">
            <text:p>359.7411</text:p>
          </table:table-cell>
          <table:table-cell office:value-type="float" office:value="1.887776">
            <text:p>1.887776</text:p>
          </table:table-cell>
          <table:table-cell office:value-type="float" office:value="358.0742">
            <text:p>358.0742</text:p>
          </table:table-cell>
          <table:table-cell office:value-type="float" office:value="2.631912">
            <text:p>2.631912</text:p>
          </table:table-cell>
          <table:table-cell office:value-type="float" office:value="3.153558">
            <text:p>3.153558</text:p>
          </table:table-cell>
          <table:table-cell table:number-columns-repeated="4"/>
        </table:table-row>
        <table:table-row table:style-name="ro1">
          <table:table-cell office:value-type="float" office:value="3.959997">
            <text:p>3.959997</text:p>
          </table:table-cell>
          <table:table-cell table:formula="of:=IF([.N200]&gt;180;[.N200]-360;[.N200])" office:value-type="float" office:value="3.011322">
            <text:p>3.011322</text:p>
          </table:table-cell>
          <table:table-cell table:formula="of:=IF([.J200]&gt;180;[.J200]-360;[.J200])" office:value-type="float" office:value="-0.286900000000003">
            <text:p>-0.2869</text:p>
          </table:table-cell>
          <table:table-cell table:formula="of:=IF([.K200]&gt;180;[.K200]-360;[.K200])" office:value-type="float" office:value="2.000596">
            <text:p>2.000596</text:p>
          </table:table-cell>
          <table:table-cell table:formula="of:=IF([.L200]&gt;180;[.L200]-360;[.L200])" office:value-type="float" office:value="-1.93200000000002">
            <text:p>-1.932</text:p>
          </table:table-cell>
          <table:table-cell table:formula="of:=IF([.M200]&gt;180;[.M200]-360;[.M200])" office:value-type="float" office:value="2.64279">
            <text:p>2.64279</text:p>
          </table:table-cell>
          <table:table-cell table:formula="of:=IF([.N200]&gt;180;[.N200]-360;[.N200])" office:value-type="float" office:value="3.011322">
            <text:p>3.011322</text:p>
          </table:table-cell>
          <table:table-cell office:value-type="float" office:value="0">
            <text:p>0</text:p>
          </table:table-cell>
          <table:table-cell office:value-type="float" office:value="357.5375">
            <text:p>357.5375</text:p>
          </table:table-cell>
          <table:table-cell office:value-type="float" office:value="359.7131">
            <text:p>359.7131</text:p>
          </table:table-cell>
          <table:table-cell office:value-type="float" office:value="2.000596">
            <text:p>2.000596</text:p>
          </table:table-cell>
          <table:table-cell office:value-type="float" office:value="358.068">
            <text:p>358.068</text:p>
          </table:table-cell>
          <table:table-cell office:value-type="float" office:value="2.64279">
            <text:p>2.64279</text:p>
          </table:table-cell>
          <table:table-cell office:value-type="float" office:value="3.011322">
            <text:p>3.011322</text:p>
          </table:table-cell>
          <table:table-cell table:number-columns-repeated="4"/>
        </table:table-row>
        <table:table-row table:style-name="ro1">
          <table:table-cell office:value-type="float" office:value="3.979997">
            <text:p>3.979997</text:p>
          </table:table-cell>
          <table:table-cell table:formula="of:=IF([.N201]&gt;180;[.N201]-360;[.N201])" office:value-type="float" office:value="2.904449">
            <text:p>2.904449</text:p>
          </table:table-cell>
          <table:table-cell table:formula="of:=IF([.J201]&gt;180;[.J201]-360;[.J201])" office:value-type="float" office:value="-0.283900000000017">
            <text:p>-0.2839</text:p>
          </table:table-cell>
          <table:table-cell table:formula="of:=IF([.K201]&gt;180;[.K201]-360;[.K201])" office:value-type="float" office:value="2.073479">
            <text:p>2.073479</text:p>
          </table:table-cell>
          <table:table-cell table:formula="of:=IF([.L201]&gt;180;[.L201]-360;[.L201])" office:value-type="float" office:value="-2.03140000000002">
            <text:p>-2.0314</text:p>
          </table:table-cell>
          <table:table-cell table:formula="of:=IF([.M201]&gt;180;[.M201]-360;[.M201])" office:value-type="float" office:value="2.642671">
            <text:p>2.642671</text:p>
          </table:table-cell>
          <table:table-cell table:formula="of:=IF([.N201]&gt;180;[.N201]-360;[.N201])" office:value-type="float" office:value="2.904449">
            <text:p>2.904449</text:p>
          </table:table-cell>
          <table:table-cell office:value-type="float" office:value="0">
            <text:p>0</text:p>
          </table:table-cell>
          <table:table-cell office:value-type="float" office:value="357.6946">
            <text:p>357.6946</text:p>
          </table:table-cell>
          <table:table-cell office:value-type="float" office:value="359.7161">
            <text:p>359.7161</text:p>
          </table:table-cell>
          <table:table-cell office:value-type="float" office:value="2.073479">
            <text:p>2.073479</text:p>
          </table:table-cell>
          <table:table-cell office:value-type="float" office:value="357.9686">
            <text:p>357.9686</text:p>
          </table:table-cell>
          <table:table-cell office:value-type="float" office:value="2.642671">
            <text:p>2.642671</text:p>
          </table:table-cell>
          <table:table-cell office:value-type="float" office:value="2.904449">
            <text:p>2.904449</text:p>
          </table:table-cell>
          <table:table-cell table:number-columns-repeated="4"/>
        </table:table-row>
        <table:table-row table:style-name="ro1">
          <table:table-cell office:value-type="float" office:value="3.999997">
            <text:p>3.999997</text:p>
          </table:table-cell>
          <table:table-cell table:formula="of:=IF([.N202]&gt;180;[.N202]-360;[.N202])" office:value-type="float" office:value="2.829653">
            <text:p>2.829653</text:p>
          </table:table-cell>
          <table:table-cell table:formula="of:=IF([.J202]&gt;180;[.J202]-360;[.J202])" office:value-type="float" office:value="-0.283200000000022">
            <text:p>-0.2832</text:p>
          </table:table-cell>
          <table:table-cell table:formula="of:=IF([.K202]&gt;180;[.K202]-360;[.K202])" office:value-type="float" office:value="2.089606">
            <text:p>2.089606</text:p>
          </table:table-cell>
          <table:table-cell table:formula="of:=IF([.L202]&gt;180;[.L202]-360;[.L202])" office:value-type="float" office:value="-2.17489999999998">
            <text:p>-2.1749</text:p>
          </table:table-cell>
          <table:table-cell table:formula="of:=IF([.M202]&gt;180;[.M202]-360;[.M202])" office:value-type="float" office:value="2.641776">
            <text:p>2.641776</text:p>
          </table:table-cell>
          <table:table-cell table:formula="of:=IF([.N202]&gt;180;[.N202]-360;[.N202])" office:value-type="float" office:value="2.829653">
            <text:p>2.829653</text:p>
          </table:table-cell>
          <table:table-cell office:value-type="float" office:value="0">
            <text:p>0</text:p>
          </table:table-cell>
          <table:table-cell office:value-type="float" office:value="357.821">
            <text:p>357.821</text:p>
          </table:table-cell>
          <table:table-cell office:value-type="float" office:value="359.7168">
            <text:p>359.7168</text:p>
          </table:table-cell>
          <table:table-cell office:value-type="float" office:value="2.089606">
            <text:p>2.089606</text:p>
          </table:table-cell>
          <table:table-cell office:value-type="float" office:value="357.8251">
            <text:p>357.8251</text:p>
          </table:table-cell>
          <table:table-cell office:value-type="float" office:value="2.641776">
            <text:p>2.641776</text:p>
          </table:table-cell>
          <table:table-cell office:value-type="float" office:value="2.829653">
            <text:p>2.829653</text:p>
          </table:table-cell>
          <table:table-cell table:number-columns-repeated="4"/>
        </table:table-row>
        <table:table-row table:style-name="ro1">
          <table:table-cell office:value-type="float" office:value="4.019997">
            <text:p>4.019997</text:p>
          </table:table-cell>
          <table:table-cell table:formula="of:=IF([.N203]&gt;180;[.N203]-360;[.N203])" office:value-type="float" office:value="2.738401">
            <text:p>2.738401</text:p>
          </table:table-cell>
          <table:table-cell table:formula="of:=IF([.J203]&gt;180;[.J203]-360;[.J203])" office:value-type="float" office:value="-0.262800000000027">
            <text:p>-0.2628</text:p>
          </table:table-cell>
          <table:table-cell table:formula="of:=IF([.K203]&gt;180;[.K203]-360;[.K203])" office:value-type="float" office:value="2.067999">
            <text:p>2.067999</text:p>
          </table:table-cell>
          <table:table-cell table:formula="of:=IF([.L203]&gt;180;[.L203]-360;[.L203])" office:value-type="float" office:value="-2.32249999999999">
            <text:p>-2.3225</text:p>
          </table:table-cell>
          <table:table-cell table:formula="of:=IF([.M203]&gt;180;[.M203]-360;[.M203])" office:value-type="float" office:value="2.56857">
            <text:p>2.56857</text:p>
          </table:table-cell>
          <table:table-cell table:formula="of:=IF([.N203]&gt;180;[.N203]-360;[.N203])" office:value-type="float" office:value="2.738401">
            <text:p>2.738401</text:p>
          </table:table-cell>
          <table:table-cell office:value-type="float" office:value="0">
            <text:p>0</text:p>
          </table:table-cell>
          <table:table-cell office:value-type="float" office:value="357.892">
            <text:p>357.892</text:p>
          </table:table-cell>
          <table:table-cell office:value-type="float" office:value="359.7372">
            <text:p>359.7372</text:p>
          </table:table-cell>
          <table:table-cell office:value-type="float" office:value="2.067999">
            <text:p>2.067999</text:p>
          </table:table-cell>
          <table:table-cell office:value-type="float" office:value="357.6775">
            <text:p>357.6775</text:p>
          </table:table-cell>
          <table:table-cell office:value-type="float" office:value="2.56857">
            <text:p>2.56857</text:p>
          </table:table-cell>
          <table:table-cell office:value-type="float" office:value="2.738401">
            <text:p>2.738401</text:p>
          </table:table-cell>
          <table:table-cell table:number-columns-repeated="4"/>
        </table:table-row>
        <table:table-row table:style-name="ro1">
          <table:table-cell office:value-type="float" office:value="4.039997">
            <text:p>4.039997</text:p>
          </table:table-cell>
          <table:table-cell table:formula="of:=IF([.N204]&gt;180;[.N204]-360;[.N204])" office:value-type="float" office:value="2.647725">
            <text:p>2.647725</text:p>
          </table:table-cell>
          <table:table-cell table:formula="of:=IF([.J204]&gt;180;[.J204]-360;[.J204])" office:value-type="float" office:value="-0.249000000000024">
            <text:p>-0.249</text:p>
          </table:table-cell>
          <table:table-cell table:formula="of:=IF([.K204]&gt;180;[.K204]-360;[.K204])" office:value-type="float" office:value="2.013296">
            <text:p>2.013296</text:p>
          </table:table-cell>
          <table:table-cell table:formula="of:=IF([.L204]&gt;180;[.L204]-360;[.L204])" office:value-type="float" office:value="-2.41129999999998">
            <text:p>-2.4113</text:p>
          </table:table-cell>
          <table:table-cell table:formula="of:=IF([.M204]&gt;180;[.M204]-360;[.M204])" office:value-type="float" office:value="2.461862">
            <text:p>2.461862</text:p>
          </table:table-cell>
          <table:table-cell table:formula="of:=IF([.N204]&gt;180;[.N204]-360;[.N204])" office:value-type="float" office:value="2.647725">
            <text:p>2.647725</text:p>
          </table:table-cell>
          <table:table-cell office:value-type="float" office:value="0">
            <text:p>0</text:p>
          </table:table-cell>
          <table:table-cell office:value-type="float" office:value="357.9211">
            <text:p>357.9211</text:p>
          </table:table-cell>
          <table:table-cell office:value-type="float" office:value="359.751">
            <text:p>359.751</text:p>
          </table:table-cell>
          <table:table-cell office:value-type="float" office:value="2.013296">
            <text:p>2.013296</text:p>
          </table:table-cell>
          <table:table-cell office:value-type="float" office:value="357.5887">
            <text:p>357.5887</text:p>
          </table:table-cell>
          <table:table-cell office:value-type="float" office:value="2.461862">
            <text:p>2.461862</text:p>
          </table:table-cell>
          <table:table-cell office:value-type="float" office:value="2.647725">
            <text:p>2.647725</text:p>
          </table:table-cell>
          <table:table-cell table:number-columns-repeated="4"/>
        </table:table-row>
        <table:table-row table:style-name="ro1">
          <table:table-cell office:value-type="float" office:value="4.059997">
            <text:p>4.059997</text:p>
          </table:table-cell>
          <table:table-cell table:formula="of:=IF([.N205]&gt;180;[.N205]-360;[.N205])" office:value-type="float" office:value="2.562877">
            <text:p>2.562877</text:p>
          </table:table-cell>
          <table:table-cell table:formula="of:=IF([.J205]&gt;180;[.J205]-360;[.J205])" office:value-type="float" office:value="-0.226699999999994">
            <text:p>-0.2267</text:p>
          </table:table-cell>
          <table:table-cell table:formula="of:=IF([.K205]&gt;180;[.K205]-360;[.K205])" office:value-type="float" office:value="1.928008">
            <text:p>1.928008</text:p>
          </table:table-cell>
          <table:table-cell table:formula="of:=IF([.L205]&gt;180;[.L205]-360;[.L205])" office:value-type="float" office:value="-2.45240000000001">
            <text:p>-2.4524</text:p>
          </table:table-cell>
          <table:table-cell table:formula="of:=IF([.M205]&gt;180;[.M205]-360;[.M205])" office:value-type="float" office:value="2.323328">
            <text:p>2.323328</text:p>
          </table:table-cell>
          <table:table-cell table:formula="of:=IF([.N205]&gt;180;[.N205]-360;[.N205])" office:value-type="float" office:value="2.562877">
            <text:p>2.562877</text:p>
          </table:table-cell>
          <table:table-cell office:value-type="float" office:value="0">
            <text:p>0</text:p>
          </table:table-cell>
          <table:table-cell office:value-type="float" office:value="357.9644">
            <text:p>357.9644</text:p>
          </table:table-cell>
          <table:table-cell office:value-type="float" office:value="359.7733">
            <text:p>359.7733</text:p>
          </table:table-cell>
          <table:table-cell office:value-type="float" office:value="1.928008">
            <text:p>1.928008</text:p>
          </table:table-cell>
          <table:table-cell office:value-type="float" office:value="357.5476">
            <text:p>357.5476</text:p>
          </table:table-cell>
          <table:table-cell office:value-type="float" office:value="2.323328">
            <text:p>2.323328</text:p>
          </table:table-cell>
          <table:table-cell office:value-type="float" office:value="2.562877">
            <text:p>2.562877</text:p>
          </table:table-cell>
          <table:table-cell table:number-columns-repeated="4"/>
        </table:table-row>
        <table:table-row table:style-name="ro1">
          <table:table-cell office:value-type="float" office:value="4.079997">
            <text:p>4.079997</text:p>
          </table:table-cell>
          <table:table-cell table:formula="of:=IF([.N206]&gt;180;[.N206]-360;[.N206])" office:value-type="float" office:value="2.511425">
            <text:p>2.511425</text:p>
          </table:table-cell>
          <table:table-cell table:formula="of:=IF([.J206]&gt;180;[.J206]-360;[.J206])" office:value-type="float" office:value="-0.210800000000006">
            <text:p>-0.2108</text:p>
          </table:table-cell>
          <table:table-cell table:formula="of:=IF([.K206]&gt;180;[.K206]-360;[.K206])" office:value-type="float" office:value="1.831631">
            <text:p>1.831631</text:p>
          </table:table-cell>
          <table:table-cell table:formula="of:=IF([.L206]&gt;180;[.L206]-360;[.L206])" office:value-type="float" office:value="-2.48340000000002">
            <text:p>-2.4834</text:p>
          </table:table-cell>
          <table:table-cell table:formula="of:=IF([.M206]&gt;180;[.M206]-360;[.M206])" office:value-type="float" office:value="2.173652">
            <text:p>2.173652</text:p>
          </table:table-cell>
          <table:table-cell table:formula="of:=IF([.N206]&gt;180;[.N206]-360;[.N206])" office:value-type="float" office:value="2.511425">
            <text:p>2.511425</text:p>
          </table:table-cell>
          <table:table-cell office:value-type="float" office:value="0">
            <text:p>0</text:p>
          </table:table-cell>
          <table:table-cell office:value-type="float" office:value="357.9599">
            <text:p>357.9599</text:p>
          </table:table-cell>
          <table:table-cell office:value-type="float" office:value="359.7892">
            <text:p>359.7892</text:p>
          </table:table-cell>
          <table:table-cell office:value-type="float" office:value="1.831631">
            <text:p>1.831631</text:p>
          </table:table-cell>
          <table:table-cell office:value-type="float" office:value="357.5166">
            <text:p>357.5166</text:p>
          </table:table-cell>
          <table:table-cell office:value-type="float" office:value="2.173652">
            <text:p>2.173652</text:p>
          </table:table-cell>
          <table:table-cell office:value-type="float" office:value="2.511425">
            <text:p>2.511425</text:p>
          </table:table-cell>
          <table:table-cell table:number-columns-repeated="4"/>
        </table:table-row>
        <table:table-row table:style-name="ro1">
          <table:table-cell office:value-type="float" office:value="4.099997">
            <text:p>4.099997</text:p>
          </table:table-cell>
          <table:table-cell table:formula="of:=IF([.N207]&gt;180;[.N207]-360;[.N207])" office:value-type="float" office:value="2.492143">
            <text:p>2.492143</text:p>
          </table:table-cell>
          <table:table-cell table:formula="of:=IF([.J207]&gt;180;[.J207]-360;[.J207])" office:value-type="float" office:value="-0.200400000000002">
            <text:p>-0.2004</text:p>
          </table:table-cell>
          <table:table-cell table:formula="of:=IF([.K207]&gt;180;[.K207]-360;[.K207])" office:value-type="float" office:value="1.719891">
            <text:p>1.719891</text:p>
          </table:table-cell>
          <table:table-cell table:formula="of:=IF([.L207]&gt;180;[.L207]-360;[.L207])" office:value-type="float" office:value="-2.507">
            <text:p>-2.507</text:p>
          </table:table-cell>
          <table:table-cell table:formula="of:=IF([.M207]&gt;180;[.M207]-360;[.M207])" office:value-type="float" office:value="2.052908">
            <text:p>2.052908</text:p>
          </table:table-cell>
          <table:table-cell table:formula="of:=IF([.N207]&gt;180;[.N207]-360;[.N207])" office:value-type="float" office:value="2.492143">
            <text:p>2.492143</text:p>
          </table:table-cell>
          <table:table-cell office:value-type="float" office:value="0">
            <text:p>0</text:p>
          </table:table-cell>
          <table:table-cell office:value-type="float" office:value="357.8763">
            <text:p>357.8763</text:p>
          </table:table-cell>
          <table:table-cell office:value-type="float" office:value="359.7996">
            <text:p>359.7996</text:p>
          </table:table-cell>
          <table:table-cell office:value-type="float" office:value="1.719891">
            <text:p>1.719891</text:p>
          </table:table-cell>
          <table:table-cell office:value-type="float" office:value="357.493">
            <text:p>357.493</text:p>
          </table:table-cell>
          <table:table-cell office:value-type="float" office:value="2.052908">
            <text:p>2.052908</text:p>
          </table:table-cell>
          <table:table-cell office:value-type="float" office:value="2.492143">
            <text:p>2.492143</text:p>
          </table:table-cell>
          <table:table-cell table:number-columns-repeated="4"/>
        </table:table-row>
        <table:table-row table:style-name="ro1">
          <table:table-cell office:value-type="float" office:value="4.119997">
            <text:p>4.119997</text:p>
          </table:table-cell>
          <table:table-cell table:formula="of:=IF([.N208]&gt;180;[.N208]-360;[.N208])" office:value-type="float" office:value="2.497949">
            <text:p>2.497949</text:p>
          </table:table-cell>
          <table:table-cell table:formula="of:=IF([.J208]&gt;180;[.J208]-360;[.J208])" office:value-type="float" office:value="-0.2029">
            <text:p>-0.2029</text:p>
          </table:table-cell>
          <table:table-cell table:formula="of:=IF([.K208]&gt;180;[.K208]-360;[.K208])" office:value-type="float" office:value="1.595168">
            <text:p>1.595168</text:p>
          </table:table-cell>
          <table:table-cell table:formula="of:=IF([.L208]&gt;180;[.L208]-360;[.L208])" office:value-type="float" office:value="-2.52519999999998">
            <text:p>-2.5252</text:p>
          </table:table-cell>
          <table:table-cell table:formula="of:=IF([.M208]&gt;180;[.M208]-360;[.M208])" office:value-type="float" office:value="2.012969">
            <text:p>2.012969</text:p>
          </table:table-cell>
          <table:table-cell table:formula="of:=IF([.N208]&gt;180;[.N208]-360;[.N208])" office:value-type="float" office:value="2.497949">
            <text:p>2.497949</text:p>
          </table:table-cell>
          <table:table-cell office:value-type="float" office:value="0">
            <text:p>0</text:p>
          </table:table-cell>
          <table:table-cell office:value-type="float" office:value="357.7557">
            <text:p>357.7557</text:p>
          </table:table-cell>
          <table:table-cell office:value-type="float" office:value="359.7971">
            <text:p>359.7971</text:p>
          </table:table-cell>
          <table:table-cell office:value-type="float" office:value="1.595168">
            <text:p>1.595168</text:p>
          </table:table-cell>
          <table:table-cell office:value-type="float" office:value="357.4748">
            <text:p>357.4748</text:p>
          </table:table-cell>
          <table:table-cell office:value-type="float" office:value="2.012969">
            <text:p>2.012969</text:p>
          </table:table-cell>
          <table:table-cell office:value-type="float" office:value="2.497949">
            <text:p>2.497949</text:p>
          </table:table-cell>
          <table:table-cell table:number-columns-repeated="4"/>
        </table:table-row>
        <table:table-row table:style-name="ro1">
          <table:table-cell office:value-type="float" office:value="4.139997">
            <text:p>4.139997</text:p>
          </table:table-cell>
          <table:table-cell table:formula="of:=IF([.N209]&gt;180;[.N209]-360;[.N209])" office:value-type="float" office:value="2.514464">
            <text:p>2.514464</text:p>
          </table:table-cell>
          <table:table-cell table:formula="of:=IF([.J209]&gt;180;[.J209]-360;[.J209])" office:value-type="float" office:value="-0.1875">
            <text:p>-0.1875</text:p>
          </table:table-cell>
          <table:table-cell table:formula="of:=IF([.K209]&gt;180;[.K209]-360;[.K209])" office:value-type="float" office:value="1.457924">
            <text:p>1.457924</text:p>
          </table:table-cell>
          <table:table-cell table:formula="of:=IF([.L209]&gt;180;[.L209]-360;[.L209])" office:value-type="float" office:value="-2.5016">
            <text:p>-2.5016</text:p>
          </table:table-cell>
          <table:table-cell table:formula="of:=IF([.M209]&gt;180;[.M209]-360;[.M209])" office:value-type="float" office:value="2.096496">
            <text:p>2.096496</text:p>
          </table:table-cell>
          <table:table-cell table:formula="of:=IF([.N209]&gt;180;[.N209]-360;[.N209])" office:value-type="float" office:value="2.514464">
            <text:p>2.514464</text:p>
          </table:table-cell>
          <table:table-cell office:value-type="float" office:value="0">
            <text:p>0</text:p>
          </table:table-cell>
          <table:table-cell office:value-type="float" office:value="357.6355">
            <text:p>357.6355</text:p>
          </table:table-cell>
          <table:table-cell office:value-type="float" office:value="359.8125">
            <text:p>359.8125</text:p>
          </table:table-cell>
          <table:table-cell office:value-type="float" office:value="1.457924">
            <text:p>1.457924</text:p>
          </table:table-cell>
          <table:table-cell office:value-type="float" office:value="357.4984">
            <text:p>357.4984</text:p>
          </table:table-cell>
          <table:table-cell office:value-type="float" office:value="2.096496">
            <text:p>2.096496</text:p>
          </table:table-cell>
          <table:table-cell office:value-type="float" office:value="2.514464">
            <text:p>2.514464</text:p>
          </table:table-cell>
          <table:table-cell table:number-columns-repeated="4"/>
        </table:table-row>
        <table:table-row table:style-name="ro1">
          <table:table-cell office:value-type="float" office:value="4.159997">
            <text:p>4.159997</text:p>
          </table:table-cell>
          <table:table-cell table:formula="of:=IF([.N210]&gt;180;[.N210]-360;[.N210])" office:value-type="float" office:value="2.550219">
            <text:p>2.550219</text:p>
          </table:table-cell>
          <table:table-cell table:formula="of:=IF([.J210]&gt;180;[.J210]-360;[.J210])" office:value-type="float" office:value="-0.191199999999981">
            <text:p>-0.1912</text:p>
          </table:table-cell>
          <table:table-cell table:formula="of:=IF([.K210]&gt;180;[.K210]-360;[.K210])" office:value-type="float" office:value="1.284526">
            <text:p>1.284526</text:p>
          </table:table-cell>
          <table:table-cell table:formula="of:=IF([.L210]&gt;180;[.L210]-360;[.L210])" office:value-type="float" office:value="-2.44150000000002">
            <text:p>-2.4415</text:p>
          </table:table-cell>
          <table:table-cell table:formula="of:=IF([.M210]&gt;180;[.M210]-360;[.M210])" office:value-type="float" office:value="2.228805">
            <text:p>2.228805</text:p>
          </table:table-cell>
          <table:table-cell table:formula="of:=IF([.N210]&gt;180;[.N210]-360;[.N210])" office:value-type="float" office:value="2.550219">
            <text:p>2.550219</text:p>
          </table:table-cell>
          <table:table-cell office:value-type="float" office:value="0">
            <text:p>0</text:p>
          </table:table-cell>
          <table:table-cell office:value-type="float" office:value="357.5092">
            <text:p>357.5092</text:p>
          </table:table-cell>
          <table:table-cell office:value-type="float" office:value="359.8088">
            <text:p>359.8088</text:p>
          </table:table-cell>
          <table:table-cell office:value-type="float" office:value="1.284526">
            <text:p>1.284526</text:p>
          </table:table-cell>
          <table:table-cell office:value-type="float" office:value="357.5585">
            <text:p>357.5585</text:p>
          </table:table-cell>
          <table:table-cell office:value-type="float" office:value="2.228805">
            <text:p>2.228805</text:p>
          </table:table-cell>
          <table:table-cell office:value-type="float" office:value="2.550219">
            <text:p>2.550219</text:p>
          </table:table-cell>
          <table:table-cell table:number-columns-repeated="4"/>
        </table:table-row>
        <table:table-row table:style-name="ro1">
          <table:table-cell office:value-type="float" office:value="4.179997">
            <text:p>4.179997</text:p>
          </table:table-cell>
          <table:table-cell table:formula="of:=IF([.N211]&gt;180;[.N211]-360;[.N211])" office:value-type="float" office:value="2.613905">
            <text:p>2.613905</text:p>
          </table:table-cell>
          <table:table-cell table:formula="of:=IF([.J211]&gt;180;[.J211]-360;[.J211])" office:value-type="float" office:value="-0.177599999999984">
            <text:p>-0.1776</text:p>
          </table:table-cell>
          <table:table-cell table:formula="of:=IF([.K211]&gt;180;[.K211]-360;[.K211])" office:value-type="float" office:value="1.077881">
            <text:p>1.077881</text:p>
          </table:table-cell>
          <table:table-cell table:formula="of:=IF([.L211]&gt;180;[.L211]-360;[.L211])" office:value-type="float" office:value="-2.38150000000002">
            <text:p>-2.3815</text:p>
          </table:table-cell>
          <table:table-cell table:formula="of:=IF([.M211]&gt;180;[.M211]-360;[.M211])" office:value-type="float" office:value="2.412079">
            <text:p>2.412079</text:p>
          </table:table-cell>
          <table:table-cell table:formula="of:=IF([.N211]&gt;180;[.N211]-360;[.N211])" office:value-type="float" office:value="2.613905">
            <text:p>2.613905</text:p>
          </table:table-cell>
          <table:table-cell office:value-type="float" office:value="0">
            <text:p>0</text:p>
          </table:table-cell>
          <table:table-cell office:value-type="float" office:value="357.3682">
            <text:p>357.3682</text:p>
          </table:table-cell>
          <table:table-cell office:value-type="float" office:value="359.8224">
            <text:p>359.8224</text:p>
          </table:table-cell>
          <table:table-cell office:value-type="float" office:value="1.077881">
            <text:p>1.077881</text:p>
          </table:table-cell>
          <table:table-cell office:value-type="float" office:value="357.6185">
            <text:p>357.6185</text:p>
          </table:table-cell>
          <table:table-cell office:value-type="float" office:value="2.412079">
            <text:p>2.412079</text:p>
          </table:table-cell>
          <table:table-cell office:value-type="float" office:value="2.613905">
            <text:p>2.613905</text:p>
          </table:table-cell>
          <table:table-cell table:number-columns-repeated="4"/>
        </table:table-row>
        <table:table-row table:style-name="ro1">
          <table:table-cell office:value-type="float" office:value="4.199997">
            <text:p>4.199997</text:p>
          </table:table-cell>
          <table:table-cell table:formula="of:=IF([.N212]&gt;180;[.N212]-360;[.N212])" office:value-type="float" office:value="2.71275">
            <text:p>2.71275</text:p>
          </table:table-cell>
          <table:table-cell table:formula="of:=IF([.J212]&gt;180;[.J212]-360;[.J212])" office:value-type="float" office:value="-0.158999999999992">
            <text:p>-0.159</text:p>
          </table:table-cell>
          <table:table-cell table:formula="of:=IF([.K212]&gt;180;[.K212]-360;[.K212])" office:value-type="float" office:value="0.8578224">
            <text:p>0.8578224</text:p>
          </table:table-cell>
          <table:table-cell table:formula="of:=IF([.L212]&gt;180;[.L212]-360;[.L212])" office:value-type="float" office:value="-2.30329999999998">
            <text:p>-2.3033</text:p>
          </table:table-cell>
          <table:table-cell table:formula="of:=IF([.M212]&gt;180;[.M212]-360;[.M212])" office:value-type="float" office:value="2.606268">
            <text:p>2.606268</text:p>
          </table:table-cell>
          <table:table-cell table:formula="of:=IF([.N212]&gt;180;[.N212]-360;[.N212])" office:value-type="float" office:value="2.71275">
            <text:p>2.71275</text:p>
          </table:table-cell>
          <table:table-cell office:value-type="float" office:value="0">
            <text:p>0</text:p>
          </table:table-cell>
          <table:table-cell office:value-type="float" office:value="357.2373">
            <text:p>357.2373</text:p>
          </table:table-cell>
          <table:table-cell office:value-type="float" office:value="359.841">
            <text:p>359.841</text:p>
          </table:table-cell>
          <table:table-cell office:value-type="float" office:value="0.8578224">
            <text:p>0.8578224</text:p>
          </table:table-cell>
          <table:table-cell office:value-type="float" office:value="357.6967">
            <text:p>357.6967</text:p>
          </table:table-cell>
          <table:table-cell office:value-type="float" office:value="2.606268">
            <text:p>2.606268</text:p>
          </table:table-cell>
          <table:table-cell office:value-type="float" office:value="2.71275">
            <text:p>2.71275</text:p>
          </table:table-cell>
          <table:table-cell table:number-columns-repeated="4"/>
        </table:table-row>
        <table:table-row table:style-name="ro1">
          <table:table-cell office:value-type="float" office:value="4.219997">
            <text:p>4.219997</text:p>
          </table:table-cell>
          <table:table-cell table:formula="of:=IF([.N213]&gt;180;[.N213]-360;[.N213])" office:value-type="float" office:value="2.854816">
            <text:p>2.854816</text:p>
          </table:table-cell>
          <table:table-cell table:formula="of:=IF([.J213]&gt;180;[.J213]-360;[.J213])" office:value-type="float" office:value="-0.158900000000017">
            <text:p>-0.1589</text:p>
          </table:table-cell>
          <table:table-cell table:formula="of:=IF([.K213]&gt;180;[.K213]-360;[.K213])" office:value-type="float" office:value="0.6258264">
            <text:p>0.6258264</text:p>
          </table:table-cell>
          <table:table-cell table:formula="of:=IF([.L213]&gt;180;[.L213]-360;[.L213])" office:value-type="float" office:value="-2.16309999999999">
            <text:p>-2.1631</text:p>
          </table:table-cell>
          <table:table-cell table:formula="of:=IF([.M213]&gt;180;[.M213]-360;[.M213])" office:value-type="float" office:value="2.770147">
            <text:p>2.770147</text:p>
          </table:table-cell>
          <table:table-cell table:formula="of:=IF([.N213]&gt;180;[.N213]-360;[.N213])" office:value-type="float" office:value="2.854816">
            <text:p>2.854816</text:p>
          </table:table-cell>
          <table:table-cell office:value-type="float" office:value="0">
            <text:p>0</text:p>
          </table:table-cell>
          <table:table-cell office:value-type="float" office:value="357.1118">
            <text:p>357.1118</text:p>
          </table:table-cell>
          <table:table-cell office:value-type="float" office:value="359.8411">
            <text:p>359.8411</text:p>
          </table:table-cell>
          <table:table-cell office:value-type="float" office:value="0.6258264">
            <text:p>0.6258264</text:p>
          </table:table-cell>
          <table:table-cell office:value-type="float" office:value="357.8369">
            <text:p>357.8369</text:p>
          </table:table-cell>
          <table:table-cell office:value-type="float" office:value="2.770147">
            <text:p>2.770147</text:p>
          </table:table-cell>
          <table:table-cell office:value-type="float" office:value="2.854816">
            <text:p>2.854816</text:p>
          </table:table-cell>
          <table:table-cell table:number-columns-repeated="4"/>
        </table:table-row>
        <table:table-row table:style-name="ro1">
          <table:table-cell office:value-type="float" office:value="4.239997">
            <text:p>4.239997</text:p>
          </table:table-cell>
          <table:table-cell table:formula="of:=IF([.N214]&gt;180;[.N214]-360;[.N214])" office:value-type="float" office:value="3.025521">
            <text:p>3.025521</text:p>
          </table:table-cell>
          <table:table-cell table:formula="of:=IF([.J214]&gt;180;[.J214]-360;[.J214])" office:value-type="float" office:value="-0.151299999999992">
            <text:p>-0.1513</text:p>
          </table:table-cell>
          <table:table-cell table:formula="of:=IF([.K214]&gt;180;[.K214]-360;[.K214])" office:value-type="float" office:value="0.4244022">
            <text:p>0.4244022</text:p>
          </table:table-cell>
          <table:table-cell table:formula="of:=IF([.L214]&gt;180;[.L214]-360;[.L214])" office:value-type="float" office:value="-2.01429999999999">
            <text:p>-2.0143</text:p>
          </table:table-cell>
          <table:table-cell table:formula="of:=IF([.M214]&gt;180;[.M214]-360;[.M214])" office:value-type="float" office:value="2.853546">
            <text:p>2.853546</text:p>
          </table:table-cell>
          <table:table-cell table:formula="of:=IF([.N214]&gt;180;[.N214]-360;[.N214])" office:value-type="float" office:value="3.025521">
            <text:p>3.025521</text:p>
          </table:table-cell>
          <table:table-cell office:value-type="float" office:value="0">
            <text:p>0</text:p>
          </table:table-cell>
          <table:table-cell office:value-type="float" office:value="356.9957">
            <text:p>356.9957</text:p>
          </table:table-cell>
          <table:table-cell office:value-type="float" office:value="359.8487">
            <text:p>359.8487</text:p>
          </table:table-cell>
          <table:table-cell office:value-type="float" office:value="0.4244022">
            <text:p>0.4244022</text:p>
          </table:table-cell>
          <table:table-cell office:value-type="float" office:value="357.9857">
            <text:p>357.9857</text:p>
          </table:table-cell>
          <table:table-cell office:value-type="float" office:value="2.853546">
            <text:p>2.853546</text:p>
          </table:table-cell>
          <table:table-cell office:value-type="float" office:value="3.025521">
            <text:p>3.025521</text:p>
          </table:table-cell>
          <table:table-cell table:number-columns-repeated="4"/>
        </table:table-row>
        <table:table-row table:style-name="ro1">
          <table:table-cell office:value-type="float" office:value="4.259997">
            <text:p>4.259997</text:p>
          </table:table-cell>
          <table:table-cell table:formula="of:=IF([.N215]&gt;180;[.N215]-360;[.N215])" office:value-type="float" office:value="3.217494">
            <text:p>3.217494</text:p>
          </table:table-cell>
          <table:table-cell table:formula="of:=IF([.J215]&gt;180;[.J215]-360;[.J215])" office:value-type="float" office:value="-0.158299999999997">
            <text:p>-0.1583</text:p>
          </table:table-cell>
          <table:table-cell table:formula="of:=IF([.K215]&gt;180;[.K215]-360;[.K215])" office:value-type="float" office:value="0.2551814">
            <text:p>0.2551814</text:p>
          </table:table-cell>
          <table:table-cell table:formula="of:=IF([.L215]&gt;180;[.L215]-360;[.L215])" office:value-type="float" office:value="-1.84109999999998">
            <text:p>-1.8411</text:p>
          </table:table-cell>
          <table:table-cell table:formula="of:=IF([.M215]&gt;180;[.M215]-360;[.M215])" office:value-type="float" office:value="2.843504">
            <text:p>2.843504</text:p>
          </table:table-cell>
          <table:table-cell table:formula="of:=IF([.N215]&gt;180;[.N215]-360;[.N215])" office:value-type="float" office:value="3.217494">
            <text:p>3.217494</text:p>
          </table:table-cell>
          <table:table-cell office:value-type="float" office:value="0">
            <text:p>0</text:p>
          </table:table-cell>
          <table:table-cell office:value-type="float" office:value="356.8959">
            <text:p>356.8959</text:p>
          </table:table-cell>
          <table:table-cell office:value-type="float" office:value="359.8417">
            <text:p>359.8417</text:p>
          </table:table-cell>
          <table:table-cell office:value-type="float" office:value="0.2551814">
            <text:p>0.2551814</text:p>
          </table:table-cell>
          <table:table-cell office:value-type="float" office:value="358.1589">
            <text:p>358.1589</text:p>
          </table:table-cell>
          <table:table-cell office:value-type="float" office:value="2.843504">
            <text:p>2.843504</text:p>
          </table:table-cell>
          <table:table-cell office:value-type="float" office:value="3.217494">
            <text:p>3.217494</text:p>
          </table:table-cell>
          <table:table-cell table:number-columns-repeated="4"/>
        </table:table-row>
        <table:table-row table:style-name="ro1">
          <table:table-cell office:value-type="float" office:value="4.279997">
            <text:p>4.279997</text:p>
          </table:table-cell>
          <table:table-cell table:formula="of:=IF([.N216]&gt;180;[.N216]-360;[.N216])" office:value-type="float" office:value="3.400482">
            <text:p>3.400482</text:p>
          </table:table-cell>
          <table:table-cell table:formula="of:=IF([.J216]&gt;180;[.J216]-360;[.J216])" office:value-type="float" office:value="-0.143199999999979">
            <text:p>-0.1432</text:p>
          </table:table-cell>
          <table:table-cell table:formula="of:=IF([.K216]&gt;180;[.K216]-360;[.K216])" office:value-type="float" office:value="0.1225011">
            <text:p>0.1225011</text:p>
          </table:table-cell>
          <table:table-cell table:formula="of:=IF([.L216]&gt;180;[.L216]-360;[.L216])" office:value-type="float" office:value="-1.63760000000002">
            <text:p>-1.6376</text:p>
          </table:table-cell>
          <table:table-cell table:formula="of:=IF([.M216]&gt;180;[.M216]-360;[.M216])" office:value-type="float" office:value="2.762705">
            <text:p>2.762705</text:p>
          </table:table-cell>
          <table:table-cell table:formula="of:=IF([.N216]&gt;180;[.N216]-360;[.N216])" office:value-type="float" office:value="3.400482">
            <text:p>3.400482</text:p>
          </table:table-cell>
          <table:table-cell office:value-type="float" office:value="0">
            <text:p>0</text:p>
          </table:table-cell>
          <table:table-cell office:value-type="float" office:value="356.7908">
            <text:p>356.7908</text:p>
          </table:table-cell>
          <table:table-cell office:value-type="float" office:value="359.8568">
            <text:p>359.8568</text:p>
          </table:table-cell>
          <table:table-cell office:value-type="float" office:value="0.1225011">
            <text:p>0.1225011</text:p>
          </table:table-cell>
          <table:table-cell office:value-type="float" office:value="358.3624">
            <text:p>358.3624</text:p>
          </table:table-cell>
          <table:table-cell office:value-type="float" office:value="2.762705">
            <text:p>2.762705</text:p>
          </table:table-cell>
          <table:table-cell office:value-type="float" office:value="3.400482">
            <text:p>3.400482</text:p>
          </table:table-cell>
          <table:table-cell table:number-columns-repeated="4"/>
        </table:table-row>
        <table:table-row table:style-name="ro1">
          <table:table-cell office:value-type="float" office:value="4.299997">
            <text:p>4.299997</text:p>
          </table:table-cell>
          <table:table-cell table:formula="of:=IF([.N217]&gt;180;[.N217]-360;[.N217])" office:value-type="float" office:value="3.53153">
            <text:p>3.53153</text:p>
          </table:table-cell>
          <table:table-cell table:formula="of:=IF([.J217]&gt;180;[.J217]-360;[.J217])" office:value-type="float" office:value="-0.139400000000023">
            <text:p>-0.1394</text:p>
          </table:table-cell>
          <table:table-cell table:formula="of:=IF([.K217]&gt;180;[.K217]-360;[.K217])" office:value-type="float" office:value="0.03567243">
            <text:p>0.03567243</text:p>
          </table:table-cell>
          <table:table-cell table:formula="of:=IF([.L217]&gt;180;[.L217]-360;[.L217])" office:value-type="float" office:value="-1.49029999999999">
            <text:p>-1.4903</text:p>
          </table:table-cell>
          <table:table-cell table:formula="of:=IF([.M217]&gt;180;[.M217]-360;[.M217])" office:value-type="float" office:value="2.568924">
            <text:p>2.568924</text:p>
          </table:table-cell>
          <table:table-cell table:formula="of:=IF([.N217]&gt;180;[.N217]-360;[.N217])" office:value-type="float" office:value="3.53153">
            <text:p>3.53153</text:p>
          </table:table-cell>
          <table:table-cell office:value-type="float" office:value="0">
            <text:p>0</text:p>
          </table:table-cell>
          <table:table-cell office:value-type="float" office:value="356.6891">
            <text:p>356.6891</text:p>
          </table:table-cell>
          <table:table-cell office:value-type="float" office:value="359.8606">
            <text:p>359.8606</text:p>
          </table:table-cell>
          <table:table-cell office:value-type="float" office:value="0.03567243">
            <text:p>0.03567243</text:p>
          </table:table-cell>
          <table:table-cell office:value-type="float" office:value="358.5097">
            <text:p>358.5097</text:p>
          </table:table-cell>
          <table:table-cell office:value-type="float" office:value="2.568924">
            <text:p>2.568924</text:p>
          </table:table-cell>
          <table:table-cell office:value-type="float" office:value="3.53153">
            <text:p>3.53153</text:p>
          </table:table-cell>
          <table:table-cell table:number-columns-repeated="4"/>
        </table:table-row>
        <table:table-row table:style-name="ro1">
          <table:table-cell office:value-type="float" office:value="4.319997">
            <text:p>4.319997</text:p>
          </table:table-cell>
          <table:table-cell table:formula="of:=IF([.N218]&gt;180;[.N218]-360;[.N218])" office:value-type="float" office:value="3.622987">
            <text:p>3.622987</text:p>
          </table:table-cell>
          <table:table-cell table:formula="of:=IF([.J218]&gt;180;[.J218]-360;[.J218])" office:value-type="float" office:value="-0.116199999999992">
            <text:p>-0.1162</text:p>
          </table:table-cell>
          <table:table-cell table:formula="of:=IF([.K218]&gt;180;[.K218]-360;[.K218])" office:value-type="float" office:value="0.02947849">
            <text:p>0.02947849</text:p>
          </table:table-cell>
          <table:table-cell table:formula="of:=IF([.L218]&gt;180;[.L218]-360;[.L218])" office:value-type="float" office:value="-1.45319999999998">
            <text:p>-1.4532</text:p>
          </table:table-cell>
          <table:table-cell table:formula="of:=IF([.M218]&gt;180;[.M218]-360;[.M218])" office:value-type="float" office:value="2.302695">
            <text:p>2.302695</text:p>
          </table:table-cell>
          <table:table-cell table:formula="of:=IF([.N218]&gt;180;[.N218]-360;[.N218])" office:value-type="float" office:value="3.622987">
            <text:p>3.622987</text:p>
          </table:table-cell>
          <table:table-cell office:value-type="float" office:value="0">
            <text:p>0</text:p>
          </table:table-cell>
          <table:table-cell office:value-type="float" office:value="356.5904">
            <text:p>356.5904</text:p>
          </table:table-cell>
          <table:table-cell office:value-type="float" office:value="359.8838">
            <text:p>359.8838</text:p>
          </table:table-cell>
          <table:table-cell office:value-type="float" office:value="0.02947849">
            <text:p>0.02947849</text:p>
          </table:table-cell>
          <table:table-cell office:value-type="float" office:value="358.5468">
            <text:p>358.5468</text:p>
          </table:table-cell>
          <table:table-cell office:value-type="float" office:value="2.302695">
            <text:p>2.302695</text:p>
          </table:table-cell>
          <table:table-cell office:value-type="float" office:value="3.622987">
            <text:p>3.622987</text:p>
          </table:table-cell>
          <table:table-cell table:number-columns-repeated="4"/>
        </table:table-row>
        <table:table-row table:style-name="ro1">
          <table:table-cell office:value-type="float" office:value="4.339997">
            <text:p>4.339997</text:p>
          </table:table-cell>
          <table:table-cell table:formula="of:=IF([.N219]&gt;180;[.N219]-360;[.N219])" office:value-type="float" office:value="3.708786">
            <text:p>3.708786</text:p>
          </table:table-cell>
          <table:table-cell table:formula="of:=IF([.J219]&gt;180;[.J219]-360;[.J219])" office:value-type="float" office:value="-0.0916000000000281">
            <text:p>-0.0916</text:p>
          </table:table-cell>
          <table:table-cell table:formula="of:=IF([.K219]&gt;180;[.K219]-360;[.K219])" office:value-type="float" office:value="0.06805226">
            <text:p>0.06805226</text:p>
          </table:table-cell>
          <table:table-cell table:formula="of:=IF([.L219]&gt;180;[.L219]-360;[.L219])" office:value-type="float" office:value="-1.57960000000003">
            <text:p>-1.5796</text:p>
          </table:table-cell>
          <table:table-cell table:formula="of:=IF([.M219]&gt;180;[.M219]-360;[.M219])" office:value-type="float" office:value="1.988131">
            <text:p>1.988131</text:p>
          </table:table-cell>
          <table:table-cell table:formula="of:=IF([.N219]&gt;180;[.N219]-360;[.N219])" office:value-type="float" office:value="3.708786">
            <text:p>3.708786</text:p>
          </table:table-cell>
          <table:table-cell office:value-type="float" office:value="0">
            <text:p>0</text:p>
          </table:table-cell>
          <table:table-cell office:value-type="float" office:value="356.4937">
            <text:p>356.4937</text:p>
          </table:table-cell>
          <table:table-cell office:value-type="float" office:value="359.9084">
            <text:p>359.9084</text:p>
          </table:table-cell>
          <table:table-cell office:value-type="float" office:value="0.06805226">
            <text:p>0.06805226</text:p>
          </table:table-cell>
          <table:table-cell office:value-type="float" office:value="358.4204">
            <text:p>358.4204</text:p>
          </table:table-cell>
          <table:table-cell office:value-type="float" office:value="1.988131">
            <text:p>1.988131</text:p>
          </table:table-cell>
          <table:table-cell office:value-type="float" office:value="3.708786">
            <text:p>3.708786</text:p>
          </table:table-cell>
          <table:table-cell table:number-columns-repeated="4"/>
        </table:table-row>
        <table:table-row table:style-name="ro1">
          <table:table-cell office:value-type="float" office:value="4.359997">
            <text:p>4.359997</text:p>
          </table:table-cell>
          <table:table-cell table:formula="of:=IF([.N220]&gt;180;[.N220]-360;[.N220])" office:value-type="float" office:value="3.789966">
            <text:p>3.789966</text:p>
          </table:table-cell>
          <table:table-cell table:formula="of:=IF([.J220]&gt;180;[.J220]-360;[.J220])" office:value-type="float" office:value="-0.0582999999999743">
            <text:p>-0.0583</text:p>
          </table:table-cell>
          <table:table-cell table:formula="of:=IF([.K220]&gt;180;[.K220]-360;[.K220])" office:value-type="float" office:value="0.1436077">
            <text:p>0.1436077</text:p>
          </table:table-cell>
          <table:table-cell table:formula="of:=IF([.L220]&gt;180;[.L220]-360;[.L220])" office:value-type="float" office:value="-1.8449">
            <text:p>-1.8449</text:p>
          </table:table-cell>
          <table:table-cell table:formula="of:=IF([.M220]&gt;180;[.M220]-360;[.M220])" office:value-type="float" office:value="1.641532">
            <text:p>1.641532</text:p>
          </table:table-cell>
          <table:table-cell table:formula="of:=IF([.N220]&gt;180;[.N220]-360;[.N220])" office:value-type="float" office:value="3.789966">
            <text:p>3.789966</text:p>
          </table:table-cell>
          <table:table-cell office:value-type="float" office:value="0">
            <text:p>0</text:p>
          </table:table-cell>
          <table:table-cell office:value-type="float" office:value="356.408">
            <text:p>356.408</text:p>
          </table:table-cell>
          <table:table-cell office:value-type="float" office:value="359.9417">
            <text:p>359.9417</text:p>
          </table:table-cell>
          <table:table-cell office:value-type="float" office:value="0.1436077">
            <text:p>0.1436077</text:p>
          </table:table-cell>
          <table:table-cell office:value-type="float" office:value="358.1551">
            <text:p>358.1551</text:p>
          </table:table-cell>
          <table:table-cell office:value-type="float" office:value="1.641532">
            <text:p>1.641532</text:p>
          </table:table-cell>
          <table:table-cell office:value-type="float" office:value="3.789966">
            <text:p>3.789966</text:p>
          </table:table-cell>
          <table:table-cell table:number-columns-repeated="4"/>
        </table:table-row>
        <table:table-row table:style-name="ro1">
          <table:table-cell office:value-type="float" office:value="4.379997">
            <text:p>4.379997</text:p>
          </table:table-cell>
          <table:table-cell table:formula="of:=IF([.N221]&gt;180;[.N221]-360;[.N221])" office:value-type="float" office:value="3.869474">
            <text:p>3.869474</text:p>
          </table:table-cell>
          <table:table-cell table:formula="of:=IF([.J221]&gt;180;[.J221]-360;[.J221])" office:value-type="float" office:value="-0.0396999999999821">
            <text:p>-0.0397</text:p>
          </table:table-cell>
          <table:table-cell table:formula="of:=IF([.K221]&gt;180;[.K221]-360;[.K221])" office:value-type="float" office:value="0.2429762">
            <text:p>0.2429762</text:p>
          </table:table-cell>
          <table:table-cell table:formula="of:=IF([.L221]&gt;180;[.L221]-360;[.L221])" office:value-type="float" office:value="-2.13130000000001">
            <text:p>-2.1313</text:p>
          </table:table-cell>
          <table:table-cell table:formula="of:=IF([.M221]&gt;180;[.M221]-360;[.M221])" office:value-type="float" office:value="1.332267">
            <text:p>1.332267</text:p>
          </table:table-cell>
          <table:table-cell table:formula="of:=IF([.N221]&gt;180;[.N221]-360;[.N221])" office:value-type="float" office:value="3.869474">
            <text:p>3.869474</text:p>
          </table:table-cell>
          <table:table-cell office:value-type="float" office:value="0">
            <text:p>0</text:p>
          </table:table-cell>
          <table:table-cell office:value-type="float" office:value="356.3388">
            <text:p>356.3388</text:p>
          </table:table-cell>
          <table:table-cell office:value-type="float" office:value="359.9603">
            <text:p>359.9603</text:p>
          </table:table-cell>
          <table:table-cell office:value-type="float" office:value="0.2429762">
            <text:p>0.2429762</text:p>
          </table:table-cell>
          <table:table-cell office:value-type="float" office:value="357.8687">
            <text:p>357.8687</text:p>
          </table:table-cell>
          <table:table-cell office:value-type="float" office:value="1.332267">
            <text:p>1.332267</text:p>
          </table:table-cell>
          <table:table-cell office:value-type="float" office:value="3.869474">
            <text:p>3.869474</text:p>
          </table:table-cell>
          <table:table-cell table:number-columns-repeated="4"/>
        </table:table-row>
        <table:table-row table:style-name="ro1">
          <table:table-cell office:value-type="float" office:value="4.399997">
            <text:p>4.399997</text:p>
          </table:table-cell>
          <table:table-cell table:formula="of:=IF([.N222]&gt;180;[.N222]-360;[.N222])" office:value-type="float" office:value="3.949219">
            <text:p>3.949219</text:p>
          </table:table-cell>
          <table:table-cell table:formula="of:=IF([.J222]&gt;180;[.J222]-360;[.J222])" office:value-type="float" office:value="0.01186549">
            <text:p>0.01186549</text:p>
          </table:table-cell>
          <table:table-cell table:formula="of:=IF([.K222]&gt;180;[.K222]-360;[.K222])" office:value-type="float" office:value="0.3571281">
            <text:p>0.3571281</text:p>
          </table:table-cell>
          <table:table-cell table:formula="of:=IF([.L222]&gt;180;[.L222]-360;[.L222])" office:value-type="float" office:value="-2.34629999999999">
            <text:p>-2.3463</text:p>
          </table:table-cell>
          <table:table-cell table:formula="of:=IF([.M222]&gt;180;[.M222]-360;[.M222])" office:value-type="float" office:value="1.09436">
            <text:p>1.09436</text:p>
          </table:table-cell>
          <table:table-cell table:formula="of:=IF([.N222]&gt;180;[.N222]-360;[.N222])" office:value-type="float" office:value="3.949219">
            <text:p>3.949219</text:p>
          </table:table-cell>
          <table:table-cell office:value-type="float" office:value="0">
            <text:p>0</text:p>
          </table:table-cell>
          <table:table-cell office:value-type="float" office:value="356.3039">
            <text:p>356.3039</text:p>
          </table:table-cell>
          <table:table-cell office:value-type="float" office:value="0.01186549">
            <text:p>0.01186549</text:p>
          </table:table-cell>
          <table:table-cell office:value-type="float" office:value="0.3571281">
            <text:p>0.3571281</text:p>
          </table:table-cell>
          <table:table-cell office:value-type="float" office:value="357.6537">
            <text:p>357.6537</text:p>
          </table:table-cell>
          <table:table-cell office:value-type="float" office:value="1.09436">
            <text:p>1.09436</text:p>
          </table:table-cell>
          <table:table-cell office:value-type="float" office:value="3.949219">
            <text:p>3.949219</text:p>
          </table:table-cell>
          <table:table-cell table:number-columns-repeated="4"/>
        </table:table-row>
        <table:table-row table:style-name="ro1">
          <table:table-cell office:value-type="float" office:value="4.419997">
            <text:p>4.419997</text:p>
          </table:table-cell>
          <table:table-cell table:formula="of:=IF([.N223]&gt;180;[.N223]-360;[.N223])" office:value-type="float" office:value="3.99697">
            <text:p>3.99697</text:p>
          </table:table-cell>
          <table:table-cell table:formula="of:=IF([.J223]&gt;180;[.J223]-360;[.J223])" office:value-type="float" office:value="0.05066388">
            <text:p>0.05066388</text:p>
          </table:table-cell>
          <table:table-cell table:formula="of:=IF([.K223]&gt;180;[.K223]-360;[.K223])" office:value-type="float" office:value="0.4684946">
            <text:p>0.4684946</text:p>
          </table:table-cell>
          <table:table-cell table:formula="of:=IF([.L223]&gt;180;[.L223]-360;[.L223])" office:value-type="float" office:value="-2.41329999999999">
            <text:p>-2.4133</text:p>
          </table:table-cell>
          <table:table-cell table:formula="of:=IF([.M223]&gt;180;[.M223]-360;[.M223])" office:value-type="float" office:value="0.9387813">
            <text:p>0.9387813</text:p>
          </table:table-cell>
          <table:table-cell table:formula="of:=IF([.N223]&gt;180;[.N223]-360;[.N223])" office:value-type="float" office:value="3.99697">
            <text:p>3.99697</text:p>
          </table:table-cell>
          <table:table-cell office:value-type="float" office:value="0">
            <text:p>0</text:p>
          </table:table-cell>
          <table:table-cell office:value-type="float" office:value="356.2961">
            <text:p>356.2961</text:p>
          </table:table-cell>
          <table:table-cell office:value-type="float" office:value="0.05066388">
            <text:p>0.05066388</text:p>
          </table:table-cell>
          <table:table-cell office:value-type="float" office:value="0.4684946">
            <text:p>0.4684946</text:p>
          </table:table-cell>
          <table:table-cell office:value-type="float" office:value="357.5867">
            <text:p>357.5867</text:p>
          </table:table-cell>
          <table:table-cell office:value-type="float" office:value="0.9387813">
            <text:p>0.9387813</text:p>
          </table:table-cell>
          <table:table-cell office:value-type="float" office:value="3.99697">
            <text:p>3.99697</text:p>
          </table:table-cell>
          <table:table-cell table:number-columns-repeated="4"/>
        </table:table-row>
        <table:table-row table:style-name="ro1">
          <table:table-cell office:value-type="float" office:value="4.439997">
            <text:p>4.439997</text:p>
          </table:table-cell>
          <table:table-cell table:formula="of:=IF([.N224]&gt;180;[.N224]-360;[.N224])" office:value-type="float" office:value="4.003325">
            <text:p>4.003325</text:p>
          </table:table-cell>
          <table:table-cell table:formula="of:=IF([.J224]&gt;180;[.J224]-360;[.J224])" office:value-type="float" office:value="0.1222154">
            <text:p>0.1222154</text:p>
          </table:table-cell>
          <table:table-cell table:formula="of:=IF([.K224]&gt;180;[.K224]-360;[.K224])" office:value-type="float" office:value="0.6007886">
            <text:p>0.6007886</text:p>
          </table:table-cell>
          <table:table-cell table:formula="of:=IF([.L224]&gt;180;[.L224]-360;[.L224])" office:value-type="float" office:value="-2.2955">
            <text:p>-2.2955</text:p>
          </table:table-cell>
          <table:table-cell table:formula="of:=IF([.M224]&gt;180;[.M224]-360;[.M224])" office:value-type="float" office:value="0.8604625">
            <text:p>0.8604625</text:p>
          </table:table-cell>
          <table:table-cell table:formula="of:=IF([.N224]&gt;180;[.N224]-360;[.N224])" office:value-type="float" office:value="4.003325">
            <text:p>4.003325</text:p>
          </table:table-cell>
          <table:table-cell office:value-type="float" office:value="0">
            <text:p>0</text:p>
          </table:table-cell>
          <table:table-cell office:value-type="float" office:value="356.318">
            <text:p>356.318</text:p>
          </table:table-cell>
          <table:table-cell office:value-type="float" office:value="0.1222154">
            <text:p>0.1222154</text:p>
          </table:table-cell>
          <table:table-cell office:value-type="float" office:value="0.6007886">
            <text:p>0.6007886</text:p>
          </table:table-cell>
          <table:table-cell office:value-type="float" office:value="357.7045">
            <text:p>357.7045</text:p>
          </table:table-cell>
          <table:table-cell office:value-type="float" office:value="0.8604625">
            <text:p>0.8604625</text:p>
          </table:table-cell>
          <table:table-cell office:value-type="float" office:value="4.003325">
            <text:p>4.003325</text:p>
          </table:table-cell>
          <table:table-cell table:number-columns-repeated="4"/>
        </table:table-row>
        <table:table-row table:style-name="ro1">
          <table:table-cell office:value-type="float" office:value="4.459997">
            <text:p>4.459997</text:p>
          </table:table-cell>
          <table:table-cell table:formula="of:=IF([.N225]&gt;180;[.N225]-360;[.N225])" office:value-type="float" office:value="3.984209">
            <text:p>3.984209</text:p>
          </table:table-cell>
          <table:table-cell table:formula="of:=IF([.J225]&gt;180;[.J225]-360;[.J225])" office:value-type="float" office:value="0.1794101">
            <text:p>0.1794101</text:p>
          </table:table-cell>
          <table:table-cell table:formula="of:=IF([.K225]&gt;180;[.K225]-360;[.K225])" office:value-type="float" office:value="0.7686994">
            <text:p>0.7686994</text:p>
          </table:table-cell>
          <table:table-cell table:formula="of:=IF([.L225]&gt;180;[.L225]-360;[.L225])" office:value-type="float" office:value="-2.05720000000002">
            <text:p>-2.0572</text:p>
          </table:table-cell>
          <table:table-cell table:formula="of:=IF([.M225]&gt;180;[.M225]-360;[.M225])" office:value-type="float" office:value="0.8550537">
            <text:p>0.8550537</text:p>
          </table:table-cell>
          <table:table-cell table:formula="of:=IF([.N225]&gt;180;[.N225]-360;[.N225])" office:value-type="float" office:value="3.984209">
            <text:p>3.984209</text:p>
          </table:table-cell>
          <table:table-cell office:value-type="float" office:value="0">
            <text:p>0</text:p>
          </table:table-cell>
          <table:table-cell office:value-type="float" office:value="356.3384">
            <text:p>356.3384</text:p>
          </table:table-cell>
          <table:table-cell office:value-type="float" office:value="0.1794101">
            <text:p>0.1794101</text:p>
          </table:table-cell>
          <table:table-cell office:value-type="float" office:value="0.7686994">
            <text:p>0.7686994</text:p>
          </table:table-cell>
          <table:table-cell office:value-type="float" office:value="357.9428">
            <text:p>357.9428</text:p>
          </table:table-cell>
          <table:table-cell office:value-type="float" office:value="0.8550537">
            <text:p>0.8550537</text:p>
          </table:table-cell>
          <table:table-cell office:value-type="float" office:value="3.984209">
            <text:p>3.984209</text:p>
          </table:table-cell>
          <table:table-cell table:number-columns-repeated="4"/>
        </table:table-row>
        <table:table-row table:style-name="ro1">
          <table:table-cell office:value-type="float" office:value="4.479997">
            <text:p>4.479997</text:p>
          </table:table-cell>
          <table:table-cell table:formula="of:=IF([.N226]&gt;180;[.N226]-360;[.N226])" office:value-type="float" office:value="3.933726">
            <text:p>3.933726</text:p>
          </table:table-cell>
          <table:table-cell table:formula="of:=IF([.J226]&gt;180;[.J226]-360;[.J226])" office:value-type="float" office:value="0.2571128">
            <text:p>0.2571128</text:p>
          </table:table-cell>
          <table:table-cell table:formula="of:=IF([.K226]&gt;180;[.K226]-360;[.K226])" office:value-type="float" office:value="0.9780443">
            <text:p>0.9780443</text:p>
          </table:table-cell>
          <table:table-cell table:formula="of:=IF([.L226]&gt;180;[.L226]-360;[.L226])" office:value-type="float" office:value="-1.65530000000001">
            <text:p>-1.6553</text:p>
          </table:table-cell>
          <table:table-cell table:formula="of:=IF([.M226]&gt;180;[.M226]-360;[.M226])" office:value-type="float" office:value="0.9342529">
            <text:p>0.9342529</text:p>
          </table:table-cell>
          <table:table-cell table:formula="of:=IF([.N226]&gt;180;[.N226]-360;[.N226])" office:value-type="float" office:value="3.933726">
            <text:p>3.933726</text:p>
          </table:table-cell>
          <table:table-cell office:value-type="float" office:value="0">
            <text:p>0</text:p>
          </table:table-cell>
          <table:table-cell office:value-type="float" office:value="356.3745">
            <text:p>356.3745</text:p>
          </table:table-cell>
          <table:table-cell office:value-type="float" office:value="0.2571128">
            <text:p>0.2571128</text:p>
          </table:table-cell>
          <table:table-cell office:value-type="float" office:value="0.9780443">
            <text:p>0.9780443</text:p>
          </table:table-cell>
          <table:table-cell office:value-type="float" office:value="358.3447">
            <text:p>358.3447</text:p>
          </table:table-cell>
          <table:table-cell office:value-type="float" office:value="0.9342529">
            <text:p>0.9342529</text:p>
          </table:table-cell>
          <table:table-cell office:value-type="float" office:value="3.933726">
            <text:p>3.933726</text:p>
          </table:table-cell>
          <table:table-cell table:number-columns-repeated="4"/>
        </table:table-row>
        <table:table-row table:style-name="ro1">
          <table:table-cell office:value-type="float" office:value="4.499997">
            <text:p>4.499997</text:p>
          </table:table-cell>
          <table:table-cell table:formula="of:=IF([.N227]&gt;180;[.N227]-360;[.N227])" office:value-type="float" office:value="3.841924">
            <text:p>3.841924</text:p>
          </table:table-cell>
          <table:table-cell table:formula="of:=IF([.J227]&gt;180;[.J227]-360;[.J227])" office:value-type="float" office:value="0.3316683">
            <text:p>0.3316683</text:p>
          </table:table-cell>
          <table:table-cell table:formula="of:=IF([.K227]&gt;180;[.K227]-360;[.K227])" office:value-type="float" office:value="1.182898">
            <text:p>1.182898</text:p>
          </table:table-cell>
          <table:table-cell table:formula="of:=IF([.L227]&gt;180;[.L227]-360;[.L227])" office:value-type="float" office:value="-1.16120000000001">
            <text:p>-1.1612</text:p>
          </table:table-cell>
          <table:table-cell table:formula="of:=IF([.M227]&gt;180;[.M227]-360;[.M227])" office:value-type="float" office:value="1.045864">
            <text:p>1.045864</text:p>
          </table:table-cell>
          <table:table-cell table:formula="of:=IF([.N227]&gt;180;[.N227]-360;[.N227])" office:value-type="float" office:value="3.841924">
            <text:p>3.841924</text:p>
          </table:table-cell>
          <table:table-cell office:value-type="float" office:value="0">
            <text:p>0</text:p>
          </table:table-cell>
          <table:table-cell office:value-type="float" office:value="356.4322">
            <text:p>356.4322</text:p>
          </table:table-cell>
          <table:table-cell office:value-type="float" office:value="0.3316683">
            <text:p>0.3316683</text:p>
          </table:table-cell>
          <table:table-cell office:value-type="float" office:value="1.182898">
            <text:p>1.182898</text:p>
          </table:table-cell>
          <table:table-cell office:value-type="float" office:value="358.8388">
            <text:p>358.8388</text:p>
          </table:table-cell>
          <table:table-cell office:value-type="float" office:value="1.045864">
            <text:p>1.045864</text:p>
          </table:table-cell>
          <table:table-cell office:value-type="float" office:value="3.841924">
            <text:p>3.841924</text:p>
          </table:table-cell>
          <table:table-cell table:number-columns-repeated="4"/>
        </table:table-row>
        <table:table-row table:style-name="ro1">
          <table:table-cell office:value-type="float" office:value="4.519997">
            <text:p>4.519997</text:p>
          </table:table-cell>
          <table:table-cell table:formula="of:=IF([.N228]&gt;180;[.N228]-360;[.N228])" office:value-type="float" office:value="3.708906">
            <text:p>3.708906</text:p>
          </table:table-cell>
          <table:table-cell table:formula="of:=IF([.J228]&gt;180;[.J228]-360;[.J228])" office:value-type="float" office:value="0.3969488">
            <text:p>0.3969488</text:p>
          </table:table-cell>
          <table:table-cell table:formula="of:=IF([.K228]&gt;180;[.K228]-360;[.K228])" office:value-type="float" office:value="1.390881">
            <text:p>1.390881</text:p>
          </table:table-cell>
          <table:table-cell table:formula="of:=IF([.L228]&gt;180;[.L228]-360;[.L228])" office:value-type="float" office:value="-0.595399999999984">
            <text:p>-0.5954</text:p>
          </table:table-cell>
          <table:table-cell table:formula="of:=IF([.M228]&gt;180;[.M228]-360;[.M228])" office:value-type="float" office:value="1.215132">
            <text:p>1.215132</text:p>
          </table:table-cell>
          <table:table-cell table:formula="of:=IF([.N228]&gt;180;[.N228]-360;[.N228])" office:value-type="float" office:value="3.708906">
            <text:p>3.708906</text:p>
          </table:table-cell>
          <table:table-cell office:value-type="float" office:value="0">
            <text:p>0</text:p>
          </table:table-cell>
          <table:table-cell office:value-type="float" office:value="356.5016">
            <text:p>356.5016</text:p>
          </table:table-cell>
          <table:table-cell office:value-type="float" office:value="0.3969488">
            <text:p>0.3969488</text:p>
          </table:table-cell>
          <table:table-cell office:value-type="float" office:value="1.390881">
            <text:p>1.390881</text:p>
          </table:table-cell>
          <table:table-cell office:value-type="float" office:value="359.4046">
            <text:p>359.4046</text:p>
          </table:table-cell>
          <table:table-cell office:value-type="float" office:value="1.215132">
            <text:p>1.215132</text:p>
          </table:table-cell>
          <table:table-cell office:value-type="float" office:value="3.708906">
            <text:p>3.708906</text:p>
          </table:table-cell>
          <table:table-cell table:number-columns-repeated="4"/>
        </table:table-row>
        <table:table-row table:style-name="ro1">
          <table:table-cell office:value-type="float" office:value="4.539997">
            <text:p>4.539997</text:p>
          </table:table-cell>
          <table:table-cell table:formula="of:=IF([.N229]&gt;180;[.N229]-360;[.N229])" office:value-type="float" office:value="3.541201">
            <text:p>3.541201</text:p>
          </table:table-cell>
          <table:table-cell table:formula="of:=IF([.J229]&gt;180;[.J229]-360;[.J229])" office:value-type="float" office:value="0.4334631">
            <text:p>0.4334631</text:p>
          </table:table-cell>
          <table:table-cell table:formula="of:=IF([.K229]&gt;180;[.K229]-360;[.K229])" office:value-type="float" office:value="1.603326">
            <text:p>1.603326</text:p>
          </table:table-cell>
          <table:table-cell table:formula="of:=IF([.L229]&gt;180;[.L229]-360;[.L229])" office:value-type="float" office:value="-0.0785000000000196">
            <text:p>-0.0785</text:p>
          </table:table-cell>
          <table:table-cell table:formula="of:=IF([.M229]&gt;180;[.M229]-360;[.M229])" office:value-type="float" office:value="1.389879">
            <text:p>1.389879</text:p>
          </table:table-cell>
          <table:table-cell table:formula="of:=IF([.N229]&gt;180;[.N229]-360;[.N229])" office:value-type="float" office:value="3.541201">
            <text:p>3.541201</text:p>
          </table:table-cell>
          <table:table-cell office:value-type="float" office:value="0">
            <text:p>0</text:p>
          </table:table-cell>
          <table:table-cell office:value-type="float" office:value="356.613">
            <text:p>356.613</text:p>
          </table:table-cell>
          <table:table-cell office:value-type="float" office:value="0.4334631">
            <text:p>0.4334631</text:p>
          </table:table-cell>
          <table:table-cell office:value-type="float" office:value="1.603326">
            <text:p>1.603326</text:p>
          </table:table-cell>
          <table:table-cell office:value-type="float" office:value="359.9215">
            <text:p>359.9215</text:p>
          </table:table-cell>
          <table:table-cell office:value-type="float" office:value="1.389879">
            <text:p>1.389879</text:p>
          </table:table-cell>
          <table:table-cell office:value-type="float" office:value="3.541201">
            <text:p>3.541201</text:p>
          </table:table-cell>
          <table:table-cell table:number-columns-repeated="4"/>
        </table:table-row>
        <table:table-row table:style-name="ro1">
          <table:table-cell office:value-type="float" office:value="4.559997">
            <text:p>4.559997</text:p>
          </table:table-cell>
          <table:table-cell table:formula="of:=IF([.N230]&gt;180;[.N230]-360;[.N230])" office:value-type="float" office:value="3.353619">
            <text:p>3.353619</text:p>
          </table:table-cell>
          <table:table-cell table:formula="of:=IF([.J230]&gt;180;[.J230]-360;[.J230])" office:value-type="float" office:value="0.4728426">
            <text:p>0.4728426</text:p>
          </table:table-cell>
          <table:table-cell table:formula="of:=IF([.K230]&gt;180;[.K230]-360;[.K230])" office:value-type="float" office:value="1.805884">
            <text:p>1.805884</text:p>
          </table:table-cell>
          <table:table-cell table:formula="of:=IF([.L230]&gt;180;[.L230]-360;[.L230])" office:value-type="float" office:value="0.3205731">
            <text:p>0.3205731</text:p>
          </table:table-cell>
          <table:table-cell table:formula="of:=IF([.M230]&gt;180;[.M230]-360;[.M230])" office:value-type="float" office:value="1.531481">
            <text:p>1.531481</text:p>
          </table:table-cell>
          <table:table-cell table:formula="of:=IF([.N230]&gt;180;[.N230]-360;[.N230])" office:value-type="float" office:value="3.353619">
            <text:p>3.353619</text:p>
          </table:table-cell>
          <table:table-cell office:value-type="float" office:value="0">
            <text:p>0</text:p>
          </table:table-cell>
          <table:table-cell office:value-type="float" office:value="356.7475">
            <text:p>356.7475</text:p>
          </table:table-cell>
          <table:table-cell office:value-type="float" office:value="0.4728426">
            <text:p>0.4728426</text:p>
          </table:table-cell>
          <table:table-cell office:value-type="float" office:value="1.805884">
            <text:p>1.805884</text:p>
          </table:table-cell>
          <table:table-cell office:value-type="float" office:value="0.3205731">
            <text:p>0.3205731</text:p>
          </table:table-cell>
          <table:table-cell office:value-type="float" office:value="1.531481">
            <text:p>1.531481</text:p>
          </table:table-cell>
          <table:table-cell office:value-type="float" office:value="3.353619">
            <text:p>3.353619</text:p>
          </table:table-cell>
          <table:table-cell table:number-columns-repeated="4"/>
        </table:table-row>
        <table:table-row table:style-name="ro1">
          <table:table-cell office:value-type="float" office:value="4.579997">
            <text:p>4.579997</text:p>
          </table:table-cell>
          <table:table-cell table:formula="of:=IF([.N231]&gt;180;[.N231]-360;[.N231])" office:value-type="float" office:value="3.154415">
            <text:p>3.154415</text:p>
          </table:table-cell>
          <table:table-cell table:formula="of:=IF([.J231]&gt;180;[.J231]-360;[.J231])" office:value-type="float" office:value="0.4972752">
            <text:p>0.4972752</text:p>
          </table:table-cell>
          <table:table-cell table:formula="of:=IF([.K231]&gt;180;[.K231]-360;[.K231])" office:value-type="float" office:value="1.969336">
            <text:p>1.969336</text:p>
          </table:table-cell>
          <table:table-cell table:formula="of:=IF([.L231]&gt;180;[.L231]-360;[.L231])" office:value-type="float" office:value="0.5413917">
            <text:p>0.5413917</text:p>
          </table:table-cell>
          <table:table-cell table:formula="of:=IF([.M231]&gt;180;[.M231]-360;[.M231])" office:value-type="float" office:value="1.625309">
            <text:p>1.625309</text:p>
          </table:table-cell>
          <table:table-cell table:formula="of:=IF([.N231]&gt;180;[.N231]-360;[.N231])" office:value-type="float" office:value="3.154415">
            <text:p>3.154415</text:p>
          </table:table-cell>
          <table:table-cell office:value-type="float" office:value="0">
            <text:p>0</text:p>
          </table:table-cell>
          <table:table-cell office:value-type="float" office:value="356.8852">
            <text:p>356.8852</text:p>
          </table:table-cell>
          <table:table-cell office:value-type="float" office:value="0.4972752">
            <text:p>0.4972752</text:p>
          </table:table-cell>
          <table:table-cell office:value-type="float" office:value="1.969336">
            <text:p>1.969336</text:p>
          </table:table-cell>
          <table:table-cell office:value-type="float" office:value="0.5413917">
            <text:p>0.5413917</text:p>
          </table:table-cell>
          <table:table-cell office:value-type="float" office:value="1.625309">
            <text:p>1.625309</text:p>
          </table:table-cell>
          <table:table-cell office:value-type="float" office:value="3.154415">
            <text:p>3.154415</text:p>
          </table:table-cell>
          <table:table-cell table:number-columns-repeated="4"/>
        </table:table-row>
        <table:table-row table:style-name="ro1">
          <table:table-cell office:value-type="float" office:value="4.599997">
            <text:p>4.599997</text:p>
          </table:table-cell>
          <table:table-cell table:formula="of:=IF([.N232]&gt;180;[.N232]-360;[.N232])" office:value-type="float" office:value="2.942921">
            <text:p>2.942921</text:p>
          </table:table-cell>
          <table:table-cell table:formula="of:=IF([.J232]&gt;180;[.J232]-360;[.J232])" office:value-type="float" office:value="0.4606555">
            <text:p>0.4606555</text:p>
          </table:table-cell>
          <table:table-cell table:formula="of:=IF([.K232]&gt;180;[.K232]-360;[.K232])" office:value-type="float" office:value="2.104266">
            <text:p>2.104266</text:p>
          </table:table-cell>
          <table:table-cell table:formula="of:=IF([.L232]&gt;180;[.L232]-360;[.L232])" office:value-type="float" office:value="0.6973148">
            <text:p>0.6973148</text:p>
          </table:table-cell>
          <table:table-cell table:formula="of:=IF([.M232]&gt;180;[.M232]-360;[.M232])" office:value-type="float" office:value="1.673573">
            <text:p>1.673573</text:p>
          </table:table-cell>
          <table:table-cell table:formula="of:=IF([.N232]&gt;180;[.N232]-360;[.N232])" office:value-type="float" office:value="2.942921">
            <text:p>2.942921</text:p>
          </table:table-cell>
          <table:table-cell office:value-type="float" office:value="0">
            <text:p>0</text:p>
          </table:table-cell>
          <table:table-cell office:value-type="float" office:value="357.0312">
            <text:p>357.0312</text:p>
          </table:table-cell>
          <table:table-cell office:value-type="float" office:value="0.4606555">
            <text:p>0.4606555</text:p>
          </table:table-cell>
          <table:table-cell office:value-type="float" office:value="2.104266">
            <text:p>2.104266</text:p>
          </table:table-cell>
          <table:table-cell office:value-type="float" office:value="0.6973148">
            <text:p>0.6973148</text:p>
          </table:table-cell>
          <table:table-cell office:value-type="float" office:value="1.673573">
            <text:p>1.673573</text:p>
          </table:table-cell>
          <table:table-cell office:value-type="float" office:value="2.942921">
            <text:p>2.942921</text:p>
          </table:table-cell>
          <table:table-cell table:number-columns-repeated="4"/>
        </table:table-row>
        <table:table-row table:style-name="ro1">
          <table:table-cell office:value-type="float" office:value="4.619997">
            <text:p>4.619997</text:p>
          </table:table-cell>
          <table:table-cell table:formula="of:=IF([.N233]&gt;180;[.N233]-360;[.N233])" office:value-type="float" office:value="2.768944">
            <text:p>2.768944</text:p>
          </table:table-cell>
          <table:table-cell table:formula="of:=IF([.J233]&gt;180;[.J233]-360;[.J233])" office:value-type="float" office:value="0.4509753">
            <text:p>0.4509753</text:p>
          </table:table-cell>
          <table:table-cell table:formula="of:=IF([.K233]&gt;180;[.K233]-360;[.K233])" office:value-type="float" office:value="2.192412">
            <text:p>2.192412</text:p>
          </table:table-cell>
          <table:table-cell table:formula="of:=IF([.L233]&gt;180;[.L233]-360;[.L233])" office:value-type="float" office:value="0.7772394">
            <text:p>0.7772394</text:p>
          </table:table-cell>
          <table:table-cell table:formula="of:=IF([.M233]&gt;180;[.M233]-360;[.M233])" office:value-type="float" office:value="1.686146">
            <text:p>1.686146</text:p>
          </table:table-cell>
          <table:table-cell table:formula="of:=IF([.N233]&gt;180;[.N233]-360;[.N233])" office:value-type="float" office:value="2.768944">
            <text:p>2.768944</text:p>
          </table:table-cell>
          <table:table-cell office:value-type="float" office:value="0">
            <text:p>0</text:p>
          </table:table-cell>
          <table:table-cell office:value-type="float" office:value="357.1695">
            <text:p>357.1695</text:p>
          </table:table-cell>
          <table:table-cell office:value-type="float" office:value="0.4509753">
            <text:p>0.4509753</text:p>
          </table:table-cell>
          <table:table-cell office:value-type="float" office:value="2.192412">
            <text:p>2.192412</text:p>
          </table:table-cell>
          <table:table-cell office:value-type="float" office:value="0.7772394">
            <text:p>0.7772394</text:p>
          </table:table-cell>
          <table:table-cell office:value-type="float" office:value="1.686146">
            <text:p>1.686146</text:p>
          </table:table-cell>
          <table:table-cell office:value-type="float" office:value="2.768944">
            <text:p>2.768944</text:p>
          </table:table-cell>
          <table:table-cell table:number-columns-repeated="4"/>
        </table:table-row>
        <table:table-row table:style-name="ro1">
          <table:table-cell office:value-type="float" office:value="4.639997">
            <text:p>4.639997</text:p>
          </table:table-cell>
          <table:table-cell table:formula="of:=IF([.N234]&gt;180;[.N234]-360;[.N234])" office:value-type="float" office:value="2.637183">
            <text:p>2.637183</text:p>
          </table:table-cell>
          <table:table-cell table:formula="of:=IF([.J234]&gt;180;[.J234]-360;[.J234])" office:value-type="float" office:value="0.4498496">
            <text:p>0.4498496</text:p>
          </table:table-cell>
          <table:table-cell table:formula="of:=IF([.K234]&gt;180;[.K234]-360;[.K234])" office:value-type="float" office:value="2.240178">
            <text:p>2.240178</text:p>
          </table:table-cell>
          <table:table-cell table:formula="of:=IF([.L234]&gt;180;[.L234]-360;[.L234])" office:value-type="float" office:value="0.7709312">
            <text:p>0.7709312</text:p>
          </table:table-cell>
          <table:table-cell table:formula="of:=IF([.M234]&gt;180;[.M234]-360;[.M234])" office:value-type="float" office:value="1.72393">
            <text:p>1.72393</text:p>
          </table:table-cell>
          <table:table-cell table:formula="of:=IF([.N234]&gt;180;[.N234]-360;[.N234])" office:value-type="float" office:value="2.637183">
            <text:p>2.637183</text:p>
          </table:table-cell>
          <table:table-cell office:value-type="float" office:value="0">
            <text:p>0</text:p>
          </table:table-cell>
          <table:table-cell office:value-type="float" office:value="357.2831">
            <text:p>357.2831</text:p>
          </table:table-cell>
          <table:table-cell office:value-type="float" office:value="0.4498496">
            <text:p>0.4498496</text:p>
          </table:table-cell>
          <table:table-cell office:value-type="float" office:value="2.240178">
            <text:p>2.240178</text:p>
          </table:table-cell>
          <table:table-cell office:value-type="float" office:value="0.7709312">
            <text:p>0.7709312</text:p>
          </table:table-cell>
          <table:table-cell office:value-type="float" office:value="1.72393">
            <text:p>1.72393</text:p>
          </table:table-cell>
          <table:table-cell office:value-type="float" office:value="2.637183">
            <text:p>2.637183</text:p>
          </table:table-cell>
          <table:table-cell table:number-columns-repeated="4"/>
        </table:table-row>
        <table:table-row table:style-name="ro1">
          <table:table-cell office:value-type="float" office:value="4.659997">
            <text:p>4.659997</text:p>
          </table:table-cell>
          <table:table-cell table:formula="of:=IF([.N235]&gt;180;[.N235]-360;[.N235])" office:value-type="float" office:value="2.530407">
            <text:p>2.530407</text:p>
          </table:table-cell>
          <table:table-cell table:formula="of:=IF([.J235]&gt;180;[.J235]-360;[.J235])" office:value-type="float" office:value="0.4037198">
            <text:p>0.4037198</text:p>
          </table:table-cell>
          <table:table-cell table:formula="of:=IF([.K235]&gt;180;[.K235]-360;[.K235])" office:value-type="float" office:value="2.231035">
            <text:p>2.231035</text:p>
          </table:table-cell>
          <table:table-cell table:formula="of:=IF([.L235]&gt;180;[.L235]-360;[.L235])" office:value-type="float" office:value="0.5967726">
            <text:p>0.5967726</text:p>
          </table:table-cell>
          <table:table-cell table:formula="of:=IF([.M235]&gt;180;[.M235]-360;[.M235])" office:value-type="float" office:value="1.664275">
            <text:p>1.664275</text:p>
          </table:table-cell>
          <table:table-cell table:formula="of:=IF([.N235]&gt;180;[.N235]-360;[.N235])" office:value-type="float" office:value="2.530407">
            <text:p>2.530407</text:p>
          </table:table-cell>
          <table:table-cell office:value-type="float" office:value="0">
            <text:p>0</text:p>
          </table:table-cell>
          <table:table-cell office:value-type="float" office:value="357.3382">
            <text:p>357.3382</text:p>
          </table:table-cell>
          <table:table-cell office:value-type="float" office:value="0.4037198">
            <text:p>0.4037198</text:p>
          </table:table-cell>
          <table:table-cell office:value-type="float" office:value="2.231035">
            <text:p>2.231035</text:p>
          </table:table-cell>
          <table:table-cell office:value-type="float" office:value="0.5967726">
            <text:p>0.5967726</text:p>
          </table:table-cell>
          <table:table-cell office:value-type="float" office:value="1.664275">
            <text:p>1.664275</text:p>
          </table:table-cell>
          <table:table-cell office:value-type="float" office:value="2.530407">
            <text:p>2.530407</text:p>
          </table:table-cell>
          <table:table-cell table:number-columns-repeated="4"/>
        </table:table-row>
        <table:table-row table:style-name="ro1">
          <table:table-cell office:value-type="float" office:value="4.679996">
            <text:p>4.679996</text:p>
          </table:table-cell>
          <table:table-cell table:formula="of:=IF([.N236]&gt;180;[.N236]-360;[.N236])" office:value-type="float" office:value="2.410694">
            <text:p>2.410694</text:p>
          </table:table-cell>
          <table:table-cell table:formula="of:=IF([.J236]&gt;180;[.J236]-360;[.J236])" office:value-type="float" office:value="0.384133">
            <text:p>0.384133</text:p>
          </table:table-cell>
          <table:table-cell table:formula="of:=IF([.K236]&gt;180;[.K236]-360;[.K236])" office:value-type="float" office:value="2.180442">
            <text:p>2.180442</text:p>
          </table:table-cell>
          <table:table-cell table:formula="of:=IF([.L236]&gt;180;[.L236]-360;[.L236])" office:value-type="float" office:value="0.2463696">
            <text:p>0.2463696</text:p>
          </table:table-cell>
          <table:table-cell table:formula="of:=IF([.M236]&gt;180;[.M236]-360;[.M236])" office:value-type="float" office:value="1.56717">
            <text:p>1.56717</text:p>
          </table:table-cell>
          <table:table-cell table:formula="of:=IF([.N236]&gt;180;[.N236]-360;[.N236])" office:value-type="float" office:value="2.410694">
            <text:p>2.410694</text:p>
          </table:table-cell>
          <table:table-cell office:value-type="float" office:value="0">
            <text:p>0</text:p>
          </table:table-cell>
          <table:table-cell office:value-type="float" office:value="357.3687">
            <text:p>357.3687</text:p>
          </table:table-cell>
          <table:table-cell office:value-type="float" office:value="0.384133">
            <text:p>0.384133</text:p>
          </table:table-cell>
          <table:table-cell office:value-type="float" office:value="2.180442">
            <text:p>2.180442</text:p>
          </table:table-cell>
          <table:table-cell office:value-type="float" office:value="0.2463696">
            <text:p>0.2463696</text:p>
          </table:table-cell>
          <table:table-cell office:value-type="float" office:value="1.56717">
            <text:p>1.56717</text:p>
          </table:table-cell>
          <table:table-cell office:value-type="float" office:value="2.410694">
            <text:p>2.410694</text:p>
          </table:table-cell>
          <table:table-cell table:number-columns-repeated="4"/>
        </table:table-row>
        <table:table-row table:style-name="ro1">
          <table:table-cell office:value-type="float" office:value="4.699996">
            <text:p>4.699996</text:p>
          </table:table-cell>
          <table:table-cell table:formula="of:=IF([.N237]&gt;180;[.N237]-360;[.N237])" office:value-type="float" office:value="2.269476">
            <text:p>2.269476</text:p>
          </table:table-cell>
          <table:table-cell table:formula="of:=IF([.J237]&gt;180;[.J237]-360;[.J237])" office:value-type="float" office:value="0.3568545">
            <text:p>0.3568545</text:p>
          </table:table-cell>
          <table:table-cell table:formula="of:=IF([.K237]&gt;180;[.K237]-360;[.K237])" office:value-type="float" office:value="2.093595">
            <text:p>2.093595</text:p>
          </table:table-cell>
          <table:table-cell table:formula="of:=IF([.L237]&gt;180;[.L237]-360;[.L237])" office:value-type="float" office:value="-0.205300000000022">
            <text:p>-0.2053</text:p>
          </table:table-cell>
          <table:table-cell table:formula="of:=IF([.M237]&gt;180;[.M237]-360;[.M237])" office:value-type="float" office:value="1.451629">
            <text:p>1.451629</text:p>
          </table:table-cell>
          <table:table-cell table:formula="of:=IF([.N237]&gt;180;[.N237]-360;[.N237])" office:value-type="float" office:value="2.269476">
            <text:p>2.269476</text:p>
          </table:table-cell>
          <table:table-cell office:value-type="float" office:value="0">
            <text:p>0</text:p>
          </table:table-cell>
          <table:table-cell office:value-type="float" office:value="357.4329">
            <text:p>357.4329</text:p>
          </table:table-cell>
          <table:table-cell office:value-type="float" office:value="0.3568545">
            <text:p>0.3568545</text:p>
          </table:table-cell>
          <table:table-cell office:value-type="float" office:value="2.093595">
            <text:p>2.093595</text:p>
          </table:table-cell>
          <table:table-cell office:value-type="float" office:value="359.7947">
            <text:p>359.7947</text:p>
          </table:table-cell>
          <table:table-cell office:value-type="float" office:value="1.451629">
            <text:p>1.451629</text:p>
          </table:table-cell>
          <table:table-cell office:value-type="float" office:value="2.269476">
            <text:p>2.269476</text:p>
          </table:table-cell>
          <table:table-cell table:number-columns-repeated="4"/>
        </table:table-row>
        <table:table-row table:style-name="ro1">
          <table:table-cell office:value-type="float" office:value="4.719996">
            <text:p>4.719996</text:p>
          </table:table-cell>
          <table:table-cell table:formula="of:=IF([.N238]&gt;180;[.N238]-360;[.N238])" office:value-type="float" office:value="2.136901">
            <text:p>2.136901</text:p>
          </table:table-cell>
          <table:table-cell table:formula="of:=IF([.J238]&gt;180;[.J238]-360;[.J238])" office:value-type="float" office:value="0.3149905">
            <text:p>0.3149905</text:p>
          </table:table-cell>
          <table:table-cell table:formula="of:=IF([.K238]&gt;180;[.K238]-360;[.K238])" office:value-type="float" office:value="1.976861">
            <text:p>1.976861</text:p>
          </table:table-cell>
          <table:table-cell table:formula="of:=IF([.L238]&gt;180;[.L238]-360;[.L238])" office:value-type="float" office:value="-0.700800000000015">
            <text:p>-0.7008</text:p>
          </table:table-cell>
          <table:table-cell table:formula="of:=IF([.M238]&gt;180;[.M238]-360;[.M238])" office:value-type="float" office:value="1.348858">
            <text:p>1.348858</text:p>
          </table:table-cell>
          <table:table-cell table:formula="of:=IF([.N238]&gt;180;[.N238]-360;[.N238])" office:value-type="float" office:value="2.136901">
            <text:p>2.136901</text:p>
          </table:table-cell>
          <table:table-cell office:value-type="float" office:value="0">
            <text:p>0</text:p>
          </table:table-cell>
          <table:table-cell office:value-type="float" office:value="357.4417">
            <text:p>357.4417</text:p>
          </table:table-cell>
          <table:table-cell office:value-type="float" office:value="0.3149905">
            <text:p>0.3149905</text:p>
          </table:table-cell>
          <table:table-cell office:value-type="float" office:value="1.976861">
            <text:p>1.976861</text:p>
          </table:table-cell>
          <table:table-cell office:value-type="float" office:value="359.2992">
            <text:p>359.2992</text:p>
          </table:table-cell>
          <table:table-cell office:value-type="float" office:value="1.348858">
            <text:p>1.348858</text:p>
          </table:table-cell>
          <table:table-cell office:value-type="float" office:value="2.136901">
            <text:p>2.136901</text:p>
          </table:table-cell>
          <table:table-cell table:number-columns-repeated="4"/>
        </table:table-row>
        <table:table-row table:style-name="ro1">
          <table:table-cell office:value-type="float" office:value="4.739996">
            <text:p>4.739996</text:p>
          </table:table-cell>
          <table:table-cell table:formula="of:=IF([.N239]&gt;180;[.N239]-360;[.N239])" office:value-type="float" office:value="2.028911">
            <text:p>2.028911</text:p>
          </table:table-cell>
          <table:table-cell table:formula="of:=IF([.J239]&gt;180;[.J239]-360;[.J239])" office:value-type="float" office:value="0.2863931">
            <text:p>0.2863931</text:p>
          </table:table-cell>
          <table:table-cell table:formula="of:=IF([.K239]&gt;180;[.K239]-360;[.K239])" office:value-type="float" office:value="1.848289">
            <text:p>1.848289</text:p>
          </table:table-cell>
          <table:table-cell table:formula="of:=IF([.L239]&gt;180;[.L239]-360;[.L239])" office:value-type="float" office:value="-1.1395">
            <text:p>-1.1395</text:p>
          </table:table-cell>
          <table:table-cell table:formula="of:=IF([.M239]&gt;180;[.M239]-360;[.M239])" office:value-type="float" office:value="1.277505">
            <text:p>1.277505</text:p>
          </table:table-cell>
          <table:table-cell table:formula="of:=IF([.N239]&gt;180;[.N239]-360;[.N239])" office:value-type="float" office:value="2.028911">
            <text:p>2.028911</text:p>
          </table:table-cell>
          <table:table-cell office:value-type="float" office:value="0">
            <text:p>0</text:p>
          </table:table-cell>
          <table:table-cell office:value-type="float" office:value="357.3831">
            <text:p>357.3831</text:p>
          </table:table-cell>
          <table:table-cell office:value-type="float" office:value="0.2863931">
            <text:p>0.2863931</text:p>
          </table:table-cell>
          <table:table-cell office:value-type="float" office:value="1.848289">
            <text:p>1.848289</text:p>
          </table:table-cell>
          <table:table-cell office:value-type="float" office:value="358.8605">
            <text:p>358.8605</text:p>
          </table:table-cell>
          <table:table-cell office:value-type="float" office:value="1.277505">
            <text:p>1.277505</text:p>
          </table:table-cell>
          <table:table-cell office:value-type="float" office:value="2.028911">
            <text:p>2.028911</text:p>
          </table:table-cell>
          <table:table-cell table:number-columns-repeated="4"/>
        </table:table-row>
        <table:table-row table:style-name="ro1">
          <table:table-cell office:value-type="float" office:value="4.759996">
            <text:p>4.759996</text:p>
          </table:table-cell>
          <table:table-cell table:formula="of:=IF([.N240]&gt;180;[.N240]-360;[.N240])" office:value-type="float" office:value="1.951322">
            <text:p>1.951322</text:p>
          </table:table-cell>
          <table:table-cell table:formula="of:=IF([.J240]&gt;180;[.J240]-360;[.J240])" office:value-type="float" office:value="0.2752002">
            <text:p>0.2752002</text:p>
          </table:table-cell>
          <table:table-cell table:formula="of:=IF([.K240]&gt;180;[.K240]-360;[.K240])" office:value-type="float" office:value="1.734805">
            <text:p>1.734805</text:p>
          </table:table-cell>
          <table:table-cell table:formula="of:=IF([.L240]&gt;180;[.L240]-360;[.L240])" office:value-type="float" office:value="-1.4787">
            <text:p>-1.4787</text:p>
          </table:table-cell>
          <table:table-cell table:formula="of:=IF([.M240]&gt;180;[.M240]-360;[.M240])" office:value-type="float" office:value="1.267252">
            <text:p>1.267252</text:p>
          </table:table-cell>
          <table:table-cell table:formula="of:=IF([.N240]&gt;180;[.N240]-360;[.N240])" office:value-type="float" office:value="1.951322">
            <text:p>1.951322</text:p>
          </table:table-cell>
          <table:table-cell office:value-type="float" office:value="0">
            <text:p>0</text:p>
          </table:table-cell>
          <table:table-cell office:value-type="float" office:value="357.2854">
            <text:p>357.2854</text:p>
          </table:table-cell>
          <table:table-cell office:value-type="float" office:value="0.2752002">
            <text:p>0.2752002</text:p>
          </table:table-cell>
          <table:table-cell office:value-type="float" office:value="1.734805">
            <text:p>1.734805</text:p>
          </table:table-cell>
          <table:table-cell office:value-type="float" office:value="358.5213">
            <text:p>358.5213</text:p>
          </table:table-cell>
          <table:table-cell office:value-type="float" office:value="1.267252">
            <text:p>1.267252</text:p>
          </table:table-cell>
          <table:table-cell office:value-type="float" office:value="1.951322">
            <text:p>1.951322</text:p>
          </table:table-cell>
          <table:table-cell table:number-columns-repeated="4"/>
        </table:table-row>
        <table:table-row table:style-name="ro1">
          <table:table-cell office:value-type="float" office:value="4.779996">
            <text:p>4.779996</text:p>
          </table:table-cell>
          <table:table-cell table:formula="of:=IF([.N241]&gt;180;[.N241]-360;[.N241])" office:value-type="float" office:value="1.903077">
            <text:p>1.903077</text:p>
          </table:table-cell>
          <table:table-cell table:formula="of:=IF([.J241]&gt;180;[.J241]-360;[.J241])" office:value-type="float" office:value="0.2464678">
            <text:p>0.2464678</text:p>
          </table:table-cell>
          <table:table-cell table:formula="of:=IF([.K241]&gt;180;[.K241]-360;[.K241])" office:value-type="float" office:value="1.604555">
            <text:p>1.604555</text:p>
          </table:table-cell>
          <table:table-cell table:formula="of:=IF([.L241]&gt;180;[.L241]-360;[.L241])" office:value-type="float" office:value="-1.7208">
            <text:p>-1.7208</text:p>
          </table:table-cell>
          <table:table-cell table:formula="of:=IF([.M241]&gt;180;[.M241]-360;[.M241])" office:value-type="float" office:value="1.330948">
            <text:p>1.330948</text:p>
          </table:table-cell>
          <table:table-cell table:formula="of:=IF([.N241]&gt;180;[.N241]-360;[.N241])" office:value-type="float" office:value="1.903077">
            <text:p>1.903077</text:p>
          </table:table-cell>
          <table:table-cell office:value-type="float" office:value="0">
            <text:p>0</text:p>
          </table:table-cell>
          <table:table-cell office:value-type="float" office:value="357.1669">
            <text:p>357.1669</text:p>
          </table:table-cell>
          <table:table-cell office:value-type="float" office:value="0.2464678">
            <text:p>0.2464678</text:p>
          </table:table-cell>
          <table:table-cell office:value-type="float" office:value="1.604555">
            <text:p>1.604555</text:p>
          </table:table-cell>
          <table:table-cell office:value-type="float" office:value="358.2792">
            <text:p>358.2792</text:p>
          </table:table-cell>
          <table:table-cell office:value-type="float" office:value="1.330948">
            <text:p>1.330948</text:p>
          </table:table-cell>
          <table:table-cell office:value-type="float" office:value="1.903077">
            <text:p>1.903077</text:p>
          </table:table-cell>
          <table:table-cell table:number-columns-repeated="4"/>
        </table:table-row>
        <table:table-row table:style-name="ro1">
          <table:table-cell office:value-type="float" office:value="4.799996">
            <text:p>4.799996</text:p>
          </table:table-cell>
          <table:table-cell table:formula="of:=IF([.N242]&gt;180;[.N242]-360;[.N242])" office:value-type="float" office:value="1.885145">
            <text:p>1.885145</text:p>
          </table:table-cell>
          <table:table-cell table:formula="of:=IF([.J242]&gt;180;[.J242]-360;[.J242])" office:value-type="float" office:value="0.2229018">
            <text:p>0.2229018</text:p>
          </table:table-cell>
          <table:table-cell table:formula="of:=IF([.K242]&gt;180;[.K242]-360;[.K242])" office:value-type="float" office:value="1.427952">
            <text:p>1.427952</text:p>
          </table:table-cell>
          <table:table-cell table:formula="of:=IF([.L242]&gt;180;[.L242]-360;[.L242])" office:value-type="float" office:value="-1.93349999999998">
            <text:p>-1.9335</text:p>
          </table:table-cell>
          <table:table-cell table:formula="of:=IF([.M242]&gt;180;[.M242]-360;[.M242])" office:value-type="float" office:value="1.447374">
            <text:p>1.447374</text:p>
          </table:table-cell>
          <table:table-cell table:formula="of:=IF([.N242]&gt;180;[.N242]-360;[.N242])" office:value-type="float" office:value="1.885145">
            <text:p>1.885145</text:p>
          </table:table-cell>
          <table:table-cell office:value-type="float" office:value="0">
            <text:p>0</text:p>
          </table:table-cell>
          <table:table-cell office:value-type="float" office:value="357.0717">
            <text:p>357.0717</text:p>
          </table:table-cell>
          <table:table-cell office:value-type="float" office:value="0.2229018">
            <text:p>0.2229018</text:p>
          </table:table-cell>
          <table:table-cell office:value-type="float" office:value="1.427952">
            <text:p>1.427952</text:p>
          </table:table-cell>
          <table:table-cell office:value-type="float" office:value="358.0665">
            <text:p>358.0665</text:p>
          </table:table-cell>
          <table:table-cell office:value-type="float" office:value="1.447374">
            <text:p>1.447374</text:p>
          </table:table-cell>
          <table:table-cell office:value-type="float" office:value="1.885145">
            <text:p>1.885145</text:p>
          </table:table-cell>
          <table:table-cell table:number-columns-repeated="4"/>
        </table:table-row>
        <table:table-row table:style-name="ro1">
          <table:table-cell office:value-type="float" office:value="4.819996">
            <text:p>4.819996</text:p>
          </table:table-cell>
          <table:table-cell table:formula="of:=IF([.N243]&gt;180;[.N243]-360;[.N243])" office:value-type="float" office:value="1.896529">
            <text:p>1.896529</text:p>
          </table:table-cell>
          <table:table-cell table:formula="of:=IF([.J243]&gt;180;[.J243]-360;[.J243])" office:value-type="float" office:value="0.1975794">
            <text:p>0.1975794</text:p>
          </table:table-cell>
          <table:table-cell table:formula="of:=IF([.K243]&gt;180;[.K243]-360;[.K243])" office:value-type="float" office:value="1.208674">
            <text:p>1.208674</text:p>
          </table:table-cell>
          <table:table-cell table:formula="of:=IF([.L243]&gt;180;[.L243]-360;[.L243])" office:value-type="float" office:value="-2.11680000000001">
            <text:p>-2.1168</text:p>
          </table:table-cell>
          <table:table-cell table:formula="of:=IF([.M243]&gt;180;[.M243]-360;[.M243])" office:value-type="float" office:value="1.540045">
            <text:p>1.540045</text:p>
          </table:table-cell>
          <table:table-cell table:formula="of:=IF([.N243]&gt;180;[.N243]-360;[.N243])" office:value-type="float" office:value="1.896529">
            <text:p>1.896529</text:p>
          </table:table-cell>
          <table:table-cell office:value-type="float" office:value="0">
            <text:p>0</text:p>
          </table:table-cell>
          <table:table-cell office:value-type="float" office:value="356.9689">
            <text:p>356.9689</text:p>
          </table:table-cell>
          <table:table-cell office:value-type="float" office:value="0.1975794">
            <text:p>0.1975794</text:p>
          </table:table-cell>
          <table:table-cell office:value-type="float" office:value="1.208674">
            <text:p>1.208674</text:p>
          </table:table-cell>
          <table:table-cell office:value-type="float" office:value="357.8832">
            <text:p>357.8832</text:p>
          </table:table-cell>
          <table:table-cell office:value-type="float" office:value="1.540045">
            <text:p>1.540045</text:p>
          </table:table-cell>
          <table:table-cell office:value-type="float" office:value="1.896529">
            <text:p>1.896529</text:p>
          </table:table-cell>
          <table:table-cell table:number-columns-repeated="4"/>
        </table:table-row>
        <table:table-row table:style-name="ro1">
          <table:table-cell office:value-type="float" office:value="4.839996">
            <text:p>4.839996</text:p>
          </table:table-cell>
          <table:table-cell table:formula="of:=IF([.N244]&gt;180;[.N244]-360;[.N244])" office:value-type="float" office:value="1.944758">
            <text:p>1.944758</text:p>
          </table:table-cell>
          <table:table-cell table:formula="of:=IF([.J244]&gt;180;[.J244]-360;[.J244])" office:value-type="float" office:value="0.181774">
            <text:p>0.181774</text:p>
          </table:table-cell>
          <table:table-cell table:formula="of:=IF([.K244]&gt;180;[.K244]-360;[.K244])" office:value-type="float" office:value="0.9783484">
            <text:p>0.9783484</text:p>
          </table:table-cell>
          <table:table-cell table:formula="of:=IF([.L244]&gt;180;[.L244]-360;[.L244])" office:value-type="float" office:value="-2.2396">
            <text:p>-2.2396</text:p>
          </table:table-cell>
          <table:table-cell table:formula="of:=IF([.M244]&gt;180;[.M244]-360;[.M244])" office:value-type="float" office:value="1.690579">
            <text:p>1.690579</text:p>
          </table:table-cell>
          <table:table-cell table:formula="of:=IF([.N244]&gt;180;[.N244]-360;[.N244])" office:value-type="float" office:value="1.944758">
            <text:p>1.944758</text:p>
          </table:table-cell>
          <table:table-cell office:value-type="float" office:value="0">
            <text:p>0</text:p>
          </table:table-cell>
          <table:table-cell office:value-type="float" office:value="356.8578">
            <text:p>356.8578</text:p>
          </table:table-cell>
          <table:table-cell office:value-type="float" office:value="0.181774">
            <text:p>0.181774</text:p>
          </table:table-cell>
          <table:table-cell office:value-type="float" office:value="0.9783484">
            <text:p>0.9783484</text:p>
          </table:table-cell>
          <table:table-cell office:value-type="float" office:value="357.7604">
            <text:p>357.7604</text:p>
          </table:table-cell>
          <table:table-cell office:value-type="float" office:value="1.690579">
            <text:p>1.690579</text:p>
          </table:table-cell>
          <table:table-cell office:value-type="float" office:value="1.944758">
            <text:p>1.944758</text:p>
          </table:table-cell>
          <table:table-cell table:number-columns-repeated="4"/>
        </table:table-row>
        <table:table-row table:style-name="ro1">
          <table:table-cell office:value-type="float" office:value="4.859996">
            <text:p>4.859996</text:p>
          </table:table-cell>
          <table:table-cell table:formula="of:=IF([.N245]&gt;180;[.N245]-360;[.N245])" office:value-type="float" office:value="2.037609">
            <text:p>2.037609</text:p>
          </table:table-cell>
          <table:table-cell table:formula="of:=IF([.J245]&gt;180;[.J245]-360;[.J245])" office:value-type="float" office:value="0.1549761">
            <text:p>0.1549761</text:p>
          </table:table-cell>
          <table:table-cell table:formula="of:=IF([.K245]&gt;180;[.K245]-360;[.K245])" office:value-type="float" office:value="0.739153">
            <text:p>0.739153</text:p>
          </table:table-cell>
          <table:table-cell table:formula="of:=IF([.L245]&gt;180;[.L245]-360;[.L245])" office:value-type="float" office:value="-2.29419999999999">
            <text:p>-2.2942</text:p>
          </table:table-cell>
          <table:table-cell table:formula="of:=IF([.M245]&gt;180;[.M245]-360;[.M245])" office:value-type="float" office:value="1.869998">
            <text:p>1.869998</text:p>
          </table:table-cell>
          <table:table-cell table:formula="of:=IF([.N245]&gt;180;[.N245]-360;[.N245])" office:value-type="float" office:value="2.037609">
            <text:p>2.037609</text:p>
          </table:table-cell>
          <table:table-cell office:value-type="float" office:value="0">
            <text:p>0</text:p>
          </table:table-cell>
          <table:table-cell office:value-type="float" office:value="356.7521">
            <text:p>356.7521</text:p>
          </table:table-cell>
          <table:table-cell office:value-type="float" office:value="0.1549761">
            <text:p>0.1549761</text:p>
          </table:table-cell>
          <table:table-cell office:value-type="float" office:value="0.739153">
            <text:p>0.739153</text:p>
          </table:table-cell>
          <table:table-cell office:value-type="float" office:value="357.7058">
            <text:p>357.7058</text:p>
          </table:table-cell>
          <table:table-cell office:value-type="float" office:value="1.869998">
            <text:p>1.869998</text:p>
          </table:table-cell>
          <table:table-cell office:value-type="float" office:value="2.037609">
            <text:p>2.037609</text:p>
          </table:table-cell>
          <table:table-cell table:number-columns-repeated="4"/>
        </table:table-row>
        <table:table-row table:style-name="ro1">
          <table:table-cell office:value-type="float" office:value="4.879996">
            <text:p>4.879996</text:p>
          </table:table-cell>
          <table:table-cell table:formula="of:=IF([.N246]&gt;180;[.N246]-360;[.N246])" office:value-type="float" office:value="2.169384">
            <text:p>2.169384</text:p>
          </table:table-cell>
          <table:table-cell table:formula="of:=IF([.J246]&gt;180;[.J246]-360;[.J246])" office:value-type="float" office:value="0.1372372">
            <text:p>0.1372372</text:p>
          </table:table-cell>
          <table:table-cell table:formula="of:=IF([.K246]&gt;180;[.K246]-360;[.K246])" office:value-type="float" office:value="0.4974153">
            <text:p>0.4974153</text:p>
          </table:table-cell>
          <table:table-cell table:formula="of:=IF([.L246]&gt;180;[.L246]-360;[.L246])" office:value-type="float" office:value="-2.36169999999998">
            <text:p>-2.3617</text:p>
          </table:table-cell>
          <table:table-cell table:formula="of:=IF([.M246]&gt;180;[.M246]-360;[.M246])" office:value-type="float" office:value="2.034582">
            <text:p>2.034582</text:p>
          </table:table-cell>
          <table:table-cell table:formula="of:=IF([.N246]&gt;180;[.N246]-360;[.N246])" office:value-type="float" office:value="2.169384">
            <text:p>2.169384</text:p>
          </table:table-cell>
          <table:table-cell office:value-type="float" office:value="0">
            <text:p>0</text:p>
          </table:table-cell>
          <table:table-cell office:value-type="float" office:value="356.6502">
            <text:p>356.6502</text:p>
          </table:table-cell>
          <table:table-cell office:value-type="float" office:value="0.1372372">
            <text:p>0.1372372</text:p>
          </table:table-cell>
          <table:table-cell office:value-type="float" office:value="0.4974153">
            <text:p>0.4974153</text:p>
          </table:table-cell>
          <table:table-cell office:value-type="float" office:value="357.6383">
            <text:p>357.6383</text:p>
          </table:table-cell>
          <table:table-cell office:value-type="float" office:value="2.034582">
            <text:p>2.034582</text:p>
          </table:table-cell>
          <table:table-cell office:value-type="float" office:value="2.169384">
            <text:p>2.169384</text:p>
          </table:table-cell>
          <table:table-cell table:number-columns-repeated="4"/>
        </table:table-row>
        <table:table-row table:style-name="ro1">
          <table:table-cell office:value-type="float" office:value="4.899996">
            <text:p>4.899996</text:p>
          </table:table-cell>
          <table:table-cell table:formula="of:=IF([.N247]&gt;180;[.N247]-360;[.N247])" office:value-type="float" office:value="2.328893">
            <text:p>2.328893</text:p>
          </table:table-cell>
          <table:table-cell table:formula="of:=IF([.J247]&gt;180;[.J247]-360;[.J247])" office:value-type="float" office:value="0.0897546">
            <text:p>0.0897546</text:p>
          </table:table-cell>
          <table:table-cell table:formula="of:=IF([.K247]&gt;180;[.K247]-360;[.K247])" office:value-type="float" office:value="0.2914914">
            <text:p>0.2914914</text:p>
          </table:table-cell>
          <table:table-cell table:formula="of:=IF([.L247]&gt;180;[.L247]-360;[.L247])" office:value-type="float" office:value="-2.38130000000001">
            <text:p>-2.3813</text:p>
          </table:table-cell>
          <table:table-cell table:formula="of:=IF([.M247]&gt;180;[.M247]-360;[.M247])" office:value-type="float" office:value="2.130328">
            <text:p>2.130328</text:p>
          </table:table-cell>
          <table:table-cell table:formula="of:=IF([.N247]&gt;180;[.N247]-360;[.N247])" office:value-type="float" office:value="2.328893">
            <text:p>2.328893</text:p>
          </table:table-cell>
          <table:table-cell office:value-type="float" office:value="0">
            <text:p>0</text:p>
          </table:table-cell>
          <table:table-cell office:value-type="float" office:value="356.5661">
            <text:p>356.5661</text:p>
          </table:table-cell>
          <table:table-cell office:value-type="float" office:value="0.0897546">
            <text:p>0.0897546</text:p>
          </table:table-cell>
          <table:table-cell office:value-type="float" office:value="0.2914914">
            <text:p>0.2914914</text:p>
          </table:table-cell>
          <table:table-cell office:value-type="float" office:value="357.6187">
            <text:p>357.6187</text:p>
          </table:table-cell>
          <table:table-cell office:value-type="float" office:value="2.130328">
            <text:p>2.130328</text:p>
          </table:table-cell>
          <table:table-cell office:value-type="float" office:value="2.328893">
            <text:p>2.328893</text:p>
          </table:table-cell>
          <table:table-cell table:number-columns-repeated="4"/>
        </table:table-row>
        <table:table-row table:style-name="ro1">
          <table:table-cell office:value-type="float" office:value="4.919996">
            <text:p>4.919996</text:p>
          </table:table-cell>
          <table:table-cell table:formula="of:=IF([.N248]&gt;180;[.N248]-360;[.N248])" office:value-type="float" office:value="2.506885">
            <text:p>2.506885</text:p>
          </table:table-cell>
          <table:table-cell table:formula="of:=IF([.J248]&gt;180;[.J248]-360;[.J248])" office:value-type="float" office:value="0.06089301">
            <text:p>0.06089301</text:p>
          </table:table-cell>
          <table:table-cell table:formula="of:=IF([.K248]&gt;180;[.K248]-360;[.K248])" office:value-type="float" office:value="0.1183165">
            <text:p>0.1183165</text:p>
          </table:table-cell>
          <table:table-cell table:formula="of:=IF([.L248]&gt;180;[.L248]-360;[.L248])" office:value-type="float" office:value="-2.26389999999998">
            <text:p>-2.2639</text:p>
          </table:table-cell>
          <table:table-cell table:formula="of:=IF([.M248]&gt;180;[.M248]-360;[.M248])" office:value-type="float" office:value="2.139123">
            <text:p>2.139123</text:p>
          </table:table-cell>
          <table:table-cell table:formula="of:=IF([.N248]&gt;180;[.N248]-360;[.N248])" office:value-type="float" office:value="2.506885">
            <text:p>2.506885</text:p>
          </table:table-cell>
          <table:table-cell office:value-type="float" office:value="0">
            <text:p>0</text:p>
          </table:table-cell>
          <table:table-cell office:value-type="float" office:value="356.4911">
            <text:p>356.4911</text:p>
          </table:table-cell>
          <table:table-cell office:value-type="float" office:value="0.06089301">
            <text:p>0.06089301</text:p>
          </table:table-cell>
          <table:table-cell office:value-type="float" office:value="0.1183165">
            <text:p>0.1183165</text:p>
          </table:table-cell>
          <table:table-cell office:value-type="float" office:value="357.7361">
            <text:p>357.7361</text:p>
          </table:table-cell>
          <table:table-cell office:value-type="float" office:value="2.139123">
            <text:p>2.139123</text:p>
          </table:table-cell>
          <table:table-cell office:value-type="float" office:value="2.506885">
            <text:p>2.506885</text:p>
          </table:table-cell>
          <table:table-cell table:number-columns-repeated="4"/>
        </table:table-row>
        <table:table-row table:style-name="ro1">
          <table:table-cell office:value-type="float" office:value="4.939996">
            <text:p>4.939996</text:p>
          </table:table-cell>
          <table:table-cell table:formula="of:=IF([.N249]&gt;180;[.N249]-360;[.N249])" office:value-type="float" office:value="2.67381">
            <text:p>2.67381</text:p>
          </table:table-cell>
          <table:table-cell table:formula="of:=IF([.J249]&gt;180;[.J249]-360;[.J249])" office:value-type="float" office:value="0.03757761">
            <text:p>0.03757761</text:p>
          </table:table-cell>
          <table:table-cell table:formula="of:=IF([.K249]&gt;180;[.K249]-360;[.K249])" office:value-type="float" office:value="-0.0142000000000166">
            <text:p>-0.0142</text:p>
          </table:table-cell>
          <table:table-cell table:formula="of:=IF([.L249]&gt;180;[.L249]-360;[.L249])" office:value-type="float" office:value="-2.10969999999998">
            <text:p>-2.1097</text:p>
          </table:table-cell>
          <table:table-cell table:formula="of:=IF([.M249]&gt;180;[.M249]-360;[.M249])" office:value-type="float" office:value="2.057729">
            <text:p>2.057729</text:p>
          </table:table-cell>
          <table:table-cell table:formula="of:=IF([.N249]&gt;180;[.N249]-360;[.N249])" office:value-type="float" office:value="2.67381">
            <text:p>2.67381</text:p>
          </table:table-cell>
          <table:table-cell office:value-type="float" office:value="0">
            <text:p>0</text:p>
          </table:table-cell>
          <table:table-cell office:value-type="float" office:value="356.4174">
            <text:p>356.4174</text:p>
          </table:table-cell>
          <table:table-cell office:value-type="float" office:value="0.03757761">
            <text:p>0.03757761</text:p>
          </table:table-cell>
          <table:table-cell office:value-type="float" office:value="359.9858">
            <text:p>359.9858</text:p>
          </table:table-cell>
          <table:table-cell office:value-type="float" office:value="357.8903">
            <text:p>357.8903</text:p>
          </table:table-cell>
          <table:table-cell office:value-type="float" office:value="2.057729">
            <text:p>2.057729</text:p>
          </table:table-cell>
          <table:table-cell office:value-type="float" office:value="2.67381">
            <text:p>2.67381</text:p>
          </table:table-cell>
          <table:table-cell table:number-columns-repeated="4"/>
        </table:table-row>
        <table:table-row table:style-name="ro1">
          <table:table-cell office:value-type="float" office:value="4.959996">
            <text:p>4.959996</text:p>
          </table:table-cell>
          <table:table-cell table:formula="of:=IF([.N250]&gt;180;[.N250]-360;[.N250])" office:value-type="float" office:value="2.79589">
            <text:p>2.79589</text:p>
          </table:table-cell>
          <table:table-cell table:formula="of:=IF([.J250]&gt;180;[.J250]-360;[.J250])" office:value-type="float" office:value="-0.00679999999999836">
            <text:p>-0.0068</text:p>
          </table:table-cell>
          <table:table-cell table:formula="of:=IF([.K250]&gt;180;[.K250]-360;[.K250])" office:value-type="float" office:value="-0.0994999999999777">
            <text:p>-0.0995</text:p>
          </table:table-cell>
          <table:table-cell table:formula="of:=IF([.L250]&gt;180;[.L250]-360;[.L250])" office:value-type="float" office:value="-1.99000000000001">
            <text:p>-1.99</text:p>
          </table:table-cell>
          <table:table-cell table:formula="of:=IF([.M250]&gt;180;[.M250]-360;[.M250])" office:value-type="float" office:value="1.878344">
            <text:p>1.878344</text:p>
          </table:table-cell>
          <table:table-cell table:formula="of:=IF([.N250]&gt;180;[.N250]-360;[.N250])" office:value-type="float" office:value="2.79589">
            <text:p>2.79589</text:p>
          </table:table-cell>
          <table:table-cell office:value-type="float" office:value="0">
            <text:p>0</text:p>
          </table:table-cell>
          <table:table-cell office:value-type="float" office:value="356.351">
            <text:p>356.351</text:p>
          </table:table-cell>
          <table:table-cell office:value-type="float" office:value="359.9932">
            <text:p>359.9932</text:p>
          </table:table-cell>
          <table:table-cell office:value-type="float" office:value="359.9005">
            <text:p>359.9005</text:p>
          </table:table-cell>
          <table:table-cell office:value-type="float" office:value="358.01">
            <text:p>358.01</text:p>
          </table:table-cell>
          <table:table-cell office:value-type="float" office:value="1.878344">
            <text:p>1.878344</text:p>
          </table:table-cell>
          <table:table-cell office:value-type="float" office:value="2.79589">
            <text:p>2.79589</text:p>
          </table:table-cell>
          <table:table-cell table:number-columns-repeated="4"/>
        </table:table-row>
        <table:table-row table:style-name="ro1">
          <table:table-cell office:value-type="float" office:value="4.979996">
            <text:p>4.979996</text:p>
          </table:table-cell>
          <table:table-cell table:formula="of:=IF([.N251]&gt;180;[.N251]-360;[.N251])" office:value-type="float" office:value="2.885592">
            <text:p>2.885592</text:p>
          </table:table-cell>
          <table:table-cell table:formula="of:=IF([.J251]&gt;180;[.J251]-360;[.J251])" office:value-type="float" office:value="-0.0260999999999854">
            <text:p>-0.0261</text:p>
          </table:table-cell>
          <table:table-cell table:formula="of:=IF([.K251]&gt;180;[.K251]-360;[.K251])" office:value-type="float" office:value="-0.129500000000007">
            <text:p>-0.1295</text:p>
          </table:table-cell>
          <table:table-cell table:formula="of:=IF([.L251]&gt;180;[.L251]-360;[.L251])" office:value-type="float" office:value="-1.91649999999999">
            <text:p>-1.9165</text:p>
          </table:table-cell>
          <table:table-cell table:formula="of:=IF([.M251]&gt;180;[.M251]-360;[.M251])" office:value-type="float" office:value="1.60102">
            <text:p>1.60102</text:p>
          </table:table-cell>
          <table:table-cell table:formula="of:=IF([.N251]&gt;180;[.N251]-360;[.N251])" office:value-type="float" office:value="2.885592">
            <text:p>2.885592</text:p>
          </table:table-cell>
          <table:table-cell office:value-type="float" office:value="0">
            <text:p>0</text:p>
          </table:table-cell>
          <table:table-cell office:value-type="float" office:value="356.2928">
            <text:p>356.2928</text:p>
          </table:table-cell>
          <table:table-cell office:value-type="float" office:value="359.9739">
            <text:p>359.9739</text:p>
          </table:table-cell>
          <table:table-cell office:value-type="float" office:value="359.8705">
            <text:p>359.8705</text:p>
          </table:table-cell>
          <table:table-cell office:value-type="float" office:value="358.0835">
            <text:p>358.0835</text:p>
          </table:table-cell>
          <table:table-cell office:value-type="float" office:value="1.60102">
            <text:p>1.60102</text:p>
          </table:table-cell>
          <table:table-cell office:value-type="float" office:value="2.885592">
            <text:p>2.885592</text:p>
          </table:table-cell>
          <table:table-cell table:number-columns-repeated="4"/>
        </table:table-row>
        <table:table-row table:style-name="ro1">
          <table:table-cell office:value-type="float" office:value="4.999996">
            <text:p>4.999996</text:p>
          </table:table-cell>
          <table:table-cell table:formula="of:=IF([.N252]&gt;180;[.N252]-360;[.N252])" office:value-type="float" office:value="2.98167">
            <text:p>2.98167</text:p>
          </table:table-cell>
          <table:table-cell table:formula="of:=IF([.J252]&gt;180;[.J252]-360;[.J252])" office:value-type="float" office:value="-0.0774000000000115">
            <text:p>-0.0774</text:p>
          </table:table-cell>
          <table:table-cell table:formula="of:=IF([.K252]&gt;180;[.K252]-360;[.K252])" office:value-type="float" office:value="-0.103999999999985">
            <text:p>-0.104</text:p>
          </table:table-cell>
          <table:table-cell table:formula="of:=IF([.L252]&gt;180;[.L252]-360;[.L252])" office:value-type="float" office:value="-1.8415">
            <text:p>-1.8415</text:p>
          </table:table-cell>
          <table:table-cell table:formula="of:=IF([.M252]&gt;180;[.M252]-360;[.M252])" office:value-type="float" office:value="1.313506">
            <text:p>1.313506</text:p>
          </table:table-cell>
          <table:table-cell table:formula="of:=IF([.N252]&gt;180;[.N252]-360;[.N252])" office:value-type="float" office:value="2.98167">
            <text:p>2.98167</text:p>
          </table:table-cell>
          <table:table-cell office:value-type="float" office:value="0">
            <text:p>0</text:p>
          </table:table-cell>
          <table:table-cell office:value-type="float" office:value="356.2572">
            <text:p>356.2572</text:p>
          </table:table-cell>
          <table:table-cell office:value-type="float" office:value="359.9226">
            <text:p>359.9226</text:p>
          </table:table-cell>
          <table:table-cell office:value-type="float" office:value="359.896">
            <text:p>359.896</text:p>
          </table:table-cell>
          <table:table-cell office:value-type="float" office:value="358.1585">
            <text:p>358.1585</text:p>
          </table:table-cell>
          <table:table-cell office:value-type="float" office:value="1.313506">
            <text:p>1.313506</text:p>
          </table:table-cell>
          <table:table-cell office:value-type="float" office:value="2.98167">
            <text:p>2.98167</text:p>
          </table:table-cell>
          <table:table-cell table:number-columns-repeated="4"/>
        </table:table-row>
        <table:table-row table:style-name="ro1">
          <table:table-cell office:value-type="float" office:value="5.019996">
            <text:p>5.019996</text:p>
          </table:table-cell>
          <table:table-cell table:formula="of:=IF([.N253]&gt;180;[.N253]-360;[.N253])" office:value-type="float" office:value="3.101509">
            <text:p>3.101509</text:p>
          </table:table-cell>
          <table:table-cell table:formula="of:=IF([.J253]&gt;180;[.J253]-360;[.J253])" office:value-type="float" office:value="-0.110500000000002">
            <text:p>-0.1105</text:p>
          </table:table-cell>
          <table:table-cell table:formula="of:=IF([.K253]&gt;180;[.K253]-360;[.K253])" office:value-type="float" office:value="-0.0369000000000028">
            <text:p>-0.0369</text:p>
          </table:table-cell>
          <table:table-cell table:formula="of:=IF([.L253]&gt;180;[.L253]-360;[.L253])" office:value-type="float" office:value="-1.7165">
            <text:p>-1.7165</text:p>
          </table:table-cell>
          <table:table-cell table:formula="of:=IF([.M253]&gt;180;[.M253]-360;[.M253])" office:value-type="float" office:value="1.065363">
            <text:p>1.065363</text:p>
          </table:table-cell>
          <table:table-cell table:formula="of:=IF([.N253]&gt;180;[.N253]-360;[.N253])" office:value-type="float" office:value="3.101509">
            <text:p>3.101509</text:p>
          </table:table-cell>
          <table:table-cell office:value-type="float" office:value="0">
            <text:p>0</text:p>
          </table:table-cell>
          <table:table-cell office:value-type="float" office:value="356.2226">
            <text:p>356.2226</text:p>
          </table:table-cell>
          <table:table-cell office:value-type="float" office:value="359.8895">
            <text:p>359.8895</text:p>
          </table:table-cell>
          <table:table-cell office:value-type="float" office:value="359.9631">
            <text:p>359.9631</text:p>
          </table:table-cell>
          <table:table-cell office:value-type="float" office:value="358.2835">
            <text:p>358.2835</text:p>
          </table:table-cell>
          <table:table-cell office:value-type="float" office:value="1.065363">
            <text:p>1.065363</text:p>
          </table:table-cell>
          <table:table-cell office:value-type="float" office:value="3.101509">
            <text:p>3.101509</text:p>
          </table:table-cell>
          <table:table-cell table:number-columns-repeated="4"/>
        </table:table-row>
        <table:table-row table:style-name="ro1">
          <table:table-cell office:value-type="float" office:value="5.039996">
            <text:p>5.039996</text:p>
          </table:table-cell>
          <table:table-cell table:formula="of:=IF([.N254]&gt;180;[.N254]-360;[.N254])" office:value-type="float" office:value="3.226573">
            <text:p>3.226573</text:p>
          </table:table-cell>
          <table:table-cell table:formula="of:=IF([.J254]&gt;180;[.J254]-360;[.J254])" office:value-type="float" office:value="-0.15440000000001">
            <text:p>-0.1544</text:p>
          </table:table-cell>
          <table:table-cell table:formula="of:=IF([.K254]&gt;180;[.K254]-360;[.K254])" office:value-type="float" office:value="0.05186156">
            <text:p>0.05186156</text:p>
          </table:table-cell>
          <table:table-cell table:formula="of:=IF([.L254]&gt;180;[.L254]-360;[.L254])" office:value-type="float" office:value="-1.48689999999999">
            <text:p>-1.4869</text:p>
          </table:table-cell>
          <table:table-cell table:formula="of:=IF([.M254]&gt;180;[.M254]-360;[.M254])" office:value-type="float" office:value="0.8882233">
            <text:p>0.8882233</text:p>
          </table:table-cell>
          <table:table-cell table:formula="of:=IF([.N254]&gt;180;[.N254]-360;[.N254])" office:value-type="float" office:value="3.226573">
            <text:p>3.226573</text:p>
          </table:table-cell>
          <table:table-cell office:value-type="float" office:value="0">
            <text:p>0</text:p>
          </table:table-cell>
          <table:table-cell office:value-type="float" office:value="356.2056">
            <text:p>356.2056</text:p>
          </table:table-cell>
          <table:table-cell office:value-type="float" office:value="359.8456">
            <text:p>359.8456</text:p>
          </table:table-cell>
          <table:table-cell office:value-type="float" office:value="0.05186156">
            <text:p>0.05186156</text:p>
          </table:table-cell>
          <table:table-cell office:value-type="float" office:value="358.5131">
            <text:p>358.5131</text:p>
          </table:table-cell>
          <table:table-cell office:value-type="float" office:value="0.8882233">
            <text:p>0.8882233</text:p>
          </table:table-cell>
          <table:table-cell office:value-type="float" office:value="3.226573">
            <text:p>3.226573</text:p>
          </table:table-cell>
          <table:table-cell table:number-columns-repeated="4"/>
        </table:table-row>
        <table:table-row table:style-name="ro1">
          <table:table-cell office:value-type="float" office:value="5.059996">
            <text:p>5.059996</text:p>
          </table:table-cell>
          <table:table-cell table:formula="of:=IF([.N255]&gt;180;[.N255]-360;[.N255])" office:value-type="float" office:value="3.330888">
            <text:p>3.330888</text:p>
          </table:table-cell>
          <table:table-cell table:formula="of:=IF([.J255]&gt;180;[.J255]-360;[.J255])" office:value-type="float" office:value="-0.177399999999977">
            <text:p>-0.1774</text:p>
          </table:table-cell>
          <table:table-cell table:formula="of:=IF([.K255]&gt;180;[.K255]-360;[.K255])" office:value-type="float" office:value="0.1356048">
            <text:p>0.1356048</text:p>
          </table:table-cell>
          <table:table-cell table:formula="of:=IF([.L255]&gt;180;[.L255]-360;[.L255])" office:value-type="float" office:value="-1.2122">
            <text:p>-1.2122</text:p>
          </table:table-cell>
          <table:table-cell table:formula="of:=IF([.M255]&gt;180;[.M255]-360;[.M255])" office:value-type="float" office:value="0.8001071">
            <text:p>0.8001071</text:p>
          </table:table-cell>
          <table:table-cell table:formula="of:=IF([.N255]&gt;180;[.N255]-360;[.N255])" office:value-type="float" office:value="3.330888">
            <text:p>3.330888</text:p>
          </table:table-cell>
          <table:table-cell office:value-type="float" office:value="0">
            <text:p>0</text:p>
          </table:table-cell>
          <table:table-cell office:value-type="float" office:value="356.2224">
            <text:p>356.2224</text:p>
          </table:table-cell>
          <table:table-cell office:value-type="float" office:value="359.8226">
            <text:p>359.8226</text:p>
          </table:table-cell>
          <table:table-cell office:value-type="float" office:value="0.1356048">
            <text:p>0.1356048</text:p>
          </table:table-cell>
          <table:table-cell office:value-type="float" office:value="358.7878">
            <text:p>358.7878</text:p>
          </table:table-cell>
          <table:table-cell office:value-type="float" office:value="0.8001071">
            <text:p>0.8001071</text:p>
          </table:table-cell>
          <table:table-cell office:value-type="float" office:value="3.330888">
            <text:p>3.330888</text:p>
          </table:table-cell>
          <table:table-cell table:number-columns-repeated="4"/>
        </table:table-row>
        <table:table-row table:style-name="ro1">
          <table:table-cell office:value-type="float" office:value="5.079996">
            <text:p>5.079996</text:p>
          </table:table-cell>
          <table:table-cell table:formula="of:=IF([.N256]&gt;180;[.N256]-360;[.N256])" office:value-type="float" office:value="3.41822">
            <text:p>3.41822</text:p>
          </table:table-cell>
          <table:table-cell table:formula="of:=IF([.J256]&gt;180;[.J256]-360;[.J256])" office:value-type="float" office:value="-0.20780000000002">
            <text:p>-0.2078</text:p>
          </table:table-cell>
          <table:table-cell table:formula="of:=IF([.K256]&gt;180;[.K256]-360;[.K256])" office:value-type="float" office:value="0.2184032">
            <text:p>0.2184032</text:p>
          </table:table-cell>
          <table:table-cell table:formula="of:=IF([.L256]&gt;180;[.L256]-360;[.L256])" office:value-type="float" office:value="-0.90440000000001">
            <text:p>-0.9044</text:p>
          </table:table-cell>
          <table:table-cell table:formula="of:=IF([.M256]&gt;180;[.M256]-360;[.M256])" office:value-type="float" office:value="0.8138196">
            <text:p>0.8138196</text:p>
          </table:table-cell>
          <table:table-cell table:formula="of:=IF([.N256]&gt;180;[.N256]-360;[.N256])" office:value-type="float" office:value="3.41822">
            <text:p>3.41822</text:p>
          </table:table-cell>
          <table:table-cell office:value-type="float" office:value="0">
            <text:p>0</text:p>
          </table:table-cell>
          <table:table-cell office:value-type="float" office:value="356.2593">
            <text:p>356.2593</text:p>
          </table:table-cell>
          <table:table-cell office:value-type="float" office:value="359.7922">
            <text:p>359.7922</text:p>
          </table:table-cell>
          <table:table-cell office:value-type="float" office:value="0.2184032">
            <text:p>0.2184032</text:p>
          </table:table-cell>
          <table:table-cell office:value-type="float" office:value="359.0956">
            <text:p>359.0956</text:p>
          </table:table-cell>
          <table:table-cell office:value-type="float" office:value="0.8138196">
            <text:p>0.8138196</text:p>
          </table:table-cell>
          <table:table-cell office:value-type="float" office:value="3.41822">
            <text:p>3.41822</text:p>
          </table:table-cell>
          <table:table-cell table:number-columns-repeated="4"/>
        </table:table-row>
        <table:table-row table:style-name="ro1">
          <table:table-cell office:value-type="float" office:value="5.099996">
            <text:p>5.099996</text:p>
          </table:table-cell>
          <table:table-cell table:formula="of:=IF([.N257]&gt;180;[.N257]-360;[.N257])" office:value-type="float" office:value="3.488546">
            <text:p>3.488546</text:p>
          </table:table-cell>
          <table:table-cell table:formula="of:=IF([.J257]&gt;180;[.J257]-360;[.J257])" office:value-type="float" office:value="-0.206999999999994">
            <text:p>-0.207</text:p>
          </table:table-cell>
          <table:table-cell table:formula="of:=IF([.K257]&gt;180;[.K257]-360;[.K257])" office:value-type="float" office:value="0.3113365">
            <text:p>0.3113365</text:p>
          </table:table-cell>
          <table:table-cell table:formula="of:=IF([.L257]&gt;180;[.L257]-360;[.L257])" office:value-type="float" office:value="-0.617200000000025">
            <text:p>-0.6172</text:p>
          </table:table-cell>
          <table:table-cell table:formula="of:=IF([.M257]&gt;180;[.M257]-360;[.M257])" office:value-type="float" office:value="0.876721">
            <text:p>0.876721</text:p>
          </table:table-cell>
          <table:table-cell table:formula="of:=IF([.N257]&gt;180;[.N257]-360;[.N257])" office:value-type="float" office:value="3.488546">
            <text:p>3.488546</text:p>
          </table:table-cell>
          <table:table-cell office:value-type="float" office:value="0">
            <text:p>0</text:p>
          </table:table-cell>
          <table:table-cell office:value-type="float" office:value="356.3202">
            <text:p>356.3202</text:p>
          </table:table-cell>
          <table:table-cell office:value-type="float" office:value="359.793">
            <text:p>359.793</text:p>
          </table:table-cell>
          <table:table-cell office:value-type="float" office:value="0.3113365">
            <text:p>0.3113365</text:p>
          </table:table-cell>
          <table:table-cell office:value-type="float" office:value="359.3828">
            <text:p>359.3828</text:p>
          </table:table-cell>
          <table:table-cell office:value-type="float" office:value="0.876721">
            <text:p>0.876721</text:p>
          </table:table-cell>
          <table:table-cell office:value-type="float" office:value="3.488546">
            <text:p>3.488546</text:p>
          </table:table-cell>
          <table:table-cell table:number-columns-repeated="4"/>
        </table:table-row>
        <table:table-row table:style-name="ro1">
          <table:table-cell office:value-type="float" office:value="5.119996">
            <text:p>5.119996</text:p>
          </table:table-cell>
          <table:table-cell table:formula="of:=IF([.N258]&gt;180;[.N258]-360;[.N258])" office:value-type="float" office:value="3.525069">
            <text:p>3.525069</text:p>
          </table:table-cell>
          <table:table-cell table:formula="of:=IF([.J258]&gt;180;[.J258]-360;[.J258])" office:value-type="float" office:value="-0.2303">
            <text:p>-0.2303</text:p>
          </table:table-cell>
          <table:table-cell table:formula="of:=IF([.K258]&gt;180;[.K258]-360;[.K258])" office:value-type="float" office:value="0.4316858">
            <text:p>0.4316858</text:p>
          </table:table-cell>
          <table:table-cell table:formula="of:=IF([.L258]&gt;180;[.L258]-360;[.L258])" office:value-type="float" office:value="-0.330199999999991">
            <text:p>-0.3302</text:p>
          </table:table-cell>
          <table:table-cell table:formula="of:=IF([.M258]&gt;180;[.M258]-360;[.M258])" office:value-type="float" office:value="0.9833125">
            <text:p>0.9833125</text:p>
          </table:table-cell>
          <table:table-cell table:formula="of:=IF([.N258]&gt;180;[.N258]-360;[.N258])" office:value-type="float" office:value="3.525069">
            <text:p>3.525069</text:p>
          </table:table-cell>
          <table:table-cell office:value-type="float" office:value="0">
            <text:p>0</text:p>
          </table:table-cell>
          <table:table-cell office:value-type="float" office:value="356.4004">
            <text:p>356.4004</text:p>
          </table:table-cell>
          <table:table-cell office:value-type="float" office:value="359.7697">
            <text:p>359.7697</text:p>
          </table:table-cell>
          <table:table-cell office:value-type="float" office:value="0.4316858">
            <text:p>0.4316858</text:p>
          </table:table-cell>
          <table:table-cell office:value-type="float" office:value="359.6698">
            <text:p>359.6698</text:p>
          </table:table-cell>
          <table:table-cell office:value-type="float" office:value="0.9833125">
            <text:p>0.9833125</text:p>
          </table:table-cell>
          <table:table-cell office:value-type="float" office:value="3.525069">
            <text:p>3.525069</text:p>
          </table:table-cell>
          <table:table-cell table:number-columns-repeated="4"/>
        </table:table-row>
        <table:table-row table:style-name="ro1">
          <table:table-cell office:value-type="float" office:value="5.139996">
            <text:p>5.139996</text:p>
          </table:table-cell>
          <table:table-cell table:formula="of:=IF([.N259]&gt;180;[.N259]-360;[.N259])" office:value-type="float" office:value="3.520698">
            <text:p>3.520698</text:p>
          </table:table-cell>
          <table:table-cell table:formula="of:=IF([.J259]&gt;180;[.J259]-360;[.J259])" office:value-type="float" office:value="-0.229499999999973">
            <text:p>-0.2295</text:p>
          </table:table-cell>
          <table:table-cell table:formula="of:=IF([.K259]&gt;180;[.K259]-360;[.K259])" office:value-type="float" office:value="0.5872308">
            <text:p>0.5872308</text:p>
          </table:table-cell>
          <table:table-cell table:formula="of:=IF([.L259]&gt;180;[.L259]-360;[.L259])" office:value-type="float" office:value="0.005472041">
            <text:p>0.005472041</text:p>
          </table:table-cell>
          <table:table-cell table:formula="of:=IF([.M259]&gt;180;[.M259]-360;[.M259])" office:value-type="float" office:value="1.188867">
            <text:p>1.188867</text:p>
          </table:table-cell>
          <table:table-cell table:formula="of:=IF([.N259]&gt;180;[.N259]-360;[.N259])" office:value-type="float" office:value="3.520698">
            <text:p>3.520698</text:p>
          </table:table-cell>
          <table:table-cell office:value-type="float" office:value="0">
            <text:p>0</text:p>
          </table:table-cell>
          <table:table-cell office:value-type="float" office:value="356.4832">
            <text:p>356.4832</text:p>
          </table:table-cell>
          <table:table-cell office:value-type="float" office:value="359.7705">
            <text:p>359.7705</text:p>
          </table:table-cell>
          <table:table-cell office:value-type="float" office:value="0.5872308">
            <text:p>0.5872308</text:p>
          </table:table-cell>
          <table:table-cell office:value-type="float" office:value="0.005472041">
            <text:p>0.005472041</text:p>
          </table:table-cell>
          <table:table-cell office:value-type="float" office:value="1.188867">
            <text:p>1.188867</text:p>
          </table:table-cell>
          <table:table-cell office:value-type="float" office:value="3.520698">
            <text:p>3.520698</text:p>
          </table:table-cell>
          <table:table-cell table:number-columns-repeated="4"/>
        </table:table-row>
        <table:table-row table:style-name="ro1">
          <table:table-cell office:value-type="float" office:value="5.159996">
            <text:p>5.159996</text:p>
          </table:table-cell>
          <table:table-cell table:formula="of:=IF([.N260]&gt;180;[.N260]-360;[.N260])" office:value-type="float" office:value="3.462755">
            <text:p>3.462755</text:p>
          </table:table-cell>
          <table:table-cell table:formula="of:=IF([.J260]&gt;180;[.J260]-360;[.J260])" office:value-type="float" office:value="-0.242200000000025">
            <text:p>-0.2422</text:p>
          </table:table-cell>
          <table:table-cell table:formula="of:=IF([.K260]&gt;180;[.K260]-360;[.K260])" office:value-type="float" office:value="0.7666736">
            <text:p>0.7666736</text:p>
          </table:table-cell>
          <table:table-cell table:formula="of:=IF([.L260]&gt;180;[.L260]-360;[.L260])" office:value-type="float" office:value="0.3420355">
            <text:p>0.3420355</text:p>
          </table:table-cell>
          <table:table-cell table:formula="of:=IF([.M260]&gt;180;[.M260]-360;[.M260])" office:value-type="float" office:value="1.478144">
            <text:p>1.478144</text:p>
          </table:table-cell>
          <table:table-cell table:formula="of:=IF([.N260]&gt;180;[.N260]-360;[.N260])" office:value-type="float" office:value="3.462755">
            <text:p>3.462755</text:p>
          </table:table-cell>
          <table:table-cell office:value-type="float" office:value="0">
            <text:p>0</text:p>
          </table:table-cell>
          <table:table-cell office:value-type="float" office:value="356.5734">
            <text:p>356.5734</text:p>
          </table:table-cell>
          <table:table-cell office:value-type="float" office:value="359.7578">
            <text:p>359.7578</text:p>
          </table:table-cell>
          <table:table-cell office:value-type="float" office:value="0.7666736">
            <text:p>0.7666736</text:p>
          </table:table-cell>
          <table:table-cell office:value-type="float" office:value="0.3420355">
            <text:p>0.3420355</text:p>
          </table:table-cell>
          <table:table-cell office:value-type="float" office:value="1.478144">
            <text:p>1.478144</text:p>
          </table:table-cell>
          <table:table-cell office:value-type="float" office:value="3.462755">
            <text:p>3.462755</text:p>
          </table:table-cell>
          <table:table-cell table:number-columns-repeated="4"/>
        </table:table-row>
        <table:table-row table:style-name="ro1">
          <table:table-cell office:value-type="float" office:value="5.179996">
            <text:p>5.179996</text:p>
          </table:table-cell>
          <table:table-cell table:formula="of:=IF([.N261]&gt;180;[.N261]-360;[.N261])" office:value-type="float" office:value="3.363909">
            <text:p>3.363909</text:p>
          </table:table-cell>
          <table:table-cell table:formula="of:=IF([.J261]&gt;180;[.J261]-360;[.J261])" office:value-type="float" office:value="-0.218900000000019">
            <text:p>-0.2189</text:p>
          </table:table-cell>
          <table:table-cell table:formula="of:=IF([.K261]&gt;180;[.K261]-360;[.K261])" office:value-type="float" office:value="0.9701244">
            <text:p>0.9701244</text:p>
          </table:table-cell>
          <table:table-cell table:formula="of:=IF([.L261]&gt;180;[.L261]-360;[.L261])" office:value-type="float" office:value="0.6710871">
            <text:p>0.6710871</text:p>
          </table:table-cell>
          <table:table-cell table:formula="of:=IF([.M261]&gt;180;[.M261]-360;[.M261])" office:value-type="float" office:value="1.80132">
            <text:p>1.80132</text:p>
          </table:table-cell>
          <table:table-cell table:formula="of:=IF([.N261]&gt;180;[.N261]-360;[.N261])" office:value-type="float" office:value="3.363909">
            <text:p>3.363909</text:p>
          </table:table-cell>
          <table:table-cell office:value-type="float" office:value="0">
            <text:p>0</text:p>
          </table:table-cell>
          <table:table-cell office:value-type="float" office:value="356.6828">
            <text:p>356.6828</text:p>
          </table:table-cell>
          <table:table-cell office:value-type="float" office:value="359.7811">
            <text:p>359.7811</text:p>
          </table:table-cell>
          <table:table-cell office:value-type="float" office:value="0.9701244">
            <text:p>0.9701244</text:p>
          </table:table-cell>
          <table:table-cell office:value-type="float" office:value="0.6710871">
            <text:p>0.6710871</text:p>
          </table:table-cell>
          <table:table-cell office:value-type="float" office:value="1.80132">
            <text:p>1.80132</text:p>
          </table:table-cell>
          <table:table-cell office:value-type="float" office:value="3.363909">
            <text:p>3.363909</text:p>
          </table:table-cell>
          <table:table-cell table:number-columns-repeated="4"/>
        </table:table-row>
        <table:table-row table:style-name="ro1">
          <table:table-cell office:value-type="float" office:value="5.199996">
            <text:p>5.199996</text:p>
          </table:table-cell>
          <table:table-cell table:formula="of:=IF([.N262]&gt;180;[.N262]-360;[.N262])" office:value-type="float" office:value="3.222637">
            <text:p>3.222637</text:p>
          </table:table-cell>
          <table:table-cell table:formula="of:=IF([.J262]&gt;180;[.J262]-360;[.J262])" office:value-type="float" office:value="-0.206099999999992">
            <text:p>-0.2061</text:p>
          </table:table-cell>
          <table:table-cell table:formula="of:=IF([.K262]&gt;180;[.K262]-360;[.K262])" office:value-type="float" office:value="1.177587">
            <text:p>1.177587</text:p>
          </table:table-cell>
          <table:table-cell table:formula="of:=IF([.L262]&gt;180;[.L262]-360;[.L262])" office:value-type="float" office:value="0.9457688">
            <text:p>0.9457688</text:p>
          </table:table-cell>
          <table:table-cell table:formula="of:=IF([.M262]&gt;180;[.M262]-360;[.M262])" office:value-type="float" office:value="2.088789">
            <text:p>2.088789</text:p>
          </table:table-cell>
          <table:table-cell table:formula="of:=IF([.N262]&gt;180;[.N262]-360;[.N262])" office:value-type="float" office:value="3.222637">
            <text:p>3.222637</text:p>
          </table:table-cell>
          <table:table-cell office:value-type="float" office:value="0">
            <text:p>0</text:p>
          </table:table-cell>
          <table:table-cell office:value-type="float" office:value="356.8159">
            <text:p>356.8159</text:p>
          </table:table-cell>
          <table:table-cell office:value-type="float" office:value="359.7939">
            <text:p>359.7939</text:p>
          </table:table-cell>
          <table:table-cell office:value-type="float" office:value="1.177587">
            <text:p>1.177587</text:p>
          </table:table-cell>
          <table:table-cell office:value-type="float" office:value="0.9457688">
            <text:p>0.9457688</text:p>
          </table:table-cell>
          <table:table-cell office:value-type="float" office:value="2.088789">
            <text:p>2.088789</text:p>
          </table:table-cell>
          <table:table-cell office:value-type="float" office:value="3.222637">
            <text:p>3.222637</text:p>
          </table:table-cell>
          <table:table-cell table:number-columns-repeated="4"/>
        </table:table-row>
        <table:table-row table:style-name="ro1">
          <table:table-cell office:value-type="float" office:value="5.219996">
            <text:p>5.219996</text:p>
          </table:table-cell>
          <table:table-cell table:formula="of:=IF([.N263]&gt;180;[.N263]-360;[.N263])" office:value-type="float" office:value="3.042228">
            <text:p>3.042228</text:p>
          </table:table-cell>
          <table:table-cell table:formula="of:=IF([.J263]&gt;180;[.J263]-360;[.J263])" office:value-type="float" office:value="-0.158900000000017">
            <text:p>-0.1589</text:p>
          </table:table-cell>
          <table:table-cell table:formula="of:=IF([.K263]&gt;180;[.K263]-360;[.K263])" office:value-type="float" office:value="1.376551">
            <text:p>1.376551</text:p>
          </table:table-cell>
          <table:table-cell table:formula="of:=IF([.L263]&gt;180;[.L263]-360;[.L263])" office:value-type="float" office:value="1.108587">
            <text:p>1.108587</text:p>
          </table:table-cell>
          <table:table-cell table:formula="of:=IF([.M263]&gt;180;[.M263]-360;[.M263])" office:value-type="float" office:value="2.31293">
            <text:p>2.31293</text:p>
          </table:table-cell>
          <table:table-cell table:formula="of:=IF([.N263]&gt;180;[.N263]-360;[.N263])" office:value-type="float" office:value="3.042228">
            <text:p>3.042228</text:p>
          </table:table-cell>
          <table:table-cell office:value-type="float" office:value="0">
            <text:p>0</text:p>
          </table:table-cell>
          <table:table-cell office:value-type="float" office:value="356.9458">
            <text:p>356.9458</text:p>
          </table:table-cell>
          <table:table-cell office:value-type="float" office:value="359.8411">
            <text:p>359.8411</text:p>
          </table:table-cell>
          <table:table-cell office:value-type="float" office:value="1.376551">
            <text:p>1.376551</text:p>
          </table:table-cell>
          <table:table-cell office:value-type="float" office:value="1.108587">
            <text:p>1.108587</text:p>
          </table:table-cell>
          <table:table-cell office:value-type="float" office:value="2.31293">
            <text:p>2.31293</text:p>
          </table:table-cell>
          <table:table-cell office:value-type="float" office:value="3.042228">
            <text:p>3.042228</text:p>
          </table:table-cell>
          <table:table-cell table:number-columns-repeated="4"/>
        </table:table-row>
        <table:table-row table:style-name="ro1">
          <table:table-cell office:value-type="float" office:value="5.239996">
            <text:p>5.239996</text:p>
          </table:table-cell>
          <table:table-cell table:formula="of:=IF([.N264]&gt;180;[.N264]-360;[.N264])" office:value-type="float" office:value="2.84035">
            <text:p>2.84035</text:p>
          </table:table-cell>
          <table:table-cell table:formula="of:=IF([.J264]&gt;180;[.J264]-360;[.J264])" office:value-type="float" office:value="-0.110700000000008">
            <text:p>-0.1107</text:p>
          </table:table-cell>
          <table:table-cell table:formula="of:=IF([.K264]&gt;180;[.K264]-360;[.K264])" office:value-type="float" office:value="1.560509">
            <text:p>1.560509</text:p>
          </table:table-cell>
          <table:table-cell table:formula="of:=IF([.L264]&gt;180;[.L264]-360;[.L264])" office:value-type="float" office:value="1.187444">
            <text:p>1.187444</text:p>
          </table:table-cell>
          <table:table-cell table:formula="of:=IF([.M264]&gt;180;[.M264]-360;[.M264])" office:value-type="float" office:value="2.47942">
            <text:p>2.47942</text:p>
          </table:table-cell>
          <table:table-cell table:formula="of:=IF([.N264]&gt;180;[.N264]-360;[.N264])" office:value-type="float" office:value="2.84035">
            <text:p>2.84035</text:p>
          </table:table-cell>
          <table:table-cell office:value-type="float" office:value="0">
            <text:p>0</text:p>
          </table:table-cell>
          <table:table-cell office:value-type="float" office:value="357.0669">
            <text:p>357.0669</text:p>
          </table:table-cell>
          <table:table-cell office:value-type="float" office:value="359.8893">
            <text:p>359.8893</text:p>
          </table:table-cell>
          <table:table-cell office:value-type="float" office:value="1.560509">
            <text:p>1.560509</text:p>
          </table:table-cell>
          <table:table-cell office:value-type="float" office:value="1.187444">
            <text:p>1.187444</text:p>
          </table:table-cell>
          <table:table-cell office:value-type="float" office:value="2.47942">
            <text:p>2.47942</text:p>
          </table:table-cell>
          <table:table-cell office:value-type="float" office:value="2.84035">
            <text:p>2.84035</text:p>
          </table:table-cell>
          <table:table-cell table:number-columns-repeated="4"/>
        </table:table-row>
        <table:table-row table:style-name="ro1">
          <table:table-cell office:value-type="float" office:value="5.259996">
            <text:p>5.259996</text:p>
          </table:table-cell>
          <table:table-cell table:formula="of:=IF([.N265]&gt;180;[.N265]-360;[.N265])" office:value-type="float" office:value="2.621766">
            <text:p>2.621766</text:p>
          </table:table-cell>
          <table:table-cell table:formula="of:=IF([.J265]&gt;180;[.J265]-360;[.J265])" office:value-type="float" office:value="-0.0844000000000165">
            <text:p>-0.0844</text:p>
          </table:table-cell>
          <table:table-cell table:formula="of:=IF([.K265]&gt;180;[.K265]-360;[.K265])" office:value-type="float" office:value="1.718604">
            <text:p>1.718604</text:p>
          </table:table-cell>
          <table:table-cell table:formula="of:=IF([.L265]&gt;180;[.L265]-360;[.L265])" office:value-type="float" office:value="1.203364">
            <text:p>1.203364</text:p>
          </table:table-cell>
          <table:table-cell table:formula="of:=IF([.M265]&gt;180;[.M265]-360;[.M265])" office:value-type="float" office:value="2.594936">
            <text:p>2.594936</text:p>
          </table:table-cell>
          <table:table-cell table:formula="of:=IF([.N265]&gt;180;[.N265]-360;[.N265])" office:value-type="float" office:value="2.621766">
            <text:p>2.621766</text:p>
          </table:table-cell>
          <table:table-cell office:value-type="float" office:value="0">
            <text:p>0</text:p>
          </table:table-cell>
          <table:table-cell office:value-type="float" office:value="357.1755">
            <text:p>357.1755</text:p>
          </table:table-cell>
          <table:table-cell office:value-type="float" office:value="359.9156">
            <text:p>359.9156</text:p>
          </table:table-cell>
          <table:table-cell office:value-type="float" office:value="1.718604">
            <text:p>1.718604</text:p>
          </table:table-cell>
          <table:table-cell office:value-type="float" office:value="1.203364">
            <text:p>1.203364</text:p>
          </table:table-cell>
          <table:table-cell office:value-type="float" office:value="2.594936">
            <text:p>2.594936</text:p>
          </table:table-cell>
          <table:table-cell office:value-type="float" office:value="2.621766">
            <text:p>2.621766</text:p>
          </table:table-cell>
          <table:table-cell table:number-columns-repeated="4"/>
        </table:table-row>
        <table:table-row table:style-name="ro1">
          <table:table-cell office:value-type="float" office:value="5.279996">
            <text:p>5.279996</text:p>
          </table:table-cell>
          <table:table-cell table:formula="of:=IF([.N266]&gt;180;[.N266]-360;[.N266])" office:value-type="float" office:value="2.399719">
            <text:p>2.399719</text:p>
          </table:table-cell>
          <table:table-cell table:formula="of:=IF([.J266]&gt;180;[.J266]-360;[.J266])" office:value-type="float" office:value="-0.0437000000000012">
            <text:p>-0.0437</text:p>
          </table:table-cell>
          <table:table-cell table:formula="of:=IF([.K266]&gt;180;[.K266]-360;[.K266])" office:value-type="float" office:value="1.836786">
            <text:p>1.836786</text:p>
          </table:table-cell>
          <table:table-cell table:formula="of:=IF([.L266]&gt;180;[.L266]-360;[.L266])" office:value-type="float" office:value="1.189689">
            <text:p>1.189689</text:p>
          </table:table-cell>
          <table:table-cell table:formula="of:=IF([.M266]&gt;180;[.M266]-360;[.M266])" office:value-type="float" office:value="2.676805">
            <text:p>2.676805</text:p>
          </table:table-cell>
          <table:table-cell table:formula="of:=IF([.N266]&gt;180;[.N266]-360;[.N266])" office:value-type="float" office:value="2.399719">
            <text:p>2.399719</text:p>
          </table:table-cell>
          <table:table-cell office:value-type="float" office:value="0">
            <text:p>0</text:p>
          </table:table-cell>
          <table:table-cell office:value-type="float" office:value="357.2694">
            <text:p>357.2694</text:p>
          </table:table-cell>
          <table:table-cell office:value-type="float" office:value="359.9563">
            <text:p>359.9563</text:p>
          </table:table-cell>
          <table:table-cell office:value-type="float" office:value="1.836786">
            <text:p>1.836786</text:p>
          </table:table-cell>
          <table:table-cell office:value-type="float" office:value="1.189689">
            <text:p>1.189689</text:p>
          </table:table-cell>
          <table:table-cell office:value-type="float" office:value="2.676805">
            <text:p>2.676805</text:p>
          </table:table-cell>
          <table:table-cell office:value-type="float" office:value="2.399719">
            <text:p>2.399719</text:p>
          </table:table-cell>
          <table:table-cell table:number-columns-repeated="4"/>
        </table:table-row>
        <table:table-row table:style-name="ro1">
          <table:table-cell office:value-type="float" office:value="5.299996">
            <text:p>5.299996</text:p>
          </table:table-cell>
          <table:table-cell table:formula="of:=IF([.N267]&gt;180;[.N267]-360;[.N267])" office:value-type="float" office:value="2.223991">
            <text:p>2.223991</text:p>
          </table:table-cell>
          <table:table-cell table:formula="of:=IF([.J267]&gt;180;[.J267]-360;[.J267])" office:value-type="float" office:value="-0.003211953">
            <text:p>-0.003211953</text:p>
          </table:table-cell>
          <table:table-cell table:formula="of:=IF([.K267]&gt;180;[.K267]-360;[.K267])" office:value-type="float" office:value="1.917447">
            <text:p>1.917447</text:p>
          </table:table-cell>
          <table:table-cell table:formula="of:=IF([.L267]&gt;180;[.L267]-360;[.L267])" office:value-type="float" office:value="1.0467">
            <text:p>1.0467</text:p>
          </table:table-cell>
          <table:table-cell table:formula="of:=IF([.M267]&gt;180;[.M267]-360;[.M267])" office:value-type="float" office:value="2.653564">
            <text:p>2.653564</text:p>
          </table:table-cell>
          <table:table-cell table:formula="of:=IF([.N267]&gt;180;[.N267]-360;[.N267])" office:value-type="float" office:value="2.223991">
            <text:p>2.223991</text:p>
          </table:table-cell>
          <table:table-cell office:value-type="float" office:value="0">
            <text:p>0</text:p>
          </table:table-cell>
          <table:table-cell office:value-type="float" office:value="357.3329">
            <text:p>357.3329</text:p>
          </table:table-cell>
          <table:table-cell office:value-type="float" office:value="-0.003211953">
            <text:p>-0.003211953</text:p>
          </table:table-cell>
          <table:table-cell office:value-type="float" office:value="1.917447">
            <text:p>1.917447</text:p>
          </table:table-cell>
          <table:table-cell office:value-type="float" office:value="1.0467">
            <text:p>1.0467</text:p>
          </table:table-cell>
          <table:table-cell office:value-type="float" office:value="2.653564">
            <text:p>2.653564</text:p>
          </table:table-cell>
          <table:table-cell office:value-type="float" office:value="2.223991">
            <text:p>2.223991</text:p>
          </table:table-cell>
          <table:table-cell table:number-columns-repeated="4"/>
        </table:table-row>
        <table:table-row table:style-name="ro1">
          <table:table-cell office:value-type="float" office:value="5.319996">
            <text:p>5.319996</text:p>
          </table:table-cell>
          <table:table-cell table:formula="of:=IF([.N268]&gt;180;[.N268]-360;[.N268])" office:value-type="float" office:value="2.059497">
            <text:p>2.059497</text:p>
          </table:table-cell>
          <table:table-cell table:formula="of:=IF([.J268]&gt;180;[.J268]-360;[.J268])" office:value-type="float" office:value="0.005342856">
            <text:p>0.005342856</text:p>
          </table:table-cell>
          <table:table-cell table:formula="of:=IF([.K268]&gt;180;[.K268]-360;[.K268])" office:value-type="float" office:value="1.941254">
            <text:p>1.941254</text:p>
          </table:table-cell>
          <table:table-cell table:formula="of:=IF([.L268]&gt;180;[.L268]-360;[.L268])" office:value-type="float" office:value="0.7373612">
            <text:p>0.7373612</text:p>
          </table:table-cell>
          <table:table-cell table:formula="of:=IF([.M268]&gt;180;[.M268]-360;[.M268])" office:value-type="float" office:value="2.600353">
            <text:p>2.600353</text:p>
          </table:table-cell>
          <table:table-cell table:formula="of:=IF([.N268]&gt;180;[.N268]-360;[.N268])" office:value-type="float" office:value="2.059497">
            <text:p>2.059497</text:p>
          </table:table-cell>
          <table:table-cell office:value-type="float" office:value="0">
            <text:p>0</text:p>
          </table:table-cell>
          <table:table-cell office:value-type="float" office:value="357.36">
            <text:p>357.36</text:p>
          </table:table-cell>
          <table:table-cell office:value-type="float" office:value="0.005342856">
            <text:p>0.005342856</text:p>
          </table:table-cell>
          <table:table-cell office:value-type="float" office:value="1.941254">
            <text:p>1.941254</text:p>
          </table:table-cell>
          <table:table-cell office:value-type="float" office:value="0.7373612">
            <text:p>0.7373612</text:p>
          </table:table-cell>
          <table:table-cell office:value-type="float" office:value="2.600353">
            <text:p>2.600353</text:p>
          </table:table-cell>
          <table:table-cell office:value-type="float" office:value="2.059497">
            <text:p>2.059497</text:p>
          </table:table-cell>
          <table:table-cell table:number-columns-repeated="4"/>
        </table:table-row>
        <table:table-row table:style-name="ro1">
          <table:table-cell office:value-type="float" office:value="5.339996">
            <text:p>5.339996</text:p>
          </table:table-cell>
          <table:table-cell table:formula="of:=IF([.N269]&gt;180;[.N269]-360;[.N269])" office:value-type="float" office:value="1.896437">
            <text:p>1.896437</text:p>
          </table:table-cell>
          <table:table-cell table:formula="of:=IF([.J269]&gt;180;[.J269]-360;[.J269])" office:value-type="float" office:value="0.01098016">
            <text:p>0.01098016</text:p>
          </table:table-cell>
          <table:table-cell table:formula="of:=IF([.K269]&gt;180;[.K269]-360;[.K269])" office:value-type="float" office:value="1.92291">
            <text:p>1.92291</text:p>
          </table:table-cell>
          <table:table-cell table:formula="of:=IF([.L269]&gt;180;[.L269]-360;[.L269])" office:value-type="float" office:value="0.2893015">
            <text:p>0.2893015</text:p>
          </table:table-cell>
          <table:table-cell table:formula="of:=IF([.M269]&gt;180;[.M269]-360;[.M269])" office:value-type="float" office:value="2.533266">
            <text:p>2.533266</text:p>
          </table:table-cell>
          <table:table-cell table:formula="of:=IF([.N269]&gt;180;[.N269]-360;[.N269])" office:value-type="float" office:value="1.896437">
            <text:p>1.896437</text:p>
          </table:table-cell>
          <table:table-cell office:value-type="float" office:value="0">
            <text:p>0</text:p>
          </table:table-cell>
          <table:table-cell office:value-type="float" office:value="357.3958">
            <text:p>357.3958</text:p>
          </table:table-cell>
          <table:table-cell office:value-type="float" office:value="0.01098016">
            <text:p>0.01098016</text:p>
          </table:table-cell>
          <table:table-cell office:value-type="float" office:value="1.92291">
            <text:p>1.92291</text:p>
          </table:table-cell>
          <table:table-cell office:value-type="float" office:value="0.2893015">
            <text:p>0.2893015</text:p>
          </table:table-cell>
          <table:table-cell office:value-type="float" office:value="2.533266">
            <text:p>2.533266</text:p>
          </table:table-cell>
          <table:table-cell office:value-type="float" office:value="1.896437">
            <text:p>1.896437</text:p>
          </table:table-cell>
          <table:table-cell table:number-columns-repeated="4"/>
        </table:table-row>
        <table:table-row table:style-name="ro1">
          <table:table-cell office:value-type="float" office:value="5.359996">
            <text:p>5.359996</text:p>
          </table:table-cell>
          <table:table-cell table:formula="of:=IF([.N270]&gt;180;[.N270]-360;[.N270])" office:value-type="float" office:value="1.729242">
            <text:p>1.729242</text:p>
          </table:table-cell>
          <table:table-cell table:formula="of:=IF([.J270]&gt;180;[.J270]-360;[.J270])" office:value-type="float" office:value="-0.002268265">
            <text:p>-0.002268265</text:p>
          </table:table-cell>
          <table:table-cell table:formula="of:=IF([.K270]&gt;180;[.K270]-360;[.K270])" office:value-type="float" office:value="1.87368">
            <text:p>1.87368</text:p>
          </table:table-cell>
          <table:table-cell table:formula="of:=IF([.L270]&gt;180;[.L270]-360;[.L270])" office:value-type="float" office:value="-0.291999999999973">
            <text:p>-0.292</text:p>
          </table:table-cell>
          <table:table-cell table:formula="of:=IF([.M270]&gt;180;[.M270]-360;[.M270])" office:value-type="float" office:value="2.485658">
            <text:p>2.485658</text:p>
          </table:table-cell>
          <table:table-cell table:formula="of:=IF([.N270]&gt;180;[.N270]-360;[.N270])" office:value-type="float" office:value="1.729242">
            <text:p>1.729242</text:p>
          </table:table-cell>
          <table:table-cell office:value-type="float" office:value="0">
            <text:p>0</text:p>
          </table:table-cell>
          <table:table-cell office:value-type="float" office:value="357.4147">
            <text:p>357.4147</text:p>
          </table:table-cell>
          <table:table-cell office:value-type="float" office:value="-0.002268265">
            <text:p>-0.002268265</text:p>
          </table:table-cell>
          <table:table-cell office:value-type="float" office:value="1.87368">
            <text:p>1.87368</text:p>
          </table:table-cell>
          <table:table-cell office:value-type="float" office:value="359.708">
            <text:p>359.708</text:p>
          </table:table-cell>
          <table:table-cell office:value-type="float" office:value="2.485658">
            <text:p>2.485658</text:p>
          </table:table-cell>
          <table:table-cell office:value-type="float" office:value="1.729242">
            <text:p>1.729242</text:p>
          </table:table-cell>
          <table:table-cell table:number-columns-repeated="4"/>
        </table:table-row>
        <table:table-row table:style-name="ro1">
          <table:table-cell office:value-type="float" office:value="5.379996">
            <text:p>5.379996</text:p>
          </table:table-cell>
          <table:table-cell table:formula="of:=IF([.N271]&gt;180;[.N271]-360;[.N271])" office:value-type="float" office:value="1.582174">
            <text:p>1.582174</text:p>
          </table:table-cell>
          <table:table-cell table:formula="of:=IF([.J271]&gt;180;[.J271]-360;[.J271])" office:value-type="float" office:value="-0.0396000000000072">
            <text:p>-0.0396</text:p>
          </table:table-cell>
          <table:table-cell table:formula="of:=IF([.K271]&gt;180;[.K271]-360;[.K271])" office:value-type="float" office:value="1.79782">
            <text:p>1.79782</text:p>
          </table:table-cell>
          <table:table-cell table:formula="of:=IF([.L271]&gt;180;[.L271]-360;[.L271])" office:value-type="float" office:value="-0.915300000000002">
            <text:p>-0.9153</text:p>
          </table:table-cell>
          <table:table-cell table:formula="of:=IF([.M271]&gt;180;[.M271]-360;[.M271])" office:value-type="float" office:value="2.453477">
            <text:p>2.453477</text:p>
          </table:table-cell>
          <table:table-cell table:formula="of:=IF([.N271]&gt;180;[.N271]-360;[.N271])" office:value-type="float" office:value="1.582174">
            <text:p>1.582174</text:p>
          </table:table-cell>
          <table:table-cell office:value-type="float" office:value="0">
            <text:p>0</text:p>
          </table:table-cell>
          <table:table-cell office:value-type="float" office:value="357.377">
            <text:p>357.377</text:p>
          </table:table-cell>
          <table:table-cell office:value-type="float" office:value="359.9604">
            <text:p>359.9604</text:p>
          </table:table-cell>
          <table:table-cell office:value-type="float" office:value="1.79782">
            <text:p>1.79782</text:p>
          </table:table-cell>
          <table:table-cell office:value-type="float" office:value="359.0847">
            <text:p>359.0847</text:p>
          </table:table-cell>
          <table:table-cell office:value-type="float" office:value="2.453477">
            <text:p>2.453477</text:p>
          </table:table-cell>
          <table:table-cell office:value-type="float" office:value="1.582174">
            <text:p>1.582174</text:p>
          </table:table-cell>
          <table:table-cell table:number-columns-repeated="4"/>
        </table:table-row>
        <table:table-row table:style-name="ro1">
          <table:table-cell office:value-type="float" office:value="5.399996">
            <text:p>5.399996</text:p>
          </table:table-cell>
          <table:table-cell table:formula="of:=IF([.N272]&gt;180;[.N272]-360;[.N272])" office:value-type="float" office:value="1.463534">
            <text:p>1.463534</text:p>
          </table:table-cell>
          <table:table-cell table:formula="of:=IF([.J272]&gt;180;[.J272]-360;[.J272])" office:value-type="float" office:value="-0.0615999999999985">
            <text:p>-0.0616</text:p>
          </table:table-cell>
          <table:table-cell table:formula="of:=IF([.K272]&gt;180;[.K272]-360;[.K272])" office:value-type="float" office:value="1.715591">
            <text:p>1.715591</text:p>
          </table:table-cell>
          <table:table-cell table:formula="of:=IF([.L272]&gt;180;[.L272]-360;[.L272])" office:value-type="float" office:value="-1.43700000000001">
            <text:p>-1.437</text:p>
          </table:table-cell>
          <table:table-cell table:formula="of:=IF([.M272]&gt;180;[.M272]-360;[.M272])" office:value-type="float" office:value="2.475598">
            <text:p>2.475598</text:p>
          </table:table-cell>
          <table:table-cell table:formula="of:=IF([.N272]&gt;180;[.N272]-360;[.N272])" office:value-type="float" office:value="1.463534">
            <text:p>1.463534</text:p>
          </table:table-cell>
          <table:table-cell office:value-type="float" office:value="0">
            <text:p>0</text:p>
          </table:table-cell>
          <table:table-cell office:value-type="float" office:value="357.2986">
            <text:p>357.2986</text:p>
          </table:table-cell>
          <table:table-cell office:value-type="float" office:value="359.9384">
            <text:p>359.9384</text:p>
          </table:table-cell>
          <table:table-cell office:value-type="float" office:value="1.715591">
            <text:p>1.715591</text:p>
          </table:table-cell>
          <table:table-cell office:value-type="float" office:value="358.563">
            <text:p>358.563</text:p>
          </table:table-cell>
          <table:table-cell office:value-type="float" office:value="2.475598">
            <text:p>2.475598</text:p>
          </table:table-cell>
          <table:table-cell office:value-type="float" office:value="1.463534">
            <text:p>1.463534</text:p>
          </table:table-cell>
          <table:table-cell table:number-columns-repeated="4"/>
        </table:table-row>
        <table:table-row table:style-name="ro1">
          <table:table-cell office:value-type="float" office:value="5.419996">
            <text:p>5.419996</text:p>
          </table:table-cell>
          <table:table-cell table:formula="of:=IF([.N273]&gt;180;[.N273]-360;[.N273])" office:value-type="float" office:value="1.37244">
            <text:p>1.37244</text:p>
          </table:table-cell>
          <table:table-cell table:formula="of:=IF([.J273]&gt;180;[.J273]-360;[.J273])" office:value-type="float" office:value="-0.113900000000001">
            <text:p>-0.1139</text:p>
          </table:table-cell>
          <table:table-cell table:formula="of:=IF([.K273]&gt;180;[.K273]-360;[.K273])" office:value-type="float" office:value="1.609049">
            <text:p>1.609049</text:p>
          </table:table-cell>
          <table:table-cell table:formula="of:=IF([.L273]&gt;180;[.L273]-360;[.L273])" office:value-type="float" office:value="-1.79309999999998">
            <text:p>-1.7931</text:p>
          </table:table-cell>
          <table:table-cell table:formula="of:=IF([.M273]&gt;180;[.M273]-360;[.M273])" office:value-type="float" office:value="2.566889">
            <text:p>2.566889</text:p>
          </table:table-cell>
          <table:table-cell table:formula="of:=IF([.N273]&gt;180;[.N273]-360;[.N273])" office:value-type="float" office:value="1.37244">
            <text:p>1.37244</text:p>
          </table:table-cell>
          <table:table-cell office:value-type="float" office:value="0">
            <text:p>0</text:p>
          </table:table-cell>
          <table:table-cell office:value-type="float" office:value="357.2227">
            <text:p>357.2227</text:p>
          </table:table-cell>
          <table:table-cell office:value-type="float" office:value="359.8861">
            <text:p>359.8861</text:p>
          </table:table-cell>
          <table:table-cell office:value-type="float" office:value="1.609049">
            <text:p>1.609049</text:p>
          </table:table-cell>
          <table:table-cell office:value-type="float" office:value="358.2069">
            <text:p>358.2069</text:p>
          </table:table-cell>
          <table:table-cell office:value-type="float" office:value="2.566889">
            <text:p>2.566889</text:p>
          </table:table-cell>
          <table:table-cell office:value-type="float" office:value="1.37244">
            <text:p>1.37244</text:p>
          </table:table-cell>
          <table:table-cell table:number-columns-repeated="4"/>
        </table:table-row>
        <table:table-row table:style-name="ro1">
          <table:table-cell office:value-type="float" office:value="5.439996">
            <text:p>5.439996</text:p>
          </table:table-cell>
          <table:table-cell table:formula="of:=IF([.N274]&gt;180;[.N274]-360;[.N274])" office:value-type="float" office:value="1.299534">
            <text:p>1.299534</text:p>
          </table:table-cell>
          <table:table-cell table:formula="of:=IF([.J274]&gt;180;[.J274]-360;[.J274])" office:value-type="float" office:value="-0.141999999999996">
            <text:p>-0.142</text:p>
          </table:table-cell>
          <table:table-cell table:formula="of:=IF([.K274]&gt;180;[.K274]-360;[.K274])" office:value-type="float" office:value="1.510674">
            <text:p>1.510674</text:p>
          </table:table-cell>
          <table:table-cell table:formula="of:=IF([.L274]&gt;180;[.L274]-360;[.L274])" office:value-type="float" office:value="-1.93610000000001">
            <text:p>-1.9361</text:p>
          </table:table-cell>
          <table:table-cell table:formula="of:=IF([.M274]&gt;180;[.M274]-360;[.M274])" office:value-type="float" office:value="2.693993">
            <text:p>2.693993</text:p>
          </table:table-cell>
          <table:table-cell table:formula="of:=IF([.N274]&gt;180;[.N274]-360;[.N274])" office:value-type="float" office:value="1.299534">
            <text:p>1.299534</text:p>
          </table:table-cell>
          <table:table-cell office:value-type="float" office:value="0">
            <text:p>0</text:p>
          </table:table-cell>
          <table:table-cell office:value-type="float" office:value="357.1439">
            <text:p>357.1439</text:p>
          </table:table-cell>
          <table:table-cell office:value-type="float" office:value="359.858">
            <text:p>359.858</text:p>
          </table:table-cell>
          <table:table-cell office:value-type="float" office:value="1.510674">
            <text:p>1.510674</text:p>
          </table:table-cell>
          <table:table-cell office:value-type="float" office:value="358.0639">
            <text:p>358.0639</text:p>
          </table:table-cell>
          <table:table-cell office:value-type="float" office:value="2.693993">
            <text:p>2.693993</text:p>
          </table:table-cell>
          <table:table-cell office:value-type="float" office:value="1.299534">
            <text:p>1.299534</text:p>
          </table:table-cell>
          <table:table-cell table:number-columns-repeated="4"/>
        </table:table-row>
        <table:table-row table:style-name="ro1">
          <table:table-cell office:value-type="float" office:value="5.459996">
            <text:p>5.459996</text:p>
          </table:table-cell>
          <table:table-cell table:formula="of:=IF([.N275]&gt;180;[.N275]-360;[.N275])" office:value-type="float" office:value="1.233466">
            <text:p>1.233466</text:p>
          </table:table-cell>
          <table:table-cell table:formula="of:=IF([.J275]&gt;180;[.J275]-360;[.J275])" office:value-type="float" office:value="-0.168999999999983">
            <text:p>-0.169</text:p>
          </table:table-cell>
          <table:table-cell table:formula="of:=IF([.K275]&gt;180;[.K275]-360;[.K275])" office:value-type="float" office:value="1.394008">
            <text:p>1.394008</text:p>
          </table:table-cell>
          <table:table-cell table:formula="of:=IF([.L275]&gt;180;[.L275]-360;[.L275])" office:value-type="float" office:value="-1.94670000000002">
            <text:p>-1.9467</text:p>
          </table:table-cell>
          <table:table-cell table:formula="of:=IF([.M275]&gt;180;[.M275]-360;[.M275])" office:value-type="float" office:value="2.881695">
            <text:p>2.881695</text:p>
          </table:table-cell>
          <table:table-cell table:formula="of:=IF([.N275]&gt;180;[.N275]-360;[.N275])" office:value-type="float" office:value="1.233466">
            <text:p>1.233466</text:p>
          </table:table-cell>
          <table:table-cell office:value-type="float" office:value="0">
            <text:p>0</text:p>
          </table:table-cell>
          <table:table-cell office:value-type="float" office:value="357.0672">
            <text:p>357.0672</text:p>
          </table:table-cell>
          <table:table-cell office:value-type="float" office:value="359.831">
            <text:p>359.831</text:p>
          </table:table-cell>
          <table:table-cell office:value-type="float" office:value="1.394008">
            <text:p>1.394008</text:p>
          </table:table-cell>
          <table:table-cell office:value-type="float" office:value="358.0533">
            <text:p>358.0533</text:p>
          </table:table-cell>
          <table:table-cell office:value-type="float" office:value="2.881695">
            <text:p>2.881695</text:p>
          </table:table-cell>
          <table:table-cell office:value-type="float" office:value="1.233466">
            <text:p>1.233466</text:p>
          </table:table-cell>
          <table:table-cell table:number-columns-repeated="4"/>
        </table:table-row>
        <table:table-row table:style-name="ro1">
          <table:table-cell office:value-type="float" office:value="5.479996">
            <text:p>5.479996</text:p>
          </table:table-cell>
          <table:table-cell table:formula="of:=IF([.N276]&gt;180;[.N276]-360;[.N276])" office:value-type="float" office:value="1.18235">
            <text:p>1.18235</text:p>
          </table:table-cell>
          <table:table-cell table:formula="of:=IF([.J276]&gt;180;[.J276]-360;[.J276])" office:value-type="float" office:value="-0.203899999999976">
            <text:p>-0.2039</text:p>
          </table:table-cell>
          <table:table-cell table:formula="of:=IF([.K276]&gt;180;[.K276]-360;[.K276])" office:value-type="float" office:value="1.236227">
            <text:p>1.236227</text:p>
          </table:table-cell>
          <table:table-cell table:formula="of:=IF([.L276]&gt;180;[.L276]-360;[.L276])" office:value-type="float" office:value="-1.7937">
            <text:p>-1.7937</text:p>
          </table:table-cell>
          <table:table-cell table:formula="of:=IF([.M276]&gt;180;[.M276]-360;[.M276])" office:value-type="float" office:value="3.11855">
            <text:p>3.11855</text:p>
          </table:table-cell>
          <table:table-cell table:formula="of:=IF([.N276]&gt;180;[.N276]-360;[.N276])" office:value-type="float" office:value="1.18235">
            <text:p>1.18235</text:p>
          </table:table-cell>
          <table:table-cell office:value-type="float" office:value="0">
            <text:p>0</text:p>
          </table:table-cell>
          <table:table-cell office:value-type="float" office:value="356.9895">
            <text:p>356.9895</text:p>
          </table:table-cell>
          <table:table-cell office:value-type="float" office:value="359.7961">
            <text:p>359.7961</text:p>
          </table:table-cell>
          <table:table-cell office:value-type="float" office:value="1.236227">
            <text:p>1.236227</text:p>
          </table:table-cell>
          <table:table-cell office:value-type="float" office:value="358.2063">
            <text:p>358.2063</text:p>
          </table:table-cell>
          <table:table-cell office:value-type="float" office:value="3.11855">
            <text:p>3.11855</text:p>
          </table:table-cell>
          <table:table-cell office:value-type="float" office:value="1.18235">
            <text:p>1.18235</text:p>
          </table:table-cell>
          <table:table-cell table:number-columns-repeated="4"/>
        </table:table-row>
        <table:table-row table:style-name="ro1">
          <table:table-cell office:value-type="float" office:value="5.499996">
            <text:p>5.499996</text:p>
          </table:table-cell>
          <table:table-cell table:formula="of:=IF([.N277]&gt;180;[.N277]-360;[.N277])" office:value-type="float" office:value="1.161564">
            <text:p>1.161564</text:p>
          </table:table-cell>
          <table:table-cell table:formula="of:=IF([.J277]&gt;180;[.J277]-360;[.J277])" office:value-type="float" office:value="-0.220100000000002">
            <text:p>-0.2201</text:p>
          </table:table-cell>
          <table:table-cell table:formula="of:=IF([.K277]&gt;180;[.K277]-360;[.K277])" office:value-type="float" office:value="1.043118">
            <text:p>1.043118</text:p>
          </table:table-cell>
          <table:table-cell table:formula="of:=IF([.L277]&gt;180;[.L277]-360;[.L277])" office:value-type="float" office:value="-1.5299">
            <text:p>-1.5299</text:p>
          </table:table-cell>
          <table:table-cell table:formula="of:=IF([.M277]&gt;180;[.M277]-360;[.M277])" office:value-type="float" office:value="3.363756">
            <text:p>3.363756</text:p>
          </table:table-cell>
          <table:table-cell table:formula="of:=IF([.N277]&gt;180;[.N277]-360;[.N277])" office:value-type="float" office:value="1.161564">
            <text:p>1.161564</text:p>
          </table:table-cell>
          <table:table-cell office:value-type="float" office:value="0">
            <text:p>0</text:p>
          </table:table-cell>
          <table:table-cell office:value-type="float" office:value="356.9176">
            <text:p>356.9176</text:p>
          </table:table-cell>
          <table:table-cell office:value-type="float" office:value="359.7799">
            <text:p>359.7799</text:p>
          </table:table-cell>
          <table:table-cell office:value-type="float" office:value="1.043118">
            <text:p>1.043118</text:p>
          </table:table-cell>
          <table:table-cell office:value-type="float" office:value="358.4701">
            <text:p>358.4701</text:p>
          </table:table-cell>
          <table:table-cell office:value-type="float" office:value="3.363756">
            <text:p>3.363756</text:p>
          </table:table-cell>
          <table:table-cell office:value-type="float" office:value="1.161564">
            <text:p>1.161564</text:p>
          </table:table-cell>
          <table:table-cell table:number-columns-repeated="4"/>
        </table:table-row>
        <table:table-row table:style-name="ro1">
          <table:table-cell office:value-type="float" office:value="5.519996">
            <text:p>5.519996</text:p>
          </table:table-cell>
          <table:table-cell table:formula="of:=IF([.N278]&gt;180;[.N278]-360;[.N278])" office:value-type="float" office:value="1.179972">
            <text:p>1.179972</text:p>
          </table:table-cell>
          <table:table-cell table:formula="of:=IF([.J278]&gt;180;[.J278]-360;[.J278])" office:value-type="float" office:value="-0.236100000000022">
            <text:p>-0.2361</text:p>
          </table:table-cell>
          <table:table-cell table:formula="of:=IF([.K278]&gt;180;[.K278]-360;[.K278])" office:value-type="float" office:value="0.8305703">
            <text:p>0.8305703</text:p>
          </table:table-cell>
          <table:table-cell table:formula="of:=IF([.L278]&gt;180;[.L278]-360;[.L278])" office:value-type="float" office:value="-1.17959999999999">
            <text:p>-1.1796</text:p>
          </table:table-cell>
          <table:table-cell table:formula="of:=IF([.M278]&gt;180;[.M278]-360;[.M278])" office:value-type="float" office:value="3.578518">
            <text:p>3.578518</text:p>
          </table:table-cell>
          <table:table-cell table:formula="of:=IF([.N278]&gt;180;[.N278]-360;[.N278])" office:value-type="float" office:value="1.179972">
            <text:p>1.179972</text:p>
          </table:table-cell>
          <table:table-cell office:value-type="float" office:value="0">
            <text:p>0</text:p>
          </table:table-cell>
          <table:table-cell office:value-type="float" office:value="356.8411">
            <text:p>356.8411</text:p>
          </table:table-cell>
          <table:table-cell office:value-type="float" office:value="359.7639">
            <text:p>359.7639</text:p>
          </table:table-cell>
          <table:table-cell office:value-type="float" office:value="0.8305703">
            <text:p>0.8305703</text:p>
          </table:table-cell>
          <table:table-cell office:value-type="float" office:value="358.8204">
            <text:p>358.8204</text:p>
          </table:table-cell>
          <table:table-cell office:value-type="float" office:value="3.578518">
            <text:p>3.578518</text:p>
          </table:table-cell>
          <table:table-cell office:value-type="float" office:value="1.179972">
            <text:p>1.179972</text:p>
          </table:table-cell>
          <table:table-cell table:number-columns-repeated="4"/>
        </table:table-row>
        <table:table-row table:style-name="ro1">
          <table:table-cell office:value-type="float" office:value="5.539996">
            <text:p>5.539996</text:p>
          </table:table-cell>
          <table:table-cell table:formula="of:=IF([.N279]&gt;180;[.N279]-360;[.N279])" office:value-type="float" office:value="1.24734">
            <text:p>1.24734</text:p>
          </table:table-cell>
          <table:table-cell table:formula="of:=IF([.J279]&gt;180;[.J279]-360;[.J279])" office:value-type="float" office:value="-0.252599999999973">
            <text:p>-0.2526</text:p>
          </table:table-cell>
          <table:table-cell table:formula="of:=IF([.K279]&gt;180;[.K279]-360;[.K279])" office:value-type="float" office:value="0.6072246">
            <text:p>0.6072246</text:p>
          </table:table-cell>
          <table:table-cell table:formula="of:=IF([.L279]&gt;180;[.L279]-360;[.L279])" office:value-type="float" office:value="-0.791499999999985">
            <text:p>-0.7915</text:p>
          </table:table-cell>
          <table:table-cell table:formula="of:=IF([.M279]&gt;180;[.M279]-360;[.M279])" office:value-type="float" office:value="3.722507">
            <text:p>3.722507</text:p>
          </table:table-cell>
          <table:table-cell table:formula="of:=IF([.N279]&gt;180;[.N279]-360;[.N279])" office:value-type="float" office:value="1.24734">
            <text:p>1.24734</text:p>
          </table:table-cell>
          <table:table-cell office:value-type="float" office:value="0">
            <text:p>0</text:p>
          </table:table-cell>
          <table:table-cell office:value-type="float" office:value="356.7662">
            <text:p>356.7662</text:p>
          </table:table-cell>
          <table:table-cell office:value-type="float" office:value="359.7474">
            <text:p>359.7474</text:p>
          </table:table-cell>
          <table:table-cell office:value-type="float" office:value="0.6072246">
            <text:p>0.6072246</text:p>
          </table:table-cell>
          <table:table-cell office:value-type="float" office:value="359.2085">
            <text:p>359.2085</text:p>
          </table:table-cell>
          <table:table-cell office:value-type="float" office:value="3.722507">
            <text:p>3.722507</text:p>
          </table:table-cell>
          <table:table-cell office:value-type="float" office:value="1.24734">
            <text:p>1.24734</text:p>
          </table:table-cell>
          <table:table-cell table:number-columns-repeated="4"/>
        </table:table-row>
        <table:table-row table:style-name="ro1">
          <table:table-cell office:value-type="float" office:value="5.559996">
            <text:p>5.559996</text:p>
          </table:table-cell>
          <table:table-cell table:formula="of:=IF([.N280]&gt;180;[.N280]-360;[.N280])" office:value-type="float" office:value="1.347632">
            <text:p>1.347632</text:p>
          </table:table-cell>
          <table:table-cell table:formula="of:=IF([.J280]&gt;180;[.J280]-360;[.J280])" office:value-type="float" office:value="-0.253300000000024">
            <text:p>-0.2533</text:p>
          </table:table-cell>
          <table:table-cell table:formula="of:=IF([.K280]&gt;180;[.K280]-360;[.K280])" office:value-type="float" office:value="0.4167322">
            <text:p>0.4167322</text:p>
          </table:table-cell>
          <table:table-cell table:formula="of:=IF([.L280]&gt;180;[.L280]-360;[.L280])" office:value-type="float" office:value="-0.4024">
            <text:p>-0.4024</text:p>
          </table:table-cell>
          <table:table-cell table:formula="of:=IF([.M280]&gt;180;[.M280]-360;[.M280])" office:value-type="float" office:value="3.779495">
            <text:p>3.779495</text:p>
          </table:table-cell>
          <table:table-cell table:formula="of:=IF([.N280]&gt;180;[.N280]-360;[.N280])" office:value-type="float" office:value="1.347632">
            <text:p>1.347632</text:p>
          </table:table-cell>
          <table:table-cell office:value-type="float" office:value="0">
            <text:p>0</text:p>
          </table:table-cell>
          <table:table-cell office:value-type="float" office:value="356.7175">
            <text:p>356.7175</text:p>
          </table:table-cell>
          <table:table-cell office:value-type="float" office:value="359.7467">
            <text:p>359.7467</text:p>
          </table:table-cell>
          <table:table-cell office:value-type="float" office:value="0.4167322">
            <text:p>0.4167322</text:p>
          </table:table-cell>
          <table:table-cell office:value-type="float" office:value="359.5976">
            <text:p>359.5976</text:p>
          </table:table-cell>
          <table:table-cell office:value-type="float" office:value="3.779495">
            <text:p>3.779495</text:p>
          </table:table-cell>
          <table:table-cell office:value-type="float" office:value="1.347632">
            <text:p>1.347632</text:p>
          </table:table-cell>
          <table:table-cell table:number-columns-repeated="4"/>
        </table:table-row>
        <table:table-row table:style-name="ro1">
          <table:table-cell office:value-type="float" office:value="5.579996">
            <text:p>5.579996</text:p>
          </table:table-cell>
          <table:table-cell table:formula="of:=IF([.N281]&gt;180;[.N281]-360;[.N281])" office:value-type="float" office:value="1.474629">
            <text:p>1.474629</text:p>
          </table:table-cell>
          <table:table-cell table:formula="of:=IF([.J281]&gt;180;[.J281]-360;[.J281])" office:value-type="float" office:value="-0.251700000000028">
            <text:p>-0.2517</text:p>
          </table:table-cell>
          <table:table-cell table:formula="of:=IF([.K281]&gt;180;[.K281]-360;[.K281])" office:value-type="float" office:value="0.2571252">
            <text:p>0.2571252</text:p>
          </table:table-cell>
          <table:table-cell table:formula="of:=IF([.L281]&gt;180;[.L281]-360;[.L281])" office:value-type="float" office:value="-0.0758000000000152">
            <text:p>-0.0758</text:p>
          </table:table-cell>
          <table:table-cell table:formula="of:=IF([.M281]&gt;180;[.M281]-360;[.M281])" office:value-type="float" office:value="3.746534">
            <text:p>3.746534</text:p>
          </table:table-cell>
          <table:table-cell table:formula="of:=IF([.N281]&gt;180;[.N281]-360;[.N281])" office:value-type="float" office:value="1.474629">
            <text:p>1.474629</text:p>
          </table:table-cell>
          <table:table-cell office:value-type="float" office:value="0">
            <text:p>0</text:p>
          </table:table-cell>
          <table:table-cell office:value-type="float" office:value="356.6697">
            <text:p>356.6697</text:p>
          </table:table-cell>
          <table:table-cell office:value-type="float" office:value="359.7483">
            <text:p>359.7483</text:p>
          </table:table-cell>
          <table:table-cell office:value-type="float" office:value="0.2571252">
            <text:p>0.2571252</text:p>
          </table:table-cell>
          <table:table-cell office:value-type="float" office:value="359.9242">
            <text:p>359.9242</text:p>
          </table:table-cell>
          <table:table-cell office:value-type="float" office:value="3.746534">
            <text:p>3.746534</text:p>
          </table:table-cell>
          <table:table-cell office:value-type="float" office:value="1.474629">
            <text:p>1.474629</text:p>
          </table:table-cell>
          <table:table-cell table:number-columns-repeated="4"/>
        </table:table-row>
        <table:table-row table:style-name="ro1">
          <table:table-cell office:value-type="float" office:value="5.599996">
            <text:p>5.599996</text:p>
          </table:table-cell>
          <table:table-cell table:formula="of:=IF([.N282]&gt;180;[.N282]-360;[.N282])" office:value-type="float" office:value="1.593648">
            <text:p>1.593648</text:p>
          </table:table-cell>
          <table:table-cell table:formula="of:=IF([.J282]&gt;180;[.J282]-360;[.J282])" office:value-type="float" office:value="-0.246699999999976">
            <text:p>-0.2467</text:p>
          </table:table-cell>
          <table:table-cell table:formula="of:=IF([.K282]&gt;180;[.K282]-360;[.K282])" office:value-type="float" office:value="0.1383309">
            <text:p>0.1383309</text:p>
          </table:table-cell>
          <table:table-cell table:formula="of:=IF([.L282]&gt;180;[.L282]-360;[.L282])" office:value-type="float" office:value="0.2288066">
            <text:p>0.2288066</text:p>
          </table:table-cell>
          <table:table-cell table:formula="of:=IF([.M282]&gt;180;[.M282]-360;[.M282])" office:value-type="float" office:value="3.644938">
            <text:p>3.644938</text:p>
          </table:table-cell>
          <table:table-cell table:formula="of:=IF([.N282]&gt;180;[.N282]-360;[.N282])" office:value-type="float" office:value="1.593648">
            <text:p>1.593648</text:p>
          </table:table-cell>
          <table:table-cell office:value-type="float" office:value="0">
            <text:p>0</text:p>
          </table:table-cell>
          <table:table-cell office:value-type="float" office:value="356.6232">
            <text:p>356.6232</text:p>
          </table:table-cell>
          <table:table-cell office:value-type="float" office:value="359.7533">
            <text:p>359.7533</text:p>
          </table:table-cell>
          <table:table-cell office:value-type="float" office:value="0.1383309">
            <text:p>0.1383309</text:p>
          </table:table-cell>
          <table:table-cell office:value-type="float" office:value="0.2288066">
            <text:p>0.2288066</text:p>
          </table:table-cell>
          <table:table-cell office:value-type="float" office:value="3.644938">
            <text:p>3.644938</text:p>
          </table:table-cell>
          <table:table-cell office:value-type="float" office:value="1.593648">
            <text:p>1.593648</text:p>
          </table:table-cell>
          <table:table-cell table:number-columns-repeated="4"/>
        </table:table-row>
        <table:table-row table:style-name="ro1">
          <table:table-cell office:value-type="float" office:value="5.619996">
            <text:p>5.619996</text:p>
          </table:table-cell>
          <table:table-cell table:formula="of:=IF([.N283]&gt;180;[.N283]-360;[.N283])" office:value-type="float" office:value="1.663906">
            <text:p>1.663906</text:p>
          </table:table-cell>
          <table:table-cell table:formula="of:=IF([.J283]&gt;180;[.J283]-360;[.J283])" office:value-type="float" office:value="-0.250699999999995">
            <text:p>-0.2507</text:p>
          </table:table-cell>
          <table:table-cell table:formula="of:=IF([.K283]&gt;180;[.K283]-360;[.K283])" office:value-type="float" office:value="0.06900698">
            <text:p>0.06900698</text:p>
          </table:table-cell>
          <table:table-cell table:formula="of:=IF([.L283]&gt;180;[.L283]-360;[.L283])" office:value-type="float" office:value="0.5366935">
            <text:p>0.5366935</text:p>
          </table:table-cell>
          <table:table-cell table:formula="of:=IF([.M283]&gt;180;[.M283]-360;[.M283])" office:value-type="float" office:value="3.424352">
            <text:p>3.424352</text:p>
          </table:table-cell>
          <table:table-cell table:formula="of:=IF([.N283]&gt;180;[.N283]-360;[.N283])" office:value-type="float" office:value="1.663906">
            <text:p>1.663906</text:p>
          </table:table-cell>
          <table:table-cell office:value-type="float" office:value="0">
            <text:p>0</text:p>
          </table:table-cell>
          <table:table-cell office:value-type="float" office:value="356.5932">
            <text:p>356.5932</text:p>
          </table:table-cell>
          <table:table-cell office:value-type="float" office:value="359.7493">
            <text:p>359.7493</text:p>
          </table:table-cell>
          <table:table-cell office:value-type="float" office:value="0.06900698">
            <text:p>0.06900698</text:p>
          </table:table-cell>
          <table:table-cell office:value-type="float" office:value="0.5366935">
            <text:p>0.5366935</text:p>
          </table:table-cell>
          <table:table-cell office:value-type="float" office:value="3.424352">
            <text:p>3.424352</text:p>
          </table:table-cell>
          <table:table-cell office:value-type="float" office:value="1.663906">
            <text:p>1.663906</text:p>
          </table:table-cell>
          <table:table-cell table:number-columns-repeated="4"/>
        </table:table-row>
        <table:table-row table:style-name="ro1">
          <table:table-cell office:value-type="float" office:value="5.639996">
            <text:p>5.639996</text:p>
          </table:table-cell>
          <table:table-cell table:formula="of:=IF([.N284]&gt;180;[.N284]-360;[.N284])" office:value-type="float" office:value="1.690865">
            <text:p>1.690865</text:p>
          </table:table-cell>
          <table:table-cell table:formula="of:=IF([.J284]&gt;180;[.J284]-360;[.J284])" office:value-type="float" office:value="-0.266799999999989">
            <text:p>-0.2668</text:p>
          </table:table-cell>
          <table:table-cell table:formula="of:=IF([.K284]&gt;180;[.K284]-360;[.K284])" office:value-type="float" office:value="0.08074253">
            <text:p>0.08074253</text:p>
          </table:table-cell>
          <table:table-cell table:formula="of:=IF([.L284]&gt;180;[.L284]-360;[.L284])" office:value-type="float" office:value="0.7009868">
            <text:p>0.7009868</text:p>
          </table:table-cell>
          <table:table-cell table:formula="of:=IF([.M284]&gt;180;[.M284]-360;[.M284])" office:value-type="float" office:value="3.148327">
            <text:p>3.148327</text:p>
          </table:table-cell>
          <table:table-cell table:formula="of:=IF([.N284]&gt;180;[.N284]-360;[.N284])" office:value-type="float" office:value="1.690865">
            <text:p>1.690865</text:p>
          </table:table-cell>
          <table:table-cell office:value-type="float" office:value="0">
            <text:p>0</text:p>
          </table:table-cell>
          <table:table-cell office:value-type="float" office:value="356.5826">
            <text:p>356.5826</text:p>
          </table:table-cell>
          <table:table-cell office:value-type="float" office:value="359.7332">
            <text:p>359.7332</text:p>
          </table:table-cell>
          <table:table-cell office:value-type="float" office:value="0.08074253">
            <text:p>0.08074253</text:p>
          </table:table-cell>
          <table:table-cell office:value-type="float" office:value="0.7009868">
            <text:p>0.7009868</text:p>
          </table:table-cell>
          <table:table-cell office:value-type="float" office:value="3.148327">
            <text:p>3.148327</text:p>
          </table:table-cell>
          <table:table-cell office:value-type="float" office:value="1.690865">
            <text:p>1.690865</text:p>
          </table:table-cell>
          <table:table-cell table:number-columns-repeated="4"/>
        </table:table-row>
        <table:table-row table:style-name="ro1">
          <table:table-cell office:value-type="float" office:value="5.659996">
            <text:p>5.659996</text:p>
          </table:table-cell>
          <table:table-cell table:formula="of:=IF([.N285]&gt;180;[.N285]-360;[.N285])" office:value-type="float" office:value="1.716671">
            <text:p>1.716671</text:p>
          </table:table-cell>
          <table:table-cell table:formula="of:=IF([.J285]&gt;180;[.J285]-360;[.J285])" office:value-type="float" office:value="-0.288099999999986">
            <text:p>-0.2881</text:p>
          </table:table-cell>
          <table:table-cell table:formula="of:=IF([.K285]&gt;180;[.K285]-360;[.K285])" office:value-type="float" office:value="0.1413469">
            <text:p>0.1413469</text:p>
          </table:table-cell>
          <table:table-cell table:formula="of:=IF([.L285]&gt;180;[.L285]-360;[.L285])" office:value-type="float" office:value="0.667635">
            <text:p>0.667635</text:p>
          </table:table-cell>
          <table:table-cell table:formula="of:=IF([.M285]&gt;180;[.M285]-360;[.M285])" office:value-type="float" office:value="2.881779">
            <text:p>2.881779</text:p>
          </table:table-cell>
          <table:table-cell table:formula="of:=IF([.N285]&gt;180;[.N285]-360;[.N285])" office:value-type="float" office:value="1.716671">
            <text:p>1.716671</text:p>
          </table:table-cell>
          <table:table-cell office:value-type="float" office:value="0">
            <text:p>0</text:p>
          </table:table-cell>
          <table:table-cell office:value-type="float" office:value="356.5753">
            <text:p>356.5753</text:p>
          </table:table-cell>
          <table:table-cell office:value-type="float" office:value="359.7119">
            <text:p>359.7119</text:p>
          </table:table-cell>
          <table:table-cell office:value-type="float" office:value="0.1413469">
            <text:p>0.1413469</text:p>
          </table:table-cell>
          <table:table-cell office:value-type="float" office:value="0.667635">
            <text:p>0.667635</text:p>
          </table:table-cell>
          <table:table-cell office:value-type="float" office:value="2.881779">
            <text:p>2.881779</text:p>
          </table:table-cell>
          <table:table-cell office:value-type="float" office:value="1.716671">
            <text:p>1.716671</text:p>
          </table:table-cell>
          <table:table-cell table:number-columns-repeated="4"/>
        </table:table-row>
        <table:table-row table:style-name="ro1">
          <table:table-cell office:value-type="float" office:value="5.679996">
            <text:p>5.679996</text:p>
          </table:table-cell>
          <table:table-cell table:formula="of:=IF([.N286]&gt;180;[.N286]-360;[.N286])" office:value-type="float" office:value="1.74677">
            <text:p>1.74677</text:p>
          </table:table-cell>
          <table:table-cell table:formula="of:=IF([.J286]&gt;180;[.J286]-360;[.J286])" office:value-type="float" office:value="-0.288400000000024">
            <text:p>-0.2884</text:p>
          </table:table-cell>
          <table:table-cell table:formula="of:=IF([.K286]&gt;180;[.K286]-360;[.K286])" office:value-type="float" office:value="0.2340964">
            <text:p>0.2340964</text:p>
          </table:table-cell>
          <table:table-cell table:formula="of:=IF([.L286]&gt;180;[.L286]-360;[.L286])" office:value-type="float" office:value="0.5451781">
            <text:p>0.5451781</text:p>
          </table:table-cell>
          <table:table-cell table:formula="of:=IF([.M286]&gt;180;[.M286]-360;[.M286])" office:value-type="float" office:value="2.684796">
            <text:p>2.684796</text:p>
          </table:table-cell>
          <table:table-cell table:formula="of:=IF([.N286]&gt;180;[.N286]-360;[.N286])" office:value-type="float" office:value="1.74677">
            <text:p>1.74677</text:p>
          </table:table-cell>
          <table:table-cell office:value-type="float" office:value="0">
            <text:p>0</text:p>
          </table:table-cell>
          <table:table-cell office:value-type="float" office:value="356.5833">
            <text:p>356.5833</text:p>
          </table:table-cell>
          <table:table-cell office:value-type="float" office:value="359.7116">
            <text:p>359.7116</text:p>
          </table:table-cell>
          <table:table-cell office:value-type="float" office:value="0.2340964">
            <text:p>0.2340964</text:p>
          </table:table-cell>
          <table:table-cell office:value-type="float" office:value="0.5451781">
            <text:p>0.5451781</text:p>
          </table:table-cell>
          <table:table-cell office:value-type="float" office:value="2.684796">
            <text:p>2.684796</text:p>
          </table:table-cell>
          <table:table-cell office:value-type="float" office:value="1.74677">
            <text:p>1.74677</text:p>
          </table:table-cell>
          <table:table-cell table:number-columns-repeated="4"/>
        </table:table-row>
        <table:table-row table:style-name="ro1">
          <table:table-cell office:value-type="float" office:value="5.699996">
            <text:p>5.699996</text:p>
          </table:table-cell>
          <table:table-cell table:formula="of:=IF([.N287]&gt;180;[.N287]-360;[.N287])" office:value-type="float" office:value="1.780231">
            <text:p>1.780231</text:p>
          </table:table-cell>
          <table:table-cell table:formula="of:=IF([.J287]&gt;180;[.J287]-360;[.J287])" office:value-type="float" office:value="-0.285199999999975">
            <text:p>-0.2852</text:p>
          </table:table-cell>
          <table:table-cell table:formula="of:=IF([.K287]&gt;180;[.K287]-360;[.K287])" office:value-type="float" office:value="0.3470389">
            <text:p>0.3470389</text:p>
          </table:table-cell>
          <table:table-cell table:formula="of:=IF([.L287]&gt;180;[.L287]-360;[.L287])" office:value-type="float" office:value="0.4157085">
            <text:p>0.4157085</text:p>
          </table:table-cell>
          <table:table-cell table:formula="of:=IF([.M287]&gt;180;[.M287]-360;[.M287])" office:value-type="float" office:value="2.561003">
            <text:p>2.561003</text:p>
          </table:table-cell>
          <table:table-cell table:formula="of:=IF([.N287]&gt;180;[.N287]-360;[.N287])" office:value-type="float" office:value="1.780231">
            <text:p>1.780231</text:p>
          </table:table-cell>
          <table:table-cell office:value-type="float" office:value="0">
            <text:p>0</text:p>
          </table:table-cell>
          <table:table-cell office:value-type="float" office:value="356.62">
            <text:p>356.62</text:p>
          </table:table-cell>
          <table:table-cell office:value-type="float" office:value="359.7148">
            <text:p>359.7148</text:p>
          </table:table-cell>
          <table:table-cell office:value-type="float" office:value="0.3470389">
            <text:p>0.3470389</text:p>
          </table:table-cell>
          <table:table-cell office:value-type="float" office:value="0.4157085">
            <text:p>0.4157085</text:p>
          </table:table-cell>
          <table:table-cell office:value-type="float" office:value="2.561003">
            <text:p>2.561003</text:p>
          </table:table-cell>
          <table:table-cell office:value-type="float" office:value="1.780231">
            <text:p>1.780231</text:p>
          </table:table-cell>
          <table:table-cell table:number-columns-repeated="4"/>
        </table:table-row>
        <table:table-row table:style-name="ro1">
          <table:table-cell office:value-type="float" office:value="5.719995">
            <text:p>5.719995</text:p>
          </table:table-cell>
          <table:table-cell table:formula="of:=IF([.N288]&gt;180;[.N288]-360;[.N288])" office:value-type="float" office:value="1.820524">
            <text:p>1.820524</text:p>
          </table:table-cell>
          <table:table-cell table:formula="of:=IF([.J288]&gt;180;[.J288]-360;[.J288])" office:value-type="float" office:value="-0.301499999999976">
            <text:p>-0.3015</text:p>
          </table:table-cell>
          <table:table-cell table:formula="of:=IF([.K288]&gt;180;[.K288]-360;[.K288])" office:value-type="float" office:value="0.4701508">
            <text:p>0.4701508</text:p>
          </table:table-cell>
          <table:table-cell table:formula="of:=IF([.L288]&gt;180;[.L288]-360;[.L288])" office:value-type="float" office:value="0.3104881">
            <text:p>0.3104881</text:p>
          </table:table-cell>
          <table:table-cell table:formula="of:=IF([.M288]&gt;180;[.M288]-360;[.M288])" office:value-type="float" office:value="2.529475">
            <text:p>2.529475</text:p>
          </table:table-cell>
          <table:table-cell table:formula="of:=IF([.N288]&gt;180;[.N288]-360;[.N288])" office:value-type="float" office:value="1.820524">
            <text:p>1.820524</text:p>
          </table:table-cell>
          <table:table-cell office:value-type="float" office:value="0">
            <text:p>0</text:p>
          </table:table-cell>
          <table:table-cell office:value-type="float" office:value="356.6747">
            <text:p>356.6747</text:p>
          </table:table-cell>
          <table:table-cell office:value-type="float" office:value="359.6985">
            <text:p>359.6985</text:p>
          </table:table-cell>
          <table:table-cell office:value-type="float" office:value="0.4701508">
            <text:p>0.4701508</text:p>
          </table:table-cell>
          <table:table-cell office:value-type="float" office:value="0.3104881">
            <text:p>0.3104881</text:p>
          </table:table-cell>
          <table:table-cell office:value-type="float" office:value="2.529475">
            <text:p>2.529475</text:p>
          </table:table-cell>
          <table:table-cell office:value-type="float" office:value="1.820524">
            <text:p>1.820524</text:p>
          </table:table-cell>
          <table:table-cell table:number-columns-repeated="4"/>
        </table:table-row>
        <table:table-row table:style-name="ro1">
          <table:table-cell office:value-type="float" office:value="5.739995">
            <text:p>5.739995</text:p>
          </table:table-cell>
          <table:table-cell table:formula="of:=IF([.N289]&gt;180;[.N289]-360;[.N289])" office:value-type="float" office:value="1.840056">
            <text:p>1.840056</text:p>
          </table:table-cell>
          <table:table-cell table:formula="of:=IF([.J289]&gt;180;[.J289]-360;[.J289])" office:value-type="float" office:value="-0.297900000000027">
            <text:p>-0.2979</text:p>
          </table:table-cell>
          <table:table-cell table:formula="of:=IF([.K289]&gt;180;[.K289]-360;[.K289])" office:value-type="float" office:value="0.5969411">
            <text:p>0.5969411</text:p>
          </table:table-cell>
          <table:table-cell table:formula="of:=IF([.L289]&gt;180;[.L289]-360;[.L289])" office:value-type="float" office:value="0.2711242">
            <text:p>0.2711242</text:p>
          </table:table-cell>
          <table:table-cell table:formula="of:=IF([.M289]&gt;180;[.M289]-360;[.M289])" office:value-type="float" office:value="2.572962">
            <text:p>2.572962</text:p>
          </table:table-cell>
          <table:table-cell table:formula="of:=IF([.N289]&gt;180;[.N289]-360;[.N289])" office:value-type="float" office:value="1.840056">
            <text:p>1.840056</text:p>
          </table:table-cell>
          <table:table-cell office:value-type="float" office:value="0">
            <text:p>0</text:p>
          </table:table-cell>
          <table:table-cell office:value-type="float" office:value="356.7555">
            <text:p>356.7555</text:p>
          </table:table-cell>
          <table:table-cell office:value-type="float" office:value="359.7021">
            <text:p>359.7021</text:p>
          </table:table-cell>
          <table:table-cell office:value-type="float" office:value="0.5969411">
            <text:p>0.5969411</text:p>
          </table:table-cell>
          <table:table-cell office:value-type="float" office:value="0.2711242">
            <text:p>0.2711242</text:p>
          </table:table-cell>
          <table:table-cell office:value-type="float" office:value="2.572962">
            <text:p>2.572962</text:p>
          </table:table-cell>
          <table:table-cell office:value-type="float" office:value="1.840056">
            <text:p>1.840056</text:p>
          </table:table-cell>
          <table:table-cell table:number-columns-repeated="4"/>
        </table:table-row>
        <table:table-row table:style-name="ro1">
          <table:table-cell office:value-type="float" office:value="5.759995">
            <text:p>5.759995</text:p>
          </table:table-cell>
          <table:table-cell table:formula="of:=IF([.N290]&gt;180;[.N290]-360;[.N290])" office:value-type="float" office:value="1.831356">
            <text:p>1.831356</text:p>
          </table:table-cell>
          <table:table-cell table:formula="of:=IF([.J290]&gt;180;[.J290]-360;[.J290])" office:value-type="float" office:value="-0.319200000000023">
            <text:p>-0.3192</text:p>
          </table:table-cell>
          <table:table-cell table:formula="of:=IF([.K290]&gt;180;[.K290]-360;[.K290])" office:value-type="float" office:value="0.7556282">
            <text:p>0.7556282</text:p>
          </table:table-cell>
          <table:table-cell table:formula="of:=IF([.L290]&gt;180;[.L290]-360;[.L290])" office:value-type="float" office:value="0.2922831">
            <text:p>0.2922831</text:p>
          </table:table-cell>
          <table:table-cell table:formula="of:=IF([.M290]&gt;180;[.M290]-360;[.M290])" office:value-type="float" office:value="2.704172">
            <text:p>2.704172</text:p>
          </table:table-cell>
          <table:table-cell table:formula="of:=IF([.N290]&gt;180;[.N290]-360;[.N290])" office:value-type="float" office:value="1.831356">
            <text:p>1.831356</text:p>
          </table:table-cell>
          <table:table-cell office:value-type="float" office:value="0">
            <text:p>0</text:p>
          </table:table-cell>
          <table:table-cell office:value-type="float" office:value="356.8509">
            <text:p>356.8509</text:p>
          </table:table-cell>
          <table:table-cell office:value-type="float" office:value="359.6808">
            <text:p>359.6808</text:p>
          </table:table-cell>
          <table:table-cell office:value-type="float" office:value="0.7556282">
            <text:p>0.7556282</text:p>
          </table:table-cell>
          <table:table-cell office:value-type="float" office:value="0.2922831">
            <text:p>0.2922831</text:p>
          </table:table-cell>
          <table:table-cell office:value-type="float" office:value="2.704172">
            <text:p>2.704172</text:p>
          </table:table-cell>
          <table:table-cell office:value-type="float" office:value="1.831356">
            <text:p>1.831356</text:p>
          </table:table-cell>
          <table:table-cell table:number-columns-repeated="4"/>
        </table:table-row>
        <table:table-row table:style-name="ro1">
          <table:table-cell office:value-type="float" office:value="5.779995">
            <text:p>5.779995</text:p>
          </table:table-cell>
          <table:table-cell table:formula="of:=IF([.N291]&gt;180;[.N291]-360;[.N291])" office:value-type="float" office:value="1.798642">
            <text:p>1.798642</text:p>
          </table:table-cell>
          <table:table-cell table:formula="of:=IF([.J291]&gt;180;[.J291]-360;[.J291])" office:value-type="float" office:value="-0.309199999999976">
            <text:p>-0.3092</text:p>
          </table:table-cell>
          <table:table-cell table:formula="of:=IF([.K291]&gt;180;[.K291]-360;[.K291])" office:value-type="float" office:value="0.9317623">
            <text:p>0.9317623</text:p>
          </table:table-cell>
          <table:table-cell table:formula="of:=IF([.L291]&gt;180;[.L291]-360;[.L291])" office:value-type="float" office:value="0.3365062">
            <text:p>0.3365062</text:p>
          </table:table-cell>
          <table:table-cell table:formula="of:=IF([.M291]&gt;180;[.M291]-360;[.M291])" office:value-type="float" office:value="2.919919">
            <text:p>2.919919</text:p>
          </table:table-cell>
          <table:table-cell table:formula="of:=IF([.N291]&gt;180;[.N291]-360;[.N291])" office:value-type="float" office:value="1.798642">
            <text:p>1.798642</text:p>
          </table:table-cell>
          <table:table-cell office:value-type="float" office:value="0">
            <text:p>0</text:p>
          </table:table-cell>
          <table:table-cell office:value-type="float" office:value="356.9438">
            <text:p>356.9438</text:p>
          </table:table-cell>
          <table:table-cell office:value-type="float" office:value="359.6908">
            <text:p>359.6908</text:p>
          </table:table-cell>
          <table:table-cell office:value-type="float" office:value="0.9317623">
            <text:p>0.9317623</text:p>
          </table:table-cell>
          <table:table-cell office:value-type="float" office:value="0.3365062">
            <text:p>0.3365062</text:p>
          </table:table-cell>
          <table:table-cell office:value-type="float" office:value="2.919919">
            <text:p>2.919919</text:p>
          </table:table-cell>
          <table:table-cell office:value-type="float" office:value="1.798642">
            <text:p>1.798642</text:p>
          </table:table-cell>
          <table:table-cell table:number-columns-repeated="4"/>
        </table:table-row>
        <table:table-row table:style-name="ro1">
          <table:table-cell office:value-type="float" office:value="5.799995">
            <text:p>5.799995</text:p>
          </table:table-cell>
          <table:table-cell table:formula="of:=IF([.N292]&gt;180;[.N292]-360;[.N292])" office:value-type="float" office:value="1.739323">
            <text:p>1.739323</text:p>
          </table:table-cell>
          <table:table-cell table:formula="of:=IF([.J292]&gt;180;[.J292]-360;[.J292])" office:value-type="float" office:value="-0.323100000000011">
            <text:p>-0.3231</text:p>
          </table:table-cell>
          <table:table-cell table:formula="of:=IF([.K292]&gt;180;[.K292]-360;[.K292])" office:value-type="float" office:value="1.143753">
            <text:p>1.143753</text:p>
          </table:table-cell>
          <table:table-cell table:formula="of:=IF([.L292]&gt;180;[.L292]-360;[.L292])" office:value-type="float" office:value="0.4270166">
            <text:p>0.4270166</text:p>
          </table:table-cell>
          <table:table-cell table:formula="of:=IF([.M292]&gt;180;[.M292]-360;[.M292])" office:value-type="float" office:value="3.215878">
            <text:p>3.215878</text:p>
          </table:table-cell>
          <table:table-cell table:formula="of:=IF([.N292]&gt;180;[.N292]-360;[.N292])" office:value-type="float" office:value="1.739323">
            <text:p>1.739323</text:p>
          </table:table-cell>
          <table:table-cell office:value-type="float" office:value="0">
            <text:p>0</text:p>
          </table:table-cell>
          <table:table-cell office:value-type="float" office:value="357.0451">
            <text:p>357.0451</text:p>
          </table:table-cell>
          <table:table-cell office:value-type="float" office:value="359.6769">
            <text:p>359.6769</text:p>
          </table:table-cell>
          <table:table-cell office:value-type="float" office:value="1.143753">
            <text:p>1.143753</text:p>
          </table:table-cell>
          <table:table-cell office:value-type="float" office:value="0.4270166">
            <text:p>0.4270166</text:p>
          </table:table-cell>
          <table:table-cell office:value-type="float" office:value="3.215878">
            <text:p>3.215878</text:p>
          </table:table-cell>
          <table:table-cell office:value-type="float" office:value="1.739323">
            <text:p>1.739323</text:p>
          </table:table-cell>
          <table:table-cell table:number-columns-repeated="4"/>
        </table:table-row>
        <table:table-row table:style-name="ro1">
          <table:table-cell office:value-type="float" office:value="5.819995">
            <text:p>5.819995</text:p>
          </table:table-cell>
          <table:table-cell table:formula="of:=IF([.N293]&gt;180;[.N293]-360;[.N293])" office:value-type="float" office:value="1.637334">
            <text:p>1.637334</text:p>
          </table:table-cell>
          <table:table-cell table:formula="of:=IF([.J293]&gt;180;[.J293]-360;[.J293])" office:value-type="float" office:value="-0.316399999999987">
            <text:p>-0.3164</text:p>
          </table:table-cell>
          <table:table-cell table:formula="of:=IF([.K293]&gt;180;[.K293]-360;[.K293])" office:value-type="float" office:value="1.350785">
            <text:p>1.350785</text:p>
          </table:table-cell>
          <table:table-cell table:formula="of:=IF([.L293]&gt;180;[.L293]-360;[.L293])" office:value-type="float" office:value="0.5793166">
            <text:p>0.5793166</text:p>
          </table:table-cell>
          <table:table-cell table:formula="of:=IF([.M293]&gt;180;[.M293]-360;[.M293])" office:value-type="float" office:value="3.547837">
            <text:p>3.547837</text:p>
          </table:table-cell>
          <table:table-cell table:formula="of:=IF([.N293]&gt;180;[.N293]-360;[.N293])" office:value-type="float" office:value="1.637334">
            <text:p>1.637334</text:p>
          </table:table-cell>
          <table:table-cell office:value-type="float" office:value="0">
            <text:p>0</text:p>
          </table:table-cell>
          <table:table-cell office:value-type="float" office:value="357.1635">
            <text:p>357.1635</text:p>
          </table:table-cell>
          <table:table-cell office:value-type="float" office:value="359.6836">
            <text:p>359.6836</text:p>
          </table:table-cell>
          <table:table-cell office:value-type="float" office:value="1.350785">
            <text:p>1.350785</text:p>
          </table:table-cell>
          <table:table-cell office:value-type="float" office:value="0.5793166">
            <text:p>0.5793166</text:p>
          </table:table-cell>
          <table:table-cell office:value-type="float" office:value="3.547837">
            <text:p>3.547837</text:p>
          </table:table-cell>
          <table:table-cell office:value-type="float" office:value="1.637334">
            <text:p>1.637334</text:p>
          </table:table-cell>
          <table:table-cell table:number-columns-repeated="4"/>
        </table:table-row>
        <table:table-row table:style-name="ro1">
          <table:table-cell office:value-type="float" office:value="5.839995">
            <text:p>5.839995</text:p>
          </table:table-cell>
          <table:table-cell table:formula="of:=IF([.N294]&gt;180;[.N294]-360;[.N294])" office:value-type="float" office:value="1.489045">
            <text:p>1.489045</text:p>
          </table:table-cell>
          <table:table-cell table:formula="of:=IF([.J294]&gt;180;[.J294]-360;[.J294])" office:value-type="float" office:value="-0.327099999999973">
            <text:p>-0.3271</text:p>
          </table:table-cell>
          <table:table-cell table:formula="of:=IF([.K294]&gt;180;[.K294]-360;[.K294])" office:value-type="float" office:value="1.558756">
            <text:p>1.558756</text:p>
          </table:table-cell>
          <table:table-cell table:formula="of:=IF([.L294]&gt;180;[.L294]-360;[.L294])" office:value-type="float" office:value="0.7837516">
            <text:p>0.7837516</text:p>
          </table:table-cell>
          <table:table-cell table:formula="of:=IF([.M294]&gt;180;[.M294]-360;[.M294])" office:value-type="float" office:value="3.835338">
            <text:p>3.835338</text:p>
          </table:table-cell>
          <table:table-cell table:formula="of:=IF([.N294]&gt;180;[.N294]-360;[.N294])" office:value-type="float" office:value="1.489045">
            <text:p>1.489045</text:p>
          </table:table-cell>
          <table:table-cell office:value-type="float" office:value="0">
            <text:p>0</text:p>
          </table:table-cell>
          <table:table-cell office:value-type="float" office:value="357.2964">
            <text:p>357.2964</text:p>
          </table:table-cell>
          <table:table-cell office:value-type="float" office:value="359.6729">
            <text:p>359.6729</text:p>
          </table:table-cell>
          <table:table-cell office:value-type="float" office:value="1.558756">
            <text:p>1.558756</text:p>
          </table:table-cell>
          <table:table-cell office:value-type="float" office:value="0.7837516">
            <text:p>0.7837516</text:p>
          </table:table-cell>
          <table:table-cell office:value-type="float" office:value="3.835338">
            <text:p>3.835338</text:p>
          </table:table-cell>
          <table:table-cell office:value-type="float" office:value="1.489045">
            <text:p>1.489045</text:p>
          </table:table-cell>
          <table:table-cell table:number-columns-repeated="4"/>
        </table:table-row>
        <table:table-row table:style-name="ro1">
          <table:table-cell office:value-type="float" office:value="5.859995">
            <text:p>5.859995</text:p>
          </table:table-cell>
          <table:table-cell table:formula="of:=IF([.N295]&gt;180;[.N295]-360;[.N295])" office:value-type="float" office:value="1.302561">
            <text:p>1.302561</text:p>
          </table:table-cell>
          <table:table-cell table:formula="of:=IF([.J295]&gt;180;[.J295]-360;[.J295])" office:value-type="float" office:value="-0.32080000000002">
            <text:p>-0.3208</text:p>
          </table:table-cell>
          <table:table-cell table:formula="of:=IF([.K295]&gt;180;[.K295]-360;[.K295])" office:value-type="float" office:value="1.7686">
            <text:p>1.7686</text:p>
          </table:table-cell>
          <table:table-cell table:formula="of:=IF([.L295]&gt;180;[.L295]-360;[.L295])" office:value-type="float" office:value="0.9633492">
            <text:p>0.9633492</text:p>
          </table:table-cell>
          <table:table-cell table:formula="of:=IF([.M295]&gt;180;[.M295]-360;[.M295])" office:value-type="float" office:value="4.035074">
            <text:p>4.035074</text:p>
          </table:table-cell>
          <table:table-cell table:formula="of:=IF([.N295]&gt;180;[.N295]-360;[.N295])" office:value-type="float" office:value="1.302561">
            <text:p>1.302561</text:p>
          </table:table-cell>
          <table:table-cell office:value-type="float" office:value="0">
            <text:p>0</text:p>
          </table:table-cell>
          <table:table-cell office:value-type="float" office:value="357.4085">
            <text:p>357.4085</text:p>
          </table:table-cell>
          <table:table-cell office:value-type="float" office:value="359.6792">
            <text:p>359.6792</text:p>
          </table:table-cell>
          <table:table-cell office:value-type="float" office:value="1.7686">
            <text:p>1.7686</text:p>
          </table:table-cell>
          <table:table-cell office:value-type="float" office:value="0.9633492">
            <text:p>0.9633492</text:p>
          </table:table-cell>
          <table:table-cell office:value-type="float" office:value="4.035074">
            <text:p>4.035074</text:p>
          </table:table-cell>
          <table:table-cell office:value-type="float" office:value="1.302561">
            <text:p>1.302561</text:p>
          </table:table-cell>
          <table:table-cell table:number-columns-repeated="4"/>
        </table:table-row>
        <table:table-row table:style-name="ro1">
          <table:table-cell office:value-type="float" office:value="5.879995">
            <text:p>5.879995</text:p>
          </table:table-cell>
          <table:table-cell table:formula="of:=IF([.N296]&gt;180;[.N296]-360;[.N296])" office:value-type="float" office:value="1.090673">
            <text:p>1.090673</text:p>
          </table:table-cell>
          <table:table-cell table:formula="of:=IF([.J296]&gt;180;[.J296]-360;[.J296])" office:value-type="float" office:value="-0.308299999999974">
            <text:p>-0.3083</text:p>
          </table:table-cell>
          <table:table-cell table:formula="of:=IF([.K296]&gt;180;[.K296]-360;[.K296])" office:value-type="float" office:value="1.969265">
            <text:p>1.969265</text:p>
          </table:table-cell>
          <table:table-cell table:formula="of:=IF([.L296]&gt;180;[.L296]-360;[.L296])" office:value-type="float" office:value="1.019724">
            <text:p>1.019724</text:p>
          </table:table-cell>
          <table:table-cell table:formula="of:=IF([.M296]&gt;180;[.M296]-360;[.M296])" office:value-type="float" office:value="4.160441">
            <text:p>4.160441</text:p>
          </table:table-cell>
          <table:table-cell table:formula="of:=IF([.N296]&gt;180;[.N296]-360;[.N296])" office:value-type="float" office:value="1.090673">
            <text:p>1.090673</text:p>
          </table:table-cell>
          <table:table-cell office:value-type="float" office:value="0">
            <text:p>0</text:p>
          </table:table-cell>
          <table:table-cell office:value-type="float" office:value="357.5274">
            <text:p>357.5274</text:p>
          </table:table-cell>
          <table:table-cell office:value-type="float" office:value="359.6917">
            <text:p>359.6917</text:p>
          </table:table-cell>
          <table:table-cell office:value-type="float" office:value="1.969265">
            <text:p>1.969265</text:p>
          </table:table-cell>
          <table:table-cell office:value-type="float" office:value="1.019724">
            <text:p>1.019724</text:p>
          </table:table-cell>
          <table:table-cell office:value-type="float" office:value="4.160441">
            <text:p>4.160441</text:p>
          </table:table-cell>
          <table:table-cell office:value-type="float" office:value="1.090673">
            <text:p>1.090673</text:p>
          </table:table-cell>
          <table:table-cell table:number-columns-repeated="4"/>
        </table:table-row>
        <table:table-row table:style-name="ro1">
          <table:table-cell office:value-type="float" office:value="5.899995">
            <text:p>5.899995</text:p>
          </table:table-cell>
          <table:table-cell table:formula="of:=IF([.N297]&gt;180;[.N297]-360;[.N297])" office:value-type="float" office:value="0.8654628">
            <text:p>0.8654628</text:p>
          </table:table-cell>
          <table:table-cell table:formula="of:=IF([.J297]&gt;180;[.J297]-360;[.J297])" office:value-type="float" office:value="-0.308699999999988">
            <text:p>-0.3087</text:p>
          </table:table-cell>
          <table:table-cell table:formula="of:=IF([.K297]&gt;180;[.K297]-360;[.K297])" office:value-type="float" office:value="2.137061">
            <text:p>2.137061</text:p>
          </table:table-cell>
          <table:table-cell table:formula="of:=IF([.L297]&gt;180;[.L297]-360;[.L297])" office:value-type="float" office:value="1.092192">
            <text:p>1.092192</text:p>
          </table:table-cell>
          <table:table-cell table:formula="of:=IF([.M297]&gt;180;[.M297]-360;[.M297])" office:value-type="float" office:value="4.251549">
            <text:p>4.251549</text:p>
          </table:table-cell>
          <table:table-cell table:formula="of:=IF([.N297]&gt;180;[.N297]-360;[.N297])" office:value-type="float" office:value="0.8654628">
            <text:p>0.8654628</text:p>
          </table:table-cell>
          <table:table-cell office:value-type="float" office:value="0">
            <text:p>0</text:p>
          </table:table-cell>
          <table:table-cell office:value-type="float" office:value="357.6528">
            <text:p>357.6528</text:p>
          </table:table-cell>
          <table:table-cell office:value-type="float" office:value="359.6913">
            <text:p>359.6913</text:p>
          </table:table-cell>
          <table:table-cell office:value-type="float" office:value="2.137061">
            <text:p>2.137061</text:p>
          </table:table-cell>
          <table:table-cell office:value-type="float" office:value="1.092192">
            <text:p>1.092192</text:p>
          </table:table-cell>
          <table:table-cell office:value-type="float" office:value="4.251549">
            <text:p>4.251549</text:p>
          </table:table-cell>
          <table:table-cell office:value-type="float" office:value="0.8654628">
            <text:p>0.8654628</text:p>
          </table:table-cell>
          <table:table-cell table:number-columns-repeated="4"/>
        </table:table-row>
        <table:table-row table:style-name="ro1">
          <table:table-cell office:value-type="float" office:value="5.919995">
            <text:p>5.919995</text:p>
          </table:table-cell>
          <table:table-cell table:formula="of:=IF([.N298]&gt;180;[.N298]-360;[.N298])" office:value-type="float" office:value="0.6298311">
            <text:p>0.6298311</text:p>
          </table:table-cell>
          <table:table-cell table:formula="of:=IF([.J298]&gt;180;[.J298]-360;[.J298])" office:value-type="float" office:value="-0.272600000000011">
            <text:p>-0.2726</text:p>
          </table:table-cell>
          <table:table-cell table:formula="of:=IF([.K298]&gt;180;[.K298]-360;[.K298])" office:value-type="float" office:value="2.272656">
            <text:p>2.272656</text:p>
          </table:table-cell>
          <table:table-cell table:formula="of:=IF([.L298]&gt;180;[.L298]-360;[.L298])" office:value-type="float" office:value="1.156804">
            <text:p>1.156804</text:p>
          </table:table-cell>
          <table:table-cell table:formula="of:=IF([.M298]&gt;180;[.M298]-360;[.M298])" office:value-type="float" office:value="4.311824">
            <text:p>4.311824</text:p>
          </table:table-cell>
          <table:table-cell table:formula="of:=IF([.N298]&gt;180;[.N298]-360;[.N298])" office:value-type="float" office:value="0.6298311">
            <text:p>0.6298311</text:p>
          </table:table-cell>
          <table:table-cell office:value-type="float" office:value="0">
            <text:p>0</text:p>
          </table:table-cell>
          <table:table-cell office:value-type="float" office:value="357.7431">
            <text:p>357.7431</text:p>
          </table:table-cell>
          <table:table-cell office:value-type="float" office:value="359.7274">
            <text:p>359.7274</text:p>
          </table:table-cell>
          <table:table-cell office:value-type="float" office:value="2.272656">
            <text:p>2.272656</text:p>
          </table:table-cell>
          <table:table-cell office:value-type="float" office:value="1.156804">
            <text:p>1.156804</text:p>
          </table:table-cell>
          <table:table-cell office:value-type="float" office:value="4.311824">
            <text:p>4.311824</text:p>
          </table:table-cell>
          <table:table-cell office:value-type="float" office:value="0.6298311">
            <text:p>0.6298311</text:p>
          </table:table-cell>
          <table:table-cell table:number-columns-repeated="4"/>
        </table:table-row>
        <table:table-row table:style-name="ro1">
          <table:table-cell office:value-type="float" office:value="5.939995">
            <text:p>5.939995</text:p>
          </table:table-cell>
          <table:table-cell table:formula="of:=IF([.N299]&gt;180;[.N299]-360;[.N299])" office:value-type="float" office:value="0.4094488">
            <text:p>0.4094488</text:p>
          </table:table-cell>
          <table:table-cell table:formula="of:=IF([.J299]&gt;180;[.J299]-360;[.J299])" office:value-type="float" office:value="-0.242999999999995">
            <text:p>-0.243</text:p>
          </table:table-cell>
          <table:table-cell table:formula="of:=IF([.K299]&gt;180;[.K299]-360;[.K299])" office:value-type="float" office:value="2.349195">
            <text:p>2.349195</text:p>
          </table:table-cell>
          <table:table-cell table:formula="of:=IF([.L299]&gt;180;[.L299]-360;[.L299])" office:value-type="float" office:value="1.155403">
            <text:p>1.155403</text:p>
          </table:table-cell>
          <table:table-cell table:formula="of:=IF([.M299]&gt;180;[.M299]-360;[.M299])" office:value-type="float" office:value="4.331867">
            <text:p>4.331867</text:p>
          </table:table-cell>
          <table:table-cell table:formula="of:=IF([.N299]&gt;180;[.N299]-360;[.N299])" office:value-type="float" office:value="0.4094488">
            <text:p>0.4094488</text:p>
          </table:table-cell>
          <table:table-cell office:value-type="float" office:value="0">
            <text:p>0</text:p>
          </table:table-cell>
          <table:table-cell office:value-type="float" office:value="357.8226">
            <text:p>357.8226</text:p>
          </table:table-cell>
          <table:table-cell office:value-type="float" office:value="359.757">
            <text:p>359.757</text:p>
          </table:table-cell>
          <table:table-cell office:value-type="float" office:value="2.349195">
            <text:p>2.349195</text:p>
          </table:table-cell>
          <table:table-cell office:value-type="float" office:value="1.155403">
            <text:p>1.155403</text:p>
          </table:table-cell>
          <table:table-cell office:value-type="float" office:value="4.331867">
            <text:p>4.331867</text:p>
          </table:table-cell>
          <table:table-cell office:value-type="float" office:value="0.4094488">
            <text:p>0.4094488</text:p>
          </table:table-cell>
          <table:table-cell table:number-columns-repeated="4"/>
        </table:table-row>
        <table:table-row table:style-name="ro1">
          <table:table-cell office:value-type="float" office:value="5.959995">
            <text:p>5.959995</text:p>
          </table:table-cell>
          <table:table-cell table:formula="of:=IF([.N300]&gt;180;[.N300]-360;[.N300])" office:value-type="float" office:value="0.2379582">
            <text:p>0.2379582</text:p>
          </table:table-cell>
          <table:table-cell table:formula="of:=IF([.J300]&gt;180;[.J300]-360;[.J300])" office:value-type="float" office:value="-0.182999999999993">
            <text:p>-0.183</text:p>
          </table:table-cell>
          <table:table-cell table:formula="of:=IF([.K300]&gt;180;[.K300]-360;[.K300])" office:value-type="float" office:value="2.388097">
            <text:p>2.388097</text:p>
          </table:table-cell>
          <table:table-cell table:formula="of:=IF([.L300]&gt;180;[.L300]-360;[.L300])" office:value-type="float" office:value="1.042257">
            <text:p>1.042257</text:p>
          </table:table-cell>
          <table:table-cell table:formula="of:=IF([.M300]&gt;180;[.M300]-360;[.M300])" office:value-type="float" office:value="4.287376">
            <text:p>4.287376</text:p>
          </table:table-cell>
          <table:table-cell table:formula="of:=IF([.N300]&gt;180;[.N300]-360;[.N300])" office:value-type="float" office:value="0.2379582">
            <text:p>0.2379582</text:p>
          </table:table-cell>
          <table:table-cell office:value-type="float" office:value="0">
            <text:p>0</text:p>
          </table:table-cell>
          <table:table-cell office:value-type="float" office:value="357.8947">
            <text:p>357.8947</text:p>
          </table:table-cell>
          <table:table-cell office:value-type="float" office:value="359.817">
            <text:p>359.817</text:p>
          </table:table-cell>
          <table:table-cell office:value-type="float" office:value="2.388097">
            <text:p>2.388097</text:p>
          </table:table-cell>
          <table:table-cell office:value-type="float" office:value="1.042257">
            <text:p>1.042257</text:p>
          </table:table-cell>
          <table:table-cell office:value-type="float" office:value="4.287376">
            <text:p>4.287376</text:p>
          </table:table-cell>
          <table:table-cell office:value-type="float" office:value="0.2379582">
            <text:p>0.2379582</text:p>
          </table:table-cell>
          <table:table-cell table:number-columns-repeated="4"/>
        </table:table-row>
        <table:table-row table:style-name="ro1">
          <table:table-cell office:value-type="float" office:value="5.979995">
            <text:p>5.979995</text:p>
          </table:table-cell>
          <table:table-cell table:formula="of:=IF([.N301]&gt;180;[.N301]-360;[.N301])" office:value-type="float" office:value="0.1042095">
            <text:p>0.1042095</text:p>
          </table:table-cell>
          <table:table-cell table:formula="of:=IF([.J301]&gt;180;[.J301]-360;[.J301])" office:value-type="float" office:value="-0.134799999999984">
            <text:p>-0.1348</text:p>
          </table:table-cell>
          <table:table-cell table:formula="of:=IF([.K301]&gt;180;[.K301]-360;[.K301])" office:value-type="float" office:value="2.368494">
            <text:p>2.368494</text:p>
          </table:table-cell>
          <table:table-cell table:formula="of:=IF([.L301]&gt;180;[.L301]-360;[.L301])" office:value-type="float" office:value="0.8512239">
            <text:p>0.8512239</text:p>
          </table:table-cell>
          <table:table-cell table:formula="of:=IF([.M301]&gt;180;[.M301]-360;[.M301])" office:value-type="float" office:value="4.197147">
            <text:p>4.197147</text:p>
          </table:table-cell>
          <table:table-cell table:formula="of:=IF([.N301]&gt;180;[.N301]-360;[.N301])" office:value-type="float" office:value="0.1042095">
            <text:p>0.1042095</text:p>
          </table:table-cell>
          <table:table-cell office:value-type="float" office:value="0">
            <text:p>0</text:p>
          </table:table-cell>
          <table:table-cell office:value-type="float" office:value="357.97">
            <text:p>357.97</text:p>
          </table:table-cell>
          <table:table-cell office:value-type="float" office:value="359.8652">
            <text:p>359.8652</text:p>
          </table:table-cell>
          <table:table-cell office:value-type="float" office:value="2.368494">
            <text:p>2.368494</text:p>
          </table:table-cell>
          <table:table-cell office:value-type="float" office:value="0.8512239">
            <text:p>0.8512239</text:p>
          </table:table-cell>
          <table:table-cell office:value-type="float" office:value="4.197147">
            <text:p>4.197147</text:p>
          </table:table-cell>
          <table:table-cell office:value-type="float" office:value="0.1042095">
            <text:p>0.1042095</text:p>
          </table:table-cell>
          <table:table-cell table:number-columns-repeated="4"/>
        </table:table-row>
        <table:table-row table:style-name="ro1">
          <table:table-cell office:value-type="float" office:value="5.999995">
            <text:p>5.999995</text:p>
          </table:table-cell>
          <table:table-cell table:formula="of:=IF([.N302]&gt;180;[.N302]-360;[.N302])" office:value-type="float" office:value="-0.0296000000000163">
            <text:p>-0.0296</text:p>
          </table:table-cell>
          <table:table-cell table:formula="of:=IF([.J302]&gt;180;[.J302]-360;[.J302])" office:value-type="float" office:value="-0.0591999999999757">
            <text:p>-0.0592</text:p>
          </table:table-cell>
          <table:table-cell table:formula="of:=IF([.K302]&gt;180;[.K302]-360;[.K302])" office:value-type="float" office:value="2.306831">
            <text:p>2.306831</text:p>
          </table:table-cell>
          <table:table-cell table:formula="of:=IF([.L302]&gt;180;[.L302]-360;[.L302])" office:value-type="float" office:value="0.6244371">
            <text:p>0.6244371</text:p>
          </table:table-cell>
          <table:table-cell table:formula="of:=IF([.M302]&gt;180;[.M302]-360;[.M302])" office:value-type="float" office:value="4.090312">
            <text:p>4.090312</text:p>
          </table:table-cell>
          <table:table-cell table:formula="of:=IF([.N302]&gt;180;[.N302]-360;[.N302])" office:value-type="float" office:value="-0.0296000000000163">
            <text:p>-0.0296</text:p>
          </table:table-cell>
          <table:table-cell office:value-type="float" office:value="0">
            <text:p>0</text:p>
          </table:table-cell>
          <table:table-cell office:value-type="float" office:value="357.9722">
            <text:p>357.9722</text:p>
          </table:table-cell>
          <table:table-cell office:value-type="float" office:value="359.9408">
            <text:p>359.9408</text:p>
          </table:table-cell>
          <table:table-cell office:value-type="float" office:value="2.306831">
            <text:p>2.306831</text:p>
          </table:table-cell>
          <table:table-cell office:value-type="float" office:value="0.6244371">
            <text:p>0.6244371</text:p>
          </table:table-cell>
          <table:table-cell office:value-type="float" office:value="4.090312">
            <text:p>4.090312</text:p>
          </table:table-cell>
          <table:table-cell office:value-type="float" office:value="359.9704">
            <text:p>359.9704</text:p>
          </table:table-cell>
          <table:table-cell table:number-columns-repeated="4"/>
        </table:table-row>
        <table:table-row table:style-name="ro1">
          <table:table-cell office:value-type="float" office:value="6.019995">
            <text:p>6.019995</text:p>
          </table:table-cell>
          <table:table-cell table:formula="of:=IF([.N303]&gt;180;[.N303]-360;[.N303])" office:value-type="float" office:value="-0.187299999999993">
            <text:p>-0.1873</text:p>
          </table:table-cell>
          <table:table-cell table:formula="of:=IF([.J303]&gt;180;[.J303]-360;[.J303])" office:value-type="float" office:value="-0.003280263">
            <text:p>-0.003280263</text:p>
          </table:table-cell>
          <table:table-cell table:formula="of:=IF([.K303]&gt;180;[.K303]-360;[.K303])" office:value-type="float" office:value="2.212733">
            <text:p>2.212733</text:p>
          </table:table-cell>
          <table:table-cell table:formula="of:=IF([.L303]&gt;180;[.L303]-360;[.L303])" office:value-type="float" office:value="0.4435067">
            <text:p>0.4435067</text:p>
          </table:table-cell>
          <table:table-cell table:formula="of:=IF([.M303]&gt;180;[.M303]-360;[.M303])" office:value-type="float" office:value="3.992957">
            <text:p>3.992957</text:p>
          </table:table-cell>
          <table:table-cell table:formula="of:=IF([.N303]&gt;180;[.N303]-360;[.N303])" office:value-type="float" office:value="-0.187299999999993">
            <text:p>-0.1873</text:p>
          </table:table-cell>
          <table:table-cell office:value-type="float" office:value="0">
            <text:p>0</text:p>
          </table:table-cell>
          <table:table-cell office:value-type="float" office:value="357.9347">
            <text:p>357.9347</text:p>
          </table:table-cell>
          <table:table-cell office:value-type="float" office:value="-0.003280263">
            <text:p>-0.003280263</text:p>
          </table:table-cell>
          <table:table-cell office:value-type="float" office:value="2.212733">
            <text:p>2.212733</text:p>
          </table:table-cell>
          <table:table-cell office:value-type="float" office:value="0.4435067">
            <text:p>0.4435067</text:p>
          </table:table-cell>
          <table:table-cell office:value-type="float" office:value="3.992957">
            <text:p>3.992957</text:p>
          </table:table-cell>
          <table:table-cell office:value-type="float" office:value="359.8127">
            <text:p>359.8127</text:p>
          </table:table-cell>
          <table:table-cell table:number-columns-repeated="4"/>
        </table:table-row>
        <table:table-row table:style-name="ro1">
          <table:table-cell office:value-type="float" office:value="6.039995">
            <text:p>6.039995</text:p>
          </table:table-cell>
          <table:table-cell table:formula="of:=IF([.N304]&gt;180;[.N304]-360;[.N304])" office:value-type="float" office:value="-0.322699999999998">
            <text:p>-0.3227</text:p>
          </table:table-cell>
          <table:table-cell table:formula="of:=IF([.J304]&gt;180;[.J304]-360;[.J304])" office:value-type="float" office:value="0.06790468">
            <text:p>0.06790468</text:p>
          </table:table-cell>
          <table:table-cell table:formula="of:=IF([.K304]&gt;180;[.K304]-360;[.K304])" office:value-type="float" office:value="2.094237">
            <text:p>2.094237</text:p>
          </table:table-cell>
          <table:table-cell table:formula="of:=IF([.L304]&gt;180;[.L304]-360;[.L304])" office:value-type="float" office:value="0.3534774">
            <text:p>0.3534774</text:p>
          </table:table-cell>
          <table:table-cell table:formula="of:=IF([.M304]&gt;180;[.M304]-360;[.M304])" office:value-type="float" office:value="3.951674">
            <text:p>3.951674</text:p>
          </table:table-cell>
          <table:table-cell table:formula="of:=IF([.N304]&gt;180;[.N304]-360;[.N304])" office:value-type="float" office:value="-0.322699999999998">
            <text:p>-0.3227</text:p>
          </table:table-cell>
          <table:table-cell office:value-type="float" office:value="0">
            <text:p>0</text:p>
          </table:table-cell>
          <table:table-cell office:value-type="float" office:value="357.8774">
            <text:p>357.8774</text:p>
          </table:table-cell>
          <table:table-cell office:value-type="float" office:value="0.06790468">
            <text:p>0.06790468</text:p>
          </table:table-cell>
          <table:table-cell office:value-type="float" office:value="2.094237">
            <text:p>2.094237</text:p>
          </table:table-cell>
          <table:table-cell office:value-type="float" office:value="0.3534774">
            <text:p>0.3534774</text:p>
          </table:table-cell>
          <table:table-cell office:value-type="float" office:value="3.951674">
            <text:p>3.951674</text:p>
          </table:table-cell>
          <table:table-cell office:value-type="float" office:value="359.6773">
            <text:p>359.6773</text:p>
          </table:table-cell>
          <table:table-cell table:number-columns-repeated="4"/>
        </table:table-row>
        <table:table-row table:style-name="ro1">
          <table:table-cell office:value-type="float" office:value="6.059995">
            <text:p>6.059995</text:p>
          </table:table-cell>
          <table:table-cell table:formula="of:=IF([.N305]&gt;180;[.N305]-360;[.N305])" office:value-type="float" office:value="-0.424300000000017">
            <text:p>-0.4243</text:p>
          </table:table-cell>
          <table:table-cell table:formula="of:=IF([.J305]&gt;180;[.J305]-360;[.J305])" office:value-type="float" office:value="0.1386237">
            <text:p>0.1386237</text:p>
          </table:table-cell>
          <table:table-cell table:formula="of:=IF([.K305]&gt;180;[.K305]-360;[.K305])" office:value-type="float" office:value="1.950407">
            <text:p>1.950407</text:p>
          </table:table-cell>
          <table:table-cell table:formula="of:=IF([.L305]&gt;180;[.L305]-360;[.L305])" office:value-type="float" office:value="0.3169948">
            <text:p>0.3169948</text:p>
          </table:table-cell>
          <table:table-cell table:formula="of:=IF([.M305]&gt;180;[.M305]-360;[.M305])" office:value-type="float" office:value="3.954116">
            <text:p>3.954116</text:p>
          </table:table-cell>
          <table:table-cell table:formula="of:=IF([.N305]&gt;180;[.N305]-360;[.N305])" office:value-type="float" office:value="-0.424300000000017">
            <text:p>-0.4243</text:p>
          </table:table-cell>
          <table:table-cell office:value-type="float" office:value="0">
            <text:p>0</text:p>
          </table:table-cell>
          <table:table-cell office:value-type="float" office:value="357.7953">
            <text:p>357.7953</text:p>
          </table:table-cell>
          <table:table-cell office:value-type="float" office:value="0.1386237">
            <text:p>0.1386237</text:p>
          </table:table-cell>
          <table:table-cell office:value-type="float" office:value="1.950407">
            <text:p>1.950407</text:p>
          </table:table-cell>
          <table:table-cell office:value-type="float" office:value="0.3169948">
            <text:p>0.3169948</text:p>
          </table:table-cell>
          <table:table-cell office:value-type="float" office:value="3.954116">
            <text:p>3.954116</text:p>
          </table:table-cell>
          <table:table-cell office:value-type="float" office:value="359.5757">
            <text:p>359.5757</text:p>
          </table:table-cell>
          <table:table-cell table:number-columns-repeated="4"/>
        </table:table-row>
        <table:table-row table:style-name="ro1">
          <table:table-cell office:value-type="float" office:value="6.079995">
            <text:p>6.079995</text:p>
          </table:table-cell>
          <table:table-cell table:formula="of:=IF([.N306]&gt;180;[.N306]-360;[.N306])" office:value-type="float" office:value="-0.498699999999985">
            <text:p>-0.4987</text:p>
          </table:table-cell>
          <table:table-cell table:formula="of:=IF([.J306]&gt;180;[.J306]-360;[.J306])" office:value-type="float" office:value="0.1732028">
            <text:p>0.1732028</text:p>
          </table:table-cell>
          <table:table-cell table:formula="of:=IF([.K306]&gt;180;[.K306]-360;[.K306])" office:value-type="float" office:value="1.815161">
            <text:p>1.815161</text:p>
          </table:table-cell>
          <table:table-cell table:formula="of:=IF([.L306]&gt;180;[.L306]-360;[.L306])" office:value-type="float" office:value="0.314124">
            <text:p>0.314124</text:p>
          </table:table-cell>
          <table:table-cell table:formula="of:=IF([.M306]&gt;180;[.M306]-360;[.M306])" office:value-type="float" office:value="4.018073">
            <text:p>4.018073</text:p>
          </table:table-cell>
          <table:table-cell table:formula="of:=IF([.N306]&gt;180;[.N306]-360;[.N306])" office:value-type="float" office:value="-0.498699999999985">
            <text:p>-0.4987</text:p>
          </table:table-cell>
          <table:table-cell office:value-type="float" office:value="0">
            <text:p>0</text:p>
          </table:table-cell>
          <table:table-cell office:value-type="float" office:value="357.7084">
            <text:p>357.7084</text:p>
          </table:table-cell>
          <table:table-cell office:value-type="float" office:value="0.1732028">
            <text:p>0.1732028</text:p>
          </table:table-cell>
          <table:table-cell office:value-type="float" office:value="1.815161">
            <text:p>1.815161</text:p>
          </table:table-cell>
          <table:table-cell office:value-type="float" office:value="0.314124">
            <text:p>0.314124</text:p>
          </table:table-cell>
          <table:table-cell office:value-type="float" office:value="4.018073">
            <text:p>4.018073</text:p>
          </table:table-cell>
          <table:table-cell office:value-type="float" office:value="359.5013">
            <text:p>359.5013</text:p>
          </table:table-cell>
          <table:table-cell table:number-columns-repeated="4"/>
        </table:table-row>
        <table:table-row table:style-name="ro1">
          <table:table-cell office:value-type="float" office:value="6.099995">
            <text:p>6.099995</text:p>
          </table:table-cell>
          <table:table-cell table:formula="of:=IF([.N307]&gt;180;[.N307]-360;[.N307])" office:value-type="float" office:value="-0.544699999999978">
            <text:p>-0.5447</text:p>
          </table:table-cell>
          <table:table-cell table:formula="of:=IF([.J307]&gt;180;[.J307]-360;[.J307])" office:value-type="float" office:value="0.2072226">
            <text:p>0.2072226</text:p>
          </table:table-cell>
          <table:table-cell table:formula="of:=IF([.K307]&gt;180;[.K307]-360;[.K307])" office:value-type="float" office:value="1.674014">
            <text:p>1.674014</text:p>
          </table:table-cell>
          <table:table-cell table:formula="of:=IF([.L307]&gt;180;[.L307]-360;[.L307])" office:value-type="float" office:value="0.3307054">
            <text:p>0.3307054</text:p>
          </table:table-cell>
          <table:table-cell table:formula="of:=IF([.M307]&gt;180;[.M307]-360;[.M307])" office:value-type="float" office:value="4.169063">
            <text:p>4.169063</text:p>
          </table:table-cell>
          <table:table-cell table:formula="of:=IF([.N307]&gt;180;[.N307]-360;[.N307])" office:value-type="float" office:value="-0.544699999999978">
            <text:p>-0.5447</text:p>
          </table:table-cell>
          <table:table-cell office:value-type="float" office:value="0">
            <text:p>0</text:p>
          </table:table-cell>
          <table:table-cell office:value-type="float" office:value="357.6165">
            <text:p>357.6165</text:p>
          </table:table-cell>
          <table:table-cell office:value-type="float" office:value="0.2072226">
            <text:p>0.2072226</text:p>
          </table:table-cell>
          <table:table-cell office:value-type="float" office:value="1.674014">
            <text:p>1.674014</text:p>
          </table:table-cell>
          <table:table-cell office:value-type="float" office:value="0.3307054">
            <text:p>0.3307054</text:p>
          </table:table-cell>
          <table:table-cell office:value-type="float" office:value="4.169063">
            <text:p>4.169063</text:p>
          </table:table-cell>
          <table:table-cell office:value-type="float" office:value="359.4553">
            <text:p>359.4553</text:p>
          </table:table-cell>
          <table:table-cell table:number-columns-repeated="4"/>
        </table:table-row>
        <table:table-row table:style-name="ro1">
          <table:table-cell office:value-type="float" office:value="6.119995">
            <text:p>6.119995</text:p>
          </table:table-cell>
          <table:table-cell table:formula="of:=IF([.N308]&gt;180;[.N308]-360;[.N308])" office:value-type="float" office:value="-0.56450000000001">
            <text:p>-0.5645</text:p>
          </table:table-cell>
          <table:table-cell table:formula="of:=IF([.J308]&gt;180;[.J308]-360;[.J308])" office:value-type="float" office:value="0.236785">
            <text:p>0.236785</text:p>
          </table:table-cell>
          <table:table-cell table:formula="of:=IF([.K308]&gt;180;[.K308]-360;[.K308])" office:value-type="float" office:value="1.482962">
            <text:p>1.482962</text:p>
          </table:table-cell>
          <table:table-cell table:formula="of:=IF([.L308]&gt;180;[.L308]-360;[.L308])" office:value-type="float" office:value="0.3889307">
            <text:p>0.3889307</text:p>
          </table:table-cell>
          <table:table-cell table:formula="of:=IF([.M308]&gt;180;[.M308]-360;[.M308])" office:value-type="float" office:value="4.380137">
            <text:p>4.380137</text:p>
          </table:table-cell>
          <table:table-cell table:formula="of:=IF([.N308]&gt;180;[.N308]-360;[.N308])" office:value-type="float" office:value="-0.56450000000001">
            <text:p>-0.5645</text:p>
          </table:table-cell>
          <table:table-cell office:value-type="float" office:value="0">
            <text:p>0</text:p>
          </table:table-cell>
          <table:table-cell office:value-type="float" office:value="357.5196">
            <text:p>357.5196</text:p>
          </table:table-cell>
          <table:table-cell office:value-type="float" office:value="0.236785">
            <text:p>0.236785</text:p>
          </table:table-cell>
          <table:table-cell office:value-type="float" office:value="1.482962">
            <text:p>1.482962</text:p>
          </table:table-cell>
          <table:table-cell office:value-type="float" office:value="0.3889307">
            <text:p>0.3889307</text:p>
          </table:table-cell>
          <table:table-cell office:value-type="float" office:value="4.380137">
            <text:p>4.380137</text:p>
          </table:table-cell>
          <table:table-cell office:value-type="float" office:value="359.4355">
            <text:p>359.4355</text:p>
          </table:table-cell>
          <table:table-cell table:number-columns-repeated="4"/>
        </table:table-row>
        <table:table-row table:style-name="ro1">
          <table:table-cell office:value-type="float" office:value="6.139995">
            <text:p>6.139995</text:p>
          </table:table-cell>
          <table:table-cell table:formula="of:=IF([.N309]&gt;180;[.N309]-360;[.N309])" office:value-type="float" office:value="-0.563499999999976">
            <text:p>-0.5635</text:p>
          </table:table-cell>
          <table:table-cell table:formula="of:=IF([.J309]&gt;180;[.J309]-360;[.J309])" office:value-type="float" office:value="0.2169081">
            <text:p>0.2169081</text:p>
          </table:table-cell>
          <table:table-cell table:formula="of:=IF([.K309]&gt;180;[.K309]-360;[.K309])" office:value-type="float" office:value="1.254884">
            <text:p>1.254884</text:p>
          </table:table-cell>
          <table:table-cell table:formula="of:=IF([.L309]&gt;180;[.L309]-360;[.L309])" office:value-type="float" office:value="0.5170859">
            <text:p>0.5170859</text:p>
          </table:table-cell>
          <table:table-cell table:formula="of:=IF([.M309]&gt;180;[.M309]-360;[.M309])" office:value-type="float" office:value="4.588737">
            <text:p>4.588737</text:p>
          </table:table-cell>
          <table:table-cell table:formula="of:=IF([.N309]&gt;180;[.N309]-360;[.N309])" office:value-type="float" office:value="-0.563499999999976">
            <text:p>-0.5635</text:p>
          </table:table-cell>
          <table:table-cell office:value-type="float" office:value="0">
            <text:p>0</text:p>
          </table:table-cell>
          <table:table-cell office:value-type="float" office:value="357.4201">
            <text:p>357.4201</text:p>
          </table:table-cell>
          <table:table-cell office:value-type="float" office:value="0.2169081">
            <text:p>0.2169081</text:p>
          </table:table-cell>
          <table:table-cell office:value-type="float" office:value="1.254884">
            <text:p>1.254884</text:p>
          </table:table-cell>
          <table:table-cell office:value-type="float" office:value="0.5170859">
            <text:p>0.5170859</text:p>
          </table:table-cell>
          <table:table-cell office:value-type="float" office:value="4.588737">
            <text:p>4.588737</text:p>
          </table:table-cell>
          <table:table-cell office:value-type="float" office:value="359.4365">
            <text:p>359.4365</text:p>
          </table:table-cell>
          <table:table-cell table:number-columns-repeated="4"/>
        </table:table-row>
        <table:table-row table:style-name="ro1">
          <table:table-cell office:value-type="float" office:value="6.159995">
            <text:p>6.159995</text:p>
          </table:table-cell>
          <table:table-cell table:formula="of:=IF([.N310]&gt;180;[.N310]-360;[.N310])" office:value-type="float" office:value="-0.53649999999999">
            <text:p>-0.5365</text:p>
          </table:table-cell>
          <table:table-cell table:formula="of:=IF([.J310]&gt;180;[.J310]-360;[.J310])" office:value-type="float" office:value="0.1804813">
            <text:p>0.1804813</text:p>
          </table:table-cell>
          <table:table-cell table:formula="of:=IF([.K310]&gt;180;[.K310]-360;[.K310])" office:value-type="float" office:value="1.018416">
            <text:p>1.018416</text:p>
          </table:table-cell>
          <table:table-cell table:formula="of:=IF([.L310]&gt;180;[.L310]-360;[.L310])" office:value-type="float" office:value="0.6690213">
            <text:p>0.6690213</text:p>
          </table:table-cell>
          <table:table-cell table:formula="of:=IF([.M310]&gt;180;[.M310]-360;[.M310])" office:value-type="float" office:value="4.754529">
            <text:p>4.754529</text:p>
          </table:table-cell>
          <table:table-cell table:formula="of:=IF([.N310]&gt;180;[.N310]-360;[.N310])" office:value-type="float" office:value="-0.53649999999999">
            <text:p>-0.5365</text:p>
          </table:table-cell>
          <table:table-cell office:value-type="float" office:value="0">
            <text:p>0</text:p>
          </table:table-cell>
          <table:table-cell office:value-type="float" office:value="357.3163">
            <text:p>357.3163</text:p>
          </table:table-cell>
          <table:table-cell office:value-type="float" office:value="0.1804813">
            <text:p>0.1804813</text:p>
          </table:table-cell>
          <table:table-cell office:value-type="float" office:value="1.018416">
            <text:p>1.018416</text:p>
          </table:table-cell>
          <table:table-cell office:value-type="float" office:value="0.6690213">
            <text:p>0.6690213</text:p>
          </table:table-cell>
          <table:table-cell office:value-type="float" office:value="4.754529">
            <text:p>4.754529</text:p>
          </table:table-cell>
          <table:table-cell office:value-type="float" office:value="359.4635">
            <text:p>359.4635</text:p>
          </table:table-cell>
          <table:table-cell table:number-columns-repeated="4"/>
        </table:table-row>
        <table:table-row table:style-name="ro1">
          <table:table-cell office:value-type="float" office:value="6.179995">
            <text:p>6.179995</text:p>
          </table:table-cell>
          <table:table-cell table:formula="of:=IF([.N311]&gt;180;[.N311]-360;[.N311])" office:value-type="float" office:value="-0.474899999999991">
            <text:p>-0.4749</text:p>
          </table:table-cell>
          <table:table-cell table:formula="of:=IF([.J311]&gt;180;[.J311]-360;[.J311])" office:value-type="float" office:value="0.1411406">
            <text:p>0.1411406</text:p>
          </table:table-cell>
          <table:table-cell table:formula="of:=IF([.K311]&gt;180;[.K311]-360;[.K311])" office:value-type="float" office:value="0.7866158">
            <text:p>0.7866158</text:p>
          </table:table-cell>
          <table:table-cell table:formula="of:=IF([.L311]&gt;180;[.L311]-360;[.L311])" office:value-type="float" office:value="0.874028">
            <text:p>0.874028</text:p>
          </table:table-cell>
          <table:table-cell table:formula="of:=IF([.M311]&gt;180;[.M311]-360;[.M311])" office:value-type="float" office:value="4.819742">
            <text:p>4.819742</text:p>
          </table:table-cell>
          <table:table-cell table:formula="of:=IF([.N311]&gt;180;[.N311]-360;[.N311])" office:value-type="float" office:value="-0.474899999999991">
            <text:p>-0.4749</text:p>
          </table:table-cell>
          <table:table-cell office:value-type="float" office:value="0">
            <text:p>0</text:p>
          </table:table-cell>
          <table:table-cell office:value-type="float" office:value="357.2191">
            <text:p>357.2191</text:p>
          </table:table-cell>
          <table:table-cell office:value-type="float" office:value="0.1411406">
            <text:p>0.1411406</text:p>
          </table:table-cell>
          <table:table-cell office:value-type="float" office:value="0.7866158">
            <text:p>0.7866158</text:p>
          </table:table-cell>
          <table:table-cell office:value-type="float" office:value="0.874028">
            <text:p>0.874028</text:p>
          </table:table-cell>
          <table:table-cell office:value-type="float" office:value="4.819742">
            <text:p>4.819742</text:p>
          </table:table-cell>
          <table:table-cell office:value-type="float" office:value="359.5251">
            <text:p>359.5251</text:p>
          </table:table-cell>
          <table:table-cell table:number-columns-repeated="4"/>
        </table:table-row>
        <table:table-row table:style-name="ro1">
          <table:table-cell office:value-type="float" office:value="6.199995">
            <text:p>6.199995</text:p>
          </table:table-cell>
          <table:table-cell table:formula="of:=IF([.N312]&gt;180;[.N312]-360;[.N312])" office:value-type="float" office:value="-0.381700000000023">
            <text:p>-0.3817</text:p>
          </table:table-cell>
          <table:table-cell table:formula="of:=IF([.J312]&gt;180;[.J312]-360;[.J312])" office:value-type="float" office:value="0.1480512">
            <text:p>0.1480512</text:p>
          </table:table-cell>
          <table:table-cell table:formula="of:=IF([.K312]&gt;180;[.K312]-360;[.K312])" office:value-type="float" office:value="0.5513994">
            <text:p>0.5513994</text:p>
          </table:table-cell>
          <table:table-cell table:formula="of:=IF([.L312]&gt;180;[.L312]-360;[.L312])" office:value-type="float" office:value="1.106528">
            <text:p>1.106528</text:p>
          </table:table-cell>
          <table:table-cell table:formula="of:=IF([.M312]&gt;180;[.M312]-360;[.M312])" office:value-type="float" office:value="4.767843">
            <text:p>4.767843</text:p>
          </table:table-cell>
          <table:table-cell table:formula="of:=IF([.N312]&gt;180;[.N312]-360;[.N312])" office:value-type="float" office:value="-0.381700000000023">
            <text:p>-0.3817</text:p>
          </table:table-cell>
          <table:table-cell office:value-type="float" office:value="0">
            <text:p>0</text:p>
          </table:table-cell>
          <table:table-cell office:value-type="float" office:value="357.1323">
            <text:p>357.1323</text:p>
          </table:table-cell>
          <table:table-cell office:value-type="float" office:value="0.1480512">
            <text:p>0.1480512</text:p>
          </table:table-cell>
          <table:table-cell office:value-type="float" office:value="0.5513994">
            <text:p>0.5513994</text:p>
          </table:table-cell>
          <table:table-cell office:value-type="float" office:value="1.106528">
            <text:p>1.106528</text:p>
          </table:table-cell>
          <table:table-cell office:value-type="float" office:value="4.767843">
            <text:p>4.767843</text:p>
          </table:table-cell>
          <table:table-cell office:value-type="float" office:value="359.6183">
            <text:p>359.6183</text:p>
          </table:table-cell>
          <table:table-cell table:number-columns-repeated="4"/>
        </table:table-row>
        <table:table-row table:style-name="ro1">
          <table:table-cell office:value-type="float" office:value="6.219995">
            <text:p>6.219995</text:p>
          </table:table-cell>
          <table:table-cell table:formula="of:=IF([.N313]&gt;180;[.N313]-360;[.N313])" office:value-type="float" office:value="-0.257999999999981">
            <text:p>-0.258</text:p>
          </table:table-cell>
          <table:table-cell table:formula="of:=IF([.J313]&gt;180;[.J313]-360;[.J313])" office:value-type="float" office:value="0.1227661">
            <text:p>0.1227661</text:p>
          </table:table-cell>
          <table:table-cell table:formula="of:=IF([.K313]&gt;180;[.K313]-360;[.K313])" office:value-type="float" office:value="0.3450156">
            <text:p>0.3450156</text:p>
          </table:table-cell>
          <table:table-cell table:formula="of:=IF([.L313]&gt;180;[.L313]-360;[.L313])" office:value-type="float" office:value="1.355035">
            <text:p>1.355035</text:p>
          </table:table-cell>
          <table:table-cell table:formula="of:=IF([.M313]&gt;180;[.M313]-360;[.M313])" office:value-type="float" office:value="4.632732">
            <text:p>4.632732</text:p>
          </table:table-cell>
          <table:table-cell table:formula="of:=IF([.N313]&gt;180;[.N313]-360;[.N313])" office:value-type="float" office:value="-0.257999999999981">
            <text:p>-0.258</text:p>
          </table:table-cell>
          <table:table-cell office:value-type="float" office:value="0">
            <text:p>0</text:p>
          </table:table-cell>
          <table:table-cell office:value-type="float" office:value="357.0543">
            <text:p>357.0543</text:p>
          </table:table-cell>
          <table:table-cell office:value-type="float" office:value="0.1227661">
            <text:p>0.1227661</text:p>
          </table:table-cell>
          <table:table-cell office:value-type="float" office:value="0.3450156">
            <text:p>0.3450156</text:p>
          </table:table-cell>
          <table:table-cell office:value-type="float" office:value="1.355035">
            <text:p>1.355035</text:p>
          </table:table-cell>
          <table:table-cell office:value-type="float" office:value="4.632732">
            <text:p>4.632732</text:p>
          </table:table-cell>
          <table:table-cell office:value-type="float" office:value="359.742">
            <text:p>359.742</text:p>
          </table:table-cell>
          <table:table-cell table:number-columns-repeated="4"/>
        </table:table-row>
        <table:table-row table:style-name="ro1">
          <table:table-cell office:value-type="float" office:value="6.239995">
            <text:p>6.239995</text:p>
          </table:table-cell>
          <table:table-cell table:formula="of:=IF([.N314]&gt;180;[.N314]-360;[.N314])" office:value-type="float" office:value="-0.110299999999995">
            <text:p>-0.1103</text:p>
          </table:table-cell>
          <table:table-cell table:formula="of:=IF([.J314]&gt;180;[.J314]-360;[.J314])" office:value-type="float" office:value="0.08347245">
            <text:p>0.08347245</text:p>
          </table:table-cell>
          <table:table-cell table:formula="of:=IF([.K314]&gt;180;[.K314]-360;[.K314])" office:value-type="float" office:value="0.17819">
            <text:p>0.17819</text:p>
          </table:table-cell>
          <table:table-cell table:formula="of:=IF([.L314]&gt;180;[.L314]-360;[.L314])" office:value-type="float" office:value="1.60257">
            <text:p>1.60257</text:p>
          </table:table-cell>
          <table:table-cell table:formula="of:=IF([.M314]&gt;180;[.M314]-360;[.M314])" office:value-type="float" office:value="4.410054">
            <text:p>4.410054</text:p>
          </table:table-cell>
          <table:table-cell table:formula="of:=IF([.N314]&gt;180;[.N314]-360;[.N314])" office:value-type="float" office:value="-0.110299999999995">
            <text:p>-0.1103</text:p>
          </table:table-cell>
          <table:table-cell office:value-type="float" office:value="0">
            <text:p>0</text:p>
          </table:table-cell>
          <table:table-cell office:value-type="float" office:value="356.9812">
            <text:p>356.9812</text:p>
          </table:table-cell>
          <table:table-cell office:value-type="float" office:value="0.08347245">
            <text:p>0.08347245</text:p>
          </table:table-cell>
          <table:table-cell office:value-type="float" office:value="0.17819">
            <text:p>0.17819</text:p>
          </table:table-cell>
          <table:table-cell office:value-type="float" office:value="1.60257">
            <text:p>1.60257</text:p>
          </table:table-cell>
          <table:table-cell office:value-type="float" office:value="4.410054">
            <text:p>4.410054</text:p>
          </table:table-cell>
          <table:table-cell office:value-type="float" office:value="359.8897">
            <text:p>359.8897</text:p>
          </table:table-cell>
          <table:table-cell table:number-columns-repeated="4"/>
        </table:table-row>
        <table:table-row table:style-name="ro1">
          <table:table-cell office:value-type="float" office:value="6.259995">
            <text:p>6.259995</text:p>
          </table:table-cell>
          <table:table-cell table:formula="of:=IF([.N315]&gt;180;[.N315]-360;[.N315])" office:value-type="float" office:value="0.01514898">
            <text:p>0.01514898</text:p>
          </table:table-cell>
          <table:table-cell table:formula="of:=IF([.J315]&gt;180;[.J315]-360;[.J315])" office:value-type="float" office:value="0.06026658">
            <text:p>0.06026658</text:p>
          </table:table-cell>
          <table:table-cell table:formula="of:=IF([.K315]&gt;180;[.K315]-360;[.K315])" office:value-type="float" office:value="0.05593846">
            <text:p>0.05593846</text:p>
          </table:table-cell>
          <table:table-cell table:formula="of:=IF([.L315]&gt;180;[.L315]-360;[.L315])" office:value-type="float" office:value="1.863579">
            <text:p>1.863579</text:p>
          </table:table-cell>
          <table:table-cell table:formula="of:=IF([.M315]&gt;180;[.M315]-360;[.M315])" office:value-type="float" office:value="4.145195">
            <text:p>4.145195</text:p>
          </table:table-cell>
          <table:table-cell table:formula="of:=IF([.N315]&gt;180;[.N315]-360;[.N315])" office:value-type="float" office:value="0.01514898">
            <text:p>0.01514898</text:p>
          </table:table-cell>
          <table:table-cell office:value-type="float" office:value="0">
            <text:p>0</text:p>
          </table:table-cell>
          <table:table-cell office:value-type="float" office:value="356.92">
            <text:p>356.92</text:p>
          </table:table-cell>
          <table:table-cell office:value-type="float" office:value="0.06026658">
            <text:p>0.06026658</text:p>
          </table:table-cell>
          <table:table-cell office:value-type="float" office:value="0.05593846">
            <text:p>0.05593846</text:p>
          </table:table-cell>
          <table:table-cell office:value-type="float" office:value="1.863579">
            <text:p>1.863579</text:p>
          </table:table-cell>
          <table:table-cell office:value-type="float" office:value="4.145195">
            <text:p>4.145195</text:p>
          </table:table-cell>
          <table:table-cell office:value-type="float" office:value="0.01514898">
            <text:p>0.01514898</text:p>
          </table:table-cell>
          <table:table-cell table:number-columns-repeated="4"/>
        </table:table-row>
        <table:table-row table:style-name="ro1">
          <table:table-cell office:value-type="float" office:value="6.279995">
            <text:p>6.279995</text:p>
          </table:table-cell>
          <table:table-cell table:formula="of:=IF([.N316]&gt;180;[.N316]-360;[.N316])" office:value-type="float" office:value="0.09322029">
            <text:p>0.09322029</text:p>
          </table:table-cell>
          <table:table-cell table:formula="of:=IF([.J316]&gt;180;[.J316]-360;[.J316])" office:value-type="float" office:value="0.02944829">
            <text:p>0.02944829</text:p>
          </table:table-cell>
          <table:table-cell table:formula="of:=IF([.K316]&gt;180;[.K316]-360;[.K316])" office:value-type="float" office:value="-0.0190000000000055">
            <text:p>-0.019</text:p>
          </table:table-cell>
          <table:table-cell table:formula="of:=IF([.L316]&gt;180;[.L316]-360;[.L316])" office:value-type="float" office:value="2.101727">
            <text:p>2.101727</text:p>
          </table:table-cell>
          <table:table-cell table:formula="of:=IF([.M316]&gt;180;[.M316]-360;[.M316])" office:value-type="float" office:value="3.792489">
            <text:p>3.792489</text:p>
          </table:table-cell>
          <table:table-cell table:formula="of:=IF([.N316]&gt;180;[.N316]-360;[.N316])" office:value-type="float" office:value="0.09322029">
            <text:p>0.09322029</text:p>
          </table:table-cell>
          <table:table-cell office:value-type="float" office:value="0">
            <text:p>0</text:p>
          </table:table-cell>
          <table:table-cell office:value-type="float" office:value="356.8761">
            <text:p>356.8761</text:p>
          </table:table-cell>
          <table:table-cell office:value-type="float" office:value="0.02944829">
            <text:p>0.02944829</text:p>
          </table:table-cell>
          <table:table-cell office:value-type="float" office:value="359.981">
            <text:p>359.981</text:p>
          </table:table-cell>
          <table:table-cell office:value-type="float" office:value="2.101727">
            <text:p>2.101727</text:p>
          </table:table-cell>
          <table:table-cell office:value-type="float" office:value="3.792489">
            <text:p>3.792489</text:p>
          </table:table-cell>
          <table:table-cell office:value-type="float" office:value="0.09322029">
            <text:p>0.09322029</text:p>
          </table:table-cell>
          <table:table-cell table:number-columns-repeated="4"/>
        </table:table-row>
        <table:table-row table:style-name="ro1">
          <table:table-cell office:value-type="float" office:value="6.299995">
            <text:p>6.299995</text:p>
          </table:table-cell>
          <table:table-cell table:formula="of:=IF([.N317]&gt;180;[.N317]-360;[.N317])" office:value-type="float" office:value="0.1368882">
            <text:p>0.1368882</text:p>
          </table:table-cell>
          <table:table-cell table:formula="of:=IF([.J317]&gt;180;[.J317]-360;[.J317])" office:value-type="float" office:value="-0.0153999999999996">
            <text:p>-0.0154</text:p>
          </table:table-cell>
          <table:table-cell table:formula="of:=IF([.K317]&gt;180;[.K317]-360;[.K317])" office:value-type="float" office:value="-0.0210999999999899">
            <text:p>-0.0211</text:p>
          </table:table-cell>
          <table:table-cell table:formula="of:=IF([.L317]&gt;180;[.L317]-360;[.L317])" office:value-type="float" office:value="2.238083">
            <text:p>2.238083</text:p>
          </table:table-cell>
          <table:table-cell table:formula="of:=IF([.M317]&gt;180;[.M317]-360;[.M317])" office:value-type="float" office:value="3.447073">
            <text:p>3.447073</text:p>
          </table:table-cell>
          <table:table-cell table:formula="of:=IF([.N317]&gt;180;[.N317]-360;[.N317])" office:value-type="float" office:value="0.1368882">
            <text:p>0.1368882</text:p>
          </table:table-cell>
          <table:table-cell office:value-type="float" office:value="0">
            <text:p>0</text:p>
          </table:table-cell>
          <table:table-cell office:value-type="float" office:value="356.8413">
            <text:p>356.8413</text:p>
          </table:table-cell>
          <table:table-cell office:value-type="float" office:value="359.9846">
            <text:p>359.9846</text:p>
          </table:table-cell>
          <table:table-cell office:value-type="float" office:value="359.9789">
            <text:p>359.9789</text:p>
          </table:table-cell>
          <table:table-cell office:value-type="float" office:value="2.238083">
            <text:p>2.238083</text:p>
          </table:table-cell>
          <table:table-cell office:value-type="float" office:value="3.447073">
            <text:p>3.447073</text:p>
          </table:table-cell>
          <table:table-cell office:value-type="float" office:value="0.1368882">
            <text:p>0.1368882</text:p>
          </table:table-cell>
          <table:table-cell table:number-columns-repeated="4"/>
        </table:table-row>
        <table:table-row table:style-name="ro1">
          <table:table-cell office:value-type="float" office:value="6.319995">
            <text:p>6.319995</text:p>
          </table:table-cell>
          <table:table-cell table:formula="of:=IF([.N318]&gt;180;[.N318]-360;[.N318])" office:value-type="float" office:value="0.1592551">
            <text:p>0.1592551</text:p>
          </table:table-cell>
          <table:table-cell table:formula="of:=IF([.J318]&gt;180;[.J318]-360;[.J318])" office:value-type="float" office:value="-0.0418999999999983">
            <text:p>-0.0419</text:p>
          </table:table-cell>
          <table:table-cell table:formula="of:=IF([.K318]&gt;180;[.K318]-360;[.K318])" office:value-type="float" office:value="0.02249719">
            <text:p>0.02249719</text:p>
          </table:table-cell>
          <table:table-cell table:formula="of:=IF([.L318]&gt;180;[.L318]-360;[.L318])" office:value-type="float" office:value="2.264196">
            <text:p>2.264196</text:p>
          </table:table-cell>
          <table:table-cell table:formula="of:=IF([.M318]&gt;180;[.M318]-360;[.M318])" office:value-type="float" office:value="3.149634">
            <text:p>3.149634</text:p>
          </table:table-cell>
          <table:table-cell table:formula="of:=IF([.N318]&gt;180;[.N318]-360;[.N318])" office:value-type="float" office:value="0.1592551">
            <text:p>0.1592551</text:p>
          </table:table-cell>
          <table:table-cell office:value-type="float" office:value="0">
            <text:p>0</text:p>
          </table:table-cell>
          <table:table-cell office:value-type="float" office:value="356.8257">
            <text:p>356.8257</text:p>
          </table:table-cell>
          <table:table-cell office:value-type="float" office:value="359.9581">
            <text:p>359.9581</text:p>
          </table:table-cell>
          <table:table-cell office:value-type="float" office:value="0.02249719">
            <text:p>0.02249719</text:p>
          </table:table-cell>
          <table:table-cell office:value-type="float" office:value="2.264196">
            <text:p>2.264196</text:p>
          </table:table-cell>
          <table:table-cell office:value-type="float" office:value="3.149634">
            <text:p>3.149634</text:p>
          </table:table-cell>
          <table:table-cell office:value-type="float" office:value="0.1592551">
            <text:p>0.1592551</text:p>
          </table:table-cell>
          <table:table-cell table:number-columns-repeated="4"/>
        </table:table-row>
        <table:table-row table:style-name="ro1">
          <table:table-cell office:value-type="float" office:value="6.339995">
            <text:p>6.339995</text:p>
          </table:table-cell>
          <table:table-cell table:formula="of:=IF([.N319]&gt;180;[.N319]-360;[.N319])" office:value-type="float" office:value="0.2180628">
            <text:p>0.2180628</text:p>
          </table:table-cell>
          <table:table-cell table:formula="of:=IF([.J319]&gt;180;[.J319]-360;[.J319])" office:value-type="float" office:value="-0.0441999999999894">
            <text:p>-0.0442</text:p>
          </table:table-cell>
          <table:table-cell table:formula="of:=IF([.K319]&gt;180;[.K319]-360;[.K319])" office:value-type="float" office:value="0.08718333">
            <text:p>0.08718333</text:p>
          </table:table-cell>
          <table:table-cell table:formula="of:=IF([.L319]&gt;180;[.L319]-360;[.L319])" office:value-type="float" office:value="2.15894">
            <text:p>2.15894</text:p>
          </table:table-cell>
          <table:table-cell table:formula="of:=IF([.M319]&gt;180;[.M319]-360;[.M319])" office:value-type="float" office:value="2.913985">
            <text:p>2.913985</text:p>
          </table:table-cell>
          <table:table-cell table:formula="of:=IF([.N319]&gt;180;[.N319]-360;[.N319])" office:value-type="float" office:value="0.2180628">
            <text:p>0.2180628</text:p>
          </table:table-cell>
          <table:table-cell office:value-type="float" office:value="0">
            <text:p>0</text:p>
          </table:table-cell>
          <table:table-cell office:value-type="float" office:value="356.838">
            <text:p>356.838</text:p>
          </table:table-cell>
          <table:table-cell office:value-type="float" office:value="359.9558">
            <text:p>359.9558</text:p>
          </table:table-cell>
          <table:table-cell office:value-type="float" office:value="0.08718333">
            <text:p>0.08718333</text:p>
          </table:table-cell>
          <table:table-cell office:value-type="float" office:value="2.15894">
            <text:p>2.15894</text:p>
          </table:table-cell>
          <table:table-cell office:value-type="float" office:value="2.913985">
            <text:p>2.913985</text:p>
          </table:table-cell>
          <table:table-cell office:value-type="float" office:value="0.2180628">
            <text:p>0.2180628</text:p>
          </table:table-cell>
          <table:table-cell table:number-columns-repeated="4"/>
        </table:table-row>
        <table:table-row table:style-name="ro1">
          <table:table-cell office:value-type="float" office:value="6.359995">
            <text:p>6.359995</text:p>
          </table:table-cell>
          <table:table-cell table:formula="of:=IF([.N320]&gt;180;[.N320]-360;[.N320])" office:value-type="float" office:value="0.275937">
            <text:p>0.275937</text:p>
          </table:table-cell>
          <table:table-cell table:formula="of:=IF([.J320]&gt;180;[.J320]-360;[.J320])" office:value-type="float" office:value="-0.0661000000000058">
            <text:p>-0.0661</text:p>
          </table:table-cell>
          <table:table-cell table:formula="of:=IF([.K320]&gt;180;[.K320]-360;[.K320])" office:value-type="float" office:value="0.1767533">
            <text:p>0.1767533</text:p>
          </table:table-cell>
          <table:table-cell table:formula="of:=IF([.L320]&gt;180;[.L320]-360;[.L320])" office:value-type="float" office:value="2.022276">
            <text:p>2.022276</text:p>
          </table:table-cell>
          <table:table-cell table:formula="of:=IF([.M320]&gt;180;[.M320]-360;[.M320])" office:value-type="float" office:value="2.744604">
            <text:p>2.744604</text:p>
          </table:table-cell>
          <table:table-cell table:formula="of:=IF([.N320]&gt;180;[.N320]-360;[.N320])" office:value-type="float" office:value="0.275937">
            <text:p>0.275937</text:p>
          </table:table-cell>
          <table:table-cell office:value-type="float" office:value="0">
            <text:p>0</text:p>
          </table:table-cell>
          <table:table-cell office:value-type="float" office:value="356.8683">
            <text:p>356.8683</text:p>
          </table:table-cell>
          <table:table-cell office:value-type="float" office:value="359.9339">
            <text:p>359.9339</text:p>
          </table:table-cell>
          <table:table-cell office:value-type="float" office:value="0.1767533">
            <text:p>0.1767533</text:p>
          </table:table-cell>
          <table:table-cell office:value-type="float" office:value="2.022276">
            <text:p>2.022276</text:p>
          </table:table-cell>
          <table:table-cell office:value-type="float" office:value="2.744604">
            <text:p>2.744604</text:p>
          </table:table-cell>
          <table:table-cell office:value-type="float" office:value="0.275937">
            <text:p>0.275937</text:p>
          </table:table-cell>
          <table:table-cell table:number-columns-repeated="4"/>
        </table:table-row>
        <table:table-row table:style-name="ro1">
          <table:table-cell office:value-type="float" office:value="6.379995">
            <text:p>6.379995</text:p>
          </table:table-cell>
          <table:table-cell table:formula="of:=IF([.N321]&gt;180;[.N321]-360;[.N321])" office:value-type="float" office:value="0.320213">
            <text:p>0.320213</text:p>
          </table:table-cell>
          <table:table-cell table:formula="of:=IF([.J321]&gt;180;[.J321]-360;[.J321])" office:value-type="float" office:value="-0.0901000000000067">
            <text:p>-0.0901</text:p>
          </table:table-cell>
          <table:table-cell table:formula="of:=IF([.K321]&gt;180;[.K321]-360;[.K321])" office:value-type="float" office:value="0.2700879">
            <text:p>0.2700879</text:p>
          </table:table-cell>
          <table:table-cell table:formula="of:=IF([.L321]&gt;180;[.L321]-360;[.L321])" office:value-type="float" office:value="1.907924">
            <text:p>1.907924</text:p>
          </table:table-cell>
          <table:table-cell table:formula="of:=IF([.M321]&gt;180;[.M321]-360;[.M321])" office:value-type="float" office:value="2.672769">
            <text:p>2.672769</text:p>
          </table:table-cell>
          <table:table-cell table:formula="of:=IF([.N321]&gt;180;[.N321]-360;[.N321])" office:value-type="float" office:value="0.320213">
            <text:p>0.320213</text:p>
          </table:table-cell>
          <table:table-cell office:value-type="float" office:value="0">
            <text:p>0</text:p>
          </table:table-cell>
          <table:table-cell office:value-type="float" office:value="356.9109">
            <text:p>356.9109</text:p>
          </table:table-cell>
          <table:table-cell office:value-type="float" office:value="359.9099">
            <text:p>359.9099</text:p>
          </table:table-cell>
          <table:table-cell office:value-type="float" office:value="0.2700879">
            <text:p>0.2700879</text:p>
          </table:table-cell>
          <table:table-cell office:value-type="float" office:value="1.907924">
            <text:p>1.907924</text:p>
          </table:table-cell>
          <table:table-cell office:value-type="float" office:value="2.672769">
            <text:p>2.672769</text:p>
          </table:table-cell>
          <table:table-cell office:value-type="float" office:value="0.320213">
            <text:p>0.320213</text:p>
          </table:table-cell>
          <table:table-cell table:number-columns-repeated="4"/>
        </table:table-row>
        <table:table-row table:style-name="ro1">
          <table:table-cell office:value-type="float" office:value="6.399995">
            <text:p>6.399995</text:p>
          </table:table-cell>
          <table:table-cell table:formula="of:=IF([.N322]&gt;180;[.N322]-360;[.N322])" office:value-type="float" office:value="0.3555211">
            <text:p>0.3555211</text:p>
          </table:table-cell>
          <table:table-cell table:formula="of:=IF([.J322]&gt;180;[.J322]-360;[.J322])" office:value-type="float" office:value="-0.11790000000002">
            <text:p>-0.1179</text:p>
          </table:table-cell>
          <table:table-cell table:formula="of:=IF([.K322]&gt;180;[.K322]-360;[.K322])" office:value-type="float" office:value="0.3603325">
            <text:p>0.3603325</text:p>
          </table:table-cell>
          <table:table-cell table:formula="of:=IF([.L322]&gt;180;[.L322]-360;[.L322])" office:value-type="float" office:value="1.898493">
            <text:p>1.898493</text:p>
          </table:table-cell>
          <table:table-cell table:formula="of:=IF([.M322]&gt;180;[.M322]-360;[.M322])" office:value-type="float" office:value="2.662221">
            <text:p>2.662221</text:p>
          </table:table-cell>
          <table:table-cell table:formula="of:=IF([.N322]&gt;180;[.N322]-360;[.N322])" office:value-type="float" office:value="0.3555211">
            <text:p>0.3555211</text:p>
          </table:table-cell>
          <table:table-cell office:value-type="float" office:value="0">
            <text:p>0</text:p>
          </table:table-cell>
          <table:table-cell office:value-type="float" office:value="356.9788">
            <text:p>356.9788</text:p>
          </table:table-cell>
          <table:table-cell office:value-type="float" office:value="359.8821">
            <text:p>359.8821</text:p>
          </table:table-cell>
          <table:table-cell office:value-type="float" office:value="0.3603325">
            <text:p>0.3603325</text:p>
          </table:table-cell>
          <table:table-cell office:value-type="float" office:value="1.898493">
            <text:p>1.898493</text:p>
          </table:table-cell>
          <table:table-cell office:value-type="float" office:value="2.662221">
            <text:p>2.662221</text:p>
          </table:table-cell>
          <table:table-cell office:value-type="float" office:value="0.3555211">
            <text:p>0.3555211</text:p>
          </table:table-cell>
          <table:table-cell table:number-columns-repeated="4"/>
        </table:table-row>
        <table:table-row table:style-name="ro1">
          <table:table-cell office:value-type="float" office:value="6.419995">
            <text:p>6.419995</text:p>
          </table:table-cell>
          <table:table-cell table:formula="of:=IF([.N323]&gt;180;[.N323]-360;[.N323])" office:value-type="float" office:value="0.3787331">
            <text:p>0.3787331</text:p>
          </table:table-cell>
          <table:table-cell table:formula="of:=IF([.J323]&gt;180;[.J323]-360;[.J323])" office:value-type="float" office:value="-0.130899999999997">
            <text:p>-0.1309</text:p>
          </table:table-cell>
          <table:table-cell table:formula="of:=IF([.K323]&gt;180;[.K323]-360;[.K323])" office:value-type="float" office:value="0.4525415">
            <text:p>0.4525415</text:p>
          </table:table-cell>
          <table:table-cell table:formula="of:=IF([.L323]&gt;180;[.L323]-360;[.L323])" office:value-type="float" office:value="2.010669">
            <text:p>2.010669</text:p>
          </table:table-cell>
          <table:table-cell table:formula="of:=IF([.M323]&gt;180;[.M323]-360;[.M323])" office:value-type="float" office:value="2.724937">
            <text:p>2.724937</text:p>
          </table:table-cell>
          <table:table-cell table:formula="of:=IF([.N323]&gt;180;[.N323]-360;[.N323])" office:value-type="float" office:value="0.3787331">
            <text:p>0.3787331</text:p>
          </table:table-cell>
          <table:table-cell office:value-type="float" office:value="0">
            <text:p>0</text:p>
          </table:table-cell>
          <table:table-cell office:value-type="float" office:value="357.0653">
            <text:p>357.0653</text:p>
          </table:table-cell>
          <table:table-cell office:value-type="float" office:value="359.8691">
            <text:p>359.8691</text:p>
          </table:table-cell>
          <table:table-cell office:value-type="float" office:value="0.4525415">
            <text:p>0.4525415</text:p>
          </table:table-cell>
          <table:table-cell office:value-type="float" office:value="2.010669">
            <text:p>2.010669</text:p>
          </table:table-cell>
          <table:table-cell office:value-type="float" office:value="2.724937">
            <text:p>2.724937</text:p>
          </table:table-cell>
          <table:table-cell office:value-type="float" office:value="0.3787331">
            <text:p>0.3787331</text:p>
          </table:table-cell>
          <table:table-cell table:number-columns-repeated="4"/>
        </table:table-row>
        <table:table-row table:style-name="ro1">
          <table:table-cell office:value-type="float" office:value="6.439995">
            <text:p>6.439995</text:p>
          </table:table-cell>
          <table:table-cell table:formula="of:=IF([.N324]&gt;180;[.N324]-360;[.N324])" office:value-type="float" office:value="0.3892816">
            <text:p>0.3892816</text:p>
          </table:table-cell>
          <table:table-cell table:formula="of:=IF([.J324]&gt;180;[.J324]-360;[.J324])" office:value-type="float" office:value="-0.172399999999982">
            <text:p>-0.1724</text:p>
          </table:table-cell>
          <table:table-cell table:formula="of:=IF([.K324]&gt;180;[.K324]-360;[.K324])" office:value-type="float" office:value="0.5789982">
            <text:p>0.5789982</text:p>
          </table:table-cell>
          <table:table-cell table:formula="of:=IF([.L324]&gt;180;[.L324]-360;[.L324])" office:value-type="float" office:value="2.277398">
            <text:p>2.277398</text:p>
          </table:table-cell>
          <table:table-cell table:formula="of:=IF([.M324]&gt;180;[.M324]-360;[.M324])" office:value-type="float" office:value="2.860996">
            <text:p>2.860996</text:p>
          </table:table-cell>
          <table:table-cell table:formula="of:=IF([.N324]&gt;180;[.N324]-360;[.N324])" office:value-type="float" office:value="0.3892816">
            <text:p>0.3892816</text:p>
          </table:table-cell>
          <table:table-cell office:value-type="float" office:value="0">
            <text:p>0</text:p>
          </table:table-cell>
          <table:table-cell office:value-type="float" office:value="357.1514">
            <text:p>357.1514</text:p>
          </table:table-cell>
          <table:table-cell office:value-type="float" office:value="359.8276">
            <text:p>359.8276</text:p>
          </table:table-cell>
          <table:table-cell office:value-type="float" office:value="0.5789982">
            <text:p>0.5789982</text:p>
          </table:table-cell>
          <table:table-cell office:value-type="float" office:value="2.277398">
            <text:p>2.277398</text:p>
          </table:table-cell>
          <table:table-cell office:value-type="float" office:value="2.860996">
            <text:p>2.860996</text:p>
          </table:table-cell>
          <table:table-cell office:value-type="float" office:value="0.3892816">
            <text:p>0.3892816</text:p>
          </table:table-cell>
          <table:table-cell table:number-columns-repeated="4"/>
        </table:table-row>
        <table:table-row table:style-name="ro1">
          <table:table-cell office:value-type="float" office:value="6.459995">
            <text:p>6.459995</text:p>
          </table:table-cell>
          <table:table-cell table:formula="of:=IF([.N325]&gt;180;[.N325]-360;[.N325])" office:value-type="float" office:value="0.37312">
            <text:p>0.37312</text:p>
          </table:table-cell>
          <table:table-cell table:formula="of:=IF([.J325]&gt;180;[.J325]-360;[.J325])" office:value-type="float" office:value="-0.196000000000026">
            <text:p>-0.196</text:p>
          </table:table-cell>
          <table:table-cell table:formula="of:=IF([.K325]&gt;180;[.K325]-360;[.K325])" office:value-type="float" office:value="0.7535638">
            <text:p>0.7535638</text:p>
          </table:table-cell>
          <table:table-cell table:formula="of:=IF([.L325]&gt;180;[.L325]-360;[.L325])" office:value-type="float" office:value="2.646911">
            <text:p>2.646911</text:p>
          </table:table-cell>
          <table:table-cell table:formula="of:=IF([.M325]&gt;180;[.M325]-360;[.M325])" office:value-type="float" office:value="3.073241">
            <text:p>3.073241</text:p>
          </table:table-cell>
          <table:table-cell table:formula="of:=IF([.N325]&gt;180;[.N325]-360;[.N325])" office:value-type="float" office:value="0.37312">
            <text:p>0.37312</text:p>
          </table:table-cell>
          <table:table-cell office:value-type="float" office:value="0">
            <text:p>0</text:p>
          </table:table-cell>
          <table:table-cell office:value-type="float" office:value="357.2333">
            <text:p>357.2333</text:p>
          </table:table-cell>
          <table:table-cell office:value-type="float" office:value="359.804">
            <text:p>359.804</text:p>
          </table:table-cell>
          <table:table-cell office:value-type="float" office:value="0.7535638">
            <text:p>0.7535638</text:p>
          </table:table-cell>
          <table:table-cell office:value-type="float" office:value="2.646911">
            <text:p>2.646911</text:p>
          </table:table-cell>
          <table:table-cell office:value-type="float" office:value="3.073241">
            <text:p>3.073241</text:p>
          </table:table-cell>
          <table:table-cell office:value-type="float" office:value="0.37312">
            <text:p>0.37312</text:p>
          </table:table-cell>
          <table:table-cell table:number-columns-repeated="4"/>
        </table:table-row>
        <table:table-row table:style-name="ro1">
          <table:table-cell office:value-type="float" office:value="6.479995">
            <text:p>6.479995</text:p>
          </table:table-cell>
          <table:table-cell table:formula="of:=IF([.N326]&gt;180;[.N326]-360;[.N326])" office:value-type="float" office:value="0.3267198">
            <text:p>0.3267198</text:p>
          </table:table-cell>
          <table:table-cell table:formula="of:=IF([.J326]&gt;180;[.J326]-360;[.J326])" office:value-type="float" office:value="-0.240400000000022">
            <text:p>-0.2404</text:p>
          </table:table-cell>
          <table:table-cell table:formula="of:=IF([.K326]&gt;180;[.K326]-360;[.K326])" office:value-type="float" office:value="0.9528471">
            <text:p>0.9528471</text:p>
          </table:table-cell>
          <table:table-cell table:formula="of:=IF([.L326]&gt;180;[.L326]-360;[.L326])" office:value-type="float" office:value="3.113996">
            <text:p>3.113996</text:p>
          </table:table-cell>
          <table:table-cell table:formula="of:=IF([.M326]&gt;180;[.M326]-360;[.M326])" office:value-type="float" office:value="3.287856">
            <text:p>3.287856</text:p>
          </table:table-cell>
          <table:table-cell table:formula="of:=IF([.N326]&gt;180;[.N326]-360;[.N326])" office:value-type="float" office:value="0.3267198">
            <text:p>0.3267198</text:p>
          </table:table-cell>
          <table:table-cell office:value-type="float" office:value="0">
            <text:p>0</text:p>
          </table:table-cell>
          <table:table-cell office:value-type="float" office:value="357.3337">
            <text:p>357.3337</text:p>
          </table:table-cell>
          <table:table-cell office:value-type="float" office:value="359.7596">
            <text:p>359.7596</text:p>
          </table:table-cell>
          <table:table-cell office:value-type="float" office:value="0.9528471">
            <text:p>0.9528471</text:p>
          </table:table-cell>
          <table:table-cell office:value-type="float" office:value="3.113996">
            <text:p>3.113996</text:p>
          </table:table-cell>
          <table:table-cell office:value-type="float" office:value="3.287856">
            <text:p>3.287856</text:p>
          </table:table-cell>
          <table:table-cell office:value-type="float" office:value="0.3267198">
            <text:p>0.3267198</text:p>
          </table:table-cell>
          <table:table-cell table:number-columns-repeated="4"/>
        </table:table-row>
        <table:table-row table:style-name="ro1">
          <table:table-cell office:value-type="float" office:value="6.499995">
            <text:p>6.499995</text:p>
          </table:table-cell>
          <table:table-cell table:formula="of:=IF([.N327]&gt;180;[.N327]-360;[.N327])" office:value-type="float" office:value="0.2356255">
            <text:p>0.2356255</text:p>
          </table:table-cell>
          <table:table-cell table:formula="of:=IF([.J327]&gt;180;[.J327]-360;[.J327])" office:value-type="float" office:value="-0.260499999999979">
            <text:p>-0.2605</text:p>
          </table:table-cell>
          <table:table-cell table:formula="of:=IF([.K327]&gt;180;[.K327]-360;[.K327])" office:value-type="float" office:value="1.165598">
            <text:p>1.165598</text:p>
          </table:table-cell>
          <table:table-cell table:formula="of:=IF([.L327]&gt;180;[.L327]-360;[.L327])" office:value-type="float" office:value="3.638622">
            <text:p>3.638622</text:p>
          </table:table-cell>
          <table:table-cell table:formula="of:=IF([.M327]&gt;180;[.M327]-360;[.M327])" office:value-type="float" office:value="3.433175">
            <text:p>3.433175</text:p>
          </table:table-cell>
          <table:table-cell table:formula="of:=IF([.N327]&gt;180;[.N327]-360;[.N327])" office:value-type="float" office:value="0.2356255">
            <text:p>0.2356255</text:p>
          </table:table-cell>
          <table:table-cell office:value-type="float" office:value="0">
            <text:p>0</text:p>
          </table:table-cell>
          <table:table-cell office:value-type="float" office:value="357.4455">
            <text:p>357.4455</text:p>
          </table:table-cell>
          <table:table-cell office:value-type="float" office:value="359.7395">
            <text:p>359.7395</text:p>
          </table:table-cell>
          <table:table-cell office:value-type="float" office:value="1.165598">
            <text:p>1.165598</text:p>
          </table:table-cell>
          <table:table-cell office:value-type="float" office:value="3.638622">
            <text:p>3.638622</text:p>
          </table:table-cell>
          <table:table-cell office:value-type="float" office:value="3.433175">
            <text:p>3.433175</text:p>
          </table:table-cell>
          <table:table-cell office:value-type="float" office:value="0.2356255">
            <text:p>0.2356255</text:p>
          </table:table-cell>
          <table:table-cell table:number-columns-repeated="4"/>
        </table:table-row>
        <table:table-row table:style-name="ro1">
          <table:table-cell office:value-type="float" office:value="6.519995">
            <text:p>6.519995</text:p>
          </table:table-cell>
          <table:table-cell table:formula="of:=IF([.N328]&gt;180;[.N328]-360;[.N328])" office:value-type="float" office:value="0.1007123">
            <text:p>0.1007123</text:p>
          </table:table-cell>
          <table:table-cell table:formula="of:=IF([.J328]&gt;180;[.J328]-360;[.J328])" office:value-type="float" office:value="-0.295900000000017">
            <text:p>-0.2959</text:p>
          </table:table-cell>
          <table:table-cell table:formula="of:=IF([.K328]&gt;180;[.K328]-360;[.K328])" office:value-type="float" office:value="1.3737">
            <text:p>1.3737</text:p>
          </table:table-cell>
          <table:table-cell table:formula="of:=IF([.L328]&gt;180;[.L328]-360;[.L328])" office:value-type="float" office:value="4.109231">
            <text:p>4.109231</text:p>
          </table:table-cell>
          <table:table-cell table:formula="of:=IF([.M328]&gt;180;[.M328]-360;[.M328])" office:value-type="float" office:value="3.529813">
            <text:p>3.529813</text:p>
          </table:table-cell>
          <table:table-cell table:formula="of:=IF([.N328]&gt;180;[.N328]-360;[.N328])" office:value-type="float" office:value="0.1007123">
            <text:p>0.1007123</text:p>
          </table:table-cell>
          <table:table-cell office:value-type="float" office:value="0">
            <text:p>0</text:p>
          </table:table-cell>
          <table:table-cell office:value-type="float" office:value="357.5369">
            <text:p>357.5369</text:p>
          </table:table-cell>
          <table:table-cell office:value-type="float" office:value="359.7041">
            <text:p>359.7041</text:p>
          </table:table-cell>
          <table:table-cell office:value-type="float" office:value="1.3737">
            <text:p>1.3737</text:p>
          </table:table-cell>
          <table:table-cell office:value-type="float" office:value="4.109231">
            <text:p>4.109231</text:p>
          </table:table-cell>
          <table:table-cell office:value-type="float" office:value="3.529813">
            <text:p>3.529813</text:p>
          </table:table-cell>
          <table:table-cell office:value-type="float" office:value="0.1007123">
            <text:p>0.1007123</text:p>
          </table:table-cell>
          <table:table-cell table:number-columns-repeated="4"/>
        </table:table-row>
        <table:table-row table:style-name="ro1">
          <table:table-cell office:value-type="float" office:value="6.539995">
            <text:p>6.539995</text:p>
          </table:table-cell>
          <table:table-cell table:formula="of:=IF([.N329]&gt;180;[.N329]-360;[.N329])" office:value-type="float" office:value="-0.0710000000000264">
            <text:p>-0.071</text:p>
          </table:table-cell>
          <table:table-cell table:formula="of:=IF([.J329]&gt;180;[.J329]-360;[.J329])" office:value-type="float" office:value="-0.320499999999981">
            <text:p>-0.3205</text:p>
          </table:table-cell>
          <table:table-cell table:formula="of:=IF([.K329]&gt;180;[.K329]-360;[.K329])" office:value-type="float" office:value="1.57193">
            <text:p>1.57193</text:p>
          </table:table-cell>
          <table:table-cell table:formula="of:=IF([.L329]&gt;180;[.L329]-360;[.L329])" office:value-type="float" office:value="4.444655">
            <text:p>4.444655</text:p>
          </table:table-cell>
          <table:table-cell table:formula="of:=IF([.M329]&gt;180;[.M329]-360;[.M329])" office:value-type="float" office:value="3.577388">
            <text:p>3.577388</text:p>
          </table:table-cell>
          <table:table-cell table:formula="of:=IF([.N329]&gt;180;[.N329]-360;[.N329])" office:value-type="float" office:value="-0.0710000000000264">
            <text:p>-0.071</text:p>
          </table:table-cell>
          <table:table-cell office:value-type="float" office:value="0">
            <text:p>0</text:p>
          </table:table-cell>
          <table:table-cell office:value-type="float" office:value="357.6295">
            <text:p>357.6295</text:p>
          </table:table-cell>
          <table:table-cell office:value-type="float" office:value="359.6795">
            <text:p>359.6795</text:p>
          </table:table-cell>
          <table:table-cell office:value-type="float" office:value="1.57193">
            <text:p>1.57193</text:p>
          </table:table-cell>
          <table:table-cell office:value-type="float" office:value="4.444655">
            <text:p>4.444655</text:p>
          </table:table-cell>
          <table:table-cell office:value-type="float" office:value="3.577388">
            <text:p>3.577388</text:p>
          </table:table-cell>
          <table:table-cell office:value-type="float" office:value="359.929">
            <text:p>359.929</text:p>
          </table:table-cell>
          <table:table-cell table:number-columns-repeated="4"/>
        </table:table-row>
        <table:table-row table:style-name="ro1">
          <table:table-cell office:value-type="float" office:value="6.559995">
            <text:p>6.559995</text:p>
          </table:table-cell>
          <table:table-cell table:formula="of:=IF([.N330]&gt;180;[.N330]-360;[.N330])" office:value-type="float" office:value="-0.257000000000005">
            <text:p>-0.257</text:p>
          </table:table-cell>
          <table:table-cell table:formula="of:=IF([.J330]&gt;180;[.J330]-360;[.J330])" office:value-type="float" office:value="-0.362099999999998">
            <text:p>-0.3621</text:p>
          </table:table-cell>
          <table:table-cell table:formula="of:=IF([.K330]&gt;180;[.K330]-360;[.K330])" office:value-type="float" office:value="1.754814">
            <text:p>1.754814</text:p>
          </table:table-cell>
          <table:table-cell table:formula="of:=IF([.L330]&gt;180;[.L330]-360;[.L330])" office:value-type="float" office:value="4.642764">
            <text:p>4.642764</text:p>
          </table:table-cell>
          <table:table-cell table:formula="of:=IF([.M330]&gt;180;[.M330]-360;[.M330])" office:value-type="float" office:value="3.639657">
            <text:p>3.639657</text:p>
          </table:table-cell>
          <table:table-cell table:formula="of:=IF([.N330]&gt;180;[.N330]-360;[.N330])" office:value-type="float" office:value="-0.257000000000005">
            <text:p>-0.257</text:p>
          </table:table-cell>
          <table:table-cell office:value-type="float" office:value="0">
            <text:p>0</text:p>
          </table:table-cell>
          <table:table-cell office:value-type="float" office:value="357.7234">
            <text:p>357.7234</text:p>
          </table:table-cell>
          <table:table-cell office:value-type="float" office:value="359.6379">
            <text:p>359.6379</text:p>
          </table:table-cell>
          <table:table-cell office:value-type="float" office:value="1.754814">
            <text:p>1.754814</text:p>
          </table:table-cell>
          <table:table-cell office:value-type="float" office:value="4.642764">
            <text:p>4.642764</text:p>
          </table:table-cell>
          <table:table-cell office:value-type="float" office:value="3.639657">
            <text:p>3.639657</text:p>
          </table:table-cell>
          <table:table-cell office:value-type="float" office:value="359.743">
            <text:p>359.743</text:p>
          </table:table-cell>
          <table:table-cell table:number-columns-repeated="4"/>
        </table:table-row>
        <table:table-row table:style-name="ro1">
          <table:table-cell office:value-type="float" office:value="6.579995">
            <text:p>6.579995</text:p>
          </table:table-cell>
          <table:table-cell table:formula="of:=IF([.N331]&gt;180;[.N331]-360;[.N331])" office:value-type="float" office:value="-0.456399999999974">
            <text:p>-0.4564</text:p>
          </table:table-cell>
          <table:table-cell table:formula="of:=IF([.J331]&gt;180;[.J331]-360;[.J331])" office:value-type="float" office:value="-0.376899999999978">
            <text:p>-0.3769</text:p>
          </table:table-cell>
          <table:table-cell table:formula="of:=IF([.K331]&gt;180;[.K331]-360;[.K331])" office:value-type="float" office:value="1.913606">
            <text:p>1.913606</text:p>
          </table:table-cell>
          <table:table-cell table:formula="of:=IF([.L331]&gt;180;[.L331]-360;[.L331])" office:value-type="float" office:value="4.707556">
            <text:p>4.707556</text:p>
          </table:table-cell>
          <table:table-cell table:formula="of:=IF([.M331]&gt;180;[.M331]-360;[.M331])" office:value-type="float" office:value="3.666569">
            <text:p>3.666569</text:p>
          </table:table-cell>
          <table:table-cell table:formula="of:=IF([.N331]&gt;180;[.N331]-360;[.N331])" office:value-type="float" office:value="-0.456399999999974">
            <text:p>-0.4564</text:p>
          </table:table-cell>
          <table:table-cell office:value-type="float" office:value="0">
            <text:p>0</text:p>
          </table:table-cell>
          <table:table-cell office:value-type="float" office:value="357.7911">
            <text:p>357.7911</text:p>
          </table:table-cell>
          <table:table-cell office:value-type="float" office:value="359.6231">
            <text:p>359.6231</text:p>
          </table:table-cell>
          <table:table-cell office:value-type="float" office:value="1.913606">
            <text:p>1.913606</text:p>
          </table:table-cell>
          <table:table-cell office:value-type="float" office:value="4.707556">
            <text:p>4.707556</text:p>
          </table:table-cell>
          <table:table-cell office:value-type="float" office:value="3.666569">
            <text:p>3.666569</text:p>
          </table:table-cell>
          <table:table-cell office:value-type="float" office:value="359.5436">
            <text:p>359.5436</text:p>
          </table:table-cell>
          <table:table-cell table:number-columns-repeated="4"/>
        </table:table-row>
        <table:table-row table:style-name="ro1">
          <table:table-cell office:value-type="float" office:value="6.599995">
            <text:p>6.599995</text:p>
          </table:table-cell>
          <table:table-cell table:formula="of:=IF([.N332]&gt;180;[.N332]-360;[.N332])" office:value-type="float" office:value="-0.64530000000002">
            <text:p>-0.6453</text:p>
          </table:table-cell>
          <table:table-cell table:formula="of:=IF([.J332]&gt;180;[.J332]-360;[.J332])" office:value-type="float" office:value="-0.401400000000024">
            <text:p>-0.4014</text:p>
          </table:table-cell>
          <table:table-cell table:formula="of:=IF([.K332]&gt;180;[.K332]-360;[.K332])" office:value-type="float" office:value="2.033171">
            <text:p>2.033171</text:p>
          </table:table-cell>
          <table:table-cell table:formula="of:=IF([.L332]&gt;180;[.L332]-360;[.L332])" office:value-type="float" office:value="4.700343">
            <text:p>4.700343</text:p>
          </table:table-cell>
          <table:table-cell table:formula="of:=IF([.M332]&gt;180;[.M332]-360;[.M332])" office:value-type="float" office:value="3.57578">
            <text:p>3.57578</text:p>
          </table:table-cell>
          <table:table-cell table:formula="of:=IF([.N332]&gt;180;[.N332]-360;[.N332])" office:value-type="float" office:value="-0.64530000000002">
            <text:p>-0.6453</text:p>
          </table:table-cell>
          <table:table-cell office:value-type="float" office:value="0">
            <text:p>0</text:p>
          </table:table-cell>
          <table:table-cell office:value-type="float" office:value="357.8097">
            <text:p>357.8097</text:p>
          </table:table-cell>
          <table:table-cell office:value-type="float" office:value="359.5986">
            <text:p>359.5986</text:p>
          </table:table-cell>
          <table:table-cell office:value-type="float" office:value="2.033171">
            <text:p>2.033171</text:p>
          </table:table-cell>
          <table:table-cell office:value-type="float" office:value="4.700343">
            <text:p>4.700343</text:p>
          </table:table-cell>
          <table:table-cell office:value-type="float" office:value="3.57578">
            <text:p>3.57578</text:p>
          </table:table-cell>
          <table:table-cell office:value-type="float" office:value="359.3547">
            <text:p>359.3547</text:p>
          </table:table-cell>
          <table:table-cell table:number-columns-repeated="4"/>
        </table:table-row>
        <table:table-row table:style-name="ro1">
          <table:table-cell office:value-type="float" office:value="6.619995">
            <text:p>6.619995</text:p>
          </table:table-cell>
          <table:table-cell table:formula="of:=IF([.N333]&gt;180;[.N333]-360;[.N333])" office:value-type="float" office:value="-0.783000000000015">
            <text:p>-0.783</text:p>
          </table:table-cell>
          <table:table-cell table:formula="of:=IF([.J333]&gt;180;[.J333]-360;[.J333])" office:value-type="float" office:value="-0.420000000000016">
            <text:p>-0.42</text:p>
          </table:table-cell>
          <table:table-cell table:formula="of:=IF([.K333]&gt;180;[.K333]-360;[.K333])" office:value-type="float" office:value="2.107157">
            <text:p>2.107157</text:p>
          </table:table-cell>
          <table:table-cell table:formula="of:=IF([.L333]&gt;180;[.L333]-360;[.L333])" office:value-type="float" office:value="4.581381">
            <text:p>4.581381</text:p>
          </table:table-cell>
          <table:table-cell table:formula="of:=IF([.M333]&gt;180;[.M333]-360;[.M333])" office:value-type="float" office:value="3.444314">
            <text:p>3.444314</text:p>
          </table:table-cell>
          <table:table-cell table:formula="of:=IF([.N333]&gt;180;[.N333]-360;[.N333])" office:value-type="float" office:value="-0.783000000000015">
            <text:p>-0.783</text:p>
          </table:table-cell>
          <table:table-cell office:value-type="float" office:value="0">
            <text:p>0</text:p>
          </table:table-cell>
          <table:table-cell office:value-type="float" office:value="357.8481">
            <text:p>357.8481</text:p>
          </table:table-cell>
          <table:table-cell office:value-type="float" office:value="359.58">
            <text:p>359.58</text:p>
          </table:table-cell>
          <table:table-cell office:value-type="float" office:value="2.107157">
            <text:p>2.107157</text:p>
          </table:table-cell>
          <table:table-cell office:value-type="float" office:value="4.581381">
            <text:p>4.581381</text:p>
          </table:table-cell>
          <table:table-cell office:value-type="float" office:value="3.444314">
            <text:p>3.444314</text:p>
          </table:table-cell>
          <table:table-cell office:value-type="float" office:value="359.217">
            <text:p>359.217</text:p>
          </table:table-cell>
          <table:table-cell table:number-columns-repeated="4"/>
        </table:table-row>
        <table:table-row table:style-name="ro1">
          <table:table-cell office:value-type="float" office:value="6.639995">
            <text:p>6.639995</text:p>
          </table:table-cell>
          <table:table-cell table:formula="of:=IF([.N334]&gt;180;[.N334]-360;[.N334])" office:value-type="float" office:value="-0.913400000000024">
            <text:p>-0.9134</text:p>
          </table:table-cell>
          <table:table-cell table:formula="of:=IF([.J334]&gt;180;[.J334]-360;[.J334])" office:value-type="float" office:value="-0.419300000000021">
            <text:p>-0.4193</text:p>
          </table:table-cell>
          <table:table-cell table:formula="of:=IF([.K334]&gt;180;[.K334]-360;[.K334])" office:value-type="float" office:value="2.12052">
            <text:p>2.12052</text:p>
          </table:table-cell>
          <table:table-cell table:formula="of:=IF([.L334]&gt;180;[.L334]-360;[.L334])" office:value-type="float" office:value="4.273951">
            <text:p>4.273951</text:p>
          </table:table-cell>
          <table:table-cell table:formula="of:=IF([.M334]&gt;180;[.M334]-360;[.M334])" office:value-type="float" office:value="3.280902">
            <text:p>3.280902</text:p>
          </table:table-cell>
          <table:table-cell table:formula="of:=IF([.N334]&gt;180;[.N334]-360;[.N334])" office:value-type="float" office:value="-0.913400000000024">
            <text:p>-0.9134</text:p>
          </table:table-cell>
          <table:table-cell office:value-type="float" office:value="0">
            <text:p>0</text:p>
          </table:table-cell>
          <table:table-cell office:value-type="float" office:value="357.8626">
            <text:p>357.8626</text:p>
          </table:table-cell>
          <table:table-cell office:value-type="float" office:value="359.5807">
            <text:p>359.5807</text:p>
          </table:table-cell>
          <table:table-cell office:value-type="float" office:value="2.12052">
            <text:p>2.12052</text:p>
          </table:table-cell>
          <table:table-cell office:value-type="float" office:value="4.273951">
            <text:p>4.273951</text:p>
          </table:table-cell>
          <table:table-cell office:value-type="float" office:value="3.280902">
            <text:p>3.280902</text:p>
          </table:table-cell>
          <table:table-cell office:value-type="float" office:value="359.0866">
            <text:p>359.0866</text:p>
          </table:table-cell>
          <table:table-cell table:number-columns-repeated="4"/>
        </table:table-row>
        <table:table-row table:style-name="ro1">
          <table:table-cell office:value-type="float" office:value="6.659995">
            <text:p>6.659995</text:p>
          </table:table-cell>
          <table:table-cell table:formula="of:=IF([.N335]&gt;180;[.N335]-360;[.N335])" office:value-type="float" office:value="-1.05040000000002">
            <text:p>-1.0504</text:p>
          </table:table-cell>
          <table:table-cell table:formula="of:=IF([.J335]&gt;180;[.J335]-360;[.J335])" office:value-type="float" office:value="-0.435200000000009">
            <text:p>-0.4352</text:p>
          </table:table-cell>
          <table:table-cell table:formula="of:=IF([.K335]&gt;180;[.K335]-360;[.K335])" office:value-type="float" office:value="2.093385">
            <text:p>2.093385</text:p>
          </table:table-cell>
          <table:table-cell table:formula="of:=IF([.L335]&gt;180;[.L335]-360;[.L335])" office:value-type="float" office:value="3.798669">
            <text:p>3.798669</text:p>
          </table:table-cell>
          <table:table-cell table:formula="of:=IF([.M335]&gt;180;[.M335]-360;[.M335])" office:value-type="float" office:value="3.105682">
            <text:p>3.105682</text:p>
          </table:table-cell>
          <table:table-cell table:formula="of:=IF([.N335]&gt;180;[.N335]-360;[.N335])" office:value-type="float" office:value="-1.05040000000002">
            <text:p>-1.0504</text:p>
          </table:table-cell>
          <table:table-cell office:value-type="float" office:value="0">
            <text:p>0</text:p>
          </table:table-cell>
          <table:table-cell office:value-type="float" office:value="357.8134">
            <text:p>357.8134</text:p>
          </table:table-cell>
          <table:table-cell office:value-type="float" office:value="359.5648">
            <text:p>359.5648</text:p>
          </table:table-cell>
          <table:table-cell office:value-type="float" office:value="2.093385">
            <text:p>2.093385</text:p>
          </table:table-cell>
          <table:table-cell office:value-type="float" office:value="3.798669">
            <text:p>3.798669</text:p>
          </table:table-cell>
          <table:table-cell office:value-type="float" office:value="3.105682">
            <text:p>3.105682</text:p>
          </table:table-cell>
          <table:table-cell office:value-type="float" office:value="358.9496">
            <text:p>358.9496</text:p>
          </table:table-cell>
          <table:table-cell table:number-columns-repeated="4"/>
        </table:table-row>
        <table:table-row table:style-name="ro1">
          <table:table-cell office:value-type="float" office:value="6.679995">
            <text:p>6.679995</text:p>
          </table:table-cell>
          <table:table-cell table:formula="of:=IF([.N336]&gt;180;[.N336]-360;[.N336])" office:value-type="float" office:value="-1.185">
            <text:p>-1.185</text:p>
          </table:table-cell>
          <table:table-cell table:formula="of:=IF([.J336]&gt;180;[.J336]-360;[.J336])" office:value-type="float" office:value="-0.433199999999999">
            <text:p>-0.4332</text:p>
          </table:table-cell>
          <table:table-cell table:formula="of:=IF([.K336]&gt;180;[.K336]-360;[.K336])" office:value-type="float" office:value="2.034351">
            <text:p>2.034351</text:p>
          </table:table-cell>
          <table:table-cell table:formula="of:=IF([.L336]&gt;180;[.L336]-360;[.L336])" office:value-type="float" office:value="3.269581">
            <text:p>3.269581</text:p>
          </table:table-cell>
          <table:table-cell table:formula="of:=IF([.M336]&gt;180;[.M336]-360;[.M336])" office:value-type="float" office:value="2.965383">
            <text:p>2.965383</text:p>
          </table:table-cell>
          <table:table-cell table:formula="of:=IF([.N336]&gt;180;[.N336]-360;[.N336])" office:value-type="float" office:value="-1.185">
            <text:p>-1.185</text:p>
          </table:table-cell>
          <table:table-cell office:value-type="float" office:value="0">
            <text:p>0</text:p>
          </table:table-cell>
          <table:table-cell office:value-type="float" office:value="357.7303">
            <text:p>357.7303</text:p>
          </table:table-cell>
          <table:table-cell office:value-type="float" office:value="359.5668">
            <text:p>359.5668</text:p>
          </table:table-cell>
          <table:table-cell office:value-type="float" office:value="2.034351">
            <text:p>2.034351</text:p>
          </table:table-cell>
          <table:table-cell office:value-type="float" office:value="3.269581">
            <text:p>3.269581</text:p>
          </table:table-cell>
          <table:table-cell office:value-type="float" office:value="2.965383">
            <text:p>2.965383</text:p>
          </table:table-cell>
          <table:table-cell office:value-type="float" office:value="358.815">
            <text:p>358.815</text:p>
          </table:table-cell>
          <table:table-cell table:number-columns-repeated="4"/>
        </table:table-row>
        <table:table-row table:style-name="ro1">
          <table:table-cell office:value-type="float" office:value="6.699995">
            <text:p>6.699995</text:p>
          </table:table-cell>
          <table:table-cell table:formula="of:=IF([.N337]&gt;180;[.N337]-360;[.N337])" office:value-type="float" office:value="-1.30590000000001">
            <text:p>-1.3059</text:p>
          </table:table-cell>
          <table:table-cell table:formula="of:=IF([.J337]&gt;180;[.J337]-360;[.J337])" office:value-type="float" office:value="-0.446700000000021">
            <text:p>-0.4467</text:p>
          </table:table-cell>
          <table:table-cell table:formula="of:=IF([.K337]&gt;180;[.K337]-360;[.K337])" office:value-type="float" office:value="1.961131">
            <text:p>1.961131</text:p>
          </table:table-cell>
          <table:table-cell table:formula="of:=IF([.L337]&gt;180;[.L337]-360;[.L337])" office:value-type="float" office:value="2.739503">
            <text:p>2.739503</text:p>
          </table:table-cell>
          <table:table-cell table:formula="of:=IF([.M337]&gt;180;[.M337]-360;[.M337])" office:value-type="float" office:value="2.904635">
            <text:p>2.904635</text:p>
          </table:table-cell>
          <table:table-cell table:formula="of:=IF([.N337]&gt;180;[.N337]-360;[.N337])" office:value-type="float" office:value="-1.30590000000001">
            <text:p>-1.3059</text:p>
          </table:table-cell>
          <table:table-cell office:value-type="float" office:value="0">
            <text:p>0</text:p>
          </table:table-cell>
          <table:table-cell office:value-type="float" office:value="357.627">
            <text:p>357.627</text:p>
          </table:table-cell>
          <table:table-cell office:value-type="float" office:value="359.5533">
            <text:p>359.5533</text:p>
          </table:table-cell>
          <table:table-cell office:value-type="float" office:value="1.961131">
            <text:p>1.961131</text:p>
          </table:table-cell>
          <table:table-cell office:value-type="float" office:value="2.739503">
            <text:p>2.739503</text:p>
          </table:table-cell>
          <table:table-cell office:value-type="float" office:value="2.904635">
            <text:p>2.904635</text:p>
          </table:table-cell>
          <table:table-cell office:value-type="float" office:value="358.6941">
            <text:p>358.6941</text:p>
          </table:table-cell>
          <table:table-cell table:number-columns-repeated="4"/>
        </table:table-row>
        <table:table-row table:style-name="ro1">
          <table:table-cell office:value-type="float" office:value="6.719995">
            <text:p>6.719995</text:p>
          </table:table-cell>
          <table:table-cell table:formula="of:=IF([.N338]&gt;180;[.N338]-360;[.N338])" office:value-type="float" office:value="-1.39109999999999">
            <text:p>-1.3911</text:p>
          </table:table-cell>
          <table:table-cell table:formula="of:=IF([.J338]&gt;180;[.J338]-360;[.J338])" office:value-type="float" office:value="-0.42410000000001">
            <text:p>-0.4241</text:p>
          </table:table-cell>
          <table:table-cell table:formula="of:=IF([.K338]&gt;180;[.K338]-360;[.K338])" office:value-type="float" office:value="1.881114">
            <text:p>1.881114</text:p>
          </table:table-cell>
          <table:table-cell table:formula="of:=IF([.L338]&gt;180;[.L338]-360;[.L338])" office:value-type="float" office:value="2.295678">
            <text:p>2.295678</text:p>
          </table:table-cell>
          <table:table-cell table:formula="of:=IF([.M338]&gt;180;[.M338]-360;[.M338])" office:value-type="float" office:value="2.93877">
            <text:p>2.93877</text:p>
          </table:table-cell>
          <table:table-cell table:formula="of:=IF([.N338]&gt;180;[.N338]-360;[.N338])" office:value-type="float" office:value="-1.39109999999999">
            <text:p>-1.3911</text:p>
          </table:table-cell>
          <table:table-cell office:value-type="float" office:value="0">
            <text:p>0</text:p>
          </table:table-cell>
          <table:table-cell office:value-type="float" office:value="357.5398">
            <text:p>357.5398</text:p>
          </table:table-cell>
          <table:table-cell office:value-type="float" office:value="359.5759">
            <text:p>359.5759</text:p>
          </table:table-cell>
          <table:table-cell office:value-type="float" office:value="1.881114">
            <text:p>1.881114</text:p>
          </table:table-cell>
          <table:table-cell office:value-type="float" office:value="2.295678">
            <text:p>2.295678</text:p>
          </table:table-cell>
          <table:table-cell office:value-type="float" office:value="2.93877">
            <text:p>2.93877</text:p>
          </table:table-cell>
          <table:table-cell office:value-type="float" office:value="358.6089">
            <text:p>358.6089</text:p>
          </table:table-cell>
          <table:table-cell table:number-columns-repeated="4"/>
        </table:table-row>
        <table:table-row table:style-name="ro1">
          <table:table-cell office:value-type="float" office:value="6.739995">
            <text:p>6.739995</text:p>
          </table:table-cell>
          <table:table-cell table:formula="of:=IF([.N339]&gt;180;[.N339]-360;[.N339])" office:value-type="float" office:value="-1.4443">
            <text:p>-1.4443</text:p>
          </table:table-cell>
          <table:table-cell table:formula="of:=IF([.J339]&gt;180;[.J339]-360;[.J339])" office:value-type="float" office:value="-0.405399999999986">
            <text:p>-0.4054</text:p>
          </table:table-cell>
          <table:table-cell table:formula="of:=IF([.K339]&gt;180;[.K339]-360;[.K339])" office:value-type="float" office:value="1.815467">
            <text:p>1.815467</text:p>
          </table:table-cell>
          <table:table-cell table:formula="of:=IF([.L339]&gt;180;[.L339]-360;[.L339])" office:value-type="float" office:value="1.964581">
            <text:p>1.964581</text:p>
          </table:table-cell>
          <table:table-cell table:formula="of:=IF([.M339]&gt;180;[.M339]-360;[.M339])" office:value-type="float" office:value="3.054101">
            <text:p>3.054101</text:p>
          </table:table-cell>
          <table:table-cell table:formula="of:=IF([.N339]&gt;180;[.N339]-360;[.N339])" office:value-type="float" office:value="-1.4443">
            <text:p>-1.4443</text:p>
          </table:table-cell>
          <table:table-cell office:value-type="float" office:value="0">
            <text:p>0</text:p>
          </table:table-cell>
          <table:table-cell office:value-type="float" office:value="357.4456">
            <text:p>357.4456</text:p>
          </table:table-cell>
          <table:table-cell office:value-type="float" office:value="359.5946">
            <text:p>359.5946</text:p>
          </table:table-cell>
          <table:table-cell office:value-type="float" office:value="1.815467">
            <text:p>1.815467</text:p>
          </table:table-cell>
          <table:table-cell office:value-type="float" office:value="1.964581">
            <text:p>1.964581</text:p>
          </table:table-cell>
          <table:table-cell office:value-type="float" office:value="3.054101">
            <text:p>3.054101</text:p>
          </table:table-cell>
          <table:table-cell office:value-type="float" office:value="358.5557">
            <text:p>358.5557</text:p>
          </table:table-cell>
          <table:table-cell table:number-columns-repeated="4"/>
        </table:table-row>
        <table:table-row table:style-name="ro1">
          <table:table-cell office:value-type="float" office:value="6.759995">
            <text:p>6.759995</text:p>
          </table:table-cell>
          <table:table-cell table:formula="of:=IF([.N340]&gt;180;[.N340]-360;[.N340])" office:value-type="float" office:value="-1.4753">
            <text:p>-1.4753</text:p>
          </table:table-cell>
          <table:table-cell table:formula="of:=IF([.J340]&gt;180;[.J340]-360;[.J340])" office:value-type="float" office:value="-0.353799999999978">
            <text:p>-0.3538</text:p>
          </table:table-cell>
          <table:table-cell table:formula="of:=IF([.K340]&gt;180;[.K340]-360;[.K340])" office:value-type="float" office:value="1.741791">
            <text:p>1.741791</text:p>
          </table:table-cell>
          <table:table-cell table:formula="of:=IF([.L340]&gt;180;[.L340]-360;[.L340])" office:value-type="float" office:value="1.681687">
            <text:p>1.681687</text:p>
          </table:table-cell>
          <table:table-cell table:formula="of:=IF([.M340]&gt;180;[.M340]-360;[.M340])" office:value-type="float" office:value="3.233486">
            <text:p>3.233486</text:p>
          </table:table-cell>
          <table:table-cell table:formula="of:=IF([.N340]&gt;180;[.N340]-360;[.N340])" office:value-type="float" office:value="-1.4753">
            <text:p>-1.4753</text:p>
          </table:table-cell>
          <table:table-cell office:value-type="float" office:value="0">
            <text:p>0</text:p>
          </table:table-cell>
          <table:table-cell office:value-type="float" office:value="357.3399">
            <text:p>357.3399</text:p>
          </table:table-cell>
          <table:table-cell office:value-type="float" office:value="359.6462">
            <text:p>359.6462</text:p>
          </table:table-cell>
          <table:table-cell office:value-type="float" office:value="1.741791">
            <text:p>1.741791</text:p>
          </table:table-cell>
          <table:table-cell office:value-type="float" office:value="1.681687">
            <text:p>1.681687</text:p>
          </table:table-cell>
          <table:table-cell office:value-type="float" office:value="3.233486">
            <text:p>3.233486</text:p>
          </table:table-cell>
          <table:table-cell office:value-type="float" office:value="358.5247">
            <text:p>358.5247</text:p>
          </table:table-cell>
          <table:table-cell table:number-columns-repeated="4"/>
        </table:table-row>
        <table:table-row table:style-name="ro1">
          <table:table-cell office:value-type="float" office:value="6.779994">
            <text:p>6.779994</text:p>
          </table:table-cell>
          <table:table-cell table:formula="of:=IF([.N341]&gt;180;[.N341]-360;[.N341])" office:value-type="float" office:value="-1.4966">
            <text:p>-1.4966</text:p>
          </table:table-cell>
          <table:table-cell table:formula="of:=IF([.J341]&gt;180;[.J341]-360;[.J341])" office:value-type="float" office:value="-0.316100000000006">
            <text:p>-0.3161</text:p>
          </table:table-cell>
          <table:table-cell table:formula="of:=IF([.K341]&gt;180;[.K341]-360;[.K341])" office:value-type="float" office:value="1.629277">
            <text:p>1.629277</text:p>
          </table:table-cell>
          <table:table-cell table:formula="of:=IF([.L341]&gt;180;[.L341]-360;[.L341])" office:value-type="float" office:value="1.413743">
            <text:p>1.413743</text:p>
          </table:table-cell>
          <table:table-cell table:formula="of:=IF([.M341]&gt;180;[.M341]-360;[.M341])" office:value-type="float" office:value="3.377427">
            <text:p>3.377427</text:p>
          </table:table-cell>
          <table:table-cell table:formula="of:=IF([.N341]&gt;180;[.N341]-360;[.N341])" office:value-type="float" office:value="-1.4966">
            <text:p>-1.4966</text:p>
          </table:table-cell>
          <table:table-cell office:value-type="float" office:value="0">
            <text:p>0</text:p>
          </table:table-cell>
          <table:table-cell office:value-type="float" office:value="357.2456">
            <text:p>357.2456</text:p>
          </table:table-cell>
          <table:table-cell office:value-type="float" office:value="359.6839">
            <text:p>359.6839</text:p>
          </table:table-cell>
          <table:table-cell office:value-type="float" office:value="1.629277">
            <text:p>1.629277</text:p>
          </table:table-cell>
          <table:table-cell office:value-type="float" office:value="1.413743">
            <text:p>1.413743</text:p>
          </table:table-cell>
          <table:table-cell office:value-type="float" office:value="3.377427">
            <text:p>3.377427</text:p>
          </table:table-cell>
          <table:table-cell office:value-type="float" office:value="358.5034">
            <text:p>358.5034</text:p>
          </table:table-cell>
          <table:table-cell table:number-columns-repeated="4"/>
        </table:table-row>
        <table:table-row table:style-name="ro1">
          <table:table-cell office:value-type="float" office:value="6.799994">
            <text:p>6.799994</text:p>
          </table:table-cell>
          <table:table-cell table:formula="of:=IF([.N342]&gt;180;[.N342]-360;[.N342])" office:value-type="float" office:value="-1.49759999999998">
            <text:p>-1.4976</text:p>
          </table:table-cell>
          <table:table-cell table:formula="of:=IF([.J342]&gt;180;[.J342]-360;[.J342])" office:value-type="float" office:value="-0.259099999999989">
            <text:p>-0.2591</text:p>
          </table:table-cell>
          <table:table-cell table:formula="of:=IF([.K342]&gt;180;[.K342]-360;[.K342])" office:value-type="float" office:value="1.464376">
            <text:p>1.464376</text:p>
          </table:table-cell>
          <table:table-cell table:formula="of:=IF([.L342]&gt;180;[.L342]-360;[.L342])" office:value-type="float" office:value="1.206586">
            <text:p>1.206586</text:p>
          </table:table-cell>
          <table:table-cell table:formula="of:=IF([.M342]&gt;180;[.M342]-360;[.M342])" office:value-type="float" office:value="3.523726">
            <text:p>3.523726</text:p>
          </table:table-cell>
          <table:table-cell table:formula="of:=IF([.N342]&gt;180;[.N342]-360;[.N342])" office:value-type="float" office:value="-1.49759999999998">
            <text:p>-1.4976</text:p>
          </table:table-cell>
          <table:table-cell office:value-type="float" office:value="0">
            <text:p>0</text:p>
          </table:table-cell>
          <table:table-cell office:value-type="float" office:value="357.1447">
            <text:p>357.1447</text:p>
          </table:table-cell>
          <table:table-cell office:value-type="float" office:value="359.7409">
            <text:p>359.7409</text:p>
          </table:table-cell>
          <table:table-cell office:value-type="float" office:value="1.464376">
            <text:p>1.464376</text:p>
          </table:table-cell>
          <table:table-cell office:value-type="float" office:value="1.206586">
            <text:p>1.206586</text:p>
          </table:table-cell>
          <table:table-cell office:value-type="float" office:value="3.523726">
            <text:p>3.523726</text:p>
          </table:table-cell>
          <table:table-cell office:value-type="float" office:value="358.5024">
            <text:p>358.5024</text:p>
          </table:table-cell>
          <table:table-cell table:number-columns-repeated="4"/>
        </table:table-row>
        <table:table-row table:style-name="ro1">
          <table:table-cell office:value-type="float" office:value="6.819994">
            <text:p>6.819994</text:p>
          </table:table-cell>
          <table:table-cell table:formula="of:=IF([.N343]&gt;180;[.N343]-360;[.N343])" office:value-type="float" office:value="-1.4665">
            <text:p>-1.4665</text:p>
          </table:table-cell>
          <table:table-cell table:formula="of:=IF([.J343]&gt;180;[.J343]-360;[.J343])" office:value-type="float" office:value="-0.222199999999987">
            <text:p>-0.2222</text:p>
          </table:table-cell>
          <table:table-cell table:formula="of:=IF([.K343]&gt;180;[.K343]-360;[.K343])" office:value-type="float" office:value="1.278137">
            <text:p>1.278137</text:p>
          </table:table-cell>
          <table:table-cell table:formula="of:=IF([.L343]&gt;180;[.L343]-360;[.L343])" office:value-type="float" office:value="1.027372">
            <text:p>1.027372</text:p>
          </table:table-cell>
          <table:table-cell table:formula="of:=IF([.M343]&gt;180;[.M343]-360;[.M343])" office:value-type="float" office:value="3.637129">
            <text:p>3.637129</text:p>
          </table:table-cell>
          <table:table-cell table:formula="of:=IF([.N343]&gt;180;[.N343]-360;[.N343])" office:value-type="float" office:value="-1.4665">
            <text:p>-1.4665</text:p>
          </table:table-cell>
          <table:table-cell office:value-type="float" office:value="0">
            <text:p>0</text:p>
          </table:table-cell>
          <table:table-cell office:value-type="float" office:value="357.0445">
            <text:p>357.0445</text:p>
          </table:table-cell>
          <table:table-cell office:value-type="float" office:value="359.7778">
            <text:p>359.7778</text:p>
          </table:table-cell>
          <table:table-cell office:value-type="float" office:value="1.278137">
            <text:p>1.278137</text:p>
          </table:table-cell>
          <table:table-cell office:value-type="float" office:value="1.027372">
            <text:p>1.027372</text:p>
          </table:table-cell>
          <table:table-cell office:value-type="float" office:value="3.637129">
            <text:p>3.637129</text:p>
          </table:table-cell>
          <table:table-cell office:value-type="float" office:value="358.5335">
            <text:p>358.5335</text:p>
          </table:table-cell>
          <table:table-cell table:number-columns-repeated="4"/>
        </table:table-row>
        <table:table-row table:style-name="ro1">
          <table:table-cell office:value-type="float" office:value="6.839994">
            <text:p>6.839994</text:p>
          </table:table-cell>
          <table:table-cell table:formula="of:=IF([.N344]&gt;180;[.N344]-360;[.N344])" office:value-type="float" office:value="-1.39620000000002">
            <text:p>-1.3962</text:p>
          </table:table-cell>
          <table:table-cell table:formula="of:=IF([.J344]&gt;180;[.J344]-360;[.J344])" office:value-type="float" office:value="-0.178600000000017">
            <text:p>-0.1786</text:p>
          </table:table-cell>
          <table:table-cell table:formula="of:=IF([.K344]&gt;180;[.K344]-360;[.K344])" office:value-type="float" office:value="1.061507">
            <text:p>1.061507</text:p>
          </table:table-cell>
          <table:table-cell table:formula="of:=IF([.L344]&gt;180;[.L344]-360;[.L344])" office:value-type="float" office:value="0.8866118">
            <text:p>0.8866118</text:p>
          </table:table-cell>
          <table:table-cell table:formula="of:=IF([.M344]&gt;180;[.M344]-360;[.M344])" office:value-type="float" office:value="3.67789">
            <text:p>3.67789</text:p>
          </table:table-cell>
          <table:table-cell table:formula="of:=IF([.N344]&gt;180;[.N344]-360;[.N344])" office:value-type="float" office:value="-1.39620000000002">
            <text:p>-1.3962</text:p>
          </table:table-cell>
          <table:table-cell office:value-type="float" office:value="0">
            <text:p>0</text:p>
          </table:table-cell>
          <table:table-cell office:value-type="float" office:value="356.973">
            <text:p>356.973</text:p>
          </table:table-cell>
          <table:table-cell office:value-type="float" office:value="359.8214">
            <text:p>359.8214</text:p>
          </table:table-cell>
          <table:table-cell office:value-type="float" office:value="1.061507">
            <text:p>1.061507</text:p>
          </table:table-cell>
          <table:table-cell office:value-type="float" office:value="0.8866118">
            <text:p>0.8866118</text:p>
          </table:table-cell>
          <table:table-cell office:value-type="float" office:value="3.67789">
            <text:p>3.67789</text:p>
          </table:table-cell>
          <table:table-cell office:value-type="float" office:value="358.6038">
            <text:p>358.6038</text:p>
          </table:table-cell>
          <table:table-cell table:number-columns-repeated="4"/>
        </table:table-row>
        <table:table-row table:style-name="ro1">
          <table:table-cell office:value-type="float" office:value="6.859994">
            <text:p>6.859994</text:p>
          </table:table-cell>
          <table:table-cell table:formula="of:=IF([.N345]&gt;180;[.N345]-360;[.N345])" office:value-type="float" office:value="-1.27929999999998">
            <text:p>-1.2793</text:p>
          </table:table-cell>
          <table:table-cell table:formula="of:=IF([.J345]&gt;180;[.J345]-360;[.J345])" office:value-type="float" office:value="-0.152300000000025">
            <text:p>-0.1523</text:p>
          </table:table-cell>
          <table:table-cell table:formula="of:=IF([.K345]&gt;180;[.K345]-360;[.K345])" office:value-type="float" office:value="0.8486184">
            <text:p>0.8486184</text:p>
          </table:table-cell>
          <table:table-cell table:formula="of:=IF([.L345]&gt;180;[.L345]-360;[.L345])" office:value-type="float" office:value="0.7802255">
            <text:p>0.7802255</text:p>
          </table:table-cell>
          <table:table-cell table:formula="of:=IF([.M345]&gt;180;[.M345]-360;[.M345])" office:value-type="float" office:value="3.64728">
            <text:p>3.64728</text:p>
          </table:table-cell>
          <table:table-cell table:formula="of:=IF([.N345]&gt;180;[.N345]-360;[.N345])" office:value-type="float" office:value="-1.27929999999998">
            <text:p>-1.2793</text:p>
          </table:table-cell>
          <table:table-cell office:value-type="float" office:value="0">
            <text:p>0</text:p>
          </table:table-cell>
          <table:table-cell office:value-type="float" office:value="356.9192">
            <text:p>356.9192</text:p>
          </table:table-cell>
          <table:table-cell office:value-type="float" office:value="359.8477">
            <text:p>359.8477</text:p>
          </table:table-cell>
          <table:table-cell office:value-type="float" office:value="0.8486184">
            <text:p>0.8486184</text:p>
          </table:table-cell>
          <table:table-cell office:value-type="float" office:value="0.7802255">
            <text:p>0.7802255</text:p>
          </table:table-cell>
          <table:table-cell office:value-type="float" office:value="3.64728">
            <text:p>3.64728</text:p>
          </table:table-cell>
          <table:table-cell office:value-type="float" office:value="358.7207">
            <text:p>358.7207</text:p>
          </table:table-cell>
          <table:table-cell table:number-columns-repeated="4"/>
        </table:table-row>
        <table:table-row table:style-name="ro1">
          <table:table-cell office:value-type="float" office:value="6.879994">
            <text:p>6.879994</text:p>
          </table:table-cell>
          <table:table-cell table:formula="of:=IF([.N346]&gt;180;[.N346]-360;[.N346])" office:value-type="float" office:value="-1.12849999999997">
            <text:p>-1.1285</text:p>
          </table:table-cell>
          <table:table-cell table:formula="of:=IF([.J346]&gt;180;[.J346]-360;[.J346])" office:value-type="float" office:value="-0.143799999999999">
            <text:p>-0.1438</text:p>
          </table:table-cell>
          <table:table-cell table:formula="of:=IF([.K346]&gt;180;[.K346]-360;[.K346])" office:value-type="float" office:value="0.6619451">
            <text:p>0.6619451</text:p>
          </table:table-cell>
          <table:table-cell table:formula="of:=IF([.L346]&gt;180;[.L346]-360;[.L346])" office:value-type="float" office:value="0.7185615">
            <text:p>0.7185615</text:p>
          </table:table-cell>
          <table:table-cell table:formula="of:=IF([.M346]&gt;180;[.M346]-360;[.M346])" office:value-type="float" office:value="3.531335">
            <text:p>3.531335</text:p>
          </table:table-cell>
          <table:table-cell table:formula="of:=IF([.N346]&gt;180;[.N346]-360;[.N346])" office:value-type="float" office:value="-1.12849999999997">
            <text:p>-1.1285</text:p>
          </table:table-cell>
          <table:table-cell office:value-type="float" office:value="0">
            <text:p>0</text:p>
          </table:table-cell>
          <table:table-cell office:value-type="float" office:value="356.8588">
            <text:p>356.8588</text:p>
          </table:table-cell>
          <table:table-cell office:value-type="float" office:value="359.8562">
            <text:p>359.8562</text:p>
          </table:table-cell>
          <table:table-cell office:value-type="float" office:value="0.6619451">
            <text:p>0.6619451</text:p>
          </table:table-cell>
          <table:table-cell office:value-type="float" office:value="0.7185615">
            <text:p>0.7185615</text:p>
          </table:table-cell>
          <table:table-cell office:value-type="float" office:value="3.531335">
            <text:p>3.531335</text:p>
          </table:table-cell>
          <table:table-cell office:value-type="float" office:value="358.8715">
            <text:p>358.8715</text:p>
          </table:table-cell>
          <table:table-cell table:number-columns-repeated="4"/>
        </table:table-row>
        <table:table-row table:style-name="ro1">
          <table:table-cell office:value-type="float" office:value="6.899994">
            <text:p>6.899994</text:p>
          </table:table-cell>
          <table:table-cell table:formula="of:=IF([.N347]&gt;180;[.N347]-360;[.N347])" office:value-type="float" office:value="-0.957600000000014">
            <text:p>-0.9576</text:p>
          </table:table-cell>
          <table:table-cell table:formula="of:=IF([.J347]&gt;180;[.J347]-360;[.J347])" office:value-type="float" office:value="-0.155500000000018">
            <text:p>-0.1555</text:p>
          </table:table-cell>
          <table:table-cell table:formula="of:=IF([.K347]&gt;180;[.K347]-360;[.K347])" office:value-type="float" office:value="0.504802">
            <text:p>0.504802</text:p>
          </table:table-cell>
          <table:table-cell table:formula="of:=IF([.L347]&gt;180;[.L347]-360;[.L347])" office:value-type="float" office:value="0.7869866">
            <text:p>0.7869866</text:p>
          </table:table-cell>
          <table:table-cell table:formula="of:=IF([.M347]&gt;180;[.M347]-360;[.M347])" office:value-type="float" office:value="3.343097">
            <text:p>3.343097</text:p>
          </table:table-cell>
          <table:table-cell table:formula="of:=IF([.N347]&gt;180;[.N347]-360;[.N347])" office:value-type="float" office:value="-0.957600000000014">
            <text:p>-0.9576</text:p>
          </table:table-cell>
          <table:table-cell office:value-type="float" office:value="0">
            <text:p>0</text:p>
          </table:table-cell>
          <table:table-cell office:value-type="float" office:value="356.8184">
            <text:p>356.8184</text:p>
          </table:table-cell>
          <table:table-cell office:value-type="float" office:value="359.8445">
            <text:p>359.8445</text:p>
          </table:table-cell>
          <table:table-cell office:value-type="float" office:value="0.504802">
            <text:p>0.504802</text:p>
          </table:table-cell>
          <table:table-cell office:value-type="float" office:value="0.7869866">
            <text:p>0.7869866</text:p>
          </table:table-cell>
          <table:table-cell office:value-type="float" office:value="3.343097">
            <text:p>3.343097</text:p>
          </table:table-cell>
          <table:table-cell office:value-type="float" office:value="359.0424">
            <text:p>359.0424</text:p>
          </table:table-cell>
          <table:table-cell table:number-columns-repeated="4"/>
        </table:table-row>
        <table:table-row table:style-name="ro1">
          <table:table-cell office:value-type="float" office:value="6.919994">
            <text:p>6.919994</text:p>
          </table:table-cell>
          <table:table-cell table:formula="of:=IF([.N348]&gt;180;[.N348]-360;[.N348])" office:value-type="float" office:value="-0.806899999999985">
            <text:p>-0.8069</text:p>
          </table:table-cell>
          <table:table-cell table:formula="of:=IF([.J348]&gt;180;[.J348]-360;[.J348])" office:value-type="float" office:value="-0.19380000000001">
            <text:p>-0.1938</text:p>
          </table:table-cell>
          <table:table-cell table:formula="of:=IF([.K348]&gt;180;[.K348]-360;[.K348])" office:value-type="float" office:value="0.388784">
            <text:p>0.388784</text:p>
          </table:table-cell>
          <table:table-cell table:formula="of:=IF([.L348]&gt;180;[.L348]-360;[.L348])" office:value-type="float" office:value="0.882137">
            <text:p>0.882137</text:p>
          </table:table-cell>
          <table:table-cell table:formula="of:=IF([.M348]&gt;180;[.M348]-360;[.M348])" office:value-type="float" office:value="3.109954">
            <text:p>3.109954</text:p>
          </table:table-cell>
          <table:table-cell table:formula="of:=IF([.N348]&gt;180;[.N348]-360;[.N348])" office:value-type="float" office:value="-0.806899999999985">
            <text:p>-0.8069</text:p>
          </table:table-cell>
          <table:table-cell office:value-type="float" office:value="0">
            <text:p>0</text:p>
          </table:table-cell>
          <table:table-cell office:value-type="float" office:value="356.7849">
            <text:p>356.7849</text:p>
          </table:table-cell>
          <table:table-cell office:value-type="float" office:value="359.8062">
            <text:p>359.8062</text:p>
          </table:table-cell>
          <table:table-cell office:value-type="float" office:value="0.388784">
            <text:p>0.388784</text:p>
          </table:table-cell>
          <table:table-cell office:value-type="float" office:value="0.882137">
            <text:p>0.882137</text:p>
          </table:table-cell>
          <table:table-cell office:value-type="float" office:value="3.109954">
            <text:p>3.109954</text:p>
          </table:table-cell>
          <table:table-cell office:value-type="float" office:value="359.1931">
            <text:p>359.1931</text:p>
          </table:table-cell>
          <table:table-cell table:number-columns-repeated="4"/>
        </table:table-row>
        <table:table-row table:style-name="ro1">
          <table:table-cell office:value-type="float" office:value="6.939994">
            <text:p>6.939994</text:p>
          </table:table-cell>
          <table:table-cell table:formula="of:=IF([.N349]&gt;180;[.N349]-360;[.N349])" office:value-type="float" office:value="-0.702800000000025">
            <text:p>-0.7028</text:p>
          </table:table-cell>
          <table:table-cell table:formula="of:=IF([.J349]&gt;180;[.J349]-360;[.J349])" office:value-type="float" office:value="-0.230099999999993">
            <text:p>-0.2301</text:p>
          </table:table-cell>
          <table:table-cell table:formula="of:=IF([.K349]&gt;180;[.K349]-360;[.K349])" office:value-type="float" office:value="0.3224829">
            <text:p>0.3224829</text:p>
          </table:table-cell>
          <table:table-cell table:formula="of:=IF([.L349]&gt;180;[.L349]-360;[.L349])" office:value-type="float" office:value="0.8491481">
            <text:p>0.8491481</text:p>
          </table:table-cell>
          <table:table-cell table:formula="of:=IF([.M349]&gt;180;[.M349]-360;[.M349])" office:value-type="float" office:value="2.86194">
            <text:p>2.86194</text:p>
          </table:table-cell>
          <table:table-cell table:formula="of:=IF([.N349]&gt;180;[.N349]-360;[.N349])" office:value-type="float" office:value="-0.702800000000025">
            <text:p>-0.7028</text:p>
          </table:table-cell>
          <table:table-cell office:value-type="float" office:value="0">
            <text:p>0</text:p>
          </table:table-cell>
          <table:table-cell office:value-type="float" office:value="356.7769">
            <text:p>356.7769</text:p>
          </table:table-cell>
          <table:table-cell office:value-type="float" office:value="359.7699">
            <text:p>359.7699</text:p>
          </table:table-cell>
          <table:table-cell office:value-type="float" office:value="0.3224829">
            <text:p>0.3224829</text:p>
          </table:table-cell>
          <table:table-cell office:value-type="float" office:value="0.8491481">
            <text:p>0.8491481</text:p>
          </table:table-cell>
          <table:table-cell office:value-type="float" office:value="2.86194">
            <text:p>2.86194</text:p>
          </table:table-cell>
          <table:table-cell office:value-type="float" office:value="359.2972">
            <text:p>359.2972</text:p>
          </table:table-cell>
          <table:table-cell table:number-columns-repeated="4"/>
        </table:table-row>
        <table:table-row table:style-name="ro1">
          <table:table-cell office:value-type="float" office:value="6.959994">
            <text:p>6.959994</text:p>
          </table:table-cell>
          <table:table-cell table:formula="of:=IF([.N350]&gt;180;[.N350]-360;[.N350])" office:value-type="float" office:value="-0.639999999999986">
            <text:p>-0.64</text:p>
          </table:table-cell>
          <table:table-cell table:formula="of:=IF([.J350]&gt;180;[.J350]-360;[.J350])" office:value-type="float" office:value="-0.285399999999981">
            <text:p>-0.2854</text:p>
          </table:table-cell>
          <table:table-cell table:formula="of:=IF([.K350]&gt;180;[.K350]-360;[.K350])" office:value-type="float" office:value="0.3339079">
            <text:p>0.3339079</text:p>
          </table:table-cell>
          <table:table-cell table:formula="of:=IF([.L350]&gt;180;[.L350]-360;[.L350])" office:value-type="float" office:value="0.6870902">
            <text:p>0.6870902</text:p>
          </table:table-cell>
          <table:table-cell table:formula="of:=IF([.M350]&gt;180;[.M350]-360;[.M350])" office:value-type="float" office:value="2.637512">
            <text:p>2.637512</text:p>
          </table:table-cell>
          <table:table-cell table:formula="of:=IF([.N350]&gt;180;[.N350]-360;[.N350])" office:value-type="float" office:value="-0.639999999999986">
            <text:p>-0.64</text:p>
          </table:table-cell>
          <table:table-cell office:value-type="float" office:value="0">
            <text:p>0</text:p>
          </table:table-cell>
          <table:table-cell office:value-type="float" office:value="356.7761">
            <text:p>356.7761</text:p>
          </table:table-cell>
          <table:table-cell office:value-type="float" office:value="359.7146">
            <text:p>359.7146</text:p>
          </table:table-cell>
          <table:table-cell office:value-type="float" office:value="0.3339079">
            <text:p>0.3339079</text:p>
          </table:table-cell>
          <table:table-cell office:value-type="float" office:value="0.6870902">
            <text:p>0.6870902</text:p>
          </table:table-cell>
          <table:table-cell office:value-type="float" office:value="2.637512">
            <text:p>2.637512</text:p>
          </table:table-cell>
          <table:table-cell office:value-type="float" office:value="359.36">
            <text:p>359.36</text:p>
          </table:table-cell>
          <table:table-cell table:number-columns-repeated="4"/>
        </table:table-row>
        <table:table-row table:style-name="ro1">
          <table:table-cell office:value-type="float" office:value="6.979994">
            <text:p>6.979994</text:p>
          </table:table-cell>
          <table:table-cell table:formula="of:=IF([.N351]&gt;180;[.N351]-360;[.N351])" office:value-type="float" office:value="-0.573399999999992">
            <text:p>-0.5734</text:p>
          </table:table-cell>
          <table:table-cell table:formula="of:=IF([.J351]&gt;180;[.J351]-360;[.J351])" office:value-type="float" office:value="-0.324000000000012">
            <text:p>-0.324</text:p>
          </table:table-cell>
          <table:table-cell table:formula="of:=IF([.K351]&gt;180;[.K351]-360;[.K351])" office:value-type="float" office:value="0.3898605">
            <text:p>0.3898605</text:p>
          </table:table-cell>
          <table:table-cell table:formula="of:=IF([.L351]&gt;180;[.L351]-360;[.L351])" office:value-type="float" office:value="0.4810618">
            <text:p>0.4810618</text:p>
          </table:table-cell>
          <table:table-cell table:formula="of:=IF([.M351]&gt;180;[.M351]-360;[.M351])" office:value-type="float" office:value="2.467387">
            <text:p>2.467387</text:p>
          </table:table-cell>
          <table:table-cell table:formula="of:=IF([.N351]&gt;180;[.N351]-360;[.N351])" office:value-type="float" office:value="-0.573399999999992">
            <text:p>-0.5734</text:p>
          </table:table-cell>
          <table:table-cell office:value-type="float" office:value="0">
            <text:p>0</text:p>
          </table:table-cell>
          <table:table-cell office:value-type="float" office:value="356.7956">
            <text:p>356.7956</text:p>
          </table:table-cell>
          <table:table-cell office:value-type="float" office:value="359.676">
            <text:p>359.676</text:p>
          </table:table-cell>
          <table:table-cell office:value-type="float" office:value="0.3898605">
            <text:p>0.3898605</text:p>
          </table:table-cell>
          <table:table-cell office:value-type="float" office:value="0.4810618">
            <text:p>0.4810618</text:p>
          </table:table-cell>
          <table:table-cell office:value-type="float" office:value="2.467387">
            <text:p>2.467387</text:p>
          </table:table-cell>
          <table:table-cell office:value-type="float" office:value="359.4266">
            <text:p>359.4266</text:p>
          </table:table-cell>
          <table:table-cell table:number-columns-repeated="4"/>
        </table:table-row>
        <table:table-row table:style-name="ro1">
          <table:table-cell office:value-type="float" office:value="6.999994">
            <text:p>6.999994</text:p>
          </table:table-cell>
          <table:table-cell table:formula="of:=IF([.N352]&gt;180;[.N352]-360;[.N352])" office:value-type="float" office:value="-0.508399999999995">
            <text:p>-0.5084</text:p>
          </table:table-cell>
          <table:table-cell table:formula="of:=IF([.J352]&gt;180;[.J352]-360;[.J352])" office:value-type="float" office:value="-0.394900000000007">
            <text:p>-0.3949</text:p>
          </table:table-cell>
          <table:table-cell table:formula="of:=IF([.K352]&gt;180;[.K352]-360;[.K352])" office:value-type="float" office:value="0.4747015">
            <text:p>0.4747015</text:p>
          </table:table-cell>
          <table:table-cell table:formula="of:=IF([.L352]&gt;180;[.L352]-360;[.L352])" office:value-type="float" office:value="0.3360651">
            <text:p>0.3360651</text:p>
          </table:table-cell>
          <table:table-cell table:formula="of:=IF([.M352]&gt;180;[.M352]-360;[.M352])" office:value-type="float" office:value="2.371303">
            <text:p>2.371303</text:p>
          </table:table-cell>
          <table:table-cell table:formula="of:=IF([.N352]&gt;180;[.N352]-360;[.N352])" office:value-type="float" office:value="-0.508399999999995">
            <text:p>-0.5084</text:p>
          </table:table-cell>
          <table:table-cell office:value-type="float" office:value="0">
            <text:p>0</text:p>
          </table:table-cell>
          <table:table-cell office:value-type="float" office:value="356.8314">
            <text:p>356.8314</text:p>
          </table:table-cell>
          <table:table-cell office:value-type="float" office:value="359.6051">
            <text:p>359.6051</text:p>
          </table:table-cell>
          <table:table-cell office:value-type="float" office:value="0.4747015">
            <text:p>0.4747015</text:p>
          </table:table-cell>
          <table:table-cell office:value-type="float" office:value="0.3360651">
            <text:p>0.3360651</text:p>
          </table:table-cell>
          <table:table-cell office:value-type="float" office:value="2.371303">
            <text:p>2.371303</text:p>
          </table:table-cell>
          <table:table-cell office:value-type="float" office:value="359.4916">
            <text:p>359.4916</text:p>
          </table:table-cell>
          <table:table-cell table:number-columns-repeated="4"/>
        </table:table-row>
        <table:table-row table:style-name="ro1">
          <table:table-cell office:value-type="float" office:value="7.019994">
            <text:p>7.019994</text:p>
          </table:table-cell>
          <table:table-cell table:formula="of:=IF([.N353]&gt;180;[.N353]-360;[.N353])" office:value-type="float" office:value="-0.446700000000021">
            <text:p>-0.4467</text:p>
          </table:table-cell>
          <table:table-cell table:formula="of:=IF([.J353]&gt;180;[.J353]-360;[.J353])" office:value-type="float" office:value="-0.437200000000018">
            <text:p>-0.4372</text:p>
          </table:table-cell>
          <table:table-cell table:formula="of:=IF([.K353]&gt;180;[.K353]-360;[.K353])" office:value-type="float" office:value="0.577729">
            <text:p>0.577729</text:p>
          </table:table-cell>
          <table:table-cell table:formula="of:=IF([.L353]&gt;180;[.L353]-360;[.L353])" office:value-type="float" office:value="0.3422282">
            <text:p>0.3422282</text:p>
          </table:table-cell>
          <table:table-cell table:formula="of:=IF([.M353]&gt;180;[.M353]-360;[.M353])" office:value-type="float" office:value="2.365278">
            <text:p>2.365278</text:p>
          </table:table-cell>
          <table:table-cell table:formula="of:=IF([.N353]&gt;180;[.N353]-360;[.N353])" office:value-type="float" office:value="-0.446700000000021">
            <text:p>-0.4467</text:p>
          </table:table-cell>
          <table:table-cell office:value-type="float" office:value="0">
            <text:p>0</text:p>
          </table:table-cell>
          <table:table-cell office:value-type="float" office:value="356.8893">
            <text:p>356.8893</text:p>
          </table:table-cell>
          <table:table-cell office:value-type="float" office:value="359.5628">
            <text:p>359.5628</text:p>
          </table:table-cell>
          <table:table-cell office:value-type="float" office:value="0.577729">
            <text:p>0.577729</text:p>
          </table:table-cell>
          <table:table-cell office:value-type="float" office:value="0.3422282">
            <text:p>0.3422282</text:p>
          </table:table-cell>
          <table:table-cell office:value-type="float" office:value="2.365278">
            <text:p>2.365278</text:p>
          </table:table-cell>
          <table:table-cell office:value-type="float" office:value="359.5533">
            <text:p>359.5533</text:p>
          </table:table-cell>
          <table:table-cell table:number-columns-repeated="4"/>
        </table:table-row>
        <table:table-row table:style-name="ro1">
          <table:table-cell office:value-type="float" office:value="7.039994">
            <text:p>7.039994</text:p>
          </table:table-cell>
          <table:table-cell table:formula="of:=IF([.N354]&gt;180;[.N354]-360;[.N354])" office:value-type="float" office:value="-0.386900000000026">
            <text:p>-0.3869</text:p>
          </table:table-cell>
          <table:table-cell table:formula="of:=IF([.J354]&gt;180;[.J354]-360;[.J354])" office:value-type="float" office:value="-0.489700000000028">
            <text:p>-0.4897</text:p>
          </table:table-cell>
          <table:table-cell table:formula="of:=IF([.K354]&gt;180;[.K354]-360;[.K354])" office:value-type="float" office:value="0.6884428">
            <text:p>0.6884428</text:p>
          </table:table-cell>
          <table:table-cell table:formula="of:=IF([.L354]&gt;180;[.L354]-360;[.L354])" office:value-type="float" office:value="0.4525884">
            <text:p>0.4525884</text:p>
          </table:table-cell>
          <table:table-cell table:formula="of:=IF([.M354]&gt;180;[.M354]-360;[.M354])" office:value-type="float" office:value="2.416117">
            <text:p>2.416117</text:p>
          </table:table-cell>
          <table:table-cell table:formula="of:=IF([.N354]&gt;180;[.N354]-360;[.N354])" office:value-type="float" office:value="-0.386900000000026">
            <text:p>-0.3869</text:p>
          </table:table-cell>
          <table:table-cell office:value-type="float" office:value="0">
            <text:p>0</text:p>
          </table:table-cell>
          <table:table-cell office:value-type="float" office:value="356.962">
            <text:p>356.962</text:p>
          </table:table-cell>
          <table:table-cell office:value-type="float" office:value="359.5103">
            <text:p>359.5103</text:p>
          </table:table-cell>
          <table:table-cell office:value-type="float" office:value="0.6884428">
            <text:p>0.6884428</text:p>
          </table:table-cell>
          <table:table-cell office:value-type="float" office:value="0.4525884">
            <text:p>0.4525884</text:p>
          </table:table-cell>
          <table:table-cell office:value-type="float" office:value="2.416117">
            <text:p>2.416117</text:p>
          </table:table-cell>
          <table:table-cell office:value-type="float" office:value="359.6131">
            <text:p>359.6131</text:p>
          </table:table-cell>
          <table:table-cell table:number-columns-repeated="4"/>
        </table:table-row>
        <table:table-row table:style-name="ro1">
          <table:table-cell office:value-type="float" office:value="7.059994">
            <text:p>7.059994</text:p>
          </table:table-cell>
          <table:table-cell table:formula="of:=IF([.N355]&gt;180;[.N355]-360;[.N355])" office:value-type="float" office:value="-0.346600000000024">
            <text:p>-0.3466</text:p>
          </table:table-cell>
          <table:table-cell table:formula="of:=IF([.J355]&gt;180;[.J355]-360;[.J355])" office:value-type="float" office:value="-0.540300000000002">
            <text:p>-0.5403</text:p>
          </table:table-cell>
          <table:table-cell table:formula="of:=IF([.K355]&gt;180;[.K355]-360;[.K355])" office:value-type="float" office:value="0.8220698">
            <text:p>0.8220698</text:p>
          </table:table-cell>
          <table:table-cell table:formula="of:=IF([.L355]&gt;180;[.L355]-360;[.L355])" office:value-type="float" office:value="0.6227221">
            <text:p>0.6227221</text:p>
          </table:table-cell>
          <table:table-cell table:formula="of:=IF([.M355]&gt;180;[.M355]-360;[.M355])" office:value-type="float" office:value="2.50066">
            <text:p>2.50066</text:p>
          </table:table-cell>
          <table:table-cell table:formula="of:=IF([.N355]&gt;180;[.N355]-360;[.N355])" office:value-type="float" office:value="-0.346600000000024">
            <text:p>-0.3466</text:p>
          </table:table-cell>
          <table:table-cell office:value-type="float" office:value="0">
            <text:p>0</text:p>
          </table:table-cell>
          <table:table-cell office:value-type="float" office:value="357.0436">
            <text:p>357.0436</text:p>
          </table:table-cell>
          <table:table-cell office:value-type="float" office:value="359.4597">
            <text:p>359.4597</text:p>
          </table:table-cell>
          <table:table-cell office:value-type="float" office:value="0.8220698">
            <text:p>0.8220698</text:p>
          </table:table-cell>
          <table:table-cell office:value-type="float" office:value="0.6227221">
            <text:p>0.6227221</text:p>
          </table:table-cell>
          <table:table-cell office:value-type="float" office:value="2.50066">
            <text:p>2.50066</text:p>
          </table:table-cell>
          <table:table-cell office:value-type="float" office:value="359.6534">
            <text:p>359.6534</text:p>
          </table:table-cell>
          <table:table-cell table:number-columns-repeated="4"/>
        </table:table-row>
        <table:table-row table:style-name="ro1">
          <table:table-cell office:value-type="float" office:value="7.079994">
            <text:p>7.079994</text:p>
          </table:table-cell>
          <table:table-cell table:formula="of:=IF([.N356]&gt;180;[.N356]-360;[.N356])" office:value-type="float" office:value="-0.327999999999975">
            <text:p>-0.328</text:p>
          </table:table-cell>
          <table:table-cell table:formula="of:=IF([.J356]&gt;180;[.J356]-360;[.J356])" office:value-type="float" office:value="-0.579999999999984">
            <text:p>-0.58</text:p>
          </table:table-cell>
          <table:table-cell table:formula="of:=IF([.K356]&gt;180;[.K356]-360;[.K356])" office:value-type="float" office:value="0.9648062">
            <text:p>0.9648062</text:p>
          </table:table-cell>
          <table:table-cell table:formula="of:=IF([.L356]&gt;180;[.L356]-360;[.L356])" office:value-type="float" office:value="0.8363668">
            <text:p>0.8363668</text:p>
          </table:table-cell>
          <table:table-cell table:formula="of:=IF([.M356]&gt;180;[.M356]-360;[.M356])" office:value-type="float" office:value="2.640879">
            <text:p>2.640879</text:p>
          </table:table-cell>
          <table:table-cell table:formula="of:=IF([.N356]&gt;180;[.N356]-360;[.N356])" office:value-type="float" office:value="-0.327999999999975">
            <text:p>-0.328</text:p>
          </table:table-cell>
          <table:table-cell office:value-type="float" office:value="0">
            <text:p>0</text:p>
          </table:table-cell>
          <table:table-cell office:value-type="float" office:value="357.1301">
            <text:p>357.1301</text:p>
          </table:table-cell>
          <table:table-cell office:value-type="float" office:value="359.42">
            <text:p>359.42</text:p>
          </table:table-cell>
          <table:table-cell office:value-type="float" office:value="0.9648062">
            <text:p>0.9648062</text:p>
          </table:table-cell>
          <table:table-cell office:value-type="float" office:value="0.8363668">
            <text:p>0.8363668</text:p>
          </table:table-cell>
          <table:table-cell office:value-type="float" office:value="2.640879">
            <text:p>2.640879</text:p>
          </table:table-cell>
          <table:table-cell office:value-type="float" office:value="359.672">
            <text:p>359.672</text:p>
          </table:table-cell>
          <table:table-cell table:number-columns-repeated="4"/>
        </table:table-row>
        <table:table-row table:style-name="ro1">
          <table:table-cell office:value-type="float" office:value="7.099994">
            <text:p>7.099994</text:p>
          </table:table-cell>
          <table:table-cell table:formula="of:=IF([.N357]&gt;180;[.N357]-360;[.N357])" office:value-type="float" office:value="-0.322900000000004">
            <text:p>-0.3229</text:p>
          </table:table-cell>
          <table:table-cell table:formula="of:=IF([.J357]&gt;180;[.J357]-360;[.J357])" office:value-type="float" office:value="-0.607500000000016">
            <text:p>-0.6075</text:p>
          </table:table-cell>
          <table:table-cell table:formula="of:=IF([.K357]&gt;180;[.K357]-360;[.K357])" office:value-type="float" office:value="1.120347">
            <text:p>1.120347</text:p>
          </table:table-cell>
          <table:table-cell table:formula="of:=IF([.L357]&gt;180;[.L357]-360;[.L357])" office:value-type="float" office:value="1.093292">
            <text:p>1.093292</text:p>
          </table:table-cell>
          <table:table-cell table:formula="of:=IF([.M357]&gt;180;[.M357]-360;[.M357])" office:value-type="float" office:value="2.844067">
            <text:p>2.844067</text:p>
          </table:table-cell>
          <table:table-cell table:formula="of:=IF([.N357]&gt;180;[.N357]-360;[.N357])" office:value-type="float" office:value="-0.322900000000004">
            <text:p>-0.3229</text:p>
          </table:table-cell>
          <table:table-cell office:value-type="float" office:value="0">
            <text:p>0</text:p>
          </table:table-cell>
          <table:table-cell office:value-type="float" office:value="357.2352">
            <text:p>357.2352</text:p>
          </table:table-cell>
          <table:table-cell office:value-type="float" office:value="359.3925">
            <text:p>359.3925</text:p>
          </table:table-cell>
          <table:table-cell office:value-type="float" office:value="1.120347">
            <text:p>1.120347</text:p>
          </table:table-cell>
          <table:table-cell office:value-type="float" office:value="1.093292">
            <text:p>1.093292</text:p>
          </table:table-cell>
          <table:table-cell office:value-type="float" office:value="2.844067">
            <text:p>2.844067</text:p>
          </table:table-cell>
          <table:table-cell office:value-type="float" office:value="359.6771">
            <text:p>359.6771</text:p>
          </table:table-cell>
          <table:table-cell table:number-columns-repeated="4"/>
        </table:table-row>
        <table:table-row table:style-name="ro1">
          <table:table-cell office:value-type="float" office:value="7.119994">
            <text:p>7.119994</text:p>
          </table:table-cell>
          <table:table-cell table:formula="of:=IF([.N358]&gt;180;[.N358]-360;[.N358])" office:value-type="float" office:value="-0.343000000000018">
            <text:p>-0.343</text:p>
          </table:table-cell>
          <table:table-cell table:formula="of:=IF([.J358]&gt;180;[.J358]-360;[.J358])" office:value-type="float" office:value="-0.625200000000007">
            <text:p>-0.6252</text:p>
          </table:table-cell>
          <table:table-cell table:formula="of:=IF([.K358]&gt;180;[.K358]-360;[.K358])" office:value-type="float" office:value="1.306736">
            <text:p>1.306736</text:p>
          </table:table-cell>
          <table:table-cell table:formula="of:=IF([.L358]&gt;180;[.L358]-360;[.L358])" office:value-type="float" office:value="1.399352">
            <text:p>1.399352</text:p>
          </table:table-cell>
          <table:table-cell table:formula="of:=IF([.M358]&gt;180;[.M358]-360;[.M358])" office:value-type="float" office:value="3.080783">
            <text:p>3.080783</text:p>
          </table:table-cell>
          <table:table-cell table:formula="of:=IF([.N358]&gt;180;[.N358]-360;[.N358])" office:value-type="float" office:value="-0.343000000000018">
            <text:p>-0.343</text:p>
          </table:table-cell>
          <table:table-cell office:value-type="float" office:value="0">
            <text:p>0</text:p>
          </table:table-cell>
          <table:table-cell office:value-type="float" office:value="357.3609">
            <text:p>357.3609</text:p>
          </table:table-cell>
          <table:table-cell office:value-type="float" office:value="359.3748">
            <text:p>359.3748</text:p>
          </table:table-cell>
          <table:table-cell office:value-type="float" office:value="1.306736">
            <text:p>1.306736</text:p>
          </table:table-cell>
          <table:table-cell office:value-type="float" office:value="1.399352">
            <text:p>1.399352</text:p>
          </table:table-cell>
          <table:table-cell office:value-type="float" office:value="3.080783">
            <text:p>3.080783</text:p>
          </table:table-cell>
          <table:table-cell office:value-type="float" office:value="359.657">
            <text:p>359.657</text:p>
          </table:table-cell>
          <table:table-cell table:number-columns-repeated="4"/>
        </table:table-row>
        <table:table-row table:style-name="ro1">
          <table:table-cell office:value-type="float" office:value="7.139994">
            <text:p>7.139994</text:p>
          </table:table-cell>
          <table:table-cell table:formula="of:=IF([.N359]&gt;180;[.N359]-360;[.N359])" office:value-type="float" office:value="-0.403599999999983">
            <text:p>-0.4036</text:p>
          </table:table-cell>
          <table:table-cell table:formula="of:=IF([.J359]&gt;180;[.J359]-360;[.J359])" office:value-type="float" office:value="-0.650800000000004">
            <text:p>-0.6508</text:p>
          </table:table-cell>
          <table:table-cell table:formula="of:=IF([.K359]&gt;180;[.K359]-360;[.K359])" office:value-type="float" office:value="1.496769">
            <text:p>1.496769</text:p>
          </table:table-cell>
          <table:table-cell table:formula="of:=IF([.L359]&gt;180;[.L359]-360;[.L359])" office:value-type="float" office:value="1.712497">
            <text:p>1.712497</text:p>
          </table:table-cell>
          <table:table-cell table:formula="of:=IF([.M359]&gt;180;[.M359]-360;[.M359])" office:value-type="float" office:value="3.271817">
            <text:p>3.271817</text:p>
          </table:table-cell>
          <table:table-cell table:formula="of:=IF([.N359]&gt;180;[.N359]-360;[.N359])" office:value-type="float" office:value="-0.403599999999983">
            <text:p>-0.4036</text:p>
          </table:table-cell>
          <table:table-cell office:value-type="float" office:value="0">
            <text:p>0</text:p>
          </table:table-cell>
          <table:table-cell office:value-type="float" office:value="357.4804">
            <text:p>357.4804</text:p>
          </table:table-cell>
          <table:table-cell office:value-type="float" office:value="359.3492">
            <text:p>359.3492</text:p>
          </table:table-cell>
          <table:table-cell office:value-type="float" office:value="1.496769">
            <text:p>1.496769</text:p>
          </table:table-cell>
          <table:table-cell office:value-type="float" office:value="1.712497">
            <text:p>1.712497</text:p>
          </table:table-cell>
          <table:table-cell office:value-type="float" office:value="3.271817">
            <text:p>3.271817</text:p>
          </table:table-cell>
          <table:table-cell office:value-type="float" office:value="359.5964">
            <text:p>359.5964</text:p>
          </table:table-cell>
          <table:table-cell table:number-columns-repeated="4"/>
        </table:table-row>
        <table:table-row table:style-name="ro1">
          <table:table-cell office:value-type="float" office:value="7.159994">
            <text:p>7.159994</text:p>
          </table:table-cell>
          <table:table-cell table:formula="of:=IF([.N360]&gt;180;[.N360]-360;[.N360])" office:value-type="float" office:value="-0.510499999999979">
            <text:p>-0.5105</text:p>
          </table:table-cell>
          <table:table-cell table:formula="of:=IF([.J360]&gt;180;[.J360]-360;[.J360])" office:value-type="float" office:value="-0.677300000000002">
            <text:p>-0.6773</text:p>
          </table:table-cell>
          <table:table-cell table:formula="of:=IF([.K360]&gt;180;[.K360]-360;[.K360])" office:value-type="float" office:value="1.698063">
            <text:p>1.698063</text:p>
          </table:table-cell>
          <table:table-cell table:formula="of:=IF([.L360]&gt;180;[.L360]-360;[.L360])" office:value-type="float" office:value="1.963068">
            <text:p>1.963068</text:p>
          </table:table-cell>
          <table:table-cell table:formula="of:=IF([.M360]&gt;180;[.M360]-360;[.M360])" office:value-type="float" office:value="3.407033">
            <text:p>3.407033</text:p>
          </table:table-cell>
          <table:table-cell table:formula="of:=IF([.N360]&gt;180;[.N360]-360;[.N360])" office:value-type="float" office:value="-0.510499999999979">
            <text:p>-0.5105</text:p>
          </table:table-cell>
          <table:table-cell office:value-type="float" office:value="0">
            <text:p>0</text:p>
          </table:table-cell>
          <table:table-cell office:value-type="float" office:value="357.5985">
            <text:p>357.5985</text:p>
          </table:table-cell>
          <table:table-cell office:value-type="float" office:value="359.3227">
            <text:p>359.3227</text:p>
          </table:table-cell>
          <table:table-cell office:value-type="float" office:value="1.698063">
            <text:p>1.698063</text:p>
          </table:table-cell>
          <table:table-cell office:value-type="float" office:value="1.963068">
            <text:p>1.963068</text:p>
          </table:table-cell>
          <table:table-cell office:value-type="float" office:value="3.407033">
            <text:p>3.407033</text:p>
          </table:table-cell>
          <table:table-cell office:value-type="float" office:value="359.4895">
            <text:p>359.4895</text:p>
          </table:table-cell>
          <table:table-cell table:number-columns-repeated="4"/>
        </table:table-row>
        <table:table-row table:style-name="ro1">
          <table:table-cell office:value-type="float" office:value="7.179994">
            <text:p>7.179994</text:p>
          </table:table-cell>
          <table:table-cell table:formula="of:=IF([.N361]&gt;180;[.N361]-360;[.N361])" office:value-type="float" office:value="-0.654100000000028">
            <text:p>-0.6541</text:p>
          </table:table-cell>
          <table:table-cell table:formula="of:=IF([.J361]&gt;180;[.J361]-360;[.J361])" office:value-type="float" office:value="-0.705100000000016">
            <text:p>-0.7051</text:p>
          </table:table-cell>
          <table:table-cell table:formula="of:=IF([.K361]&gt;180;[.K361]-360;[.K361])" office:value-type="float" office:value="1.902072">
            <text:p>1.902072</text:p>
          </table:table-cell>
          <table:table-cell table:formula="of:=IF([.L361]&gt;180;[.L361]-360;[.L361])" office:value-type="float" office:value="2.142218">
            <text:p>2.142218</text:p>
          </table:table-cell>
          <table:table-cell table:formula="of:=IF([.M361]&gt;180;[.M361]-360;[.M361])" office:value-type="float" office:value="3.481423">
            <text:p>3.481423</text:p>
          </table:table-cell>
          <table:table-cell table:formula="of:=IF([.N361]&gt;180;[.N361]-360;[.N361])" office:value-type="float" office:value="-0.654100000000028">
            <text:p>-0.6541</text:p>
          </table:table-cell>
          <table:table-cell office:value-type="float" office:value="0">
            <text:p>0</text:p>
          </table:table-cell>
          <table:table-cell office:value-type="float" office:value="357.7006">
            <text:p>357.7006</text:p>
          </table:table-cell>
          <table:table-cell office:value-type="float" office:value="359.2949">
            <text:p>359.2949</text:p>
          </table:table-cell>
          <table:table-cell office:value-type="float" office:value="1.902072">
            <text:p>1.902072</text:p>
          </table:table-cell>
          <table:table-cell office:value-type="float" office:value="2.142218">
            <text:p>2.142218</text:p>
          </table:table-cell>
          <table:table-cell office:value-type="float" office:value="3.481423">
            <text:p>3.481423</text:p>
          </table:table-cell>
          <table:table-cell office:value-type="float" office:value="359.3459">
            <text:p>359.3459</text:p>
          </table:table-cell>
          <table:table-cell table:number-columns-repeated="4"/>
        </table:table-row>
        <table:table-row table:style-name="ro1">
          <table:table-cell office:value-type="float" office:value="7.199994">
            <text:p>7.199994</text:p>
          </table:table-cell>
          <table:table-cell table:formula="of:=IF([.N362]&gt;180;[.N362]-360;[.N362])" office:value-type="float" office:value="-0.818699999999978">
            <text:p>-0.8187</text:p>
          </table:table-cell>
          <table:table-cell table:formula="of:=IF([.J362]&gt;180;[.J362]-360;[.J362])" office:value-type="float" office:value="-0.736499999999978">
            <text:p>-0.7365</text:p>
          </table:table-cell>
          <table:table-cell table:formula="of:=IF([.K362]&gt;180;[.K362]-360;[.K362])" office:value-type="float" office:value="2.098841">
            <text:p>2.098841</text:p>
          </table:table-cell>
          <table:table-cell table:formula="of:=IF([.L362]&gt;180;[.L362]-360;[.L362])" office:value-type="float" office:value="2.232513">
            <text:p>2.232513</text:p>
          </table:table-cell>
          <table:table-cell table:formula="of:=IF([.M362]&gt;180;[.M362]-360;[.M362])" office:value-type="float" office:value="3.501058">
            <text:p>3.501058</text:p>
          </table:table-cell>
          <table:table-cell table:formula="of:=IF([.N362]&gt;180;[.N362]-360;[.N362])" office:value-type="float" office:value="-0.818699999999978">
            <text:p>-0.8187</text:p>
          </table:table-cell>
          <table:table-cell office:value-type="float" office:value="0">
            <text:p>0</text:p>
          </table:table-cell>
          <table:table-cell office:value-type="float" office:value="357.7859">
            <text:p>357.7859</text:p>
          </table:table-cell>
          <table:table-cell office:value-type="float" office:value="359.2635">
            <text:p>359.2635</text:p>
          </table:table-cell>
          <table:table-cell office:value-type="float" office:value="2.098841">
            <text:p>2.098841</text:p>
          </table:table-cell>
          <table:table-cell office:value-type="float" office:value="2.232513">
            <text:p>2.232513</text:p>
          </table:table-cell>
          <table:table-cell office:value-type="float" office:value="3.501058">
            <text:p>3.501058</text:p>
          </table:table-cell>
          <table:table-cell office:value-type="float" office:value="359.1813">
            <text:p>359.1813</text:p>
          </table:table-cell>
          <table:table-cell table:number-columns-repeated="4"/>
        </table:table-row>
        <table:table-row table:style-name="ro1">
          <table:table-cell office:value-type="float" office:value="7.219994">
            <text:p>7.219994</text:p>
          </table:table-cell>
          <table:table-cell table:formula="of:=IF([.N363]&gt;180;[.N363]-360;[.N363])" office:value-type="float" office:value="-1.005">
            <text:p>-1.005</text:p>
          </table:table-cell>
          <table:table-cell table:formula="of:=IF([.J363]&gt;180;[.J363]-360;[.J363])" office:value-type="float" office:value="-0.74430000000001">
            <text:p>-0.7443</text:p>
          </table:table-cell>
          <table:table-cell table:formula="of:=IF([.K363]&gt;180;[.K363]-360;[.K363])" office:value-type="float" office:value="2.263835">
            <text:p>2.263835</text:p>
          </table:table-cell>
          <table:table-cell table:formula="of:=IF([.L363]&gt;180;[.L363]-360;[.L363])" office:value-type="float" office:value="2.229745">
            <text:p>2.229745</text:p>
          </table:table-cell>
          <table:table-cell table:formula="of:=IF([.M363]&gt;180;[.M363]-360;[.M363])" office:value-type="float" office:value="3.585881">
            <text:p>3.585881</text:p>
          </table:table-cell>
          <table:table-cell table:formula="of:=IF([.N363]&gt;180;[.N363]-360;[.N363])" office:value-type="float" office:value="-1.005">
            <text:p>-1.005</text:p>
          </table:table-cell>
          <table:table-cell office:value-type="float" office:value="0">
            <text:p>0</text:p>
          </table:table-cell>
          <table:table-cell office:value-type="float" office:value="357.8215">
            <text:p>357.8215</text:p>
          </table:table-cell>
          <table:table-cell office:value-type="float" office:value="359.2557">
            <text:p>359.2557</text:p>
          </table:table-cell>
          <table:table-cell office:value-type="float" office:value="2.263835">
            <text:p>2.263835</text:p>
          </table:table-cell>
          <table:table-cell office:value-type="float" office:value="2.229745">
            <text:p>2.229745</text:p>
          </table:table-cell>
          <table:table-cell office:value-type="float" office:value="3.585881">
            <text:p>3.585881</text:p>
          </table:table-cell>
          <table:table-cell office:value-type="float" office:value="358.995">
            <text:p>358.995</text:p>
          </table:table-cell>
          <table:table-cell table:number-columns-repeated="4"/>
        </table:table-row>
        <table:table-row table:style-name="ro1">
          <table:table-cell office:value-type="float" office:value="7.239994">
            <text:p>7.239994</text:p>
          </table:table-cell>
          <table:table-cell table:formula="of:=IF([.N364]&gt;180;[.N364]-360;[.N364])" office:value-type="float" office:value="-1.20260000000002">
            <text:p>-1.2026</text:p>
          </table:table-cell>
          <table:table-cell table:formula="of:=IF([.J364]&gt;180;[.J364]-360;[.J364])" office:value-type="float" office:value="-0.765699999999981">
            <text:p>-0.7657</text:p>
          </table:table-cell>
          <table:table-cell table:formula="of:=IF([.K364]&gt;180;[.K364]-360;[.K364])" office:value-type="float" office:value="2.393007">
            <text:p>2.393007</text:p>
          </table:table-cell>
          <table:table-cell table:formula="of:=IF([.L364]&gt;180;[.L364]-360;[.L364])" office:value-type="float" office:value="2.184566">
            <text:p>2.184566</text:p>
          </table:table-cell>
          <table:table-cell table:formula="of:=IF([.M364]&gt;180;[.M364]-360;[.M364])" office:value-type="float" office:value="3.635419">
            <text:p>3.635419</text:p>
          </table:table-cell>
          <table:table-cell table:formula="of:=IF([.N364]&gt;180;[.N364]-360;[.N364])" office:value-type="float" office:value="-1.20260000000002">
            <text:p>-1.2026</text:p>
          </table:table-cell>
          <table:table-cell office:value-type="float" office:value="0">
            <text:p>0</text:p>
          </table:table-cell>
          <table:table-cell office:value-type="float" office:value="357.8625">
            <text:p>357.8625</text:p>
          </table:table-cell>
          <table:table-cell office:value-type="float" office:value="359.2343">
            <text:p>359.2343</text:p>
          </table:table-cell>
          <table:table-cell office:value-type="float" office:value="2.393007">
            <text:p>2.393007</text:p>
          </table:table-cell>
          <table:table-cell office:value-type="float" office:value="2.184566">
            <text:p>2.184566</text:p>
          </table:table-cell>
          <table:table-cell office:value-type="float" office:value="3.635419">
            <text:p>3.635419</text:p>
          </table:table-cell>
          <table:table-cell office:value-type="float" office:value="358.7974">
            <text:p>358.7974</text:p>
          </table:table-cell>
          <table:table-cell table:number-columns-repeated="4"/>
        </table:table-row>
        <table:table-row table:style-name="ro1">
          <table:table-cell office:value-type="float" office:value="7.259994">
            <text:p>7.259994</text:p>
          </table:table-cell>
          <table:table-cell table:formula="of:=IF([.N365]&gt;180;[.N365]-360;[.N365])" office:value-type="float" office:value="-1.36349999999999">
            <text:p>-1.3635</text:p>
          </table:table-cell>
          <table:table-cell table:formula="of:=IF([.J365]&gt;180;[.J365]-360;[.J365])" office:value-type="float" office:value="-0.7697">
            <text:p>-0.7697</text:p>
          </table:table-cell>
          <table:table-cell table:formula="of:=IF([.K365]&gt;180;[.K365]-360;[.K365])" office:value-type="float" office:value="2.469143">
            <text:p>2.469143</text:p>
          </table:table-cell>
          <table:table-cell table:formula="of:=IF([.L365]&gt;180;[.L365]-360;[.L365])" office:value-type="float" office:value="2.071649">
            <text:p>2.071649</text:p>
          </table:table-cell>
          <table:table-cell table:formula="of:=IF([.M365]&gt;180;[.M365]-360;[.M365])" office:value-type="float" office:value="3.596888">
            <text:p>3.596888</text:p>
          </table:table-cell>
          <table:table-cell table:formula="of:=IF([.N365]&gt;180;[.N365]-360;[.N365])" office:value-type="float" office:value="-1.36349999999999">
            <text:p>-1.3635</text:p>
          </table:table-cell>
          <table:table-cell office:value-type="float" office:value="0">
            <text:p>0</text:p>
          </table:table-cell>
          <table:table-cell office:value-type="float" office:value="357.915">
            <text:p>357.915</text:p>
          </table:table-cell>
          <table:table-cell office:value-type="float" office:value="359.2303">
            <text:p>359.2303</text:p>
          </table:table-cell>
          <table:table-cell office:value-type="float" office:value="2.469143">
            <text:p>2.469143</text:p>
          </table:table-cell>
          <table:table-cell office:value-type="float" office:value="2.071649">
            <text:p>2.071649</text:p>
          </table:table-cell>
          <table:table-cell office:value-type="float" office:value="3.596888">
            <text:p>3.596888</text:p>
          </table:table-cell>
          <table:table-cell office:value-type="float" office:value="358.6365">
            <text:p>358.6365</text:p>
          </table:table-cell>
          <table:table-cell table:number-columns-repeated="4"/>
        </table:table-row>
        <table:table-row table:style-name="ro1">
          <table:table-cell office:value-type="float" office:value="7.279994">
            <text:p>7.279994</text:p>
          </table:table-cell>
          <table:table-cell table:formula="of:=IF([.N366]&gt;180;[.N366]-360;[.N366])" office:value-type="float" office:value="-1.4957">
            <text:p>-1.4957</text:p>
          </table:table-cell>
          <table:table-cell table:formula="of:=IF([.J366]&gt;180;[.J366]-360;[.J366])" office:value-type="float" office:value="-0.786000000000001">
            <text:p>-0.786</text:p>
          </table:table-cell>
          <table:table-cell table:formula="of:=IF([.K366]&gt;180;[.K366]-360;[.K366])" office:value-type="float" office:value="2.490804">
            <text:p>2.490804</text:p>
          </table:table-cell>
          <table:table-cell table:formula="of:=IF([.L366]&gt;180;[.L366]-360;[.L366])" office:value-type="float" office:value="1.805474">
            <text:p>1.805474</text:p>
          </table:table-cell>
          <table:table-cell table:formula="of:=IF([.M366]&gt;180;[.M366]-360;[.M366])" office:value-type="float" office:value="3.512172">
            <text:p>3.512172</text:p>
          </table:table-cell>
          <table:table-cell table:formula="of:=IF([.N366]&gt;180;[.N366]-360;[.N366])" office:value-type="float" office:value="-1.4957">
            <text:p>-1.4957</text:p>
          </table:table-cell>
          <table:table-cell office:value-type="float" office:value="0">
            <text:p>0</text:p>
          </table:table-cell>
          <table:table-cell office:value-type="float" office:value="357.9232">
            <text:p>357.9232</text:p>
          </table:table-cell>
          <table:table-cell office:value-type="float" office:value="359.214">
            <text:p>359.214</text:p>
          </table:table-cell>
          <table:table-cell office:value-type="float" office:value="2.490804">
            <text:p>2.490804</text:p>
          </table:table-cell>
          <table:table-cell office:value-type="float" office:value="1.805474">
            <text:p>1.805474</text:p>
          </table:table-cell>
          <table:table-cell office:value-type="float" office:value="3.512172">
            <text:p>3.512172</text:p>
          </table:table-cell>
          <table:table-cell office:value-type="float" office:value="358.5043">
            <text:p>358.5043</text:p>
          </table:table-cell>
          <table:table-cell table:number-columns-repeated="4"/>
        </table:table-row>
        <table:table-row table:style-name="ro1">
          <table:table-cell office:value-type="float" office:value="7.299994">
            <text:p>7.299994</text:p>
          </table:table-cell>
          <table:table-cell table:formula="of:=IF([.N367]&gt;180;[.N367]-360;[.N367])" office:value-type="float" office:value="-1.60079999999999">
            <text:p>-1.6008</text:p>
          </table:table-cell>
          <table:table-cell table:formula="of:=IF([.J367]&gt;180;[.J367]-360;[.J367])" office:value-type="float" office:value="-0.819000000000017">
            <text:p>-0.819</text:p>
          </table:table-cell>
          <table:table-cell table:formula="of:=IF([.K367]&gt;180;[.K367]-360;[.K367])" office:value-type="float" office:value="2.466986">
            <text:p>2.466986</text:p>
          </table:table-cell>
          <table:table-cell table:formula="of:=IF([.L367]&gt;180;[.L367]-360;[.L367])" office:value-type="float" office:value="1.381868">
            <text:p>1.381868</text:p>
          </table:table-cell>
          <table:table-cell table:formula="of:=IF([.M367]&gt;180;[.M367]-360;[.M367])" office:value-type="float" office:value="3.423117">
            <text:p>3.423117</text:p>
          </table:table-cell>
          <table:table-cell table:formula="of:=IF([.N367]&gt;180;[.N367]-360;[.N367])" office:value-type="float" office:value="-1.60079999999999">
            <text:p>-1.6008</text:p>
          </table:table-cell>
          <table:table-cell office:value-type="float" office:value="0">
            <text:p>0</text:p>
          </table:table-cell>
          <table:table-cell office:value-type="float" office:value="357.8525">
            <text:p>357.8525</text:p>
          </table:table-cell>
          <table:table-cell office:value-type="float" office:value="359.181">
            <text:p>359.181</text:p>
          </table:table-cell>
          <table:table-cell office:value-type="float" office:value="2.466986">
            <text:p>2.466986</text:p>
          </table:table-cell>
          <table:table-cell office:value-type="float" office:value="1.381868">
            <text:p>1.381868</text:p>
          </table:table-cell>
          <table:table-cell office:value-type="float" office:value="3.423117">
            <text:p>3.423117</text:p>
          </table:table-cell>
          <table:table-cell office:value-type="float" office:value="358.3992">
            <text:p>358.3992</text:p>
          </table:table-cell>
          <table:table-cell table:number-columns-repeated="4"/>
        </table:table-row>
        <table:table-row table:style-name="ro1">
          <table:table-cell office:value-type="float" office:value="7.319994">
            <text:p>7.319994</text:p>
          </table:table-cell>
          <table:table-cell table:formula="of:=IF([.N368]&gt;180;[.N368]-360;[.N368])" office:value-type="float" office:value="-1.7131">
            <text:p>-1.7131</text:p>
          </table:table-cell>
          <table:table-cell table:formula="of:=IF([.J368]&gt;180;[.J368]-360;[.J368])" office:value-type="float" office:value="-0.816899999999976">
            <text:p>-0.8169</text:p>
          </table:table-cell>
          <table:table-cell table:formula="of:=IF([.K368]&gt;180;[.K368]-360;[.K368])" office:value-type="float" office:value="2.407442">
            <text:p>2.407442</text:p>
          </table:table-cell>
          <table:table-cell table:formula="of:=IF([.L368]&gt;180;[.L368]-360;[.L368])" office:value-type="float" office:value="0.8340045">
            <text:p>0.8340045</text:p>
          </table:table-cell>
          <table:table-cell table:formula="of:=IF([.M368]&gt;180;[.M368]-360;[.M368])" office:value-type="float" office:value="3.348013">
            <text:p>3.348013</text:p>
          </table:table-cell>
          <table:table-cell table:formula="of:=IF([.N368]&gt;180;[.N368]-360;[.N368])" office:value-type="float" office:value="-1.7131">
            <text:p>-1.7131</text:p>
          </table:table-cell>
          <table:table-cell office:value-type="float" office:value="0">
            <text:p>0</text:p>
          </table:table-cell>
          <table:table-cell office:value-type="float" office:value="357.7505">
            <text:p>357.7505</text:p>
          </table:table-cell>
          <table:table-cell office:value-type="float" office:value="359.1831">
            <text:p>359.1831</text:p>
          </table:table-cell>
          <table:table-cell office:value-type="float" office:value="2.407442">
            <text:p>2.407442</text:p>
          </table:table-cell>
          <table:table-cell office:value-type="float" office:value="0.8340045">
            <text:p>0.8340045</text:p>
          </table:table-cell>
          <table:table-cell office:value-type="float" office:value="3.348013">
            <text:p>3.348013</text:p>
          </table:table-cell>
          <table:table-cell office:value-type="float" office:value="358.2869">
            <text:p>358.2869</text:p>
          </table:table-cell>
          <table:table-cell table:number-columns-repeated="4"/>
        </table:table-row>
        <table:table-row table:style-name="ro1">
          <table:table-cell office:value-type="float" office:value="7.339994">
            <text:p>7.339994</text:p>
          </table:table-cell>
          <table:table-cell table:formula="of:=IF([.N369]&gt;180;[.N369]-360;[.N369])" office:value-type="float" office:value="-1.83170000000001">
            <text:p>-1.8317</text:p>
          </table:table-cell>
          <table:table-cell table:formula="of:=IF([.J369]&gt;180;[.J369]-360;[.J369])" office:value-type="float" office:value="-0.830199999999991">
            <text:p>-0.8302</text:p>
          </table:table-cell>
          <table:table-cell table:formula="of:=IF([.K369]&gt;180;[.K369]-360;[.K369])" office:value-type="float" office:value="2.312801">
            <text:p>2.312801</text:p>
          </table:table-cell>
          <table:table-cell table:formula="of:=IF([.L369]&gt;180;[.L369]-360;[.L369])" office:value-type="float" office:value="0.1719858">
            <text:p>0.1719858</text:p>
          </table:table-cell>
          <table:table-cell table:formula="of:=IF([.M369]&gt;180;[.M369]-360;[.M369])" office:value-type="float" office:value="3.309826">
            <text:p>3.309826</text:p>
          </table:table-cell>
          <table:table-cell table:formula="of:=IF([.N369]&gt;180;[.N369]-360;[.N369])" office:value-type="float" office:value="-1.83170000000001">
            <text:p>-1.8317</text:p>
          </table:table-cell>
          <table:table-cell office:value-type="float" office:value="0">
            <text:p>0</text:p>
          </table:table-cell>
          <table:table-cell office:value-type="float" office:value="357.6702">
            <text:p>357.6702</text:p>
          </table:table-cell>
          <table:table-cell office:value-type="float" office:value="359.1698">
            <text:p>359.1698</text:p>
          </table:table-cell>
          <table:table-cell office:value-type="float" office:value="2.312801">
            <text:p>2.312801</text:p>
          </table:table-cell>
          <table:table-cell office:value-type="float" office:value="0.1719858">
            <text:p>0.1719858</text:p>
          </table:table-cell>
          <table:table-cell office:value-type="float" office:value="3.309826">
            <text:p>3.309826</text:p>
          </table:table-cell>
          <table:table-cell office:value-type="float" office:value="358.1683">
            <text:p>358.1683</text:p>
          </table:table-cell>
          <table:table-cell table:number-columns-repeated="4"/>
        </table:table-row>
        <table:table-row table:style-name="ro1">
          <table:table-cell office:value-type="float" office:value="7.359994">
            <text:p>7.359994</text:p>
          </table:table-cell>
          <table:table-cell table:formula="of:=IF([.N370]&gt;180;[.N370]-360;[.N370])" office:value-type="float" office:value="-1.94380000000001">
            <text:p>-1.9438</text:p>
          </table:table-cell>
          <table:table-cell table:formula="of:=IF([.J370]&gt;180;[.J370]-360;[.J370])" office:value-type="float" office:value="-0.84699999999998">
            <text:p>-0.847</text:p>
          </table:table-cell>
          <table:table-cell table:formula="of:=IF([.K370]&gt;180;[.K370]-360;[.K370])" office:value-type="float" office:value="2.205449">
            <text:p>2.205449</text:p>
          </table:table-cell>
          <table:table-cell table:formula="of:=IF([.L370]&gt;180;[.L370]-360;[.L370])" office:value-type="float" office:value="-0.527300000000025">
            <text:p>-0.5273</text:p>
          </table:table-cell>
          <table:table-cell table:formula="of:=IF([.M370]&gt;180;[.M370]-360;[.M370])" office:value-type="float" office:value="3.324542">
            <text:p>3.324542</text:p>
          </table:table-cell>
          <table:table-cell table:formula="of:=IF([.N370]&gt;180;[.N370]-360;[.N370])" office:value-type="float" office:value="-1.94380000000001">
            <text:p>-1.9438</text:p>
          </table:table-cell>
          <table:table-cell office:value-type="float" office:value="0">
            <text:p>0</text:p>
          </table:table-cell>
          <table:table-cell office:value-type="float" office:value="357.5843">
            <text:p>357.5843</text:p>
          </table:table-cell>
          <table:table-cell office:value-type="float" office:value="359.153">
            <text:p>359.153</text:p>
          </table:table-cell>
          <table:table-cell office:value-type="float" office:value="2.205449">
            <text:p>2.205449</text:p>
          </table:table-cell>
          <table:table-cell office:value-type="float" office:value="359.4727">
            <text:p>359.4727</text:p>
          </table:table-cell>
          <table:table-cell office:value-type="float" office:value="3.324542">
            <text:p>3.324542</text:p>
          </table:table-cell>
          <table:table-cell office:value-type="float" office:value="358.0562">
            <text:p>358.0562</text:p>
          </table:table-cell>
          <table:table-cell table:number-columns-repeated="4"/>
        </table:table-row>
        <table:table-row table:style-name="ro1">
          <table:table-cell office:value-type="float" office:value="7.379994">
            <text:p>7.379994</text:p>
          </table:table-cell>
          <table:table-cell table:formula="of:=IF([.N371]&gt;180;[.N371]-360;[.N371])" office:value-type="float" office:value="-2.03399999999999">
            <text:p>-2.034</text:p>
          </table:table-cell>
          <table:table-cell table:formula="of:=IF([.J371]&gt;180;[.J371]-360;[.J371])" office:value-type="float" office:value="-0.835500000000025">
            <text:p>-0.8355</text:p>
          </table:table-cell>
          <table:table-cell table:formula="of:=IF([.K371]&gt;180;[.K371]-360;[.K371])" office:value-type="float" office:value="2.078391">
            <text:p>2.078391</text:p>
          </table:table-cell>
          <table:table-cell table:formula="of:=IF([.L371]&gt;180;[.L371]-360;[.L371])" office:value-type="float" office:value="-1.12790000000001">
            <text:p>-1.1279</text:p>
          </table:table-cell>
          <table:table-cell table:formula="of:=IF([.M371]&gt;180;[.M371]-360;[.M371])" office:value-type="float" office:value="3.39024">
            <text:p>3.39024</text:p>
          </table:table-cell>
          <table:table-cell table:formula="of:=IF([.N371]&gt;180;[.N371]-360;[.N371])" office:value-type="float" office:value="-2.03399999999999">
            <text:p>-2.034</text:p>
          </table:table-cell>
          <table:table-cell office:value-type="float" office:value="0">
            <text:p>0</text:p>
          </table:table-cell>
          <table:table-cell office:value-type="float" office:value="357.4837">
            <text:p>357.4837</text:p>
          </table:table-cell>
          <table:table-cell office:value-type="float" office:value="359.1645">
            <text:p>359.1645</text:p>
          </table:table-cell>
          <table:table-cell office:value-type="float" office:value="2.078391">
            <text:p>2.078391</text:p>
          </table:table-cell>
          <table:table-cell office:value-type="float" office:value="358.8721">
            <text:p>358.8721</text:p>
          </table:table-cell>
          <table:table-cell office:value-type="float" office:value="3.39024">
            <text:p>3.39024</text:p>
          </table:table-cell>
          <table:table-cell office:value-type="float" office:value="357.966">
            <text:p>357.966</text:p>
          </table:table-cell>
          <table:table-cell table:number-columns-repeated="4"/>
        </table:table-row>
        <table:table-row table:style-name="ro1">
          <table:table-cell office:value-type="float" office:value="7.399994">
            <text:p>7.399994</text:p>
          </table:table-cell>
          <table:table-cell table:formula="of:=IF([.N372]&gt;180;[.N372]-360;[.N372])" office:value-type="float" office:value="-2.09179999999998">
            <text:p>-2.0918</text:p>
          </table:table-cell>
          <table:table-cell table:formula="of:=IF([.J372]&gt;180;[.J372]-360;[.J372])" office:value-type="float" office:value="-0.824700000000007">
            <text:p>-0.8247</text:p>
          </table:table-cell>
          <table:table-cell table:formula="of:=IF([.K372]&gt;180;[.K372]-360;[.K372])" office:value-type="float" office:value="1.952372">
            <text:p>1.952372</text:p>
          </table:table-cell>
          <table:table-cell table:formula="of:=IF([.L372]&gt;180;[.L372]-360;[.L372])" office:value-type="float" office:value="-1.5634">
            <text:p>-1.5634</text:p>
          </table:table-cell>
          <table:table-cell table:formula="of:=IF([.M372]&gt;180;[.M372]-360;[.M372])" office:value-type="float" office:value="3.447405">
            <text:p>3.447405</text:p>
          </table:table-cell>
          <table:table-cell table:formula="of:=IF([.N372]&gt;180;[.N372]-360;[.N372])" office:value-type="float" office:value="-2.09179999999998">
            <text:p>-2.0918</text:p>
          </table:table-cell>
          <table:table-cell office:value-type="float" office:value="0">
            <text:p>0</text:p>
          </table:table-cell>
          <table:table-cell office:value-type="float" office:value="357.3786">
            <text:p>357.3786</text:p>
          </table:table-cell>
          <table:table-cell office:value-type="float" office:value="359.1753">
            <text:p>359.1753</text:p>
          </table:table-cell>
          <table:table-cell office:value-type="float" office:value="1.952372">
            <text:p>1.952372</text:p>
          </table:table-cell>
          <table:table-cell office:value-type="float" office:value="358.4366">
            <text:p>358.4366</text:p>
          </table:table-cell>
          <table:table-cell office:value-type="float" office:value="3.447405">
            <text:p>3.447405</text:p>
          </table:table-cell>
          <table:table-cell office:value-type="float" office:value="357.9082">
            <text:p>357.9082</text:p>
          </table:table-cell>
          <table:table-cell table:number-columns-repeated="4"/>
        </table:table-row>
        <table:table-row table:style-name="ro1">
          <table:table-cell office:value-type="float" office:value="7.419994">
            <text:p>7.419994</text:p>
          </table:table-cell>
          <table:table-cell table:formula="of:=IF([.N373]&gt;180;[.N373]-360;[.N373])" office:value-type="float" office:value="-2.11720000000003">
            <text:p>-2.1172</text:p>
          </table:table-cell>
          <table:table-cell table:formula="of:=IF([.J373]&gt;180;[.J373]-360;[.J373])" office:value-type="float" office:value="-0.828300000000013">
            <text:p>-0.8283</text:p>
          </table:table-cell>
          <table:table-cell table:formula="of:=IF([.K373]&gt;180;[.K373]-360;[.K373])" office:value-type="float" office:value="1.830575">
            <text:p>1.830575</text:p>
          </table:table-cell>
          <table:table-cell table:formula="of:=IF([.L373]&gt;180;[.L373]-360;[.L373])" office:value-type="float" office:value="-1.77870000000001">
            <text:p>-1.7787</text:p>
          </table:table-cell>
          <table:table-cell table:formula="of:=IF([.M373]&gt;180;[.M373]-360;[.M373])" office:value-type="float" office:value="3.55586">
            <text:p>3.55586</text:p>
          </table:table-cell>
          <table:table-cell table:formula="of:=IF([.N373]&gt;180;[.N373]-360;[.N373])" office:value-type="float" office:value="-2.11720000000003">
            <text:p>-2.1172</text:p>
          </table:table-cell>
          <table:table-cell office:value-type="float" office:value="0">
            <text:p>0</text:p>
          </table:table-cell>
          <table:table-cell office:value-type="float" office:value="357.2752">
            <text:p>357.2752</text:p>
          </table:table-cell>
          <table:table-cell office:value-type="float" office:value="359.1717">
            <text:p>359.1717</text:p>
          </table:table-cell>
          <table:table-cell office:value-type="float" office:value="1.830575">
            <text:p>1.830575</text:p>
          </table:table-cell>
          <table:table-cell office:value-type="float" office:value="358.2213">
            <text:p>358.2213</text:p>
          </table:table-cell>
          <table:table-cell office:value-type="float" office:value="3.55586">
            <text:p>3.55586</text:p>
          </table:table-cell>
          <table:table-cell office:value-type="float" office:value="357.8828">
            <text:p>357.8828</text:p>
          </table:table-cell>
          <table:table-cell table:number-columns-repeated="4"/>
        </table:table-row>
        <table:table-row table:style-name="ro1">
          <table:table-cell office:value-type="float" office:value="7.439994">
            <text:p>7.439994</text:p>
          </table:table-cell>
          <table:table-cell table:formula="of:=IF([.N374]&gt;180;[.N374]-360;[.N374])" office:value-type="float" office:value="-2.11419999999998">
            <text:p>-2.1142</text:p>
          </table:table-cell>
          <table:table-cell table:formula="of:=IF([.J374]&gt;180;[.J374]-360;[.J374])" office:value-type="float" office:value="-0.795200000000023">
            <text:p>-0.7952</text:p>
          </table:table-cell>
          <table:table-cell table:formula="of:=IF([.K374]&gt;180;[.K374]-360;[.K374])" office:value-type="float" office:value="1.683361">
            <text:p>1.683361</text:p>
          </table:table-cell>
          <table:table-cell table:formula="of:=IF([.L374]&gt;180;[.L374]-360;[.L374])" office:value-type="float" office:value="-1.86630000000002">
            <text:p>-1.8663</text:p>
          </table:table-cell>
          <table:table-cell table:formula="of:=IF([.M374]&gt;180;[.M374]-360;[.M374])" office:value-type="float" office:value="3.693407">
            <text:p>3.693407</text:p>
          </table:table-cell>
          <table:table-cell table:formula="of:=IF([.N374]&gt;180;[.N374]-360;[.N374])" office:value-type="float" office:value="-2.11419999999998">
            <text:p>-2.1142</text:p>
          </table:table-cell>
          <table:table-cell office:value-type="float" office:value="0">
            <text:p>0</text:p>
          </table:table-cell>
          <table:table-cell office:value-type="float" office:value="357.1814">
            <text:p>357.1814</text:p>
          </table:table-cell>
          <table:table-cell office:value-type="float" office:value="359.2048">
            <text:p>359.2048</text:p>
          </table:table-cell>
          <table:table-cell office:value-type="float" office:value="1.683361">
            <text:p>1.683361</text:p>
          </table:table-cell>
          <table:table-cell office:value-type="float" office:value="358.1337">
            <text:p>358.1337</text:p>
          </table:table-cell>
          <table:table-cell office:value-type="float" office:value="3.693407">
            <text:p>3.693407</text:p>
          </table:table-cell>
          <table:table-cell office:value-type="float" office:value="357.8858">
            <text:p>357.8858</text:p>
          </table:table-cell>
          <table:table-cell table:number-columns-repeated="4"/>
        </table:table-row>
        <table:table-row table:style-name="ro1">
          <table:table-cell office:value-type="float" office:value="7.459994">
            <text:p>7.459994</text:p>
          </table:table-cell>
          <table:table-cell table:formula="of:=IF([.N375]&gt;180;[.N375]-360;[.N375])" office:value-type="float" office:value="-2.0883">
            <text:p>-2.0883</text:p>
          </table:table-cell>
          <table:table-cell table:formula="of:=IF([.J375]&gt;180;[.J375]-360;[.J375])" office:value-type="float" office:value="-0.782199999999989">
            <text:p>-0.7822</text:p>
          </table:table-cell>
          <table:table-cell table:formula="of:=IF([.K375]&gt;180;[.K375]-360;[.K375])" office:value-type="float" office:value="1.503793">
            <text:p>1.503793</text:p>
          </table:table-cell>
          <table:table-cell table:formula="of:=IF([.L375]&gt;180;[.L375]-360;[.L375])" office:value-type="float" office:value="-1.79349999999999">
            <text:p>-1.7935</text:p>
          </table:table-cell>
          <table:table-cell table:formula="of:=IF([.M375]&gt;180;[.M375]-360;[.M375])" office:value-type="float" office:value="3.805256">
            <text:p>3.805256</text:p>
          </table:table-cell>
          <table:table-cell table:formula="of:=IF([.N375]&gt;180;[.N375]-360;[.N375])" office:value-type="float" office:value="-2.0883">
            <text:p>-2.0883</text:p>
          </table:table-cell>
          <table:table-cell office:value-type="float" office:value="0">
            <text:p>0</text:p>
          </table:table-cell>
          <table:table-cell office:value-type="float" office:value="357.0914">
            <text:p>357.0914</text:p>
          </table:table-cell>
          <table:table-cell office:value-type="float" office:value="359.2178">
            <text:p>359.2178</text:p>
          </table:table-cell>
          <table:table-cell office:value-type="float" office:value="1.503793">
            <text:p>1.503793</text:p>
          </table:table-cell>
          <table:table-cell office:value-type="float" office:value="358.2065">
            <text:p>358.2065</text:p>
          </table:table-cell>
          <table:table-cell office:value-type="float" office:value="3.805256">
            <text:p>3.805256</text:p>
          </table:table-cell>
          <table:table-cell office:value-type="float" office:value="357.9117">
            <text:p>357.9117</text:p>
          </table:table-cell>
          <table:table-cell table:number-columns-repeated="4"/>
        </table:table-row>
        <table:table-row table:style-name="ro1">
          <table:table-cell office:value-type="float" office:value="7.479994">
            <text:p>7.479994</text:p>
          </table:table-cell>
          <table:table-cell table:formula="of:=IF([.N376]&gt;180;[.N376]-360;[.N376])" office:value-type="float" office:value="-2.03289999999998">
            <text:p>-2.0329</text:p>
          </table:table-cell>
          <table:table-cell table:formula="of:=IF([.J376]&gt;180;[.J376]-360;[.J376])" office:value-type="float" office:value="-0.768100000000004">
            <text:p>-0.7681</text:p>
          </table:table-cell>
          <table:table-cell table:formula="of:=IF([.K376]&gt;180;[.K376]-360;[.K376])" office:value-type="float" office:value="1.299839">
            <text:p>1.299839</text:p>
          </table:table-cell>
          <table:table-cell table:formula="of:=IF([.L376]&gt;180;[.L376]-360;[.L376])" office:value-type="float" office:value="-1.6284">
            <text:p>-1.6284</text:p>
          </table:table-cell>
          <table:table-cell table:formula="of:=IF([.M376]&gt;180;[.M376]-360;[.M376])" office:value-type="float" office:value="3.848078">
            <text:p>3.848078</text:p>
          </table:table-cell>
          <table:table-cell table:formula="of:=IF([.N376]&gt;180;[.N376]-360;[.N376])" office:value-type="float" office:value="-2.03289999999998">
            <text:p>-2.0329</text:p>
          </table:table-cell>
          <table:table-cell office:value-type="float" office:value="0">
            <text:p>0</text:p>
          </table:table-cell>
          <table:table-cell office:value-type="float" office:value="357.0194">
            <text:p>357.0194</text:p>
          </table:table-cell>
          <table:table-cell office:value-type="float" office:value="359.2319">
            <text:p>359.2319</text:p>
          </table:table-cell>
          <table:table-cell office:value-type="float" office:value="1.299839">
            <text:p>1.299839</text:p>
          </table:table-cell>
          <table:table-cell office:value-type="float" office:value="358.3716">
            <text:p>358.3716</text:p>
          </table:table-cell>
          <table:table-cell office:value-type="float" office:value="3.848078">
            <text:p>3.848078</text:p>
          </table:table-cell>
          <table:table-cell office:value-type="float" office:value="357.9671">
            <text:p>357.9671</text:p>
          </table:table-cell>
          <table:table-cell table:number-columns-repeated="4"/>
        </table:table-row>
        <table:table-row table:style-name="ro1">
          <table:table-cell office:value-type="float" office:value="7.499994">
            <text:p>7.499994</text:p>
          </table:table-cell>
          <table:table-cell table:formula="of:=IF([.N377]&gt;180;[.N377]-360;[.N377])" office:value-type="float" office:value="-1.9427">
            <text:p>-1.9427</text:p>
          </table:table-cell>
          <table:table-cell table:formula="of:=IF([.J377]&gt;180;[.J377]-360;[.J377])" office:value-type="float" office:value="-0.715800000000002">
            <text:p>-0.7158</text:p>
          </table:table-cell>
          <table:table-cell table:formula="of:=IF([.K377]&gt;180;[.K377]-360;[.K377])" office:value-type="float" office:value="1.105739">
            <text:p>1.105739</text:p>
          </table:table-cell>
          <table:table-cell table:formula="of:=IF([.L377]&gt;180;[.L377]-360;[.L377])" office:value-type="float" office:value="-1.35969999999998">
            <text:p>-1.3597</text:p>
          </table:table-cell>
          <table:table-cell table:formula="of:=IF([.M377]&gt;180;[.M377]-360;[.M377])" office:value-type="float" office:value="3.798853">
            <text:p>3.798853</text:p>
          </table:table-cell>
          <table:table-cell table:formula="of:=IF([.N377]&gt;180;[.N377]-360;[.N377])" office:value-type="float" office:value="-1.9427">
            <text:p>-1.9427</text:p>
          </table:table-cell>
          <table:table-cell office:value-type="float" office:value="0">
            <text:p>0</text:p>
          </table:table-cell>
          <table:table-cell office:value-type="float" office:value="356.9693">
            <text:p>356.9693</text:p>
          </table:table-cell>
          <table:table-cell office:value-type="float" office:value="359.2842">
            <text:p>359.2842</text:p>
          </table:table-cell>
          <table:table-cell office:value-type="float" office:value="1.105739">
            <text:p>1.105739</text:p>
          </table:table-cell>
          <table:table-cell office:value-type="float" office:value="358.6403">
            <text:p>358.6403</text:p>
          </table:table-cell>
          <table:table-cell office:value-type="float" office:value="3.798853">
            <text:p>3.798853</text:p>
          </table:table-cell>
          <table:table-cell office:value-type="float" office:value="358.0573">
            <text:p>358.0573</text:p>
          </table:table-cell>
          <table:table-cell table:number-columns-repeated="4"/>
        </table:table-row>
        <table:table-row table:style-name="ro1">
          <table:table-cell office:value-type="float" office:value="7.519994">
            <text:p>7.519994</text:p>
          </table:table-cell>
          <table:table-cell table:formula="of:=IF([.N378]&gt;180;[.N378]-360;[.N378])" office:value-type="float" office:value="-1.82279999999997">
            <text:p>-1.8228</text:p>
          </table:table-cell>
          <table:table-cell table:formula="of:=IF([.J378]&gt;180;[.J378]-360;[.J378])" office:value-type="float" office:value="-0.662899999999979">
            <text:p>-0.6629</text:p>
          </table:table-cell>
          <table:table-cell table:formula="of:=IF([.K378]&gt;180;[.K378]-360;[.K378])" office:value-type="float" office:value="0.9184309">
            <text:p>0.9184309</text:p>
          </table:table-cell>
          <table:table-cell table:formula="of:=IF([.L378]&gt;180;[.L378]-360;[.L378])" office:value-type="float" office:value="-1.04129999999998">
            <text:p>-1.0413</text:p>
          </table:table-cell>
          <table:table-cell table:formula="of:=IF([.M378]&gt;180;[.M378]-360;[.M378])" office:value-type="float" office:value="3.659481">
            <text:p>3.659481</text:p>
          </table:table-cell>
          <table:table-cell table:formula="of:=IF([.N378]&gt;180;[.N378]-360;[.N378])" office:value-type="float" office:value="-1.82279999999997">
            <text:p>-1.8228</text:p>
          </table:table-cell>
          <table:table-cell office:value-type="float" office:value="0">
            <text:p>0</text:p>
          </table:table-cell>
          <table:table-cell office:value-type="float" office:value="356.92">
            <text:p>356.92</text:p>
          </table:table-cell>
          <table:table-cell office:value-type="float" office:value="359.3371">
            <text:p>359.3371</text:p>
          </table:table-cell>
          <table:table-cell office:value-type="float" office:value="0.9184309">
            <text:p>0.9184309</text:p>
          </table:table-cell>
          <table:table-cell office:value-type="float" office:value="358.9587">
            <text:p>358.9587</text:p>
          </table:table-cell>
          <table:table-cell office:value-type="float" office:value="3.659481">
            <text:p>3.659481</text:p>
          </table:table-cell>
          <table:table-cell office:value-type="float" office:value="358.1772">
            <text:p>358.1772</text:p>
          </table:table-cell>
          <table:table-cell table:number-columns-repeated="4"/>
        </table:table-row>
        <table:table-row table:style-name="ro1">
          <table:table-cell office:value-type="float" office:value="7.539994">
            <text:p>7.539994</text:p>
          </table:table-cell>
          <table:table-cell table:formula="of:=IF([.N379]&gt;180;[.N379]-360;[.N379])" office:value-type="float" office:value="-1.67380000000003">
            <text:p>-1.6738</text:p>
          </table:table-cell>
          <table:table-cell table:formula="of:=IF([.J379]&gt;180;[.J379]-360;[.J379])" office:value-type="float" office:value="-0.588799999999992">
            <text:p>-0.5888</text:p>
          </table:table-cell>
          <table:table-cell table:formula="of:=IF([.K379]&gt;180;[.K379]-360;[.K379])" office:value-type="float" office:value="0.7542736">
            <text:p>0.7542736</text:p>
          </table:table-cell>
          <table:table-cell table:formula="of:=IF([.L379]&gt;180;[.L379]-360;[.L379])" office:value-type="float" office:value="-0.689300000000003">
            <text:p>-0.6893</text:p>
          </table:table-cell>
          <table:table-cell table:formula="of:=IF([.M379]&gt;180;[.M379]-360;[.M379])" office:value-type="float" office:value="3.50394">
            <text:p>3.50394</text:p>
          </table:table-cell>
          <table:table-cell table:formula="of:=IF([.N379]&gt;180;[.N379]-360;[.N379])" office:value-type="float" office:value="-1.67380000000003">
            <text:p>-1.6738</text:p>
          </table:table-cell>
          <table:table-cell office:value-type="float" office:value="0">
            <text:p>0</text:p>
          </table:table-cell>
          <table:table-cell office:value-type="float" office:value="356.8828">
            <text:p>356.8828</text:p>
          </table:table-cell>
          <table:table-cell office:value-type="float" office:value="359.4112">
            <text:p>359.4112</text:p>
          </table:table-cell>
          <table:table-cell office:value-type="float" office:value="0.7542736">
            <text:p>0.7542736</text:p>
          </table:table-cell>
          <table:table-cell office:value-type="float" office:value="359.3107">
            <text:p>359.3107</text:p>
          </table:table-cell>
          <table:table-cell office:value-type="float" office:value="3.50394">
            <text:p>3.50394</text:p>
          </table:table-cell>
          <table:table-cell office:value-type="float" office:value="358.3262">
            <text:p>358.3262</text:p>
          </table:table-cell>
          <table:table-cell table:number-columns-repeated="4"/>
        </table:table-row>
        <table:table-row table:style-name="ro1">
          <table:table-cell office:value-type="float" office:value="7.559994">
            <text:p>7.559994</text:p>
          </table:table-cell>
          <table:table-cell table:formula="of:=IF([.N380]&gt;180;[.N380]-360;[.N380])" office:value-type="float" office:value="-1.50740000000002">
            <text:p>-1.5074</text:p>
          </table:table-cell>
          <table:table-cell table:formula="of:=IF([.J380]&gt;180;[.J380]-360;[.J380])" office:value-type="float" office:value="-0.527699999999982">
            <text:p>-0.5277</text:p>
          </table:table-cell>
          <table:table-cell table:formula="of:=IF([.K380]&gt;180;[.K380]-360;[.K380])" office:value-type="float" office:value="0.6240931">
            <text:p>0.6240931</text:p>
          </table:table-cell>
          <table:table-cell table:formula="of:=IF([.L380]&gt;180;[.L380]-360;[.L380])" office:value-type="float" office:value="-0.381500000000017">
            <text:p>-0.3815</text:p>
          </table:table-cell>
          <table:table-cell table:formula="of:=IF([.M380]&gt;180;[.M380]-360;[.M380])" office:value-type="float" office:value="3.309855">
            <text:p>3.309855</text:p>
          </table:table-cell>
          <table:table-cell table:formula="of:=IF([.N380]&gt;180;[.N380]-360;[.N380])" office:value-type="float" office:value="-1.50740000000002">
            <text:p>-1.5074</text:p>
          </table:table-cell>
          <table:table-cell office:value-type="float" office:value="0">
            <text:p>0</text:p>
          </table:table-cell>
          <table:table-cell office:value-type="float" office:value="356.8667">
            <text:p>356.8667</text:p>
          </table:table-cell>
          <table:table-cell office:value-type="float" office:value="359.4723">
            <text:p>359.4723</text:p>
          </table:table-cell>
          <table:table-cell office:value-type="float" office:value="0.6240931">
            <text:p>0.6240931</text:p>
          </table:table-cell>
          <table:table-cell office:value-type="float" office:value="359.6185">
            <text:p>359.6185</text:p>
          </table:table-cell>
          <table:table-cell office:value-type="float" office:value="3.309855">
            <text:p>3.309855</text:p>
          </table:table-cell>
          <table:table-cell office:value-type="float" office:value="358.4926">
            <text:p>358.4926</text:p>
          </table:table-cell>
          <table:table-cell table:number-columns-repeated="4"/>
        </table:table-row>
        <table:table-row table:style-name="ro1">
          <table:table-cell office:value-type="float" office:value="7.579994">
            <text:p>7.579994</text:p>
          </table:table-cell>
          <table:table-cell table:formula="of:=IF([.N381]&gt;180;[.N381]-360;[.N381])" office:value-type="float" office:value="-1.36750000000001">
            <text:p>-1.3675</text:p>
          </table:table-cell>
          <table:table-cell table:formula="of:=IF([.J381]&gt;180;[.J381]-360;[.J381])" office:value-type="float" office:value="-0.452200000000005">
            <text:p>-0.4522</text:p>
          </table:table-cell>
          <table:table-cell table:formula="of:=IF([.K381]&gt;180;[.K381]-360;[.K381])" office:value-type="float" office:value="0.5346163">
            <text:p>0.5346163</text:p>
          </table:table-cell>
          <table:table-cell table:formula="of:=IF([.L381]&gt;180;[.L381]-360;[.L381])" office:value-type="float" office:value="-0.0982000000000198">
            <text:p>-0.0982</text:p>
          </table:table-cell>
          <table:table-cell table:formula="of:=IF([.M381]&gt;180;[.M381]-360;[.M381])" office:value-type="float" office:value="3.028713">
            <text:p>3.028713</text:p>
          </table:table-cell>
          <table:table-cell table:formula="of:=IF([.N381]&gt;180;[.N381]-360;[.N381])" office:value-type="float" office:value="-1.36750000000001">
            <text:p>-1.3675</text:p>
          </table:table-cell>
          <table:table-cell office:value-type="float" office:value="0">
            <text:p>0</text:p>
          </table:table-cell>
          <table:table-cell office:value-type="float" office:value="356.8589">
            <text:p>356.8589</text:p>
          </table:table-cell>
          <table:table-cell office:value-type="float" office:value="359.5478">
            <text:p>359.5478</text:p>
          </table:table-cell>
          <table:table-cell office:value-type="float" office:value="0.5346163">
            <text:p>0.5346163</text:p>
          </table:table-cell>
          <table:table-cell office:value-type="float" office:value="359.9018">
            <text:p>359.9018</text:p>
          </table:table-cell>
          <table:table-cell office:value-type="float" office:value="3.028713">
            <text:p>3.028713</text:p>
          </table:table-cell>
          <table:table-cell office:value-type="float" office:value="358.6325">
            <text:p>358.6325</text:p>
          </table:table-cell>
          <table:table-cell table:number-columns-repeated="4"/>
        </table:table-row>
        <table:table-row table:style-name="ro1">
          <table:table-cell office:value-type="float" office:value="7.599994">
            <text:p>7.599994</text:p>
          </table:table-cell>
          <table:table-cell table:formula="of:=IF([.N382]&gt;180;[.N382]-360;[.N382])" office:value-type="float" office:value="-1.2756">
            <text:p>-1.2756</text:p>
          </table:table-cell>
          <table:table-cell table:formula="of:=IF([.J382]&gt;180;[.J382]-360;[.J382])" office:value-type="float" office:value="-0.389599999999973">
            <text:p>-0.3896</text:p>
          </table:table-cell>
          <table:table-cell table:formula="of:=IF([.K382]&gt;180;[.K382]-360;[.K382])" office:value-type="float" office:value="0.4909033">
            <text:p>0.4909033</text:p>
          </table:table-cell>
          <table:table-cell table:formula="of:=IF([.L382]&gt;180;[.L382]-360;[.L382])" office:value-type="float" office:value="0.1669287">
            <text:p>0.1669287</text:p>
          </table:table-cell>
          <table:table-cell table:formula="of:=IF([.M382]&gt;180;[.M382]-360;[.M382])" office:value-type="float" office:value="2.739237">
            <text:p>2.739237</text:p>
          </table:table-cell>
          <table:table-cell table:formula="of:=IF([.N382]&gt;180;[.N382]-360;[.N382])" office:value-type="float" office:value="-1.2756">
            <text:p>-1.2756</text:p>
          </table:table-cell>
          <table:table-cell office:value-type="float" office:value="0">
            <text:p>0</text:p>
          </table:table-cell>
          <table:table-cell office:value-type="float" office:value="356.8662">
            <text:p>356.8662</text:p>
          </table:table-cell>
          <table:table-cell office:value-type="float" office:value="359.6104">
            <text:p>359.6104</text:p>
          </table:table-cell>
          <table:table-cell office:value-type="float" office:value="0.4909033">
            <text:p>0.4909033</text:p>
          </table:table-cell>
          <table:table-cell office:value-type="float" office:value="0.1669287">
            <text:p>0.1669287</text:p>
          </table:table-cell>
          <table:table-cell office:value-type="float" office:value="2.739237">
            <text:p>2.739237</text:p>
          </table:table-cell>
          <table:table-cell office:value-type="float" office:value="358.7244">
            <text:p>358.7244</text:p>
          </table:table-cell>
          <table:table-cell table:number-columns-repeated="4"/>
        </table:table-row>
        <table:table-row table:style-name="ro1">
          <table:table-cell office:value-type="float" office:value="7.619994">
            <text:p>7.619994</text:p>
          </table:table-cell>
          <table:table-cell table:formula="of:=IF([.N383]&gt;180;[.N383]-360;[.N383])" office:value-type="float" office:value="-1.21469999999999">
            <text:p>-1.2147</text:p>
          </table:table-cell>
          <table:table-cell table:formula="of:=IF([.J383]&gt;180;[.J383]-360;[.J383])" office:value-type="float" office:value="-0.335800000000006">
            <text:p>-0.3358</text:p>
          </table:table-cell>
          <table:table-cell table:formula="of:=IF([.K383]&gt;180;[.K383]-360;[.K383])" office:value-type="float" office:value="0.5162325">
            <text:p>0.5162325</text:p>
          </table:table-cell>
          <table:table-cell table:formula="of:=IF([.L383]&gt;180;[.L383]-360;[.L383])" office:value-type="float" office:value="0.2645952">
            <text:p>0.2645952</text:p>
          </table:table-cell>
          <table:table-cell table:formula="of:=IF([.M383]&gt;180;[.M383]-360;[.M383])" office:value-type="float" office:value="2.498174">
            <text:p>2.498174</text:p>
          </table:table-cell>
          <table:table-cell table:formula="of:=IF([.N383]&gt;180;[.N383]-360;[.N383])" office:value-type="float" office:value="-1.21469999999999">
            <text:p>-1.2147</text:p>
          </table:table-cell>
          <table:table-cell office:value-type="float" office:value="0">
            <text:p>0</text:p>
          </table:table-cell>
          <table:table-cell office:value-type="float" office:value="356.9004">
            <text:p>356.9004</text:p>
          </table:table-cell>
          <table:table-cell office:value-type="float" office:value="359.6642">
            <text:p>359.6642</text:p>
          </table:table-cell>
          <table:table-cell office:value-type="float" office:value="0.5162325">
            <text:p>0.5162325</text:p>
          </table:table-cell>
          <table:table-cell office:value-type="float" office:value="0.2645952">
            <text:p>0.2645952</text:p>
          </table:table-cell>
          <table:table-cell office:value-type="float" office:value="2.498174">
            <text:p>2.498174</text:p>
          </table:table-cell>
          <table:table-cell office:value-type="float" office:value="358.7853">
            <text:p>358.7853</text:p>
          </table:table-cell>
          <table:table-cell table:number-columns-repeated="4"/>
        </table:table-row>
        <table:table-row table:style-name="ro1">
          <table:table-cell office:value-type="float" office:value="7.639994">
            <text:p>7.639994</text:p>
          </table:table-cell>
          <table:table-cell table:formula="of:=IF([.N384]&gt;180;[.N384]-360;[.N384])" office:value-type="float" office:value="-1.17360000000002">
            <text:p>-1.1736</text:p>
          </table:table-cell>
          <table:table-cell table:formula="of:=IF([.J384]&gt;180;[.J384]-360;[.J384])" office:value-type="float" office:value="-0.328100000000006">
            <text:p>-0.3281</text:p>
          </table:table-cell>
          <table:table-cell table:formula="of:=IF([.K384]&gt;180;[.K384]-360;[.K384])" office:value-type="float" office:value="0.5816861">
            <text:p>0.5816861</text:p>
          </table:table-cell>
          <table:table-cell table:formula="of:=IF([.L384]&gt;180;[.L384]-360;[.L384])" office:value-type="float" office:value="0.2179176">
            <text:p>0.2179176</text:p>
          </table:table-cell>
          <table:table-cell table:formula="of:=IF([.M384]&gt;180;[.M384]-360;[.M384])" office:value-type="float" office:value="2.325127">
            <text:p>2.325127</text:p>
          </table:table-cell>
          <table:table-cell table:formula="of:=IF([.N384]&gt;180;[.N384]-360;[.N384])" office:value-type="float" office:value="-1.17360000000002">
            <text:p>-1.1736</text:p>
          </table:table-cell>
          <table:table-cell office:value-type="float" office:value="0">
            <text:p>0</text:p>
          </table:table-cell>
          <table:table-cell office:value-type="float" office:value="356.9523">
            <text:p>356.9523</text:p>
          </table:table-cell>
          <table:table-cell office:value-type="float" office:value="359.6719">
            <text:p>359.6719</text:p>
          </table:table-cell>
          <table:table-cell office:value-type="float" office:value="0.5816861">
            <text:p>0.5816861</text:p>
          </table:table-cell>
          <table:table-cell office:value-type="float" office:value="0.2179176">
            <text:p>0.2179176</text:p>
          </table:table-cell>
          <table:table-cell office:value-type="float" office:value="2.325127">
            <text:p>2.325127</text:p>
          </table:table-cell>
          <table:table-cell office:value-type="float" office:value="358.8264">
            <text:p>358.8264</text:p>
          </table:table-cell>
          <table:table-cell table:number-columns-repeated="4"/>
        </table:table-row>
        <table:table-row table:style-name="ro1">
          <table:table-cell office:value-type="float" office:value="7.659994">
            <text:p>7.659994</text:p>
          </table:table-cell>
          <table:table-cell table:formula="of:=IF([.N385]&gt;180;[.N385]-360;[.N385])" office:value-type="float" office:value="-1.10239999999999">
            <text:p>-1.1024</text:p>
          </table:table-cell>
          <table:table-cell table:formula="of:=IF([.J385]&gt;180;[.J385]-360;[.J385])" office:value-type="float" office:value="-0.300200000000018">
            <text:p>-0.3002</text:p>
          </table:table-cell>
          <table:table-cell table:formula="of:=IF([.K385]&gt;180;[.K385]-360;[.K385])" office:value-type="float" office:value="0.6659628">
            <text:p>0.6659628</text:p>
          </table:table-cell>
          <table:table-cell table:formula="of:=IF([.L385]&gt;180;[.L385]-360;[.L385])" office:value-type="float" office:value="0.0793828">
            <text:p>0.0793828</text:p>
          </table:table-cell>
          <table:table-cell table:formula="of:=IF([.M385]&gt;180;[.M385]-360;[.M385])" office:value-type="float" office:value="2.252234">
            <text:p>2.252234</text:p>
          </table:table-cell>
          <table:table-cell table:formula="of:=IF([.N385]&gt;180;[.N385]-360;[.N385])" office:value-type="float" office:value="-1.10239999999999">
            <text:p>-1.1024</text:p>
          </table:table-cell>
          <table:table-cell office:value-type="float" office:value="0">
            <text:p>0</text:p>
          </table:table-cell>
          <table:table-cell office:value-type="float" office:value="357.023">
            <text:p>357.023</text:p>
          </table:table-cell>
          <table:table-cell office:value-type="float" office:value="359.6998">
            <text:p>359.6998</text:p>
          </table:table-cell>
          <table:table-cell office:value-type="float" office:value="0.6659628">
            <text:p>0.6659628</text:p>
          </table:table-cell>
          <table:table-cell office:value-type="float" office:value="0.0793828">
            <text:p>0.0793828</text:p>
          </table:table-cell>
          <table:table-cell office:value-type="float" office:value="2.252234">
            <text:p>2.252234</text:p>
          </table:table-cell>
          <table:table-cell office:value-type="float" office:value="358.8976">
            <text:p>358.8976</text:p>
          </table:table-cell>
          <table:table-cell table:number-columns-repeated="4"/>
        </table:table-row>
        <table:table-row table:style-name="ro1">
          <table:table-cell office:value-type="float" office:value="7.679994">
            <text:p>7.679994</text:p>
          </table:table-cell>
          <table:table-cell table:formula="of:=IF([.N386]&gt;180;[.N386]-360;[.N386])" office:value-type="float" office:value="-1.03519999999997">
            <text:p>-1.0352</text:p>
          </table:table-cell>
          <table:table-cell table:formula="of:=IF([.J386]&gt;180;[.J386]-360;[.J386])" office:value-type="float" office:value="-0.321300000000008">
            <text:p>-0.3213</text:p>
          </table:table-cell>
          <table:table-cell table:formula="of:=IF([.K386]&gt;180;[.K386]-360;[.K386])" office:value-type="float" office:value="0.7643573">
            <text:p>0.7643573</text:p>
          </table:table-cell>
          <table:table-cell table:formula="of:=IF([.L386]&gt;180;[.L386]-360;[.L386])" office:value-type="float" office:value="-0.0317999999999756">
            <text:p>-0.0318</text:p>
          </table:table-cell>
          <table:table-cell table:formula="of:=IF([.M386]&gt;180;[.M386]-360;[.M386])" office:value-type="float" office:value="2.25406">
            <text:p>2.25406</text:p>
          </table:table-cell>
          <table:table-cell table:formula="of:=IF([.N386]&gt;180;[.N386]-360;[.N386])" office:value-type="float" office:value="-1.03519999999997">
            <text:p>-1.0352</text:p>
          </table:table-cell>
          <table:table-cell office:value-type="float" office:value="0">
            <text:p>0</text:p>
          </table:table-cell>
          <table:table-cell office:value-type="float" office:value="357.105">
            <text:p>357.105</text:p>
          </table:table-cell>
          <table:table-cell office:value-type="float" office:value="359.6787">
            <text:p>359.6787</text:p>
          </table:table-cell>
          <table:table-cell office:value-type="float" office:value="0.7643573">
            <text:p>0.7643573</text:p>
          </table:table-cell>
          <table:table-cell office:value-type="float" office:value="359.9682">
            <text:p>359.9682</text:p>
          </table:table-cell>
          <table:table-cell office:value-type="float" office:value="2.25406">
            <text:p>2.25406</text:p>
          </table:table-cell>
          <table:table-cell office:value-type="float" office:value="358.9648">
            <text:p>358.9648</text:p>
          </table:table-cell>
          <table:table-cell table:number-columns-repeated="4"/>
        </table:table-row>
        <table:table-row table:style-name="ro1">
          <table:table-cell office:value-type="float" office:value="7.699994">
            <text:p>7.699994</text:p>
          </table:table-cell>
          <table:table-cell table:formula="of:=IF([.N387]&gt;180;[.N387]-360;[.N387])" office:value-type="float" office:value="-0.974199999999996">
            <text:p>-0.9742</text:p>
          </table:table-cell>
          <table:table-cell table:formula="of:=IF([.J387]&gt;180;[.J387]-360;[.J387])" office:value-type="float" office:value="-0.351800000000026">
            <text:p>-0.3518</text:p>
          </table:table-cell>
          <table:table-cell table:formula="of:=IF([.K387]&gt;180;[.K387]-360;[.K387])" office:value-type="float" office:value="0.8598408">
            <text:p>0.8598408</text:p>
          </table:table-cell>
          <table:table-cell table:formula="of:=IF([.L387]&gt;180;[.L387]-360;[.L387])" office:value-type="float" office:value="-0.130800000000022">
            <text:p>-0.1308</text:p>
          </table:table-cell>
          <table:table-cell table:formula="of:=IF([.M387]&gt;180;[.M387]-360;[.M387])" office:value-type="float" office:value="2.324665">
            <text:p>2.324665</text:p>
          </table:table-cell>
          <table:table-cell table:formula="of:=IF([.N387]&gt;180;[.N387]-360;[.N387])" office:value-type="float" office:value="-0.974199999999996">
            <text:p>-0.9742</text:p>
          </table:table-cell>
          <table:table-cell office:value-type="float" office:value="0">
            <text:p>0</text:p>
          </table:table-cell>
          <table:table-cell office:value-type="float" office:value="357.1963">
            <text:p>357.1963</text:p>
          </table:table-cell>
          <table:table-cell office:value-type="float" office:value="359.6482">
            <text:p>359.6482</text:p>
          </table:table-cell>
          <table:table-cell office:value-type="float" office:value="0.8598408">
            <text:p>0.8598408</text:p>
          </table:table-cell>
          <table:table-cell office:value-type="float" office:value="359.8692">
            <text:p>359.8692</text:p>
          </table:table-cell>
          <table:table-cell office:value-type="float" office:value="2.324665">
            <text:p>2.324665</text:p>
          </table:table-cell>
          <table:table-cell office:value-type="float" office:value="359.0258">
            <text:p>359.0258</text:p>
          </table:table-cell>
          <table:table-cell table:number-columns-repeated="4"/>
        </table:table-row>
        <table:table-row table:style-name="ro1">
          <table:table-cell office:value-type="float" office:value="7.719994">
            <text:p>7.719994</text:p>
          </table:table-cell>
          <table:table-cell table:formula="of:=IF([.N388]&gt;180;[.N388]-360;[.N388])" office:value-type="float" office:value="-0.919100000000014">
            <text:p>-0.9191</text:p>
          </table:table-cell>
          <table:table-cell table:formula="of:=IF([.J388]&gt;180;[.J388]-360;[.J388])" office:value-type="float" office:value="-0.406200000000013">
            <text:p>-0.4062</text:p>
          </table:table-cell>
          <table:table-cell table:formula="of:=IF([.K388]&gt;180;[.K388]-360;[.K388])" office:value-type="float" office:value="0.9407088">
            <text:p>0.9407088</text:p>
          </table:table-cell>
          <table:table-cell table:formula="of:=IF([.L388]&gt;180;[.L388]-360;[.L388])" office:value-type="float" office:value="-0.173699999999997">
            <text:p>-0.1737</text:p>
          </table:table-cell>
          <table:table-cell table:formula="of:=IF([.M388]&gt;180;[.M388]-360;[.M388])" office:value-type="float" office:value="2.46805">
            <text:p>2.46805</text:p>
          </table:table-cell>
          <table:table-cell table:formula="of:=IF([.N388]&gt;180;[.N388]-360;[.N388])" office:value-type="float" office:value="-0.919100000000014">
            <text:p>-0.9191</text:p>
          </table:table-cell>
          <table:table-cell office:value-type="float" office:value="0">
            <text:p>0</text:p>
          </table:table-cell>
          <table:table-cell office:value-type="float" office:value="357.2942">
            <text:p>357.2942</text:p>
          </table:table-cell>
          <table:table-cell office:value-type="float" office:value="359.5938">
            <text:p>359.5938</text:p>
          </table:table-cell>
          <table:table-cell office:value-type="float" office:value="0.9407088">
            <text:p>0.9407088</text:p>
          </table:table-cell>
          <table:table-cell office:value-type="float" office:value="359.8263">
            <text:p>359.8263</text:p>
          </table:table-cell>
          <table:table-cell office:value-type="float" office:value="2.46805">
            <text:p>2.46805</text:p>
          </table:table-cell>
          <table:table-cell office:value-type="float" office:value="359.0809">
            <text:p>359.0809</text:p>
          </table:table-cell>
          <table:table-cell table:number-columns-repeated="4"/>
        </table:table-row>
        <table:table-row table:style-name="ro1">
          <table:table-cell office:value-type="float" office:value="7.739994">
            <text:p>7.739994</text:p>
          </table:table-cell>
          <table:table-cell table:formula="of:=IF([.N389]&gt;180;[.N389]-360;[.N389])" office:value-type="float" office:value="-0.879200000000026">
            <text:p>-0.8792</text:p>
          </table:table-cell>
          <table:table-cell table:formula="of:=IF([.J389]&gt;180;[.J389]-360;[.J389])" office:value-type="float" office:value="-0.462199999999996">
            <text:p>-0.4622</text:p>
          </table:table-cell>
          <table:table-cell table:formula="of:=IF([.K389]&gt;180;[.K389]-360;[.K389])" office:value-type="float" office:value="1.034904">
            <text:p>1.034904</text:p>
          </table:table-cell>
          <table:table-cell table:formula="of:=IF([.L389]&gt;180;[.L389]-360;[.L389])" office:value-type="float" office:value="-0.16719999999998">
            <text:p>-0.1672</text:p>
          </table:table-cell>
          <table:table-cell table:formula="of:=IF([.M389]&gt;180;[.M389]-360;[.M389])" office:value-type="float" office:value="2.667431">
            <text:p>2.667431</text:p>
          </table:table-cell>
          <table:table-cell table:formula="of:=IF([.N389]&gt;180;[.N389]-360;[.N389])" office:value-type="float" office:value="-0.879200000000026">
            <text:p>-0.8792</text:p>
          </table:table-cell>
          <table:table-cell office:value-type="float" office:value="0">
            <text:p>0</text:p>
          </table:table-cell>
          <table:table-cell office:value-type="float" office:value="357.412">
            <text:p>357.412</text:p>
          </table:table-cell>
          <table:table-cell office:value-type="float" office:value="359.5378">
            <text:p>359.5378</text:p>
          </table:table-cell>
          <table:table-cell office:value-type="float" office:value="1.034904">
            <text:p>1.034904</text:p>
          </table:table-cell>
          <table:table-cell office:value-type="float" office:value="359.8328">
            <text:p>359.8328</text:p>
          </table:table-cell>
          <table:table-cell office:value-type="float" office:value="2.667431">
            <text:p>2.667431</text:p>
          </table:table-cell>
          <table:table-cell office:value-type="float" office:value="359.1208">
            <text:p>359.1208</text:p>
          </table:table-cell>
          <table:table-cell table:number-columns-repeated="4"/>
        </table:table-row>
        <table:table-row table:style-name="ro1">
          <table:table-cell office:value-type="float" office:value="7.759994">
            <text:p>7.759994</text:p>
          </table:table-cell>
          <table:table-cell table:formula="of:=IF([.N390]&gt;180;[.N390]-360;[.N390])" office:value-type="float" office:value="-0.859300000000019">
            <text:p>-0.8593</text:p>
          </table:table-cell>
          <table:table-cell table:formula="of:=IF([.J390]&gt;180;[.J390]-360;[.J390])" office:value-type="float" office:value="-0.490599999999972">
            <text:p>-0.4906</text:p>
          </table:table-cell>
          <table:table-cell table:formula="of:=IF([.K390]&gt;180;[.K390]-360;[.K390])" office:value-type="float" office:value="1.168474">
            <text:p>1.168474</text:p>
          </table:table-cell>
          <table:table-cell table:formula="of:=IF([.L390]&gt;180;[.L390]-360;[.L390])" office:value-type="float" office:value="-0.151700000000005">
            <text:p>-0.1517</text:p>
          </table:table-cell>
          <table:table-cell table:formula="of:=IF([.M390]&gt;180;[.M390]-360;[.M390])" office:value-type="float" office:value="2.895511">
            <text:p>2.895511</text:p>
          </table:table-cell>
          <table:table-cell table:formula="of:=IF([.N390]&gt;180;[.N390]-360;[.N390])" office:value-type="float" office:value="-0.859300000000019">
            <text:p>-0.8593</text:p>
          </table:table-cell>
          <table:table-cell office:value-type="float" office:value="0">
            <text:p>0</text:p>
          </table:table-cell>
          <table:table-cell office:value-type="float" office:value="357.5435">
            <text:p>357.5435</text:p>
          </table:table-cell>
          <table:table-cell office:value-type="float" office:value="359.5094">
            <text:p>359.5094</text:p>
          </table:table-cell>
          <table:table-cell office:value-type="float" office:value="1.168474">
            <text:p>1.168474</text:p>
          </table:table-cell>
          <table:table-cell office:value-type="float" office:value="359.8483">
            <text:p>359.8483</text:p>
          </table:table-cell>
          <table:table-cell office:value-type="float" office:value="2.895511">
            <text:p>2.895511</text:p>
          </table:table-cell>
          <table:table-cell office:value-type="float" office:value="359.1407">
            <text:p>359.1407</text:p>
          </table:table-cell>
          <table:table-cell table:number-columns-repeated="4"/>
        </table:table-row>
        <table:table-row table:style-name="ro1">
          <table:table-cell office:value-type="float" office:value="7.779994">
            <text:p>7.779994</text:p>
          </table:table-cell>
          <table:table-cell table:formula="of:=IF([.N391]&gt;180;[.N391]-360;[.N391])" office:value-type="float" office:value="-0.862199999999973">
            <text:p>-0.8622</text:p>
          </table:table-cell>
          <table:table-cell table:formula="of:=IF([.J391]&gt;180;[.J391]-360;[.J391])" office:value-type="float" office:value="-0.526200000000017">
            <text:p>-0.5262</text:p>
          </table:table-cell>
          <table:table-cell table:formula="of:=IF([.K391]&gt;180;[.K391]-360;[.K391])" office:value-type="float" office:value="1.328032">
            <text:p>1.328032</text:p>
          </table:table-cell>
          <table:table-cell table:formula="of:=IF([.L391]&gt;180;[.L391]-360;[.L391])" office:value-type="float" office:value="-0.0953000000000088">
            <text:p>-0.0953</text:p>
          </table:table-cell>
          <table:table-cell table:formula="of:=IF([.M391]&gt;180;[.M391]-360;[.M391])" office:value-type="float" office:value="3.080013">
            <text:p>3.080013</text:p>
          </table:table-cell>
          <table:table-cell table:formula="of:=IF([.N391]&gt;180;[.N391]-360;[.N391])" office:value-type="float" office:value="-0.862199999999973">
            <text:p>-0.8622</text:p>
          </table:table-cell>
          <table:table-cell office:value-type="float" office:value="0">
            <text:p>0</text:p>
          </table:table-cell>
          <table:table-cell office:value-type="float" office:value="357.6734">
            <text:p>357.6734</text:p>
          </table:table-cell>
          <table:table-cell office:value-type="float" office:value="359.4738">
            <text:p>359.4738</text:p>
          </table:table-cell>
          <table:table-cell office:value-type="float" office:value="1.328032">
            <text:p>1.328032</text:p>
          </table:table-cell>
          <table:table-cell office:value-type="float" office:value="359.9047">
            <text:p>359.9047</text:p>
          </table:table-cell>
          <table:table-cell office:value-type="float" office:value="3.080013">
            <text:p>3.080013</text:p>
          </table:table-cell>
          <table:table-cell office:value-type="float" office:value="359.1378">
            <text:p>359.1378</text:p>
          </table:table-cell>
          <table:table-cell table:number-columns-repeated="4"/>
        </table:table-row>
        <table:table-row table:style-name="ro1">
          <table:table-cell office:value-type="float" office:value="7.799994">
            <text:p>7.799994</text:p>
          </table:table-cell>
          <table:table-cell table:formula="of:=IF([.N392]&gt;180;[.N392]-360;[.N392])" office:value-type="float" office:value="-0.90179999999998">
            <text:p>-0.9018</text:p>
          </table:table-cell>
          <table:table-cell table:formula="of:=IF([.J392]&gt;180;[.J392]-360;[.J392])" office:value-type="float" office:value="-0.549800000000005">
            <text:p>-0.5498</text:p>
          </table:table-cell>
          <table:table-cell table:formula="of:=IF([.K392]&gt;180;[.K392]-360;[.K392])" office:value-type="float" office:value="1.508136">
            <text:p>1.508136</text:p>
          </table:table-cell>
          <table:table-cell table:formula="of:=IF([.L392]&gt;180;[.L392]-360;[.L392])" office:value-type="float" office:value="0.03621534">
            <text:p>0.03621534</text:p>
          </table:table-cell>
          <table:table-cell table:formula="of:=IF([.M392]&gt;180;[.M392]-360;[.M392])" office:value-type="float" office:value="3.180595">
            <text:p>3.180595</text:p>
          </table:table-cell>
          <table:table-cell table:formula="of:=IF([.N392]&gt;180;[.N392]-360;[.N392])" office:value-type="float" office:value="-0.90179999999998">
            <text:p>-0.9018</text:p>
          </table:table-cell>
          <table:table-cell office:value-type="float" office:value="0">
            <text:p>0</text:p>
          </table:table-cell>
          <table:table-cell office:value-type="float" office:value="357.787">
            <text:p>357.787</text:p>
          </table:table-cell>
          <table:table-cell office:value-type="float" office:value="359.4502">
            <text:p>359.4502</text:p>
          </table:table-cell>
          <table:table-cell office:value-type="float" office:value="1.508136">
            <text:p>1.508136</text:p>
          </table:table-cell>
          <table:table-cell office:value-type="float" office:value="0.03621534">
            <text:p>0.03621534</text:p>
          </table:table-cell>
          <table:table-cell office:value-type="float" office:value="3.180595">
            <text:p>3.180595</text:p>
          </table:table-cell>
          <table:table-cell office:value-type="float" office:value="359.0982">
            <text:p>359.0982</text:p>
          </table:table-cell>
          <table:table-cell table:number-columns-repeated="4"/>
        </table:table-row>
        <table:table-row table:style-name="ro1">
          <table:table-cell office:value-type="float" office:value="7.819993">
            <text:p>7.819993</text:p>
          </table:table-cell>
          <table:table-cell table:formula="of:=IF([.N393]&gt;180;[.N393]-360;[.N393])" office:value-type="float" office:value="-0.982300000000009">
            <text:p>-0.9823</text:p>
          </table:table-cell>
          <table:table-cell table:formula="of:=IF([.J393]&gt;180;[.J393]-360;[.J393])" office:value-type="float" office:value="-0.587100000000021">
            <text:p>-0.5871</text:p>
          </table:table-cell>
          <table:table-cell table:formula="of:=IF([.K393]&gt;180;[.K393]-360;[.K393])" office:value-type="float" office:value="1.70544">
            <text:p>1.70544</text:p>
          </table:table-cell>
          <table:table-cell table:formula="of:=IF([.L393]&gt;180;[.L393]-360;[.L393])" office:value-type="float" office:value="0.2239064">
            <text:p>0.2239064</text:p>
          </table:table-cell>
          <table:table-cell table:formula="of:=IF([.M393]&gt;180;[.M393]-360;[.M393])" office:value-type="float" office:value="3.225589">
            <text:p>3.225589</text:p>
          </table:table-cell>
          <table:table-cell table:formula="of:=IF([.N393]&gt;180;[.N393]-360;[.N393])" office:value-type="float" office:value="-0.982300000000009">
            <text:p>-0.9823</text:p>
          </table:table-cell>
          <table:table-cell office:value-type="float" office:value="0">
            <text:p>0</text:p>
          </table:table-cell>
          <table:table-cell office:value-type="float" office:value="357.902">
            <text:p>357.902</text:p>
          </table:table-cell>
          <table:table-cell office:value-type="float" office:value="359.4129">
            <text:p>359.4129</text:p>
          </table:table-cell>
          <table:table-cell office:value-type="float" office:value="1.70544">
            <text:p>1.70544</text:p>
          </table:table-cell>
          <table:table-cell office:value-type="float" office:value="0.2239064">
            <text:p>0.2239064</text:p>
          </table:table-cell>
          <table:table-cell office:value-type="float" office:value="3.225589">
            <text:p>3.225589</text:p>
          </table:table-cell>
          <table:table-cell office:value-type="float" office:value="359.0177">
            <text:p>359.0177</text:p>
          </table:table-cell>
          <table:table-cell table:number-columns-repeated="4"/>
        </table:table-row>
        <table:table-row table:style-name="ro1">
          <table:table-cell office:value-type="float" office:value="7.839993">
            <text:p>7.839993</text:p>
          </table:table-cell>
          <table:table-cell table:formula="of:=IF([.N394]&gt;180;[.N394]-360;[.N394])" office:value-type="float" office:value="-1.1026">
            <text:p>-1.1026</text:p>
          </table:table-cell>
          <table:table-cell table:formula="of:=IF([.J394]&gt;180;[.J394]-360;[.J394])" office:value-type="float" office:value="-0.624799999999993">
            <text:p>-0.6248</text:p>
          </table:table-cell>
          <table:table-cell table:formula="of:=IF([.K394]&gt;180;[.K394]-360;[.K394])" office:value-type="float" office:value="1.895676">
            <text:p>1.895676</text:p>
          </table:table-cell>
          <table:table-cell table:formula="of:=IF([.L394]&gt;180;[.L394]-360;[.L394])" office:value-type="float" office:value="0.3557964">
            <text:p>0.3557964</text:p>
          </table:table-cell>
          <table:table-cell table:formula="of:=IF([.M394]&gt;180;[.M394]-360;[.M394])" office:value-type="float" office:value="3.242031">
            <text:p>3.242031</text:p>
          </table:table-cell>
          <table:table-cell table:formula="of:=IF([.N394]&gt;180;[.N394]-360;[.N394])" office:value-type="float" office:value="-1.1026">
            <text:p>-1.1026</text:p>
          </table:table-cell>
          <table:table-cell office:value-type="float" office:value="0">
            <text:p>0</text:p>
          </table:table-cell>
          <table:table-cell office:value-type="float" office:value="358.0111">
            <text:p>358.0111</text:p>
          </table:table-cell>
          <table:table-cell office:value-type="float" office:value="359.3752">
            <text:p>359.3752</text:p>
          </table:table-cell>
          <table:table-cell office:value-type="float" office:value="1.895676">
            <text:p>1.895676</text:p>
          </table:table-cell>
          <table:table-cell office:value-type="float" office:value="0.3557964">
            <text:p>0.3557964</text:p>
          </table:table-cell>
          <table:table-cell office:value-type="float" office:value="3.242031">
            <text:p>3.242031</text:p>
          </table:table-cell>
          <table:table-cell office:value-type="float" office:value="358.8974">
            <text:p>358.8974</text:p>
          </table:table-cell>
          <table:table-cell table:number-columns-repeated="4"/>
        </table:table-row>
        <table:table-row table:style-name="ro1">
          <table:table-cell office:value-type="float" office:value="7.859993">
            <text:p>7.859993</text:p>
          </table:table-cell>
          <table:table-cell table:formula="of:=IF([.N395]&gt;180;[.N395]-360;[.N395])" office:value-type="float" office:value="-1.24579999999997">
            <text:p>-1.2458</text:p>
          </table:table-cell>
          <table:table-cell table:formula="of:=IF([.J395]&gt;180;[.J395]-360;[.J395])" office:value-type="float" office:value="-0.64609999999999">
            <text:p>-0.6461</text:p>
          </table:table-cell>
          <table:table-cell table:formula="of:=IF([.K395]&gt;180;[.K395]-360;[.K395])" office:value-type="float" office:value="2.074995">
            <text:p>2.074995</text:p>
          </table:table-cell>
          <table:table-cell table:formula="of:=IF([.L395]&gt;180;[.L395]-360;[.L395])" office:value-type="float" office:value="0.3928524">
            <text:p>0.3928524</text:p>
          </table:table-cell>
          <table:table-cell table:formula="of:=IF([.M395]&gt;180;[.M395]-360;[.M395])" office:value-type="float" office:value="3.298669">
            <text:p>3.298669</text:p>
          </table:table-cell>
          <table:table-cell table:formula="of:=IF([.N395]&gt;180;[.N395]-360;[.N395])" office:value-type="float" office:value="-1.24579999999997">
            <text:p>-1.2458</text:p>
          </table:table-cell>
          <table:table-cell office:value-type="float" office:value="0">
            <text:p>0</text:p>
          </table:table-cell>
          <table:table-cell office:value-type="float" office:value="358.0703">
            <text:p>358.0703</text:p>
          </table:table-cell>
          <table:table-cell office:value-type="float" office:value="359.3539">
            <text:p>359.3539</text:p>
          </table:table-cell>
          <table:table-cell office:value-type="float" office:value="2.074995">
            <text:p>2.074995</text:p>
          </table:table-cell>
          <table:table-cell office:value-type="float" office:value="0.3928524">
            <text:p>0.3928524</text:p>
          </table:table-cell>
          <table:table-cell office:value-type="float" office:value="3.298669">
            <text:p>3.298669</text:p>
          </table:table-cell>
          <table:table-cell office:value-type="float" office:value="358.7542">
            <text:p>358.7542</text:p>
          </table:table-cell>
          <table:table-cell table:number-columns-repeated="4"/>
        </table:table-row>
        <table:table-row table:style-name="ro1">
          <table:table-cell office:value-type="float" office:value="7.879993">
            <text:p>7.879993</text:p>
          </table:table-cell>
          <table:table-cell table:formula="of:=IF([.N396]&gt;180;[.N396]-360;[.N396])" office:value-type="float" office:value="-1.40710000000001">
            <text:p>-1.4071</text:p>
          </table:table-cell>
          <table:table-cell table:formula="of:=IF([.J396]&gt;180;[.J396]-360;[.J396])" office:value-type="float" office:value="-0.662899999999979">
            <text:p>-0.6629</text:p>
          </table:table-cell>
          <table:table-cell table:formula="of:=IF([.K396]&gt;180;[.K396]-360;[.K396])" office:value-type="float" office:value="2.234535">
            <text:p>2.234535</text:p>
          </table:table-cell>
          <table:table-cell table:formula="of:=IF([.L396]&gt;180;[.L396]-360;[.L396])" office:value-type="float" office:value="0.4504091">
            <text:p>0.4504091</text:p>
          </table:table-cell>
          <table:table-cell table:formula="of:=IF([.M396]&gt;180;[.M396]-360;[.M396])" office:value-type="float" office:value="3.317683">
            <text:p>3.317683</text:p>
          </table:table-cell>
          <table:table-cell table:formula="of:=IF([.N396]&gt;180;[.N396]-360;[.N396])" office:value-type="float" office:value="-1.40710000000001">
            <text:p>-1.4071</text:p>
          </table:table-cell>
          <table:table-cell office:value-type="float" office:value="0">
            <text:p>0</text:p>
          </table:table-cell>
          <table:table-cell office:value-type="float" office:value="358.1308">
            <text:p>358.1308</text:p>
          </table:table-cell>
          <table:table-cell office:value-type="float" office:value="359.3371">
            <text:p>359.3371</text:p>
          </table:table-cell>
          <table:table-cell office:value-type="float" office:value="2.234535">
            <text:p>2.234535</text:p>
          </table:table-cell>
          <table:table-cell office:value-type="float" office:value="0.4504091">
            <text:p>0.4504091</text:p>
          </table:table-cell>
          <table:table-cell office:value-type="float" office:value="3.317683">
            <text:p>3.317683</text:p>
          </table:table-cell>
          <table:table-cell office:value-type="float" office:value="358.5929">
            <text:p>358.5929</text:p>
          </table:table-cell>
          <table:table-cell table:number-columns-repeated="4"/>
        </table:table-row>
        <table:table-row table:style-name="ro1">
          <table:table-cell office:value-type="float" office:value="7.899993">
            <text:p>7.899993</text:p>
          </table:table-cell>
          <table:table-cell table:formula="of:=IF([.N397]&gt;180;[.N397]-360;[.N397])" office:value-type="float" office:value="-1.58139999999997">
            <text:p>-1.5814</text:p>
          </table:table-cell>
          <table:table-cell table:formula="of:=IF([.J397]&gt;180;[.J397]-360;[.J397])" office:value-type="float" office:value="-0.685000000000002">
            <text:p>-0.685</text:p>
          </table:table-cell>
          <table:table-cell table:formula="of:=IF([.K397]&gt;180;[.K397]-360;[.K397])" office:value-type="float" office:value="2.369208">
            <text:p>2.369208</text:p>
          </table:table-cell>
          <table:table-cell table:formula="of:=IF([.L397]&gt;180;[.L397]-360;[.L397])" office:value-type="float" office:value="0.496775">
            <text:p>0.496775</text:p>
          </table:table-cell>
          <table:table-cell table:formula="of:=IF([.M397]&gt;180;[.M397]-360;[.M397])" office:value-type="float" office:value="3.243627">
            <text:p>3.243627</text:p>
          </table:table-cell>
          <table:table-cell table:formula="of:=IF([.N397]&gt;180;[.N397]-360;[.N397])" office:value-type="float" office:value="-1.58139999999997">
            <text:p>-1.5814</text:p>
          </table:table-cell>
          <table:table-cell office:value-type="float" office:value="0">
            <text:p>0</text:p>
          </table:table-cell>
          <table:table-cell office:value-type="float" office:value="358.1932">
            <text:p>358.1932</text:p>
          </table:table-cell>
          <table:table-cell office:value-type="float" office:value="359.315">
            <text:p>359.315</text:p>
          </table:table-cell>
          <table:table-cell office:value-type="float" office:value="2.369208">
            <text:p>2.369208</text:p>
          </table:table-cell>
          <table:table-cell office:value-type="float" office:value="0.496775">
            <text:p>0.496775</text:p>
          </table:table-cell>
          <table:table-cell office:value-type="float" office:value="3.243627">
            <text:p>3.243627</text:p>
          </table:table-cell>
          <table:table-cell office:value-type="float" office:value="358.4186">
            <text:p>358.4186</text:p>
          </table:table-cell>
          <table:table-cell table:number-columns-repeated="4"/>
        </table:table-row>
        <table:table-row table:style-name="ro1">
          <table:table-cell office:value-type="float" office:value="7.919993">
            <text:p>7.919993</text:p>
          </table:table-cell>
          <table:table-cell table:formula="of:=IF([.N398]&gt;180;[.N398]-360;[.N398])" office:value-type="float" office:value="-1.74799999999999">
            <text:p>-1.748</text:p>
          </table:table-cell>
          <table:table-cell table:formula="of:=IF([.J398]&gt;180;[.J398]-360;[.J398])" office:value-type="float" office:value="-0.716799999999978">
            <text:p>-0.7168</text:p>
          </table:table-cell>
          <table:table-cell table:formula="of:=IF([.K398]&gt;180;[.K398]-360;[.K398])" office:value-type="float" office:value="2.463723">
            <text:p>2.463723</text:p>
          </table:table-cell>
          <table:table-cell table:formula="of:=IF([.L398]&gt;180;[.L398]-360;[.L398])" office:value-type="float" office:value="0.4687234">
            <text:p>0.4687234</text:p>
          </table:table-cell>
          <table:table-cell table:formula="of:=IF([.M398]&gt;180;[.M398]-360;[.M398])" office:value-type="float" office:value="3.121299">
            <text:p>3.121299</text:p>
          </table:table-cell>
          <table:table-cell table:formula="of:=IF([.N398]&gt;180;[.N398]-360;[.N398])" office:value-type="float" office:value="-1.74799999999999">
            <text:p>-1.748</text:p>
          </table:table-cell>
          <table:table-cell office:value-type="float" office:value="0">
            <text:p>0</text:p>
          </table:table-cell>
          <table:table-cell office:value-type="float" office:value="358.1827">
            <text:p>358.1827</text:p>
          </table:table-cell>
          <table:table-cell office:value-type="float" office:value="359.2832">
            <text:p>359.2832</text:p>
          </table:table-cell>
          <table:table-cell office:value-type="float" office:value="2.463723">
            <text:p>2.463723</text:p>
          </table:table-cell>
          <table:table-cell office:value-type="float" office:value="0.4687234">
            <text:p>0.4687234</text:p>
          </table:table-cell>
          <table:table-cell office:value-type="float" office:value="3.121299">
            <text:p>3.121299</text:p>
          </table:table-cell>
          <table:table-cell office:value-type="float" office:value="358.252">
            <text:p>358.252</text:p>
          </table:table-cell>
          <table:table-cell table:number-columns-repeated="4"/>
        </table:table-row>
        <table:table-row table:style-name="ro1">
          <table:table-cell office:value-type="float" office:value="7.939993">
            <text:p>7.939993</text:p>
          </table:table-cell>
          <table:table-cell table:formula="of:=IF([.N399]&gt;180;[.N399]-360;[.N399])" office:value-type="float" office:value="-1.8766">
            <text:p>-1.8766</text:p>
          </table:table-cell>
          <table:table-cell table:formula="of:=IF([.J399]&gt;180;[.J399]-360;[.J399])" office:value-type="float" office:value="-0.758199999999988">
            <text:p>-0.7582</text:p>
          </table:table-cell>
          <table:table-cell table:formula="of:=IF([.K399]&gt;180;[.K399]-360;[.K399])" office:value-type="float" office:value="2.507421">
            <text:p>2.507421</text:p>
          </table:table-cell>
          <table:table-cell table:formula="of:=IF([.L399]&gt;180;[.L399]-360;[.L399])" office:value-type="float" office:value="0.3333556">
            <text:p>0.3333556</text:p>
          </table:table-cell>
          <table:table-cell table:formula="of:=IF([.M399]&gt;180;[.M399]-360;[.M399])" office:value-type="float" office:value="2.981396">
            <text:p>2.981396</text:p>
          </table:table-cell>
          <table:table-cell table:formula="of:=IF([.N399]&gt;180;[.N399]-360;[.N399])" office:value-type="float" office:value="-1.8766">
            <text:p>-1.8766</text:p>
          </table:table-cell>
          <table:table-cell office:value-type="float" office:value="0">
            <text:p>0</text:p>
          </table:table-cell>
          <table:table-cell office:value-type="float" office:value="358.1263">
            <text:p>358.1263</text:p>
          </table:table-cell>
          <table:table-cell office:value-type="float" office:value="359.2418">
            <text:p>359.2418</text:p>
          </table:table-cell>
          <table:table-cell office:value-type="float" office:value="2.507421">
            <text:p>2.507421</text:p>
          </table:table-cell>
          <table:table-cell office:value-type="float" office:value="0.3333556">
            <text:p>0.3333556</text:p>
          </table:table-cell>
          <table:table-cell office:value-type="float" office:value="2.981396">
            <text:p>2.981396</text:p>
          </table:table-cell>
          <table:table-cell office:value-type="float" office:value="358.1234">
            <text:p>358.1234</text:p>
          </table:table-cell>
          <table:table-cell table:number-columns-repeated="4"/>
        </table:table-row>
        <table:table-row table:style-name="ro1">
          <table:table-cell office:value-type="float" office:value="7.959993">
            <text:p>7.959993</text:p>
          </table:table-cell>
          <table:table-cell table:formula="of:=IF([.N400]&gt;180;[.N400]-360;[.N400])" office:value-type="float" office:value="-1.993">
            <text:p>-1.993</text:p>
          </table:table-cell>
          <table:table-cell table:formula="of:=IF([.J400]&gt;180;[.J400]-360;[.J400])" office:value-type="float" office:value="-0.802500000000009">
            <text:p>-0.8025</text:p>
          </table:table-cell>
          <table:table-cell table:formula="of:=IF([.K400]&gt;180;[.K400]-360;[.K400])" office:value-type="float" office:value="2.489479">
            <text:p>2.489479</text:p>
          </table:table-cell>
          <table:table-cell table:formula="of:=IF([.L400]&gt;180;[.L400]-360;[.L400])" office:value-type="float" office:value="0.09926482">
            <text:p>0.09926482</text:p>
          </table:table-cell>
          <table:table-cell table:formula="of:=IF([.M400]&gt;180;[.M400]-360;[.M400])" office:value-type="float" office:value="2.849406">
            <text:p>2.849406</text:p>
          </table:table-cell>
          <table:table-cell table:formula="of:=IF([.N400]&gt;180;[.N400]-360;[.N400])" office:value-type="float" office:value="-1.993">
            <text:p>-1.993</text:p>
          </table:table-cell>
          <table:table-cell office:value-type="float" office:value="0">
            <text:p>0</text:p>
          </table:table-cell>
          <table:table-cell office:value-type="float" office:value="358.0557">
            <text:p>358.0557</text:p>
          </table:table-cell>
          <table:table-cell office:value-type="float" office:value="359.1975">
            <text:p>359.1975</text:p>
          </table:table-cell>
          <table:table-cell office:value-type="float" office:value="2.489479">
            <text:p>2.489479</text:p>
          </table:table-cell>
          <table:table-cell office:value-type="float" office:value="0.09926482">
            <text:p>0.09926482</text:p>
          </table:table-cell>
          <table:table-cell office:value-type="float" office:value="2.849406">
            <text:p>2.849406</text:p>
          </table:table-cell>
          <table:table-cell office:value-type="float" office:value="358.007">
            <text:p>358.007</text:p>
          </table:table-cell>
          <table:table-cell table:number-columns-repeated="4"/>
        </table:table-row>
        <table:table-row table:style-name="ro1">
          <table:table-cell office:value-type="float" office:value="7.979993">
            <text:p>7.979993</text:p>
          </table:table-cell>
          <table:table-cell table:formula="of:=IF([.N401]&gt;180;[.N401]-360;[.N401])" office:value-type="float" office:value="-2.10669999999999">
            <text:p>-2.1067</text:p>
          </table:table-cell>
          <table:table-cell table:formula="of:=IF([.J401]&gt;180;[.J401]-360;[.J401])" office:value-type="float" office:value="-0.847199999999987">
            <text:p>-0.8472</text:p>
          </table:table-cell>
          <table:table-cell table:formula="of:=IF([.K401]&gt;180;[.K401]-360;[.K401])" office:value-type="float" office:value="2.429959">
            <text:p>2.429959</text:p>
          </table:table-cell>
          <table:table-cell table:formula="of:=IF([.L401]&gt;180;[.L401]-360;[.L401])" office:value-type="float" office:value="-0.147299999999973">
            <text:p>-0.1473</text:p>
          </table:table-cell>
          <table:table-cell table:formula="of:=IF([.M401]&gt;180;[.M401]-360;[.M401])" office:value-type="float" office:value="2.758797">
            <text:p>2.758797</text:p>
          </table:table-cell>
          <table:table-cell table:formula="of:=IF([.N401]&gt;180;[.N401]-360;[.N401])" office:value-type="float" office:value="-2.10669999999999">
            <text:p>-2.1067</text:p>
          </table:table-cell>
          <table:table-cell office:value-type="float" office:value="0">
            <text:p>0</text:p>
          </table:table-cell>
          <table:table-cell office:value-type="float" office:value="357.9686">
            <text:p>357.9686</text:p>
          </table:table-cell>
          <table:table-cell office:value-type="float" office:value="359.1528">
            <text:p>359.1528</text:p>
          </table:table-cell>
          <table:table-cell office:value-type="float" office:value="2.429959">
            <text:p>2.429959</text:p>
          </table:table-cell>
          <table:table-cell office:value-type="float" office:value="359.8527">
            <text:p>359.8527</text:p>
          </table:table-cell>
          <table:table-cell office:value-type="float" office:value="2.758797">
            <text:p>2.758797</text:p>
          </table:table-cell>
          <table:table-cell office:value-type="float" office:value="357.8933">
            <text:p>357.8933</text:p>
          </table:table-cell>
          <table:table-cell table:number-columns-repeated="4"/>
        </table:table-row>
        <table:table-row table:style-name="ro1">
          <table:table-cell office:value-type="float" office:value="7.999993">
            <text:p>7.999993</text:p>
          </table:table-cell>
          <table:table-cell table:formula="of:=IF([.N402]&gt;180;[.N402]-360;[.N402])" office:value-type="float" office:value="-2.23680000000002">
            <text:p>-2.2368</text:p>
          </table:table-cell>
          <table:table-cell table:formula="of:=IF([.J402]&gt;180;[.J402]-360;[.J402])" office:value-type="float" office:value="-0.863499999999988">
            <text:p>-0.8635</text:p>
          </table:table-cell>
          <table:table-cell table:formula="of:=IF([.K402]&gt;180;[.K402]-360;[.K402])" office:value-type="float" office:value="2.33987">
            <text:p>2.33987</text:p>
          </table:table-cell>
          <table:table-cell table:formula="of:=IF([.L402]&gt;180;[.L402]-360;[.L402])" office:value-type="float" office:value="-0.307799999999986">
            <text:p>-0.3078</text:p>
          </table:table-cell>
          <table:table-cell table:formula="of:=IF([.M402]&gt;180;[.M402]-360;[.M402])" office:value-type="float" office:value="2.747911">
            <text:p>2.747911</text:p>
          </table:table-cell>
          <table:table-cell table:formula="of:=IF([.N402]&gt;180;[.N402]-360;[.N402])" office:value-type="float" office:value="-2.23680000000002">
            <text:p>-2.2368</text:p>
          </table:table-cell>
          <table:table-cell office:value-type="float" office:value="0">
            <text:p>0</text:p>
          </table:table-cell>
          <table:table-cell office:value-type="float" office:value="357.8772">
            <text:p>357.8772</text:p>
          </table:table-cell>
          <table:table-cell office:value-type="float" office:value="359.1365">
            <text:p>359.1365</text:p>
          </table:table-cell>
          <table:table-cell office:value-type="float" office:value="2.33987">
            <text:p>2.33987</text:p>
          </table:table-cell>
          <table:table-cell office:value-type="float" office:value="359.6922">
            <text:p>359.6922</text:p>
          </table:table-cell>
          <table:table-cell office:value-type="float" office:value="2.747911">
            <text:p>2.747911</text:p>
          </table:table-cell>
          <table:table-cell office:value-type="float" office:value="357.7632">
            <text:p>357.7632</text:p>
          </table:table-cell>
          <table:table-cell table:number-columns-repeated="4"/>
        </table:table-row>
        <table:table-row table:style-name="ro1">
          <table:table-cell office:value-type="float" office:value="8.019994">
            <text:p>8.019994</text:p>
          </table:table-cell>
          <table:table-cell table:formula="of:=IF([.N403]&gt;180;[.N403]-360;[.N403])" office:value-type="float" office:value="-2.33510000000001">
            <text:p>-2.3351</text:p>
          </table:table-cell>
          <table:table-cell table:formula="of:=IF([.J403]&gt;180;[.J403]-360;[.J403])" office:value-type="float" office:value="-0.890199999999993">
            <text:p>-0.8902</text:p>
          </table:table-cell>
          <table:table-cell table:formula="of:=IF([.K403]&gt;180;[.K403]-360;[.K403])" office:value-type="float" office:value="2.242573">
            <text:p>2.242573</text:p>
          </table:table-cell>
          <table:table-cell table:formula="of:=IF([.L403]&gt;180;[.L403]-360;[.L403])" office:value-type="float" office:value="-0.377200000000016">
            <text:p>-0.3772</text:p>
          </table:table-cell>
          <table:table-cell table:formula="of:=IF([.M403]&gt;180;[.M403]-360;[.M403])" office:value-type="float" office:value="2.821824">
            <text:p>2.821824</text:p>
          </table:table-cell>
          <table:table-cell table:formula="of:=IF([.N403]&gt;180;[.N403]-360;[.N403])" office:value-type="float" office:value="-2.33510000000001">
            <text:p>-2.3351</text:p>
          </table:table-cell>
          <table:table-cell office:value-type="float" office:value="0">
            <text:p>0</text:p>
          </table:table-cell>
          <table:table-cell office:value-type="float" office:value="357.7766">
            <text:p>357.7766</text:p>
          </table:table-cell>
          <table:table-cell office:value-type="float" office:value="359.1098">
            <text:p>359.1098</text:p>
          </table:table-cell>
          <table:table-cell office:value-type="float" office:value="2.242573">
            <text:p>2.242573</text:p>
          </table:table-cell>
          <table:table-cell office:value-type="float" office:value="359.6228">
            <text:p>359.6228</text:p>
          </table:table-cell>
          <table:table-cell office:value-type="float" office:value="2.821824">
            <text:p>2.821824</text:p>
          </table:table-cell>
          <table:table-cell office:value-type="float" office:value="357.6649">
            <text:p>357.6649</text:p>
          </table:table-cell>
          <table:table-cell table:number-columns-repeated="4"/>
        </table:table-row>
        <table:table-row table:style-name="ro1">
          <table:table-cell office:value-type="float" office:value="8.039994">
            <text:p>8.039994</text:p>
          </table:table-cell>
          <table:table-cell table:formula="of:=IF([.N404]&gt;180;[.N404]-360;[.N404])" office:value-type="float" office:value="-2.39879999999999">
            <text:p>-2.3988</text:p>
          </table:table-cell>
          <table:table-cell table:formula="of:=IF([.J404]&gt;180;[.J404]-360;[.J404])" office:value-type="float" office:value="-0.898199999999974">
            <text:p>-0.8982</text:p>
          </table:table-cell>
          <table:table-cell table:formula="of:=IF([.K404]&gt;180;[.K404]-360;[.K404])" office:value-type="float" office:value="2.187047">
            <text:p>2.187047</text:p>
          </table:table-cell>
          <table:table-cell table:formula="of:=IF([.L404]&gt;180;[.L404]-360;[.L404])" office:value-type="float" office:value="-0.387">
            <text:p>-0.387</text:p>
          </table:table-cell>
          <table:table-cell table:formula="of:=IF([.M404]&gt;180;[.M404]-360;[.M404])" office:value-type="float" office:value="2.947886">
            <text:p>2.947886</text:p>
          </table:table-cell>
          <table:table-cell table:formula="of:=IF([.N404]&gt;180;[.N404]-360;[.N404])" office:value-type="float" office:value="-2.39879999999999">
            <text:p>-2.3988</text:p>
          </table:table-cell>
          <table:table-cell office:value-type="float" office:value="0">
            <text:p>0</text:p>
          </table:table-cell>
          <table:table-cell office:value-type="float" office:value="357.6809">
            <text:p>357.6809</text:p>
          </table:table-cell>
          <table:table-cell office:value-type="float" office:value="359.1018">
            <text:p>359.1018</text:p>
          </table:table-cell>
          <table:table-cell office:value-type="float" office:value="2.187047">
            <text:p>2.187047</text:p>
          </table:table-cell>
          <table:table-cell office:value-type="float" office:value="359.613">
            <text:p>359.613</text:p>
          </table:table-cell>
          <table:table-cell office:value-type="float" office:value="2.947886">
            <text:p>2.947886</text:p>
          </table:table-cell>
          <table:table-cell office:value-type="float" office:value="357.6012">
            <text:p>357.6012</text:p>
          </table:table-cell>
          <table:table-cell table:number-columns-repeated="4"/>
        </table:table-row>
        <table:table-row table:style-name="ro1">
          <table:table-cell office:value-type="float" office:value="8.059995">
            <text:p>8.059995</text:p>
          </table:table-cell>
          <table:table-cell table:formula="of:=IF([.N405]&gt;180;[.N405]-360;[.N405])" office:value-type="float" office:value="-2.4375">
            <text:p>-2.4375</text:p>
          </table:table-cell>
          <table:table-cell table:formula="of:=IF([.J405]&gt;180;[.J405]-360;[.J405])" office:value-type="float" office:value="-0.92149999999998">
            <text:p>-0.9215</text:p>
          </table:table-cell>
          <table:table-cell table:formula="of:=IF([.K405]&gt;180;[.K405]-360;[.K405])" office:value-type="float" office:value="2.117893">
            <text:p>2.117893</text:p>
          </table:table-cell>
          <table:table-cell table:formula="of:=IF([.L405]&gt;180;[.L405]-360;[.L405])" office:value-type="float" office:value="-0.358099999999979">
            <text:p>-0.3581</text:p>
          </table:table-cell>
          <table:table-cell table:formula="of:=IF([.M405]&gt;180;[.M405]-360;[.M405])" office:value-type="float" office:value="3.118754">
            <text:p>3.118754</text:p>
          </table:table-cell>
          <table:table-cell table:formula="of:=IF([.N405]&gt;180;[.N405]-360;[.N405])" office:value-type="float" office:value="-2.4375">
            <text:p>-2.4375</text:p>
          </table:table-cell>
          <table:table-cell office:value-type="float" office:value="0">
            <text:p>0</text:p>
          </table:table-cell>
          <table:table-cell office:value-type="float" office:value="357.5778">
            <text:p>357.5778</text:p>
          </table:table-cell>
          <table:table-cell office:value-type="float" office:value="359.0785">
            <text:p>359.0785</text:p>
          </table:table-cell>
          <table:table-cell office:value-type="float" office:value="2.117893">
            <text:p>2.117893</text:p>
          </table:table-cell>
          <table:table-cell office:value-type="float" office:value="359.6419">
            <text:p>359.6419</text:p>
          </table:table-cell>
          <table:table-cell office:value-type="float" office:value="3.118754">
            <text:p>3.118754</text:p>
          </table:table-cell>
          <table:table-cell office:value-type="float" office:value="357.5625">
            <text:p>357.5625</text:p>
          </table:table-cell>
          <table:table-cell table:number-columns-repeated="4"/>
        </table:table-row>
        <table:table-row table:style-name="ro1">
          <table:table-cell office:value-type="float" office:value="8.079995">
            <text:p>8.079995</text:p>
          </table:table-cell>
          <table:table-cell table:formula="of:=IF([.N406]&gt;180;[.N406]-360;[.N406])" office:value-type="float" office:value="-2.44959999999998">
            <text:p>-2.4496</text:p>
          </table:table-cell>
          <table:table-cell table:formula="of:=IF([.J406]&gt;180;[.J406]-360;[.J406])" office:value-type="float" office:value="-0.963599999999985">
            <text:p>-0.9636</text:p>
          </table:table-cell>
          <table:table-cell table:formula="of:=IF([.K406]&gt;180;[.K406]-360;[.K406])" office:value-type="float" office:value="2.003823">
            <text:p>2.003823</text:p>
          </table:table-cell>
          <table:table-cell table:formula="of:=IF([.L406]&gt;180;[.L406]-360;[.L406])" office:value-type="float" office:value="-0.308600000000013">
            <text:p>-0.3086</text:p>
          </table:table-cell>
          <table:table-cell table:formula="of:=IF([.M406]&gt;180;[.M406]-360;[.M406])" office:value-type="float" office:value="3.304492">
            <text:p>3.304492</text:p>
          </table:table-cell>
          <table:table-cell table:formula="of:=IF([.N406]&gt;180;[.N406]-360;[.N406])" office:value-type="float" office:value="-2.44959999999998">
            <text:p>-2.4496</text:p>
          </table:table-cell>
          <table:table-cell office:value-type="float" office:value="0">
            <text:p>0</text:p>
          </table:table-cell>
          <table:table-cell office:value-type="float" office:value="357.4714">
            <text:p>357.4714</text:p>
          </table:table-cell>
          <table:table-cell office:value-type="float" office:value="359.0364">
            <text:p>359.0364</text:p>
          </table:table-cell>
          <table:table-cell office:value-type="float" office:value="2.003823">
            <text:p>2.003823</text:p>
          </table:table-cell>
          <table:table-cell office:value-type="float" office:value="359.6914">
            <text:p>359.6914</text:p>
          </table:table-cell>
          <table:table-cell office:value-type="float" office:value="3.304492">
            <text:p>3.304492</text:p>
          </table:table-cell>
          <table:table-cell office:value-type="float" office:value="357.5504">
            <text:p>357.5504</text:p>
          </table:table-cell>
          <table:table-cell table:number-columns-repeated="4"/>
        </table:table-row>
        <table:table-row table:style-name="ro1">
          <table:table-cell office:value-type="float" office:value="8.099996">
            <text:p>8.099996</text:p>
          </table:table-cell>
          <table:table-cell table:formula="of:=IF([.N407]&gt;180;[.N407]-360;[.N407])" office:value-type="float" office:value="-2.44459999999998">
            <text:p>-2.4446</text:p>
          </table:table-cell>
          <table:table-cell table:formula="of:=IF([.J407]&gt;180;[.J407]-360;[.J407])" office:value-type="float" office:value="-0.982899999999972">
            <text:p>-0.9829</text:p>
          </table:table-cell>
          <table:table-cell table:formula="of:=IF([.K407]&gt;180;[.K407]-360;[.K407])" office:value-type="float" office:value="1.828331">
            <text:p>1.828331</text:p>
          </table:table-cell>
          <table:table-cell table:formula="of:=IF([.L407]&gt;180;[.L407]-360;[.L407])" office:value-type="float" office:value="-0.200699999999983">
            <text:p>-0.2007</text:p>
          </table:table-cell>
          <table:table-cell table:formula="of:=IF([.M407]&gt;180;[.M407]-360;[.M407])" office:value-type="float" office:value="3.447447">
            <text:p>3.447447</text:p>
          </table:table-cell>
          <table:table-cell table:formula="of:=IF([.N407]&gt;180;[.N407]-360;[.N407])" office:value-type="float" office:value="-2.44459999999998">
            <text:p>-2.4446</text:p>
          </table:table-cell>
          <table:table-cell office:value-type="float" office:value="0">
            <text:p>0</text:p>
          </table:table-cell>
          <table:table-cell office:value-type="float" office:value="357.383">
            <text:p>357.383</text:p>
          </table:table-cell>
          <table:table-cell office:value-type="float" office:value="359.0171">
            <text:p>359.0171</text:p>
          </table:table-cell>
          <table:table-cell office:value-type="float" office:value="1.828331">
            <text:p>1.828331</text:p>
          </table:table-cell>
          <table:table-cell office:value-type="float" office:value="359.7993">
            <text:p>359.7993</text:p>
          </table:table-cell>
          <table:table-cell office:value-type="float" office:value="3.447447">
            <text:p>3.447447</text:p>
          </table:table-cell>
          <table:table-cell office:value-type="float" office:value="357.5554">
            <text:p>357.5554</text:p>
          </table:table-cell>
          <table:table-cell table:number-columns-repeated="4"/>
        </table:table-row>
        <table:table-row table:style-name="ro1">
          <table:table-cell office:value-type="float" office:value="8.119996">
            <text:p>8.119996</text:p>
          </table:table-cell>
          <table:table-cell table:formula="of:=IF([.N408]&gt;180;[.N408]-360;[.N408])" office:value-type="float" office:value="-2.42570000000001">
            <text:p>-2.4257</text:p>
          </table:table-cell>
          <table:table-cell table:formula="of:=IF([.J408]&gt;180;[.J408]-360;[.J408])" office:value-type="float" office:value="-1.00889999999998">
            <text:p>-1.0089</text:p>
          </table:table-cell>
          <table:table-cell table:formula="of:=IF([.K408]&gt;180;[.K408]-360;[.K408])" office:value-type="float" office:value="1.614132">
            <text:p>1.614132</text:p>
          </table:table-cell>
          <table:table-cell table:formula="of:=IF([.L408]&gt;180;[.L408]-360;[.L408])" office:value-type="float" office:value="-0.0740000000000123">
            <text:p>-0.074</text:p>
          </table:table-cell>
          <table:table-cell table:formula="of:=IF([.M408]&gt;180;[.M408]-360;[.M408])" office:value-type="float" office:value="3.488435">
            <text:p>3.488435</text:p>
          </table:table-cell>
          <table:table-cell table:formula="of:=IF([.N408]&gt;180;[.N408]-360;[.N408])" office:value-type="float" office:value="-2.42570000000001">
            <text:p>-2.4257</text:p>
          </table:table-cell>
          <table:table-cell office:value-type="float" office:value="0">
            <text:p>0</text:p>
          </table:table-cell>
          <table:table-cell office:value-type="float" office:value="357.313">
            <text:p>357.313</text:p>
          </table:table-cell>
          <table:table-cell office:value-type="float" office:value="358.9911">
            <text:p>358.9911</text:p>
          </table:table-cell>
          <table:table-cell office:value-type="float" office:value="1.614132">
            <text:p>1.614132</text:p>
          </table:table-cell>
          <table:table-cell office:value-type="float" office:value="359.926">
            <text:p>359.926</text:p>
          </table:table-cell>
          <table:table-cell office:value-type="float" office:value="3.488435">
            <text:p>3.488435</text:p>
          </table:table-cell>
          <table:table-cell office:value-type="float" office:value="357.5743">
            <text:p>357.5743</text:p>
          </table:table-cell>
          <table:table-cell table:number-columns-repeated="4"/>
        </table:table-row>
        <table:table-row table:style-name="ro1">
          <table:table-cell office:value-type="float" office:value="8.139997">
            <text:p>8.139997</text:p>
          </table:table-cell>
          <table:table-cell table:formula="of:=IF([.N409]&gt;180;[.N409]-360;[.N409])" office:value-type="float" office:value="-2.3793">
            <text:p>-2.3793</text:p>
          </table:table-cell>
          <table:table-cell table:formula="of:=IF([.J409]&gt;180;[.J409]-360;[.J409])" office:value-type="float" office:value="-1.02199999999999">
            <text:p>-1.022</text:p>
          </table:table-cell>
          <table:table-cell table:formula="of:=IF([.K409]&gt;180;[.K409]-360;[.K409])" office:value-type="float" office:value="1.378367">
            <text:p>1.378367</text:p>
          </table:table-cell>
          <table:table-cell table:formula="of:=IF([.L409]&gt;180;[.L409]-360;[.L409])" office:value-type="float" office:value="0.07441933">
            <text:p>0.07441933</text:p>
          </table:table-cell>
          <table:table-cell table:formula="of:=IF([.M409]&gt;180;[.M409]-360;[.M409])" office:value-type="float" office:value="3.42031">
            <text:p>3.42031</text:p>
          </table:table-cell>
          <table:table-cell table:formula="of:=IF([.N409]&gt;180;[.N409]-360;[.N409])" office:value-type="float" office:value="-2.3793">
            <text:p>-2.3793</text:p>
          </table:table-cell>
          <table:table-cell office:value-type="float" office:value="0">
            <text:p>0</text:p>
          </table:table-cell>
          <table:table-cell office:value-type="float" office:value="357.2599">
            <text:p>357.2599</text:p>
          </table:table-cell>
          <table:table-cell office:value-type="float" office:value="358.978">
            <text:p>358.978</text:p>
          </table:table-cell>
          <table:table-cell office:value-type="float" office:value="1.378367">
            <text:p>1.378367</text:p>
          </table:table-cell>
          <table:table-cell office:value-type="float" office:value="0.07441933">
            <text:p>0.07441933</text:p>
          </table:table-cell>
          <table:table-cell office:value-type="float" office:value="3.42031">
            <text:p>3.42031</text:p>
          </table:table-cell>
          <table:table-cell office:value-type="float" office:value="357.6207">
            <text:p>357.6207</text:p>
          </table:table-cell>
          <table:table-cell table:number-columns-repeated="4"/>
        </table:table-row>
        <table:table-row table:style-name="ro1">
          <table:table-cell office:value-type="float" office:value="8.159997">
            <text:p>8.159997</text:p>
          </table:table-cell>
          <table:table-cell table:formula="of:=IF([.N410]&gt;180;[.N410]-360;[.N410])" office:value-type="float" office:value="-2.29669999999999">
            <text:p>-2.2967</text:p>
          </table:table-cell>
          <table:table-cell table:formula="of:=IF([.J410]&gt;180;[.J410]-360;[.J410])" office:value-type="float" office:value="-1.0179">
            <text:p>-1.0179</text:p>
          </table:table-cell>
          <table:table-cell table:formula="of:=IF([.K410]&gt;180;[.K410]-360;[.K410])" office:value-type="float" office:value="1.1251">
            <text:p>1.1251</text:p>
          </table:table-cell>
          <table:table-cell table:formula="of:=IF([.L410]&gt;180;[.L410]-360;[.L410])" office:value-type="float" office:value="0.2696234">
            <text:p>0.2696234</text:p>
          </table:table-cell>
          <table:table-cell table:formula="of:=IF([.M410]&gt;180;[.M410]-360;[.M410])" office:value-type="float" office:value="3.271758">
            <text:p>3.271758</text:p>
          </table:table-cell>
          <table:table-cell table:formula="of:=IF([.N410]&gt;180;[.N410]-360;[.N410])" office:value-type="float" office:value="-2.29669999999999">
            <text:p>-2.2967</text:p>
          </table:table-cell>
          <table:table-cell office:value-type="float" office:value="0">
            <text:p>0</text:p>
          </table:table-cell>
          <table:table-cell office:value-type="float" office:value="357.2091">
            <text:p>357.2091</text:p>
          </table:table-cell>
          <table:table-cell office:value-type="float" office:value="358.9821">
            <text:p>358.9821</text:p>
          </table:table-cell>
          <table:table-cell office:value-type="float" office:value="1.1251">
            <text:p>1.1251</text:p>
          </table:table-cell>
          <table:table-cell office:value-type="float" office:value="0.2696234">
            <text:p>0.2696234</text:p>
          </table:table-cell>
          <table:table-cell office:value-type="float" office:value="3.271758">
            <text:p>3.271758</text:p>
          </table:table-cell>
          <table:table-cell office:value-type="float" office:value="357.7033">
            <text:p>357.7033</text:p>
          </table:table-cell>
          <table:table-cell table:number-columns-repeated="4"/>
        </table:table-row>
        <table:table-row table:style-name="ro1">
          <table:table-cell office:value-type="float" office:value="8.179997">
            <text:p>8.179997</text:p>
          </table:table-cell>
          <table:table-cell table:formula="of:=IF([.N411]&gt;180;[.N411]-360;[.N411])" office:value-type="float" office:value="-2.16899999999998">
            <text:p>-2.169</text:p>
          </table:table-cell>
          <table:table-cell table:formula="of:=IF([.J411]&gt;180;[.J411]-360;[.J411])" office:value-type="float" office:value="-1.0299">
            <text:p>-1.0299</text:p>
          </table:table-cell>
          <table:table-cell table:formula="of:=IF([.K411]&gt;180;[.K411]-360;[.K411])" office:value-type="float" office:value="0.8962238">
            <text:p>0.8962238</text:p>
          </table:table-cell>
          <table:table-cell table:formula="of:=IF([.L411]&gt;180;[.L411]-360;[.L411])" office:value-type="float" office:value="0.5034198">
            <text:p>0.5034198</text:p>
          </table:table-cell>
          <table:table-cell table:formula="of:=IF([.M411]&gt;180;[.M411]-360;[.M411])" office:value-type="float" office:value="3.052269">
            <text:p>3.052269</text:p>
          </table:table-cell>
          <table:table-cell table:formula="of:=IF([.N411]&gt;180;[.N411]-360;[.N411])" office:value-type="float" office:value="-2.16899999999998">
            <text:p>-2.169</text:p>
          </table:table-cell>
          <table:table-cell office:value-type="float" office:value="0">
            <text:p>0</text:p>
          </table:table-cell>
          <table:table-cell office:value-type="float" office:value="357.1754">
            <text:p>357.1754</text:p>
          </table:table-cell>
          <table:table-cell office:value-type="float" office:value="358.9701">
            <text:p>358.9701</text:p>
          </table:table-cell>
          <table:table-cell office:value-type="float" office:value="0.8962238">
            <text:p>0.8962238</text:p>
          </table:table-cell>
          <table:table-cell office:value-type="float" office:value="0.5034198">
            <text:p>0.5034198</text:p>
          </table:table-cell>
          <table:table-cell office:value-type="float" office:value="3.052269">
            <text:p>3.052269</text:p>
          </table:table-cell>
          <table:table-cell office:value-type="float" office:value="357.831">
            <text:p>357.831</text:p>
          </table:table-cell>
          <table:table-cell table:number-columns-repeated="4"/>
        </table:table-row>
        <table:table-row table:style-name="ro1">
          <table:table-cell office:value-type="float" office:value="8.199998">
            <text:p>8.199998</text:p>
          </table:table-cell>
          <table:table-cell table:formula="of:=IF([.N412]&gt;180;[.N412]-360;[.N412])" office:value-type="float" office:value="-2.01010000000002">
            <text:p>-2.0101</text:p>
          </table:table-cell>
          <table:table-cell table:formula="of:=IF([.J412]&gt;180;[.J412]-360;[.J412])" office:value-type="float" office:value="-1.03699999999998">
            <text:p>-1.037</text:p>
          </table:table-cell>
          <table:table-cell table:formula="of:=IF([.K412]&gt;180;[.K412]-360;[.K412])" office:value-type="float" office:value="0.697287">
            <text:p>0.697287</text:p>
          </table:table-cell>
          <table:table-cell table:formula="of:=IF([.L412]&gt;180;[.L412]-360;[.L412])" office:value-type="float" office:value="0.7546266">
            <text:p>0.7546266</text:p>
          </table:table-cell>
          <table:table-cell table:formula="of:=IF([.M412]&gt;180;[.M412]-360;[.M412])" office:value-type="float" office:value="2.768988">
            <text:p>2.768988</text:p>
          </table:table-cell>
          <table:table-cell table:formula="of:=IF([.N412]&gt;180;[.N412]-360;[.N412])" office:value-type="float" office:value="-2.01010000000002">
            <text:p>-2.0101</text:p>
          </table:table-cell>
          <table:table-cell office:value-type="float" office:value="0">
            <text:p>0</text:p>
          </table:table-cell>
          <table:table-cell office:value-type="float" office:value="357.1475">
            <text:p>357.1475</text:p>
          </table:table-cell>
          <table:table-cell office:value-type="float" office:value="358.963">
            <text:p>358.963</text:p>
          </table:table-cell>
          <table:table-cell office:value-type="float" office:value="0.697287">
            <text:p>0.697287</text:p>
          </table:table-cell>
          <table:table-cell office:value-type="float" office:value="0.7546266">
            <text:p>0.7546266</text:p>
          </table:table-cell>
          <table:table-cell office:value-type="float" office:value="2.768988">
            <text:p>2.768988</text:p>
          </table:table-cell>
          <table:table-cell office:value-type="float" office:value="357.9899">
            <text:p>357.9899</text:p>
          </table:table-cell>
          <table:table-cell table:number-columns-repeated="4"/>
        </table:table-row>
        <table:table-row table:style-name="ro1">
          <table:table-cell office:value-type="float" office:value="8.219998">
            <text:p>8.219998</text:p>
          </table:table-cell>
          <table:table-cell table:formula="of:=IF([.N413]&gt;180;[.N413]-360;[.N413])" office:value-type="float" office:value="-1.82709999999997">
            <text:p>-1.8271</text:p>
          </table:table-cell>
          <table:table-cell table:formula="of:=IF([.J413]&gt;180;[.J413]-360;[.J413])" office:value-type="float" office:value="-1.01089999999999">
            <text:p>-1.0109</text:p>
          </table:table-cell>
          <table:table-cell table:formula="of:=IF([.K413]&gt;180;[.K413]-360;[.K413])" office:value-type="float" office:value="0.5329434">
            <text:p>0.5329434</text:p>
          </table:table-cell>
          <table:table-cell table:formula="of:=IF([.L413]&gt;180;[.L413]-360;[.L413])" office:value-type="float" office:value="1.023364">
            <text:p>1.023364</text:p>
          </table:table-cell>
          <table:table-cell table:formula="of:=IF([.M413]&gt;180;[.M413]-360;[.M413])" office:value-type="float" office:value="2.413701">
            <text:p>2.413701</text:p>
          </table:table-cell>
          <table:table-cell table:formula="of:=IF([.N413]&gt;180;[.N413]-360;[.N413])" office:value-type="float" office:value="-1.82709999999997">
            <text:p>-1.8271</text:p>
          </table:table-cell>
          <table:table-cell office:value-type="float" office:value="0">
            <text:p>0</text:p>
          </table:table-cell>
          <table:table-cell office:value-type="float" office:value="357.1439">
            <text:p>357.1439</text:p>
          </table:table-cell>
          <table:table-cell office:value-type="float" office:value="358.9891">
            <text:p>358.9891</text:p>
          </table:table-cell>
          <table:table-cell office:value-type="float" office:value="0.5329434">
            <text:p>0.5329434</text:p>
          </table:table-cell>
          <table:table-cell office:value-type="float" office:value="1.023364">
            <text:p>1.023364</text:p>
          </table:table-cell>
          <table:table-cell office:value-type="float" office:value="2.413701">
            <text:p>2.413701</text:p>
          </table:table-cell>
          <table:table-cell office:value-type="float" office:value="358.1729">
            <text:p>358.1729</text:p>
          </table:table-cell>
          <table:table-cell table:number-columns-repeated="4"/>
        </table:table-row>
        <table:table-row table:style-name="ro1">
          <table:table-cell office:value-type="float" office:value="8.239999">
            <text:p>8.239999</text:p>
          </table:table-cell>
          <table:table-cell table:formula="of:=IF([.N414]&gt;180;[.N414]-360;[.N414])" office:value-type="float" office:value="-1.66210000000001">
            <text:p>-1.6621</text:p>
          </table:table-cell>
          <table:table-cell table:formula="of:=IF([.J414]&gt;180;[.J414]-360;[.J414])" office:value-type="float" office:value="-1.00729999999999">
            <text:p>-1.0073</text:p>
          </table:table-cell>
          <table:table-cell table:formula="of:=IF([.K414]&gt;180;[.K414]-360;[.K414])" office:value-type="float" office:value="0.4139559">
            <text:p>0.4139559</text:p>
          </table:table-cell>
          <table:table-cell table:formula="of:=IF([.L414]&gt;180;[.L414]-360;[.L414])" office:value-type="float" office:value="1.306309">
            <text:p>1.306309</text:p>
          </table:table-cell>
          <table:table-cell table:formula="of:=IF([.M414]&gt;180;[.M414]-360;[.M414])" office:value-type="float" office:value="2.026564">
            <text:p>2.026564</text:p>
          </table:table-cell>
          <table:table-cell table:formula="of:=IF([.N414]&gt;180;[.N414]-360;[.N414])" office:value-type="float" office:value="-1.66210000000001">
            <text:p>-1.6621</text:p>
          </table:table-cell>
          <table:table-cell office:value-type="float" office:value="0">
            <text:p>0</text:p>
          </table:table-cell>
          <table:table-cell office:value-type="float" office:value="357.148">
            <text:p>357.148</text:p>
          </table:table-cell>
          <table:table-cell office:value-type="float" office:value="358.9927">
            <text:p>358.9927</text:p>
          </table:table-cell>
          <table:table-cell office:value-type="float" office:value="0.4139559">
            <text:p>0.4139559</text:p>
          </table:table-cell>
          <table:table-cell office:value-type="float" office:value="1.306309">
            <text:p>1.306309</text:p>
          </table:table-cell>
          <table:table-cell office:value-type="float" office:value="2.026564">
            <text:p>2.026564</text:p>
          </table:table-cell>
          <table:table-cell office:value-type="float" office:value="358.3379">
            <text:p>358.3379</text:p>
          </table:table-cell>
          <table:table-cell table:number-columns-repeated="4"/>
        </table:table-row>
        <table:table-row table:style-name="ro1">
          <table:table-cell office:value-type="float" office:value="8.259999">
            <text:p>8.259999</text:p>
          </table:table-cell>
          <table:table-cell table:formula="of:=IF([.N415]&gt;180;[.N415]-360;[.N415])" office:value-type="float" office:value="-1.53719999999998">
            <text:p>-1.5372</text:p>
          </table:table-cell>
          <table:table-cell table:formula="of:=IF([.J415]&gt;180;[.J415]-360;[.J415])" office:value-type="float" office:value="-0.986899999999991">
            <text:p>-0.9869</text:p>
          </table:table-cell>
          <table:table-cell table:formula="of:=IF([.K415]&gt;180;[.K415]-360;[.K415])" office:value-type="float" office:value="0.3556321">
            <text:p>0.3556321</text:p>
          </table:table-cell>
          <table:table-cell table:formula="of:=IF([.L415]&gt;180;[.L415]-360;[.L415])" office:value-type="float" office:value="1.530517">
            <text:p>1.530517</text:p>
          </table:table-cell>
          <table:table-cell table:formula="of:=IF([.M415]&gt;180;[.M415]-360;[.M415])" office:value-type="float" office:value="1.66924">
            <text:p>1.66924</text:p>
          </table:table-cell>
          <table:table-cell table:formula="of:=IF([.N415]&gt;180;[.N415]-360;[.N415])" office:value-type="float" office:value="-1.53719999999998">
            <text:p>-1.5372</text:p>
          </table:table-cell>
          <table:table-cell office:value-type="float" office:value="0">
            <text:p>0</text:p>
          </table:table-cell>
          <table:table-cell office:value-type="float" office:value="357.1721">
            <text:p>357.1721</text:p>
          </table:table-cell>
          <table:table-cell office:value-type="float" office:value="359.0131">
            <text:p>359.0131</text:p>
          </table:table-cell>
          <table:table-cell office:value-type="float" office:value="0.3556321">
            <text:p>0.3556321</text:p>
          </table:table-cell>
          <table:table-cell office:value-type="float" office:value="1.530517">
            <text:p>1.530517</text:p>
          </table:table-cell>
          <table:table-cell office:value-type="float" office:value="1.66924">
            <text:p>1.66924</text:p>
          </table:table-cell>
          <table:table-cell office:value-type="float" office:value="358.4628">
            <text:p>358.4628</text:p>
          </table:table-cell>
          <table:table-cell table:number-columns-repeated="4"/>
        </table:table-row>
        <table:table-row table:style-name="ro1">
          <table:table-cell office:value-type="float" office:value="8.28">
            <text:p>8.28</text:p>
          </table:table-cell>
          <table:table-cell table:formula="of:=IF([.N416]&gt;180;[.N416]-360;[.N416])" office:value-type="float" office:value="-1.44909999999999">
            <text:p>-1.4491</text:p>
          </table:table-cell>
          <table:table-cell table:formula="of:=IF([.J416]&gt;180;[.J416]-360;[.J416])" office:value-type="float" office:value="-0.918099999999981">
            <text:p>-0.9181</text:p>
          </table:table-cell>
          <table:table-cell table:formula="of:=IF([.K416]&gt;180;[.K416]-360;[.K416])" office:value-type="float" office:value="0.3603835">
            <text:p>0.3603835</text:p>
          </table:table-cell>
          <table:table-cell table:formula="of:=IF([.L416]&gt;180;[.L416]-360;[.L416])" office:value-type="float" office:value="1.649396">
            <text:p>1.649396</text:p>
          </table:table-cell>
          <table:table-cell table:formula="of:=IF([.M416]&gt;180;[.M416]-360;[.M416])" office:value-type="float" office:value="1.39679">
            <text:p>1.39679</text:p>
          </table:table-cell>
          <table:table-cell table:formula="of:=IF([.N416]&gt;180;[.N416]-360;[.N416])" office:value-type="float" office:value="-1.44909999999999">
            <text:p>-1.4491</text:p>
          </table:table-cell>
          <table:table-cell office:value-type="float" office:value="0">
            <text:p>0</text:p>
          </table:table-cell>
          <table:table-cell office:value-type="float" office:value="357.2141">
            <text:p>357.2141</text:p>
          </table:table-cell>
          <table:table-cell office:value-type="float" office:value="359.0819">
            <text:p>359.0819</text:p>
          </table:table-cell>
          <table:table-cell office:value-type="float" office:value="0.3603835">
            <text:p>0.3603835</text:p>
          </table:table-cell>
          <table:table-cell office:value-type="float" office:value="1.649396">
            <text:p>1.649396</text:p>
          </table:table-cell>
          <table:table-cell office:value-type="float" office:value="1.39679">
            <text:p>1.39679</text:p>
          </table:table-cell>
          <table:table-cell office:value-type="float" office:value="358.5509">
            <text:p>358.5509</text:p>
          </table:table-cell>
          <table:table-cell table:number-columns-repeated="4"/>
        </table:table-row>
        <table:table-row table:style-name="ro1">
          <table:table-cell office:value-type="float" office:value="8.3">
            <text:p>8.3</text:p>
          </table:table-cell>
          <table:table-cell table:formula="of:=IF([.N417]&gt;180;[.N417]-360;[.N417])" office:value-type="float" office:value="-1.34890000000001">
            <text:p>-1.3489</text:p>
          </table:table-cell>
          <table:table-cell table:formula="of:=IF([.J417]&gt;180;[.J417]-360;[.J417])" office:value-type="float" office:value="-0.864100000000008">
            <text:p>-0.8641</text:p>
          </table:table-cell>
          <table:table-cell table:formula="of:=IF([.K417]&gt;180;[.K417]-360;[.K417])" office:value-type="float" office:value="0.4143702">
            <text:p>0.4143702</text:p>
          </table:table-cell>
          <table:table-cell table:formula="of:=IF([.L417]&gt;180;[.L417]-360;[.L417])" office:value-type="float" office:value="1.657063">
            <text:p>1.657063</text:p>
          </table:table-cell>
          <table:table-cell table:formula="of:=IF([.M417]&gt;180;[.M417]-360;[.M417])" office:value-type="float" office:value="1.231862">
            <text:p>1.231862</text:p>
          </table:table-cell>
          <table:table-cell table:formula="of:=IF([.N417]&gt;180;[.N417]-360;[.N417])" office:value-type="float" office:value="-1.34890000000001">
            <text:p>-1.3489</text:p>
          </table:table-cell>
          <table:table-cell office:value-type="float" office:value="0">
            <text:p>0</text:p>
          </table:table-cell>
          <table:table-cell office:value-type="float" office:value="357.2787">
            <text:p>357.2787</text:p>
          </table:table-cell>
          <table:table-cell office:value-type="float" office:value="359.1359">
            <text:p>359.1359</text:p>
          </table:table-cell>
          <table:table-cell office:value-type="float" office:value="0.4143702">
            <text:p>0.4143702</text:p>
          </table:table-cell>
          <table:table-cell office:value-type="float" office:value="1.657063">
            <text:p>1.657063</text:p>
          </table:table-cell>
          <table:table-cell office:value-type="float" office:value="1.231862">
            <text:p>1.231862</text:p>
          </table:table-cell>
          <table:table-cell office:value-type="float" office:value="358.6511">
            <text:p>358.6511</text:p>
          </table:table-cell>
          <table:table-cell table:number-columns-repeated="4"/>
        </table:table-row>
        <table:table-row table:style-name="ro1">
          <table:table-cell office:value-type="float" office:value="8.320001">
            <text:p>8.320001</text:p>
          </table:table-cell>
          <table:table-cell table:formula="of:=IF([.N418]&gt;180;[.N418]-360;[.N418])" office:value-type="float" office:value="-1.24209999999999">
            <text:p>-1.2421</text:p>
          </table:table-cell>
          <table:table-cell table:formula="of:=IF([.J418]&gt;180;[.J418]-360;[.J418])" office:value-type="float" office:value="-0.797599999999989">
            <text:p>-0.7976</text:p>
          </table:table-cell>
          <table:table-cell table:formula="of:=IF([.K418]&gt;180;[.K418]-360;[.K418])" office:value-type="float" office:value="0.4936849">
            <text:p>0.4936849</text:p>
          </table:table-cell>
          <table:table-cell table:formula="of:=IF([.L418]&gt;180;[.L418]-360;[.L418])" office:value-type="float" office:value="1.544912">
            <text:p>1.544912</text:p>
          </table:table-cell>
          <table:table-cell table:formula="of:=IF([.M418]&gt;180;[.M418]-360;[.M418])" office:value-type="float" office:value="1.150369">
            <text:p>1.150369</text:p>
          </table:table-cell>
          <table:table-cell table:formula="of:=IF([.N418]&gt;180;[.N418]-360;[.N418])" office:value-type="float" office:value="-1.24209999999999">
            <text:p>-1.2421</text:p>
          </table:table-cell>
          <table:table-cell office:value-type="float" office:value="0">
            <text:p>0</text:p>
          </table:table-cell>
          <table:table-cell office:value-type="float" office:value="357.3426">
            <text:p>357.3426</text:p>
          </table:table-cell>
          <table:table-cell office:value-type="float" office:value="359.2024">
            <text:p>359.2024</text:p>
          </table:table-cell>
          <table:table-cell office:value-type="float" office:value="0.4936849">
            <text:p>0.4936849</text:p>
          </table:table-cell>
          <table:table-cell office:value-type="float" office:value="1.544912">
            <text:p>1.544912</text:p>
          </table:table-cell>
          <table:table-cell office:value-type="float" office:value="1.150369">
            <text:p>1.150369</text:p>
          </table:table-cell>
          <table:table-cell office:value-type="float" office:value="358.7579">
            <text:p>358.7579</text:p>
          </table:table-cell>
          <table:table-cell table:number-columns-repeated="4"/>
        </table:table-row>
        <table:table-row table:style-name="ro1">
          <table:table-cell office:value-type="float" office:value="8.340001">
            <text:p>8.340001</text:p>
          </table:table-cell>
          <table:table-cell table:formula="of:=IF([.N419]&gt;180;[.N419]-360;[.N419])" office:value-type="float" office:value="-1.13080000000002">
            <text:p>-1.1308</text:p>
          </table:table-cell>
          <table:table-cell table:formula="of:=IF([.J419]&gt;180;[.J419]-360;[.J419])" office:value-type="float" office:value="-0.745499999999993">
            <text:p>-0.7455</text:p>
          </table:table-cell>
          <table:table-cell table:formula="of:=IF([.K419]&gt;180;[.K419]-360;[.K419])" office:value-type="float" office:value="0.5943908">
            <text:p>0.5943908</text:p>
          </table:table-cell>
          <table:table-cell table:formula="of:=IF([.L419]&gt;180;[.L419]-360;[.L419])" office:value-type="float" office:value="1.372275">
            <text:p>1.372275</text:p>
          </table:table-cell>
          <table:table-cell table:formula="of:=IF([.M419]&gt;180;[.M419]-360;[.M419])" office:value-type="float" office:value="1.148546">
            <text:p>1.148546</text:p>
          </table:table-cell>
          <table:table-cell table:formula="of:=IF([.N419]&gt;180;[.N419]-360;[.N419])" office:value-type="float" office:value="-1.13080000000002">
            <text:p>-1.1308</text:p>
          </table:table-cell>
          <table:table-cell office:value-type="float" office:value="0">
            <text:p>0</text:p>
          </table:table-cell>
          <table:table-cell office:value-type="float" office:value="357.4224">
            <text:p>357.4224</text:p>
          </table:table-cell>
          <table:table-cell office:value-type="float" office:value="359.2545">
            <text:p>359.2545</text:p>
          </table:table-cell>
          <table:table-cell office:value-type="float" office:value="0.5943908">
            <text:p>0.5943908</text:p>
          </table:table-cell>
          <table:table-cell office:value-type="float" office:value="1.372275">
            <text:p>1.372275</text:p>
          </table:table-cell>
          <table:table-cell office:value-type="float" office:value="1.148546">
            <text:p>1.148546</text:p>
          </table:table-cell>
          <table:table-cell office:value-type="float" office:value="358.8692">
            <text:p>358.8692</text:p>
          </table:table-cell>
          <table:table-cell table:number-columns-repeated="4"/>
        </table:table-row>
        <table:table-row table:style-name="ro1">
          <table:table-cell office:value-type="float" office:value="8.360002">
            <text:p>8.360002</text:p>
          </table:table-cell>
          <table:table-cell table:formula="of:=IF([.N420]&gt;180;[.N420]-360;[.N420])" office:value-type="float" office:value="-1.01190000000003">
            <text:p>-1.0119</text:p>
          </table:table-cell>
          <table:table-cell table:formula="of:=IF([.J420]&gt;180;[.J420]-360;[.J420])" office:value-type="float" office:value="-0.681500000000028">
            <text:p>-0.6815</text:p>
          </table:table-cell>
          <table:table-cell table:formula="of:=IF([.K420]&gt;180;[.K420]-360;[.K420])" office:value-type="float" office:value="0.6884726">
            <text:p>0.6884726</text:p>
          </table:table-cell>
          <table:table-cell table:formula="of:=IF([.L420]&gt;180;[.L420]-360;[.L420])" office:value-type="float" office:value="1.246293">
            <text:p>1.246293</text:p>
          </table:table-cell>
          <table:table-cell table:formula="of:=IF([.M420]&gt;180;[.M420]-360;[.M420])" office:value-type="float" office:value="1.222146">
            <text:p>1.222146</text:p>
          </table:table-cell>
          <table:table-cell table:formula="of:=IF([.N420]&gt;180;[.N420]-360;[.N420])" office:value-type="float" office:value="-1.01190000000003">
            <text:p>-1.0119</text:p>
          </table:table-cell>
          <table:table-cell office:value-type="float" office:value="0">
            <text:p>0</text:p>
          </table:table-cell>
          <table:table-cell office:value-type="float" office:value="357.5131">
            <text:p>357.5131</text:p>
          </table:table-cell>
          <table:table-cell office:value-type="float" office:value="359.3185">
            <text:p>359.3185</text:p>
          </table:table-cell>
          <table:table-cell office:value-type="float" office:value="0.6884726">
            <text:p>0.6884726</text:p>
          </table:table-cell>
          <table:table-cell office:value-type="float" office:value="1.246293">
            <text:p>1.246293</text:p>
          </table:table-cell>
          <table:table-cell office:value-type="float" office:value="1.222146">
            <text:p>1.222146</text:p>
          </table:table-cell>
          <table:table-cell office:value-type="float" office:value="358.9881">
            <text:p>358.9881</text:p>
          </table:table-cell>
          <table:table-cell table:number-columns-repeated="4"/>
        </table:table-row>
        <table:table-row table:style-name="ro1">
          <table:table-cell office:value-type="float" office:value="8.380002">
            <text:p>8.380002</text:p>
          </table:table-cell>
          <table:table-cell table:formula="of:=IF([.N421]&gt;180;[.N421]-360;[.N421])" office:value-type="float" office:value="-0.911999999999978">
            <text:p>-0.912</text:p>
          </table:table-cell>
          <table:table-cell table:formula="of:=IF([.J421]&gt;180;[.J421]-360;[.J421])" office:value-type="float" office:value="-0.638699999999972">
            <text:p>-0.6387</text:p>
          </table:table-cell>
          <table:table-cell table:formula="of:=IF([.K421]&gt;180;[.K421]-360;[.K421])" office:value-type="float" office:value="0.7863117">
            <text:p>0.7863117</text:p>
          </table:table-cell>
          <table:table-cell table:formula="of:=IF([.L421]&gt;180;[.L421]-360;[.L421])" office:value-type="float" office:value="1.244472">
            <text:p>1.244472</text:p>
          </table:table-cell>
          <table:table-cell table:formula="of:=IF([.M421]&gt;180;[.M421]-360;[.M421])" office:value-type="float" office:value="1.323517">
            <text:p>1.323517</text:p>
          </table:table-cell>
          <table:table-cell table:formula="of:=IF([.N421]&gt;180;[.N421]-360;[.N421])" office:value-type="float" office:value="-0.911999999999978">
            <text:p>-0.912</text:p>
          </table:table-cell>
          <table:table-cell office:value-type="float" office:value="0">
            <text:p>0</text:p>
          </table:table-cell>
          <table:table-cell office:value-type="float" office:value="357.6143">
            <text:p>357.6143</text:p>
          </table:table-cell>
          <table:table-cell office:value-type="float" office:value="359.3613">
            <text:p>359.3613</text:p>
          </table:table-cell>
          <table:table-cell office:value-type="float" office:value="0.7863117">
            <text:p>0.7863117</text:p>
          </table:table-cell>
          <table:table-cell office:value-type="float" office:value="1.244472">
            <text:p>1.244472</text:p>
          </table:table-cell>
          <table:table-cell office:value-type="float" office:value="1.323517">
            <text:p>1.323517</text:p>
          </table:table-cell>
          <table:table-cell office:value-type="float" office:value="359.088">
            <text:p>359.088</text:p>
          </table:table-cell>
          <table:table-cell table:number-columns-repeated="4"/>
        </table:table-row>
        <table:table-row table:style-name="ro1">
          <table:table-cell office:value-type="float" office:value="8.400002">
            <text:p>8.400002</text:p>
          </table:table-cell>
          <table:table-cell table:formula="of:=IF([.N422]&gt;180;[.N422]-360;[.N422])" office:value-type="float" office:value="-0.824200000000019">
            <text:p>-0.8242</text:p>
          </table:table-cell>
          <table:table-cell table:formula="of:=IF([.J422]&gt;180;[.J422]-360;[.J422])" office:value-type="float" office:value="-0.581200000000024">
            <text:p>-0.5812</text:p>
          </table:table-cell>
          <table:table-cell table:formula="of:=IF([.K422]&gt;180;[.K422]-360;[.K422])" office:value-type="float" office:value="0.8903428">
            <text:p>0.8903428</text:p>
          </table:table-cell>
          <table:table-cell table:formula="of:=IF([.L422]&gt;180;[.L422]-360;[.L422])" office:value-type="float" office:value="1.382887">
            <text:p>1.382887</text:p>
          </table:table-cell>
          <table:table-cell table:formula="of:=IF([.M422]&gt;180;[.M422]-360;[.M422])" office:value-type="float" office:value="1.478399">
            <text:p>1.478399</text:p>
          </table:table-cell>
          <table:table-cell table:formula="of:=IF([.N422]&gt;180;[.N422]-360;[.N422])" office:value-type="float" office:value="-0.824200000000019">
            <text:p>-0.8242</text:p>
          </table:table-cell>
          <table:table-cell office:value-type="float" office:value="0">
            <text:p>0</text:p>
          </table:table-cell>
          <table:table-cell office:value-type="float" office:value="357.7274">
            <text:p>357.7274</text:p>
          </table:table-cell>
          <table:table-cell office:value-type="float" office:value="359.4188">
            <text:p>359.4188</text:p>
          </table:table-cell>
          <table:table-cell office:value-type="float" office:value="0.8903428">
            <text:p>0.8903428</text:p>
          </table:table-cell>
          <table:table-cell office:value-type="float" office:value="1.382887">
            <text:p>1.382887</text:p>
          </table:table-cell>
          <table:table-cell office:value-type="float" office:value="1.478399">
            <text:p>1.478399</text:p>
          </table:table-cell>
          <table:table-cell office:value-type="float" office:value="359.1758">
            <text:p>359.1758</text:p>
          </table:table-cell>
          <table:table-cell table:number-columns-repeated="4"/>
        </table:table-row>
        <table:table-row table:style-name="ro1">
          <table:table-cell office:value-type="float" office:value="8.420003">
            <text:p>8.420003</text:p>
          </table:table-cell>
          <table:table-cell table:formula="of:=IF([.N423]&gt;180;[.N423]-360;[.N423])" office:value-type="float" office:value="-0.755600000000015">
            <text:p>-0.7556</text:p>
          </table:table-cell>
          <table:table-cell table:formula="of:=IF([.J423]&gt;180;[.J423]-360;[.J423])" office:value-type="float" office:value="-0.571000000000026">
            <text:p>-0.571</text:p>
          </table:table-cell>
          <table:table-cell table:formula="of:=IF([.K423]&gt;180;[.K423]-360;[.K423])" office:value-type="float" office:value="1.007121">
            <text:p>1.007121</text:p>
          </table:table-cell>
          <table:table-cell table:formula="of:=IF([.L423]&gt;180;[.L423]-360;[.L423])" office:value-type="float" office:value="1.673925">
            <text:p>1.673925</text:p>
          </table:table-cell>
          <table:table-cell table:formula="of:=IF([.M423]&gt;180;[.M423]-360;[.M423])" office:value-type="float" office:value="1.634136">
            <text:p>1.634136</text:p>
          </table:table-cell>
          <table:table-cell table:formula="of:=IF([.N423]&gt;180;[.N423]-360;[.N423])" office:value-type="float" office:value="-0.755600000000015">
            <text:p>-0.7556</text:p>
          </table:table-cell>
          <table:table-cell office:value-type="float" office:value="0">
            <text:p>0</text:p>
          </table:table-cell>
          <table:table-cell office:value-type="float" office:value="357.8197">
            <text:p>357.8197</text:p>
          </table:table-cell>
          <table:table-cell office:value-type="float" office:value="359.429">
            <text:p>359.429</text:p>
          </table:table-cell>
          <table:table-cell office:value-type="float" office:value="1.007121">
            <text:p>1.007121</text:p>
          </table:table-cell>
          <table:table-cell office:value-type="float" office:value="1.673925">
            <text:p>1.673925</text:p>
          </table:table-cell>
          <table:table-cell office:value-type="float" office:value="1.634136">
            <text:p>1.634136</text:p>
          </table:table-cell>
          <table:table-cell office:value-type="float" office:value="359.2444">
            <text:p>359.2444</text:p>
          </table:table-cell>
          <table:table-cell table:number-columns-repeated="4"/>
        </table:table-row>
        <table:table-row table:style-name="ro1">
          <table:table-cell office:value-type="float" office:value="8.440003">
            <text:p>8.440003</text:p>
          </table:table-cell>
          <table:table-cell table:formula="of:=IF([.N424]&gt;180;[.N424]-360;[.N424])" office:value-type="float" office:value="-0.721299999999985">
            <text:p>-0.7213</text:p>
          </table:table-cell>
          <table:table-cell table:formula="of:=IF([.J424]&gt;180;[.J424]-360;[.J424])" office:value-type="float" office:value="-0.571599999999989">
            <text:p>-0.5716</text:p>
          </table:table-cell>
          <table:table-cell table:formula="of:=IF([.K424]&gt;180;[.K424]-360;[.K424])" office:value-type="float" office:value="1.156355">
            <text:p>1.156355</text:p>
          </table:table-cell>
          <table:table-cell table:formula="of:=IF([.L424]&gt;180;[.L424]-360;[.L424])" office:value-type="float" office:value="2.086602">
            <text:p>2.086602</text:p>
          </table:table-cell>
          <table:table-cell table:formula="of:=IF([.M424]&gt;180;[.M424]-360;[.M424])" office:value-type="float" office:value="1.737471">
            <text:p>1.737471</text:p>
          </table:table-cell>
          <table:table-cell table:formula="of:=IF([.N424]&gt;180;[.N424]-360;[.N424])" office:value-type="float" office:value="-0.721299999999985">
            <text:p>-0.7213</text:p>
          </table:table-cell>
          <table:table-cell office:value-type="float" office:value="0">
            <text:p>0</text:p>
          </table:table-cell>
          <table:table-cell office:value-type="float" office:value="357.9255">
            <text:p>357.9255</text:p>
          </table:table-cell>
          <table:table-cell office:value-type="float" office:value="359.4284">
            <text:p>359.4284</text:p>
          </table:table-cell>
          <table:table-cell office:value-type="float" office:value="1.156355">
            <text:p>1.156355</text:p>
          </table:table-cell>
          <table:table-cell office:value-type="float" office:value="2.086602">
            <text:p>2.086602</text:p>
          </table:table-cell>
          <table:table-cell office:value-type="float" office:value="1.737471">
            <text:p>1.737471</text:p>
          </table:table-cell>
          <table:table-cell office:value-type="float" office:value="359.2787">
            <text:p>359.2787</text:p>
          </table:table-cell>
          <table:table-cell table:number-columns-repeated="4"/>
        </table:table-row>
        <table:table-row table:style-name="ro1">
          <table:table-cell office:value-type="float" office:value="8.460004">
            <text:p>8.460004</text:p>
          </table:table-cell>
          <table:table-cell table:formula="of:=IF([.N425]&gt;180;[.N425]-360;[.N425])" office:value-type="float" office:value="-0.730399999999975">
            <text:p>-0.7304</text:p>
          </table:table-cell>
          <table:table-cell table:formula="of:=IF([.J425]&gt;180;[.J425]-360;[.J425])" office:value-type="float" office:value="-0.578899999999976">
            <text:p>-0.5789</text:p>
          </table:table-cell>
          <table:table-cell table:formula="of:=IF([.K425]&gt;180;[.K425]-360;[.K425])" office:value-type="float" office:value="1.314964">
            <text:p>1.314964</text:p>
          </table:table-cell>
          <table:table-cell table:formula="of:=IF([.L425]&gt;180;[.L425]-360;[.L425])" office:value-type="float" office:value="2.629972">
            <text:p>2.629972</text:p>
          </table:table-cell>
          <table:table-cell table:formula="of:=IF([.M425]&gt;180;[.M425]-360;[.M425])" office:value-type="float" office:value="1.802993">
            <text:p>1.802993</text:p>
          </table:table-cell>
          <table:table-cell table:formula="of:=IF([.N425]&gt;180;[.N425]-360;[.N425])" office:value-type="float" office:value="-0.730399999999975">
            <text:p>-0.7304</text:p>
          </table:table-cell>
          <table:table-cell office:value-type="float" office:value="0">
            <text:p>0</text:p>
          </table:table-cell>
          <table:table-cell office:value-type="float" office:value="358.0365">
            <text:p>358.0365</text:p>
          </table:table-cell>
          <table:table-cell office:value-type="float" office:value="359.4211">
            <text:p>359.4211</text:p>
          </table:table-cell>
          <table:table-cell office:value-type="float" office:value="1.314964">
            <text:p>1.314964</text:p>
          </table:table-cell>
          <table:table-cell office:value-type="float" office:value="2.629972">
            <text:p>2.629972</text:p>
          </table:table-cell>
          <table:table-cell office:value-type="float" office:value="1.802993">
            <text:p>1.802993</text:p>
          </table:table-cell>
          <table:table-cell office:value-type="float" office:value="359.2696">
            <text:p>359.2696</text:p>
          </table:table-cell>
          <table:table-cell table:number-columns-repeated="4"/>
        </table:table-row>
        <table:table-row table:style-name="ro1">
          <table:table-cell office:value-type="float" office:value="8.480004">
            <text:p>8.480004</text:p>
          </table:table-cell>
          <table:table-cell table:formula="of:=IF([.N426]&gt;180;[.N426]-360;[.N426])" office:value-type="float" office:value="-0.791099999999972">
            <text:p>-0.7911</text:p>
          </table:table-cell>
          <table:table-cell table:formula="of:=IF([.J426]&gt;180;[.J426]-360;[.J426])" office:value-type="float" office:value="-0.602399999999989">
            <text:p>-0.6024</text:p>
          </table:table-cell>
          <table:table-cell table:formula="of:=IF([.K426]&gt;180;[.K426]-360;[.K426])" office:value-type="float" office:value="1.484389">
            <text:p>1.484389</text:p>
          </table:table-cell>
          <table:table-cell table:formula="of:=IF([.L426]&gt;180;[.L426]-360;[.L426])" office:value-type="float" office:value="3.198085">
            <text:p>3.198085</text:p>
          </table:table-cell>
          <table:table-cell table:formula="of:=IF([.M426]&gt;180;[.M426]-360;[.M426])" office:value-type="float" office:value="1.831127">
            <text:p>1.831127</text:p>
          </table:table-cell>
          <table:table-cell table:formula="of:=IF([.N426]&gt;180;[.N426]-360;[.N426])" office:value-type="float" office:value="-0.791099999999972">
            <text:p>-0.7911</text:p>
          </table:table-cell>
          <table:table-cell office:value-type="float" office:value="0">
            <text:p>0</text:p>
          </table:table-cell>
          <table:table-cell office:value-type="float" office:value="358.1052">
            <text:p>358.1052</text:p>
          </table:table-cell>
          <table:table-cell office:value-type="float" office:value="359.3976">
            <text:p>359.3976</text:p>
          </table:table-cell>
          <table:table-cell office:value-type="float" office:value="1.484389">
            <text:p>1.484389</text:p>
          </table:table-cell>
          <table:table-cell office:value-type="float" office:value="3.198085">
            <text:p>3.198085</text:p>
          </table:table-cell>
          <table:table-cell office:value-type="float" office:value="1.831127">
            <text:p>1.831127</text:p>
          </table:table-cell>
          <table:table-cell office:value-type="float" office:value="359.2089">
            <text:p>359.2089</text:p>
          </table:table-cell>
          <table:table-cell table:number-columns-repeated="4"/>
        </table:table-row>
        <table:table-row table:style-name="ro1">
          <table:table-cell office:value-type="float" office:value="8.500005">
            <text:p>8.500005</text:p>
          </table:table-cell>
          <table:table-cell table:formula="of:=IF([.N427]&gt;180;[.N427]-360;[.N427])" office:value-type="float" office:value="-0.896599999999978">
            <text:p>-0.8966</text:p>
          </table:table-cell>
          <table:table-cell table:formula="of:=IF([.J427]&gt;180;[.J427]-360;[.J427])" office:value-type="float" office:value="-0.646999999999991">
            <text:p>-0.647</text:p>
          </table:table-cell>
          <table:table-cell table:formula="of:=IF([.K427]&gt;180;[.K427]-360;[.K427])" office:value-type="float" office:value="1.658705">
            <text:p>1.658705</text:p>
          </table:table-cell>
          <table:table-cell table:formula="of:=IF([.L427]&gt;180;[.L427]-360;[.L427])" office:value-type="float" office:value="3.685184">
            <text:p>3.685184</text:p>
          </table:table-cell>
          <table:table-cell table:formula="of:=IF([.M427]&gt;180;[.M427]-360;[.M427])" office:value-type="float" office:value="1.849739">
            <text:p>1.849739</text:p>
          </table:table-cell>
          <table:table-cell table:formula="of:=IF([.N427]&gt;180;[.N427]-360;[.N427])" office:value-type="float" office:value="-0.896599999999978">
            <text:p>-0.8966</text:p>
          </table:table-cell>
          <table:table-cell office:value-type="float" office:value="0">
            <text:p>0</text:p>
          </table:table-cell>
          <table:table-cell office:value-type="float" office:value="358.1595">
            <text:p>358.1595</text:p>
          </table:table-cell>
          <table:table-cell office:value-type="float" office:value="359.353">
            <text:p>359.353</text:p>
          </table:table-cell>
          <table:table-cell office:value-type="float" office:value="1.658705">
            <text:p>1.658705</text:p>
          </table:table-cell>
          <table:table-cell office:value-type="float" office:value="3.685184">
            <text:p>3.685184</text:p>
          </table:table-cell>
          <table:table-cell office:value-type="float" office:value="1.849739">
            <text:p>1.849739</text:p>
          </table:table-cell>
          <table:table-cell office:value-type="float" office:value="359.1034">
            <text:p>359.1034</text:p>
          </table:table-cell>
          <table:table-cell table:number-columns-repeated="4"/>
        </table:table-row>
        <table:table-row table:style-name="ro1">
          <table:table-cell office:value-type="float" office:value="8.520005">
            <text:p>8.520005</text:p>
          </table:table-cell>
          <table:table-cell table:formula="of:=IF([.N428]&gt;180;[.N428]-360;[.N428])" office:value-type="float" office:value="-1.03050000000002">
            <text:p>-1.0305</text:p>
          </table:table-cell>
          <table:table-cell table:formula="of:=IF([.J428]&gt;180;[.J428]-360;[.J428])" office:value-type="float" office:value="-0.683100000000024">
            <text:p>-0.6831</text:p>
          </table:table-cell>
          <table:table-cell table:formula="of:=IF([.K428]&gt;180;[.K428]-360;[.K428])" office:value-type="float" office:value="1.81245">
            <text:p>1.81245</text:p>
          </table:table-cell>
          <table:table-cell table:formula="of:=IF([.L428]&gt;180;[.L428]-360;[.L428])" office:value-type="float" office:value="4.036721">
            <text:p>4.036721</text:p>
          </table:table-cell>
          <table:table-cell table:formula="of:=IF([.M428]&gt;180;[.M428]-360;[.M428])" office:value-type="float" office:value="1.855033">
            <text:p>1.855033</text:p>
          </table:table-cell>
          <table:table-cell table:formula="of:=IF([.N428]&gt;180;[.N428]-360;[.N428])" office:value-type="float" office:value="-1.03050000000002">
            <text:p>-1.0305</text:p>
          </table:table-cell>
          <table:table-cell office:value-type="float" office:value="0">
            <text:p>0</text:p>
          </table:table-cell>
          <table:table-cell office:value-type="float" office:value="358.222">
            <text:p>358.222</text:p>
          </table:table-cell>
          <table:table-cell office:value-type="float" office:value="359.3169">
            <text:p>359.3169</text:p>
          </table:table-cell>
          <table:table-cell office:value-type="float" office:value="1.81245">
            <text:p>1.81245</text:p>
          </table:table-cell>
          <table:table-cell office:value-type="float" office:value="4.036721">
            <text:p>4.036721</text:p>
          </table:table-cell>
          <table:table-cell office:value-type="float" office:value="1.855033">
            <text:p>1.855033</text:p>
          </table:table-cell>
          <table:table-cell office:value-type="float" office:value="358.9695">
            <text:p>358.9695</text:p>
          </table:table-cell>
          <table:table-cell table:number-columns-repeated="4"/>
        </table:table-row>
        <table:table-row table:style-name="ro1">
          <table:table-cell office:value-type="float" office:value="8.540006">
            <text:p>8.540006</text:p>
          </table:table-cell>
          <table:table-cell table:formula="of:=IF([.N429]&gt;180;[.N429]-360;[.N429])" office:value-type="float" office:value="-1.19200000000001">
            <text:p>-1.192</text:p>
          </table:table-cell>
          <table:table-cell table:formula="of:=IF([.J429]&gt;180;[.J429]-360;[.J429])" office:value-type="float" office:value="-0.733400000000017">
            <text:p>-0.7334</text:p>
          </table:table-cell>
          <table:table-cell table:formula="of:=IF([.K429]&gt;180;[.K429]-360;[.K429])" office:value-type="float" office:value="1.94492">
            <text:p>1.94492</text:p>
          </table:table-cell>
          <table:table-cell table:formula="of:=IF([.L429]&gt;180;[.L429]-360;[.L429])" office:value-type="float" office:value="4.265262">
            <text:p>4.265262</text:p>
          </table:table-cell>
          <table:table-cell table:formula="of:=IF([.M429]&gt;180;[.M429]-360;[.M429])" office:value-type="float" office:value="1.77567">
            <text:p>1.77567</text:p>
          </table:table-cell>
          <table:table-cell table:formula="of:=IF([.N429]&gt;180;[.N429]-360;[.N429])" office:value-type="float" office:value="-1.19200000000001">
            <text:p>-1.192</text:p>
          </table:table-cell>
          <table:table-cell office:value-type="float" office:value="0">
            <text:p>0</text:p>
          </table:table-cell>
          <table:table-cell office:value-type="float" office:value="358.252">
            <text:p>358.252</text:p>
          </table:table-cell>
          <table:table-cell office:value-type="float" office:value="359.2666">
            <text:p>359.2666</text:p>
          </table:table-cell>
          <table:table-cell office:value-type="float" office:value="1.94492">
            <text:p>1.94492</text:p>
          </table:table-cell>
          <table:table-cell office:value-type="float" office:value="4.265262">
            <text:p>4.265262</text:p>
          </table:table-cell>
          <table:table-cell office:value-type="float" office:value="1.77567">
            <text:p>1.77567</text:p>
          </table:table-cell>
          <table:table-cell office:value-type="float" office:value="358.808">
            <text:p>358.808</text:p>
          </table:table-cell>
          <table:table-cell table:number-columns-repeated="4"/>
        </table:table-row>
        <table:table-row table:style-name="ro1">
          <table:table-cell office:value-type="float" office:value="8.560006">
            <text:p>8.560006</text:p>
          </table:table-cell>
          <table:table-cell table:formula="of:=IF([.N430]&gt;180;[.N430]-360;[.N430])" office:value-type="float" office:value="-1.35340000000002">
            <text:p>-1.3534</text:p>
          </table:table-cell>
          <table:table-cell table:formula="of:=IF([.J430]&gt;180;[.J430]-360;[.J430])" office:value-type="float" office:value="-0.761399999999981">
            <text:p>-0.7614</text:p>
          </table:table-cell>
          <table:table-cell table:formula="of:=IF([.K430]&gt;180;[.K430]-360;[.K430])" office:value-type="float" office:value="2.044842">
            <text:p>2.044842</text:p>
          </table:table-cell>
          <table:table-cell table:formula="of:=IF([.L430]&gt;180;[.L430]-360;[.L430])" office:value-type="float" office:value="4.32981">
            <text:p>4.32981</text:p>
          </table:table-cell>
          <table:table-cell table:formula="of:=IF([.M430]&gt;180;[.M430]-360;[.M430])" office:value-type="float" office:value="1.639054">
            <text:p>1.639054</text:p>
          </table:table-cell>
          <table:table-cell table:formula="of:=IF([.N430]&gt;180;[.N430]-360;[.N430])" office:value-type="float" office:value="-1.35340000000002">
            <text:p>-1.3534</text:p>
          </table:table-cell>
          <table:table-cell office:value-type="float" office:value="0">
            <text:p>0</text:p>
          </table:table-cell>
          <table:table-cell office:value-type="float" office:value="358.2415">
            <text:p>358.2415</text:p>
          </table:table-cell>
          <table:table-cell office:value-type="float" office:value="359.2386">
            <text:p>359.2386</text:p>
          </table:table-cell>
          <table:table-cell office:value-type="float" office:value="2.044842">
            <text:p>2.044842</text:p>
          </table:table-cell>
          <table:table-cell office:value-type="float" office:value="4.32981">
            <text:p>4.32981</text:p>
          </table:table-cell>
          <table:table-cell office:value-type="float" office:value="1.639054">
            <text:p>1.639054</text:p>
          </table:table-cell>
          <table:table-cell office:value-type="float" office:value="358.6466">
            <text:p>358.6466</text:p>
          </table:table-cell>
          <table:table-cell table:number-columns-repeated="4"/>
        </table:table-row>
        <table:table-row table:style-name="ro1">
          <table:table-cell office:value-type="float" office:value="8.580007">
            <text:p>8.580007</text:p>
          </table:table-cell>
          <table:table-cell table:formula="of:=IF([.N431]&gt;180;[.N431]-360;[.N431])" office:value-type="float" office:value="-1.4769">
            <text:p>-1.4769</text:p>
          </table:table-cell>
          <table:table-cell table:formula="of:=IF([.J431]&gt;180;[.J431]-360;[.J431])" office:value-type="float" office:value="-0.790700000000015">
            <text:p>-0.7907</text:p>
          </table:table-cell>
          <table:table-cell table:formula="of:=IF([.K431]&gt;180;[.K431]-360;[.K431])" office:value-type="float" office:value="2.092243">
            <text:p>2.092243</text:p>
          </table:table-cell>
          <table:table-cell table:formula="of:=IF([.L431]&gt;180;[.L431]-360;[.L431])" office:value-type="float" office:value="4.317771">
            <text:p>4.317771</text:p>
          </table:table-cell>
          <table:table-cell table:formula="of:=IF([.M431]&gt;180;[.M431]-360;[.M431])" office:value-type="float" office:value="1.491822">
            <text:p>1.491822</text:p>
          </table:table-cell>
          <table:table-cell table:formula="of:=IF([.N431]&gt;180;[.N431]-360;[.N431])" office:value-type="float" office:value="-1.4769">
            <text:p>-1.4769</text:p>
          </table:table-cell>
          <table:table-cell office:value-type="float" office:value="0">
            <text:p>0</text:p>
          </table:table-cell>
          <table:table-cell office:value-type="float" office:value="358.1751">
            <text:p>358.1751</text:p>
          </table:table-cell>
          <table:table-cell office:value-type="float" office:value="359.2093">
            <text:p>359.2093</text:p>
          </table:table-cell>
          <table:table-cell office:value-type="float" office:value="2.092243">
            <text:p>2.092243</text:p>
          </table:table-cell>
          <table:table-cell office:value-type="float" office:value="4.317771">
            <text:p>4.317771</text:p>
          </table:table-cell>
          <table:table-cell office:value-type="float" office:value="1.491822">
            <text:p>1.491822</text:p>
          </table:table-cell>
          <table:table-cell office:value-type="float" office:value="358.5231">
            <text:p>358.5231</text:p>
          </table:table-cell>
          <table:table-cell table:number-columns-repeated="4"/>
        </table:table-row>
        <table:table-row table:style-name="ro1">
          <table:table-cell office:value-type="float" office:value="8.600007">
            <text:p>8.600007</text:p>
          </table:table-cell>
          <table:table-cell table:formula="of:=IF([.N432]&gt;180;[.N432]-360;[.N432])" office:value-type="float" office:value="-1.57619999999997">
            <text:p>-1.5762</text:p>
          </table:table-cell>
          <table:table-cell table:formula="of:=IF([.J432]&gt;180;[.J432]-360;[.J432])" office:value-type="float" office:value="-0.82650000000001">
            <text:p>-0.8265</text:p>
          </table:table-cell>
          <table:table-cell table:formula="of:=IF([.K432]&gt;180;[.K432]-360;[.K432])" office:value-type="float" office:value="2.081584">
            <text:p>2.081584</text:p>
          </table:table-cell>
          <table:table-cell table:formula="of:=IF([.L432]&gt;180;[.L432]-360;[.L432])" office:value-type="float" office:value="4.155651">
            <text:p>4.155651</text:p>
          </table:table-cell>
          <table:table-cell table:formula="of:=IF([.M432]&gt;180;[.M432]-360;[.M432])" office:value-type="float" office:value="1.361304">
            <text:p>1.361304</text:p>
          </table:table-cell>
          <table:table-cell table:formula="of:=IF([.N432]&gt;180;[.N432]-360;[.N432])" office:value-type="float" office:value="-1.57619999999997">
            <text:p>-1.5762</text:p>
          </table:table-cell>
          <table:table-cell office:value-type="float" office:value="0">
            <text:p>0</text:p>
          </table:table-cell>
          <table:table-cell office:value-type="float" office:value="358.0942">
            <text:p>358.0942</text:p>
          </table:table-cell>
          <table:table-cell office:value-type="float" office:value="359.1735">
            <text:p>359.1735</text:p>
          </table:table-cell>
          <table:table-cell office:value-type="float" office:value="2.081584">
            <text:p>2.081584</text:p>
          </table:table-cell>
          <table:table-cell office:value-type="float" office:value="4.155651">
            <text:p>4.155651</text:p>
          </table:table-cell>
          <table:table-cell office:value-type="float" office:value="1.361304">
            <text:p>1.361304</text:p>
          </table:table-cell>
          <table:table-cell office:value-type="float" office:value="358.4238">
            <text:p>358.4238</text:p>
          </table:table-cell>
          <table:table-cell table:number-columns-repeated="4"/>
        </table:table-row>
        <table:table-row table:style-name="ro1">
          <table:table-cell office:value-type="float" office:value="8.620008">
            <text:p>8.620008</text:p>
          </table:table-cell>
          <table:table-cell table:formula="of:=IF([.N433]&gt;180;[.N433]-360;[.N433])" office:value-type="float" office:value="-1.65069999999997">
            <text:p>-1.6507</text:p>
          </table:table-cell>
          <table:table-cell table:formula="of:=IF([.J433]&gt;180;[.J433]-360;[.J433])" office:value-type="float" office:value="-0.840300000000013">
            <text:p>-0.8403</text:p>
          </table:table-cell>
          <table:table-cell table:formula="of:=IF([.K433]&gt;180;[.K433]-360;[.K433])" office:value-type="float" office:value="2.031304">
            <text:p>2.031304</text:p>
          </table:table-cell>
          <table:table-cell table:formula="of:=IF([.L433]&gt;180;[.L433]-360;[.L433])" office:value-type="float" office:value="3.824051">
            <text:p>3.824051</text:p>
          </table:table-cell>
          <table:table-cell table:formula="of:=IF([.M433]&gt;180;[.M433]-360;[.M433])" office:value-type="float" office:value="1.278736">
            <text:p>1.278736</text:p>
          </table:table-cell>
          <table:table-cell table:formula="of:=IF([.N433]&gt;180;[.N433]-360;[.N433])" office:value-type="float" office:value="-1.65069999999997">
            <text:p>-1.6507</text:p>
          </table:table-cell>
          <table:table-cell office:value-type="float" office:value="0">
            <text:p>0</text:p>
          </table:table-cell>
          <table:table-cell office:value-type="float" office:value="358.0203">
            <text:p>358.0203</text:p>
          </table:table-cell>
          <table:table-cell office:value-type="float" office:value="359.1597">
            <text:p>359.1597</text:p>
          </table:table-cell>
          <table:table-cell office:value-type="float" office:value="2.031304">
            <text:p>2.031304</text:p>
          </table:table-cell>
          <table:table-cell office:value-type="float" office:value="3.824051">
            <text:p>3.824051</text:p>
          </table:table-cell>
          <table:table-cell office:value-type="float" office:value="1.278736">
            <text:p>1.278736</text:p>
          </table:table-cell>
          <table:table-cell office:value-type="float" office:value="358.3493">
            <text:p>358.3493</text:p>
          </table:table-cell>
          <table:table-cell table:number-columns-repeated="4"/>
        </table:table-row>
        <table:table-row table:style-name="ro1">
          <table:table-cell office:value-type="float" office:value="8.640008">
            <text:p>8.640008</text:p>
          </table:table-cell>
          <table:table-cell table:formula="of:=IF([.N434]&gt;180;[.N434]-360;[.N434])" office:value-type="float" office:value="-1.74200000000002">
            <text:p>-1.742</text:p>
          </table:table-cell>
          <table:table-cell table:formula="of:=IF([.J434]&gt;180;[.J434]-360;[.J434])" office:value-type="float" office:value="-0.851600000000019">
            <text:p>-0.8516</text:p>
          </table:table-cell>
          <table:table-cell table:formula="of:=IF([.K434]&gt;180;[.K434]-360;[.K434])" office:value-type="float" office:value="1.955007">
            <text:p>1.955007</text:p>
          </table:table-cell>
          <table:table-cell table:formula="of:=IF([.L434]&gt;180;[.L434]-360;[.L434])" office:value-type="float" office:value="3.361069">
            <text:p>3.361069</text:p>
          </table:table-cell>
          <table:table-cell table:formula="of:=IF([.M434]&gt;180;[.M434]-360;[.M434])" office:value-type="float" office:value="1.258541">
            <text:p>1.258541</text:p>
          </table:table-cell>
          <table:table-cell table:formula="of:=IF([.N434]&gt;180;[.N434]-360;[.N434])" office:value-type="float" office:value="-1.74200000000002">
            <text:p>-1.742</text:p>
          </table:table-cell>
          <table:table-cell office:value-type="float" office:value="0">
            <text:p>0</text:p>
          </table:table-cell>
          <table:table-cell office:value-type="float" office:value="357.9278">
            <text:p>357.9278</text:p>
          </table:table-cell>
          <table:table-cell office:value-type="float" office:value="359.1484">
            <text:p>359.1484</text:p>
          </table:table-cell>
          <table:table-cell office:value-type="float" office:value="1.955007">
            <text:p>1.955007</text:p>
          </table:table-cell>
          <table:table-cell office:value-type="float" office:value="3.361069">
            <text:p>3.361069</text:p>
          </table:table-cell>
          <table:table-cell office:value-type="float" office:value="1.258541">
            <text:p>1.258541</text:p>
          </table:table-cell>
          <table:table-cell office:value-type="float" office:value="358.258">
            <text:p>358.258</text:p>
          </table:table-cell>
          <table:table-cell table:number-columns-repeated="4"/>
        </table:table-row>
        <table:table-row table:style-name="ro1">
          <table:table-cell office:value-type="float" office:value="8.660008">
            <text:p>8.660008</text:p>
          </table:table-cell>
          <table:table-cell table:formula="of:=IF([.N435]&gt;180;[.N435]-360;[.N435])" office:value-type="float" office:value="-1.82459999999998">
            <text:p>-1.8246</text:p>
          </table:table-cell>
          <table:table-cell table:formula="of:=IF([.J435]&gt;180;[.J435]-360;[.J435])" office:value-type="float" office:value="-0.858099999999979">
            <text:p>-0.8581</text:p>
          </table:table-cell>
          <table:table-cell table:formula="of:=IF([.K435]&gt;180;[.K435]-360;[.K435])" office:value-type="float" office:value="1.847288">
            <text:p>1.847288</text:p>
          </table:table-cell>
          <table:table-cell table:formula="of:=IF([.L435]&gt;180;[.L435]-360;[.L435])" office:value-type="float" office:value="2.879187">
            <text:p>2.879187</text:p>
          </table:table-cell>
          <table:table-cell table:formula="of:=IF([.M435]&gt;180;[.M435]-360;[.M435])" office:value-type="float" office:value="1.306734">
            <text:p>1.306734</text:p>
          </table:table-cell>
          <table:table-cell table:formula="of:=IF([.N435]&gt;180;[.N435]-360;[.N435])" office:value-type="float" office:value="-1.82459999999998">
            <text:p>-1.8246</text:p>
          </table:table-cell>
          <table:table-cell office:value-type="float" office:value="0">
            <text:p>0</text:p>
          </table:table-cell>
          <table:table-cell office:value-type="float" office:value="357.818">
            <text:p>357.818</text:p>
          </table:table-cell>
          <table:table-cell office:value-type="float" office:value="359.1419">
            <text:p>359.1419</text:p>
          </table:table-cell>
          <table:table-cell office:value-type="float" office:value="1.847288">
            <text:p>1.847288</text:p>
          </table:table-cell>
          <table:table-cell office:value-type="float" office:value="2.879187">
            <text:p>2.879187</text:p>
          </table:table-cell>
          <table:table-cell office:value-type="float" office:value="1.306734">
            <text:p>1.306734</text:p>
          </table:table-cell>
          <table:table-cell office:value-type="float" office:value="358.1754">
            <text:p>358.1754</text:p>
          </table:table-cell>
          <table:table-cell table:number-columns-repeated="4"/>
        </table:table-row>
        <table:table-row table:style-name="ro1">
          <table:table-cell office:value-type="float" office:value="8.680009">
            <text:p>8.680009</text:p>
          </table:table-cell>
          <table:table-cell table:formula="of:=IF([.N436]&gt;180;[.N436]-360;[.N436])" office:value-type="float" office:value="-1.89490000000001">
            <text:p>-1.8949</text:p>
          </table:table-cell>
          <table:table-cell table:formula="of:=IF([.J436]&gt;180;[.J436]-360;[.J436])" office:value-type="float" office:value="-0.870699999999999">
            <text:p>-0.8707</text:p>
          </table:table-cell>
          <table:table-cell table:formula="of:=IF([.K436]&gt;180;[.K436]-360;[.K436])" office:value-type="float" office:value="1.728128">
            <text:p>1.728128</text:p>
          </table:table-cell>
          <table:table-cell table:formula="of:=IF([.L436]&gt;180;[.L436]-360;[.L436])" office:value-type="float" office:value="2.443015">
            <text:p>2.443015</text:p>
          </table:table-cell>
          <table:table-cell table:formula="of:=IF([.M436]&gt;180;[.M436]-360;[.M436])" office:value-type="float" office:value="1.397291">
            <text:p>1.397291</text:p>
          </table:table-cell>
          <table:table-cell table:formula="of:=IF([.N436]&gt;180;[.N436]-360;[.N436])" office:value-type="float" office:value="-1.89490000000001">
            <text:p>-1.8949</text:p>
          </table:table-cell>
          <table:table-cell office:value-type="float" office:value="0">
            <text:p>0</text:p>
          </table:table-cell>
          <table:table-cell office:value-type="float" office:value="357.695">
            <text:p>357.695</text:p>
          </table:table-cell>
          <table:table-cell office:value-type="float" office:value="359.1293">
            <text:p>359.1293</text:p>
          </table:table-cell>
          <table:table-cell office:value-type="float" office:value="1.728128">
            <text:p>1.728128</text:p>
          </table:table-cell>
          <table:table-cell office:value-type="float" office:value="2.443015">
            <text:p>2.443015</text:p>
          </table:table-cell>
          <table:table-cell office:value-type="float" office:value="1.397291">
            <text:p>1.397291</text:p>
          </table:table-cell>
          <table:table-cell office:value-type="float" office:value="358.1051">
            <text:p>358.1051</text:p>
          </table:table-cell>
          <table:table-cell table:number-columns-repeated="4"/>
        </table:table-row>
        <table:table-row table:style-name="ro1">
          <table:table-cell office:value-type="float" office:value="8.700009">
            <text:p>8.700009</text:p>
          </table:table-cell>
          <table:table-cell table:formula="of:=IF([.N437]&gt;180;[.N437]-360;[.N437])" office:value-type="float" office:value="-1.93439999999998">
            <text:p>-1.9344</text:p>
          </table:table-cell>
          <table:table-cell table:formula="of:=IF([.J437]&gt;180;[.J437]-360;[.J437])" office:value-type="float" office:value="-0.894999999999982">
            <text:p>-0.895</text:p>
          </table:table-cell>
          <table:table-cell table:formula="of:=IF([.K437]&gt;180;[.K437]-360;[.K437])" office:value-type="float" office:value="1.592207">
            <text:p>1.592207</text:p>
          </table:table-cell>
          <table:table-cell table:formula="of:=IF([.L437]&gt;180;[.L437]-360;[.L437])" office:value-type="float" office:value="2.093096">
            <text:p>2.093096</text:p>
          </table:table-cell>
          <table:table-cell table:formula="of:=IF([.M437]&gt;180;[.M437]-360;[.M437])" office:value-type="float" office:value="1.44453">
            <text:p>1.44453</text:p>
          </table:table-cell>
          <table:table-cell table:formula="of:=IF([.N437]&gt;180;[.N437]-360;[.N437])" office:value-type="float" office:value="-1.93439999999998">
            <text:p>-1.9344</text:p>
          </table:table-cell>
          <table:table-cell office:value-type="float" office:value="0">
            <text:p>0</text:p>
          </table:table-cell>
          <table:table-cell office:value-type="float" office:value="357.5735">
            <text:p>357.5735</text:p>
          </table:table-cell>
          <table:table-cell office:value-type="float" office:value="359.105">
            <text:p>359.105</text:p>
          </table:table-cell>
          <table:table-cell office:value-type="float" office:value="1.592207">
            <text:p>1.592207</text:p>
          </table:table-cell>
          <table:table-cell office:value-type="float" office:value="2.093096">
            <text:p>2.093096</text:p>
          </table:table-cell>
          <table:table-cell office:value-type="float" office:value="1.44453">
            <text:p>1.44453</text:p>
          </table:table-cell>
          <table:table-cell office:value-type="float" office:value="358.0656">
            <text:p>358.0656</text:p>
          </table:table-cell>
          <table:table-cell table:number-columns-repeated="4"/>
        </table:table-row>
        <table:table-row table:style-name="ro1">
          <table:table-cell office:value-type="float" office:value="8.72001">
            <text:p>8.72001</text:p>
          </table:table-cell>
          <table:table-cell table:formula="of:=IF([.N438]&gt;180;[.N438]-360;[.N438])" office:value-type="float" office:value="-1.93709999999999">
            <text:p>-1.9371</text:p>
          </table:table-cell>
          <table:table-cell table:formula="of:=IF([.J438]&gt;180;[.J438]-360;[.J438])" office:value-type="float" office:value="-0.927300000000002">
            <text:p>-0.9273</text:p>
          </table:table-cell>
          <table:table-cell table:formula="of:=IF([.K438]&gt;180;[.K438]-360;[.K438])" office:value-type="float" office:value="1.4455">
            <text:p>1.4455</text:p>
          </table:table-cell>
          <table:table-cell table:formula="of:=IF([.L438]&gt;180;[.L438]-360;[.L438])" office:value-type="float" office:value="1.839621">
            <text:p>1.839621</text:p>
          </table:table-cell>
          <table:table-cell table:formula="of:=IF([.M438]&gt;180;[.M438]-360;[.M438])" office:value-type="float" office:value="1.56172">
            <text:p>1.56172</text:p>
          </table:table-cell>
          <table:table-cell table:formula="of:=IF([.N438]&gt;180;[.N438]-360;[.N438])" office:value-type="float" office:value="-1.93709999999999">
            <text:p>-1.9371</text:p>
          </table:table-cell>
          <table:table-cell office:value-type="float" office:value="0">
            <text:p>0</text:p>
          </table:table-cell>
          <table:table-cell office:value-type="float" office:value="357.4602">
            <text:p>357.4602</text:p>
          </table:table-cell>
          <table:table-cell office:value-type="float" office:value="359.0727">
            <text:p>359.0727</text:p>
          </table:table-cell>
          <table:table-cell office:value-type="float" office:value="1.4455">
            <text:p>1.4455</text:p>
          </table:table-cell>
          <table:table-cell office:value-type="float" office:value="1.839621">
            <text:p>1.839621</text:p>
          </table:table-cell>
          <table:table-cell office:value-type="float" office:value="1.56172">
            <text:p>1.56172</text:p>
          </table:table-cell>
          <table:table-cell office:value-type="float" office:value="358.0629">
            <text:p>358.0629</text:p>
          </table:table-cell>
          <table:table-cell table:number-columns-repeated="4"/>
        </table:table-row>
        <table:table-row table:style-name="ro1">
          <table:table-cell office:value-type="float" office:value="8.74001">
            <text:p>8.74001</text:p>
          </table:table-cell>
          <table:table-cell table:formula="of:=IF([.N439]&gt;180;[.N439]-360;[.N439])" office:value-type="float" office:value="-1.90960000000001">
            <text:p>-1.9096</text:p>
          </table:table-cell>
          <table:table-cell table:formula="of:=IF([.J439]&gt;180;[.J439]-360;[.J439])" office:value-type="float" office:value="-0.961200000000019">
            <text:p>-0.9612</text:p>
          </table:table-cell>
          <table:table-cell table:formula="of:=IF([.K439]&gt;180;[.K439]-360;[.K439])" office:value-type="float" office:value="1.286561">
            <text:p>1.286561</text:p>
          </table:table-cell>
          <table:table-cell table:formula="of:=IF([.L439]&gt;180;[.L439]-360;[.L439])" office:value-type="float" office:value="1.585908">
            <text:p>1.585908</text:p>
          </table:table-cell>
          <table:table-cell table:formula="of:=IF([.M439]&gt;180;[.M439]-360;[.M439])" office:value-type="float" office:value="1.692114">
            <text:p>1.692114</text:p>
          </table:table-cell>
          <table:table-cell table:formula="of:=IF([.N439]&gt;180;[.N439]-360;[.N439])" office:value-type="float" office:value="-1.90960000000001">
            <text:p>-1.9096</text:p>
          </table:table-cell>
          <table:table-cell office:value-type="float" office:value="0">
            <text:p>0</text:p>
          </table:table-cell>
          <table:table-cell office:value-type="float" office:value="357.3577">
            <text:p>357.3577</text:p>
          </table:table-cell>
          <table:table-cell office:value-type="float" office:value="359.0388">
            <text:p>359.0388</text:p>
          </table:table-cell>
          <table:table-cell office:value-type="float" office:value="1.286561">
            <text:p>1.286561</text:p>
          </table:table-cell>
          <table:table-cell office:value-type="float" office:value="1.585908">
            <text:p>1.585908</text:p>
          </table:table-cell>
          <table:table-cell office:value-type="float" office:value="1.692114">
            <text:p>1.692114</text:p>
          </table:table-cell>
          <table:table-cell office:value-type="float" office:value="358.0904">
            <text:p>358.0904</text:p>
          </table:table-cell>
          <table:table-cell table:number-columns-repeated="4"/>
        </table:table-row>
        <table:table-row table:style-name="ro1">
          <table:table-cell office:value-type="float" office:value="8.760011">
            <text:p>8.760011</text:p>
          </table:table-cell>
          <table:table-cell table:formula="of:=IF([.N440]&gt;180;[.N440]-360;[.N440])" office:value-type="float" office:value="-1.86529999999999">
            <text:p>-1.8653</text:p>
          </table:table-cell>
          <table:table-cell table:formula="of:=IF([.J440]&gt;180;[.J440]-360;[.J440])" office:value-type="float" office:value="-0.96690000000001">
            <text:p>-0.9669</text:p>
          </table:table-cell>
          <table:table-cell table:formula="of:=IF([.K440]&gt;180;[.K440]-360;[.K440])" office:value-type="float" office:value="1.117457">
            <text:p>1.117457</text:p>
          </table:table-cell>
          <table:table-cell table:formula="of:=IF([.L440]&gt;180;[.L440]-360;[.L440])" office:value-type="float" office:value="1.330607">
            <text:p>1.330607</text:p>
          </table:table-cell>
          <table:table-cell table:formula="of:=IF([.M440]&gt;180;[.M440]-360;[.M440])" office:value-type="float" office:value="1.785285">
            <text:p>1.785285</text:p>
          </table:table-cell>
          <table:table-cell table:formula="of:=IF([.N440]&gt;180;[.N440]-360;[.N440])" office:value-type="float" office:value="-1.86529999999999">
            <text:p>-1.8653</text:p>
          </table:table-cell>
          <table:table-cell office:value-type="float" office:value="0">
            <text:p>0</text:p>
          </table:table-cell>
          <table:table-cell office:value-type="float" office:value="357.2812">
            <text:p>357.2812</text:p>
          </table:table-cell>
          <table:table-cell office:value-type="float" office:value="359.0331">
            <text:p>359.0331</text:p>
          </table:table-cell>
          <table:table-cell office:value-type="float" office:value="1.117457">
            <text:p>1.117457</text:p>
          </table:table-cell>
          <table:table-cell office:value-type="float" office:value="1.330607">
            <text:p>1.330607</text:p>
          </table:table-cell>
          <table:table-cell office:value-type="float" office:value="1.785285">
            <text:p>1.785285</text:p>
          </table:table-cell>
          <table:table-cell office:value-type="float" office:value="358.1347">
            <text:p>358.1347</text:p>
          </table:table-cell>
          <table:table-cell table:number-columns-repeated="4"/>
        </table:table-row>
        <table:table-row table:style-name="ro1">
          <table:table-cell office:value-type="float" office:value="8.780011">
            <text:p>8.780011</text:p>
          </table:table-cell>
          <table:table-cell table:formula="of:=IF([.N441]&gt;180;[.N441]-360;[.N441])" office:value-type="float" office:value="-1.7978">
            <text:p>-1.7978</text:p>
          </table:table-cell>
          <table:table-cell table:formula="of:=IF([.J441]&gt;180;[.J441]-360;[.J441])" office:value-type="float" office:value="-0.985000000000014">
            <text:p>-0.985</text:p>
          </table:table-cell>
          <table:table-cell table:formula="of:=IF([.K441]&gt;180;[.K441]-360;[.K441])" office:value-type="float" office:value="0.9362664">
            <text:p>0.9362664</text:p>
          </table:table-cell>
          <table:table-cell table:formula="of:=IF([.L441]&gt;180;[.L441]-360;[.L441])" office:value-type="float" office:value="1.118761">
            <text:p>1.118761</text:p>
          </table:table-cell>
          <table:table-cell table:formula="of:=IF([.M441]&gt;180;[.M441]-360;[.M441])" office:value-type="float" office:value="1.808303">
            <text:p>1.808303</text:p>
          </table:table-cell>
          <table:table-cell table:formula="of:=IF([.N441]&gt;180;[.N441]-360;[.N441])" office:value-type="float" office:value="-1.7978">
            <text:p>-1.7978</text:p>
          </table:table-cell>
          <table:table-cell office:value-type="float" office:value="0">
            <text:p>0</text:p>
          </table:table-cell>
          <table:table-cell office:value-type="float" office:value="357.2214">
            <text:p>357.2214</text:p>
          </table:table-cell>
          <table:table-cell office:value-type="float" office:value="359.015">
            <text:p>359.015</text:p>
          </table:table-cell>
          <table:table-cell office:value-type="float" office:value="0.9362664">
            <text:p>0.9362664</text:p>
          </table:table-cell>
          <table:table-cell office:value-type="float" office:value="1.118761">
            <text:p>1.118761</text:p>
          </table:table-cell>
          <table:table-cell office:value-type="float" office:value="1.808303">
            <text:p>1.808303</text:p>
          </table:table-cell>
          <table:table-cell office:value-type="float" office:value="358.2022">
            <text:p>358.2022</text:p>
          </table:table-cell>
          <table:table-cell table:number-columns-repeated="4"/>
        </table:table-row>
        <table:table-row table:style-name="ro1">
          <table:table-cell office:value-type="float" office:value="8.800012">
            <text:p>8.800012</text:p>
          </table:table-cell>
          <table:table-cell table:formula="of:=IF([.N442]&gt;180;[.N442]-360;[.N442])" office:value-type="float" office:value="-1.70179999999999">
            <text:p>-1.7018</text:p>
          </table:table-cell>
          <table:table-cell table:formula="of:=IF([.J442]&gt;180;[.J442]-360;[.J442])" office:value-type="float" office:value="-0.98399999999998">
            <text:p>-0.984</text:p>
          </table:table-cell>
          <table:table-cell table:formula="of:=IF([.K442]&gt;180;[.K442]-360;[.K442])" office:value-type="float" office:value="0.7307848">
            <text:p>0.7307848</text:p>
          </table:table-cell>
          <table:table-cell table:formula="of:=IF([.L442]&gt;180;[.L442]-360;[.L442])" office:value-type="float" office:value="0.9341286">
            <text:p>0.9341286</text:p>
          </table:table-cell>
          <table:table-cell table:formula="of:=IF([.M442]&gt;180;[.M442]-360;[.M442])" office:value-type="float" office:value="1.762151">
            <text:p>1.762151</text:p>
          </table:table-cell>
          <table:table-cell table:formula="of:=IF([.N442]&gt;180;[.N442]-360;[.N442])" office:value-type="float" office:value="-1.70179999999999">
            <text:p>-1.7018</text:p>
          </table:table-cell>
          <table:table-cell office:value-type="float" office:value="0">
            <text:p>0</text:p>
          </table:table-cell>
          <table:table-cell office:value-type="float" office:value="357.1644">
            <text:p>357.1644</text:p>
          </table:table-cell>
          <table:table-cell office:value-type="float" office:value="359.016">
            <text:p>359.016</text:p>
          </table:table-cell>
          <table:table-cell office:value-type="float" office:value="0.7307848">
            <text:p>0.7307848</text:p>
          </table:table-cell>
          <table:table-cell office:value-type="float" office:value="0.9341286">
            <text:p>0.9341286</text:p>
          </table:table-cell>
          <table:table-cell office:value-type="float" office:value="1.762151">
            <text:p>1.762151</text:p>
          </table:table-cell>
          <table:table-cell office:value-type="float" office:value="358.2982">
            <text:p>358.2982</text:p>
          </table:table-cell>
          <table:table-cell table:number-columns-repeated="4"/>
        </table:table-row>
        <table:table-row table:style-name="ro1">
          <table:table-cell office:value-type="float" office:value="8.820012">
            <text:p>8.820012</text:p>
          </table:table-cell>
          <table:table-cell table:formula="of:=IF([.N443]&gt;180;[.N443]-360;[.N443])" office:value-type="float" office:value="-1.57530000000003">
            <text:p>-1.5753</text:p>
          </table:table-cell>
          <table:table-cell table:formula="of:=IF([.J443]&gt;180;[.J443]-360;[.J443])" office:value-type="float" office:value="-0.995499999999993">
            <text:p>-0.9955</text:p>
          </table:table-cell>
          <table:table-cell table:formula="of:=IF([.K443]&gt;180;[.K443]-360;[.K443])" office:value-type="float" office:value="0.5282202">
            <text:p>0.5282202</text:p>
          </table:table-cell>
          <table:table-cell table:formula="of:=IF([.L443]&gt;180;[.L443]-360;[.L443])" office:value-type="float" office:value="0.8035592">
            <text:p>0.8035592</text:p>
          </table:table-cell>
          <table:table-cell table:formula="of:=IF([.M443]&gt;180;[.M443]-360;[.M443])" office:value-type="float" office:value="1.634493">
            <text:p>1.634493</text:p>
          </table:table-cell>
          <table:table-cell table:formula="of:=IF([.N443]&gt;180;[.N443]-360;[.N443])" office:value-type="float" office:value="-1.57530000000003">
            <text:p>-1.5753</text:p>
          </table:table-cell>
          <table:table-cell office:value-type="float" office:value="0">
            <text:p>0</text:p>
          </table:table-cell>
          <table:table-cell office:value-type="float" office:value="357.1212">
            <text:p>357.1212</text:p>
          </table:table-cell>
          <table:table-cell office:value-type="float" office:value="359.0045">
            <text:p>359.0045</text:p>
          </table:table-cell>
          <table:table-cell office:value-type="float" office:value="0.5282202">
            <text:p>0.5282202</text:p>
          </table:table-cell>
          <table:table-cell office:value-type="float" office:value="0.8035592">
            <text:p>0.8035592</text:p>
          </table:table-cell>
          <table:table-cell office:value-type="float" office:value="1.634493">
            <text:p>1.634493</text:p>
          </table:table-cell>
          <table:table-cell office:value-type="float" office:value="358.4247">
            <text:p>358.4247</text:p>
          </table:table-cell>
          <table:table-cell table:number-columns-repeated="4"/>
        </table:table-row>
        <table:table-row table:style-name="ro1">
          <table:table-cell office:value-type="float" office:value="8.840013">
            <text:p>8.840013</text:p>
          </table:table-cell>
          <table:table-cell table:formula="of:=IF([.N444]&gt;180;[.N444]-360;[.N444])" office:value-type="float" office:value="-1.41879999999998">
            <text:p>-1.4188</text:p>
          </table:table-cell>
          <table:table-cell table:formula="of:=IF([.J444]&gt;180;[.J444]-360;[.J444])" office:value-type="float" office:value="-1.02550000000002">
            <text:p>-1.0255</text:p>
          </table:table-cell>
          <table:table-cell table:formula="of:=IF([.K444]&gt;180;[.K444]-360;[.K444])" office:value-type="float" office:value="0.3384318">
            <text:p>0.3384318</text:p>
          </table:table-cell>
          <table:table-cell table:formula="of:=IF([.L444]&gt;180;[.L444]-360;[.L444])" office:value-type="float" office:value="0.7068512">
            <text:p>0.7068512</text:p>
          </table:table-cell>
          <table:table-cell table:formula="of:=IF([.M444]&gt;180;[.M444]-360;[.M444])" office:value-type="float" office:value="1.404468">
            <text:p>1.404468</text:p>
          </table:table-cell>
          <table:table-cell table:formula="of:=IF([.N444]&gt;180;[.N444]-360;[.N444])" office:value-type="float" office:value="-1.41879999999998">
            <text:p>-1.4188</text:p>
          </table:table-cell>
          <table:table-cell office:value-type="float" office:value="0">
            <text:p>0</text:p>
          </table:table-cell>
          <table:table-cell office:value-type="float" office:value="357.1061">
            <text:p>357.1061</text:p>
          </table:table-cell>
          <table:table-cell office:value-type="float" office:value="358.9745">
            <text:p>358.9745</text:p>
          </table:table-cell>
          <table:table-cell office:value-type="float" office:value="0.3384318">
            <text:p>0.3384318</text:p>
          </table:table-cell>
          <table:table-cell office:value-type="float" office:value="0.7068512">
            <text:p>0.7068512</text:p>
          </table:table-cell>
          <table:table-cell office:value-type="float" office:value="1.404468">
            <text:p>1.404468</text:p>
          </table:table-cell>
          <table:table-cell office:value-type="float" office:value="358.5812">
            <text:p>358.5812</text:p>
          </table:table-cell>
          <table:table-cell table:number-columns-repeated="4"/>
        </table:table-row>
        <table:table-row table:style-name="ro1">
          <table:table-cell office:value-type="float" office:value="8.860013">
            <text:p>8.860013</text:p>
          </table:table-cell>
          <table:table-cell table:formula="of:=IF([.N445]&gt;180;[.N445]-360;[.N445])" office:value-type="float" office:value="-1.23360000000002">
            <text:p>-1.2336</text:p>
          </table:table-cell>
          <table:table-cell table:formula="of:=IF([.J445]&gt;180;[.J445]-360;[.J445])" office:value-type="float" office:value="-1.03179999999998">
            <text:p>-1.0318</text:p>
          </table:table-cell>
          <table:table-cell table:formula="of:=IF([.K445]&gt;180;[.K445]-360;[.K445])" office:value-type="float" office:value="0.191919">
            <text:p>0.191919</text:p>
          </table:table-cell>
          <table:table-cell table:formula="of:=IF([.L445]&gt;180;[.L445]-360;[.L445])" office:value-type="float" office:value="0.6922672">
            <text:p>0.6922672</text:p>
          </table:table-cell>
          <table:table-cell table:formula="of:=IF([.M445]&gt;180;[.M445]-360;[.M445])" office:value-type="float" office:value="1.10551">
            <text:p>1.10551</text:p>
          </table:table-cell>
          <table:table-cell table:formula="of:=IF([.N445]&gt;180;[.N445]-360;[.N445])" office:value-type="float" office:value="-1.23360000000002">
            <text:p>-1.2336</text:p>
          </table:table-cell>
          <table:table-cell office:value-type="float" office:value="0">
            <text:p>0</text:p>
          </table:table-cell>
          <table:table-cell office:value-type="float" office:value="357.0912">
            <text:p>357.0912</text:p>
          </table:table-cell>
          <table:table-cell office:value-type="float" office:value="358.9682">
            <text:p>358.9682</text:p>
          </table:table-cell>
          <table:table-cell office:value-type="float" office:value="0.191919">
            <text:p>0.191919</text:p>
          </table:table-cell>
          <table:table-cell office:value-type="float" office:value="0.6922672">
            <text:p>0.6922672</text:p>
          </table:table-cell>
          <table:table-cell office:value-type="float" office:value="1.10551">
            <text:p>1.10551</text:p>
          </table:table-cell>
          <table:table-cell office:value-type="float" office:value="358.7664">
            <text:p>358.7664</text:p>
          </table:table-cell>
          <table:table-cell table:number-columns-repeated="4"/>
        </table:table-row>
        <table:table-row table:style-name="ro1">
          <table:table-cell office:value-type="float" office:value="8.880013">
            <text:p>8.880013</text:p>
          </table:table-cell>
          <table:table-cell table:formula="of:=IF([.N446]&gt;180;[.N446]-360;[.N446])" office:value-type="float" office:value="-1.0378">
            <text:p>-1.0378</text:p>
          </table:table-cell>
          <table:table-cell table:formula="of:=IF([.J446]&gt;180;[.J446]-360;[.J446])" office:value-type="float" office:value="-1.04340000000002">
            <text:p>-1.0434</text:p>
          </table:table-cell>
          <table:table-cell table:formula="of:=IF([.K446]&gt;180;[.K446]-360;[.K446])" office:value-type="float" office:value="0.07774722">
            <text:p>0.07774722</text:p>
          </table:table-cell>
          <table:table-cell table:formula="of:=IF([.L446]&gt;180;[.L446]-360;[.L446])" office:value-type="float" office:value="0.7944267">
            <text:p>0.7944267</text:p>
          </table:table-cell>
          <table:table-cell table:formula="of:=IF([.M446]&gt;180;[.M446]-360;[.M446])" office:value-type="float" office:value="0.8446013">
            <text:p>0.8446013</text:p>
          </table:table-cell>
          <table:table-cell table:formula="of:=IF([.N446]&gt;180;[.N446]-360;[.N446])" office:value-type="float" office:value="-1.0378">
            <text:p>-1.0378</text:p>
          </table:table-cell>
          <table:table-cell office:value-type="float" office:value="0">
            <text:p>0</text:p>
          </table:table-cell>
          <table:table-cell office:value-type="float" office:value="357.0862">
            <text:p>357.0862</text:p>
          </table:table-cell>
          <table:table-cell office:value-type="float" office:value="358.9566">
            <text:p>358.9566</text:p>
          </table:table-cell>
          <table:table-cell office:value-type="float" office:value="0.07774722">
            <text:p>0.07774722</text:p>
          </table:table-cell>
          <table:table-cell office:value-type="float" office:value="0.7944267">
            <text:p>0.7944267</text:p>
          </table:table-cell>
          <table:table-cell office:value-type="float" office:value="0.8446013">
            <text:p>0.8446013</text:p>
          </table:table-cell>
          <table:table-cell office:value-type="float" office:value="358.9622">
            <text:p>358.9622</text:p>
          </table:table-cell>
          <table:table-cell table:number-columns-repeated="4"/>
        </table:table-row>
        <table:table-row table:style-name="ro1">
          <table:table-cell office:value-type="float" office:value="8.900014">
            <text:p>8.900014</text:p>
          </table:table-cell>
          <table:table-cell table:formula="of:=IF([.N447]&gt;180;[.N447]-360;[.N447])" office:value-type="float" office:value="-0.866600000000005">
            <text:p>-0.8666</text:p>
          </table:table-cell>
          <table:table-cell table:formula="of:=IF([.J447]&gt;180;[.J447]-360;[.J447])" office:value-type="float" office:value="-1.04309999999998">
            <text:p>-1.0431</text:p>
          </table:table-cell>
          <table:table-cell table:formula="of:=IF([.K447]&gt;180;[.K447]-360;[.K447])" office:value-type="float" office:value="0.003718762">
            <text:p>0.003718762</text:p>
          </table:table-cell>
          <table:table-cell table:formula="of:=IF([.L447]&gt;180;[.L447]-360;[.L447])" office:value-type="float" office:value="0.9214246">
            <text:p>0.9214246</text:p>
          </table:table-cell>
          <table:table-cell table:formula="of:=IF([.M447]&gt;180;[.M447]-360;[.M447])" office:value-type="float" office:value="0.6545913">
            <text:p>0.6545913</text:p>
          </table:table-cell>
          <table:table-cell table:formula="of:=IF([.N447]&gt;180;[.N447]-360;[.N447])" office:value-type="float" office:value="-0.866600000000005">
            <text:p>-0.8666</text:p>
          </table:table-cell>
          <table:table-cell office:value-type="float" office:value="0">
            <text:p>0</text:p>
          </table:table-cell>
          <table:table-cell office:value-type="float" office:value="357.0985">
            <text:p>357.0985</text:p>
          </table:table-cell>
          <table:table-cell office:value-type="float" office:value="358.9569">
            <text:p>358.9569</text:p>
          </table:table-cell>
          <table:table-cell office:value-type="float" office:value="0.003718762">
            <text:p>0.003718762</text:p>
          </table:table-cell>
          <table:table-cell office:value-type="float" office:value="0.9214246">
            <text:p>0.9214246</text:p>
          </table:table-cell>
          <table:table-cell office:value-type="float" office:value="0.6545913">
            <text:p>0.6545913</text:p>
          </table:table-cell>
          <table:table-cell office:value-type="float" office:value="359.1334">
            <text:p>359.1334</text:p>
          </table:table-cell>
          <table:table-cell table:number-columns-repeated="4"/>
        </table:table-row>
        <table:table-row table:style-name="ro1">
          <table:table-cell office:value-type="float" office:value="8.920014">
            <text:p>8.920014</text:p>
          </table:table-cell>
          <table:table-cell table:formula="of:=IF([.N448]&gt;180;[.N448]-360;[.N448])" office:value-type="float" office:value="-0.749500000000012">
            <text:p>-0.7495</text:p>
          </table:table-cell>
          <table:table-cell table:formula="of:=IF([.J448]&gt;180;[.J448]-360;[.J448])" office:value-type="float" office:value="-1.02969999999999">
            <text:p>-1.0297</text:p>
          </table:table-cell>
          <table:table-cell table:formula="of:=IF([.K448]&gt;180;[.K448]-360;[.K448])" office:value-type="float" office:value="-0.0205000000000268">
            <text:p>-0.0205</text:p>
          </table:table-cell>
          <table:table-cell table:formula="of:=IF([.L448]&gt;180;[.L448]-360;[.L448])" office:value-type="float" office:value="0.9596487">
            <text:p>0.9596487</text:p>
          </table:table-cell>
          <table:table-cell table:formula="of:=IF([.M448]&gt;180;[.M448]-360;[.M448])" office:value-type="float" office:value="0.5524521">
            <text:p>0.5524521</text:p>
          </table:table-cell>
          <table:table-cell table:formula="of:=IF([.N448]&gt;180;[.N448]-360;[.N448])" office:value-type="float" office:value="-0.749500000000012">
            <text:p>-0.7495</text:p>
          </table:table-cell>
          <table:table-cell office:value-type="float" office:value="0">
            <text:p>0</text:p>
          </table:table-cell>
          <table:table-cell office:value-type="float" office:value="357.1271">
            <text:p>357.1271</text:p>
          </table:table-cell>
          <table:table-cell office:value-type="float" office:value="358.9703">
            <text:p>358.9703</text:p>
          </table:table-cell>
          <table:table-cell office:value-type="float" office:value="359.9795">
            <text:p>359.9795</text:p>
          </table:table-cell>
          <table:table-cell office:value-type="float" office:value="0.9596487">
            <text:p>0.9596487</text:p>
          </table:table-cell>
          <table:table-cell office:value-type="float" office:value="0.5524521">
            <text:p>0.5524521</text:p>
          </table:table-cell>
          <table:table-cell office:value-type="float" office:value="359.2505">
            <text:p>359.2505</text:p>
          </table:table-cell>
          <table:table-cell table:number-columns-repeated="4"/>
        </table:table-row>
        <table:table-row table:style-name="ro1">
          <table:table-cell office:value-type="float" office:value="8.940015">
            <text:p>8.940015</text:p>
          </table:table-cell>
          <table:table-cell table:formula="of:=IF([.N449]&gt;180;[.N449]-360;[.N449])" office:value-type="float" office:value="-0.660300000000007">
            <text:p>-0.6603</text:p>
          </table:table-cell>
          <table:table-cell table:formula="of:=IF([.J449]&gt;180;[.J449]-360;[.J449])" office:value-type="float" office:value="-1.02949999999998">
            <text:p>-1.0295</text:p>
          </table:table-cell>
          <table:table-cell table:formula="of:=IF([.K449]&gt;180;[.K449]-360;[.K449])" office:value-type="float" office:value="0.02995001">
            <text:p>0.02995001</text:p>
          </table:table-cell>
          <table:table-cell table:formula="of:=IF([.L449]&gt;180;[.L449]-360;[.L449])" office:value-type="float" office:value="0.8602608">
            <text:p>0.8602608</text:p>
          </table:table-cell>
          <table:table-cell table:formula="of:=IF([.M449]&gt;180;[.M449]-360;[.M449])" office:value-type="float" office:value="0.5402709">
            <text:p>0.5402709</text:p>
          </table:table-cell>
          <table:table-cell table:formula="of:=IF([.N449]&gt;180;[.N449]-360;[.N449])" office:value-type="float" office:value="-0.660300000000007">
            <text:p>-0.6603</text:p>
          </table:table-cell>
          <table:table-cell office:value-type="float" office:value="0">
            <text:p>0</text:p>
          </table:table-cell>
          <table:table-cell office:value-type="float" office:value="357.1659">
            <text:p>357.1659</text:p>
          </table:table-cell>
          <table:table-cell office:value-type="float" office:value="358.9705">
            <text:p>358.9705</text:p>
          </table:table-cell>
          <table:table-cell office:value-type="float" office:value="0.02995001">
            <text:p>0.02995001</text:p>
          </table:table-cell>
          <table:table-cell office:value-type="float" office:value="0.8602608">
            <text:p>0.8602608</text:p>
          </table:table-cell>
          <table:table-cell office:value-type="float" office:value="0.5402709">
            <text:p>0.5402709</text:p>
          </table:table-cell>
          <table:table-cell office:value-type="float" office:value="359.3397">
            <text:p>359.3397</text:p>
          </table:table-cell>
          <table:table-cell table:number-columns-repeated="4"/>
        </table:table-row>
        <table:table-row table:style-name="ro1">
          <table:table-cell office:value-type="float" office:value="8.960015">
            <text:p>8.960015</text:p>
          </table:table-cell>
          <table:table-cell table:formula="of:=IF([.N450]&gt;180;[.N450]-360;[.N450])" office:value-type="float" office:value="-0.572200000000009">
            <text:p>-0.5722</text:p>
          </table:table-cell>
          <table:table-cell table:formula="of:=IF([.J450]&gt;180;[.J450]-360;[.J450])" office:value-type="float" office:value="-1.03289999999998">
            <text:p>-1.0329</text:p>
          </table:table-cell>
          <table:table-cell table:formula="of:=IF([.K450]&gt;180;[.K450]-360;[.K450])" office:value-type="float" office:value="0.1244716">
            <text:p>0.1244716</text:p>
          </table:table-cell>
          <table:table-cell table:formula="of:=IF([.L450]&gt;180;[.L450]-360;[.L450])" office:value-type="float" office:value="0.738587">
            <text:p>0.738587</text:p>
          </table:table-cell>
          <table:table-cell table:formula="of:=IF([.M450]&gt;180;[.M450]-360;[.M450])" office:value-type="float" office:value="0.6210691">
            <text:p>0.6210691</text:p>
          </table:table-cell>
          <table:table-cell table:formula="of:=IF([.N450]&gt;180;[.N450]-360;[.N450])" office:value-type="float" office:value="-0.572200000000009">
            <text:p>-0.5722</text:p>
          </table:table-cell>
          <table:table-cell office:value-type="float" office:value="0">
            <text:p>0</text:p>
          </table:table-cell>
          <table:table-cell office:value-type="float" office:value="357.2285">
            <text:p>357.2285</text:p>
          </table:table-cell>
          <table:table-cell office:value-type="float" office:value="358.9671">
            <text:p>358.9671</text:p>
          </table:table-cell>
          <table:table-cell office:value-type="float" office:value="0.1244716">
            <text:p>0.1244716</text:p>
          </table:table-cell>
          <table:table-cell office:value-type="float" office:value="0.738587">
            <text:p>0.738587</text:p>
          </table:table-cell>
          <table:table-cell office:value-type="float" office:value="0.6210691">
            <text:p>0.6210691</text:p>
          </table:table-cell>
          <table:table-cell office:value-type="float" office:value="359.4278">
            <text:p>359.4278</text:p>
          </table:table-cell>
          <table:table-cell table:number-columns-repeated="4"/>
        </table:table-row>
        <table:table-row table:style-name="ro1">
          <table:table-cell office:value-type="float" office:value="8.980016">
            <text:p>8.980016</text:p>
          </table:table-cell>
          <table:table-cell table:formula="of:=IF([.N451]&gt;180;[.N451]-360;[.N451])" office:value-type="float" office:value="-0.480599999999981">
            <text:p>-0.4806</text:p>
          </table:table-cell>
          <table:table-cell table:formula="of:=IF([.J451]&gt;180;[.J451]-360;[.J451])" office:value-type="float" office:value="-1.00139999999999">
            <text:p>-1.0014</text:p>
          </table:table-cell>
          <table:table-cell table:formula="of:=IF([.K451]&gt;180;[.K451]-360;[.K451])" office:value-type="float" office:value="0.2485474">
            <text:p>0.2485474</text:p>
          </table:table-cell>
          <table:table-cell table:formula="of:=IF([.L451]&gt;180;[.L451]-360;[.L451])" office:value-type="float" office:value="0.702412">
            <text:p>0.702412</text:p>
          </table:table-cell>
          <table:table-cell table:formula="of:=IF([.M451]&gt;180;[.M451]-360;[.M451])" office:value-type="float" office:value="0.7260969">
            <text:p>0.7260969</text:p>
          </table:table-cell>
          <table:table-cell table:formula="of:=IF([.N451]&gt;180;[.N451]-360;[.N451])" office:value-type="float" office:value="-0.480599999999981">
            <text:p>-0.4806</text:p>
          </table:table-cell>
          <table:table-cell office:value-type="float" office:value="0">
            <text:p>0</text:p>
          </table:table-cell>
          <table:table-cell office:value-type="float" office:value="357.3018">
            <text:p>357.3018</text:p>
          </table:table-cell>
          <table:table-cell office:value-type="float" office:value="358.9986">
            <text:p>358.9986</text:p>
          </table:table-cell>
          <table:table-cell office:value-type="float" office:value="0.2485474">
            <text:p>0.2485474</text:p>
          </table:table-cell>
          <table:table-cell office:value-type="float" office:value="0.702412">
            <text:p>0.702412</text:p>
          </table:table-cell>
          <table:table-cell office:value-type="float" office:value="0.7260969">
            <text:p>0.7260969</text:p>
          </table:table-cell>
          <table:table-cell office:value-type="float" office:value="359.5194">
            <text:p>359.5194</text:p>
          </table:table-cell>
          <table:table-cell table:number-columns-repeated="4"/>
        </table:table-row>
        <table:table-row table:style-name="ro1">
          <table:table-cell office:value-type="float" office:value="9.000016">
            <text:p>9.000016</text:p>
          </table:table-cell>
          <table:table-cell table:formula="of:=IF([.N452]&gt;180;[.N452]-360;[.N452])" office:value-type="float" office:value="-0.396200000000022">
            <text:p>-0.3962</text:p>
          </table:table-cell>
          <table:table-cell table:formula="of:=IF([.J452]&gt;180;[.J452]-360;[.J452])" office:value-type="float" office:value="-0.977599999999995">
            <text:p>-0.9776</text:p>
          </table:table-cell>
          <table:table-cell table:formula="of:=IF([.K452]&gt;180;[.K452]-360;[.K452])" office:value-type="float" office:value="0.3979551">
            <text:p>0.3979551</text:p>
          </table:table-cell>
          <table:table-cell table:formula="of:=IF([.L452]&gt;180;[.L452]-360;[.L452])" office:value-type="float" office:value="0.7961016">
            <text:p>0.7961016</text:p>
          </table:table-cell>
          <table:table-cell table:formula="of:=IF([.M452]&gt;180;[.M452]-360;[.M452])" office:value-type="float" office:value="0.8730535">
            <text:p>0.8730535</text:p>
          </table:table-cell>
          <table:table-cell table:formula="of:=IF([.N452]&gt;180;[.N452]-360;[.N452])" office:value-type="float" office:value="-0.396200000000022">
            <text:p>-0.3962</text:p>
          </table:table-cell>
          <table:table-cell office:value-type="float" office:value="0">
            <text:p>0</text:p>
          </table:table-cell>
          <table:table-cell office:value-type="float" office:value="357.3746">
            <text:p>357.3746</text:p>
          </table:table-cell>
          <table:table-cell office:value-type="float" office:value="359.0224">
            <text:p>359.0224</text:p>
          </table:table-cell>
          <table:table-cell office:value-type="float" office:value="0.3979551">
            <text:p>0.3979551</text:p>
          </table:table-cell>
          <table:table-cell office:value-type="float" office:value="0.7961016">
            <text:p>0.7961016</text:p>
          </table:table-cell>
          <table:table-cell office:value-type="float" office:value="0.8730535">
            <text:p>0.8730535</text:p>
          </table:table-cell>
          <table:table-cell office:value-type="float" office:value="359.6038">
            <text:p>359.6038</text:p>
          </table:table-cell>
          <table:table-cell table:number-columns-repeated="4"/>
        </table:table-row>
        <table:table-row table:style-name="ro1">
          <table:table-cell office:value-type="float" office:value="9.020017">
            <text:p>9.020017</text:p>
          </table:table-cell>
          <table:table-cell table:formula="of:=IF([.N453]&gt;180;[.N453]-360;[.N453])" office:value-type="float" office:value="-0.336900000000014">
            <text:p>-0.3369</text:p>
          </table:table-cell>
          <table:table-cell table:formula="of:=IF([.J453]&gt;180;[.J453]-360;[.J453])" office:value-type="float" office:value="-0.945699999999988">
            <text:p>-0.9457</text:p>
          </table:table-cell>
          <table:table-cell table:formula="of:=IF([.K453]&gt;180;[.K453]-360;[.K453])" office:value-type="float" office:value="0.5499347">
            <text:p>0.5499347</text:p>
          </table:table-cell>
          <table:table-cell table:formula="of:=IF([.L453]&gt;180;[.L453]-360;[.L453])" office:value-type="float" office:value="0.9907748">
            <text:p>0.9907748</text:p>
          </table:table-cell>
          <table:table-cell table:formula="of:=IF([.M453]&gt;180;[.M453]-360;[.M453])" office:value-type="float" office:value="1.122667">
            <text:p>1.122667</text:p>
          </table:table-cell>
          <table:table-cell table:formula="of:=IF([.N453]&gt;180;[.N453]-360;[.N453])" office:value-type="float" office:value="-0.336900000000014">
            <text:p>-0.3369</text:p>
          </table:table-cell>
          <table:table-cell office:value-type="float" office:value="0">
            <text:p>0</text:p>
          </table:table-cell>
          <table:table-cell office:value-type="float" office:value="357.4499">
            <text:p>357.4499</text:p>
          </table:table-cell>
          <table:table-cell office:value-type="float" office:value="359.0543">
            <text:p>359.0543</text:p>
          </table:table-cell>
          <table:table-cell office:value-type="float" office:value="0.5499347">
            <text:p>0.5499347</text:p>
          </table:table-cell>
          <table:table-cell office:value-type="float" office:value="0.9907748">
            <text:p>0.9907748</text:p>
          </table:table-cell>
          <table:table-cell office:value-type="float" office:value="1.122667">
            <text:p>1.122667</text:p>
          </table:table-cell>
          <table:table-cell office:value-type="float" office:value="359.6631">
            <text:p>359.6631</text:p>
          </table:table-cell>
          <table:table-cell table:number-columns-repeated="4"/>
        </table:table-row>
        <table:table-row table:style-name="ro1">
          <table:table-cell office:value-type="float" office:value="9.040017">
            <text:p>9.040017</text:p>
          </table:table-cell>
          <table:table-cell table:formula="of:=IF([.N454]&gt;180;[.N454]-360;[.N454])" office:value-type="float" office:value="-0.304100000000005">
            <text:p>-0.3041</text:p>
          </table:table-cell>
          <table:table-cell table:formula="of:=IF([.J454]&gt;180;[.J454]-360;[.J454])" office:value-type="float" office:value="-0.874099999999999">
            <text:p>-0.8741</text:p>
          </table:table-cell>
          <table:table-cell table:formula="of:=IF([.K454]&gt;180;[.K454]-360;[.K454])" office:value-type="float" office:value="0.7006372">
            <text:p>0.7006372</text:p>
          </table:table-cell>
          <table:table-cell table:formula="of:=IF([.L454]&gt;180;[.L454]-360;[.L454])" office:value-type="float" office:value="1.242055">
            <text:p>1.242055</text:p>
          </table:table-cell>
          <table:table-cell table:formula="of:=IF([.M454]&gt;180;[.M454]-360;[.M454])" office:value-type="float" office:value="1.448259">
            <text:p>1.448259</text:p>
          </table:table-cell>
          <table:table-cell table:formula="of:=IF([.N454]&gt;180;[.N454]-360;[.N454])" office:value-type="float" office:value="-0.304100000000005">
            <text:p>-0.3041</text:p>
          </table:table-cell>
          <table:table-cell office:value-type="float" office:value="0">
            <text:p>0</text:p>
          </table:table-cell>
          <table:table-cell office:value-type="float" office:value="357.543">
            <text:p>357.543</text:p>
          </table:table-cell>
          <table:table-cell office:value-type="float" office:value="359.1259">
            <text:p>359.1259</text:p>
          </table:table-cell>
          <table:table-cell office:value-type="float" office:value="0.7006372">
            <text:p>0.7006372</text:p>
          </table:table-cell>
          <table:table-cell office:value-type="float" office:value="1.242055">
            <text:p>1.242055</text:p>
          </table:table-cell>
          <table:table-cell office:value-type="float" office:value="1.448259">
            <text:p>1.448259</text:p>
          </table:table-cell>
          <table:table-cell office:value-type="float" office:value="359.6959">
            <text:p>359.6959</text:p>
          </table:table-cell>
          <table:table-cell table:number-columns-repeated="4"/>
        </table:table-row>
        <table:table-row table:style-name="ro1">
          <table:table-cell office:value-type="float" office:value="9.060018">
            <text:p>9.060018</text:p>
          </table:table-cell>
          <table:table-cell table:formula="of:=IF([.N455]&gt;180;[.N455]-360;[.N455])" office:value-type="float" office:value="-0.297199999999975">
            <text:p>-0.2972</text:p>
          </table:table-cell>
          <table:table-cell table:formula="of:=IF([.J455]&gt;180;[.J455]-360;[.J455])" office:value-type="float" office:value="-0.805700000000002">
            <text:p>-0.8057</text:p>
          </table:table-cell>
          <table:table-cell table:formula="of:=IF([.K455]&gt;180;[.K455]-360;[.K455])" office:value-type="float" office:value="0.8727612">
            <text:p>0.8727612</text:p>
          </table:table-cell>
          <table:table-cell table:formula="of:=IF([.L455]&gt;180;[.L455]-360;[.L455])" office:value-type="float" office:value="1.488167">
            <text:p>1.488167</text:p>
          </table:table-cell>
          <table:table-cell table:formula="of:=IF([.M455]&gt;180;[.M455]-360;[.M455])" office:value-type="float" office:value="1.794407">
            <text:p>1.794407</text:p>
          </table:table-cell>
          <table:table-cell table:formula="of:=IF([.N455]&gt;180;[.N455]-360;[.N455])" office:value-type="float" office:value="-0.297199999999975">
            <text:p>-0.2972</text:p>
          </table:table-cell>
          <table:table-cell office:value-type="float" office:value="0">
            <text:p>0</text:p>
          </table:table-cell>
          <table:table-cell office:value-type="float" office:value="357.6254">
            <text:p>357.6254</text:p>
          </table:table-cell>
          <table:table-cell office:value-type="float" office:value="359.1943">
            <text:p>359.1943</text:p>
          </table:table-cell>
          <table:table-cell office:value-type="float" office:value="0.8727612">
            <text:p>0.8727612</text:p>
          </table:table-cell>
          <table:table-cell office:value-type="float" office:value="1.488167">
            <text:p>1.488167</text:p>
          </table:table-cell>
          <table:table-cell office:value-type="float" office:value="1.794407">
            <text:p>1.794407</text:p>
          </table:table-cell>
          <table:table-cell office:value-type="float" office:value="359.7028">
            <text:p>359.7028</text:p>
          </table:table-cell>
          <table:table-cell table:number-columns-repeated="4"/>
        </table:table-row>
        <table:table-row table:style-name="ro1">
          <table:table-cell office:value-type="float" office:value="9.080018">
            <text:p>9.080018</text:p>
          </table:table-cell>
          <table:table-cell table:formula="of:=IF([.N456]&gt;180;[.N456]-360;[.N456])" office:value-type="float" office:value="-0.315499999999986">
            <text:p>-0.3155</text:p>
          </table:table-cell>
          <table:table-cell table:formula="of:=IF([.J456]&gt;180;[.J456]-360;[.J456])" office:value-type="float" office:value="-0.716999999999985">
            <text:p>-0.717</text:p>
          </table:table-cell>
          <table:table-cell table:formula="of:=IF([.K456]&gt;180;[.K456]-360;[.K456])" office:value-type="float" office:value="1.073744">
            <text:p>1.073744</text:p>
          </table:table-cell>
          <table:table-cell table:formula="of:=IF([.L456]&gt;180;[.L456]-360;[.L456])" office:value-type="float" office:value="1.767707">
            <text:p>1.767707</text:p>
          </table:table-cell>
          <table:table-cell table:formula="of:=IF([.M456]&gt;180;[.M456]-360;[.M456])" office:value-type="float" office:value="2.090645">
            <text:p>2.090645</text:p>
          </table:table-cell>
          <table:table-cell table:formula="of:=IF([.N456]&gt;180;[.N456]-360;[.N456])" office:value-type="float" office:value="-0.315499999999986">
            <text:p>-0.3155</text:p>
          </table:table-cell>
          <table:table-cell office:value-type="float" office:value="0">
            <text:p>0</text:p>
          </table:table-cell>
          <table:table-cell office:value-type="float" office:value="357.6959">
            <text:p>357.6959</text:p>
          </table:table-cell>
          <table:table-cell office:value-type="float" office:value="359.283">
            <text:p>359.283</text:p>
          </table:table-cell>
          <table:table-cell office:value-type="float" office:value="1.073744">
            <text:p>1.073744</text:p>
          </table:table-cell>
          <table:table-cell office:value-type="float" office:value="1.767707">
            <text:p>1.767707</text:p>
          </table:table-cell>
          <table:table-cell office:value-type="float" office:value="2.090645">
            <text:p>2.090645</text:p>
          </table:table-cell>
          <table:table-cell office:value-type="float" office:value="359.6845">
            <text:p>359.6845</text:p>
          </table:table-cell>
          <table:table-cell table:number-columns-repeated="4"/>
        </table:table-row>
        <table:table-row table:style-name="ro1">
          <table:table-cell office:value-type="float" office:value="9.100019">
            <text:p>9.100019</text:p>
          </table:table-cell>
          <table:table-cell table:formula="of:=IF([.N457]&gt;180;[.N457]-360;[.N457])" office:value-type="float" office:value="-0.364899999999977">
            <text:p>-0.3649</text:p>
          </table:table-cell>
          <table:table-cell table:formula="of:=IF([.J457]&gt;180;[.J457]-360;[.J457])" office:value-type="float" office:value="-0.640899999999988">
            <text:p>-0.6409</text:p>
          </table:table-cell>
          <table:table-cell table:formula="of:=IF([.K457]&gt;180;[.K457]-360;[.K457])" office:value-type="float" office:value="1.285401">
            <text:p>1.285401</text:p>
          </table:table-cell>
          <table:table-cell table:formula="of:=IF([.L457]&gt;180;[.L457]-360;[.L457])" office:value-type="float" office:value="2.113081">
            <text:p>2.113081</text:p>
          </table:table-cell>
          <table:table-cell table:formula="of:=IF([.M457]&gt;180;[.M457]-360;[.M457])" office:value-type="float" office:value="2.31435">
            <text:p>2.31435</text:p>
          </table:table-cell>
          <table:table-cell table:formula="of:=IF([.N457]&gt;180;[.N457]-360;[.N457])" office:value-type="float" office:value="-0.364899999999977">
            <text:p>-0.3649</text:p>
          </table:table-cell>
          <table:table-cell office:value-type="float" office:value="0">
            <text:p>0</text:p>
          </table:table-cell>
          <table:table-cell office:value-type="float" office:value="357.7756">
            <text:p>357.7756</text:p>
          </table:table-cell>
          <table:table-cell office:value-type="float" office:value="359.3591">
            <text:p>359.3591</text:p>
          </table:table-cell>
          <table:table-cell office:value-type="float" office:value="1.285401">
            <text:p>1.285401</text:p>
          </table:table-cell>
          <table:table-cell office:value-type="float" office:value="2.113081">
            <text:p>2.113081</text:p>
          </table:table-cell>
          <table:table-cell office:value-type="float" office:value="2.31435">
            <text:p>2.31435</text:p>
          </table:table-cell>
          <table:table-cell office:value-type="float" office:value="359.6351">
            <text:p>359.6351</text:p>
          </table:table-cell>
          <table:table-cell table:number-columns-repeated="4"/>
        </table:table-row>
        <table:table-row table:style-name="ro1">
          <table:table-cell office:value-type="float" office:value="9.120019">
            <text:p>9.120019</text:p>
          </table:table-cell>
          <table:table-cell table:formula="of:=IF([.N458]&gt;180;[.N458]-360;[.N458])" office:value-type="float" office:value="-0.449999999999989">
            <text:p>-0.45</text:p>
          </table:table-cell>
          <table:table-cell table:formula="of:=IF([.J458]&gt;180;[.J458]-360;[.J458])" office:value-type="float" office:value="-0.559399999999982">
            <text:p>-0.5594</text:p>
          </table:table-cell>
          <table:table-cell table:formula="of:=IF([.K458]&gt;180;[.K458]-360;[.K458])" office:value-type="float" office:value="1.49312">
            <text:p>1.49312</text:p>
          </table:table-cell>
          <table:table-cell table:formula="of:=IF([.L458]&gt;180;[.L458]-360;[.L458])" office:value-type="float" office:value="2.397816">
            <text:p>2.397816</text:p>
          </table:table-cell>
          <table:table-cell table:formula="of:=IF([.M458]&gt;180;[.M458]-360;[.M458])" office:value-type="float" office:value="2.473828">
            <text:p>2.473828</text:p>
          </table:table-cell>
          <table:table-cell table:formula="of:=IF([.N458]&gt;180;[.N458]-360;[.N458])" office:value-type="float" office:value="-0.449999999999989">
            <text:p>-0.45</text:p>
          </table:table-cell>
          <table:table-cell office:value-type="float" office:value="0">
            <text:p>0</text:p>
          </table:table-cell>
          <table:table-cell office:value-type="float" office:value="357.847">
            <text:p>357.847</text:p>
          </table:table-cell>
          <table:table-cell office:value-type="float" office:value="359.4406">
            <text:p>359.4406</text:p>
          </table:table-cell>
          <table:table-cell office:value-type="float" office:value="1.49312">
            <text:p>1.49312</text:p>
          </table:table-cell>
          <table:table-cell office:value-type="float" office:value="2.397816">
            <text:p>2.397816</text:p>
          </table:table-cell>
          <table:table-cell office:value-type="float" office:value="2.473828">
            <text:p>2.473828</text:p>
          </table:table-cell>
          <table:table-cell office:value-type="float" office:value="359.55">
            <text:p>359.55</text:p>
          </table:table-cell>
          <table:table-cell table:number-columns-repeated="4"/>
        </table:table-row>
        <table:table-row table:style-name="ro1">
          <table:table-cell office:value-type="float" office:value="9.140019">
            <text:p>9.140019</text:p>
          </table:table-cell>
          <table:table-cell table:formula="of:=IF([.N459]&gt;180;[.N459]-360;[.N459])" office:value-type="float" office:value="-0.579400000000021">
            <text:p>-0.5794</text:p>
          </table:table-cell>
          <table:table-cell table:formula="of:=IF([.J459]&gt;180;[.J459]-360;[.J459])" office:value-type="float" office:value="-0.488299999999981">
            <text:p>-0.4883</text:p>
          </table:table-cell>
          <table:table-cell table:formula="of:=IF([.K459]&gt;180;[.K459]-360;[.K459])" office:value-type="float" office:value="1.703527">
            <text:p>1.703527</text:p>
          </table:table-cell>
          <table:table-cell table:formula="of:=IF([.L459]&gt;180;[.L459]-360;[.L459])" office:value-type="float" office:value="2.599117">
            <text:p>2.599117</text:p>
          </table:table-cell>
          <table:table-cell table:formula="of:=IF([.M459]&gt;180;[.M459]-360;[.M459])" office:value-type="float" office:value="2.580597">
            <text:p>2.580597</text:p>
          </table:table-cell>
          <table:table-cell table:formula="of:=IF([.N459]&gt;180;[.N459]-360;[.N459])" office:value-type="float" office:value="-0.579400000000021">
            <text:p>-0.5794</text:p>
          </table:table-cell>
          <table:table-cell office:value-type="float" office:value="0">
            <text:p>0</text:p>
          </table:table-cell>
          <table:table-cell office:value-type="float" office:value="357.8868">
            <text:p>357.8868</text:p>
          </table:table-cell>
          <table:table-cell office:value-type="float" office:value="359.5117">
            <text:p>359.5117</text:p>
          </table:table-cell>
          <table:table-cell office:value-type="float" office:value="1.703527">
            <text:p>1.703527</text:p>
          </table:table-cell>
          <table:table-cell office:value-type="float" office:value="2.599117">
            <text:p>2.599117</text:p>
          </table:table-cell>
          <table:table-cell office:value-type="float" office:value="2.580597">
            <text:p>2.580597</text:p>
          </table:table-cell>
          <table:table-cell office:value-type="float" office:value="359.4206">
            <text:p>359.4206</text:p>
          </table:table-cell>
          <table:table-cell table:number-columns-repeated="4"/>
        </table:table-row>
        <table:table-row table:style-name="ro1">
          <table:table-cell office:value-type="float" office:value="9.16002">
            <text:p>9.16002</text:p>
          </table:table-cell>
          <table:table-cell table:formula="of:=IF([.N460]&gt;180;[.N460]-360;[.N460])" office:value-type="float" office:value="-0.749700000000018">
            <text:p>-0.7497</text:p>
          </table:table-cell>
          <table:table-cell table:formula="of:=IF([.J460]&gt;180;[.J460]-360;[.J460])" office:value-type="float" office:value="-0.431399999999996">
            <text:p>-0.4314</text:p>
          </table:table-cell>
          <table:table-cell table:formula="of:=IF([.K460]&gt;180;[.K460]-360;[.K460])" office:value-type="float" office:value="1.91007">
            <text:p>1.91007</text:p>
          </table:table-cell>
          <table:table-cell table:formula="of:=IF([.L460]&gt;180;[.L460]-360;[.L460])" office:value-type="float" office:value="2.736184">
            <text:p>2.736184</text:p>
          </table:table-cell>
          <table:table-cell table:formula="of:=IF([.M460]&gt;180;[.M460]-360;[.M460])" office:value-type="float" office:value="2.703221">
            <text:p>2.703221</text:p>
          </table:table-cell>
          <table:table-cell table:formula="of:=IF([.N460]&gt;180;[.N460]-360;[.N460])" office:value-type="float" office:value="-0.749700000000018">
            <text:p>-0.7497</text:p>
          </table:table-cell>
          <table:table-cell office:value-type="float" office:value="0">
            <text:p>0</text:p>
          </table:table-cell>
          <table:table-cell office:value-type="float" office:value="357.9345">
            <text:p>357.9345</text:p>
          </table:table-cell>
          <table:table-cell office:value-type="float" office:value="359.5686">
            <text:p>359.5686</text:p>
          </table:table-cell>
          <table:table-cell office:value-type="float" office:value="1.91007">
            <text:p>1.91007</text:p>
          </table:table-cell>
          <table:table-cell office:value-type="float" office:value="2.736184">
            <text:p>2.736184</text:p>
          </table:table-cell>
          <table:table-cell office:value-type="float" office:value="2.703221">
            <text:p>2.703221</text:p>
          </table:table-cell>
          <table:table-cell office:value-type="float" office:value="359.2503">
            <text:p>359.2503</text:p>
          </table:table-cell>
          <table:table-cell table:number-columns-repeated="4"/>
        </table:table-row>
        <table:table-row table:style-name="ro1">
          <table:table-cell office:value-type="float" office:value="9.18002">
            <text:p>9.18002</text:p>
          </table:table-cell>
          <table:table-cell table:formula="of:=IF([.N461]&gt;180;[.N461]-360;[.N461])" office:value-type="float" office:value="-0.939399999999978">
            <text:p>-0.9394</text:p>
          </table:table-cell>
          <table:table-cell table:formula="of:=IF([.J461]&gt;180;[.J461]-360;[.J461])" office:value-type="float" office:value="-0.422000000000025">
            <text:p>-0.422</text:p>
          </table:table-cell>
          <table:table-cell table:formula="of:=IF([.K461]&gt;180;[.K461]-360;[.K461])" office:value-type="float" office:value="2.095538">
            <text:p>2.095538</text:p>
          </table:table-cell>
          <table:table-cell table:formula="of:=IF([.L461]&gt;180;[.L461]-360;[.L461])" office:value-type="float" office:value="2.801722">
            <text:p>2.801722</text:p>
          </table:table-cell>
          <table:table-cell table:formula="of:=IF([.M461]&gt;180;[.M461]-360;[.M461])" office:value-type="float" office:value="2.728769">
            <text:p>2.728769</text:p>
          </table:table-cell>
          <table:table-cell table:formula="of:=IF([.N461]&gt;180;[.N461]-360;[.N461])" office:value-type="float" office:value="-0.939399999999978">
            <text:p>-0.9394</text:p>
          </table:table-cell>
          <table:table-cell office:value-type="float" office:value="0">
            <text:p>0</text:p>
          </table:table-cell>
          <table:table-cell office:value-type="float" office:value="357.9678">
            <text:p>357.9678</text:p>
          </table:table-cell>
          <table:table-cell office:value-type="float" office:value="359.578">
            <text:p>359.578</text:p>
          </table:table-cell>
          <table:table-cell office:value-type="float" office:value="2.095538">
            <text:p>2.095538</text:p>
          </table:table-cell>
          <table:table-cell office:value-type="float" office:value="2.801722">
            <text:p>2.801722</text:p>
          </table:table-cell>
          <table:table-cell office:value-type="float" office:value="2.728769">
            <text:p>2.728769</text:p>
          </table:table-cell>
          <table:table-cell office:value-type="float" office:value="359.0606">
            <text:p>359.0606</text:p>
          </table:table-cell>
          <table:table-cell table:number-columns-repeated="4"/>
        </table:table-row>
        <table:table-row table:style-name="ro1">
          <table:table-cell office:value-type="float" office:value="9.200021">
            <text:p>9.200021</text:p>
          </table:table-cell>
          <table:table-cell table:formula="of:=IF([.N462]&gt;180;[.N462]-360;[.N462])" office:value-type="float" office:value="-1.14249999999998">
            <text:p>-1.1425</text:p>
          </table:table-cell>
          <table:table-cell table:formula="of:=IF([.J462]&gt;180;[.J462]-360;[.J462])" office:value-type="float" office:value="-0.405199999999979">
            <text:p>-0.4052</text:p>
          </table:table-cell>
          <table:table-cell table:formula="of:=IF([.K462]&gt;180;[.K462]-360;[.K462])" office:value-type="float" office:value="2.24943">
            <text:p>2.24943</text:p>
          </table:table-cell>
          <table:table-cell table:formula="of:=IF([.L462]&gt;180;[.L462]-360;[.L462])" office:value-type="float" office:value="2.812011">
            <text:p>2.812011</text:p>
          </table:table-cell>
          <table:table-cell table:formula="of:=IF([.M462]&gt;180;[.M462]-360;[.M462])" office:value-type="float" office:value="2.702939">
            <text:p>2.702939</text:p>
          </table:table-cell>
          <table:table-cell table:formula="of:=IF([.N462]&gt;180;[.N462]-360;[.N462])" office:value-type="float" office:value="-1.14249999999998">
            <text:p>-1.1425</text:p>
          </table:table-cell>
          <table:table-cell office:value-type="float" office:value="0">
            <text:p>0</text:p>
          </table:table-cell>
          <table:table-cell office:value-type="float" office:value="357.9707">
            <text:p>357.9707</text:p>
          </table:table-cell>
          <table:table-cell office:value-type="float" office:value="359.5948">
            <text:p>359.5948</text:p>
          </table:table-cell>
          <table:table-cell office:value-type="float" office:value="2.24943">
            <text:p>2.24943</text:p>
          </table:table-cell>
          <table:table-cell office:value-type="float" office:value="2.812011">
            <text:p>2.812011</text:p>
          </table:table-cell>
          <table:table-cell office:value-type="float" office:value="2.702939">
            <text:p>2.702939</text:p>
          </table:table-cell>
          <table:table-cell office:value-type="float" office:value="358.8575">
            <text:p>358.8575</text:p>
          </table:table-cell>
          <table:table-cell table:number-columns-repeated="4"/>
        </table:table-row>
        <table:table-row table:style-name="ro1">
          <table:table-cell office:value-type="float" office:value="9.220021">
            <text:p>9.220021</text:p>
          </table:table-cell>
          <table:table-cell table:formula="of:=IF([.N463]&gt;180;[.N463]-360;[.N463])" office:value-type="float" office:value="-1.35210000000001">
            <text:p>-1.3521</text:p>
          </table:table-cell>
          <table:table-cell table:formula="of:=IF([.J463]&gt;180;[.J463]-360;[.J463])" office:value-type="float" office:value="-0.41640000000001">
            <text:p>-0.4164</text:p>
          </table:table-cell>
          <table:table-cell table:formula="of:=IF([.K463]&gt;180;[.K463]-360;[.K463])" office:value-type="float" office:value="2.368805">
            <text:p>2.368805</text:p>
          </table:table-cell>
          <table:table-cell table:formula="of:=IF([.L463]&gt;180;[.L463]-360;[.L463])" office:value-type="float" office:value="2.82667">
            <text:p>2.82667</text:p>
          </table:table-cell>
          <table:table-cell table:formula="of:=IF([.M463]&gt;180;[.M463]-360;[.M463])" office:value-type="float" office:value="2.661015">
            <text:p>2.661015</text:p>
          </table:table-cell>
          <table:table-cell table:formula="of:=IF([.N463]&gt;180;[.N463]-360;[.N463])" office:value-type="float" office:value="-1.35210000000001">
            <text:p>-1.3521</text:p>
          </table:table-cell>
          <table:table-cell office:value-type="float" office:value="0">
            <text:p>0</text:p>
          </table:table-cell>
          <table:table-cell office:value-type="float" office:value="357.9302">
            <text:p>357.9302</text:p>
          </table:table-cell>
          <table:table-cell office:value-type="float" office:value="359.5836">
            <text:p>359.5836</text:p>
          </table:table-cell>
          <table:table-cell office:value-type="float" office:value="2.368805">
            <text:p>2.368805</text:p>
          </table:table-cell>
          <table:table-cell office:value-type="float" office:value="2.82667">
            <text:p>2.82667</text:p>
          </table:table-cell>
          <table:table-cell office:value-type="float" office:value="2.661015">
            <text:p>2.661015</text:p>
          </table:table-cell>
          <table:table-cell office:value-type="float" office:value="358.6479">
            <text:p>358.6479</text:p>
          </table:table-cell>
          <table:table-cell table:number-columns-repeated="4"/>
        </table:table-row>
        <table:table-row table:style-name="ro1">
          <table:table-cell office:value-type="float" office:value="9.240022">
            <text:p>9.240022</text:p>
          </table:table-cell>
          <table:table-cell table:formula="of:=IF([.N464]&gt;180;[.N464]-360;[.N464])" office:value-type="float" office:value="-1.54820000000001">
            <text:p>-1.5482</text:p>
          </table:table-cell>
          <table:table-cell table:formula="of:=IF([.J464]&gt;180;[.J464]-360;[.J464])" office:value-type="float" office:value="-0.45010000000002">
            <text:p>-0.4501</text:p>
          </table:table-cell>
          <table:table-cell table:formula="of:=IF([.K464]&gt;180;[.K464]-360;[.K464])" office:value-type="float" office:value="2.439774">
            <text:p>2.439774</text:p>
          </table:table-cell>
          <table:table-cell table:formula="of:=IF([.L464]&gt;180;[.L464]-360;[.L464])" office:value-type="float" office:value="2.755789">
            <text:p>2.755789</text:p>
          </table:table-cell>
          <table:table-cell table:formula="of:=IF([.M464]&gt;180;[.M464]-360;[.M464])" office:value-type="float" office:value="2.638626">
            <text:p>2.638626</text:p>
          </table:table-cell>
          <table:table-cell table:formula="of:=IF([.N464]&gt;180;[.N464]-360;[.N464])" office:value-type="float" office:value="-1.54820000000001">
            <text:p>-1.5482</text:p>
          </table:table-cell>
          <table:table-cell office:value-type="float" office:value="0">
            <text:p>0</text:p>
          </table:table-cell>
          <table:table-cell office:value-type="float" office:value="357.8746">
            <text:p>357.8746</text:p>
          </table:table-cell>
          <table:table-cell office:value-type="float" office:value="359.5499">
            <text:p>359.5499</text:p>
          </table:table-cell>
          <table:table-cell office:value-type="float" office:value="2.439774">
            <text:p>2.439774</text:p>
          </table:table-cell>
          <table:table-cell office:value-type="float" office:value="2.755789">
            <text:p>2.755789</text:p>
          </table:table-cell>
          <table:table-cell office:value-type="float" office:value="2.638626">
            <text:p>2.638626</text:p>
          </table:table-cell>
          <table:table-cell office:value-type="float" office:value="358.4518">
            <text:p>358.4518</text:p>
          </table:table-cell>
          <table:table-cell table:number-columns-repeated="4"/>
        </table:table-row>
        <table:table-row table:style-name="ro1">
          <table:table-cell office:value-type="float" office:value="9.260022">
            <text:p>9.260022</text:p>
          </table:table-cell>
          <table:table-cell table:formula="of:=IF([.N465]&gt;180;[.N465]-360;[.N465])" office:value-type="float" office:value="-1.6825">
            <text:p>-1.6825</text:p>
          </table:table-cell>
          <table:table-cell table:formula="of:=IF([.J465]&gt;180;[.J465]-360;[.J465])" office:value-type="float" office:value="-0.5">
            <text:p>-0.5</text:p>
          </table:table-cell>
          <table:table-cell table:formula="of:=IF([.K465]&gt;180;[.K465]-360;[.K465])" office:value-type="float" office:value="2.465163">
            <text:p>2.465163</text:p>
          </table:table-cell>
          <table:table-cell table:formula="of:=IF([.L465]&gt;180;[.L465]-360;[.L465])" office:value-type="float" office:value="2.508027">
            <text:p>2.508027</text:p>
          </table:table-cell>
          <table:table-cell table:formula="of:=IF([.M465]&gt;180;[.M465]-360;[.M465])" office:value-type="float" office:value="2.638022">
            <text:p>2.638022</text:p>
          </table:table-cell>
          <table:table-cell table:formula="of:=IF([.N465]&gt;180;[.N465]-360;[.N465])" office:value-type="float" office:value="-1.6825">
            <text:p>-1.6825</text:p>
          </table:table-cell>
          <table:table-cell office:value-type="float" office:value="0">
            <text:p>0</text:p>
          </table:table-cell>
          <table:table-cell office:value-type="float" office:value="357.8098">
            <text:p>357.8098</text:p>
          </table:table-cell>
          <table:table-cell office:value-type="float" office:value="359.5">
            <text:p>359.5</text:p>
          </table:table-cell>
          <table:table-cell office:value-type="float" office:value="2.465163">
            <text:p>2.465163</text:p>
          </table:table-cell>
          <table:table-cell office:value-type="float" office:value="2.508027">
            <text:p>2.508027</text:p>
          </table:table-cell>
          <table:table-cell office:value-type="float" office:value="2.638022">
            <text:p>2.638022</text:p>
          </table:table-cell>
          <table:table-cell office:value-type="float" office:value="358.3175">
            <text:p>358.3175</text:p>
          </table:table-cell>
          <table:table-cell table:number-columns-repeated="4"/>
        </table:table-row>
        <table:table-row table:style-name="ro1">
          <table:table-cell office:value-type="float" office:value="9.280023">
            <text:p>9.280023</text:p>
          </table:table-cell>
          <table:table-cell table:formula="of:=IF([.N466]&gt;180;[.N466]-360;[.N466])" office:value-type="float" office:value="-1.80959999999999">
            <text:p>-1.8096</text:p>
          </table:table-cell>
          <table:table-cell table:formula="of:=IF([.J466]&gt;180;[.J466]-360;[.J466])" office:value-type="float" office:value="-0.540500000000009">
            <text:p>-0.5405</text:p>
          </table:table-cell>
          <table:table-cell table:formula="of:=IF([.K466]&gt;180;[.K466]-360;[.K466])" office:value-type="float" office:value="2.438378">
            <text:p>2.438378</text:p>
          </table:table-cell>
          <table:table-cell table:formula="of:=IF([.L466]&gt;180;[.L466]-360;[.L466])" office:value-type="float" office:value="2.106845">
            <text:p>2.106845</text:p>
          </table:table-cell>
          <table:table-cell table:formula="of:=IF([.M466]&gt;180;[.M466]-360;[.M466])" office:value-type="float" office:value="2.690652">
            <text:p>2.690652</text:p>
          </table:table-cell>
          <table:table-cell table:formula="of:=IF([.N466]&gt;180;[.N466]-360;[.N466])" office:value-type="float" office:value="-1.80959999999999">
            <text:p>-1.8096</text:p>
          </table:table-cell>
          <table:table-cell office:value-type="float" office:value="0">
            <text:p>0</text:p>
          </table:table-cell>
          <table:table-cell office:value-type="float" office:value="357.7331">
            <text:p>357.7331</text:p>
          </table:table-cell>
          <table:table-cell office:value-type="float" office:value="359.4595">
            <text:p>359.4595</text:p>
          </table:table-cell>
          <table:table-cell office:value-type="float" office:value="2.438378">
            <text:p>2.438378</text:p>
          </table:table-cell>
          <table:table-cell office:value-type="float" office:value="2.106845">
            <text:p>2.106845</text:p>
          </table:table-cell>
          <table:table-cell office:value-type="float" office:value="2.690652">
            <text:p>2.690652</text:p>
          </table:table-cell>
          <table:table-cell office:value-type="float" office:value="358.1904">
            <text:p>358.1904</text:p>
          </table:table-cell>
          <table:table-cell table:number-columns-repeated="4"/>
        </table:table-row>
        <table:table-row table:style-name="ro1">
          <table:table-cell office:value-type="float" office:value="9.300023">
            <text:p>9.300023</text:p>
          </table:table-cell>
          <table:table-cell table:formula="of:=IF([.N467]&gt;180;[.N467]-360;[.N467])" office:value-type="float" office:value="-1.94389999999999">
            <text:p>-1.9439</text:p>
          </table:table-cell>
          <table:table-cell table:formula="of:=IF([.J467]&gt;180;[.J467]-360;[.J467])" office:value-type="float" office:value="-0.56819999999999">
            <text:p>-0.5682</text:p>
          </table:table-cell>
          <table:table-cell table:formula="of:=IF([.K467]&gt;180;[.K467]-360;[.K467])" office:value-type="float" office:value="2.367677">
            <text:p>2.367677</text:p>
          </table:table-cell>
          <table:table-cell table:formula="of:=IF([.L467]&gt;180;[.L467]-360;[.L467])" office:value-type="float" office:value="1.585277">
            <text:p>1.585277</text:p>
          </table:table-cell>
          <table:table-cell table:formula="of:=IF([.M467]&gt;180;[.M467]-360;[.M467])" office:value-type="float" office:value="2.798099">
            <text:p>2.798099</text:p>
          </table:table-cell>
          <table:table-cell table:formula="of:=IF([.N467]&gt;180;[.N467]-360;[.N467])" office:value-type="float" office:value="-1.94389999999999">
            <text:p>-1.9439</text:p>
          </table:table-cell>
          <table:table-cell office:value-type="float" office:value="0">
            <text:p>0</text:p>
          </table:table-cell>
          <table:table-cell office:value-type="float" office:value="357.6533">
            <text:p>357.6533</text:p>
          </table:table-cell>
          <table:table-cell office:value-type="float" office:value="359.4318">
            <text:p>359.4318</text:p>
          </table:table-cell>
          <table:table-cell office:value-type="float" office:value="2.367677">
            <text:p>2.367677</text:p>
          </table:table-cell>
          <table:table-cell office:value-type="float" office:value="1.585277">
            <text:p>1.585277</text:p>
          </table:table-cell>
          <table:table-cell office:value-type="float" office:value="2.798099">
            <text:p>2.798099</text:p>
          </table:table-cell>
          <table:table-cell office:value-type="float" office:value="358.0561">
            <text:p>358.0561</text:p>
          </table:table-cell>
          <table:table-cell table:number-columns-repeated="4"/>
        </table:table-row>
        <table:table-row table:style-name="ro1">
          <table:table-cell office:value-type="float" office:value="9.320024">
            <text:p>9.320024</text:p>
          </table:table-cell>
          <table:table-cell table:formula="of:=IF([.N468]&gt;180;[.N468]-360;[.N468])" office:value-type="float" office:value="-2.11009999999999">
            <text:p>-2.1101</text:p>
          </table:table-cell>
          <table:table-cell table:formula="of:=IF([.J468]&gt;180;[.J468]-360;[.J468])" office:value-type="float" office:value="-0.617000000000019">
            <text:p>-0.617</text:p>
          </table:table-cell>
          <table:table-cell table:formula="of:=IF([.K468]&gt;180;[.K468]-360;[.K468])" office:value-type="float" office:value="2.263399">
            <text:p>2.263399</text:p>
          </table:table-cell>
          <table:table-cell table:formula="of:=IF([.L468]&gt;180;[.L468]-360;[.L468])" office:value-type="float" office:value="0.9618986">
            <text:p>0.9618986</text:p>
          </table:table-cell>
          <table:table-cell table:formula="of:=IF([.M468]&gt;180;[.M468]-360;[.M468])" office:value-type="float" office:value="2.943928">
            <text:p>2.943928</text:p>
          </table:table-cell>
          <table:table-cell table:formula="of:=IF([.N468]&gt;180;[.N468]-360;[.N468])" office:value-type="float" office:value="-2.11009999999999">
            <text:p>-2.1101</text:p>
          </table:table-cell>
          <table:table-cell office:value-type="float" office:value="0">
            <text:p>0</text:p>
          </table:table-cell>
          <table:table-cell office:value-type="float" office:value="357.5628">
            <text:p>357.5628</text:p>
          </table:table-cell>
          <table:table-cell office:value-type="float" office:value="359.383">
            <text:p>359.383</text:p>
          </table:table-cell>
          <table:table-cell office:value-type="float" office:value="2.263399">
            <text:p>2.263399</text:p>
          </table:table-cell>
          <table:table-cell office:value-type="float" office:value="0.9618986">
            <text:p>0.9618986</text:p>
          </table:table-cell>
          <table:table-cell office:value-type="float" office:value="2.943928">
            <text:p>2.943928</text:p>
          </table:table-cell>
          <table:table-cell office:value-type="float" office:value="357.8899">
            <text:p>357.8899</text:p>
          </table:table-cell>
          <table:table-cell table:number-columns-repeated="4"/>
        </table:table-row>
        <table:table-row table:style-name="ro1">
          <table:table-cell office:value-type="float" office:value="9.340024">
            <text:p>9.340024</text:p>
          </table:table-cell>
          <table:table-cell table:formula="of:=IF([.N469]&gt;180;[.N469]-360;[.N469])" office:value-type="float" office:value="-2.24869999999999">
            <text:p>-2.2487</text:p>
          </table:table-cell>
          <table:table-cell table:formula="of:=IF([.J469]&gt;180;[.J469]-360;[.J469])" office:value-type="float" office:value="-0.647600000000011">
            <text:p>-0.6476</text:p>
          </table:table-cell>
          <table:table-cell table:formula="of:=IF([.K469]&gt;180;[.K469]-360;[.K469])" office:value-type="float" office:value="2.173334">
            <text:p>2.173334</text:p>
          </table:table-cell>
          <table:table-cell table:formula="of:=IF([.L469]&gt;180;[.L469]-360;[.L469])" office:value-type="float" office:value="0.3038743">
            <text:p>0.3038743</text:p>
          </table:table-cell>
          <table:table-cell table:formula="of:=IF([.M469]&gt;180;[.M469]-360;[.M469])" office:value-type="float" office:value="3.073711">
            <text:p>3.073711</text:p>
          </table:table-cell>
          <table:table-cell table:formula="of:=IF([.N469]&gt;180;[.N469]-360;[.N469])" office:value-type="float" office:value="-2.24869999999999">
            <text:p>-2.2487</text:p>
          </table:table-cell>
          <table:table-cell office:value-type="float" office:value="0">
            <text:p>0</text:p>
          </table:table-cell>
          <table:table-cell office:value-type="float" office:value="357.4729">
            <text:p>357.4729</text:p>
          </table:table-cell>
          <table:table-cell office:value-type="float" office:value="359.3524">
            <text:p>359.3524</text:p>
          </table:table-cell>
          <table:table-cell office:value-type="float" office:value="2.173334">
            <text:p>2.173334</text:p>
          </table:table-cell>
          <table:table-cell office:value-type="float" office:value="0.3038743">
            <text:p>0.3038743</text:p>
          </table:table-cell>
          <table:table-cell office:value-type="float" office:value="3.073711">
            <text:p>3.073711</text:p>
          </table:table-cell>
          <table:table-cell office:value-type="float" office:value="357.7513">
            <text:p>357.7513</text:p>
          </table:table-cell>
          <table:table-cell table:number-columns-repeated="4"/>
        </table:table-row>
        <table:table-row table:style-name="ro1">
          <table:table-cell office:value-type="float" office:value="9.360024">
            <text:p>9.360024</text:p>
          </table:table-cell>
          <table:table-cell table:formula="of:=IF([.N470]&gt;180;[.N470]-360;[.N470])" office:value-type="float" office:value="-2.3596">
            <text:p>-2.3596</text:p>
          </table:table-cell>
          <table:table-cell table:formula="of:=IF([.J470]&gt;180;[.J470]-360;[.J470])" office:value-type="float" office:value="-0.684900000000027">
            <text:p>-0.6849</text:p>
          </table:table-cell>
          <table:table-cell table:formula="of:=IF([.K470]&gt;180;[.K470]-360;[.K470])" office:value-type="float" office:value="2.089425">
            <text:p>2.089425</text:p>
          </table:table-cell>
          <table:table-cell table:formula="of:=IF([.L470]&gt;180;[.L470]-360;[.L470])" office:value-type="float" office:value="-0.245699999999999">
            <text:p>-0.2457</text:p>
          </table:table-cell>
          <table:table-cell table:formula="of:=IF([.M470]&gt;180;[.M470]-360;[.M470])" office:value-type="float" office:value="3.278104">
            <text:p>3.278104</text:p>
          </table:table-cell>
          <table:table-cell table:formula="of:=IF([.N470]&gt;180;[.N470]-360;[.N470])" office:value-type="float" office:value="-2.3596">
            <text:p>-2.3596</text:p>
          </table:table-cell>
          <table:table-cell office:value-type="float" office:value="0">
            <text:p>0</text:p>
          </table:table-cell>
          <table:table-cell office:value-type="float" office:value="357.3851">
            <text:p>357.3851</text:p>
          </table:table-cell>
          <table:table-cell office:value-type="float" office:value="359.3151">
            <text:p>359.3151</text:p>
          </table:table-cell>
          <table:table-cell office:value-type="float" office:value="2.089425">
            <text:p>2.089425</text:p>
          </table:table-cell>
          <table:table-cell office:value-type="float" office:value="359.7543">
            <text:p>359.7543</text:p>
          </table:table-cell>
          <table:table-cell office:value-type="float" office:value="3.278104">
            <text:p>3.278104</text:p>
          </table:table-cell>
          <table:table-cell office:value-type="float" office:value="357.6404">
            <text:p>357.6404</text:p>
          </table:table-cell>
          <table:table-cell table:number-columns-repeated="4"/>
        </table:table-row>
        <table:table-row table:style-name="ro1">
          <table:table-cell office:value-type="float" office:value="9.380025">
            <text:p>9.380025</text:p>
          </table:table-cell>
          <table:table-cell table:formula="of:=IF([.N471]&gt;180;[.N471]-360;[.N471])" office:value-type="float" office:value="-2.44850000000002">
            <text:p>-2.4485</text:p>
          </table:table-cell>
          <table:table-cell table:formula="of:=IF([.J471]&gt;180;[.J471]-360;[.J471])" office:value-type="float" office:value="-0.717100000000016">
            <text:p>-0.7171</text:p>
          </table:table-cell>
          <table:table-cell table:formula="of:=IF([.K471]&gt;180;[.K471]-360;[.K471])" office:value-type="float" office:value="1.982935">
            <text:p>1.982935</text:p>
          </table:table-cell>
          <table:table-cell table:formula="of:=IF([.L471]&gt;180;[.L471]-360;[.L471])" office:value-type="float" office:value="-0.615099999999984">
            <text:p>-0.6151</text:p>
          </table:table-cell>
          <table:table-cell table:formula="of:=IF([.M471]&gt;180;[.M471]-360;[.M471])" office:value-type="float" office:value="3.518228">
            <text:p>3.518228</text:p>
          </table:table-cell>
          <table:table-cell table:formula="of:=IF([.N471]&gt;180;[.N471]-360;[.N471])" office:value-type="float" office:value="-2.44850000000002">
            <text:p>-2.4485</text:p>
          </table:table-cell>
          <table:table-cell office:value-type="float" office:value="0">
            <text:p>0</text:p>
          </table:table-cell>
          <table:table-cell office:value-type="float" office:value="357.3141">
            <text:p>357.3141</text:p>
          </table:table-cell>
          <table:table-cell office:value-type="float" office:value="359.2829">
            <text:p>359.2829</text:p>
          </table:table-cell>
          <table:table-cell office:value-type="float" office:value="1.982935">
            <text:p>1.982935</text:p>
          </table:table-cell>
          <table:table-cell office:value-type="float" office:value="359.3849">
            <text:p>359.3849</text:p>
          </table:table-cell>
          <table:table-cell office:value-type="float" office:value="3.518228">
            <text:p>3.518228</text:p>
          </table:table-cell>
          <table:table-cell office:value-type="float" office:value="357.5515">
            <text:p>357.5515</text:p>
          </table:table-cell>
          <table:table-cell table:number-columns-repeated="4"/>
        </table:table-row>
        <table:table-row table:style-name="ro1">
          <table:table-cell office:value-type="float" office:value="9.400025">
            <text:p>9.400025</text:p>
          </table:table-cell>
          <table:table-cell table:formula="of:=IF([.N472]&gt;180;[.N472]-360;[.N472])" office:value-type="float" office:value="-2.51499999999999">
            <text:p>-2.515</text:p>
          </table:table-cell>
          <table:table-cell table:formula="of:=IF([.J472]&gt;180;[.J472]-360;[.J472])" office:value-type="float" office:value="-0.744399999999985">
            <text:p>-0.7444</text:p>
          </table:table-cell>
          <table:table-cell table:formula="of:=IF([.K472]&gt;180;[.K472]-360;[.K472])" office:value-type="float" office:value="1.821403">
            <text:p>1.821403</text:p>
          </table:table-cell>
          <table:table-cell table:formula="of:=IF([.L472]&gt;180;[.L472]-360;[.L472])" office:value-type="float" office:value="-0.735000000000014">
            <text:p>-0.735</text:p>
          </table:table-cell>
          <table:table-cell table:formula="of:=IF([.M472]&gt;180;[.M472]-360;[.M472])" office:value-type="float" office:value="3.743706">
            <text:p>3.743706</text:p>
          </table:table-cell>
          <table:table-cell table:formula="of:=IF([.N472]&gt;180;[.N472]-360;[.N472])" office:value-type="float" office:value="-2.51499999999999">
            <text:p>-2.515</text:p>
          </table:table-cell>
          <table:table-cell office:value-type="float" office:value="0">
            <text:p>0</text:p>
          </table:table-cell>
          <table:table-cell office:value-type="float" office:value="357.2533">
            <text:p>357.2533</text:p>
          </table:table-cell>
          <table:table-cell office:value-type="float" office:value="359.2556">
            <text:p>359.2556</text:p>
          </table:table-cell>
          <table:table-cell office:value-type="float" office:value="1.821403">
            <text:p>1.821403</text:p>
          </table:table-cell>
          <table:table-cell office:value-type="float" office:value="359.265">
            <text:p>359.265</text:p>
          </table:table-cell>
          <table:table-cell office:value-type="float" office:value="3.743706">
            <text:p>3.743706</text:p>
          </table:table-cell>
          <table:table-cell office:value-type="float" office:value="357.485">
            <text:p>357.485</text:p>
          </table:table-cell>
          <table:table-cell table:number-columns-repeated="4"/>
        </table:table-row>
        <table:table-row table:style-name="ro1">
          <table:table-cell office:value-type="float" office:value="9.420026">
            <text:p>9.420026</text:p>
          </table:table-cell>
          <table:table-cell table:formula="of:=IF([.N473]&gt;180;[.N473]-360;[.N473])" office:value-type="float" office:value="-2.55599999999998">
            <text:p>-2.556</text:p>
          </table:table-cell>
          <table:table-cell table:formula="of:=IF([.J473]&gt;180;[.J473]-360;[.J473])" office:value-type="float" office:value="-0.767800000000022">
            <text:p>-0.7678</text:p>
          </table:table-cell>
          <table:table-cell table:formula="of:=IF([.K473]&gt;180;[.K473]-360;[.K473])" office:value-type="float" office:value="1.620206">
            <text:p>1.620206</text:p>
          </table:table-cell>
          <table:table-cell table:formula="of:=IF([.L473]&gt;180;[.L473]-360;[.L473])" office:value-type="float" office:value="-0.766099999999994">
            <text:p>-0.7661</text:p>
          </table:table-cell>
          <table:table-cell table:formula="of:=IF([.M473]&gt;180;[.M473]-360;[.M473])" office:value-type="float" office:value="3.903418">
            <text:p>3.903418</text:p>
          </table:table-cell>
          <table:table-cell table:formula="of:=IF([.N473]&gt;180;[.N473]-360;[.N473])" office:value-type="float" office:value="-2.55599999999998">
            <text:p>-2.556</text:p>
          </table:table-cell>
          <table:table-cell office:value-type="float" office:value="0">
            <text:p>0</text:p>
          </table:table-cell>
          <table:table-cell office:value-type="float" office:value="357.2129">
            <text:p>357.2129</text:p>
          </table:table-cell>
          <table:table-cell office:value-type="float" office:value="359.2322">
            <text:p>359.2322</text:p>
          </table:table-cell>
          <table:table-cell office:value-type="float" office:value="1.620206">
            <text:p>1.620206</text:p>
          </table:table-cell>
          <table:table-cell office:value-type="float" office:value="359.2339">
            <text:p>359.2339</text:p>
          </table:table-cell>
          <table:table-cell office:value-type="float" office:value="3.903418">
            <text:p>3.903418</text:p>
          </table:table-cell>
          <table:table-cell office:value-type="float" office:value="357.444">
            <text:p>357.444</text:p>
          </table:table-cell>
          <table:table-cell table:number-columns-repeated="4"/>
        </table:table-row>
        <table:table-row table:style-name="ro1">
          <table:table-cell office:value-type="float" office:value="9.440026">
            <text:p>9.440026</text:p>
          </table:table-cell>
          <table:table-cell table:formula="of:=IF([.N474]&gt;180;[.N474]-360;[.N474])" office:value-type="float" office:value="-2.57380000000001">
            <text:p>-2.5738</text:p>
          </table:table-cell>
          <table:table-cell table:formula="of:=IF([.J474]&gt;180;[.J474]-360;[.J474])" office:value-type="float" office:value="-0.809000000000026">
            <text:p>-0.809</text:p>
          </table:table-cell>
          <table:table-cell table:formula="of:=IF([.K474]&gt;180;[.K474]-360;[.K474])" office:value-type="float" office:value="1.399678">
            <text:p>1.399678</text:p>
          </table:table-cell>
          <table:table-cell table:formula="of:=IF([.L474]&gt;180;[.L474]-360;[.L474])" office:value-type="float" office:value="-0.690200000000004">
            <text:p>-0.6902</text:p>
          </table:table-cell>
          <table:table-cell table:formula="of:=IF([.M474]&gt;180;[.M474]-360;[.M474])" office:value-type="float" office:value="3.972359">
            <text:p>3.972359</text:p>
          </table:table-cell>
          <table:table-cell table:formula="of:=IF([.N474]&gt;180;[.N474]-360;[.N474])" office:value-type="float" office:value="-2.57380000000001">
            <text:p>-2.5738</text:p>
          </table:table-cell>
          <table:table-cell office:value-type="float" office:value="0">
            <text:p>0</text:p>
          </table:table-cell>
          <table:table-cell office:value-type="float" office:value="357.1753">
            <text:p>357.1753</text:p>
          </table:table-cell>
          <table:table-cell office:value-type="float" office:value="359.191">
            <text:p>359.191</text:p>
          </table:table-cell>
          <table:table-cell office:value-type="float" office:value="1.399678">
            <text:p>1.399678</text:p>
          </table:table-cell>
          <table:table-cell office:value-type="float" office:value="359.3098">
            <text:p>359.3098</text:p>
          </table:table-cell>
          <table:table-cell office:value-type="float" office:value="3.972359">
            <text:p>3.972359</text:p>
          </table:table-cell>
          <table:table-cell office:value-type="float" office:value="357.4262">
            <text:p>357.4262</text:p>
          </table:table-cell>
          <table:table-cell table:number-columns-repeated="4"/>
        </table:table-row>
        <table:table-row table:style-name="ro1">
          <table:table-cell office:value-type="float" office:value="9.460027">
            <text:p>9.460027</text:p>
          </table:table-cell>
          <table:table-cell table:formula="of:=IF([.N475]&gt;180;[.N475]-360;[.N475])" office:value-type="float" office:value="-2.55529999999999">
            <text:p>-2.5553</text:p>
          </table:table-cell>
          <table:table-cell table:formula="of:=IF([.J475]&gt;180;[.J475]-360;[.J475])" office:value-type="float" office:value="-0.853000000000009">
            <text:p>-0.853</text:p>
          </table:table-cell>
          <table:table-cell table:formula="of:=IF([.K475]&gt;180;[.K475]-360;[.K475])" office:value-type="float" office:value="1.16772">
            <text:p>1.16772</text:p>
          </table:table-cell>
          <table:table-cell table:formula="of:=IF([.L475]&gt;180;[.L475]-360;[.L475])" office:value-type="float" office:value="-0.458700000000022">
            <text:p>-0.4587</text:p>
          </table:table-cell>
          <table:table-cell table:formula="of:=IF([.M475]&gt;180;[.M475]-360;[.M475])" office:value-type="float" office:value="3.944088">
            <text:p>3.944088</text:p>
          </table:table-cell>
          <table:table-cell table:formula="of:=IF([.N475]&gt;180;[.N475]-360;[.N475])" office:value-type="float" office:value="-2.55529999999999">
            <text:p>-2.5553</text:p>
          </table:table-cell>
          <table:table-cell office:value-type="float" office:value="0">
            <text:p>0</text:p>
          </table:table-cell>
          <table:table-cell office:value-type="float" office:value="357.1496">
            <text:p>357.1496</text:p>
          </table:table-cell>
          <table:table-cell office:value-type="float" office:value="359.147">
            <text:p>359.147</text:p>
          </table:table-cell>
          <table:table-cell office:value-type="float" office:value="1.16772">
            <text:p>1.16772</text:p>
          </table:table-cell>
          <table:table-cell office:value-type="float" office:value="359.5413">
            <text:p>359.5413</text:p>
          </table:table-cell>
          <table:table-cell office:value-type="float" office:value="3.944088">
            <text:p>3.944088</text:p>
          </table:table-cell>
          <table:table-cell office:value-type="float" office:value="357.4447">
            <text:p>357.4447</text:p>
          </table:table-cell>
          <table:table-cell table:number-columns-repeated="4"/>
        </table:table-row>
        <table:table-row table:style-name="ro1">
          <table:table-cell office:value-type="float" office:value="9.480027">
            <text:p>9.480027</text:p>
          </table:table-cell>
          <table:table-cell table:formula="of:=IF([.N476]&gt;180;[.N476]-360;[.N476])" office:value-type="float" office:value="-2.4939">
            <text:p>-2.4939</text:p>
          </table:table-cell>
          <table:table-cell table:formula="of:=IF([.J476]&gt;180;[.J476]-360;[.J476])" office:value-type="float" office:value="-0.896900000000016">
            <text:p>-0.8969</text:p>
          </table:table-cell>
          <table:table-cell table:formula="of:=IF([.K476]&gt;180;[.K476]-360;[.K476])" office:value-type="float" office:value="0.9270374">
            <text:p>0.9270374</text:p>
          </table:table-cell>
          <table:table-cell table:formula="of:=IF([.L476]&gt;180;[.L476]-360;[.L476])" office:value-type="float" office:value="-0.116600000000005">
            <text:p>-0.1166</text:p>
          </table:table-cell>
          <table:table-cell table:formula="of:=IF([.M476]&gt;180;[.M476]-360;[.M476])" office:value-type="float" office:value="3.795667">
            <text:p>3.795667</text:p>
          </table:table-cell>
          <table:table-cell table:formula="of:=IF([.N476]&gt;180;[.N476]-360;[.N476])" office:value-type="float" office:value="-2.4939">
            <text:p>-2.4939</text:p>
          </table:table-cell>
          <table:table-cell office:value-type="float" office:value="0">
            <text:p>0</text:p>
          </table:table-cell>
          <table:table-cell office:value-type="float" office:value="357.1449">
            <text:p>357.1449</text:p>
          </table:table-cell>
          <table:table-cell office:value-type="float" office:value="359.1031">
            <text:p>359.1031</text:p>
          </table:table-cell>
          <table:table-cell office:value-type="float" office:value="0.9270374">
            <text:p>0.9270374</text:p>
          </table:table-cell>
          <table:table-cell office:value-type="float" office:value="359.8834">
            <text:p>359.8834</text:p>
          </table:table-cell>
          <table:table-cell office:value-type="float" office:value="3.795667">
            <text:p>3.795667</text:p>
          </table:table-cell>
          <table:table-cell office:value-type="float" office:value="357.5061">
            <text:p>357.5061</text:p>
          </table:table-cell>
          <table:table-cell table:number-columns-repeated="4"/>
        </table:table-row>
        <table:table-row table:style-name="ro1">
          <table:table-cell office:value-type="float" office:value="9.500028">
            <text:p>9.500028</text:p>
          </table:table-cell>
          <table:table-cell table:formula="of:=IF([.N477]&gt;180;[.N477]-360;[.N477])" office:value-type="float" office:value="-2.3897">
            <text:p>-2.3897</text:p>
          </table:table-cell>
          <table:table-cell table:formula="of:=IF([.J477]&gt;180;[.J477]-360;[.J477])" office:value-type="float" office:value="-0.950400000000002">
            <text:p>-0.9504</text:p>
          </table:table-cell>
          <table:table-cell table:formula="of:=IF([.K477]&gt;180;[.K477]-360;[.K477])" office:value-type="float" office:value="0.7031803">
            <text:p>0.7031803</text:p>
          </table:table-cell>
          <table:table-cell table:formula="of:=IF([.L477]&gt;180;[.L477]-360;[.L477])" office:value-type="float" office:value="0.2534363">
            <text:p>0.2534363</text:p>
          </table:table-cell>
          <table:table-cell table:formula="of:=IF([.M477]&gt;180;[.M477]-360;[.M477])" office:value-type="float" office:value="3.581487">
            <text:p>3.581487</text:p>
          </table:table-cell>
          <table:table-cell table:formula="of:=IF([.N477]&gt;180;[.N477]-360;[.N477])" office:value-type="float" office:value="-2.3897">
            <text:p>-2.3897</text:p>
          </table:table-cell>
          <table:table-cell office:value-type="float" office:value="0">
            <text:p>0</text:p>
          </table:table-cell>
          <table:table-cell office:value-type="float" office:value="357.1515">
            <text:p>357.1515</text:p>
          </table:table-cell>
          <table:table-cell office:value-type="float" office:value="359.0496">
            <text:p>359.0496</text:p>
          </table:table-cell>
          <table:table-cell office:value-type="float" office:value="0.7031803">
            <text:p>0.7031803</text:p>
          </table:table-cell>
          <table:table-cell office:value-type="float" office:value="0.2534363">
            <text:p>0.2534363</text:p>
          </table:table-cell>
          <table:table-cell office:value-type="float" office:value="3.581487">
            <text:p>3.581487</text:p>
          </table:table-cell>
          <table:table-cell office:value-type="float" office:value="357.6103">
            <text:p>357.6103</text:p>
          </table:table-cell>
          <table:table-cell table:number-columns-repeated="4"/>
        </table:table-row>
        <table:table-row table:style-name="ro1">
          <table:table-cell office:value-type="float" office:value="9.520028">
            <text:p>9.520028</text:p>
          </table:table-cell>
          <table:table-cell table:formula="of:=IF([.N478]&gt;180;[.N478]-360;[.N478])" office:value-type="float" office:value="-2.25330000000002">
            <text:p>-2.2533</text:p>
          </table:table-cell>
          <table:table-cell table:formula="of:=IF([.J478]&gt;180;[.J478]-360;[.J478])" office:value-type="float" office:value="-1.00900000000001">
            <text:p>-1.009</text:p>
          </table:table-cell>
          <table:table-cell table:formula="of:=IF([.K478]&gt;180;[.K478]-360;[.K478])" office:value-type="float" office:value="0.5139922">
            <text:p>0.5139922</text:p>
          </table:table-cell>
          <table:table-cell table:formula="of:=IF([.L478]&gt;180;[.L478]-360;[.L478])" office:value-type="float" office:value="0.6208365">
            <text:p>0.6208365</text:p>
          </table:table-cell>
          <table:table-cell table:formula="of:=IF([.M478]&gt;180;[.M478]-360;[.M478])" office:value-type="float" office:value="3.346461">
            <text:p>3.346461</text:p>
          </table:table-cell>
          <table:table-cell table:formula="of:=IF([.N478]&gt;180;[.N478]-360;[.N478])" office:value-type="float" office:value="-2.25330000000002">
            <text:p>-2.2533</text:p>
          </table:table-cell>
          <table:table-cell office:value-type="float" office:value="0">
            <text:p>0</text:p>
          </table:table-cell>
          <table:table-cell office:value-type="float" office:value="357.1628">
            <text:p>357.1628</text:p>
          </table:table-cell>
          <table:table-cell office:value-type="float" office:value="358.991">
            <text:p>358.991</text:p>
          </table:table-cell>
          <table:table-cell office:value-type="float" office:value="0.5139922">
            <text:p>0.5139922</text:p>
          </table:table-cell>
          <table:table-cell office:value-type="float" office:value="0.6208365">
            <text:p>0.6208365</text:p>
          </table:table-cell>
          <table:table-cell office:value-type="float" office:value="3.346461">
            <text:p>3.346461</text:p>
          </table:table-cell>
          <table:table-cell office:value-type="float" office:value="357.7467">
            <text:p>357.7467</text:p>
          </table:table-cell>
          <table:table-cell table:number-columns-repeated="4"/>
        </table:table-row>
        <table:table-row table:style-name="ro1">
          <table:table-cell office:value-type="float" office:value="9.540029">
            <text:p>9.540029</text:p>
          </table:table-cell>
          <table:table-cell table:formula="of:=IF([.N479]&gt;180;[.N479]-360;[.N479])" office:value-type="float" office:value="-2.08170000000001">
            <text:p>-2.0817</text:p>
          </table:table-cell>
          <table:table-cell table:formula="of:=IF([.J479]&gt;180;[.J479]-360;[.J479])" office:value-type="float" office:value="-1.0453">
            <text:p>-1.0453</text:p>
          </table:table-cell>
          <table:table-cell table:formula="of:=IF([.K479]&gt;180;[.K479]-360;[.K479])" office:value-type="float" office:value="0.3563752">
            <text:p>0.3563752</text:p>
          </table:table-cell>
          <table:table-cell table:formula="of:=IF([.L479]&gt;180;[.L479]-360;[.L479])" office:value-type="float" office:value="0.9278991">
            <text:p>0.9278991</text:p>
          </table:table-cell>
          <table:table-cell table:formula="of:=IF([.M479]&gt;180;[.M479]-360;[.M479])" office:value-type="float" office:value="3.144312">
            <text:p>3.144312</text:p>
          </table:table-cell>
          <table:table-cell table:formula="of:=IF([.N479]&gt;180;[.N479]-360;[.N479])" office:value-type="float" office:value="-2.08170000000001">
            <text:p>-2.0817</text:p>
          </table:table-cell>
          <table:table-cell office:value-type="float" office:value="0">
            <text:p>0</text:p>
          </table:table-cell>
          <table:table-cell office:value-type="float" office:value="357.1956">
            <text:p>357.1956</text:p>
          </table:table-cell>
          <table:table-cell office:value-type="float" office:value="358.9547">
            <text:p>358.9547</text:p>
          </table:table-cell>
          <table:table-cell office:value-type="float" office:value="0.3563752">
            <text:p>0.3563752</text:p>
          </table:table-cell>
          <table:table-cell office:value-type="float" office:value="0.9278991">
            <text:p>0.9278991</text:p>
          </table:table-cell>
          <table:table-cell office:value-type="float" office:value="3.144312">
            <text:p>3.144312</text:p>
          </table:table-cell>
          <table:table-cell office:value-type="float" office:value="357.9183">
            <text:p>357.9183</text:p>
          </table:table-cell>
          <table:table-cell table:number-columns-repeated="4"/>
        </table:table-row>
        <table:table-row table:style-name="ro1">
          <table:table-cell office:value-type="float" office:value="9.560029">
            <text:p>9.560029</text:p>
          </table:table-cell>
          <table:table-cell table:formula="of:=IF([.N480]&gt;180;[.N480]-360;[.N480])" office:value-type="float" office:value="-1.92200000000003">
            <text:p>-1.922</text:p>
          </table:table-cell>
          <table:table-cell table:formula="of:=IF([.J480]&gt;180;[.J480]-360;[.J480])" office:value-type="float" office:value="-1.09379999999999">
            <text:p>-1.0938</text:p>
          </table:table-cell>
          <table:table-cell table:formula="of:=IF([.K480]&gt;180;[.K480]-360;[.K480])" office:value-type="float" office:value="0.232769">
            <text:p>0.232769</text:p>
          </table:table-cell>
          <table:table-cell table:formula="of:=IF([.L480]&gt;180;[.L480]-360;[.L480])" office:value-type="float" office:value="1.179397">
            <text:p>1.179397</text:p>
          </table:table-cell>
          <table:table-cell table:formula="of:=IF([.M480]&gt;180;[.M480]-360;[.M480])" office:value-type="float" office:value="3.009788">
            <text:p>3.009788</text:p>
          </table:table-cell>
          <table:table-cell table:formula="of:=IF([.N480]&gt;180;[.N480]-360;[.N480])" office:value-type="float" office:value="-1.92200000000003">
            <text:p>-1.922</text:p>
          </table:table-cell>
          <table:table-cell office:value-type="float" office:value="0">
            <text:p>0</text:p>
          </table:table-cell>
          <table:table-cell office:value-type="float" office:value="357.2498">
            <text:p>357.2498</text:p>
          </table:table-cell>
          <table:table-cell office:value-type="float" office:value="358.9062">
            <text:p>358.9062</text:p>
          </table:table-cell>
          <table:table-cell office:value-type="float" office:value="0.232769">
            <text:p>0.232769</text:p>
          </table:table-cell>
          <table:table-cell office:value-type="float" office:value="1.179397">
            <text:p>1.179397</text:p>
          </table:table-cell>
          <table:table-cell office:value-type="float" office:value="3.009788">
            <text:p>3.009788</text:p>
          </table:table-cell>
          <table:table-cell office:value-type="float" office:value="358.078">
            <text:p>358.078</text:p>
          </table:table-cell>
          <table:table-cell table:number-columns-repeated="4"/>
        </table:table-row>
        <table:table-row table:style-name="ro1">
          <table:table-cell office:value-type="float" office:value="9.580029">
            <text:p>9.580029</text:p>
          </table:table-cell>
          <table:table-cell table:formula="of:=IF([.N481]&gt;180;[.N481]-360;[.N481])" office:value-type="float" office:value="-1.80650000000003">
            <text:p>-1.8065</text:p>
          </table:table-cell>
          <table:table-cell table:formula="of:=IF([.J481]&gt;180;[.J481]-360;[.J481])" office:value-type="float" office:value="-1.1277">
            <text:p>-1.1277</text:p>
          </table:table-cell>
          <table:table-cell table:formula="of:=IF([.K481]&gt;180;[.K481]-360;[.K481])" office:value-type="float" office:value="0.1445517">
            <text:p>0.1445517</text:p>
          </table:table-cell>
          <table:table-cell table:formula="of:=IF([.L481]&gt;180;[.L481]-360;[.L481])" office:value-type="float" office:value="1.414526">
            <text:p>1.414526</text:p>
          </table:table-cell>
          <table:table-cell table:formula="of:=IF([.M481]&gt;180;[.M481]-360;[.M481])" office:value-type="float" office:value="2.965221">
            <text:p>2.965221</text:p>
          </table:table-cell>
          <table:table-cell table:formula="of:=IF([.N481]&gt;180;[.N481]-360;[.N481])" office:value-type="float" office:value="-1.80650000000003">
            <text:p>-1.8065</text:p>
          </table:table-cell>
          <table:table-cell office:value-type="float" office:value="0">
            <text:p>0</text:p>
          </table:table-cell>
          <table:table-cell office:value-type="float" office:value="357.3181">
            <text:p>357.3181</text:p>
          </table:table-cell>
          <table:table-cell office:value-type="float" office:value="358.8723">
            <text:p>358.8723</text:p>
          </table:table-cell>
          <table:table-cell office:value-type="float" office:value="0.1445517">
            <text:p>0.1445517</text:p>
          </table:table-cell>
          <table:table-cell office:value-type="float" office:value="1.414526">
            <text:p>1.414526</text:p>
          </table:table-cell>
          <table:table-cell office:value-type="float" office:value="2.965221">
            <text:p>2.965221</text:p>
          </table:table-cell>
          <table:table-cell office:value-type="float" office:value="358.1935">
            <text:p>358.1935</text:p>
          </table:table-cell>
          <table:table-cell table:number-columns-repeated="4"/>
        </table:table-row>
        <table:table-row table:style-name="ro1">
          <table:table-cell office:value-type="float" office:value="9.60003">
            <text:p>9.60003</text:p>
          </table:table-cell>
          <table:table-cell table:formula="of:=IF([.N482]&gt;180;[.N482]-360;[.N482])" office:value-type="float" office:value="-1.73880000000003">
            <text:p>-1.7388</text:p>
          </table:table-cell>
          <table:table-cell table:formula="of:=IF([.J482]&gt;180;[.J482]-360;[.J482])" office:value-type="float" office:value="-1.1893">
            <text:p>-1.1893</text:p>
          </table:table-cell>
          <table:table-cell table:formula="of:=IF([.K482]&gt;180;[.K482]-360;[.K482])" office:value-type="float" office:value="0.09959522">
            <text:p>0.09959522</text:p>
          </table:table-cell>
          <table:table-cell table:formula="of:=IF([.L482]&gt;180;[.L482]-360;[.L482])" office:value-type="float" office:value="1.474688">
            <text:p>1.474688</text:p>
          </table:table-cell>
          <table:table-cell table:formula="of:=IF([.M482]&gt;180;[.M482]-360;[.M482])" office:value-type="float" office:value="3.005472">
            <text:p>3.005472</text:p>
          </table:table-cell>
          <table:table-cell table:formula="of:=IF([.N482]&gt;180;[.N482]-360;[.N482])" office:value-type="float" office:value="-1.73880000000003">
            <text:p>-1.7388</text:p>
          </table:table-cell>
          <table:table-cell office:value-type="float" office:value="0">
            <text:p>0</text:p>
          </table:table-cell>
          <table:table-cell office:value-type="float" office:value="357.4109">
            <text:p>357.4109</text:p>
          </table:table-cell>
          <table:table-cell office:value-type="float" office:value="358.8107">
            <text:p>358.8107</text:p>
          </table:table-cell>
          <table:table-cell office:value-type="float" office:value="0.09959522">
            <text:p>0.09959522</text:p>
          </table:table-cell>
          <table:table-cell office:value-type="float" office:value="1.474688">
            <text:p>1.474688</text:p>
          </table:table-cell>
          <table:table-cell office:value-type="float" office:value="3.005472">
            <text:p>3.005472</text:p>
          </table:table-cell>
          <table:table-cell office:value-type="float" office:value="358.2612">
            <text:p>358.2612</text:p>
          </table:table-cell>
          <table:table-cell table:number-columns-repeated="4"/>
        </table:table-row>
        <table:table-row table:style-name="ro1">
          <table:table-cell office:value-type="float" office:value="9.62003">
            <text:p>9.62003</text:p>
          </table:table-cell>
          <table:table-cell table:formula="of:=IF([.N483]&gt;180;[.N483]-360;[.N483])" office:value-type="float" office:value="-1.66210000000001">
            <text:p>-1.6621</text:p>
          </table:table-cell>
          <table:table-cell table:formula="of:=IF([.J483]&gt;180;[.J483]-360;[.J483])" office:value-type="float" office:value="-1.255">
            <text:p>-1.255</text:p>
          </table:table-cell>
          <table:table-cell table:formula="of:=IF([.K483]&gt;180;[.K483]-360;[.K483])" office:value-type="float" office:value="0.09615698">
            <text:p>0.09615698</text:p>
          </table:table-cell>
          <table:table-cell table:formula="of:=IF([.L483]&gt;180;[.L483]-360;[.L483])" office:value-type="float" office:value="1.424576">
            <text:p>1.424576</text:p>
          </table:table-cell>
          <table:table-cell table:formula="of:=IF([.M483]&gt;180;[.M483]-360;[.M483])" office:value-type="float" office:value="3.111021">
            <text:p>3.111021</text:p>
          </table:table-cell>
          <table:table-cell table:formula="of:=IF([.N483]&gt;180;[.N483]-360;[.N483])" office:value-type="float" office:value="-1.66210000000001">
            <text:p>-1.6621</text:p>
          </table:table-cell>
          <table:table-cell office:value-type="float" office:value="0">
            <text:p>0</text:p>
          </table:table-cell>
          <table:table-cell office:value-type="float" office:value="357.5117">
            <text:p>357.5117</text:p>
          </table:table-cell>
          <table:table-cell office:value-type="float" office:value="358.745">
            <text:p>358.745</text:p>
          </table:table-cell>
          <table:table-cell office:value-type="float" office:value="0.09615698">
            <text:p>0.09615698</text:p>
          </table:table-cell>
          <table:table-cell office:value-type="float" office:value="1.424576">
            <text:p>1.424576</text:p>
          </table:table-cell>
          <table:table-cell office:value-type="float" office:value="3.111021">
            <text:p>3.111021</text:p>
          </table:table-cell>
          <table:table-cell office:value-type="float" office:value="358.3379">
            <text:p>358.3379</text:p>
          </table:table-cell>
          <table:table-cell table:number-columns-repeated="4"/>
        </table:table-row>
        <table:table-row table:style-name="ro1">
          <table:table-cell office:value-type="float" office:value="9.640031">
            <text:p>9.640031</text:p>
          </table:table-cell>
          <table:table-cell table:formula="of:=IF([.N484]&gt;180;[.N484]-360;[.N484])" office:value-type="float" office:value="-1.56479999999999">
            <text:p>-1.5648</text:p>
          </table:table-cell>
          <table:table-cell table:formula="of:=IF([.J484]&gt;180;[.J484]-360;[.J484])" office:value-type="float" office:value="-1.30799999999999">
            <text:p>-1.308</text:p>
          </table:table-cell>
          <table:table-cell table:formula="of:=IF([.K484]&gt;180;[.K484]-360;[.K484])" office:value-type="float" office:value="0.1273602">
            <text:p>0.1273602</text:p>
          </table:table-cell>
          <table:table-cell table:formula="of:=IF([.L484]&gt;180;[.L484]-360;[.L484])" office:value-type="float" office:value="1.312542">
            <text:p>1.312542</text:p>
          </table:table-cell>
          <table:table-cell table:formula="of:=IF([.M484]&gt;180;[.M484]-360;[.M484])" office:value-type="float" office:value="3.284261">
            <text:p>3.284261</text:p>
          </table:table-cell>
          <table:table-cell table:formula="of:=IF([.N484]&gt;180;[.N484]-360;[.N484])" office:value-type="float" office:value="-1.56479999999999">
            <text:p>-1.5648</text:p>
          </table:table-cell>
          <table:table-cell office:value-type="float" office:value="0">
            <text:p>0</text:p>
          </table:table-cell>
          <table:table-cell office:value-type="float" office:value="357.6052">
            <text:p>357.6052</text:p>
          </table:table-cell>
          <table:table-cell office:value-type="float" office:value="358.692">
            <text:p>358.692</text:p>
          </table:table-cell>
          <table:table-cell office:value-type="float" office:value="0.1273602">
            <text:p>0.1273602</text:p>
          </table:table-cell>
          <table:table-cell office:value-type="float" office:value="1.312542">
            <text:p>1.312542</text:p>
          </table:table-cell>
          <table:table-cell office:value-type="float" office:value="3.284261">
            <text:p>3.284261</text:p>
          </table:table-cell>
          <table:table-cell office:value-type="float" office:value="358.4352">
            <text:p>358.4352</text:p>
          </table:table-cell>
          <table:table-cell table:number-columns-repeated="4"/>
        </table:table-row>
        <table:table-row table:style-name="ro1">
          <table:table-cell office:value-type="float" office:value="9.660031">
            <text:p>9.660031</text:p>
          </table:table-cell>
          <table:table-cell table:formula="of:=IF([.N485]&gt;180;[.N485]-360;[.N485])" office:value-type="float" office:value="-1.44819999999999">
            <text:p>-1.4482</text:p>
          </table:table-cell>
          <table:table-cell table:formula="of:=IF([.J485]&gt;180;[.J485]-360;[.J485])" office:value-type="float" office:value="-1.31529999999998">
            <text:p>-1.3153</text:p>
          </table:table-cell>
          <table:table-cell table:formula="of:=IF([.K485]&gt;180;[.K485]-360;[.K485])" office:value-type="float" office:value="0.1709622">
            <text:p>0.1709622</text:p>
          </table:table-cell>
          <table:table-cell table:formula="of:=IF([.L485]&gt;180;[.L485]-360;[.L485])" office:value-type="float" office:value="1.24108">
            <text:p>1.24108</text:p>
          </table:table-cell>
          <table:table-cell table:formula="of:=IF([.M485]&gt;180;[.M485]-360;[.M485])" office:value-type="float" office:value="3.569192">
            <text:p>3.569192</text:p>
          </table:table-cell>
          <table:table-cell table:formula="of:=IF([.N485]&gt;180;[.N485]-360;[.N485])" office:value-type="float" office:value="-1.44819999999999">
            <text:p>-1.4482</text:p>
          </table:table-cell>
          <table:table-cell office:value-type="float" office:value="0">
            <text:p>0</text:p>
          </table:table-cell>
          <table:table-cell office:value-type="float" office:value="357.6807">
            <text:p>357.6807</text:p>
          </table:table-cell>
          <table:table-cell office:value-type="float" office:value="358.6847">
            <text:p>358.6847</text:p>
          </table:table-cell>
          <table:table-cell office:value-type="float" office:value="0.1709622">
            <text:p>0.1709622</text:p>
          </table:table-cell>
          <table:table-cell office:value-type="float" office:value="1.24108">
            <text:p>1.24108</text:p>
          </table:table-cell>
          <table:table-cell office:value-type="float" office:value="3.569192">
            <text:p>3.569192</text:p>
          </table:table-cell>
          <table:table-cell office:value-type="float" office:value="358.5518">
            <text:p>358.5518</text:p>
          </table:table-cell>
          <table:table-cell table:number-columns-repeated="4"/>
        </table:table-row>
        <table:table-row table:style-name="ro1">
          <table:table-cell office:value-type="float" office:value="9.680032">
            <text:p>9.680032</text:p>
          </table:table-cell>
          <table:table-cell table:formula="of:=IF([.N486]&gt;180;[.N486]-360;[.N486])" office:value-type="float" office:value="-1.3329">
            <text:p>-1.3329</text:p>
          </table:table-cell>
          <table:table-cell table:formula="of:=IF([.J486]&gt;180;[.J486]-360;[.J486])" office:value-type="float" office:value="-1.3426">
            <text:p>-1.3426</text:p>
          </table:table-cell>
          <table:table-cell table:formula="of:=IF([.K486]&gt;180;[.K486]-360;[.K486])" office:value-type="float" office:value="0.2183853">
            <text:p>0.2183853</text:p>
          </table:table-cell>
          <table:table-cell table:formula="of:=IF([.L486]&gt;180;[.L486]-360;[.L486])" office:value-type="float" office:value="1.194301">
            <text:p>1.194301</text:p>
          </table:table-cell>
          <table:table-cell table:formula="of:=IF([.M486]&gt;180;[.M486]-360;[.M486])" office:value-type="float" office:value="3.927039">
            <text:p>3.927039</text:p>
          </table:table-cell>
          <table:table-cell table:formula="of:=IF([.N486]&gt;180;[.N486]-360;[.N486])" office:value-type="float" office:value="-1.3329">
            <text:p>-1.3329</text:p>
          </table:table-cell>
          <table:table-cell office:value-type="float" office:value="0">
            <text:p>0</text:p>
          </table:table-cell>
          <table:table-cell office:value-type="float" office:value="357.7845">
            <text:p>357.7845</text:p>
          </table:table-cell>
          <table:table-cell office:value-type="float" office:value="358.6574">
            <text:p>358.6574</text:p>
          </table:table-cell>
          <table:table-cell office:value-type="float" office:value="0.2183853">
            <text:p>0.2183853</text:p>
          </table:table-cell>
          <table:table-cell office:value-type="float" office:value="1.194301">
            <text:p>1.194301</text:p>
          </table:table-cell>
          <table:table-cell office:value-type="float" office:value="3.927039">
            <text:p>3.927039</text:p>
          </table:table-cell>
          <table:table-cell office:value-type="float" office:value="358.6671">
            <text:p>358.6671</text:p>
          </table:table-cell>
          <table:table-cell table:number-columns-repeated="4"/>
        </table:table-row>
        <table:table-row table:style-name="ro1">
          <table:table-cell office:value-type="float" office:value="9.700032">
            <text:p>9.700032</text:p>
          </table:table-cell>
          <table:table-cell table:formula="of:=IF([.N487]&gt;180;[.N487]-360;[.N487])" office:value-type="float" office:value="-1.23140000000001">
            <text:p>-1.2314</text:p>
          </table:table-cell>
          <table:table-cell table:formula="of:=IF([.J487]&gt;180;[.J487]-360;[.J487])" office:value-type="float" office:value="-1.37880000000001">
            <text:p>-1.3788</text:p>
          </table:table-cell>
          <table:table-cell table:formula="of:=IF([.K487]&gt;180;[.K487]-360;[.K487])" office:value-type="float" office:value="0.2690327">
            <text:p>0.2690327</text:p>
          </table:table-cell>
          <table:table-cell table:formula="of:=IF([.L487]&gt;180;[.L487]-360;[.L487])" office:value-type="float" office:value="1.191258">
            <text:p>1.191258</text:p>
          </table:table-cell>
          <table:table-cell table:formula="of:=IF([.M487]&gt;180;[.M487]-360;[.M487])" office:value-type="float" office:value="4.277874">
            <text:p>4.277874</text:p>
          </table:table-cell>
          <table:table-cell table:formula="of:=IF([.N487]&gt;180;[.N487]-360;[.N487])" office:value-type="float" office:value="-1.23140000000001">
            <text:p>-1.2314</text:p>
          </table:table-cell>
          <table:table-cell office:value-type="float" office:value="0">
            <text:p>0</text:p>
          </table:table-cell>
          <table:table-cell office:value-type="float" office:value="357.8861">
            <text:p>357.8861</text:p>
          </table:table-cell>
          <table:table-cell office:value-type="float" office:value="358.6212">
            <text:p>358.6212</text:p>
          </table:table-cell>
          <table:table-cell office:value-type="float" office:value="0.2690327">
            <text:p>0.2690327</text:p>
          </table:table-cell>
          <table:table-cell office:value-type="float" office:value="1.191258">
            <text:p>1.191258</text:p>
          </table:table-cell>
          <table:table-cell office:value-type="float" office:value="4.277874">
            <text:p>4.277874</text:p>
          </table:table-cell>
          <table:table-cell office:value-type="float" office:value="358.7686">
            <text:p>358.7686</text:p>
          </table:table-cell>
          <table:table-cell table:number-columns-repeated="4"/>
        </table:table-row>
        <table:table-row table:style-name="ro1">
          <table:table-cell office:value-type="float" office:value="9.720033">
            <text:p>9.720033</text:p>
          </table:table-cell>
          <table:table-cell table:formula="of:=IF([.N488]&gt;180;[.N488]-360;[.N488])" office:value-type="float" office:value="-1.13929999999999">
            <text:p>-1.1393</text:p>
          </table:table-cell>
          <table:table-cell table:formula="of:=IF([.J488]&gt;180;[.J488]-360;[.J488])" office:value-type="float" office:value="-1.39960000000002">
            <text:p>-1.3996</text:p>
          </table:table-cell>
          <table:table-cell table:formula="of:=IF([.K488]&gt;180;[.K488]-360;[.K488])" office:value-type="float" office:value="0.3207196">
            <text:p>0.3207196</text:p>
          </table:table-cell>
          <table:table-cell table:formula="of:=IF([.L488]&gt;180;[.L488]-360;[.L488])" office:value-type="float" office:value="1.232025">
            <text:p>1.232025</text:p>
          </table:table-cell>
          <table:table-cell table:formula="of:=IF([.M488]&gt;180;[.M488]-360;[.M488])" office:value-type="float" office:value="4.548987">
            <text:p>4.548987</text:p>
          </table:table-cell>
          <table:table-cell table:formula="of:=IF([.N488]&gt;180;[.N488]-360;[.N488])" office:value-type="float" office:value="-1.13929999999999">
            <text:p>-1.1393</text:p>
          </table:table-cell>
          <table:table-cell office:value-type="float" office:value="0">
            <text:p>0</text:p>
          </table:table-cell>
          <table:table-cell office:value-type="float" office:value="357.9708">
            <text:p>357.9708</text:p>
          </table:table-cell>
          <table:table-cell office:value-type="float" office:value="358.6004">
            <text:p>358.6004</text:p>
          </table:table-cell>
          <table:table-cell office:value-type="float" office:value="0.3207196">
            <text:p>0.3207196</text:p>
          </table:table-cell>
          <table:table-cell office:value-type="float" office:value="1.232025">
            <text:p>1.232025</text:p>
          </table:table-cell>
          <table:table-cell office:value-type="float" office:value="4.548987">
            <text:p>4.548987</text:p>
          </table:table-cell>
          <table:table-cell office:value-type="float" office:value="358.8607">
            <text:p>358.8607</text:p>
          </table:table-cell>
          <table:table-cell table:number-columns-repeated="4"/>
        </table:table-row>
        <table:table-row table:style-name="ro1">
          <table:table-cell office:value-type="float" office:value="9.740033">
            <text:p>9.740033</text:p>
          </table:table-cell>
          <table:table-cell table:formula="of:=IF([.N489]&gt;180;[.N489]-360;[.N489])" office:value-type="float" office:value="-1.0641">
            <text:p>-1.0641</text:p>
          </table:table-cell>
          <table:table-cell table:formula="of:=IF([.J489]&gt;180;[.J489]-360;[.J489])" office:value-type="float" office:value="-1.3974">
            <text:p>-1.3974</text:p>
          </table:table-cell>
          <table:table-cell table:formula="of:=IF([.K489]&gt;180;[.K489]-360;[.K489])" office:value-type="float" office:value="0.4248777">
            <text:p>0.4248777</text:p>
          </table:table-cell>
          <table:table-cell table:formula="of:=IF([.L489]&gt;180;[.L489]-360;[.L489])" office:value-type="float" office:value="1.296873">
            <text:p>1.296873</text:p>
          </table:table-cell>
          <table:table-cell table:formula="of:=IF([.M489]&gt;180;[.M489]-360;[.M489])" office:value-type="float" office:value="4.755332">
            <text:p>4.755332</text:p>
          </table:table-cell>
          <table:table-cell table:formula="of:=IF([.N489]&gt;180;[.N489]-360;[.N489])" office:value-type="float" office:value="-1.0641">
            <text:p>-1.0641</text:p>
          </table:table-cell>
          <table:table-cell office:value-type="float" office:value="0">
            <text:p>0</text:p>
          </table:table-cell>
          <table:table-cell office:value-type="float" office:value="358.0634">
            <text:p>358.0634</text:p>
          </table:table-cell>
          <table:table-cell office:value-type="float" office:value="358.6026">
            <text:p>358.6026</text:p>
          </table:table-cell>
          <table:table-cell office:value-type="float" office:value="0.4248777">
            <text:p>0.4248777</text:p>
          </table:table-cell>
          <table:table-cell office:value-type="float" office:value="1.296873">
            <text:p>1.296873</text:p>
          </table:table-cell>
          <table:table-cell office:value-type="float" office:value="4.755332">
            <text:p>4.755332</text:p>
          </table:table-cell>
          <table:table-cell office:value-type="float" office:value="358.9359">
            <text:p>358.9359</text:p>
          </table:table-cell>
          <table:table-cell table:number-columns-repeated="4"/>
        </table:table-row>
        <table:table-row table:style-name="ro1">
          <table:table-cell office:value-type="float" office:value="9.760034">
            <text:p>9.760034</text:p>
          </table:table-cell>
          <table:table-cell table:formula="of:=IF([.N490]&gt;180;[.N490]-360;[.N490])" office:value-type="float" office:value="-1.0188">
            <text:p>-1.0188</text:p>
          </table:table-cell>
          <table:table-cell table:formula="of:=IF([.J490]&gt;180;[.J490]-360;[.J490])" office:value-type="float" office:value="-1.40809999999999">
            <text:p>-1.4081</text:p>
          </table:table-cell>
          <table:table-cell table:formula="of:=IF([.K490]&gt;180;[.K490]-360;[.K490])" office:value-type="float" office:value="0.5834731">
            <text:p>0.5834731</text:p>
          </table:table-cell>
          <table:table-cell table:formula="of:=IF([.L490]&gt;180;[.L490]-360;[.L490])" office:value-type="float" office:value="1.430328">
            <text:p>1.430328</text:p>
          </table:table-cell>
          <table:table-cell table:formula="of:=IF([.M490]&gt;180;[.M490]-360;[.M490])" office:value-type="float" office:value="4.89842">
            <text:p>4.89842</text:p>
          </table:table-cell>
          <table:table-cell table:formula="of:=IF([.N490]&gt;180;[.N490]-360;[.N490])" office:value-type="float" office:value="-1.0188">
            <text:p>-1.0188</text:p>
          </table:table-cell>
          <table:table-cell office:value-type="float" office:value="0">
            <text:p>0</text:p>
          </table:table-cell>
          <table:table-cell office:value-type="float" office:value="358.1503">
            <text:p>358.1503</text:p>
          </table:table-cell>
          <table:table-cell office:value-type="float" office:value="358.5919">
            <text:p>358.5919</text:p>
          </table:table-cell>
          <table:table-cell office:value-type="float" office:value="0.5834731">
            <text:p>0.5834731</text:p>
          </table:table-cell>
          <table:table-cell office:value-type="float" office:value="1.430328">
            <text:p>1.430328</text:p>
          </table:table-cell>
          <table:table-cell office:value-type="float" office:value="4.89842">
            <text:p>4.89842</text:p>
          </table:table-cell>
          <table:table-cell office:value-type="float" office:value="358.9812">
            <text:p>358.9812</text:p>
          </table:table-cell>
          <table:table-cell table:number-columns-repeated="4"/>
        </table:table-row>
        <table:table-row table:style-name="ro1">
          <table:table-cell office:value-type="float" office:value="9.780034">
            <text:p>9.780034</text:p>
          </table:table-cell>
          <table:table-cell table:formula="of:=IF([.N491]&gt;180;[.N491]-360;[.N491])" office:value-type="float" office:value="-1.01490000000001">
            <text:p>-1.0149</text:p>
          </table:table-cell>
          <table:table-cell table:formula="of:=IF([.J491]&gt;180;[.J491]-360;[.J491])" office:value-type="float" office:value="-1.39510000000001">
            <text:p>-1.3951</text:p>
          </table:table-cell>
          <table:table-cell table:formula="of:=IF([.K491]&gt;180;[.K491]-360;[.K491])" office:value-type="float" office:value="0.7830172">
            <text:p>0.7830172</text:p>
          </table:table-cell>
          <table:table-cell table:formula="of:=IF([.L491]&gt;180;[.L491]-360;[.L491])" office:value-type="float" office:value="1.588059">
            <text:p>1.588059</text:p>
          </table:table-cell>
          <table:table-cell table:formula="of:=IF([.M491]&gt;180;[.M491]-360;[.M491])" office:value-type="float" office:value="5.001646">
            <text:p>5.001646</text:p>
          </table:table-cell>
          <table:table-cell table:formula="of:=IF([.N491]&gt;180;[.N491]-360;[.N491])" office:value-type="float" office:value="-1.01490000000001">
            <text:p>-1.0149</text:p>
          </table:table-cell>
          <table:table-cell office:value-type="float" office:value="0">
            <text:p>0</text:p>
          </table:table-cell>
          <table:table-cell office:value-type="float" office:value="358.2068">
            <text:p>358.2068</text:p>
          </table:table-cell>
          <table:table-cell office:value-type="float" office:value="358.6049">
            <text:p>358.6049</text:p>
          </table:table-cell>
          <table:table-cell office:value-type="float" office:value="0.7830172">
            <text:p>0.7830172</text:p>
          </table:table-cell>
          <table:table-cell office:value-type="float" office:value="1.588059">
            <text:p>1.588059</text:p>
          </table:table-cell>
          <table:table-cell office:value-type="float" office:value="5.001646">
            <text:p>5.001646</text:p>
          </table:table-cell>
          <table:table-cell office:value-type="float" office:value="358.9851">
            <text:p>358.9851</text:p>
          </table:table-cell>
          <table:table-cell table:number-columns-repeated="4"/>
        </table:table-row>
        <table:table-row table:style-name="ro1">
          <table:table-cell office:value-type="float" office:value="9.800035">
            <text:p>9.800035</text:p>
          </table:table-cell>
          <table:table-cell table:formula="of:=IF([.N492]&gt;180;[.N492]-360;[.N492])" office:value-type="float" office:value="-1.06020000000001">
            <text:p>-1.0602</text:p>
          </table:table-cell>
          <table:table-cell table:formula="of:=IF([.J492]&gt;180;[.J492]-360;[.J492])" office:value-type="float" office:value="-1.35700000000003">
            <text:p>-1.357</text:p>
          </table:table-cell>
          <table:table-cell table:formula="of:=IF([.K492]&gt;180;[.K492]-360;[.K492])" office:value-type="float" office:value="0.992429">
            <text:p>0.992429</text:p>
          </table:table-cell>
          <table:table-cell table:formula="of:=IF([.L492]&gt;180;[.L492]-360;[.L492])" office:value-type="float" office:value="1.763344">
            <text:p>1.763344</text:p>
          </table:table-cell>
          <table:table-cell table:formula="of:=IF([.M492]&gt;180;[.M492]-360;[.M492])" office:value-type="float" office:value="5.049942">
            <text:p>5.049942</text:p>
          </table:table-cell>
          <table:table-cell table:formula="of:=IF([.N492]&gt;180;[.N492]-360;[.N492])" office:value-type="float" office:value="-1.06020000000001">
            <text:p>-1.0602</text:p>
          </table:table-cell>
          <table:table-cell office:value-type="float" office:value="0">
            <text:p>0</text:p>
          </table:table-cell>
          <table:table-cell office:value-type="float" office:value="358.2615">
            <text:p>358.2615</text:p>
          </table:table-cell>
          <table:table-cell office:value-type="float" office:value="358.643">
            <text:p>358.643</text:p>
          </table:table-cell>
          <table:table-cell office:value-type="float" office:value="0.992429">
            <text:p>0.992429</text:p>
          </table:table-cell>
          <table:table-cell office:value-type="float" office:value="1.763344">
            <text:p>1.763344</text:p>
          </table:table-cell>
          <table:table-cell office:value-type="float" office:value="5.049942">
            <text:p>5.049942</text:p>
          </table:table-cell>
          <table:table-cell office:value-type="float" office:value="358.9398">
            <text:p>358.9398</text:p>
          </table:table-cell>
          <table:table-cell table:number-columns-repeated="4"/>
        </table:table-row>
        <table:table-row table:style-name="ro1">
          <table:table-cell office:value-type="float" office:value="9.820035">
            <text:p>9.820035</text:p>
          </table:table-cell>
          <table:table-cell table:formula="of:=IF([.N493]&gt;180;[.N493]-360;[.N493])" office:value-type="float" office:value="-1.15789999999998">
            <text:p>-1.1579</text:p>
          </table:table-cell>
          <table:table-cell table:formula="of:=IF([.J493]&gt;180;[.J493]-360;[.J493])" office:value-type="float" office:value="-1.32170000000002">
            <text:p>-1.3217</text:p>
          </table:table-cell>
          <table:table-cell table:formula="of:=IF([.K493]&gt;180;[.K493]-360;[.K493])" office:value-type="float" office:value="1.197794">
            <text:p>1.197794</text:p>
          </table:table-cell>
          <table:table-cell table:formula="of:=IF([.L493]&gt;180;[.L493]-360;[.L493])" office:value-type="float" office:value="1.884965">
            <text:p>1.884965</text:p>
          </table:table-cell>
          <table:table-cell table:formula="of:=IF([.M493]&gt;180;[.M493]-360;[.M493])" office:value-type="float" office:value="5.056939">
            <text:p>5.056939</text:p>
          </table:table-cell>
          <table:table-cell table:formula="of:=IF([.N493]&gt;180;[.N493]-360;[.N493])" office:value-type="float" office:value="-1.15789999999998">
            <text:p>-1.1579</text:p>
          </table:table-cell>
          <table:table-cell office:value-type="float" office:value="0">
            <text:p>0</text:p>
          </table:table-cell>
          <table:table-cell office:value-type="float" office:value="358.2979">
            <text:p>358.2979</text:p>
          </table:table-cell>
          <table:table-cell office:value-type="float" office:value="358.6783">
            <text:p>358.6783</text:p>
          </table:table-cell>
          <table:table-cell office:value-type="float" office:value="1.197794">
            <text:p>1.197794</text:p>
          </table:table-cell>
          <table:table-cell office:value-type="float" office:value="1.884965">
            <text:p>1.884965</text:p>
          </table:table-cell>
          <table:table-cell office:value-type="float" office:value="5.056939">
            <text:p>5.056939</text:p>
          </table:table-cell>
          <table:table-cell office:value-type="float" office:value="358.8421">
            <text:p>358.8421</text:p>
          </table:table-cell>
          <table:table-cell table:number-columns-repeated="4"/>
        </table:table-row>
        <table:table-row table:style-name="ro1">
          <table:table-cell office:value-type="float" office:value="9.840035">
            <text:p>9.840035</text:p>
          </table:table-cell>
          <table:table-cell table:formula="of:=IF([.N494]&gt;180;[.N494]-360;[.N494])" office:value-type="float" office:value="-1.28629999999998">
            <text:p>-1.2863</text:p>
          </table:table-cell>
          <table:table-cell table:formula="of:=IF([.J494]&gt;180;[.J494]-360;[.J494])" office:value-type="float" office:value="-1.2833">
            <text:p>-1.2833</text:p>
          </table:table-cell>
          <table:table-cell table:formula="of:=IF([.K494]&gt;180;[.K494]-360;[.K494])" office:value-type="float" office:value="1.395422">
            <text:p>1.395422</text:p>
          </table:table-cell>
          <table:table-cell table:formula="of:=IF([.L494]&gt;180;[.L494]-360;[.L494])" office:value-type="float" office:value="1.87484">
            <text:p>1.87484</text:p>
          </table:table-cell>
          <table:table-cell table:formula="of:=IF([.M494]&gt;180;[.M494]-360;[.M494])" office:value-type="float" office:value="5.02539">
            <text:p>5.02539</text:p>
          </table:table-cell>
          <table:table-cell table:formula="of:=IF([.N494]&gt;180;[.N494]-360;[.N494])" office:value-type="float" office:value="-1.28629999999998">
            <text:p>-1.2863</text:p>
          </table:table-cell>
          <table:table-cell office:value-type="float" office:value="0">
            <text:p>0</text:p>
          </table:table-cell>
          <table:table-cell office:value-type="float" office:value="358.299">
            <text:p>358.299</text:p>
          </table:table-cell>
          <table:table-cell office:value-type="float" office:value="358.7167">
            <text:p>358.7167</text:p>
          </table:table-cell>
          <table:table-cell office:value-type="float" office:value="1.395422">
            <text:p>1.395422</text:p>
          </table:table-cell>
          <table:table-cell office:value-type="float" office:value="1.87484">
            <text:p>1.87484</text:p>
          </table:table-cell>
          <table:table-cell office:value-type="float" office:value="5.02539">
            <text:p>5.02539</text:p>
          </table:table-cell>
          <table:table-cell office:value-type="float" office:value="358.7137">
            <text:p>358.7137</text:p>
          </table:table-cell>
          <table:table-cell table:number-columns-repeated="4"/>
        </table:table-row>
        <table:table-row table:style-name="ro1">
          <table:table-cell office:value-type="float" office:value="9.860036">
            <text:p>9.860036</text:p>
          </table:table-cell>
          <table:table-cell table:formula="of:=IF([.N495]&gt;180;[.N495]-360;[.N495])" office:value-type="float" office:value="-1.44150000000002">
            <text:p>-1.4415</text:p>
          </table:table-cell>
          <table:table-cell table:formula="of:=IF([.J495]&gt;180;[.J495]-360;[.J495])" office:value-type="float" office:value="-1.21530000000001">
            <text:p>-1.2153</text:p>
          </table:table-cell>
          <table:table-cell table:formula="of:=IF([.K495]&gt;180;[.K495]-360;[.K495])" office:value-type="float" office:value="1.578885">
            <text:p>1.578885</text:p>
          </table:table-cell>
          <table:table-cell table:formula="of:=IF([.L495]&gt;180;[.L495]-360;[.L495])" office:value-type="float" office:value="1.858693">
            <text:p>1.858693</text:p>
          </table:table-cell>
          <table:table-cell table:formula="of:=IF([.M495]&gt;180;[.M495]-360;[.M495])" office:value-type="float" office:value="4.958134">
            <text:p>4.958134</text:p>
          </table:table-cell>
          <table:table-cell table:formula="of:=IF([.N495]&gt;180;[.N495]-360;[.N495])" office:value-type="float" office:value="-1.44150000000002">
            <text:p>-1.4415</text:p>
          </table:table-cell>
          <table:table-cell office:value-type="float" office:value="0">
            <text:p>0</text:p>
          </table:table-cell>
          <table:table-cell office:value-type="float" office:value="358.2629">
            <text:p>358.2629</text:p>
          </table:table-cell>
          <table:table-cell office:value-type="float" office:value="358.7847">
            <text:p>358.7847</text:p>
          </table:table-cell>
          <table:table-cell office:value-type="float" office:value="1.578885">
            <text:p>1.578885</text:p>
          </table:table-cell>
          <table:table-cell office:value-type="float" office:value="1.858693">
            <text:p>1.858693</text:p>
          </table:table-cell>
          <table:table-cell office:value-type="float" office:value="4.958134">
            <text:p>4.958134</text:p>
          </table:table-cell>
          <table:table-cell office:value-type="float" office:value="358.5585">
            <text:p>358.5585</text:p>
          </table:table-cell>
          <table:table-cell table:number-columns-repeated="4"/>
        </table:table-row>
        <table:table-row table:style-name="ro1">
          <table:table-cell office:value-type="float" office:value="9.880036">
            <text:p>9.880036</text:p>
          </table:table-cell>
          <table:table-cell table:formula="of:=IF([.N496]&gt;180;[.N496]-360;[.N496])" office:value-type="float" office:value="-1.61180000000002">
            <text:p>-1.6118</text:p>
          </table:table-cell>
          <table:table-cell table:formula="of:=IF([.J496]&gt;180;[.J496]-360;[.J496])" office:value-type="float" office:value="-1.15929999999997">
            <text:p>-1.1593</text:p>
          </table:table-cell>
          <table:table-cell table:formula="of:=IF([.K496]&gt;180;[.K496]-360;[.K496])" office:value-type="float" office:value="1.736298">
            <text:p>1.736298</text:p>
          </table:table-cell>
          <table:table-cell table:formula="of:=IF([.L496]&gt;180;[.L496]-360;[.L496])" office:value-type="float" office:value="1.822859">
            <text:p>1.822859</text:p>
          </table:table-cell>
          <table:table-cell table:formula="of:=IF([.M496]&gt;180;[.M496]-360;[.M496])" office:value-type="float" office:value="4.894596">
            <text:p>4.894596</text:p>
          </table:table-cell>
          <table:table-cell table:formula="of:=IF([.N496]&gt;180;[.N496]-360;[.N496])" office:value-type="float" office:value="-1.61180000000002">
            <text:p>-1.6118</text:p>
          </table:table-cell>
          <table:table-cell office:value-type="float" office:value="0">
            <text:p>0</text:p>
          </table:table-cell>
          <table:table-cell office:value-type="float" office:value="358.2033">
            <text:p>358.2033</text:p>
          </table:table-cell>
          <table:table-cell office:value-type="float" office:value="358.8407">
            <text:p>358.8407</text:p>
          </table:table-cell>
          <table:table-cell office:value-type="float" office:value="1.736298">
            <text:p>1.736298</text:p>
          </table:table-cell>
          <table:table-cell office:value-type="float" office:value="1.822859">
            <text:p>1.822859</text:p>
          </table:table-cell>
          <table:table-cell office:value-type="float" office:value="4.894596">
            <text:p>4.894596</text:p>
          </table:table-cell>
          <table:table-cell office:value-type="float" office:value="358.3882">
            <text:p>358.3882</text:p>
          </table:table-cell>
          <table:table-cell table:number-columns-repeated="4"/>
        </table:table-row>
        <table:table-row table:style-name="ro1">
          <table:table-cell office:value-type="float" office:value="9.900037">
            <text:p>9.900037</text:p>
          </table:table-cell>
          <table:table-cell table:formula="of:=IF([.N497]&gt;180;[.N497]-360;[.N497])" office:value-type="float" office:value="-1.74509999999998">
            <text:p>-1.7451</text:p>
          </table:table-cell>
          <table:table-cell table:formula="of:=IF([.J497]&gt;180;[.J497]-360;[.J497])" office:value-type="float" office:value="-1.09429999999998">
            <text:p>-1.0943</text:p>
          </table:table-cell>
          <table:table-cell table:formula="of:=IF([.K497]&gt;180;[.K497]-360;[.K497])" office:value-type="float" office:value="1.847986">
            <text:p>1.847986</text:p>
          </table:table-cell>
          <table:table-cell table:formula="of:=IF([.L497]&gt;180;[.L497]-360;[.L497])" office:value-type="float" office:value="1.725445">
            <text:p>1.725445</text:p>
          </table:table-cell>
          <table:table-cell table:formula="of:=IF([.M497]&gt;180;[.M497]-360;[.M497])" office:value-type="float" office:value="4.858647">
            <text:p>4.858647</text:p>
          </table:table-cell>
          <table:table-cell table:formula="of:=IF([.N497]&gt;180;[.N497]-360;[.N497])" office:value-type="float" office:value="-1.74509999999998">
            <text:p>-1.7451</text:p>
          </table:table-cell>
          <table:table-cell office:value-type="float" office:value="0">
            <text:p>0</text:p>
          </table:table-cell>
          <table:table-cell office:value-type="float" office:value="358.1318">
            <text:p>358.1318</text:p>
          </table:table-cell>
          <table:table-cell office:value-type="float" office:value="358.9057">
            <text:p>358.9057</text:p>
          </table:table-cell>
          <table:table-cell office:value-type="float" office:value="1.847986">
            <text:p>1.847986</text:p>
          </table:table-cell>
          <table:table-cell office:value-type="float" office:value="1.725445">
            <text:p>1.725445</text:p>
          </table:table-cell>
          <table:table-cell office:value-type="float" office:value="4.858647">
            <text:p>4.858647</text:p>
          </table:table-cell>
          <table:table-cell office:value-type="float" office:value="358.2549">
            <text:p>358.2549</text:p>
          </table:table-cell>
          <table:table-cell table:number-columns-repeated="4"/>
        </table:table-row>
        <table:table-row table:style-name="ro1">
          <table:table-cell office:value-type="float" office:value="9.920037">
            <text:p>9.920037</text:p>
          </table:table-cell>
          <table:table-cell table:formula="of:=IF([.N498]&gt;180;[.N498]-360;[.N498])" office:value-type="float" office:value="-1.85250000000002">
            <text:p>-1.8525</text:p>
          </table:table-cell>
          <table:table-cell table:formula="of:=IF([.J498]&gt;180;[.J498]-360;[.J498])" office:value-type="float" office:value="-1.03980000000001">
            <text:p>-1.0398</text:p>
          </table:table-cell>
          <table:table-cell table:formula="of:=IF([.K498]&gt;180;[.K498]-360;[.K498])" office:value-type="float" office:value="1.907621">
            <text:p>1.907621</text:p>
          </table:table-cell>
          <table:table-cell table:formula="of:=IF([.L498]&gt;180;[.L498]-360;[.L498])" office:value-type="float" office:value="1.541665">
            <text:p>1.541665</text:p>
          </table:table-cell>
          <table:table-cell table:formula="of:=IF([.M498]&gt;180;[.M498]-360;[.M498])" office:value-type="float" office:value="4.874778">
            <text:p>4.874778</text:p>
          </table:table-cell>
          <table:table-cell table:formula="of:=IF([.N498]&gt;180;[.N498]-360;[.N498])" office:value-type="float" office:value="-1.85250000000002">
            <text:p>-1.8525</text:p>
          </table:table-cell>
          <table:table-cell office:value-type="float" office:value="0">
            <text:p>0</text:p>
          </table:table-cell>
          <table:table-cell office:value-type="float" office:value="358.0513">
            <text:p>358.0513</text:p>
          </table:table-cell>
          <table:table-cell office:value-type="float" office:value="358.9602">
            <text:p>358.9602</text:p>
          </table:table-cell>
          <table:table-cell office:value-type="float" office:value="1.907621">
            <text:p>1.907621</text:p>
          </table:table-cell>
          <table:table-cell office:value-type="float" office:value="1.541665">
            <text:p>1.541665</text:p>
          </table:table-cell>
          <table:table-cell office:value-type="float" office:value="4.874778">
            <text:p>4.874778</text:p>
          </table:table-cell>
          <table:table-cell office:value-type="float" office:value="358.1475">
            <text:p>358.1475</text:p>
          </table:table-cell>
          <table:table-cell table:number-columns-repeated="4"/>
        </table:table-row>
        <table:table-row table:style-name="ro1">
          <table:table-cell office:value-type="float" office:value="9.940038">
            <text:p>9.940038</text:p>
          </table:table-cell>
          <table:table-cell table:formula="of:=IF([.N499]&gt;180;[.N499]-360;[.N499])" office:value-type="float" office:value="-1.93959999999998">
            <text:p>-1.9396</text:p>
          </table:table-cell>
          <table:table-cell table:formula="of:=IF([.J499]&gt;180;[.J499]-360;[.J499])" office:value-type="float" office:value="-1.00409999999999">
            <text:p>-1.0041</text:p>
          </table:table-cell>
          <table:table-cell table:formula="of:=IF([.K499]&gt;180;[.K499]-360;[.K499])" office:value-type="float" office:value="1.926949">
            <text:p>1.926949</text:p>
          </table:table-cell>
          <table:table-cell table:formula="of:=IF([.L499]&gt;180;[.L499]-360;[.L499])" office:value-type="float" office:value="1.291572">
            <text:p>1.291572</text:p>
          </table:table-cell>
          <table:table-cell table:formula="of:=IF([.M499]&gt;180;[.M499]-360;[.M499])" office:value-type="float" office:value="4.951609">
            <text:p>4.951609</text:p>
          </table:table-cell>
          <table:table-cell table:formula="of:=IF([.N499]&gt;180;[.N499]-360;[.N499])" office:value-type="float" office:value="-1.93959999999998">
            <text:p>-1.9396</text:p>
          </table:table-cell>
          <table:table-cell office:value-type="float" office:value="0">
            <text:p>0</text:p>
          </table:table-cell>
          <table:table-cell office:value-type="float" office:value="357.9492">
            <text:p>357.9492</text:p>
          </table:table-cell>
          <table:table-cell office:value-type="float" office:value="358.9959">
            <text:p>358.9959</text:p>
          </table:table-cell>
          <table:table-cell office:value-type="float" office:value="1.926949">
            <text:p>1.926949</text:p>
          </table:table-cell>
          <table:table-cell office:value-type="float" office:value="1.291572">
            <text:p>1.291572</text:p>
          </table:table-cell>
          <table:table-cell office:value-type="float" office:value="4.951609">
            <text:p>4.951609</text:p>
          </table:table-cell>
          <table:table-cell office:value-type="float" office:value="358.0604">
            <text:p>358.0604</text:p>
          </table:table-cell>
          <table:table-cell table:number-columns-repeated="4"/>
        </table:table-row>
        <table:table-row table:style-name="ro1">
          <table:table-cell office:value-type="float" office:value="9.960038">
            <text:p>9.960038</text:p>
          </table:table-cell>
          <table:table-cell table:formula="of:=IF([.N500]&gt;180;[.N500]-360;[.N500])" office:value-type="float" office:value="-2.04539999999997">
            <text:p>-2.0454</text:p>
          </table:table-cell>
          <table:table-cell table:formula="of:=IF([.J500]&gt;180;[.J500]-360;[.J500])" office:value-type="float" office:value="-1.0086">
            <text:p>-1.0086</text:p>
          </table:table-cell>
          <table:table-cell table:formula="of:=IF([.K500]&gt;180;[.K500]-360;[.K500])" office:value-type="float" office:value="1.914479">
            <text:p>1.914479</text:p>
          </table:table-cell>
          <table:table-cell table:formula="of:=IF([.L500]&gt;180;[.L500]-360;[.L500])" office:value-type="float" office:value="1.039069">
            <text:p>1.039069</text:p>
          </table:table-cell>
          <table:table-cell table:formula="of:=IF([.M500]&gt;180;[.M500]-360;[.M500])" office:value-type="float" office:value="5.099277">
            <text:p>5.099277</text:p>
          </table:table-cell>
          <table:table-cell table:formula="of:=IF([.N500]&gt;180;[.N500]-360;[.N500])" office:value-type="float" office:value="-2.04539999999997">
            <text:p>-2.0454</text:p>
          </table:table-cell>
          <table:table-cell office:value-type="float" office:value="0">
            <text:p>0</text:p>
          </table:table-cell>
          <table:table-cell office:value-type="float" office:value="357.8371">
            <text:p>357.8371</text:p>
          </table:table-cell>
          <table:table-cell office:value-type="float" office:value="358.9914">
            <text:p>358.9914</text:p>
          </table:table-cell>
          <table:table-cell office:value-type="float" office:value="1.914479">
            <text:p>1.914479</text:p>
          </table:table-cell>
          <table:table-cell office:value-type="float" office:value="1.039069">
            <text:p>1.039069</text:p>
          </table:table-cell>
          <table:table-cell office:value-type="float" office:value="5.099277">
            <text:p>5.099277</text:p>
          </table:table-cell>
          <table:table-cell office:value-type="float" office:value="357.9546">
            <text:p>357.9546</text:p>
          </table:table-cell>
          <table:table-cell table:number-columns-repeated="4"/>
        </table:table-row>
        <table:table-row table:style-name="ro1">
          <table:table-cell office:value-type="float" office:value="9.980039">
            <text:p>9.980039</text:p>
          </table:table-cell>
          <table:table-cell table:formula="of:=IF([.N501]&gt;180;[.N501]-360;[.N501])" office:value-type="float" office:value="-2.15910000000002">
            <text:p>-2.1591</text:p>
          </table:table-cell>
          <table:table-cell table:formula="of:=IF([.J501]&gt;180;[.J501]-360;[.J501])" office:value-type="float" office:value="-0.998699999999985">
            <text:p>-0.9987</text:p>
          </table:table-cell>
          <table:table-cell table:formula="of:=IF([.K501]&gt;180;[.K501]-360;[.K501])" office:value-type="float" office:value="1.870945">
            <text:p>1.870945</text:p>
          </table:table-cell>
          <table:table-cell table:formula="of:=IF([.L501]&gt;180;[.L501]-360;[.L501])" office:value-type="float" office:value="0.8618478">
            <text:p>0.8618478</text:p>
          </table:table-cell>
          <table:table-cell table:formula="of:=IF([.M501]&gt;180;[.M501]-360;[.M501])" office:value-type="float" office:value="5.369025">
            <text:p>5.369025</text:p>
          </table:table-cell>
          <table:table-cell table:formula="of:=IF([.N501]&gt;180;[.N501]-360;[.N501])" office:value-type="float" office:value="-2.15910000000002">
            <text:p>-2.1591</text:p>
          </table:table-cell>
          <table:table-cell office:value-type="float" office:value="0">
            <text:p>0</text:p>
          </table:table-cell>
          <table:table-cell office:value-type="float" office:value="357.7131">
            <text:p>357.7131</text:p>
          </table:table-cell>
          <table:table-cell office:value-type="float" office:value="359.0013">
            <text:p>359.0013</text:p>
          </table:table-cell>
          <table:table-cell office:value-type="float" office:value="1.870945">
            <text:p>1.870945</text:p>
          </table:table-cell>
          <table:table-cell office:value-type="float" office:value="0.8618478">
            <text:p>0.8618478</text:p>
          </table:table-cell>
          <table:table-cell office:value-type="float" office:value="5.369025">
            <text:p>5.369025</text:p>
          </table:table-cell>
          <table:table-cell office:value-type="float" office:value="357.8409">
            <text:p>357.8409</text:p>
          </table:table-cell>
          <table:table-cell table:number-columns-repeated="4"/>
        </table:table-row>
        <table:table-row table:style-name="ro1">
          <table:table-cell office:value-type="float" office:value="10.00004">
            <text:p>10.00004</text:p>
          </table:table-cell>
          <table:table-cell table:number-columns-repeated="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/07/2014</text:date>, <text:time>20:10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17T20:10:52.62</dc:date>
    <dc:creator>W W</dc:creator>
    <meta:editing-duration>PT7H22M54S</meta:editing-duration>
    <meta:editing-cycles>5</meta:editing-cycles>
    <meta:generator>OpenOffice/4.0.1$Win32 OpenOffice.org_project/401m5$Build-9714</meta:generator>
    <meta:document-statistic meta:table-count="3" meta:cell-count="70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507cm" svg:height="8.298cm" xlink:href=".." xlink:type="simple" chart:class="chart:line" chart:style-name="ch1">
        <chart:legend svg:x="11.368cm" svg:y="1.285cm" style:legend-expansion="custom" chartooo:width="3.936cm" chartooo:height="6.201cm" style:legend-expansion-aspect-ratio="0.63473633284954" chart:style-name="ch2"/>
        <chart:plot-area chart:style-name="ch3" table:cell-range-address="Hoja1.A1:Hoja1.H501" chart:data-source-has-labels="both" svg:x="0.805cm" svg:y="0.771cm" svg:width="10.456cm" svg:height="6.988cm">
          <chartooo:coordinate-region svg:x="1.347cm" svg:y="0.983cm" svg:width="9.914cm" svg:height="6.564cm"/>
          <chart:axis chart:dimension="x" chart:name="primary-x" chart:style-name="ch4" chartooo:axis-type="auto">
            <chartooo:date-scale/>
            <chart:title svg:x="5.42cm" svg:y="7.711cm" chart:style-name="ch5">
              <text:p>Tiempo</text:p>
            </chart:title>
            <chart:categories table:cell-range-address="Hoja1.A2:Hoja1.A501"/>
          </chart:axis>
          <chart:axis chart:dimension="y" chart:name="primary-y" chart:style-name="ch6">
            <chart:title svg:x="0.001cm" svg:y="5.09cm" chart:style-name="ch7">
              <text:p>Posición X</text:p>
            </chart:title>
            <chart:grid chart:style-name="ch8" chart:class="major"/>
          </chart:axis>
          <chart:series chart:style-name="ch9" chart:values-cell-range-address="Hoja1.B2:Hoja1.B501" chart:label-cell-address="Hoja1.B1:Hoja1.B1" chart:class="chart:line">
            <chart:data-point chart:repeated="500"/>
          </chart:series>
          <chart:series chart:style-name="ch10" chart:values-cell-range-address="Hoja1.C2:Hoja1.C501" chart:label-cell-address="Hoja1.C1:Hoja1.C1" chart:class="chart:line">
            <chart:data-point chart:repeated="500"/>
          </chart:series>
          <chart:series chart:style-name="ch11" chart:values-cell-range-address="Hoja1.D2:Hoja1.D501" chart:label-cell-address="Hoja1.D1:Hoja1.D1" chart:class="chart:line">
            <chart:data-point chart:repeated="500"/>
          </chart:series>
          <chart:series chart:style-name="ch12" chart:values-cell-range-address="Hoja1.E2:Hoja1.E501" chart:label-cell-address="Hoja1.E1:Hoja1.E1" chart:class="chart:line">
            <chart:data-point chart:repeated="500"/>
          </chart:series>
          <chart:series chart:style-name="ch13" chart:values-cell-range-address="Hoja1.F2:Hoja1.F501" chart:label-cell-address="Hoja1.F1:Hoja1.F1" chart:class="chart:line">
            <chart:data-point chart:repeated="500"/>
          </chart:series>
          <chart:series chart:style-name="ch14" chart:values-cell-range-address="Hoja1.G2:Hoja1.G501" chart:label-cell-address="Hoja1.G1:Hoja1.G1" chart:class="chart:line">
            <chart:data-point chart:repeated="500"/>
          </chart:series>
          <chart:series chart:style-name="ch15" chart:values-cell-range-address="Hoja1.H2:Hoja1.H501" chart:label-cell-address="Hoja1.H1:Hoja1.H1" chart:class="chart:line">
            <chart:data-point chart:repeated="5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ásica -sin nada</text:p>
                <draw:g>
                  <svg:desc>Hoja1.B1:Hoja1.B1</svg:desc>
                </draw:g>
              </table:table-cell>
              <table:table-cell office:value-type="string">
                <text:p>Clásica – Partida</text:p>
                <draw:g>
                  <svg:desc>Hoja1.C1:Hoja1.C1</svg:desc>
                </draw:g>
              </table:table-cell>
              <table:table-cell office:value-type="string">
                <text:p>Clasica – Partida – Fase Sync</text:p>
                <draw:g>
                  <svg:desc>Hoja1.D1:Hoja1.D1</svg:desc>
                </draw:g>
              </table:table-cell>
              <table:table-cell office:value-type="string">
                <text:p>Fourier – Partida – Fase Sync</text:p>
                <draw:g>
                  <svg:desc>Hoja1.E1:Hoja1.E1</svg:desc>
                </draw:g>
              </table:table-cell>
              <table:table-cell office:value-type="string">
                <text:p>Rodilla:Fourier – Partida – Fase Sync</text:p>
                <draw:g>
                  <svg:desc>Hoja1.F1:Hoja1.F1</svg:desc>
                </draw:g>
              </table:table-cell>
              <table:table-cell office:value-type="string">
                <text:p>Rodilla:Cos Doble Frecuencia – Partida – Fase Sync</text:p>
                <draw:g>
                  <svg:desc>Hoja1.G1:Hoja1.G1</svg:desc>
                </draw:g>
              </table:table-cell>
              <table:table-cell office:value-type="string">
                <text:p>Ideal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1</svg:desc>
                </draw:g>
              </table:table-cell>
              <table:table-cell office:value-type="float" office:value="0">
                <text:p>0</text:p>
                <draw:g>
                  <svg:desc>Hoja1.B2:Hoja1.B501</svg:desc>
                </draw:g>
              </table:table-cell>
              <table:table-cell office:value-type="float" office:value="0">
                <text:p>0</text:p>
                <draw:g>
                  <svg:desc>Hoja1.C2:Hoja1.C501</svg:desc>
                </draw:g>
              </table:table-cell>
              <table:table-cell office:value-type="float" office:value="0">
                <text:p>0</text:p>
                <draw:g>
                  <svg:desc>Hoja1.D2:Hoja1.D501</svg:desc>
                </draw:g>
              </table:table-cell>
              <table:table-cell office:value-type="float" office:value="0">
                <text:p>0</text:p>
                <draw:g>
                  <svg:desc>Hoja1.E2:Hoja1.E501</svg:desc>
                </draw:g>
              </table:table-cell>
              <table:table-cell office:value-type="float" office:value="0">
                <text:p>0</text:p>
                <draw:g>
                  <svg:desc>Hoja1.F2:Hoja1.F501</svg:desc>
                </draw:g>
              </table:table-cell>
              <table:table-cell office:value-type="float" office:value="0">
                <text:p>0</text:p>
                <draw:g>
                  <svg:desc>Hoja1.G2:Hoja1.G501</svg:desc>
                </draw:g>
              </table:table-cell>
              <table:table-cell office:value-type="float" office:value="0">
                <text:p>0</text:p>
                <draw:g>
                  <svg:desc>Hoja1.H2:Hoja1.H501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-0.0287000000000148">
                <text:p>-0.0287000000000148</text:p>
              </table:table-cell>
              <table:table-cell office:value-type="float" office:value="0.05443214">
                <text:p>0.05443214</text:p>
              </table:table-cell>
              <table:table-cell office:value-type="float" office:value="0.05005675">
                <text:p>0.05005675</text:p>
              </table:table-cell>
              <table:table-cell office:value-type="float" office:value="-0.0509000000000128">
                <text:p>-0.0509000000000128</text:p>
              </table:table-cell>
              <table:table-cell office:value-type="float" office:value="-0.0505999999999744">
                <text:p>-0.0505999999999744</text:p>
              </table:table-cell>
              <table:table-cell office:value-type="float" office:value="-0.0287000000000148">
                <text:p>-0.0287000000000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-0.0770999999999731">
                <text:p>-0.0770999999999731</text:p>
              </table:table-cell>
              <table:table-cell office:value-type="float" office:value="0.05344889">
                <text:p>0.05344889</text:p>
              </table:table-cell>
              <table:table-cell office:value-type="float" office:value="0.0509401">
                <text:p>0.0509401</text:p>
              </table:table-cell>
              <table:table-cell office:value-type="float" office:value="-0.0933999999999742">
                <text:p>-0.0933999999999742</text:p>
              </table:table-cell>
              <table:table-cell office:value-type="float" office:value="-0.0865999999999758">
                <text:p>-0.0865999999999758</text:p>
              </table:table-cell>
              <table:table-cell office:value-type="float" office:value="-0.0770999999999731">
                <text:p>-0.0770999999999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-0.140800000000013">
                <text:p>-0.140800000000013</text:p>
              </table:table-cell>
              <table:table-cell office:value-type="float" office:value="0.07290454">
                <text:p>0.07290454</text:p>
              </table:table-cell>
              <table:table-cell office:value-type="float" office:value="0.0373464">
                <text:p>0.0373464</text:p>
              </table:table-cell>
              <table:table-cell office:value-type="float" office:value="-0.135499999999979">
                <text:p>-0.135499999999979</text:p>
              </table:table-cell>
              <table:table-cell office:value-type="float" office:value="-0.115400000000022">
                <text:p>-0.115400000000022</text:p>
              </table:table-cell>
              <table:table-cell office:value-type="float" office:value="-0.140800000000013">
                <text:p>-0.140800000000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-0.22320000000002">
                <text:p>-0.22320000000002</text:p>
              </table:table-cell>
              <table:table-cell office:value-type="float" office:value="0.0935107">
                <text:p>0.0935107</text:p>
              </table:table-cell>
              <table:table-cell office:value-type="float" office:value="0.02092293">
                <text:p>0.02092293</text:p>
              </table:table-cell>
              <table:table-cell office:value-type="float" office:value="-0.179599999999994">
                <text:p>-0.179599999999994</text:p>
              </table:table-cell>
              <table:table-cell office:value-type="float" office:value="-0.136700000000019">
                <text:p>-0.136700000000019</text:p>
              </table:table-cell>
              <table:table-cell office:value-type="float" office:value="-0.22320000000002">
                <text:p>-0.2232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999999">
                <text:p>0</text:p>
              </table:table-cell>
              <table:table-cell office:value-type="float" office:value="-0.312200000000018">
                <text:p>-0.312200000000018</text:p>
              </table:table-cell>
              <table:table-cell office:value-type="float" office:value="0.1216051">
                <text:p>0.1216051</text:p>
              </table:table-cell>
              <table:table-cell office:value-type="float" office:value="0.003767134">
                <text:p>0.003767134</text:p>
              </table:table-cell>
              <table:table-cell office:value-type="float" office:value="-0.219899999999996">
                <text:p>-0.219899999999996</text:p>
              </table:table-cell>
              <table:table-cell office:value-type="float" office:value="-0.153900000000021">
                <text:p>-0.153900000000021</text:p>
              </table:table-cell>
              <table:table-cell office:value-type="float" office:value="-0.312200000000018">
                <text:p>-0.312200000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-0.383600000000001">
                <text:p>-0.383600000000001</text:p>
              </table:table-cell>
              <table:table-cell office:value-type="float" office:value="0.1585039">
                <text:p>0.1585039</text:p>
              </table:table-cell>
              <table:table-cell office:value-type="float" office:value="-0.019299999999987">
                <text:p>-0.019299999999987</text:p>
              </table:table-cell>
              <table:table-cell office:value-type="float" office:value="-0.24369999999999">
                <text:p>-0.24369999999999</text:p>
              </table:table-cell>
              <table:table-cell office:value-type="float" office:value="-0.172000000000025">
                <text:p>-0.172000000000025</text:p>
              </table:table-cell>
              <table:table-cell office:value-type="float" office:value="-0.383600000000001">
                <text:p>-0.3836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-0.431899999999985">
                <text:p>-0.431899999999985</text:p>
              </table:table-cell>
              <table:table-cell office:value-type="float" office:value="0.1954532">
                <text:p>0.1954532</text:p>
              </table:table-cell>
              <table:table-cell office:value-type="float" office:value="-0.0452000000000226">
                <text:p>-0.0452000000000226</text:p>
              </table:table-cell>
              <table:table-cell office:value-type="float" office:value="-0.24169999999998">
                <text:p>-0.24169999999998</text:p>
              </table:table-cell>
              <table:table-cell office:value-type="float" office:value="-0.168200000000013">
                <text:p>-0.168200000000013</text:p>
              </table:table-cell>
              <table:table-cell office:value-type="float" office:value="-0.431899999999985">
                <text:p>-0.4318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-0.46429999999998">
                <text:p>-0.46429999999998</text:p>
              </table:table-cell>
              <table:table-cell office:value-type="float" office:value="0.2375666">
                <text:p>0.2375666</text:p>
              </table:table-cell>
              <table:table-cell office:value-type="float" office:value="-0.0760000000000218">
                <text:p>-0.0760000000000218</text:p>
              </table:table-cell>
              <table:table-cell office:value-type="float" office:value="-0.222800000000007">
                <text:p>-0.222800000000007</text:p>
              </table:table-cell>
              <table:table-cell office:value-type="float" office:value="-0.139599999999973">
                <text:p>-0.139599999999973</text:p>
              </table:table-cell>
              <table:table-cell office:value-type="float" office:value="-0.46429999999998">
                <text:p>-0.4642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-0.490599999999972">
                <text:p>-0.490599999999972</text:p>
              </table:table-cell>
              <table:table-cell office:value-type="float" office:value="0.2817207">
                <text:p>0.2817207</text:p>
              </table:table-cell>
              <table:table-cell office:value-type="float" office:value="-0.120999999999981">
                <text:p>-0.120999999999981</text:p>
              </table:table-cell>
              <table:table-cell office:value-type="float" office:value="-0.200300000000027">
                <text:p>-0.200300000000027</text:p>
              </table:table-cell>
              <table:table-cell office:value-type="float" office:value="-0.100700000000018">
                <text:p>-0.100700000000018</text:p>
              </table:table-cell>
              <table:table-cell office:value-type="float" office:value="-0.490599999999972">
                <text:p>-0.4905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0.514099999999985">
                <text:p>-0.514099999999985</text:p>
              </table:table-cell>
              <table:table-cell office:value-type="float" office:value="0.3285949">
                <text:p>0.3285949</text:p>
              </table:table-cell>
              <table:table-cell office:value-type="float" office:value="-0.182599999999979">
                <text:p>-0.182599999999979</text:p>
              </table:table-cell>
              <table:table-cell office:value-type="float" office:value="-0.16719999999998">
                <text:p>-0.16719999999998</text:p>
              </table:table-cell>
              <table:table-cell office:value-type="float" office:value="-0.0559999999999832">
                <text:p>-0.0559999999999832</text:p>
              </table:table-cell>
              <table:table-cell office:value-type="float" office:value="-0.514099999999985">
                <text:p>-0.5140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-0.542300000000012">
                <text:p>-0.542300000000012</text:p>
              </table:table-cell>
              <table:table-cell office:value-type="float" office:value="0.3726492">
                <text:p>0.3726492</text:p>
              </table:table-cell>
              <table:table-cell office:value-type="float" office:value="-0.254599999999982">
                <text:p>-0.254599999999982</text:p>
              </table:table-cell>
              <table:table-cell office:value-type="float" office:value="-0.131799999999998">
                <text:p>-0.131799999999998</text:p>
              </table:table-cell>
              <table:table-cell office:value-type="float" office:value="-0.0162000000000262">
                <text:p>-0.0162000000000262</text:p>
              </table:table-cell>
              <table:table-cell office:value-type="float" office:value="-0.542300000000012">
                <text:p>-0.542300000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-0.588399999999979">
                <text:p>-0.588399999999979</text:p>
              </table:table-cell>
              <table:table-cell office:value-type="float" office:value="0.4183287">
                <text:p>0.4183287</text:p>
              </table:table-cell>
              <table:table-cell office:value-type="float" office:value="-0.327099999999973">
                <text:p>-0.327099999999973</text:p>
              </table:table-cell>
              <table:table-cell office:value-type="float" office:value="-0.0994000000000028">
                <text:p>-0.0994000000000028</text:p>
              </table:table-cell>
              <table:table-cell office:value-type="float" office:value="0.000861163">
                <text:p>0.000861163</text:p>
              </table:table-cell>
              <table:table-cell office:value-type="float" office:value="-0.588399999999979">
                <text:p>-0.5883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-0.642100000000028">
                <text:p>-0.642100000000028</text:p>
              </table:table-cell>
              <table:table-cell office:value-type="float" office:value="0.4635487">
                <text:p>0.4635487</text:p>
              </table:table-cell>
              <table:table-cell office:value-type="float" office:value="-0.395100000000014">
                <text:p>-0.395100000000014</text:p>
              </table:table-cell>
              <table:table-cell office:value-type="float" office:value="-0.0606999999999971">
                <text:p>-0.0606999999999971</text:p>
              </table:table-cell>
              <table:table-cell office:value-type="float" office:value="0.008558874">
                <text:p>0.008558874</text:p>
              </table:table-cell>
              <table:table-cell office:value-type="float" office:value="-0.642100000000028">
                <text:p>-0.6421000000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-0.691399999999987">
                <text:p>-0.691399999999987</text:p>
              </table:table-cell>
              <table:table-cell office:value-type="float" office:value="0.5082071">
                <text:p>0.5082071</text:p>
              </table:table-cell>
              <table:table-cell office:value-type="float" office:value="-0.463999999999999">
                <text:p>-0.463999999999999</text:p>
              </table:table-cell>
              <table:table-cell office:value-type="float" office:value="-0.0199000000000069">
                <text:p>-0.0199000000000069</text:p>
              </table:table-cell>
              <table:table-cell office:value-type="float" office:value="0.01144593">
                <text:p>0.01144593</text:p>
              </table:table-cell>
              <table:table-cell office:value-type="float" office:value="-0.691399999999987">
                <text:p>-0.691399999999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0.751800000000003">
                <text:p>-0.751800000000003</text:p>
              </table:table-cell>
              <table:table-cell office:value-type="float" office:value="0.5591889">
                <text:p>0.5591889</text:p>
              </table:table-cell>
              <table:table-cell office:value-type="float" office:value="-0.532300000000021">
                <text:p>-0.532300000000021</text:p>
              </table:table-cell>
              <table:table-cell office:value-type="float" office:value="0.01734415">
                <text:p>0.01734415</text:p>
              </table:table-cell>
              <table:table-cell office:value-type="float" office:value="0.003959551">
                <text:p>0.003959551</text:p>
              </table:table-cell>
              <table:table-cell office:value-type="float" office:value="-0.751800000000003">
                <text:p>-0.7518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-0.816800000000001">
                <text:p>-0.816800000000001</text:p>
              </table:table-cell>
              <table:table-cell office:value-type="float" office:value="0.6198514">
                <text:p>0.6198514</text:p>
              </table:table-cell>
              <table:table-cell office:value-type="float" office:value="-0.603499999999997">
                <text:p>-0.603499999999997</text:p>
              </table:table-cell>
              <table:table-cell office:value-type="float" office:value="0.06519651">
                <text:p>0.06519651</text:p>
              </table:table-cell>
              <table:table-cell office:value-type="float" office:value="-0.0133999999999901">
                <text:p>-0.0133999999999901</text:p>
              </table:table-cell>
              <table:table-cell office:value-type="float" office:value="-0.816800000000001">
                <text:p>-0.8168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-0.886799999999994">
                <text:p>-0.886799999999994</text:p>
              </table:table-cell>
              <table:table-cell office:value-type="float" office:value="0.6899021">
                <text:p>0.6899021</text:p>
              </table:table-cell>
              <table:table-cell office:value-type="float" office:value="-0.677900000000022">
                <text:p>-0.677900000000022</text:p>
              </table:table-cell>
              <table:table-cell office:value-type="float" office:value="0.1176875">
                <text:p>0.1176875</text:p>
              </table:table-cell>
              <table:table-cell office:value-type="float" office:value="-0.0215000000000032">
                <text:p>-0.0215000000000032</text:p>
              </table:table-cell>
              <table:table-cell office:value-type="float" office:value="-0.886799999999994">
                <text:p>-0.8867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-0.954400000000021">
                <text:p>-0.954400000000021</text:p>
              </table:table-cell>
              <table:table-cell office:value-type="float" office:value="0.7600201">
                <text:p>0.7600201</text:p>
              </table:table-cell>
              <table:table-cell office:value-type="float" office:value="-0.752299999999991">
                <text:p>-0.752299999999991</text:p>
              </table:table-cell>
              <table:table-cell office:value-type="float" office:value="0.1689931">
                <text:p>0.1689931</text:p>
              </table:table-cell>
              <table:table-cell office:value-type="float" office:value="-0.0355000000000132">
                <text:p>-0.0355000000000132</text:p>
              </table:table-cell>
              <table:table-cell office:value-type="float" office:value="-0.954400000000021">
                <text:p>-0.95440000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-1.02839999999998">
                <text:p>-1.02839999999998</text:p>
              </table:table-cell>
              <table:table-cell office:value-type="float" office:value="0.8306978">
                <text:p>0.8306978</text:p>
              </table:table-cell>
              <table:table-cell office:value-type="float" office:value="-0.828599999999994">
                <text:p>-0.828599999999994</text:p>
              </table:table-cell>
              <table:table-cell office:value-type="float" office:value="0.2301693">
                <text:p>0.2301693</text:p>
              </table:table-cell>
              <table:table-cell office:value-type="float" office:value="-0.0591999999999757">
                <text:p>-0.0591999999999757</text:p>
              </table:table-cell>
              <table:table-cell office:value-type="float" office:value="-1.02839999999998">
                <text:p>-1.0283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1.09460000000001">
                <text:p>-1.09460000000001</text:p>
              </table:table-cell>
              <table:table-cell office:value-type="float" office:value="0.8936847">
                <text:p>0.8936847</text:p>
              </table:table-cell>
              <table:table-cell office:value-type="float" office:value="-1.10919999999999">
                <text:p>-1.10919999999999</text:p>
              </table:table-cell>
              <table:table-cell office:value-type="float" office:value="0.294749">
                <text:p>0.294749</text:p>
              </table:table-cell>
              <table:table-cell office:value-type="float" office:value="-0.0783999999999878">
                <text:p>-0.0783999999999878</text:p>
              </table:table-cell>
              <table:table-cell office:value-type="float" office:value="-1.09460000000001">
                <text:p>-1.0946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-1.16309999999999">
                <text:p>-1.16309999999999</text:p>
              </table:table-cell>
              <table:table-cell office:value-type="float" office:value="0.9455312">
                <text:p>0.9455312</text:p>
              </table:table-cell>
              <table:table-cell office:value-type="float" office:value="-1.37729999999999">
                <text:p>-1.37729999999999</text:p>
              </table:table-cell>
              <table:table-cell office:value-type="float" office:value="0.3592674">
                <text:p>0.3592674</text:p>
              </table:table-cell>
              <table:table-cell office:value-type="float" office:value="-0.101400000000012">
                <text:p>-0.101400000000012</text:p>
              </table:table-cell>
              <table:table-cell office:value-type="float" office:value="-1.16309999999999">
                <text:p>-1.163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00001">
                <text:p>0</text:p>
              </table:table-cell>
              <table:table-cell office:value-type="float" office:value="-1.22050000000002">
                <text:p>-1.22050000000002</text:p>
              </table:table-cell>
              <table:table-cell office:value-type="float" office:value="0.9935603">
                <text:p>0.9935603</text:p>
              </table:table-cell>
              <table:table-cell office:value-type="float" office:value="-1.5727">
                <text:p>-1.5727</text:p>
              </table:table-cell>
              <table:table-cell office:value-type="float" office:value="0.4160489">
                <text:p>0.4160489</text:p>
              </table:table-cell>
              <table:table-cell office:value-type="float" office:value="-0.129399999999976">
                <text:p>-0.129399999999976</text:p>
              </table:table-cell>
              <table:table-cell office:value-type="float" office:value="-1.22050000000002">
                <text:p>-1.220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00001">
                <text:p>0</text:p>
              </table:table-cell>
              <table:table-cell office:value-type="float" office:value="-1.27769999999998">
                <text:p>-1.27769999999998</text:p>
              </table:table-cell>
              <table:table-cell office:value-type="float" office:value="1.037595">
                <text:p>1.037595</text:p>
              </table:table-cell>
              <table:table-cell office:value-type="float" office:value="-1.69150000000002">
                <text:p>-1.69150000000002</text:p>
              </table:table-cell>
              <table:table-cell office:value-type="float" office:value="0.4793646">
                <text:p>0.4793646</text:p>
              </table:table-cell>
              <table:table-cell office:value-type="float" office:value="-0.166200000000003">
                <text:p>-0.166200000000003</text:p>
              </table:table-cell>
              <table:table-cell office:value-type="float" office:value="-1.27769999999998">
                <text:p>-1.2776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00001">
                <text:p>0</text:p>
              </table:table-cell>
              <table:table-cell office:value-type="float" office:value="-1.32350000000002">
                <text:p>-1.32350000000002</text:p>
              </table:table-cell>
              <table:table-cell office:value-type="float" office:value="1.079767">
                <text:p>1.079767</text:p>
              </table:table-cell>
              <table:table-cell office:value-type="float" office:value="-1.72739999999999">
                <text:p>-1.72739999999999</text:p>
              </table:table-cell>
              <table:table-cell office:value-type="float" office:value="0.5444399">
                <text:p>0.5444399</text:p>
              </table:table-cell>
              <table:table-cell office:value-type="float" office:value="-0.199000000000012">
                <text:p>-0.199000000000012</text:p>
              </table:table-cell>
              <table:table-cell office:value-type="float" office:value="-1.32350000000002">
                <text:p>-1.323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000001">
                <text:p>0</text:p>
              </table:table-cell>
              <table:table-cell office:value-type="float" office:value="-1.37419999999997">
                <text:p>-1.37419999999997</text:p>
              </table:table-cell>
              <table:table-cell office:value-type="float" office:value="1.121349">
                <text:p>1.121349</text:p>
              </table:table-cell>
              <table:table-cell office:value-type="float" office:value="-1.69369999999998">
                <text:p>-1.69369999999998</text:p>
              </table:table-cell>
              <table:table-cell office:value-type="float" office:value="0.6060861">
                <text:p>0.6060861</text:p>
              </table:table-cell>
              <table:table-cell office:value-type="float" office:value="-0.238099999999974">
                <text:p>-0.238099999999974</text:p>
              </table:table-cell>
              <table:table-cell office:value-type="float" office:value="-1.37419999999997">
                <text:p>-1.3741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-1.41090000000003">
                <text:p>-1.41090000000003</text:p>
              </table:table-cell>
              <table:table-cell office:value-type="float" office:value="1.158365">
                <text:p>1.158365</text:p>
              </table:table-cell>
              <table:table-cell office:value-type="float" office:value="-1.61329999999998">
                <text:p>-1.61329999999998</text:p>
              </table:table-cell>
              <table:table-cell office:value-type="float" office:value="0.662037">
                <text:p>0.662037</text:p>
              </table:table-cell>
              <table:table-cell office:value-type="float" office:value="-0.282300000000021">
                <text:p>-0.282300000000021</text:p>
              </table:table-cell>
              <table:table-cell office:value-type="float" office:value="-1.41090000000003">
                <text:p>-1.4109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-1.4504">
                <text:p>-1.4504</text:p>
              </table:table-cell>
              <table:table-cell office:value-type="float" office:value="1.189461">
                <text:p>1.189461</text:p>
              </table:table-cell>
              <table:table-cell office:value-type="float" office:value="-1.5061">
                <text:p>-1.5061</text:p>
              </table:table-cell>
              <table:table-cell office:value-type="float" office:value="0.7188159">
                <text:p>0.7188159</text:p>
              </table:table-cell>
              <table:table-cell office:value-type="float" office:value="-0.337499999999977">
                <text:p>-0.337499999999977</text:p>
              </table:table-cell>
              <table:table-cell office:value-type="float" office:value="-1.4504">
                <text:p>-1.4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-1.48829999999998">
                <text:p>-1.48829999999998</text:p>
              </table:table-cell>
              <table:table-cell office:value-type="float" office:value="1.213995">
                <text:p>1.213995</text:p>
              </table:table-cell>
              <table:table-cell office:value-type="float" office:value="-1.38959999999997">
                <text:p>-1.38959999999997</text:p>
              </table:table-cell>
              <table:table-cell office:value-type="float" office:value="0.7679889">
                <text:p>0.7679889</text:p>
              </table:table-cell>
              <table:table-cell office:value-type="float" office:value="-0.386599999999987">
                <text:p>-0.386599999999987</text:p>
              </table:table-cell>
              <table:table-cell office:value-type="float" office:value="-1.48829999999998">
                <text:p>-1.4882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-1.51760000000002">
                <text:p>-1.51760000000002</text:p>
              </table:table-cell>
              <table:table-cell office:value-type="float" office:value="1.229881">
                <text:p>1.229881</text:p>
              </table:table-cell>
              <table:table-cell office:value-type="float" office:value="-1.27159999999998">
                <text:p>-1.27159999999998</text:p>
              </table:table-cell>
              <table:table-cell office:value-type="float" office:value="0.8072621">
                <text:p>0.8072621</text:p>
              </table:table-cell>
              <table:table-cell office:value-type="float" office:value="-0.442000000000007">
                <text:p>-0.442000000000007</text:p>
              </table:table-cell>
              <table:table-cell office:value-type="float" office:value="-1.51760000000002">
                <text:p>-1.5176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1.53109999999998">
                <text:p>-1.53109999999998</text:p>
              </table:table-cell>
              <table:table-cell office:value-type="float" office:value="1.237256">
                <text:p>1.237256</text:p>
              </table:table-cell>
              <table:table-cell office:value-type="float" office:value="-1.17399999999998">
                <text:p>-1.17399999999998</text:p>
              </table:table-cell>
              <table:table-cell office:value-type="float" office:value="0.8320552">
                <text:p>0.8320552</text:p>
              </table:table-cell>
              <table:table-cell office:value-type="float" office:value="-0.497799999999984">
                <text:p>-0.497799999999984</text:p>
              </table:table-cell>
              <table:table-cell office:value-type="float" office:value="-1.53109999999998">
                <text:p>-1.5310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99999">
                <text:p>0</text:p>
              </table:table-cell>
              <table:table-cell office:value-type="float" office:value="-1.55009999999999">
                <text:p>-1.55009999999999</text:p>
              </table:table-cell>
              <table:table-cell office:value-type="float" office:value="1.228414">
                <text:p>1.228414</text:p>
              </table:table-cell>
              <table:table-cell office:value-type="float" office:value="-1.0976">
                <text:p>-1.0976</text:p>
              </table:table-cell>
              <table:table-cell office:value-type="float" office:value="0.8536778">
                <text:p>0.8536778</text:p>
              </table:table-cell>
              <table:table-cell office:value-type="float" office:value="-0.561599999999999">
                <text:p>-0.561599999999999</text:p>
              </table:table-cell>
              <table:table-cell office:value-type="float" office:value="-1.55009999999999">
                <text:p>-1.550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99999">
                <text:p>0</text:p>
              </table:table-cell>
              <table:table-cell office:value-type="float" office:value="-1.55860000000001">
                <text:p>-1.55860000000001</text:p>
              </table:table-cell>
              <table:table-cell office:value-type="float" office:value="1.185322">
                <text:p>1.185322</text:p>
              </table:table-cell>
              <table:table-cell office:value-type="float" office:value="-1.04169999999999">
                <text:p>-1.04169999999999</text:p>
              </table:table-cell>
              <table:table-cell office:value-type="float" office:value="0.865901">
                <text:p>0.865901</text:p>
              </table:table-cell>
              <table:table-cell office:value-type="float" office:value="-0.615000000000009">
                <text:p>-0.615000000000009</text:p>
              </table:table-cell>
              <table:table-cell office:value-type="float" office:value="-1.55860000000001">
                <text:p>-1.5586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99999">
                <text:p>0</text:p>
              </table:table-cell>
              <table:table-cell office:value-type="float" office:value="-1.56060000000002">
                <text:p>-1.56060000000002</text:p>
              </table:table-cell>
              <table:table-cell office:value-type="float" office:value="1.137392">
                <text:p>1.137392</text:p>
              </table:table-cell>
              <table:table-cell office:value-type="float" office:value="-1.00510000000003">
                <text:p>-1.00510000000003</text:p>
              </table:table-cell>
              <table:table-cell office:value-type="float" office:value="0.8699444">
                <text:p>0.8699444</text:p>
              </table:table-cell>
              <table:table-cell office:value-type="float" office:value="-0.668200000000013">
                <text:p>-0.668200000000013</text:p>
              </table:table-cell>
              <table:table-cell office:value-type="float" office:value="-1.56060000000002">
                <text:p>-1.5606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99999">
                <text:p>0</text:p>
              </table:table-cell>
              <table:table-cell office:value-type="float" office:value="-1.5641">
                <text:p>-1.5641</text:p>
              </table:table-cell>
              <table:table-cell office:value-type="float" office:value="1.101188">
                <text:p>1.101188</text:p>
              </table:table-cell>
              <table:table-cell office:value-type="float" office:value="-0.997000000000014">
                <text:p>-0.997000000000014</text:p>
              </table:table-cell>
              <table:table-cell office:value-type="float" office:value="0.860032">
                <text:p>0.860032</text:p>
              </table:table-cell>
              <table:table-cell office:value-type="float" office:value="-0.717199999999991">
                <text:p>-0.717199999999991</text:p>
              </table:table-cell>
              <table:table-cell office:value-type="float" office:value="-1.5641">
                <text:p>-1.5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99999">
                <text:p>0</text:p>
              </table:table-cell>
              <table:table-cell office:value-type="float" office:value="-1.55840000000001">
                <text:p>-1.55840000000001</text:p>
              </table:table-cell>
              <table:table-cell office:value-type="float" office:value="1.057039">
                <text:p>1.057039</text:p>
              </table:table-cell>
              <table:table-cell office:value-type="float" office:value="-1.02429999999998">
                <text:p>-1.02429999999998</text:p>
              </table:table-cell>
              <table:table-cell office:value-type="float" office:value="0.8516207">
                <text:p>0.8516207</text:p>
              </table:table-cell>
              <table:table-cell office:value-type="float" office:value="-0.771400000000028">
                <text:p>-0.771400000000028</text:p>
              </table:table-cell>
              <table:table-cell office:value-type="float" office:value="-1.55840000000001">
                <text:p>-1.5584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99998">
                <text:p>0</text:p>
              </table:table-cell>
              <table:table-cell office:value-type="float" office:value="-1.54410000000001">
                <text:p>-1.54410000000001</text:p>
              </table:table-cell>
              <table:table-cell office:value-type="float" office:value="1.03461">
                <text:p>1.03461</text:p>
              </table:table-cell>
              <table:table-cell office:value-type="float" office:value="-1.07069999999999">
                <text:p>-1.07069999999999</text:p>
              </table:table-cell>
              <table:table-cell office:value-type="float" office:value="0.8230637">
                <text:p>0.8230637</text:p>
              </table:table-cell>
              <table:table-cell office:value-type="float" office:value="-0.808699999999988">
                <text:p>-0.808699999999988</text:p>
              </table:table-cell>
              <table:table-cell office:value-type="float" office:value="-1.54410000000001">
                <text:p>-1.544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99998">
                <text:p>0</text:p>
              </table:table-cell>
              <table:table-cell office:value-type="float" office:value="-1.57810000000001">
                <text:p>-1.57810000000001</text:p>
              </table:table-cell>
              <table:table-cell office:value-type="float" office:value="0.9888546">
                <text:p>0.9888546</text:p>
              </table:table-cell>
              <table:table-cell office:value-type="float" office:value="-1.15929999999997">
                <text:p>-1.15929999999997</text:p>
              </table:table-cell>
              <table:table-cell office:value-type="float" office:value="0.794943">
                <text:p>0.794943</text:p>
              </table:table-cell>
              <table:table-cell office:value-type="float" office:value="-0.655100000000004">
                <text:p>-0.655100000000004</text:p>
              </table:table-cell>
              <table:table-cell office:value-type="float" office:value="-1.57810000000001">
                <text:p>-1.578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99998">
                <text:p>0</text:p>
              </table:table-cell>
              <table:table-cell office:value-type="float" office:value="-1.52539999999999">
                <text:p>-1.52539999999999</text:p>
              </table:table-cell>
              <table:table-cell office:value-type="float" office:value="0.9529009">
                <text:p>0.9529009</text:p>
              </table:table-cell>
              <table:table-cell office:value-type="float" office:value="-1.2654">
                <text:p>-1.2654</text:p>
              </table:table-cell>
              <table:table-cell office:value-type="float" office:value="0.761565">
                <text:p>0.761565</text:p>
              </table:table-cell>
              <table:table-cell office:value-type="float" office:value="-0.51600000000002">
                <text:p>-0.51600000000002</text:p>
              </table:table-cell>
              <table:table-cell office:value-type="float" office:value="-1.52539999999999">
                <text:p>-1.5253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99998">
                <text:p>0</text:p>
              </table:table-cell>
              <table:table-cell office:value-type="float" office:value="-1.4597">
                <text:p>-1.4597</text:p>
              </table:table-cell>
              <table:table-cell office:value-type="float" office:value="0.8971179">
                <text:p>0.8971179</text:p>
              </table:table-cell>
              <table:table-cell office:value-type="float" office:value="-1.38400000000001">
                <text:p>-1.38400000000001</text:p>
              </table:table-cell>
              <table:table-cell office:value-type="float" office:value="0.7627084">
                <text:p>0.7627084</text:p>
              </table:table-cell>
              <table:table-cell office:value-type="float" office:value="-0.439300000000003">
                <text:p>-0.439300000000003</text:p>
              </table:table-cell>
              <table:table-cell office:value-type="float" office:value="-1.4597">
                <text:p>-1.4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99998">
                <text:p>0</text:p>
              </table:table-cell>
              <table:table-cell office:value-type="float" office:value="-1.38290000000001">
                <text:p>-1.38290000000001</text:p>
              </table:table-cell>
              <table:table-cell office:value-type="float" office:value="0.8440174">
                <text:p>0.8440174</text:p>
              </table:table-cell>
              <table:table-cell office:value-type="float" office:value="-1.48849999999999">
                <text:p>-1.48849999999999</text:p>
              </table:table-cell>
              <table:table-cell office:value-type="float" office:value="0.7944746">
                <text:p>0.7944746</text:p>
              </table:table-cell>
              <table:table-cell office:value-type="float" office:value="-0.413900000000012">
                <text:p>-0.413900000000012</text:p>
              </table:table-cell>
              <table:table-cell office:value-type="float" office:value="-1.38290000000001">
                <text:p>-1.3829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99998">
                <text:p>0</text:p>
              </table:table-cell>
              <table:table-cell office:value-type="float" office:value="-1.29020000000003">
                <text:p>-1.29020000000003</text:p>
              </table:table-cell>
              <table:table-cell office:value-type="float" office:value="0.7821131">
                <text:p>0.7821131</text:p>
              </table:table-cell>
              <table:table-cell office:value-type="float" office:value="-1.58870000000002">
                <text:p>-1.58870000000002</text:p>
              </table:table-cell>
              <table:table-cell office:value-type="float" office:value="0.8421112">
                <text:p>0.8421112</text:p>
              </table:table-cell>
              <table:table-cell office:value-type="float" office:value="-0.38209999999998">
                <text:p>-0.38209999999998</text:p>
              </table:table-cell>
              <table:table-cell office:value-type="float" office:value="-1.29020000000003">
                <text:p>-1.2902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99997">
                <text:p>0</text:p>
              </table:table-cell>
              <table:table-cell office:value-type="float" office:value="-1.18509999999998">
                <text:p>-1.18509999999998</text:p>
              </table:table-cell>
              <table:table-cell office:value-type="float" office:value="0.7025823">
                <text:p>0.7025823</text:p>
              </table:table-cell>
              <table:table-cell office:value-type="float" office:value="-1.68560000000002">
                <text:p>-1.68560000000002</text:p>
              </table:table-cell>
              <table:table-cell office:value-type="float" office:value="0.7997778">
                <text:p>0.7997778</text:p>
              </table:table-cell>
              <table:table-cell office:value-type="float" office:value="-0.310000000000002">
                <text:p>-0.310000000000002</text:p>
              </table:table-cell>
              <table:table-cell office:value-type="float" office:value="-1.18509999999998">
                <text:p>-1.1850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99997">
                <text:p>0</text:p>
              </table:table-cell>
              <table:table-cell office:value-type="float" office:value="-1.0677">
                <text:p>-1.0677</text:p>
              </table:table-cell>
              <table:table-cell office:value-type="float" office:value="0.6304114">
                <text:p>0.6304114</text:p>
              </table:table-cell>
              <table:table-cell office:value-type="float" office:value="-1.79790000000003">
                <text:p>-1.79790000000003</text:p>
              </table:table-cell>
              <table:table-cell office:value-type="float" office:value="0.7194052">
                <text:p>0.7194052</text:p>
              </table:table-cell>
              <table:table-cell office:value-type="float" office:value="-0.2149">
                <text:p>-0.2149</text:p>
              </table:table-cell>
              <table:table-cell office:value-type="float" office:value="-1.0677">
                <text:p>-1.0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99997">
                <text:p>0</text:p>
              </table:table-cell>
              <table:table-cell office:value-type="float" office:value="-0.950499999999977">
                <text:p>-0.950499999999977</text:p>
              </table:table-cell>
              <table:table-cell office:value-type="float" office:value="0.5507656">
                <text:p>0.5507656</text:p>
              </table:table-cell>
              <table:table-cell office:value-type="float" office:value="-1.92009999999999">
                <text:p>-1.92009999999999</text:p>
              </table:table-cell>
              <table:table-cell office:value-type="float" office:value="0.6256059">
                <text:p>0.6256059</text:p>
              </table:table-cell>
              <table:table-cell office:value-type="float" office:value="-0.0892000000000053">
                <text:p>-0.0892000000000053</text:p>
              </table:table-cell>
              <table:table-cell office:value-type="float" office:value="-0.950499999999977">
                <text:p>-0.950499999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99997">
                <text:p>0</text:p>
              </table:table-cell>
              <table:table-cell office:value-type="float" office:value="-0.876800000000003">
                <text:p>-0.876800000000003</text:p>
              </table:table-cell>
              <table:table-cell office:value-type="float" office:value="0.4847914">
                <text:p>0.4847914</text:p>
              </table:table-cell>
              <table:table-cell office:value-type="float" office:value="-2.03559999999999">
                <text:p>-2.03559999999999</text:p>
              </table:table-cell>
              <table:table-cell office:value-type="float" office:value="0.5315686">
                <text:p>0.5315686</text:p>
              </table:table-cell>
              <table:table-cell office:value-type="float" office:value="0.06948452">
                <text:p>0.06948452</text:p>
              </table:table-cell>
              <table:table-cell office:value-type="float" office:value="-0.876800000000003">
                <text:p>-0.8768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99997">
                <text:p>0</text:p>
              </table:table-cell>
              <table:table-cell office:value-type="float" office:value="-0.7971">
                <text:p>-0.7971</text:p>
              </table:table-cell>
              <table:table-cell office:value-type="float" office:value="0.4309995">
                <text:p>0.4309995</text:p>
              </table:table-cell>
              <table:table-cell office:value-type="float" office:value="-2.13290000000001">
                <text:p>-2.13290000000001</text:p>
              </table:table-cell>
              <table:table-cell office:value-type="float" office:value="0.4314838">
                <text:p>0.4314838</text:p>
              </table:table-cell>
              <table:table-cell office:value-type="float" office:value="0.2110312">
                <text:p>0.2110312</text:p>
              </table:table-cell>
              <table:table-cell office:value-type="float" office:value="-0.7971">
                <text:p>-0.7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99996">
                <text:p>0</text:p>
              </table:table-cell>
              <table:table-cell office:value-type="float" office:value="-0.705600000000004">
                <text:p>-0.705600000000004</text:p>
              </table:table-cell>
              <table:table-cell office:value-type="float" office:value="0.3851153">
                <text:p>0.3851153</text:p>
              </table:table-cell>
              <table:table-cell office:value-type="float" office:value="-2.19729999999998">
                <text:p>-2.19729999999998</text:p>
              </table:table-cell>
              <table:table-cell office:value-type="float" office:value="0.3280813">
                <text:p>0.3280813</text:p>
              </table:table-cell>
              <table:table-cell office:value-type="float" office:value="0.3061823">
                <text:p>0.3061823</text:p>
              </table:table-cell>
              <table:table-cell office:value-type="float" office:value="-0.705600000000004">
                <text:p>-0.7056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99996">
                <text:p>0</text:p>
              </table:table-cell>
              <table:table-cell office:value-type="float" office:value="-0.614100000000008">
                <text:p>-0.614100000000008</text:p>
              </table:table-cell>
              <table:table-cell office:value-type="float" office:value="0.348284">
                <text:p>0.348284</text:p>
              </table:table-cell>
              <table:table-cell office:value-type="float" office:value="-2.21730000000002">
                <text:p>-2.21730000000002</text:p>
              </table:table-cell>
              <table:table-cell office:value-type="float" office:value="0.2628328">
                <text:p>0.2628328</text:p>
              </table:table-cell>
              <table:table-cell office:value-type="float" office:value="0.3431356">
                <text:p>0.3431356</text:p>
              </table:table-cell>
              <table:table-cell office:value-type="float" office:value="-0.614100000000008">
                <text:p>-0.6141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99996">
                <text:p>0</text:p>
              </table:table-cell>
              <table:table-cell office:value-type="float" office:value="-0.524299999999982">
                <text:p>-0.524299999999982</text:p>
              </table:table-cell>
              <table:table-cell office:value-type="float" office:value="0.3189812">
                <text:p>0.3189812</text:p>
              </table:table-cell>
              <table:table-cell office:value-type="float" office:value="-2.19200000000001">
                <text:p>-2.19200000000001</text:p>
              </table:table-cell>
              <table:table-cell office:value-type="float" office:value="0.3085611">
                <text:p>0.3085611</text:p>
              </table:table-cell>
              <table:table-cell office:value-type="float" office:value="0.3285381">
                <text:p>0.3285381</text:p>
              </table:table-cell>
              <table:table-cell office:value-type="float" office:value="-0.524299999999982">
                <text:p>-0.5242999999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99996">
                <text:p>0</text:p>
              </table:table-cell>
              <table:table-cell office:value-type="float" office:value="-0.429700000000025">
                <text:p>-0.429700000000025</text:p>
              </table:table-cell>
              <table:table-cell office:value-type="float" office:value="0.2973058">
                <text:p>0.2973058</text:p>
              </table:table-cell>
              <table:table-cell office:value-type="float" office:value="-2.11660000000001">
                <text:p>-2.11660000000001</text:p>
              </table:table-cell>
              <table:table-cell office:value-type="float" office:value="0.3856501">
                <text:p>0.3856501</text:p>
              </table:table-cell>
              <table:table-cell office:value-type="float" office:value="0.2423373">
                <text:p>0.2423373</text:p>
              </table:table-cell>
              <table:table-cell office:value-type="float" office:value="-0.429700000000025">
                <text:p>-0.42970000000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2">
                <text:p/>
              </table:table-cell>
              <table:table-cell office:value-type="float" office:value="-0.34129999999999">
                <text:p>-0.34129999999999</text:p>
              </table:table-cell>
              <table:table-cell office:value-type="float" office:value="0.2683936">
                <text:p>0.2683936</text:p>
              </table:table-cell>
              <table:table-cell office:value-type="float" office:value="-1.9853">
                <text:p>-1.9853</text:p>
              </table:table-cell>
              <table:table-cell office:value-type="float" office:value="0.5286795">
                <text:p>0.5286795</text:p>
              </table:table-cell>
              <table:table-cell office:value-type="float" office:value="0.138448">
                <text:p>0.138448</text:p>
              </table:table-cell>
              <table:table-cell office:value-type="float" office:value="-0.34129999999999">
                <text:p>-0.3412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-0.2423">
                <text:p>-0.2423</text:p>
              </table:table-cell>
              <table:table-cell office:value-type="float" office:value="0.2410408">
                <text:p>0.2410408</text:p>
              </table:table-cell>
              <table:table-cell office:value-type="float" office:value="-1.80110000000002">
                <text:p>-1.80110000000002</text:p>
              </table:table-cell>
              <table:table-cell office:value-type="float" office:value="0.708673">
                <text:p>0.708673</text:p>
              </table:table-cell>
              <table:table-cell office:value-type="float" office:value="0.03833599">
                <text:p>0.03833599</text:p>
              </table:table-cell>
              <table:table-cell office:value-type="float" office:value="-0.2423">
                <text:p>-0.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6">
                <text:p/>
              </table:table-cell>
              <table:table-cell office:value-type="float" office:value="-0.153999999999996">
                <text:p>-0.153999999999996</text:p>
              </table:table-cell>
              <table:table-cell office:value-type="float" office:value="0.2203245">
                <text:p>0.2203245</text:p>
              </table:table-cell>
              <table:table-cell office:value-type="float" office:value="-1.58699999999999">
                <text:p>-1.58699999999999</text:p>
              </table:table-cell>
              <table:table-cell office:value-type="float" office:value="0.9092137">
                <text:p>0.9092137</text:p>
              </table:table-cell>
              <table:table-cell office:value-type="float" office:value="-0.0237000000000194">
                <text:p>-0.0237000000000194</text:p>
              </table:table-cell>
              <table:table-cell office:value-type="float" office:value="-0.153999999999996">
                <text:p>-0.1539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08">
                <text:p/>
              </table:table-cell>
              <table:table-cell office:value-type="float" office:value="-0.0844999999999914">
                <text:p>-0.0844999999999914</text:p>
              </table:table-cell>
              <table:table-cell office:value-type="float" office:value="0.2106555">
                <text:p>0.2106555</text:p>
              </table:table-cell>
              <table:table-cell office:value-type="float" office:value="-1.35129999999998">
                <text:p>-1.35129999999998</text:p>
              </table:table-cell>
              <table:table-cell office:value-type="float" office:value="1.109061">
                <text:p>1.109061</text:p>
              </table:table-cell>
              <table:table-cell office:value-type="float" office:value="-0.110599999999977">
                <text:p>-0.110599999999977</text:p>
              </table:table-cell>
              <table:table-cell office:value-type="float" office:value="-0.0844999999999914">
                <text:p>-0.0844999999999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0.0228999999999928">
                <text:p>-0.0228999999999928</text:p>
              </table:table-cell>
              <table:table-cell office:value-type="float" office:value="0.2095207">
                <text:p>0.2095207</text:p>
              </table:table-cell>
              <table:table-cell office:value-type="float" office:value="-1.12079999999997">
                <text:p>-1.12079999999997</text:p>
              </table:table-cell>
              <table:table-cell office:value-type="float" office:value="1.25052">
                <text:p>1.25052</text:p>
              </table:table-cell>
              <table:table-cell office:value-type="float" office:value="-0.200300000000027">
                <text:p>-0.200300000000027</text:p>
              </table:table-cell>
              <table:table-cell office:value-type="float" office:value="-0.0228999999999928">
                <text:p>-0.022899999999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2">
                <text:p/>
              </table:table-cell>
              <table:table-cell office:value-type="float" office:value="0.05095423">
                <text:p>0.05095423</text:p>
              </table:table-cell>
              <table:table-cell office:value-type="float" office:value="0.2013692">
                <text:p>0.2013692</text:p>
              </table:table-cell>
              <table:table-cell office:value-type="float" office:value="-0.903700000000015">
                <text:p>-0.903700000000015</text:p>
              </table:table-cell>
              <table:table-cell office:value-type="float" office:value="1.356577">
                <text:p>1.356577</text:p>
              </table:table-cell>
              <table:table-cell office:value-type="float" office:value="-0.304500000000019">
                <text:p>-0.304500000000019</text:p>
              </table:table-cell>
              <table:table-cell office:value-type="float" office:value="0.05095423">
                <text:p>0.05095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4">
                <text:p/>
              </table:table-cell>
              <table:table-cell office:value-type="float" office:value="0.1310792">
                <text:p>0.1310792</text:p>
              </table:table-cell>
              <table:table-cell office:value-type="float" office:value="0.2041706">
                <text:p>0.2041706</text:p>
              </table:table-cell>
              <table:table-cell office:value-type="float" office:value="-0.697699999999998">
                <text:p>-0.697699999999998</text:p>
              </table:table-cell>
              <table:table-cell office:value-type="float" office:value="1.436208">
                <text:p>1.436208</text:p>
              </table:table-cell>
              <table:table-cell office:value-type="float" office:value="-0.427500000000009">
                <text:p>-0.427500000000009</text:p>
              </table:table-cell>
              <table:table-cell office:value-type="float" office:value="0.1310792">
                <text:p>0.1310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59999">
                <text:p/>
              </table:table-cell>
              <table:table-cell office:value-type="float" office:value="0.2017124">
                <text:p>0.2017124</text:p>
              </table:table-cell>
              <table:table-cell office:value-type="float" office:value="0.2007677">
                <text:p>0.2007677</text:p>
              </table:table-cell>
              <table:table-cell office:value-type="float" office:value="-0.515800000000013">
                <text:p>-0.515800000000013</text:p>
              </table:table-cell>
              <table:table-cell office:value-type="float" office:value="1.515428">
                <text:p>1.515428</text:p>
              </table:table-cell>
              <table:table-cell office:value-type="float" office:value="-0.503499999999974">
                <text:p>-0.503499999999974</text:p>
              </table:table-cell>
              <table:table-cell office:value-type="float" office:value="0.2017124">
                <text:p>0.201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79999">
                <text:p/>
              </table:table-cell>
              <table:table-cell office:value-type="float" office:value="0.2463526">
                <text:p>0.2463526</text:p>
              </table:table-cell>
              <table:table-cell office:value-type="float" office:value="0.1980079">
                <text:p>0.1980079</text:p>
              </table:table-cell>
              <table:table-cell office:value-type="float" office:value="-0.343500000000006">
                <text:p>-0.343500000000006</text:p>
              </table:table-cell>
              <table:table-cell office:value-type="float" office:value="1.600479">
                <text:p>1.600479</text:p>
              </table:table-cell>
              <table:table-cell office:value-type="float" office:value="-0.519900000000007">
                <text:p>-0.519900000000007</text:p>
              </table:table-cell>
              <table:table-cell office:value-type="float" office:value="0.2463526">
                <text:p>0.2463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99999">
                <text:p/>
              </table:table-cell>
              <table:table-cell office:value-type="float" office:value="0.2618409">
                <text:p>0.2618409</text:p>
              </table:table-cell>
              <table:table-cell office:value-type="float" office:value="0.1829091">
                <text:p>0.1829091</text:p>
              </table:table-cell>
              <table:table-cell office:value-type="float" office:value="-0.167399999999986">
                <text:p>-0.167399999999986</text:p>
              </table:table-cell>
              <table:table-cell office:value-type="float" office:value="1.706698">
                <text:p>1.706698</text:p>
              </table:table-cell>
              <table:table-cell office:value-type="float" office:value="-0.463700000000017">
                <text:p>-0.463700000000017</text:p>
              </table:table-cell>
              <table:table-cell office:value-type="float" office:value="0.2618409">
                <text:p>0.261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9999">
                <text:p/>
              </table:table-cell>
              <table:table-cell office:value-type="float" office:value="0.2400371">
                <text:p>0.2400371</text:p>
              </table:table-cell>
              <table:table-cell office:value-type="float" office:value="0.184017">
                <text:p>0.184017</text:p>
              </table:table-cell>
              <table:table-cell office:value-type="float" office:value="0.01691706">
                <text:p>0.01691706</text:p>
              </table:table-cell>
              <table:table-cell office:value-type="float" office:value="1.89327">
                <text:p>1.89327</text:p>
              </table:table-cell>
              <table:table-cell office:value-type="float" office:value="-0.357100000000003">
                <text:p>-0.357100000000003</text:p>
              </table:table-cell>
              <table:table-cell office:value-type="float" office:value="0.2400371">
                <text:p>0.2400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39999">
                <text:p/>
              </table:table-cell>
              <table:table-cell office:value-type="float" office:value="0.1879839">
                <text:p>0.1879839</text:p>
              </table:table-cell>
              <table:table-cell office:value-type="float" office:value="0.1961969">
                <text:p>0.1961969</text:p>
              </table:table-cell>
              <table:table-cell office:value-type="float" office:value="0.2081336">
                <text:p>0.2081336</text:p>
              </table:table-cell>
              <table:table-cell office:value-type="float" office:value="2.126649">
                <text:p>2.126649</text:p>
              </table:table-cell>
              <table:table-cell office:value-type="float" office:value="-0.228000000000009">
                <text:p>-0.228000000000009</text:p>
              </table:table-cell>
              <table:table-cell office:value-type="float" office:value="0.1879839">
                <text:p>0.187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59999">
                <text:p/>
              </table:table-cell>
              <table:table-cell office:value-type="float" office:value="0.1471293">
                <text:p>0.1471293</text:p>
              </table:table-cell>
              <table:table-cell office:value-type="float" office:value="0.2261464">
                <text:p>0.2261464</text:p>
              </table:table-cell>
              <table:table-cell office:value-type="float" office:value="0.3971134">
                <text:p>0.3971134</text:p>
              </table:table-cell>
              <table:table-cell office:value-type="float" office:value="2.296931">
                <text:p>2.296931</text:p>
              </table:table-cell>
              <table:table-cell office:value-type="float" office:value="-0.0926999999999794">
                <text:p>-0.0926999999999794</text:p>
              </table:table-cell>
              <table:table-cell office:value-type="float" office:value="0.1471293">
                <text:p>0.147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79999">
                <text:p/>
              </table:table-cell>
              <table:table-cell office:value-type="float" office:value="0.09167041">
                <text:p>0.09167041</text:p>
              </table:table-cell>
              <table:table-cell office:value-type="float" office:value="0.2548774">
                <text:p>0.2548774</text:p>
              </table:table-cell>
              <table:table-cell office:value-type="float" office:value="0.5552469">
                <text:p>0.5552469</text:p>
              </table:table-cell>
              <table:table-cell office:value-type="float" office:value="2.347628">
                <text:p>2.347628</text:p>
              </table:table-cell>
              <table:table-cell office:value-type="float" office:value="0.08781657">
                <text:p>0.08781657</text:p>
              </table:table-cell>
              <table:table-cell office:value-type="float" office:value="0.09167041">
                <text:p>0.09167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99999">
                <text:p/>
              </table:table-cell>
              <table:table-cell office:value-type="float" office:value="-0.00003727579">
                <text:p>-0.00003727579</text:p>
              </table:table-cell>
              <table:table-cell office:value-type="float" office:value="0.2846075">
                <text:p>0.2846075</text:p>
              </table:table-cell>
              <table:table-cell office:value-type="float" office:value="0.6897849">
                <text:p>0.6897849</text:p>
              </table:table-cell>
              <table:table-cell office:value-type="float" office:value="2.358889">
                <text:p>2.358889</text:p>
              </table:table-cell>
              <table:table-cell office:value-type="float" office:value="0.2878498">
                <text:p>0.2878498</text:p>
              </table:table-cell>
              <table:table-cell office:value-type="float" office:value="-0.00003727579">
                <text:p>-0.00003727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19999">
                <text:p/>
              </table:table-cell>
              <table:table-cell office:value-type="float" office:value="-0.107700000000023">
                <text:p>-0.107700000000023</text:p>
              </table:table-cell>
              <table:table-cell office:value-type="float" office:value="0.3271225">
                <text:p>0.3271225</text:p>
              </table:table-cell>
              <table:table-cell office:value-type="float" office:value="0.7780687">
                <text:p>0.7780687</text:p>
              </table:table-cell>
              <table:table-cell office:value-type="float" office:value="2.299439">
                <text:p>2.299439</text:p>
              </table:table-cell>
              <table:table-cell office:value-type="float" office:value="0.4519651">
                <text:p>0.4519651</text:p>
              </table:table-cell>
              <table:table-cell office:value-type="float" office:value="-0.107700000000023">
                <text:p>-0.107700000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39999">
                <text:p/>
              </table:table-cell>
              <table:table-cell office:value-type="float" office:value="-0.195299999999975">
                <text:p>-0.195299999999975</text:p>
              </table:table-cell>
              <table:table-cell office:value-type="float" office:value="0.373263">
                <text:p>0.373263</text:p>
              </table:table-cell>
              <table:table-cell office:value-type="float" office:value="0.8248832">
                <text:p>0.8248832</text:p>
              </table:table-cell>
              <table:table-cell office:value-type="float" office:value="2.159758">
                <text:p>2.159758</text:p>
              </table:table-cell>
              <table:table-cell office:value-type="float" office:value="0.5490114">
                <text:p>0.5490114</text:p>
              </table:table-cell>
              <table:table-cell office:value-type="float" office:value="-0.195299999999975">
                <text:p>-0.195299999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59999">
                <text:p/>
              </table:table-cell>
              <table:table-cell office:value-type="float" office:value="-0.265699999999981">
                <text:p>-0.265699999999981</text:p>
              </table:table-cell>
              <table:table-cell office:value-type="float" office:value="0.4401098">
                <text:p>0.4401098</text:p>
              </table:table-cell>
              <table:table-cell office:value-type="float" office:value="0.8222952">
                <text:p>0.8222952</text:p>
              </table:table-cell>
              <table:table-cell office:value-type="float" office:value="1.931022">
                <text:p>1.931022</text:p>
              </table:table-cell>
              <table:table-cell office:value-type="float" office:value="0.605091">
                <text:p>0.605091</text:p>
              </table:table-cell>
              <table:table-cell office:value-type="float" office:value="-0.265699999999981">
                <text:p>-0.265699999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79999">
                <text:p/>
              </table:table-cell>
              <table:table-cell office:value-type="float" office:value="-0.311300000000017">
                <text:p>-0.311300000000017</text:p>
              </table:table-cell>
              <table:table-cell office:value-type="float" office:value="0.4943656">
                <text:p>0.4943656</text:p>
              </table:table-cell>
              <table:table-cell office:value-type="float" office:value="0.7882902">
                <text:p>0.7882902</text:p>
              </table:table-cell>
              <table:table-cell office:value-type="float" office:value="1.579869">
                <text:p>1.579869</text:p>
              </table:table-cell>
              <table:table-cell office:value-type="float" office:value="0.6330968">
                <text:p>0.6330968</text:p>
              </table:table-cell>
              <table:table-cell office:value-type="float" office:value="-0.311300000000017">
                <text:p>-0.3113000000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399999">
                <text:p/>
              </table:table-cell>
              <table:table-cell office:value-type="float" office:value="-0.330699999999979">
                <text:p>-0.330699999999979</text:p>
              </table:table-cell>
              <table:table-cell office:value-type="float" office:value="0.5666597">
                <text:p>0.5666597</text:p>
              </table:table-cell>
              <table:table-cell office:value-type="float" office:value="0.7348436">
                <text:p>0.7348436</text:p>
              </table:table-cell>
              <table:table-cell office:value-type="float" office:value="1.156356">
                <text:p>1.156356</text:p>
              </table:table-cell>
              <table:table-cell office:value-type="float" office:value="0.7313446">
                <text:p>0.7313446</text:p>
              </table:table-cell>
              <table:table-cell office:value-type="float" office:value="-0.330699999999979">
                <text:p>-0.3306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19999">
                <text:p/>
              </table:table-cell>
              <table:table-cell office:value-type="float" office:value="-0.329700000000003">
                <text:p>-0.329700000000003</text:p>
              </table:table-cell>
              <table:table-cell office:value-type="float" office:value="0.6346432">
                <text:p>0.6346432</text:p>
              </table:table-cell>
              <table:table-cell office:value-type="float" office:value="0.6672411">
                <text:p>0.6672411</text:p>
              </table:table-cell>
              <table:table-cell office:value-type="float" office:value="0.6811381">
                <text:p>0.6811381</text:p>
              </table:table-cell>
              <table:table-cell office:value-type="float" office:value="0.8832285">
                <text:p>0.8832285</text:p>
              </table:table-cell>
              <table:table-cell office:value-type="float" office:value="-0.329700000000003">
                <text:p>-0.3297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39999">
                <text:p/>
              </table:table-cell>
              <table:table-cell office:value-type="float" office:value="-0.310900000000004">
                <text:p>-0.310900000000004</text:p>
              </table:table-cell>
              <table:table-cell office:value-type="float" office:value="0.6989326">
                <text:p>0.6989326</text:p>
              </table:table-cell>
              <table:table-cell office:value-type="float" office:value="0.6013079">
                <text:p>0.6013079</text:p>
              </table:table-cell>
              <table:table-cell office:value-type="float" office:value="0.2663696">
                <text:p>0.2663696</text:p>
              </table:table-cell>
              <table:table-cell office:value-type="float" office:value="1.051245">
                <text:p>1.051245</text:p>
              </table:table-cell>
              <table:table-cell office:value-type="float" office:value="-0.310900000000004">
                <text:p>-0.3109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59999">
                <text:p/>
              </table:table-cell>
              <table:table-cell office:value-type="float" office:value="-0.281999999999982">
                <text:p>-0.281999999999982</text:p>
              </table:table-cell>
              <table:table-cell office:value-type="float" office:value="0.7434118">
                <text:p>0.7434118</text:p>
              </table:table-cell>
              <table:table-cell office:value-type="float" office:value="0.5125182">
                <text:p>0.5125182</text:p>
              </table:table-cell>
              <table:table-cell office:value-type="float" office:value="-0.0346999999999866">
                <text:p>-0.0346999999999866</text:p>
              </table:table-cell>
              <table:table-cell office:value-type="float" office:value="1.209259">
                <text:p>1.209259</text:p>
              </table:table-cell>
              <table:table-cell office:value-type="float" office:value="-0.281999999999982">
                <text:p>-0.281999999999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79999">
                <text:p/>
              </table:table-cell>
              <table:table-cell office:value-type="float" office:value="-0.226099999999974">
                <text:p>-0.226099999999974</text:p>
              </table:table-cell>
              <table:table-cell office:value-type="float" office:value="0.7901943">
                <text:p>0.7901943</text:p>
              </table:table-cell>
              <table:table-cell office:value-type="float" office:value="0.4354522">
                <text:p>0.4354522</text:p>
              </table:table-cell>
              <table:table-cell office:value-type="float" office:value="-0.173200000000008">
                <text:p>-0.173200000000008</text:p>
              </table:table-cell>
              <table:table-cell office:value-type="float" office:value="1.319162">
                <text:p>1.319162</text:p>
              </table:table-cell>
              <table:table-cell office:value-type="float" office:value="-0.226099999999974">
                <text:p>-0.226099999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499999">
                <text:p/>
              </table:table-cell>
              <table:table-cell office:value-type="float" office:value="-0.121399999999994">
                <text:p>-0.121399999999994</text:p>
              </table:table-cell>
              <table:table-cell office:value-type="float" office:value="0.817829">
                <text:p>0.817829</text:p>
              </table:table-cell>
              <table:table-cell office:value-type="float" office:value="0.3414979">
                <text:p>0.3414979</text:p>
              </table:table-cell>
              <table:table-cell office:value-type="float" office:value="-0.201599999999985">
                <text:p>-0.201599999999985</text:p>
              </table:table-cell>
              <table:table-cell office:value-type="float" office:value="1.426706">
                <text:p>1.426706</text:p>
              </table:table-cell>
              <table:table-cell office:value-type="float" office:value="-0.121399999999994">
                <text:p>-0.121399999999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19999">
                <text:p/>
              </table:table-cell>
              <table:table-cell office:value-type="float" office:value="0.01752771">
                <text:p>0.01752771</text:p>
              </table:table-cell>
              <table:table-cell office:value-type="float" office:value="0.8221263">
                <text:p>0.8221263</text:p>
              </table:table-cell>
              <table:table-cell office:value-type="float" office:value="0.237202">
                <text:p>0.237202</text:p>
              </table:table-cell>
              <table:table-cell office:value-type="float" office:value="-0.170000000000016">
                <text:p>-0.170000000000016</text:p>
              </table:table-cell>
              <table:table-cell office:value-type="float" office:value="1.557043">
                <text:p>1.557043</text:p>
              </table:table-cell>
              <table:table-cell office:value-type="float" office:value="0.01752771">
                <text:p>0.01752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39999">
                <text:p/>
              </table:table-cell>
              <table:table-cell office:value-type="float" office:value="0.1863044">
                <text:p>0.1863044</text:p>
              </table:table-cell>
              <table:table-cell office:value-type="float" office:value="0.8095397">
                <text:p>0.8095397</text:p>
              </table:table-cell>
              <table:table-cell office:value-type="float" office:value="0.1174753">
                <text:p>0.1174753</text:p>
              </table:table-cell>
              <table:table-cell office:value-type="float" office:value="-0.0713999999999828">
                <text:p>-0.0713999999999828</text:p>
              </table:table-cell>
              <table:table-cell office:value-type="float" office:value="1.750593">
                <text:p>1.750593</text:p>
              </table:table-cell>
              <table:table-cell office:value-type="float" office:value="0.1863044">
                <text:p>0.186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59999">
                <text:p/>
              </table:table-cell>
              <table:table-cell office:value-type="float" office:value="0.3919282">
                <text:p>0.3919282</text:p>
              </table:table-cell>
              <table:table-cell office:value-type="float" office:value="0.7716194">
                <text:p>0.7716194</text:p>
              </table:table-cell>
              <table:table-cell office:value-type="float" office:value="-0.003722069">
                <text:p>-0.003722069</text:p>
              </table:table-cell>
              <table:table-cell office:value-type="float" office:value="0.1182711">
                <text:p>0.1182711</text:p>
              </table:table-cell>
              <table:table-cell office:value-type="float" office:value="1.9919">
                <text:p>1.9919</text:p>
              </table:table-cell>
              <table:table-cell office:value-type="float" office:value="0.3919282">
                <text:p>0.3919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79999">
                <text:p/>
              </table:table-cell>
              <table:table-cell office:value-type="float" office:value="0.6302317">
                <text:p>0.6302317</text:p>
              </table:table-cell>
              <table:table-cell office:value-type="float" office:value="0.736526">
                <text:p>0.736526</text:p>
              </table:table-cell>
              <table:table-cell office:value-type="float" office:value="-0.126300000000015">
                <text:p>-0.126300000000015</text:p>
              </table:table-cell>
              <table:table-cell office:value-type="float" office:value="0.3751387">
                <text:p>0.3751387</text:p>
              </table:table-cell>
              <table:table-cell office:value-type="float" office:value="2.262133">
                <text:p>2.262133</text:p>
              </table:table-cell>
              <table:table-cell office:value-type="float" office:value="0.6302317">
                <text:p>0.630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599999">
                <text:p/>
              </table:table-cell>
              <table:table-cell office:value-type="float" office:value="0.8931389">
                <text:p>0.8931389</text:p>
              </table:table-cell>
              <table:table-cell office:value-type="float" office:value="0.6874184">
                <text:p>0.6874184</text:p>
              </table:table-cell>
              <table:table-cell office:value-type="float" office:value="-0.256700000000023">
                <text:p>-0.256700000000023</text:p>
              </table:table-cell>
              <table:table-cell office:value-type="float" office:value="0.6204223">
                <text:p>0.6204223</text:p>
              </table:table-cell>
              <table:table-cell office:value-type="float" office:value="2.477168">
                <text:p>2.477168</text:p>
              </table:table-cell>
              <table:table-cell office:value-type="float" office:value="0.8931389">
                <text:p>0.893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19999">
                <text:p/>
              </table:table-cell>
              <table:table-cell office:value-type="float" office:value="1.125046">
                <text:p>1.125046</text:p>
              </table:table-cell>
              <table:table-cell office:value-type="float" office:value="0.6369612">
                <text:p>0.6369612</text:p>
              </table:table-cell>
              <table:table-cell office:value-type="float" office:value="-0.366399999999999">
                <text:p>-0.366399999999999</text:p>
              </table:table-cell>
              <table:table-cell office:value-type="float" office:value="0.8276763">
                <text:p>0.8276763</text:p>
              </table:table-cell>
              <table:table-cell office:value-type="float" office:value="2.678966">
                <text:p>2.678966</text:p>
              </table:table-cell>
              <table:table-cell office:value-type="float" office:value="1.125046">
                <text:p>1.12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39999">
                <text:p/>
              </table:table-cell>
              <table:table-cell office:value-type="float" office:value="1.32575">
                <text:p>1.32575</text:p>
              </table:table-cell>
              <table:table-cell office:value-type="float" office:value="0.5701851">
                <text:p>0.5701851</text:p>
              </table:table-cell>
              <table:table-cell office:value-type="float" office:value="-0.451099999999997">
                <text:p>-0.451099999999997</text:p>
              </table:table-cell>
              <table:table-cell office:value-type="float" office:value="1.013101">
                <text:p>1.013101</text:p>
              </table:table-cell>
              <table:table-cell office:value-type="float" office:value="2.854853">
                <text:p>2.854853</text:p>
              </table:table-cell>
              <table:table-cell office:value-type="float" office:value="1.32575">
                <text:p>1.3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59999">
                <text:p/>
              </table:table-cell>
              <table:table-cell office:value-type="float" office:value="1.507967">
                <text:p>1.507967</text:p>
              </table:table-cell>
              <table:table-cell office:value-type="float" office:value="0.4926467">
                <text:p>0.4926467</text:p>
              </table:table-cell>
              <table:table-cell office:value-type="float" office:value="-0.497700000000009">
                <text:p>-0.497700000000009</text:p>
              </table:table-cell>
              <table:table-cell office:value-type="float" office:value="1.24826">
                <text:p>1.24826</text:p>
              </table:table-cell>
              <table:table-cell office:value-type="float" office:value="2.968062">
                <text:p>2.968062</text:p>
              </table:table-cell>
              <table:table-cell office:value-type="float" office:value="1.507967">
                <text:p>1.507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79999">
                <text:p/>
              </table:table-cell>
              <table:table-cell office:value-type="float" office:value="1.663929">
                <text:p>1.663929</text:p>
              </table:table-cell>
              <table:table-cell office:value-type="float" office:value="0.4186652">
                <text:p>0.4186652</text:p>
              </table:table-cell>
              <table:table-cell office:value-type="float" office:value="-0.491399999999999">
                <text:p>-0.491399999999999</text:p>
              </table:table-cell>
              <table:table-cell office:value-type="float" office:value="1.451321">
                <text:p>1.451321</text:p>
              </table:table-cell>
              <table:table-cell office:value-type="float" office:value="2.983395">
                <text:p>2.983395</text:p>
              </table:table-cell>
              <table:table-cell office:value-type="float" office:value="1.663929">
                <text:p>1.66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699999">
                <text:p/>
              </table:table-cell>
              <table:table-cell office:value-type="float" office:value="1.7873">
                <text:p>1.7873</text:p>
              </table:table-cell>
              <table:table-cell office:value-type="float" office:value="0.3354011">
                <text:p>0.3354011</text:p>
              </table:table-cell>
              <table:table-cell office:value-type="float" office:value="-0.435999999999979">
                <text:p>-0.435999999999979</text:p>
              </table:table-cell>
              <table:table-cell office:value-type="float" office:value="1.520274">
                <text:p>1.520274</text:p>
              </table:table-cell>
              <table:table-cell office:value-type="float" office:value="2.9162">
                <text:p>2.9162</text:p>
              </table:table-cell>
              <table:table-cell office:value-type="float" office:value="1.7873">
                <text:p>1.7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19999">
                <text:p/>
              </table:table-cell>
              <table:table-cell office:value-type="float" office:value="1.872403">
                <text:p>1.872403</text:p>
              </table:table-cell>
              <table:table-cell office:value-type="float" office:value="0.2675393">
                <text:p>0.2675393</text:p>
              </table:table-cell>
              <table:table-cell office:value-type="float" office:value="-0.340100000000007">
                <text:p>-0.340100000000007</text:p>
              </table:table-cell>
              <table:table-cell office:value-type="float" office:value="1.443734">
                <text:p>1.443734</text:p>
              </table:table-cell>
              <table:table-cell office:value-type="float" office:value="2.833034">
                <text:p>2.833034</text:p>
              </table:table-cell>
              <table:table-cell office:value-type="float" office:value="1.872403">
                <text:p>1.87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39999">
                <text:p/>
              </table:table-cell>
              <table:table-cell office:value-type="float" office:value="1.923651">
                <text:p>1.923651</text:p>
              </table:table-cell>
              <table:table-cell office:value-type="float" office:value="0.1977917">
                <text:p>0.1977917</text:p>
              </table:table-cell>
              <table:table-cell office:value-type="float" office:value="-0.230200000000025">
                <text:p>-0.230200000000025</text:p>
              </table:table-cell>
              <table:table-cell office:value-type="float" office:value="1.327652">
                <text:p>1.327652</text:p>
              </table:table-cell>
              <table:table-cell office:value-type="float" office:value="2.717074">
                <text:p>2.717074</text:p>
              </table:table-cell>
              <table:table-cell office:value-type="float" office:value="1.923651">
                <text:p>1.923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59999">
                <text:p/>
              </table:table-cell>
              <table:table-cell office:value-type="float" office:value="1.94772">
                <text:p>1.94772</text:p>
              </table:table-cell>
              <table:table-cell office:value-type="float" office:value="0.1404409">
                <text:p>0.1404409</text:p>
              </table:table-cell>
              <table:table-cell office:value-type="float" office:value="-0.110799999999983">
                <text:p>-0.110799999999983</text:p>
              </table:table-cell>
              <table:table-cell office:value-type="float" office:value="1.186947">
                <text:p>1.186947</text:p>
              </table:table-cell>
              <table:table-cell office:value-type="float" office:value="2.534158">
                <text:p>2.534158</text:p>
              </table:table-cell>
              <table:table-cell office:value-type="float" office:value="1.94772">
                <text:p>1.94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79999">
                <text:p/>
              </table:table-cell>
              <table:table-cell office:value-type="float" office:value="1.944721">
                <text:p>1.944721</text:p>
              </table:table-cell>
              <table:table-cell office:value-type="float" office:value="0.0721425">
                <text:p>0.0721425</text:p>
              </table:table-cell>
              <table:table-cell office:value-type="float" office:value="0.004204759">
                <text:p>0.004204759</text:p>
              </table:table-cell>
              <table:table-cell office:value-type="float" office:value="1.043995">
                <text:p>1.043995</text:p>
              </table:table-cell>
              <table:table-cell office:value-type="float" office:value="2.298077">
                <text:p>2.298077</text:p>
              </table:table-cell>
              <table:table-cell office:value-type="float" office:value="1.944721">
                <text:p>1.94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799999">
                <text:p/>
              </table:table-cell>
              <table:table-cell office:value-type="float" office:value="1.920381">
                <text:p>1.920381</text:p>
              </table:table-cell>
              <table:table-cell office:value-type="float" office:value="0.0001336693">
                <text:p>0.0001336693</text:p>
              </table:table-cell>
              <table:table-cell office:value-type="float" office:value="0.1448264">
                <text:p>0.1448264</text:p>
              </table:table-cell>
              <table:table-cell office:value-type="float" office:value="0.9730133">
                <text:p>0.9730133</text:p>
              </table:table-cell>
              <table:table-cell office:value-type="float" office:value="2.062505">
                <text:p>2.062505</text:p>
              </table:table-cell>
              <table:table-cell office:value-type="float" office:value="1.920381">
                <text:p>1.920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19999">
                <text:p/>
              </table:table-cell>
              <table:table-cell office:value-type="float" office:value="1.869666">
                <text:p>1.869666</text:p>
              </table:table-cell>
              <table:table-cell office:value-type="float" office:value="-0.074799999999982">
                <text:p>-0.074799999999982</text:p>
              </table:table-cell>
              <table:table-cell office:value-type="float" office:value="0.32803">
                <text:p>0.32803</text:p>
              </table:table-cell>
              <table:table-cell office:value-type="float" office:value="0.9565565">
                <text:p>0.9565565</text:p>
              </table:table-cell>
              <table:table-cell office:value-type="float" office:value="1.883265">
                <text:p>1.883265</text:p>
              </table:table-cell>
              <table:table-cell office:value-type="float" office:value="1.869666">
                <text:p>1.86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39999">
                <text:p/>
              </table:table-cell>
              <table:table-cell office:value-type="float" office:value="1.772624">
                <text:p>1.772624</text:p>
              </table:table-cell>
              <table:table-cell office:value-type="float" office:value="-0.137900000000002">
                <text:p>-0.137900000000002</text:p>
              </table:table-cell>
              <table:table-cell office:value-type="float" office:value="0.5357965">
                <text:p>0.5357965</text:p>
              </table:table-cell>
              <table:table-cell office:value-type="float" office:value="0.9810367">
                <text:p>0.9810367</text:p>
              </table:table-cell>
              <table:table-cell office:value-type="float" office:value="1.786497">
                <text:p>1.786497</text:p>
              </table:table-cell>
              <table:table-cell office:value-type="float" office:value="1.772624">
                <text:p>1.77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59999">
                <text:p/>
              </table:table-cell>
              <table:table-cell office:value-type="float" office:value="1.623687">
                <text:p>1.623687</text:p>
              </table:table-cell>
              <table:table-cell office:value-type="float" office:value="-0.197000000000003">
                <text:p>-0.197000000000003</text:p>
              </table:table-cell>
              <table:table-cell office:value-type="float" office:value="0.7538562">
                <text:p>0.7538562</text:p>
              </table:table-cell>
              <table:table-cell office:value-type="float" office:value="1.077396">
                <text:p>1.077396</text:p>
              </table:table-cell>
              <table:table-cell office:value-type="float" office:value="1.759974">
                <text:p>1.759974</text:p>
              </table:table-cell>
              <table:table-cell office:value-type="float" office:value="1.623687">
                <text:p>1.623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79999">
                <text:p/>
              </table:table-cell>
              <table:table-cell office:value-type="float" office:value="1.436585">
                <text:p>1.436585</text:p>
              </table:table-cell>
              <table:table-cell office:value-type="float" office:value="-0.249199999999973">
                <text:p>-0.249199999999973</text:p>
              </table:table-cell>
              <table:table-cell office:value-type="float" office:value="0.9876648">
                <text:p>0.9876648</text:p>
              </table:table-cell>
              <table:table-cell office:value-type="float" office:value="1.219939">
                <text:p>1.219939</text:p>
              </table:table-cell>
              <table:table-cell office:value-type="float" office:value="1.755398">
                <text:p>1.755398</text:p>
              </table:table-cell>
              <table:table-cell office:value-type="float" office:value="1.436585">
                <text:p>1.43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899999">
                <text:p/>
              </table:table-cell>
              <table:table-cell office:value-type="float" office:value="1.214011">
                <text:p>1.214011</text:p>
              </table:table-cell>
              <table:table-cell office:value-type="float" office:value="-0.285300000000007">
                <text:p>-0.285300000000007</text:p>
              </table:table-cell>
              <table:table-cell office:value-type="float" office:value="1.224101">
                <text:p>1.224101</text:p>
              </table:table-cell>
              <table:table-cell office:value-type="float" office:value="1.32453">
                <text:p>1.32453</text:p>
              </table:table-cell>
              <table:table-cell office:value-type="float" office:value="1.778084">
                <text:p>1.778084</text:p>
              </table:table-cell>
              <table:table-cell office:value-type="float" office:value="1.214011">
                <text:p>1.21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19999">
                <text:p/>
              </table:table-cell>
              <table:table-cell office:value-type="float" office:value="0.9816089">
                <text:p>0.9816089</text:p>
              </table:table-cell>
              <table:table-cell office:value-type="float" office:value="-0.315899999999999">
                <text:p>-0.315899999999999</text:p>
              </table:table-cell>
              <table:table-cell office:value-type="float" office:value="1.448987">
                <text:p>1.448987</text:p>
              </table:table-cell>
              <table:table-cell office:value-type="float" office:value="1.340663">
                <text:p>1.340663</text:p>
              </table:table-cell>
              <table:table-cell office:value-type="float" office:value="1.885521">
                <text:p>1.885521</text:p>
              </table:table-cell>
              <table:table-cell office:value-type="float" office:value="0.9816089">
                <text:p>0.9816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39999">
                <text:p/>
              </table:table-cell>
              <table:table-cell office:value-type="float" office:value="0.7492322">
                <text:p>0.7492322</text:p>
              </table:table-cell>
              <table:table-cell office:value-type="float" office:value="-0.338300000000004">
                <text:p>-0.338300000000004</text:p>
              </table:table-cell>
              <table:table-cell office:value-type="float" office:value="1.645555">
                <text:p>1.645555</text:p>
              </table:table-cell>
              <table:table-cell office:value-type="float" office:value="1.328089">
                <text:p>1.328089</text:p>
              </table:table-cell>
              <table:table-cell office:value-type="float" office:value="2.053226">
                <text:p>2.053226</text:p>
              </table:table-cell>
              <table:table-cell office:value-type="float" office:value="0.7492322">
                <text:p>0.749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59999">
                <text:p/>
              </table:table-cell>
              <table:table-cell office:value-type="float" office:value="0.576625">
                <text:p>0.576625</text:p>
              </table:table-cell>
              <table:table-cell office:value-type="float" office:value="-0.355000000000018">
                <text:p>-0.355000000000018</text:p>
              </table:table-cell>
              <table:table-cell office:value-type="float" office:value="1.810208">
                <text:p>1.810208</text:p>
              </table:table-cell>
              <table:table-cell office:value-type="float" office:value="1.327621">
                <text:p>1.327621</text:p>
              </table:table-cell>
              <table:table-cell office:value-type="float" office:value="2.219491">
                <text:p>2.219491</text:p>
              </table:table-cell>
              <table:table-cell office:value-type="float" office:value="0.576625">
                <text:p>0.57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79999">
                <text:p/>
              </table:table-cell>
              <table:table-cell office:value-type="float" office:value="0.4357193">
                <text:p>0.4357193</text:p>
              </table:table-cell>
              <table:table-cell office:value-type="float" office:value="-0.369799999999998">
                <text:p>-0.369799999999998</text:p>
              </table:table-cell>
              <table:table-cell office:value-type="float" office:value="1.925083">
                <text:p>1.925083</text:p>
              </table:table-cell>
              <table:table-cell office:value-type="float" office:value="1.277036">
                <text:p>1.277036</text:p>
              </table:table-cell>
              <table:table-cell office:value-type="float" office:value="2.330011">
                <text:p>2.330011</text:p>
              </table:table-cell>
              <table:table-cell office:value-type="float" office:value="0.4357193">
                <text:p>0.4357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999999">
                <text:p/>
              </table:table-cell>
              <table:table-cell office:value-type="float" office:value="0.3184352">
                <text:p>0.3184352</text:p>
              </table:table-cell>
              <table:table-cell office:value-type="float" office:value="-0.387400000000014">
                <text:p>-0.387400000000014</text:p>
              </table:table-cell>
              <table:table-cell office:value-type="float" office:value="1.997277">
                <text:p>1.997277</text:p>
              </table:table-cell>
              <table:table-cell office:value-type="float" office:value="1.108812">
                <text:p>1.108812</text:p>
              </table:table-cell>
              <table:table-cell office:value-type="float" office:value="2.388542">
                <text:p>2.388542</text:p>
              </table:table-cell>
              <table:table-cell office:value-type="float" office:value="0.3184352">
                <text:p>0.318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19999">
                <text:p/>
              </table:table-cell>
              <table:table-cell office:value-type="float" office:value="0.2142153">
                <text:p>0.2142153</text:p>
              </table:table-cell>
              <table:table-cell office:value-type="float" office:value="-0.3947">
                <text:p>-0.3947</text:p>
              </table:table-cell>
              <table:table-cell office:value-type="float" office:value="2.013111">
                <text:p>2.013111</text:p>
              </table:table-cell>
              <table:table-cell office:value-type="float" office:value="0.8740913">
                <text:p>0.8740913</text:p>
              </table:table-cell>
              <table:table-cell office:value-type="float" office:value="2.399009">
                <text:p>2.399009</text:p>
              </table:table-cell>
              <table:table-cell office:value-type="float" office:value="0.2142153">
                <text:p>0.214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39999">
                <text:p/>
              </table:table-cell>
              <table:table-cell office:value-type="float" office:value="0.144578">
                <text:p>0.144578</text:p>
              </table:table-cell>
              <table:table-cell office:value-type="float" office:value="-0.408399999999972">
                <text:p>-0.408399999999972</text:p>
              </table:table-cell>
              <table:table-cell office:value-type="float" office:value="1.986532">
                <text:p>1.986532</text:p>
              </table:table-cell>
              <table:table-cell office:value-type="float" office:value="0.6098039">
                <text:p>0.6098039</text:p>
              </table:table-cell>
              <table:table-cell office:value-type="float" office:value="2.404059">
                <text:p>2.404059</text:p>
              </table:table-cell>
              <table:table-cell office:value-type="float" office:value="0.144578">
                <text:p>0.14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9999">
                <text:p/>
              </table:table-cell>
              <table:table-cell office:value-type="float" office:value="0.0738329">
                <text:p>0.0738329</text:p>
              </table:table-cell>
              <table:table-cell office:value-type="float" office:value="-0.399200000000008">
                <text:p>-0.399200000000008</text:p>
              </table:table-cell>
              <table:table-cell office:value-type="float" office:value="1.925563">
                <text:p>1.925563</text:p>
              </table:table-cell>
              <table:table-cell office:value-type="float" office:value="0.3635063">
                <text:p>0.3635063</text:p>
              </table:table-cell>
              <table:table-cell office:value-type="float" office:value="2.467157">
                <text:p>2.467157</text:p>
              </table:table-cell>
              <table:table-cell office:value-type="float" office:value="0.0738329">
                <text:p>0.0738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79999">
                <text:p/>
              </table:table-cell>
              <table:table-cell office:value-type="float" office:value="0.000673995">
                <text:p>0.000673995</text:p>
              </table:table-cell>
              <table:table-cell office:value-type="float" office:value="-0.386900000000026">
                <text:p>-0.386900000000026</text:p>
              </table:table-cell>
              <table:table-cell office:value-type="float" office:value="1.829195">
                <text:p>1.829195</text:p>
              </table:table-cell>
              <table:table-cell office:value-type="float" office:value="0.1817367">
                <text:p>0.1817367</text:p>
              </table:table-cell>
              <table:table-cell office:value-type="float" office:value="2.498892">
                <text:p>2.498892</text:p>
              </table:table-cell>
              <table:table-cell office:value-type="float" office:value="0.000673995">
                <text:p>0.00067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99999">
                <text:p/>
              </table:table-cell>
              <table:table-cell office:value-type="float" office:value="-0.0480000000000018">
                <text:p>-0.0480000000000018</text:p>
              </table:table-cell>
              <table:table-cell office:value-type="float" office:value="-0.373899999999992">
                <text:p>-0.373899999999992</text:p>
              </table:table-cell>
              <table:table-cell office:value-type="float" office:value="1.723325">
                <text:p>1.723325</text:p>
              </table:table-cell>
              <table:table-cell office:value-type="float" office:value="0.06201128">
                <text:p>0.06201128</text:p>
              </table:table-cell>
              <table:table-cell office:value-type="float" office:value="2.459445">
                <text:p>2.459445</text:p>
              </table:table-cell>
              <table:table-cell office:value-type="float" office:value="-0.0480000000000018">
                <text:p>-0.0480000000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19999">
                <text:p/>
              </table:table-cell>
              <table:table-cell office:value-type="float" office:value="-0.0541999999999803">
                <text:p>-0.0541999999999803</text:p>
              </table:table-cell>
              <table:table-cell office:value-type="float" office:value="-0.330800000000011">
                <text:p>-0.330800000000011</text:p>
              </table:table-cell>
              <table:table-cell office:value-type="float" office:value="1.615807">
                <text:p>1.615807</text:p>
              </table:table-cell>
              <table:table-cell office:value-type="float" office:value="-0.0264000000000237">
                <text:p>-0.0264000000000237</text:p>
              </table:table-cell>
              <table:table-cell office:value-type="float" office:value="2.374116">
                <text:p>2.374116</text:p>
              </table:table-cell>
              <table:table-cell office:value-type="float" office:value="-0.0541999999999803">
                <text:p>-0.0541999999999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39999">
                <text:p/>
              </table:table-cell>
              <table:table-cell office:value-type="float" office:value="-0.0283999999999764">
                <text:p>-0.0283999999999764</text:p>
              </table:table-cell>
              <table:table-cell office:value-type="float" office:value="-0.271500000000003">
                <text:p>-0.271500000000003</text:p>
              </table:table-cell>
              <table:table-cell office:value-type="float" office:value="1.499797">
                <text:p>1.499797</text:p>
              </table:table-cell>
              <table:table-cell office:value-type="float" office:value="-0.101900000000001">
                <text:p>-0.101900000000001</text:p>
              </table:table-cell>
              <table:table-cell office:value-type="float" office:value="2.280202">
                <text:p>2.280202</text:p>
              </table:table-cell>
              <table:table-cell office:value-type="float" office:value="-0.0283999999999764">
                <text:p>-0.0283999999999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59999">
                <text:p/>
              </table:table-cell>
              <table:table-cell office:value-type="float" office:value="0.01321526">
                <text:p>0.01321526</text:p>
              </table:table-cell>
              <table:table-cell office:value-type="float" office:value="-0.199799999999982">
                <text:p>-0.199799999999982</text:p>
              </table:table-cell>
              <table:table-cell office:value-type="float" office:value="1.336511">
                <text:p>1.336511</text:p>
              </table:table-cell>
              <table:table-cell office:value-type="float" office:value="-0.161200000000008">
                <text:p>-0.161200000000008</text:p>
              </table:table-cell>
              <table:table-cell office:value-type="float" office:value="2.211074">
                <text:p>2.211074</text:p>
              </table:table-cell>
              <table:table-cell office:value-type="float" office:value="0.01321526">
                <text:p>0.0132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79999">
                <text:p/>
              </table:table-cell>
              <table:table-cell office:value-type="float" office:value="0.07647022">
                <text:p>0.07647022</text:p>
              </table:table-cell>
              <table:table-cell office:value-type="float" office:value="-0.140699999999981">
                <text:p>-0.140699999999981</text:p>
              </table:table-cell>
              <table:table-cell office:value-type="float" office:value="1.121229">
                <text:p>1.121229</text:p>
              </table:table-cell>
              <table:table-cell office:value-type="float" office:value="-0.194299999999998">
                <text:p>-0.194299999999998</text:p>
              </table:table-cell>
              <table:table-cell office:value-type="float" office:value="2.184371">
                <text:p>2.184371</text:p>
              </table:table-cell>
              <table:table-cell office:value-type="float" office:value="0.07647022">
                <text:p>0.0764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199999">
                <text:p/>
              </table:table-cell>
              <table:table-cell office:value-type="float" office:value="0.1694174">
                <text:p>0.1694174</text:p>
              </table:table-cell>
              <table:table-cell office:value-type="float" office:value="-0.0740999999999872">
                <text:p>-0.0740999999999872</text:p>
              </table:table-cell>
              <table:table-cell office:value-type="float" office:value="0.8871611">
                <text:p>0.8871611</text:p>
              </table:table-cell>
              <table:table-cell office:value-type="float" office:value="-0.181600000000003">
                <text:p>-0.181600000000003</text:p>
              </table:table-cell>
              <table:table-cell office:value-type="float" office:value="2.251681">
                <text:p>2.251681</text:p>
              </table:table-cell>
              <table:table-cell office:value-type="float" office:value="0.1694174">
                <text:p>0.1694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19999">
                <text:p/>
              </table:table-cell>
              <table:table-cell office:value-type="float" office:value="0.2958904">
                <text:p>0.2958904</text:p>
              </table:table-cell>
              <table:table-cell office:value-type="float" office:value="-0.0172000000000025">
                <text:p>-0.0172000000000025</text:p>
              </table:table-cell>
              <table:table-cell office:value-type="float" office:value="0.6478487">
                <text:p>0.6478487</text:p>
              </table:table-cell>
              <table:table-cell office:value-type="float" office:value="-0.109899999999982">
                <text:p>-0.109899999999982</text:p>
              </table:table-cell>
              <table:table-cell office:value-type="float" office:value="2.381802">
                <text:p>2.381802</text:p>
              </table:table-cell>
              <table:table-cell office:value-type="float" office:value="0.2958904">
                <text:p>0.2958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39999">
                <text:p/>
              </table:table-cell>
              <table:table-cell office:value-type="float" office:value="0.454918">
                <text:p>0.454918</text:p>
              </table:table-cell>
              <table:table-cell office:value-type="float" office:value="0.02225139">
                <text:p>0.02225139</text:p>
              </table:table-cell>
              <table:table-cell office:value-type="float" office:value="0.4037138">
                <text:p>0.4037138</text:p>
              </table:table-cell>
              <table:table-cell office:value-type="float" office:value="0.02415838">
                <text:p>0.02415838</text:p>
              </table:table-cell>
              <table:table-cell office:value-type="float" office:value="2.477063">
                <text:p>2.477063</text:p>
              </table:table-cell>
              <table:table-cell office:value-type="float" office:value="0.454918">
                <text:p>0.454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59999">
                <text:p/>
              </table:table-cell>
              <table:table-cell office:value-type="float" office:value="0.6340615">
                <text:p>0.6340615</text:p>
              </table:table-cell>
              <table:table-cell office:value-type="float" office:value="0.06582301">
                <text:p>0.06582301</text:p>
              </table:table-cell>
              <table:table-cell office:value-type="float" office:value="0.1882324">
                <text:p>0.1882324</text:p>
              </table:table-cell>
              <table:table-cell office:value-type="float" office:value="0.1444232">
                <text:p>0.1444232</text:p>
              </table:table-cell>
              <table:table-cell office:value-type="float" office:value="2.615171">
                <text:p>2.615171</text:p>
              </table:table-cell>
              <table:table-cell office:value-type="float" office:value="0.6340615">
                <text:p>0.634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79999">
                <text:p/>
              </table:table-cell>
              <table:table-cell office:value-type="float" office:value="0.8233697">
                <text:p>0.8233697</text:p>
              </table:table-cell>
              <table:table-cell office:value-type="float" office:value="0.0902001">
                <text:p>0.0902001</text:p>
              </table:table-cell>
              <table:table-cell office:value-type="float" office:value="0.006514987">
                <text:p>0.006514987</text:p>
              </table:table-cell>
              <table:table-cell office:value-type="float" office:value="0.2490364">
                <text:p>0.2490364</text:p>
              </table:table-cell>
              <table:table-cell office:value-type="float" office:value="2.764447">
                <text:p>2.764447</text:p>
              </table:table-cell>
              <table:table-cell office:value-type="float" office:value="0.8233697">
                <text:p>0.8233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299999">
                <text:p/>
              </table:table-cell>
              <table:table-cell office:value-type="float" office:value="0.9847971">
                <text:p>0.9847971</text:p>
              </table:table-cell>
              <table:table-cell office:value-type="float" office:value="0.0988208">
                <text:p>0.0988208</text:p>
              </table:table-cell>
              <table:table-cell office:value-type="float" office:value="-0.136000000000024">
                <text:p>-0.136000000000024</text:p>
              </table:table-cell>
              <table:table-cell office:value-type="float" office:value="0.3496204">
                <text:p>0.3496204</text:p>
              </table:table-cell>
              <table:table-cell office:value-type="float" office:value="2.877075">
                <text:p>2.877075</text:p>
              </table:table-cell>
              <table:table-cell office:value-type="float" office:value="0.9847971">
                <text:p>0.9847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19999">
                <text:p/>
              </table:table-cell>
              <table:table-cell office:value-type="float" office:value="1.097381">
                <text:p>1.097381</text:p>
              </table:table-cell>
              <table:table-cell office:value-type="float" office:value="0.07622378">
                <text:p>0.07622378</text:p>
              </table:table-cell>
              <table:table-cell office:value-type="float" office:value="-0.229600000000005">
                <text:p>-0.229600000000005</text:p>
              </table:table-cell>
              <table:table-cell office:value-type="float" office:value="0.4494596">
                <text:p>0.4494596</text:p>
              </table:table-cell>
              <table:table-cell office:value-type="float" office:value="2.906626">
                <text:p>2.906626</text:p>
              </table:table-cell>
              <table:table-cell office:value-type="float" office:value="1.097381">
                <text:p>1.09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39998">
                <text:p/>
              </table:table-cell>
              <table:table-cell office:value-type="float" office:value="1.166923">
                <text:p>1.166923</text:p>
              </table:table-cell>
              <table:table-cell office:value-type="float" office:value="0.07190654">
                <text:p>0.07190654</text:p>
              </table:table-cell>
              <table:table-cell office:value-type="float" office:value="-0.266300000000001">
                <text:p>-0.266300000000001</text:p>
              </table:table-cell>
              <table:table-cell office:value-type="float" office:value="0.5070257">
                <text:p>0.5070257</text:p>
              </table:table-cell>
              <table:table-cell office:value-type="float" office:value="2.848118">
                <text:p>2.848118</text:p>
              </table:table-cell>
              <table:table-cell office:value-type="float" office:value="1.166923">
                <text:p>1.16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59998">
                <text:p/>
              </table:table-cell>
              <table:table-cell office:value-type="float" office:value="1.212577">
                <text:p>1.212577</text:p>
              </table:table-cell>
              <table:table-cell office:value-type="float" office:value="0.06468161">
                <text:p>0.06468161</text:p>
              </table:table-cell>
              <table:table-cell office:value-type="float" office:value="-0.240400000000022">
                <text:p>-0.240400000000022</text:p>
              </table:table-cell>
              <table:table-cell office:value-type="float" office:value="0.4678804">
                <text:p>0.4678804</text:p>
              </table:table-cell>
              <table:table-cell office:value-type="float" office:value="2.69512">
                <text:p>2.69512</text:p>
              </table:table-cell>
              <table:table-cell office:value-type="float" office:value="1.212577">
                <text:p>1.21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79998">
                <text:p/>
              </table:table-cell>
              <table:table-cell office:value-type="float" office:value="1.284035">
                <text:p>1.284035</text:p>
              </table:table-cell>
              <table:table-cell office:value-type="float" office:value="0.04417016">
                <text:p>0.04417016</text:p>
              </table:table-cell>
              <table:table-cell office:value-type="float" office:value="-0.167700000000025">
                <text:p>-0.167700000000025</text:p>
              </table:table-cell>
              <table:table-cell office:value-type="float" office:value="0.2723773">
                <text:p>0.2723773</text:p>
              </table:table-cell>
              <table:table-cell office:value-type="float" office:value="2.471166">
                <text:p>2.471166</text:p>
              </table:table-cell>
              <table:table-cell office:value-type="float" office:value="1.284035">
                <text:p>1.28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399998">
                <text:p/>
              </table:table-cell>
              <table:table-cell office:value-type="float" office:value="1.372419">
                <text:p>1.372419</text:p>
              </table:table-cell>
              <table:table-cell office:value-type="float" office:value="0.02071594">
                <text:p>0.02071594</text:p>
              </table:table-cell>
              <table:table-cell office:value-type="float" office:value="-0.0679999999999836">
                <text:p>-0.0679999999999836</text:p>
              </table:table-cell>
              <table:table-cell office:value-type="float" office:value="-0.0158999999999878">
                <text:p>-0.0158999999999878</text:p>
              </table:table-cell>
              <table:table-cell office:value-type="float" office:value="2.182503">
                <text:p>2.182503</text:p>
              </table:table-cell>
              <table:table-cell office:value-type="float" office:value="1.372419">
                <text:p>1.37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19998">
                <text:p/>
              </table:table-cell>
              <table:table-cell office:value-type="float" office:value="1.455545">
                <text:p>1.455545</text:p>
              </table:table-cell>
              <table:table-cell office:value-type="float" office:value="0.02839503">
                <text:p>0.02839503</text:p>
              </table:table-cell>
              <table:table-cell office:value-type="float" office:value="0.04011527">
                <text:p>0.04011527</text:p>
              </table:table-cell>
              <table:table-cell office:value-type="float" office:value="-0.317400000000021">
                <text:p>-0.317400000000021</text:p>
              </table:table-cell>
              <table:table-cell office:value-type="float" office:value="1.883952">
                <text:p>1.883952</text:p>
              </table:table-cell>
              <table:table-cell office:value-type="float" office:value="1.455545">
                <text:p>1.45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39998">
                <text:p/>
              </table:table-cell>
              <table:table-cell office:value-type="float" office:value="1.52943">
                <text:p>1.52943</text:p>
              </table:table-cell>
              <table:table-cell office:value-type="float" office:value="0.009012522">
                <text:p>0.009012522</text:p>
              </table:table-cell>
              <table:table-cell office:value-type="float" office:value="0.1384702">
                <text:p>0.1384702</text:p>
              </table:table-cell>
              <table:table-cell office:value-type="float" office:value="-0.494399999999985">
                <text:p>-0.494399999999985</text:p>
              </table:table-cell>
              <table:table-cell office:value-type="float" office:value="1.606154">
                <text:p>1.606154</text:p>
              </table:table-cell>
              <table:table-cell office:value-type="float" office:value="1.52943">
                <text:p>1.5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59998">
                <text:p/>
              </table:table-cell>
              <table:table-cell office:value-type="float" office:value="1.598228">
                <text:p>1.598228</text:p>
              </table:table-cell>
              <table:table-cell office:value-type="float" office:value="0.007899927">
                <text:p>0.007899927</text:p>
              </table:table-cell>
              <table:table-cell office:value-type="float" office:value="0.2512324">
                <text:p>0.2512324</text:p>
              </table:table-cell>
              <table:table-cell office:value-type="float" office:value="-0.500499999999988">
                <text:p>-0.500499999999988</text:p>
              </table:table-cell>
              <table:table-cell office:value-type="float" office:value="1.388146">
                <text:p>1.388146</text:p>
              </table:table-cell>
              <table:table-cell office:value-type="float" office:value="1.598228">
                <text:p>1.59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79998">
                <text:p/>
              </table:table-cell>
              <table:table-cell office:value-type="float" office:value="1.655848">
                <text:p>1.655848</text:p>
              </table:table-cell>
              <table:table-cell office:value-type="float" office:value="0.001561183">
                <text:p>0.001561183</text:p>
              </table:table-cell>
              <table:table-cell office:value-type="float" office:value="0.3982279">
                <text:p>0.3982279</text:p>
              </table:table-cell>
              <table:table-cell office:value-type="float" office:value="-0.365000000000009">
                <text:p>-0.365000000000009</text:p>
              </table:table-cell>
              <table:table-cell office:value-type="float" office:value="1.234766">
                <text:p>1.234766</text:p>
              </table:table-cell>
              <table:table-cell office:value-type="float" office:value="1.655848">
                <text:p>1.655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499998">
                <text:p/>
              </table:table-cell>
              <table:table-cell office:value-type="float" office:value="1.695193">
                <text:p>1.695193</text:p>
              </table:table-cell>
              <table:table-cell office:value-type="float" office:value="0.01290737">
                <text:p>0.01290737</text:p>
              </table:table-cell>
              <table:table-cell office:value-type="float" office:value="0.5943457">
                <text:p>0.5943457</text:p>
              </table:table-cell>
              <table:table-cell office:value-type="float" office:value="-0.0341000000000236">
                <text:p>-0.0341000000000236</text:p>
              </table:table-cell>
              <table:table-cell office:value-type="float" office:value="1.168604">
                <text:p>1.168604</text:p>
              </table:table-cell>
              <table:table-cell office:value-type="float" office:value="1.695193">
                <text:p>1.695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19998">
                <text:p/>
              </table:table-cell>
              <table:table-cell office:value-type="float" office:value="1.708799">
                <text:p>1.708799</text:p>
              </table:table-cell>
              <table:table-cell office:value-type="float" office:value="0.03920541">
                <text:p>0.03920541</text:p>
              </table:table-cell>
              <table:table-cell office:value-type="float" office:value="0.8031185">
                <text:p>0.8031185</text:p>
              </table:table-cell>
              <table:table-cell office:value-type="float" office:value="0.4362525">
                <text:p>0.4362525</text:p>
              </table:table-cell>
              <table:table-cell office:value-type="float" office:value="1.164451">
                <text:p>1.164451</text:p>
              </table:table-cell>
              <table:table-cell office:value-type="float" office:value="1.708799">
                <text:p>1.708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39998">
                <text:p/>
              </table:table-cell>
              <table:table-cell office:value-type="float" office:value="1.684155">
                <text:p>1.684155</text:p>
              </table:table-cell>
              <table:table-cell office:value-type="float" office:value="0.03916398">
                <text:p>0.03916398</text:p>
              </table:table-cell>
              <table:table-cell office:value-type="float" office:value="1.028601">
                <text:p>1.028601</text:p>
              </table:table-cell>
              <table:table-cell office:value-type="float" office:value="1.00855">
                <text:p>1.00855</text:p>
              </table:table-cell>
              <table:table-cell office:value-type="float" office:value="1.215236">
                <text:p>1.215236</text:p>
              </table:table-cell>
              <table:table-cell office:value-type="float" office:value="1.684155">
                <text:p>1.684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59998">
                <text:p/>
              </table:table-cell>
              <table:table-cell office:value-type="float" office:value="1.617348">
                <text:p>1.617348</text:p>
              </table:table-cell>
              <table:table-cell office:value-type="float" office:value="0.03079301">
                <text:p>0.03079301</text:p>
              </table:table-cell>
              <table:table-cell office:value-type="float" office:value="1.256577">
                <text:p>1.256577</text:p>
              </table:table-cell>
              <table:table-cell office:value-type="float" office:value="1.537276">
                <text:p>1.537276</text:p>
              </table:table-cell>
              <table:table-cell office:value-type="float" office:value="1.370445">
                <text:p>1.370445</text:p>
              </table:table-cell>
              <table:table-cell office:value-type="float" office:value="1.617348">
                <text:p>1.617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79998">
                <text:p/>
              </table:table-cell>
              <table:table-cell office:value-type="float" office:value="1.515913">
                <text:p>1.515913</text:p>
              </table:table-cell>
              <table:table-cell office:value-type="float" office:value="0.02082746">
                <text:p>0.02082746</text:p>
              </table:table-cell>
              <table:table-cell office:value-type="float" office:value="1.468885">
                <text:p>1.468885</text:p>
              </table:table-cell>
              <table:table-cell office:value-type="float" office:value="1.927489">
                <text:p>1.927489</text:p>
              </table:table-cell>
              <table:table-cell office:value-type="float" office:value="1.602498">
                <text:p>1.602498</text:p>
              </table:table-cell>
              <table:table-cell office:value-type="float" office:value="1.515913">
                <text:p>1.515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599998">
                <text:p/>
              </table:table-cell>
              <table:table-cell office:value-type="float" office:value="1.396508">
                <text:p>1.396508</text:p>
              </table:table-cell>
              <table:table-cell office:value-type="float" office:value="0.003961249">
                <text:p>0.003961249</text:p>
              </table:table-cell>
              <table:table-cell office:value-type="float" office:value="1.66222">
                <text:p>1.66222</text:p>
              </table:table-cell>
              <table:table-cell office:value-type="float" office:value="2.148722">
                <text:p>2.148722</text:p>
              </table:table-cell>
              <table:table-cell office:value-type="float" office:value="1.850112">
                <text:p>1.850112</text:p>
              </table:table-cell>
              <table:table-cell office:value-type="float" office:value="1.396508">
                <text:p>1.39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19998">
                <text:p/>
              </table:table-cell>
              <table:table-cell office:value-type="float" office:value="1.256155">
                <text:p>1.256155</text:p>
              </table:table-cell>
              <table:table-cell office:value-type="float" office:value="-0.015199999999993">
                <text:p>-0.015199999999993</text:p>
              </table:table-cell>
              <table:table-cell office:value-type="float" office:value="1.836524">
                <text:p>1.836524</text:p>
              </table:table-cell>
              <table:table-cell office:value-type="float" office:value="2.196375">
                <text:p>2.196375</text:p>
              </table:table-cell>
              <table:table-cell office:value-type="float" office:value="2.048236">
                <text:p>2.048236</text:p>
              </table:table-cell>
              <table:table-cell office:value-type="float" office:value="1.256155">
                <text:p>1.256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39998">
                <text:p/>
              </table:table-cell>
              <table:table-cell office:value-type="float" office:value="1.143215">
                <text:p>1.143215</text:p>
              </table:table-cell>
              <table:table-cell office:value-type="float" office:value="-0.0135999999999967">
                <text:p>-0.0135999999999967</text:p>
              </table:table-cell>
              <table:table-cell office:value-type="float" office:value="1.965524">
                <text:p>1.965524</text:p>
              </table:table-cell>
              <table:table-cell office:value-type="float" office:value="2.123673">
                <text:p>2.123673</text:p>
              </table:table-cell>
              <table:table-cell office:value-type="float" office:value="2.1857">
                <text:p>2.1857</text:p>
              </table:table-cell>
              <table:table-cell office:value-type="float" office:value="1.143215">
                <text:p>1.14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59998">
                <text:p/>
              </table:table-cell>
              <table:table-cell office:value-type="float" office:value="1.046978">
                <text:p>1.046978</text:p>
              </table:table-cell>
              <table:table-cell office:value-type="float" office:value="-0.026299999999992">
                <text:p>-0.026299999999992</text:p>
              </table:table-cell>
              <table:table-cell office:value-type="float" office:value="2.058779">
                <text:p>2.058779</text:p>
              </table:table-cell>
              <table:table-cell office:value-type="float" office:value="2.007777">
                <text:p>2.007777</text:p>
              </table:table-cell>
              <table:table-cell office:value-type="float" office:value="2.282211">
                <text:p>2.282211</text:p>
              </table:table-cell>
              <table:table-cell office:value-type="float" office:value="1.046978">
                <text:p>1.046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79998">
                <text:p/>
              </table:table-cell>
              <table:table-cell office:value-type="float" office:value="0.9606612">
                <text:p>0.9606612</text:p>
              </table:table-cell>
              <table:table-cell office:value-type="float" office:value="-0.0226000000000113">
                <text:p>-0.0226000000000113</text:p>
              </table:table-cell>
              <table:table-cell office:value-type="float" office:value="2.098005">
                <text:p>2.098005</text:p>
              </table:table-cell>
              <table:table-cell office:value-type="float" office:value="1.723638">
                <text:p>1.723638</text:p>
              </table:table-cell>
              <table:table-cell office:value-type="float" office:value="2.337351">
                <text:p>2.337351</text:p>
              </table:table-cell>
              <table:table-cell office:value-type="float" office:value="0.9606612">
                <text:p>0.9606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699998">
                <text:p/>
              </table:table-cell>
              <table:table-cell office:value-type="float" office:value="0.8717211">
                <text:p>0.8717211</text:p>
              </table:table-cell>
              <table:table-cell office:value-type="float" office:value="-0.0346000000000117">
                <text:p>-0.0346000000000117</text:p>
              </table:table-cell>
              <table:table-cell office:value-type="float" office:value="2.097067">
                <text:p>2.097067</text:p>
              </table:table-cell>
              <table:table-cell office:value-type="float" office:value="1.28268">
                <text:p>1.28268</text:p>
              </table:table-cell>
              <table:table-cell office:value-type="float" office:value="2.402678">
                <text:p>2.402678</text:p>
              </table:table-cell>
              <table:table-cell office:value-type="float" office:value="0.8717211">
                <text:p>0.8717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19998">
                <text:p/>
              </table:table-cell>
              <table:table-cell office:value-type="float" office:value="0.8049523">
                <text:p>0.8049523</text:p>
              </table:table-cell>
              <table:table-cell office:value-type="float" office:value="-0.0681000000000154">
                <text:p>-0.0681000000000154</text:p>
              </table:table-cell>
              <table:table-cell office:value-type="float" office:value="2.063732">
                <text:p>2.063732</text:p>
              </table:table-cell>
              <table:table-cell office:value-type="float" office:value="0.7647293">
                <text:p>0.7647293</text:p>
              </table:table-cell>
              <table:table-cell office:value-type="float" office:value="2.404665">
                <text:p>2.404665</text:p>
              </table:table-cell>
              <table:table-cell office:value-type="float" office:value="0.8049523">
                <text:p>0.8049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39998">
                <text:p/>
              </table:table-cell>
              <table:table-cell office:value-type="float" office:value="0.7563277">
                <text:p>0.7563277</text:p>
              </table:table-cell>
              <table:table-cell office:value-type="float" office:value="-0.0715000000000146">
                <text:p>-0.0715000000000146</text:p>
              </table:table-cell>
              <table:table-cell office:value-type="float" office:value="1.993954">
                <text:p>1.993954</text:p>
              </table:table-cell>
              <table:table-cell office:value-type="float" office:value="0.2082235">
                <text:p>0.2082235</text:p>
              </table:table-cell>
              <table:table-cell office:value-type="float" office:value="2.357262">
                <text:p>2.357262</text:p>
              </table:table-cell>
              <table:table-cell office:value-type="float" office:value="0.7563277">
                <text:p>0.756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59998">
                <text:p/>
              </table:table-cell>
              <table:table-cell office:value-type="float" office:value="0.7261164">
                <text:p>0.7261164</text:p>
              </table:table-cell>
              <table:table-cell office:value-type="float" office:value="-0.0686000000000036">
                <text:p>-0.0686000000000036</text:p>
              </table:table-cell>
              <table:table-cell office:value-type="float" office:value="1.908648">
                <text:p>1.908648</text:p>
              </table:table-cell>
              <table:table-cell office:value-type="float" office:value="-0.274200000000008">
                <text:p>-0.274200000000008</text:p>
              </table:table-cell>
              <table:table-cell office:value-type="float" office:value="2.273592">
                <text:p>2.273592</text:p>
              </table:table-cell>
              <table:table-cell office:value-type="float" office:value="0.7261164">
                <text:p>0.726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79998">
                <text:p/>
              </table:table-cell>
              <table:table-cell office:value-type="float" office:value="0.7276003">
                <text:p>0.7276003</text:p>
              </table:table-cell>
              <table:table-cell office:value-type="float" office:value="-0.0355000000000132">
                <text:p>-0.0355000000000132</text:p>
              </table:table-cell>
              <table:table-cell office:value-type="float" office:value="1.796448">
                <text:p>1.796448</text:p>
              </table:table-cell>
              <table:table-cell office:value-type="float" office:value="-0.63979999999998">
                <text:p>-0.63979999999998</text:p>
              </table:table-cell>
              <table:table-cell office:value-type="float" office:value="2.19405">
                <text:p>2.19405</text:p>
              </table:table-cell>
              <table:table-cell office:value-type="float" office:value="0.7276003">
                <text:p>0.7276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799998">
                <text:p/>
              </table:table-cell>
              <table:table-cell office:value-type="float" office:value="0.7631999">
                <text:p>0.7631999</text:p>
              </table:table-cell>
              <table:table-cell office:value-type="float" office:value="-0.0280999999999949">
                <text:p>-0.0280999999999949</text:p>
              </table:table-cell>
              <table:table-cell office:value-type="float" office:value="1.674094">
                <text:p>1.674094</text:p>
              </table:table-cell>
              <table:table-cell office:value-type="float" office:value="-0.93119999999999">
                <text:p>-0.93119999999999</text:p>
              </table:table-cell>
              <table:table-cell office:value-type="float" office:value="2.140583">
                <text:p>2.140583</text:p>
              </table:table-cell>
              <table:table-cell office:value-type="float" office:value="0.7631999">
                <text:p>0.763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19998">
                <text:p/>
              </table:table-cell>
              <table:table-cell office:value-type="float" office:value="0.8247226">
                <text:p>0.8247226</text:p>
              </table:table-cell>
              <table:table-cell office:value-type="float" office:value="-0.0212999999999965">
                <text:p>-0.0212999999999965</text:p>
              </table:table-cell>
              <table:table-cell office:value-type="float" office:value="1.534755">
                <text:p>1.534755</text:p>
              </table:table-cell>
              <table:table-cell office:value-type="float" office:value="-1.21879999999999">
                <text:p>-1.21879999999999</text:p>
              </table:table-cell>
              <table:table-cell office:value-type="float" office:value="2.129093">
                <text:p>2.129093</text:p>
              </table:table-cell>
              <table:table-cell office:value-type="float" office:value="0.8247226">
                <text:p>0.8247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39998">
                <text:p/>
              </table:table-cell>
              <table:table-cell office:value-type="float" office:value="0.9058528">
                <text:p>0.9058528</text:p>
              </table:table-cell>
              <table:table-cell office:value-type="float" office:value="-0.005643725">
                <text:p>-0.005643725</text:p>
              </table:table-cell>
              <table:table-cell office:value-type="float" office:value="1.363758">
                <text:p>1.363758</text:p>
              </table:table-cell>
              <table:table-cell office:value-type="float" office:value="-1.4939">
                <text:p>-1.4939</text:p>
              </table:table-cell>
              <table:table-cell office:value-type="float" office:value="2.170624">
                <text:p>2.170624</text:p>
              </table:table-cell>
              <table:table-cell office:value-type="float" office:value="0.9058528">
                <text:p>0.9058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59998">
                <text:p/>
              </table:table-cell>
              <table:table-cell office:value-type="float" office:value="1.01297">
                <text:p>1.01297</text:p>
              </table:table-cell>
              <table:table-cell office:value-type="float" office:value="0.006888304">
                <text:p>0.006888304</text:p>
              </table:table-cell>
              <table:table-cell office:value-type="float" office:value="1.161753">
                <text:p>1.161753</text:p>
              </table:table-cell>
              <table:table-cell office:value-type="float" office:value="-1.70780000000002">
                <text:p>-1.70780000000002</text:p>
              </table:table-cell>
              <table:table-cell office:value-type="float" office:value="2.277527">
                <text:p>2.277527</text:p>
              </table:table-cell>
              <table:table-cell office:value-type="float" office:value="1.01297">
                <text:p>1.0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79998">
                <text:p/>
              </table:table-cell>
              <table:table-cell office:value-type="float" office:value="1.15325">
                <text:p>1.15325</text:p>
              </table:table-cell>
              <table:table-cell office:value-type="float" office:value="0.00694914">
                <text:p>0.00694914</text:p>
              </table:table-cell>
              <table:table-cell office:value-type="float" office:value="0.9492552">
                <text:p>0.9492552</text:p>
              </table:table-cell>
              <table:table-cell office:value-type="float" office:value="-1.8297">
                <text:p>-1.8297</text:p>
              </table:table-cell>
              <table:table-cell office:value-type="float" office:value="2.41072">
                <text:p>2.41072</text:p>
              </table:table-cell>
              <table:table-cell office:value-type="float" office:value="1.15325">
                <text:p>1.15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899998">
                <text:p/>
              </table:table-cell>
              <table:table-cell office:value-type="float" office:value="1.330615">
                <text:p>1.330615</text:p>
              </table:table-cell>
              <table:table-cell office:value-type="float" office:value="0.03902642">
                <text:p>0.03902642</text:p>
              </table:table-cell>
              <table:table-cell office:value-type="float" office:value="0.7331403">
                <text:p>0.7331403</text:p>
              </table:table-cell>
              <table:table-cell office:value-type="float" office:value="-1.92680000000001">
                <text:p>-1.92680000000001</text:p>
              </table:table-cell>
              <table:table-cell office:value-type="float" office:value="2.538733">
                <text:p>2.538733</text:p>
              </table:table-cell>
              <table:table-cell office:value-type="float" office:value="1.330615">
                <text:p>1.33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19998">
                <text:p/>
              </table:table-cell>
              <table:table-cell office:value-type="float" office:value="1.535658">
                <text:p>1.535658</text:p>
              </table:table-cell>
              <table:table-cell office:value-type="float" office:value="0.08069155">
                <text:p>0.08069155</text:p>
              </table:table-cell>
              <table:table-cell office:value-type="float" office:value="0.5386184">
                <text:p>0.5386184</text:p>
              </table:table-cell>
              <table:table-cell office:value-type="float" office:value="-1.9615">
                <text:p>-1.9615</text:p>
              </table:table-cell>
              <table:table-cell office:value-type="float" office:value="2.738056">
                <text:p>2.738056</text:p>
              </table:table-cell>
              <table:table-cell office:value-type="float" office:value="1.535658">
                <text:p>1.53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39998">
                <text:p/>
              </table:table-cell>
              <table:table-cell office:value-type="float" office:value="1.759908">
                <text:p>1.759908</text:p>
              </table:table-cell>
              <table:table-cell office:value-type="float" office:value="0.135744">
                <text:p>0.135744</text:p>
              </table:table-cell>
              <table:table-cell office:value-type="float" office:value="0.3785509">
                <text:p>0.3785509</text:p>
              </table:table-cell>
              <table:table-cell office:value-type="float" office:value="-1.87099999999998">
                <text:p>-1.87099999999998</text:p>
              </table:table-cell>
              <table:table-cell office:value-type="float" office:value="2.917895">
                <text:p>2.917895</text:p>
              </table:table-cell>
              <table:table-cell office:value-type="float" office:value="1.759908">
                <text:p>1.759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59998">
                <text:p/>
              </table:table-cell>
              <table:table-cell office:value-type="float" office:value="1.980514">
                <text:p>1.980514</text:p>
              </table:table-cell>
              <table:table-cell office:value-type="float" office:value="0.1779769">
                <text:p>0.1779769</text:p>
              </table:table-cell>
              <table:table-cell office:value-type="float" office:value="0.2535352">
                <text:p>0.2535352</text:p>
              </table:table-cell>
              <table:table-cell office:value-type="float" office:value="-1.73309999999998">
                <text:p>-1.73309999999998</text:p>
              </table:table-cell>
              <table:table-cell office:value-type="float" office:value="3.028703">
                <text:p>3.028703</text:p>
              </table:table-cell>
              <table:table-cell office:value-type="float" office:value="1.980514">
                <text:p>1.980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79998">
                <text:p/>
              </table:table-cell>
              <table:table-cell office:value-type="float" office:value="2.15491">
                <text:p>2.15491</text:p>
              </table:table-cell>
              <table:table-cell office:value-type="float" office:value="0.2379213">
                <text:p>0.2379213</text:p>
              </table:table-cell>
              <table:table-cell office:value-type="float" office:value="0.1738926">
                <text:p>0.1738926</text:p>
              </table:table-cell>
              <table:table-cell office:value-type="float" office:value="-1.6533">
                <text:p>-1.6533</text:p>
              </table:table-cell>
              <table:table-cell office:value-type="float" office:value="3.041051">
                <text:p>3.041051</text:p>
              </table:table-cell>
              <table:table-cell office:value-type="float" office:value="2.15491">
                <text:p>2.15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999998">
                <text:p/>
              </table:table-cell>
              <table:table-cell office:value-type="float" office:value="2.310295">
                <text:p>2.310295</text:p>
              </table:table-cell>
              <table:table-cell office:value-type="float" office:value="0.2850203">
                <text:p>0.2850203</text:p>
              </table:table-cell>
              <table:table-cell office:value-type="float" office:value="0.1554441">
                <text:p>0.1554441</text:p>
              </table:table-cell>
              <table:table-cell office:value-type="float" office:value="-1.6413">
                <text:p>-1.6413</text:p>
              </table:table-cell>
              <table:table-cell office:value-type="float" office:value="2.961764">
                <text:p>2.961764</text:p>
              </table:table-cell>
              <table:table-cell office:value-type="float" office:value="2.310295">
                <text:p>2.31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19998">
                <text:p/>
              </table:table-cell>
              <table:table-cell office:value-type="float" office:value="2.454607">
                <text:p>2.454607</text:p>
              </table:table-cell>
              <table:table-cell office:value-type="float" office:value="0.3482147">
                <text:p>0.3482147</text:p>
              </table:table-cell>
              <table:table-cell office:value-type="float" office:value="0.1914225">
                <text:p>0.1914225</text:p>
              </table:table-cell>
              <table:table-cell office:value-type="float" office:value="-1.6508">
                <text:p>-1.6508</text:p>
              </table:table-cell>
              <table:table-cell office:value-type="float" office:value="2.765669">
                <text:p>2.765669</text:p>
              </table:table-cell>
              <table:table-cell office:value-type="float" office:value="2.454607">
                <text:p>2.454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39998">
                <text:p/>
              </table:table-cell>
              <table:table-cell office:value-type="float" office:value="2.598252">
                <text:p>2.598252</text:p>
              </table:table-cell>
              <table:table-cell office:value-type="float" office:value="0.3822814">
                <text:p>0.3822814</text:p>
              </table:table-cell>
              <table:table-cell office:value-type="float" office:value="0.2768556">
                <text:p>0.2768556</text:p>
              </table:table-cell>
              <table:table-cell office:value-type="float" office:value="-1.58960000000002">
                <text:p>-1.58960000000002</text:p>
              </table:table-cell>
              <table:table-cell office:value-type="float" office:value="2.538473">
                <text:p>2.538473</text:p>
              </table:table-cell>
              <table:table-cell office:value-type="float" office:value="2.598252">
                <text:p>2.598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59998">
                <text:p/>
              </table:table-cell>
              <table:table-cell office:value-type="float" office:value="2.746487">
                <text:p>2.746487</text:p>
              </table:table-cell>
              <table:table-cell office:value-type="float" office:value="0.4016104">
                <text:p>0.4016104</text:p>
              </table:table-cell>
              <table:table-cell office:value-type="float" office:value="0.3875431">
                <text:p>0.3875431</text:p>
              </table:table-cell>
              <table:table-cell office:value-type="float" office:value="-1.42329999999998">
                <text:p>-1.42329999999998</text:p>
              </table:table-cell>
              <table:table-cell office:value-type="float" office:value="2.299541">
                <text:p>2.299541</text:p>
              </table:table-cell>
              <table:table-cell office:value-type="float" office:value="2.746487">
                <text:p>2.746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79998">
                <text:p/>
              </table:table-cell>
              <table:table-cell office:value-type="float" office:value="2.908688">
                <text:p>2.908688</text:p>
              </table:table-cell>
              <table:table-cell office:value-type="float" office:value="0.3624042">
                <text:p>0.3624042</text:p>
              </table:table-cell>
              <table:table-cell office:value-type="float" office:value="0.50606">
                <text:p>0.50606</text:p>
              </table:table-cell>
              <table:table-cell office:value-type="float" office:value="-1.21699999999998">
                <text:p>-1.21699999999998</text:p>
              </table:table-cell>
              <table:table-cell office:value-type="float" office:value="2.068222">
                <text:p>2.068222</text:p>
              </table:table-cell>
              <table:table-cell office:value-type="float" office:value="2.908688">
                <text:p>2.908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099998">
                <text:p/>
              </table:table-cell>
              <table:table-cell office:value-type="float" office:value="3.059468">
                <text:p>3.059468</text:p>
              </table:table-cell>
              <table:table-cell office:value-type="float" office:value="0.3334155">
                <text:p>0.3334155</text:p>
              </table:table-cell>
              <table:table-cell office:value-type="float" office:value="0.6166701">
                <text:p>0.6166701</text:p>
              </table:table-cell>
              <table:table-cell office:value-type="float" office:value="-0.98599999999999">
                <text:p>-0.98599999999999</text:p>
              </table:table-cell>
              <table:table-cell office:value-type="float" office:value="1.895033">
                <text:p>1.895033</text:p>
              </table:table-cell>
              <table:table-cell office:value-type="float" office:value="3.059468">
                <text:p>3.059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19998">
                <text:p/>
              </table:table-cell>
              <table:table-cell office:value-type="float" office:value="3.192541">
                <text:p>3.192541</text:p>
              </table:table-cell>
              <table:table-cell office:value-type="float" office:value="0.2954448">
                <text:p>0.2954448</text:p>
              </table:table-cell>
              <table:table-cell office:value-type="float" office:value="0.7406607">
                <text:p>0.7406607</text:p>
              </table:table-cell>
              <table:table-cell office:value-type="float" office:value="-0.750900000000001">
                <text:p>-0.750900000000001</text:p>
              </table:table-cell>
              <table:table-cell office:value-type="float" office:value="1.803772">
                <text:p>1.803772</text:p>
              </table:table-cell>
              <table:table-cell office:value-type="float" office:value="3.192541">
                <text:p>3.19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39998">
                <text:p/>
              </table:table-cell>
              <table:table-cell office:value-type="float" office:value="3.290257">
                <text:p>3.290257</text:p>
              </table:table-cell>
              <table:table-cell office:value-type="float" office:value="0.261078">
                <text:p>0.261078</text:p>
              </table:table-cell>
              <table:table-cell office:value-type="float" office:value="0.8888341">
                <text:p>0.8888341</text:p>
              </table:table-cell>
              <table:table-cell office:value-type="float" office:value="-0.514299999999992">
                <text:p>-0.514299999999992</text:p>
              </table:table-cell>
              <table:table-cell office:value-type="float" office:value="1.803949">
                <text:p>1.803949</text:p>
              </table:table-cell>
              <table:table-cell office:value-type="float" office:value="3.290257">
                <text:p>3.290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59998">
                <text:p/>
              </table:table-cell>
              <table:table-cell office:value-type="float" office:value="3.341581">
                <text:p>3.341581</text:p>
              </table:table-cell>
              <table:table-cell office:value-type="float" office:value="0.1902553">
                <text:p>0.1902553</text:p>
              </table:table-cell>
              <table:table-cell office:value-type="float" office:value="1.07653">
                <text:p>1.07653</text:p>
              </table:table-cell>
              <table:table-cell office:value-type="float" office:value="-0.22829999999999">
                <text:p>-0.22829999999999</text:p>
              </table:table-cell>
              <table:table-cell office:value-type="float" office:value="1.864884">
                <text:p>1.864884</text:p>
              </table:table-cell>
              <table:table-cell office:value-type="float" office:value="3.341581">
                <text:p>3.34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79998">
                <text:p/>
              </table:table-cell>
              <table:table-cell office:value-type="float" office:value="3.342126">
                <text:p>3.342126</text:p>
              </table:table-cell>
              <table:table-cell office:value-type="float" office:value="0.139961">
                <text:p>0.139961</text:p>
              </table:table-cell>
              <table:table-cell office:value-type="float" office:value="1.273422">
                <text:p>1.273422</text:p>
              </table:table-cell>
              <table:table-cell office:value-type="float" office:value="0.07506869">
                <text:p>0.07506869</text:p>
              </table:table-cell>
              <table:table-cell office:value-type="float" office:value="1.983153">
                <text:p>1.983153</text:p>
              </table:table-cell>
              <table:table-cell office:value-type="float" office:value="3.342126">
                <text:p>3.34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199998">
                <text:p/>
              </table:table-cell>
              <table:table-cell office:value-type="float" office:value="3.287884">
                <text:p>3.287884</text:p>
              </table:table-cell>
              <table:table-cell office:value-type="float" office:value="0.07161605">
                <text:p>0.07161605</text:p>
              </table:table-cell>
              <table:table-cell office:value-type="float" office:value="1.480864">
                <text:p>1.480864</text:p>
              </table:table-cell>
              <table:table-cell office:value-type="float" office:value="0.3552817">
                <text:p>0.3552817</text:p>
              </table:table-cell>
              <table:table-cell office:value-type="float" office:value="2.165841">
                <text:p>2.165841</text:p>
              </table:table-cell>
              <table:table-cell office:value-type="float" office:value="3.287884">
                <text:p>3.28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19998">
                <text:p/>
              </table:table-cell>
              <table:table-cell office:value-type="float" office:value="3.192405">
                <text:p>3.192405</text:p>
              </table:table-cell>
              <table:table-cell office:value-type="float" office:value="0.02741204">
                <text:p>0.02741204</text:p>
              </table:table-cell>
              <table:table-cell office:value-type="float" office:value="1.694294">
                <text:p>1.694294</text:p>
              </table:table-cell>
              <table:table-cell office:value-type="float" office:value="0.5786234">
                <text:p>0.5786234</text:p>
              </table:table-cell>
              <table:table-cell office:value-type="float" office:value="2.401294">
                <text:p>2.401294</text:p>
              </table:table-cell>
              <table:table-cell office:value-type="float" office:value="3.192405">
                <text:p>3.19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39998">
                <text:p/>
              </table:table-cell>
              <table:table-cell office:value-type="float" office:value="3.069608">
                <text:p>3.069608</text:p>
              </table:table-cell>
              <table:table-cell office:value-type="float" office:value="-0.003307521">
                <text:p>-0.003307521</text:p>
              </table:table-cell>
              <table:table-cell office:value-type="float" office:value="1.899229">
                <text:p>1.899229</text:p>
              </table:table-cell>
              <table:table-cell office:value-type="float" office:value="0.6873236">
                <text:p>0.6873236</text:p>
              </table:table-cell>
              <table:table-cell office:value-type="float" office:value="2.670354">
                <text:p>2.670354</text:p>
              </table:table-cell>
              <table:table-cell office:value-type="float" office:value="3.069608">
                <text:p>3.069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59998">
                <text:p/>
              </table:table-cell>
              <table:table-cell office:value-type="float" office:value="2.93224">
                <text:p>2.93224</text:p>
              </table:table-cell>
              <table:table-cell office:value-type="float" office:value="-0.0396999999999821">
                <text:p>-0.0396999999999821</text:p>
              </table:table-cell>
              <table:table-cell office:value-type="float" office:value="2.066752">
                <text:p>2.066752</text:p>
              </table:table-cell>
              <table:table-cell office:value-type="float" office:value="0.7103426">
                <text:p>0.7103426</text:p>
              </table:table-cell>
              <table:table-cell office:value-type="float" office:value="2.909228">
                <text:p>2.909228</text:p>
              </table:table-cell>
              <table:table-cell office:value-type="float" office:value="2.93224">
                <text:p>2.9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79998">
                <text:p/>
              </table:table-cell>
              <table:table-cell office:value-type="float" office:value="2.773183">
                <text:p>2.773183</text:p>
              </table:table-cell>
              <table:table-cell office:value-type="float" office:value="-0.0541999999999803">
                <text:p>-0.0541999999999803</text:p>
              </table:table-cell>
              <table:table-cell office:value-type="float" office:value="2.205958">
                <text:p>2.205958</text:p>
              </table:table-cell>
              <table:table-cell office:value-type="float" office:value="0.6522391">
                <text:p>0.6522391</text:p>
              </table:table-cell>
              <table:table-cell office:value-type="float" office:value="3.08502">
                <text:p>3.08502</text:p>
              </table:table-cell>
              <table:table-cell office:value-type="float" office:value="2.773183">
                <text:p>2.77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299998">
                <text:p/>
              </table:table-cell>
              <table:table-cell office:value-type="float" office:value="2.612098">
                <text:p>2.612098</text:p>
              </table:table-cell>
              <table:table-cell office:value-type="float" office:value="-0.0577999999999861">
                <text:p>-0.0577999999999861</text:p>
              </table:table-cell>
              <table:table-cell office:value-type="float" office:value="2.300013">
                <text:p>2.300013</text:p>
              </table:table-cell>
              <table:table-cell office:value-type="float" office:value="0.5607663">
                <text:p>0.5607663</text:p>
              </table:table-cell>
              <table:table-cell office:value-type="float" office:value="3.190558">
                <text:p>3.190558</text:p>
              </table:table-cell>
              <table:table-cell office:value-type="float" office:value="2.612098">
                <text:p>2.61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19998">
                <text:p/>
              </table:table-cell>
              <table:table-cell office:value-type="float" office:value="2.49864">
                <text:p>2.49864</text:p>
              </table:table-cell>
              <table:table-cell office:value-type="float" office:value="-0.0942000000000007">
                <text:p>-0.0942000000000007</text:p>
              </table:table-cell>
              <table:table-cell office:value-type="float" office:value="2.355127">
                <text:p>2.355127</text:p>
              </table:table-cell>
              <table:table-cell office:value-type="float" office:value="0.3442884">
                <text:p>0.3442884</text:p>
              </table:table-cell>
              <table:table-cell office:value-type="float" office:value="3.258116">
                <text:p>3.258116</text:p>
              </table:table-cell>
              <table:table-cell office:value-type="float" office:value="2.49864">
                <text:p>2.49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39998">
                <text:p/>
              </table:table-cell>
              <table:table-cell office:value-type="float" office:value="2.421306">
                <text:p>2.421306</text:p>
              </table:table-cell>
              <table:table-cell office:value-type="float" office:value="-0.149099999999976">
                <text:p>-0.149099999999976</text:p>
              </table:table-cell>
              <table:table-cell office:value-type="float" office:value="2.354454">
                <text:p>2.354454</text:p>
              </table:table-cell>
              <table:table-cell office:value-type="float" office:value="-0.0629999999999882">
                <text:p>-0.0629999999999882</text:p>
              </table:table-cell>
              <table:table-cell office:value-type="float" office:value="3.34299">
                <text:p>3.34299</text:p>
              </table:table-cell>
              <table:table-cell office:value-type="float" office:value="2.421306">
                <text:p>2.42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59998">
                <text:p/>
              </table:table-cell>
              <table:table-cell office:value-type="float" office:value="2.335696">
                <text:p>2.335696</text:p>
              </table:table-cell>
              <table:table-cell office:value-type="float" office:value="-0.208199999999977">
                <text:p>-0.208199999999977</text:p>
              </table:table-cell>
              <table:table-cell office:value-type="float" office:value="2.315265">
                <text:p>2.315265</text:p>
              </table:table-cell>
              <table:table-cell office:value-type="float" office:value="-0.588099999999997">
                <text:p>-0.588099999999997</text:p>
              </table:table-cell>
              <table:table-cell office:value-type="float" office:value="3.400005">
                <text:p>3.400005</text:p>
              </table:table-cell>
              <table:table-cell office:value-type="float" office:value="2.335696">
                <text:p>2.335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79997">
                <text:p/>
              </table:table-cell>
              <table:table-cell office:value-type="float" office:value="2.21548">
                <text:p>2.21548</text:p>
              </table:table-cell>
              <table:table-cell office:value-type="float" office:value="-0.263300000000015">
                <text:p>-0.263300000000015</text:p>
              </table:table-cell>
              <table:table-cell office:value-type="float" office:value="2.244995">
                <text:p>2.244995</text:p>
              </table:table-cell>
              <table:table-cell office:value-type="float" office:value="-1.21870000000001">
                <text:p>-1.21870000000001</text:p>
              </table:table-cell>
              <table:table-cell office:value-type="float" office:value="3.369987">
                <text:p>3.369987</text:p>
              </table:table-cell>
              <table:table-cell office:value-type="float" office:value="2.21548">
                <text:p>2.2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399997">
                <text:p/>
              </table:table-cell>
              <table:table-cell office:value-type="float" office:value="2.120638">
                <text:p>2.120638</text:p>
              </table:table-cell>
              <table:table-cell office:value-type="float" office:value="-0.286200000000008">
                <text:p>-0.286200000000008</text:p>
              </table:table-cell>
              <table:table-cell office:value-type="float" office:value="2.143375">
                <text:p>2.143375</text:p>
              </table:table-cell>
              <table:table-cell office:value-type="float" office:value="-1.8965">
                <text:p>-1.8965</text:p>
              </table:table-cell>
              <table:table-cell office:value-type="float" office:value="3.2897">
                <text:p>3.2897</text:p>
              </table:table-cell>
              <table:table-cell office:value-type="float" office:value="2.120638">
                <text:p>2.120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19997">
                <text:p/>
              </table:table-cell>
              <table:table-cell office:value-type="float" office:value="2.052879">
                <text:p>2.052879</text:p>
              </table:table-cell>
              <table:table-cell office:value-type="float" office:value="-0.300799999999981">
                <text:p>-0.300799999999981</text:p>
              </table:table-cell>
              <table:table-cell office:value-type="float" office:value="2.026979">
                <text:p>2.026979</text:p>
              </table:table-cell>
              <table:table-cell office:value-type="float" office:value="-2.50110000000001">
                <text:p>-2.50110000000001</text:p>
              </table:table-cell>
              <table:table-cell office:value-type="float" office:value="3.191577">
                <text:p>3.191577</text:p>
              </table:table-cell>
              <table:table-cell office:value-type="float" office:value="2.052879">
                <text:p>2.05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39997">
                <text:p/>
              </table:table-cell>
              <table:table-cell office:value-type="float" office:value="2.009781">
                <text:p>2.009781</text:p>
              </table:table-cell>
              <table:table-cell office:value-type="float" office:value="-0.33850000000001">
                <text:p>-0.33850000000001</text:p>
              </table:table-cell>
              <table:table-cell office:value-type="float" office:value="1.921766">
                <text:p>1.921766</text:p>
              </table:table-cell>
              <table:table-cell office:value-type="float" office:value="-2.952">
                <text:p>-2.952</text:p>
              </table:table-cell>
              <table:table-cell office:value-type="float" office:value="3.102872">
                <text:p>3.102872</text:p>
              </table:table-cell>
              <table:table-cell office:value-type="float" office:value="2.009781">
                <text:p>2.00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59997">
                <text:p/>
              </table:table-cell>
              <table:table-cell office:value-type="float" office:value="1.991629">
                <text:p>1.991629</text:p>
              </table:table-cell>
              <table:table-cell office:value-type="float" office:value="-0.373400000000004">
                <text:p>-0.373400000000004</text:p>
              </table:table-cell>
              <table:table-cell office:value-type="float" office:value="1.807044">
                <text:p>1.807044</text:p>
              </table:table-cell>
              <table:table-cell office:value-type="float" office:value="-3.1927">
                <text:p>-3.1927</text:p>
              </table:table-cell>
              <table:table-cell office:value-type="float" office:value="3.028363">
                <text:p>3.028363</text:p>
              </table:table-cell>
              <table:table-cell office:value-type="float" office:value="1.991629">
                <text:p>1.99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79997">
                <text:p/>
              </table:table-cell>
              <table:table-cell office:value-type="float" office:value="2.000994">
                <text:p>2.000994</text:p>
              </table:table-cell>
              <table:table-cell office:value-type="float" office:value="-0.420599999999979">
                <text:p>-0.420599999999979</text:p>
              </table:table-cell>
              <table:table-cell office:value-type="float" office:value="1.642057">
                <text:p>1.642057</text:p>
              </table:table-cell>
              <table:table-cell office:value-type="float" office:value="-3.27249999999998">
                <text:p>-3.27249999999998</text:p>
              </table:table-cell>
              <table:table-cell office:value-type="float" office:value="3.023266">
                <text:p>3.023266</text:p>
              </table:table-cell>
              <table:table-cell office:value-type="float" office:value="2.000994">
                <text:p>2.000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499997">
                <text:p/>
              </table:table-cell>
              <table:table-cell office:value-type="float" office:value="2.032831">
                <text:p>2.032831</text:p>
              </table:table-cell>
              <table:table-cell office:value-type="float" office:value="-0.454299999999989">
                <text:p>-0.454299999999989</text:p>
              </table:table-cell>
              <table:table-cell office:value-type="float" office:value="1.435379">
                <text:p>1.435379</text:p>
              </table:table-cell>
              <table:table-cell office:value-type="float" office:value="-3.21069999999997">
                <text:p>-3.21069999999997</text:p>
              </table:table-cell>
              <table:table-cell office:value-type="float" office:value="3.0904">
                <text:p>3.0904</text:p>
              </table:table-cell>
              <table:table-cell office:value-type="float" office:value="2.032831">
                <text:p>2.03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19997">
                <text:p/>
              </table:table-cell>
              <table:table-cell office:value-type="float" office:value="2.094655">
                <text:p>2.094655</text:p>
              </table:table-cell>
              <table:table-cell office:value-type="float" office:value="-0.47059999999999">
                <text:p>-0.47059999999999</text:p>
              </table:table-cell>
              <table:table-cell office:value-type="float" office:value="1.209514">
                <text:p>1.209514</text:p>
              </table:table-cell>
              <table:table-cell office:value-type="float" office:value="-3.03129999999999">
                <text:p>-3.03129999999999</text:p>
              </table:table-cell>
              <table:table-cell office:value-type="float" office:value="3.241641">
                <text:p>3.241641</text:p>
              </table:table-cell>
              <table:table-cell office:value-type="float" office:value="2.094655">
                <text:p>2.094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39997">
                <text:p/>
              </table:table-cell>
              <table:table-cell office:value-type="float" office:value="2.19567">
                <text:p>2.19567</text:p>
              </table:table-cell>
              <table:table-cell office:value-type="float" office:value="-0.505800000000022">
                <text:p>-0.505800000000022</text:p>
              </table:table-cell>
              <table:table-cell office:value-type="float" office:value="0.969902">
                <text:p>0.969902</text:p>
              </table:table-cell>
              <table:table-cell office:value-type="float" office:value="-2.75599999999997">
                <text:p>-2.75599999999997</text:p>
              </table:table-cell>
              <table:table-cell office:value-type="float" office:value="3.374557">
                <text:p>3.374557</text:p>
              </table:table-cell>
              <table:table-cell office:value-type="float" office:value="2.19567">
                <text:p>2.1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59997">
                <text:p/>
              </table:table-cell>
              <table:table-cell office:value-type="float" office:value="2.33581">
                <text:p>2.33581</text:p>
              </table:table-cell>
              <table:table-cell office:value-type="float" office:value="-0.528300000000002">
                <text:p>-0.528300000000002</text:p>
              </table:table-cell>
              <table:table-cell office:value-type="float" office:value="0.7243785">
                <text:p>0.7243785</text:p>
              </table:table-cell>
              <table:table-cell office:value-type="float" office:value="-2.44490000000002">
                <text:p>-2.44490000000002</text:p>
              </table:table-cell>
              <table:table-cell office:value-type="float" office:value="3.56651">
                <text:p>3.56651</text:p>
              </table:table-cell>
              <table:table-cell office:value-type="float" office:value="2.33581">
                <text:p>2.33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79997">
                <text:p/>
              </table:table-cell>
              <table:table-cell office:value-type="float" office:value="2.506734">
                <text:p>2.506734</text:p>
              </table:table-cell>
              <table:table-cell office:value-type="float" office:value="-0.54910000000001">
                <text:p>-0.54910000000001</text:p>
              </table:table-cell>
              <table:table-cell office:value-type="float" office:value="0.5132751">
                <text:p>0.5132751</text:p>
              </table:table-cell>
              <table:table-cell office:value-type="float" office:value="-2.1497">
                <text:p>-2.1497</text:p>
              </table:table-cell>
              <table:table-cell office:value-type="float" office:value="3.727786">
                <text:p>3.727786</text:p>
              </table:table-cell>
              <table:table-cell office:value-type="float" office:value="2.506734">
                <text:p>2.50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599997">
                <text:p/>
              </table:table-cell>
              <table:table-cell office:value-type="float" office:value="2.701058">
                <text:p>2.701058</text:p>
              </table:table-cell>
              <table:table-cell office:value-type="float" office:value="-0.5779">
                <text:p>-0.5779</text:p>
              </table:table-cell>
              <table:table-cell office:value-type="float" office:value="0.3344599">
                <text:p>0.3344599</text:p>
              </table:table-cell>
              <table:table-cell office:value-type="float" office:value="-1.8621">
                <text:p>-1.8621</text:p>
              </table:table-cell>
              <table:table-cell office:value-type="float" office:value="3.794766">
                <text:p>3.794766</text:p>
              </table:table-cell>
              <table:table-cell office:value-type="float" office:value="2.701058">
                <text:p>2.70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19997">
                <text:p/>
              </table:table-cell>
              <table:table-cell office:value-type="float" office:value="2.902193">
                <text:p>2.902193</text:p>
              </table:table-cell>
              <table:table-cell office:value-type="float" office:value="-0.564900000000023">
                <text:p>-0.564900000000023</text:p>
              </table:table-cell>
              <table:table-cell office:value-type="float" office:value="0.1947019">
                <text:p>0.1947019</text:p>
              </table:table-cell>
              <table:table-cell office:value-type="float" office:value="-1.58629999999999">
                <text:p>-1.58629999999999</text:p>
              </table:table-cell>
              <table:table-cell office:value-type="float" office:value="3.743495">
                <text:p>3.743495</text:p>
              </table:table-cell>
              <table:table-cell office:value-type="float" office:value="2.902193">
                <text:p>2.90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39997">
                <text:p/>
              </table:table-cell>
              <table:table-cell office:value-type="float" office:value="3.066322">
                <text:p>3.066322</text:p>
              </table:table-cell>
              <table:table-cell office:value-type="float" office:value="-0.538400000000024">
                <text:p>-0.538400000000024</text:p>
              </table:table-cell>
              <table:table-cell office:value-type="float" office:value="0.1041745">
                <text:p>0.1041745</text:p>
              </table:table-cell>
              <table:table-cell office:value-type="float" office:value="-1.3091">
                <text:p>-1.3091</text:p>
              </table:table-cell>
              <table:table-cell office:value-type="float" office:value="3.604127">
                <text:p>3.604127</text:p>
              </table:table-cell>
              <table:table-cell office:value-type="float" office:value="3.066322">
                <text:p>3.066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59997">
                <text:p/>
              </table:table-cell>
              <table:table-cell office:value-type="float" office:value="3.186423">
                <text:p>3.186423</text:p>
              </table:table-cell>
              <table:table-cell office:value-type="float" office:value="-0.516300000000001">
                <text:p>-0.516300000000001</text:p>
              </table:table-cell>
              <table:table-cell office:value-type="float" office:value="0.06991789">
                <text:p>0.06991789</text:p>
              </table:table-cell>
              <table:table-cell office:value-type="float" office:value="-1.1345">
                <text:p>-1.1345</text:p>
              </table:table-cell>
              <table:table-cell office:value-type="float" office:value="3.380847">
                <text:p>3.380847</text:p>
              </table:table-cell>
              <table:table-cell office:value-type="float" office:value="3.186423">
                <text:p>3.18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79997">
                <text:p/>
              </table:table-cell>
              <table:table-cell office:value-type="float" office:value="3.306242">
                <text:p>3.306242</text:p>
              </table:table-cell>
              <table:table-cell office:value-type="float" office:value="-0.464999999999975">
                <text:p>-0.464999999999975</text:p>
              </table:table-cell>
              <table:table-cell office:value-type="float" office:value="0.09377038">
                <text:p>0.09377038</text:p>
              </table:table-cell>
              <table:table-cell office:value-type="float" office:value="-1.09719999999999">
                <text:p>-1.09719999999999</text:p>
              </table:table-cell>
              <table:table-cell office:value-type="float" office:value="3.150754">
                <text:p>3.150754</text:p>
              </table:table-cell>
              <table:table-cell office:value-type="float" office:value="3.306242">
                <text:p>3.30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699997">
                <text:p/>
              </table:table-cell>
              <table:table-cell office:value-type="float" office:value="3.440771">
                <text:p>3.440771</text:p>
              </table:table-cell>
              <table:table-cell office:value-type="float" office:value="-0.420399999999972">
                <text:p>-0.420399999999972</text:p>
              </table:table-cell>
              <table:table-cell office:value-type="float" office:value="0.1615641">
                <text:p>0.1615641</text:p>
              </table:table-cell>
              <table:table-cell office:value-type="float" office:value="-1.20069999999998">
                <text:p>-1.20069999999998</text:p>
              </table:table-cell>
              <table:table-cell office:value-type="float" office:value="2.871447">
                <text:p>2.871447</text:p>
              </table:table-cell>
              <table:table-cell office:value-type="float" office:value="3.440771">
                <text:p>3.440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19997">
                <text:p/>
              </table:table-cell>
              <table:table-cell office:value-type="float" office:value="3.573768">
                <text:p>3.573768</text:p>
              </table:table-cell>
              <table:table-cell office:value-type="float" office:value="-0.360099999999989">
                <text:p>-0.360099999999989</text:p>
              </table:table-cell>
              <table:table-cell office:value-type="float" office:value="0.2529421">
                <text:p>0.2529421</text:p>
              </table:table-cell>
              <table:table-cell office:value-type="float" office:value="-1.4033">
                <text:p>-1.4033</text:p>
              </table:table-cell>
              <table:table-cell office:value-type="float" office:value="2.574424">
                <text:p>2.574424</text:p>
              </table:table-cell>
              <table:table-cell office:value-type="float" office:value="3.573768">
                <text:p>3.573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39997">
                <text:p/>
              </table:table-cell>
              <table:table-cell office:value-type="float" office:value="3.673565">
                <text:p>3.673565</text:p>
              </table:table-cell>
              <table:table-cell office:value-type="float" office:value="-0.299199999999985">
                <text:p>-0.299199999999985</text:p>
              </table:table-cell>
              <table:table-cell office:value-type="float" office:value="0.3418262">
                <text:p>0.3418262</text:p>
              </table:table-cell>
              <table:table-cell office:value-type="float" office:value="-1.66180000000003">
                <text:p>-1.66180000000003</text:p>
              </table:table-cell>
              <table:table-cell office:value-type="float" office:value="2.298771">
                <text:p>2.298771</text:p>
              </table:table-cell>
              <table:table-cell office:value-type="float" office:value="3.673565">
                <text:p>3.673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59997">
                <text:p/>
              </table:table-cell>
              <table:table-cell office:value-type="float" office:value="3.750017">
                <text:p>3.750017</text:p>
              </table:table-cell>
              <table:table-cell office:value-type="float" office:value="-0.262999999999977">
                <text:p>-0.262999999999977</text:p>
              </table:table-cell>
              <table:table-cell office:value-type="float" office:value="0.4282033">
                <text:p>0.4282033</text:p>
              </table:table-cell>
              <table:table-cell office:value-type="float" office:value="-1.84339999999997">
                <text:p>-1.84339999999997</text:p>
              </table:table-cell>
              <table:table-cell office:value-type="float" office:value="2.084766">
                <text:p>2.084766</text:p>
              </table:table-cell>
              <table:table-cell office:value-type="float" office:value="3.750017">
                <text:p>3.75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79997">
                <text:p/>
              </table:table-cell>
              <table:table-cell office:value-type="float" office:value="3.809245">
                <text:p>3.809245</text:p>
              </table:table-cell>
              <table:table-cell office:value-type="float" office:value="-0.221099999999979">
                <text:p>-0.221099999999979</text:p>
              </table:table-cell>
              <table:table-cell office:value-type="float" office:value="0.5200037">
                <text:p>0.5200037</text:p>
              </table:table-cell>
              <table:table-cell office:value-type="float" office:value="-1.92860000000002">
                <text:p>-1.92860000000002</text:p>
              </table:table-cell>
              <table:table-cell office:value-type="float" office:value="1.938491">
                <text:p>1.938491</text:p>
              </table:table-cell>
              <table:table-cell office:value-type="float" office:value="3.809245">
                <text:p>3.809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799997">
                <text:p/>
              </table:table-cell>
              <table:table-cell office:value-type="float" office:value="3.843371">
                <text:p>3.843371</text:p>
              </table:table-cell>
              <table:table-cell office:value-type="float" office:value="-0.206099999999992">
                <text:p>-0.206099999999992</text:p>
              </table:table-cell>
              <table:table-cell office:value-type="float" office:value="0.6419554">
                <text:p>0.6419554</text:p>
              </table:table-cell>
              <table:table-cell office:value-type="float" office:value="-1.98750000000001">
                <text:p>-1.98750000000001</text:p>
              </table:table-cell>
              <table:table-cell office:value-type="float" office:value="1.881386">
                <text:p>1.881386</text:p>
              </table:table-cell>
              <table:table-cell office:value-type="float" office:value="3.843371">
                <text:p>3.843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19997">
                <text:p/>
              </table:table-cell>
              <table:table-cell office:value-type="float" office:value="3.849776">
                <text:p>3.849776</text:p>
              </table:table-cell>
              <table:table-cell office:value-type="float" office:value="-0.197000000000003">
                <text:p>-0.197000000000003</text:p>
              </table:table-cell>
              <table:table-cell office:value-type="float" office:value="0.8057575">
                <text:p>0.8057575</text:p>
              </table:table-cell>
              <table:table-cell office:value-type="float" office:value="-2.00900000000001">
                <text:p>-2.00900000000001</text:p>
              </table:table-cell>
              <table:table-cell office:value-type="float" office:value="1.888413">
                <text:p>1.888413</text:p>
              </table:table-cell>
              <table:table-cell office:value-type="float" office:value="3.849776">
                <text:p>3.849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39997">
                <text:p/>
              </table:table-cell>
              <table:table-cell office:value-type="float" office:value="3.818093">
                <text:p>3.818093</text:p>
              </table:table-cell>
              <table:table-cell office:value-type="float" office:value="-0.219200000000001">
                <text:p>-0.219200000000001</text:p>
              </table:table-cell>
              <table:table-cell office:value-type="float" office:value="0.9830948">
                <text:p>0.9830948</text:p>
              </table:table-cell>
              <table:table-cell office:value-type="float" office:value="-1.99599999999998">
                <text:p>-1.99599999999998</text:p>
              </table:table-cell>
              <table:table-cell office:value-type="float" office:value="1.977237">
                <text:p>1.977237</text:p>
              </table:table-cell>
              <table:table-cell office:value-type="float" office:value="3.818093">
                <text:p>3.818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59997">
                <text:p/>
              </table:table-cell>
              <table:table-cell office:value-type="float" office:value="3.751769">
                <text:p>3.751769</text:p>
              </table:table-cell>
              <table:table-cell office:value-type="float" office:value="-0.228799999999978">
                <text:p>-0.228799999999978</text:p>
              </table:table-cell>
              <table:table-cell office:value-type="float" office:value="1.180962">
                <text:p>1.180962</text:p>
              </table:table-cell>
              <table:table-cell office:value-type="float" office:value="-1.90929999999997">
                <text:p>-1.90929999999997</text:p>
              </table:table-cell>
              <table:table-cell office:value-type="float" office:value="2.132063">
                <text:p>2.132063</text:p>
              </table:table-cell>
              <table:table-cell office:value-type="float" office:value="3.751769">
                <text:p>3.75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79997">
                <text:p/>
              </table:table-cell>
              <table:table-cell office:value-type="float" office:value="3.641698">
                <text:p>3.641698</text:p>
              </table:table-cell>
              <table:table-cell office:value-type="float" office:value="-0.223099999999988">
                <text:p>-0.223099999999988</text:p>
              </table:table-cell>
              <table:table-cell office:value-type="float" office:value="1.376897">
                <text:p>1.376897</text:p>
              </table:table-cell>
              <table:table-cell office:value-type="float" office:value="-1.82600000000002">
                <text:p>-1.82600000000002</text:p>
              </table:table-cell>
              <table:table-cell office:value-type="float" office:value="2.324454">
                <text:p>2.324454</text:p>
              </table:table-cell>
              <table:table-cell office:value-type="float" office:value="3.641698">
                <text:p>3.64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899997">
                <text:p/>
              </table:table-cell>
              <table:table-cell office:value-type="float" office:value="3.496075">
                <text:p>3.496075</text:p>
              </table:table-cell>
              <table:table-cell office:value-type="float" office:value="-0.214600000000019">
                <text:p>-0.214600000000019</text:p>
              </table:table-cell>
              <table:table-cell office:value-type="float" office:value="1.562863">
                <text:p>1.562863</text:p>
              </table:table-cell>
              <table:table-cell office:value-type="float" office:value="-1.8775">
                <text:p>-1.8775</text:p>
              </table:table-cell>
              <table:table-cell office:value-type="float" office:value="2.486851">
                <text:p>2.486851</text:p>
              </table:table-cell>
              <table:table-cell office:value-type="float" office:value="3.496075">
                <text:p>3.496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19997">
                <text:p/>
              </table:table-cell>
              <table:table-cell office:value-type="float" office:value="3.32994">
                <text:p>3.32994</text:p>
              </table:table-cell>
              <table:table-cell office:value-type="float" office:value="-0.249099999999999">
                <text:p>-0.249099999999999</text:p>
              </table:table-cell>
              <table:table-cell office:value-type="float" office:value="1.734728">
                <text:p>1.734728</text:p>
              </table:table-cell>
              <table:table-cell office:value-type="float" office:value="-1.9316">
                <text:p>-1.9316</text:p>
              </table:table-cell>
              <table:table-cell office:value-type="float" office:value="2.589404">
                <text:p>2.589404</text:p>
              </table:table-cell>
              <table:table-cell office:value-type="float" office:value="3.32994">
                <text:p>3.3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39997">
                <text:p/>
              </table:table-cell>
              <table:table-cell office:value-type="float" office:value="3.153558">
                <text:p>3.153558</text:p>
              </table:table-cell>
              <table:table-cell office:value-type="float" office:value="-0.258899999999983">
                <text:p>-0.258899999999983</text:p>
              </table:table-cell>
              <table:table-cell office:value-type="float" office:value="1.887776">
                <text:p>1.887776</text:p>
              </table:table-cell>
              <table:table-cell office:value-type="float" office:value="-1.92579999999998">
                <text:p>-1.92579999999998</text:p>
              </table:table-cell>
              <table:table-cell office:value-type="float" office:value="2.631912">
                <text:p>2.631912</text:p>
              </table:table-cell>
              <table:table-cell office:value-type="float" office:value="3.153558">
                <text:p>3.15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59997">
                <text:p/>
              </table:table-cell>
              <table:table-cell office:value-type="float" office:value="3.011322">
                <text:p>3.011322</text:p>
              </table:table-cell>
              <table:table-cell office:value-type="float" office:value="-0.286900000000003">
                <text:p>-0.286900000000003</text:p>
              </table:table-cell>
              <table:table-cell office:value-type="float" office:value="2.000596">
                <text:p>2.000596</text:p>
              </table:table-cell>
              <table:table-cell office:value-type="float" office:value="-1.93200000000002">
                <text:p>-1.93200000000002</text:p>
              </table:table-cell>
              <table:table-cell office:value-type="float" office:value="2.64279">
                <text:p>2.64279</text:p>
              </table:table-cell>
              <table:table-cell office:value-type="float" office:value="3.011322">
                <text:p>3.01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79997">
                <text:p/>
              </table:table-cell>
              <table:table-cell office:value-type="float" office:value="2.904449">
                <text:p>2.904449</text:p>
              </table:table-cell>
              <table:table-cell office:value-type="float" office:value="-0.283900000000017">
                <text:p>-0.283900000000017</text:p>
              </table:table-cell>
              <table:table-cell office:value-type="float" office:value="2.073479">
                <text:p>2.073479</text:p>
              </table:table-cell>
              <table:table-cell office:value-type="float" office:value="-2.03140000000002">
                <text:p>-2.03140000000002</text:p>
              </table:table-cell>
              <table:table-cell office:value-type="float" office:value="2.642671">
                <text:p>2.642671</text:p>
              </table:table-cell>
              <table:table-cell office:value-type="float" office:value="2.904449">
                <text:p>2.904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.999997">
                <text:p/>
              </table:table-cell>
              <table:table-cell office:value-type="float" office:value="2.829653">
                <text:p>2.829653</text:p>
              </table:table-cell>
              <table:table-cell office:value-type="float" office:value="-0.283200000000022">
                <text:p>-0.283200000000022</text:p>
              </table:table-cell>
              <table:table-cell office:value-type="float" office:value="2.089606">
                <text:p>2.089606</text:p>
              </table:table-cell>
              <table:table-cell office:value-type="float" office:value="-2.17489999999998">
                <text:p>-2.17489999999998</text:p>
              </table:table-cell>
              <table:table-cell office:value-type="float" office:value="2.641776">
                <text:p>2.641776</text:p>
              </table:table-cell>
              <table:table-cell office:value-type="float" office:value="2.829653">
                <text:p>2.8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19997">
                <text:p/>
              </table:table-cell>
              <table:table-cell office:value-type="float" office:value="2.738401">
                <text:p>2.738401</text:p>
              </table:table-cell>
              <table:table-cell office:value-type="float" office:value="-0.262800000000027">
                <text:p>-0.262800000000027</text:p>
              </table:table-cell>
              <table:table-cell office:value-type="float" office:value="2.067999">
                <text:p>2.067999</text:p>
              </table:table-cell>
              <table:table-cell office:value-type="float" office:value="-2.32249999999999">
                <text:p>-2.32249999999999</text:p>
              </table:table-cell>
              <table:table-cell office:value-type="float" office:value="2.56857">
                <text:p>2.56857</text:p>
              </table:table-cell>
              <table:table-cell office:value-type="float" office:value="2.738401">
                <text:p>2.738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39997">
                <text:p/>
              </table:table-cell>
              <table:table-cell office:value-type="float" office:value="2.647725">
                <text:p>2.647725</text:p>
              </table:table-cell>
              <table:table-cell office:value-type="float" office:value="-0.249000000000024">
                <text:p>-0.249000000000024</text:p>
              </table:table-cell>
              <table:table-cell office:value-type="float" office:value="2.013296">
                <text:p>2.013296</text:p>
              </table:table-cell>
              <table:table-cell office:value-type="float" office:value="-2.41129999999998">
                <text:p>-2.41129999999998</text:p>
              </table:table-cell>
              <table:table-cell office:value-type="float" office:value="2.461862">
                <text:p>2.461862</text:p>
              </table:table-cell>
              <table:table-cell office:value-type="float" office:value="2.647725">
                <text:p>2.647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59997">
                <text:p/>
              </table:table-cell>
              <table:table-cell office:value-type="float" office:value="2.562877">
                <text:p>2.562877</text:p>
              </table:table-cell>
              <table:table-cell office:value-type="float" office:value="-0.226699999999994">
                <text:p>-0.226699999999994</text:p>
              </table:table-cell>
              <table:table-cell office:value-type="float" office:value="1.928008">
                <text:p>1.928008</text:p>
              </table:table-cell>
              <table:table-cell office:value-type="float" office:value="-2.45240000000001">
                <text:p>-2.45240000000001</text:p>
              </table:table-cell>
              <table:table-cell office:value-type="float" office:value="2.323328">
                <text:p>2.323328</text:p>
              </table:table-cell>
              <table:table-cell office:value-type="float" office:value="2.562877">
                <text:p>2.56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79997">
                <text:p/>
              </table:table-cell>
              <table:table-cell office:value-type="float" office:value="2.511425">
                <text:p>2.511425</text:p>
              </table:table-cell>
              <table:table-cell office:value-type="float" office:value="-0.210800000000006">
                <text:p>-0.210800000000006</text:p>
              </table:table-cell>
              <table:table-cell office:value-type="float" office:value="1.831631">
                <text:p>1.831631</text:p>
              </table:table-cell>
              <table:table-cell office:value-type="float" office:value="-2.48340000000002">
                <text:p>-2.48340000000002</text:p>
              </table:table-cell>
              <table:table-cell office:value-type="float" office:value="2.173652">
                <text:p>2.173652</text:p>
              </table:table-cell>
              <table:table-cell office:value-type="float" office:value="2.511425">
                <text:p>2.51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99997">
                <text:p/>
              </table:table-cell>
              <table:table-cell office:value-type="float" office:value="2.492143">
                <text:p>2.492143</text:p>
              </table:table-cell>
              <table:table-cell office:value-type="float" office:value="-0.200400000000002">
                <text:p>-0.200400000000002</text:p>
              </table:table-cell>
              <table:table-cell office:value-type="float" office:value="1.719891">
                <text:p>1.719891</text:p>
              </table:table-cell>
              <table:table-cell office:value-type="float" office:value="-2.507">
                <text:p>-2.507</text:p>
              </table:table-cell>
              <table:table-cell office:value-type="float" office:value="2.052908">
                <text:p>2.052908</text:p>
              </table:table-cell>
              <table:table-cell office:value-type="float" office:value="2.492143">
                <text:p>2.49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19997">
                <text:p/>
              </table:table-cell>
              <table:table-cell office:value-type="float" office:value="2.497949">
                <text:p>2.497949</text:p>
              </table:table-cell>
              <table:table-cell office:value-type="float" office:value="-0.2029">
                <text:p>-0.2029</text:p>
              </table:table-cell>
              <table:table-cell office:value-type="float" office:value="1.595168">
                <text:p>1.595168</text:p>
              </table:table-cell>
              <table:table-cell office:value-type="float" office:value="-2.52519999999998">
                <text:p>-2.52519999999998</text:p>
              </table:table-cell>
              <table:table-cell office:value-type="float" office:value="2.012969">
                <text:p>2.012969</text:p>
              </table:table-cell>
              <table:table-cell office:value-type="float" office:value="2.497949">
                <text:p>2.497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39997">
                <text:p/>
              </table:table-cell>
              <table:table-cell office:value-type="float" office:value="2.514464">
                <text:p>2.514464</text:p>
              </table:table-cell>
              <table:table-cell office:value-type="float" office:value="-0.1875">
                <text:p>-0.1875</text:p>
              </table:table-cell>
              <table:table-cell office:value-type="float" office:value="1.457924">
                <text:p>1.457924</text:p>
              </table:table-cell>
              <table:table-cell office:value-type="float" office:value="-2.5016">
                <text:p>-2.5016</text:p>
              </table:table-cell>
              <table:table-cell office:value-type="float" office:value="2.096496">
                <text:p>2.096496</text:p>
              </table:table-cell>
              <table:table-cell office:value-type="float" office:value="2.514464">
                <text:p>2.51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59997">
                <text:p/>
              </table:table-cell>
              <table:table-cell office:value-type="float" office:value="2.550219">
                <text:p>2.550219</text:p>
              </table:table-cell>
              <table:table-cell office:value-type="float" office:value="-0.191199999999981">
                <text:p>-0.191199999999981</text:p>
              </table:table-cell>
              <table:table-cell office:value-type="float" office:value="1.284526">
                <text:p>1.284526</text:p>
              </table:table-cell>
              <table:table-cell office:value-type="float" office:value="-2.44150000000002">
                <text:p>-2.44150000000002</text:p>
              </table:table-cell>
              <table:table-cell office:value-type="float" office:value="2.228805">
                <text:p>2.228805</text:p>
              </table:table-cell>
              <table:table-cell office:value-type="float" office:value="2.550219">
                <text:p>2.550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79997">
                <text:p/>
              </table:table-cell>
              <table:table-cell office:value-type="float" office:value="2.613905">
                <text:p>2.613905</text:p>
              </table:table-cell>
              <table:table-cell office:value-type="float" office:value="-0.177599999999984">
                <text:p>-0.177599999999984</text:p>
              </table:table-cell>
              <table:table-cell office:value-type="float" office:value="1.077881">
                <text:p>1.077881</text:p>
              </table:table-cell>
              <table:table-cell office:value-type="float" office:value="-2.38150000000002">
                <text:p>-2.38150000000002</text:p>
              </table:table-cell>
              <table:table-cell office:value-type="float" office:value="2.412079">
                <text:p>2.412079</text:p>
              </table:table-cell>
              <table:table-cell office:value-type="float" office:value="2.613905">
                <text:p>2.61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199997">
                <text:p/>
              </table:table-cell>
              <table:table-cell office:value-type="float" office:value="2.71275">
                <text:p>2.71275</text:p>
              </table:table-cell>
              <table:table-cell office:value-type="float" office:value="-0.158999999999992">
                <text:p>-0.158999999999992</text:p>
              </table:table-cell>
              <table:table-cell office:value-type="float" office:value="0.8578224">
                <text:p>0.8578224</text:p>
              </table:table-cell>
              <table:table-cell office:value-type="float" office:value="-2.30329999999998">
                <text:p>-2.30329999999998</text:p>
              </table:table-cell>
              <table:table-cell office:value-type="float" office:value="2.606268">
                <text:p>2.606268</text:p>
              </table:table-cell>
              <table:table-cell office:value-type="float" office:value="2.71275">
                <text:p>2.7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19997">
                <text:p/>
              </table:table-cell>
              <table:table-cell office:value-type="float" office:value="2.854816">
                <text:p>2.854816</text:p>
              </table:table-cell>
              <table:table-cell office:value-type="float" office:value="-0.158900000000017">
                <text:p>-0.158900000000017</text:p>
              </table:table-cell>
              <table:table-cell office:value-type="float" office:value="0.6258264">
                <text:p>0.6258264</text:p>
              </table:table-cell>
              <table:table-cell office:value-type="float" office:value="-2.16309999999999">
                <text:p>-2.16309999999999</text:p>
              </table:table-cell>
              <table:table-cell office:value-type="float" office:value="2.770147">
                <text:p>2.770147</text:p>
              </table:table-cell>
              <table:table-cell office:value-type="float" office:value="2.854816">
                <text:p>2.85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39997">
                <text:p/>
              </table:table-cell>
              <table:table-cell office:value-type="float" office:value="3.025521">
                <text:p>3.025521</text:p>
              </table:table-cell>
              <table:table-cell office:value-type="float" office:value="-0.151299999999992">
                <text:p>-0.151299999999992</text:p>
              </table:table-cell>
              <table:table-cell office:value-type="float" office:value="0.4244022">
                <text:p>0.4244022</text:p>
              </table:table-cell>
              <table:table-cell office:value-type="float" office:value="-2.01429999999999">
                <text:p>-2.01429999999999</text:p>
              </table:table-cell>
              <table:table-cell office:value-type="float" office:value="2.853546">
                <text:p>2.853546</text:p>
              </table:table-cell>
              <table:table-cell office:value-type="float" office:value="3.025521">
                <text:p>3.025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59997">
                <text:p/>
              </table:table-cell>
              <table:table-cell office:value-type="float" office:value="3.217494">
                <text:p>3.217494</text:p>
              </table:table-cell>
              <table:table-cell office:value-type="float" office:value="-0.158299999999997">
                <text:p>-0.158299999999997</text:p>
              </table:table-cell>
              <table:table-cell office:value-type="float" office:value="0.2551814">
                <text:p>0.2551814</text:p>
              </table:table-cell>
              <table:table-cell office:value-type="float" office:value="-1.84109999999998">
                <text:p>-1.84109999999998</text:p>
              </table:table-cell>
              <table:table-cell office:value-type="float" office:value="2.843504">
                <text:p>2.843504</text:p>
              </table:table-cell>
              <table:table-cell office:value-type="float" office:value="3.217494">
                <text:p>3.217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79997">
                <text:p/>
              </table:table-cell>
              <table:table-cell office:value-type="float" office:value="3.400482">
                <text:p>3.400482</text:p>
              </table:table-cell>
              <table:table-cell office:value-type="float" office:value="-0.143199999999979">
                <text:p>-0.143199999999979</text:p>
              </table:table-cell>
              <table:table-cell office:value-type="float" office:value="0.1225011">
                <text:p>0.1225011</text:p>
              </table:table-cell>
              <table:table-cell office:value-type="float" office:value="-1.63760000000002">
                <text:p>-1.63760000000002</text:p>
              </table:table-cell>
              <table:table-cell office:value-type="float" office:value="2.762705">
                <text:p>2.762705</text:p>
              </table:table-cell>
              <table:table-cell office:value-type="float" office:value="3.400482">
                <text:p>3.400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299997">
                <text:p/>
              </table:table-cell>
              <table:table-cell office:value-type="float" office:value="3.53153">
                <text:p>3.53153</text:p>
              </table:table-cell>
              <table:table-cell office:value-type="float" office:value="-0.139400000000023">
                <text:p>-0.139400000000023</text:p>
              </table:table-cell>
              <table:table-cell office:value-type="float" office:value="0.03567243">
                <text:p>0.03567243</text:p>
              </table:table-cell>
              <table:table-cell office:value-type="float" office:value="-1.49029999999999">
                <text:p>-1.49029999999999</text:p>
              </table:table-cell>
              <table:table-cell office:value-type="float" office:value="2.568924">
                <text:p>2.568924</text:p>
              </table:table-cell>
              <table:table-cell office:value-type="float" office:value="3.53153">
                <text:p>3.5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19997">
                <text:p/>
              </table:table-cell>
              <table:table-cell office:value-type="float" office:value="3.622987">
                <text:p>3.622987</text:p>
              </table:table-cell>
              <table:table-cell office:value-type="float" office:value="-0.116199999999992">
                <text:p>-0.116199999999992</text:p>
              </table:table-cell>
              <table:table-cell office:value-type="float" office:value="0.02947849">
                <text:p>0.02947849</text:p>
              </table:table-cell>
              <table:table-cell office:value-type="float" office:value="-1.45319999999998">
                <text:p>-1.45319999999998</text:p>
              </table:table-cell>
              <table:table-cell office:value-type="float" office:value="2.302695">
                <text:p>2.302695</text:p>
              </table:table-cell>
              <table:table-cell office:value-type="float" office:value="3.622987">
                <text:p>3.62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39997">
                <text:p/>
              </table:table-cell>
              <table:table-cell office:value-type="float" office:value="3.708786">
                <text:p>3.708786</text:p>
              </table:table-cell>
              <table:table-cell office:value-type="float" office:value="-0.0916000000000281">
                <text:p>-0.0916000000000281</text:p>
              </table:table-cell>
              <table:table-cell office:value-type="float" office:value="0.06805226">
                <text:p>0.06805226</text:p>
              </table:table-cell>
              <table:table-cell office:value-type="float" office:value="-1.57960000000003">
                <text:p>-1.57960000000003</text:p>
              </table:table-cell>
              <table:table-cell office:value-type="float" office:value="1.988131">
                <text:p>1.988131</text:p>
              </table:table-cell>
              <table:table-cell office:value-type="float" office:value="3.708786">
                <text:p>3.708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59997">
                <text:p/>
              </table:table-cell>
              <table:table-cell office:value-type="float" office:value="3.789966">
                <text:p>3.789966</text:p>
              </table:table-cell>
              <table:table-cell office:value-type="float" office:value="-0.0582999999999743">
                <text:p>-0.0582999999999743</text:p>
              </table:table-cell>
              <table:table-cell office:value-type="float" office:value="0.1436077">
                <text:p>0.1436077</text:p>
              </table:table-cell>
              <table:table-cell office:value-type="float" office:value="-1.8449">
                <text:p>-1.8449</text:p>
              </table:table-cell>
              <table:table-cell office:value-type="float" office:value="1.641532">
                <text:p>1.641532</text:p>
              </table:table-cell>
              <table:table-cell office:value-type="float" office:value="3.789966">
                <text:p>3.789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79997">
                <text:p/>
              </table:table-cell>
              <table:table-cell office:value-type="float" office:value="3.869474">
                <text:p>3.869474</text:p>
              </table:table-cell>
              <table:table-cell office:value-type="float" office:value="-0.0396999999999821">
                <text:p>-0.0396999999999821</text:p>
              </table:table-cell>
              <table:table-cell office:value-type="float" office:value="0.2429762">
                <text:p>0.2429762</text:p>
              </table:table-cell>
              <table:table-cell office:value-type="float" office:value="-2.13130000000001">
                <text:p>-2.13130000000001</text:p>
              </table:table-cell>
              <table:table-cell office:value-type="float" office:value="1.332267">
                <text:p>1.332267</text:p>
              </table:table-cell>
              <table:table-cell office:value-type="float" office:value="3.869474">
                <text:p>3.869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399997">
                <text:p/>
              </table:table-cell>
              <table:table-cell office:value-type="float" office:value="3.949219">
                <text:p>3.949219</text:p>
              </table:table-cell>
              <table:table-cell office:value-type="float" office:value="0.01186549">
                <text:p>0.01186549</text:p>
              </table:table-cell>
              <table:table-cell office:value-type="float" office:value="0.3571281">
                <text:p>0.3571281</text:p>
              </table:table-cell>
              <table:table-cell office:value-type="float" office:value="-2.34629999999999">
                <text:p>-2.34629999999999</text:p>
              </table:table-cell>
              <table:table-cell office:value-type="float" office:value="1.09436">
                <text:p>1.09436</text:p>
              </table:table-cell>
              <table:table-cell office:value-type="float" office:value="3.949219">
                <text:p>3.949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19997">
                <text:p/>
              </table:table-cell>
              <table:table-cell office:value-type="float" office:value="3.99697">
                <text:p>3.99697</text:p>
              </table:table-cell>
              <table:table-cell office:value-type="float" office:value="0.05066388">
                <text:p>0.05066388</text:p>
              </table:table-cell>
              <table:table-cell office:value-type="float" office:value="0.4684946">
                <text:p>0.4684946</text:p>
              </table:table-cell>
              <table:table-cell office:value-type="float" office:value="-2.41329999999999">
                <text:p>-2.41329999999999</text:p>
              </table:table-cell>
              <table:table-cell office:value-type="float" office:value="0.9387813">
                <text:p>0.9387813</text:p>
              </table:table-cell>
              <table:table-cell office:value-type="float" office:value="3.99697">
                <text:p>3.9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39997">
                <text:p/>
              </table:table-cell>
              <table:table-cell office:value-type="float" office:value="4.003325">
                <text:p>4.003325</text:p>
              </table:table-cell>
              <table:table-cell office:value-type="float" office:value="0.1222154">
                <text:p>0.1222154</text:p>
              </table:table-cell>
              <table:table-cell office:value-type="float" office:value="0.6007886">
                <text:p>0.6007886</text:p>
              </table:table-cell>
              <table:table-cell office:value-type="float" office:value="-2.2955">
                <text:p>-2.2955</text:p>
              </table:table-cell>
              <table:table-cell office:value-type="float" office:value="0.8604625">
                <text:p>0.8604625</text:p>
              </table:table-cell>
              <table:table-cell office:value-type="float" office:value="4.003325">
                <text:p>4.00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59997">
                <text:p/>
              </table:table-cell>
              <table:table-cell office:value-type="float" office:value="3.984209">
                <text:p>3.984209</text:p>
              </table:table-cell>
              <table:table-cell office:value-type="float" office:value="0.1794101">
                <text:p>0.1794101</text:p>
              </table:table-cell>
              <table:table-cell office:value-type="float" office:value="0.7686994">
                <text:p>0.7686994</text:p>
              </table:table-cell>
              <table:table-cell office:value-type="float" office:value="-2.05720000000002">
                <text:p>-2.05720000000002</text:p>
              </table:table-cell>
              <table:table-cell office:value-type="float" office:value="0.8550537">
                <text:p>0.8550537</text:p>
              </table:table-cell>
              <table:table-cell office:value-type="float" office:value="3.984209">
                <text:p>3.98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79997">
                <text:p/>
              </table:table-cell>
              <table:table-cell office:value-type="float" office:value="3.933726">
                <text:p>3.933726</text:p>
              </table:table-cell>
              <table:table-cell office:value-type="float" office:value="0.2571128">
                <text:p>0.2571128</text:p>
              </table:table-cell>
              <table:table-cell office:value-type="float" office:value="0.9780443">
                <text:p>0.9780443</text:p>
              </table:table-cell>
              <table:table-cell office:value-type="float" office:value="-1.65530000000001">
                <text:p>-1.65530000000001</text:p>
              </table:table-cell>
              <table:table-cell office:value-type="float" office:value="0.9342529">
                <text:p>0.9342529</text:p>
              </table:table-cell>
              <table:table-cell office:value-type="float" office:value="3.933726">
                <text:p>3.93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499997">
                <text:p/>
              </table:table-cell>
              <table:table-cell office:value-type="float" office:value="3.841924">
                <text:p>3.841924</text:p>
              </table:table-cell>
              <table:table-cell office:value-type="float" office:value="0.3316683">
                <text:p>0.3316683</text:p>
              </table:table-cell>
              <table:table-cell office:value-type="float" office:value="1.182898">
                <text:p>1.182898</text:p>
              </table:table-cell>
              <table:table-cell office:value-type="float" office:value="-1.16120000000001">
                <text:p>-1.16120000000001</text:p>
              </table:table-cell>
              <table:table-cell office:value-type="float" office:value="1.045864">
                <text:p>1.045864</text:p>
              </table:table-cell>
              <table:table-cell office:value-type="float" office:value="3.841924">
                <text:p>3.84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19997">
                <text:p/>
              </table:table-cell>
              <table:table-cell office:value-type="float" office:value="3.708906">
                <text:p>3.708906</text:p>
              </table:table-cell>
              <table:table-cell office:value-type="float" office:value="0.3969488">
                <text:p>0.3969488</text:p>
              </table:table-cell>
              <table:table-cell office:value-type="float" office:value="1.390881">
                <text:p>1.390881</text:p>
              </table:table-cell>
              <table:table-cell office:value-type="float" office:value="-0.595399999999984">
                <text:p>-0.595399999999984</text:p>
              </table:table-cell>
              <table:table-cell office:value-type="float" office:value="1.215132">
                <text:p>1.215132</text:p>
              </table:table-cell>
              <table:table-cell office:value-type="float" office:value="3.708906">
                <text:p>3.708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39997">
                <text:p/>
              </table:table-cell>
              <table:table-cell office:value-type="float" office:value="3.541201">
                <text:p>3.541201</text:p>
              </table:table-cell>
              <table:table-cell office:value-type="float" office:value="0.4334631">
                <text:p>0.4334631</text:p>
              </table:table-cell>
              <table:table-cell office:value-type="float" office:value="1.603326">
                <text:p>1.603326</text:p>
              </table:table-cell>
              <table:table-cell office:value-type="float" office:value="-0.0785000000000196">
                <text:p>-0.0785000000000196</text:p>
              </table:table-cell>
              <table:table-cell office:value-type="float" office:value="1.389879">
                <text:p>1.389879</text:p>
              </table:table-cell>
              <table:table-cell office:value-type="float" office:value="3.541201">
                <text:p>3.54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59997">
                <text:p/>
              </table:table-cell>
              <table:table-cell office:value-type="float" office:value="3.353619">
                <text:p>3.353619</text:p>
              </table:table-cell>
              <table:table-cell office:value-type="float" office:value="0.4728426">
                <text:p>0.4728426</text:p>
              </table:table-cell>
              <table:table-cell office:value-type="float" office:value="1.805884">
                <text:p>1.805884</text:p>
              </table:table-cell>
              <table:table-cell office:value-type="float" office:value="0.3205731">
                <text:p>0.3205731</text:p>
              </table:table-cell>
              <table:table-cell office:value-type="float" office:value="1.531481">
                <text:p>1.531481</text:p>
              </table:table-cell>
              <table:table-cell office:value-type="float" office:value="3.353619">
                <text:p>3.353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79997">
                <text:p/>
              </table:table-cell>
              <table:table-cell office:value-type="float" office:value="3.154415">
                <text:p>3.154415</text:p>
              </table:table-cell>
              <table:table-cell office:value-type="float" office:value="0.4972752">
                <text:p>0.4972752</text:p>
              </table:table-cell>
              <table:table-cell office:value-type="float" office:value="1.969336">
                <text:p>1.969336</text:p>
              </table:table-cell>
              <table:table-cell office:value-type="float" office:value="0.5413917">
                <text:p>0.5413917</text:p>
              </table:table-cell>
              <table:table-cell office:value-type="float" office:value="1.625309">
                <text:p>1.625309</text:p>
              </table:table-cell>
              <table:table-cell office:value-type="float" office:value="3.154415">
                <text:p>3.15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599997">
                <text:p/>
              </table:table-cell>
              <table:table-cell office:value-type="float" office:value="2.942921">
                <text:p>2.942921</text:p>
              </table:table-cell>
              <table:table-cell office:value-type="float" office:value="0.4606555">
                <text:p>0.4606555</text:p>
              </table:table-cell>
              <table:table-cell office:value-type="float" office:value="2.104266">
                <text:p>2.104266</text:p>
              </table:table-cell>
              <table:table-cell office:value-type="float" office:value="0.6973148">
                <text:p>0.6973148</text:p>
              </table:table-cell>
              <table:table-cell office:value-type="float" office:value="1.673573">
                <text:p>1.673573</text:p>
              </table:table-cell>
              <table:table-cell office:value-type="float" office:value="2.942921">
                <text:p>2.94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19997">
                <text:p/>
              </table:table-cell>
              <table:table-cell office:value-type="float" office:value="2.768944">
                <text:p>2.768944</text:p>
              </table:table-cell>
              <table:table-cell office:value-type="float" office:value="0.4509753">
                <text:p>0.4509753</text:p>
              </table:table-cell>
              <table:table-cell office:value-type="float" office:value="2.192412">
                <text:p>2.192412</text:p>
              </table:table-cell>
              <table:table-cell office:value-type="float" office:value="0.7772394">
                <text:p>0.7772394</text:p>
              </table:table-cell>
              <table:table-cell office:value-type="float" office:value="1.686146">
                <text:p>1.686146</text:p>
              </table:table-cell>
              <table:table-cell office:value-type="float" office:value="2.768944">
                <text:p>2.76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39997">
                <text:p/>
              </table:table-cell>
              <table:table-cell office:value-type="float" office:value="2.637183">
                <text:p>2.637183</text:p>
              </table:table-cell>
              <table:table-cell office:value-type="float" office:value="0.4498496">
                <text:p>0.4498496</text:p>
              </table:table-cell>
              <table:table-cell office:value-type="float" office:value="2.240178">
                <text:p>2.240178</text:p>
              </table:table-cell>
              <table:table-cell office:value-type="float" office:value="0.7709312">
                <text:p>0.7709312</text:p>
              </table:table-cell>
              <table:table-cell office:value-type="float" office:value="1.72393">
                <text:p>1.72393</text:p>
              </table:table-cell>
              <table:table-cell office:value-type="float" office:value="2.637183">
                <text:p>2.63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59997">
                <text:p/>
              </table:table-cell>
              <table:table-cell office:value-type="float" office:value="2.530407">
                <text:p>2.530407</text:p>
              </table:table-cell>
              <table:table-cell office:value-type="float" office:value="0.4037198">
                <text:p>0.4037198</text:p>
              </table:table-cell>
              <table:table-cell office:value-type="float" office:value="2.231035">
                <text:p>2.231035</text:p>
              </table:table-cell>
              <table:table-cell office:value-type="float" office:value="0.5967726">
                <text:p>0.5967726</text:p>
              </table:table-cell>
              <table:table-cell office:value-type="float" office:value="1.664275">
                <text:p>1.664275</text:p>
              </table:table-cell>
              <table:table-cell office:value-type="float" office:value="2.530407">
                <text:p>2.530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79996">
                <text:p/>
              </table:table-cell>
              <table:table-cell office:value-type="float" office:value="2.410694">
                <text:p>2.410694</text:p>
              </table:table-cell>
              <table:table-cell office:value-type="float" office:value="0.384133">
                <text:p>0.384133</text:p>
              </table:table-cell>
              <table:table-cell office:value-type="float" office:value="2.180442">
                <text:p>2.180442</text:p>
              </table:table-cell>
              <table:table-cell office:value-type="float" office:value="0.2463696">
                <text:p>0.2463696</text:p>
              </table:table-cell>
              <table:table-cell office:value-type="float" office:value="1.56717">
                <text:p>1.56717</text:p>
              </table:table-cell>
              <table:table-cell office:value-type="float" office:value="2.410694">
                <text:p>2.41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699996">
                <text:p/>
              </table:table-cell>
              <table:table-cell office:value-type="float" office:value="2.269476">
                <text:p>2.269476</text:p>
              </table:table-cell>
              <table:table-cell office:value-type="float" office:value="0.3568545">
                <text:p>0.3568545</text:p>
              </table:table-cell>
              <table:table-cell office:value-type="float" office:value="2.093595">
                <text:p>2.093595</text:p>
              </table:table-cell>
              <table:table-cell office:value-type="float" office:value="-0.205300000000022">
                <text:p>-0.205300000000022</text:p>
              </table:table-cell>
              <table:table-cell office:value-type="float" office:value="1.451629">
                <text:p>1.451629</text:p>
              </table:table-cell>
              <table:table-cell office:value-type="float" office:value="2.269476">
                <text:p>2.26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19996">
                <text:p/>
              </table:table-cell>
              <table:table-cell office:value-type="float" office:value="2.136901">
                <text:p>2.136901</text:p>
              </table:table-cell>
              <table:table-cell office:value-type="float" office:value="0.3149905">
                <text:p>0.3149905</text:p>
              </table:table-cell>
              <table:table-cell office:value-type="float" office:value="1.976861">
                <text:p>1.976861</text:p>
              </table:table-cell>
              <table:table-cell office:value-type="float" office:value="-0.700800000000015">
                <text:p>-0.700800000000015</text:p>
              </table:table-cell>
              <table:table-cell office:value-type="float" office:value="1.348858">
                <text:p>1.348858</text:p>
              </table:table-cell>
              <table:table-cell office:value-type="float" office:value="2.136901">
                <text:p>2.136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39996">
                <text:p/>
              </table:table-cell>
              <table:table-cell office:value-type="float" office:value="2.028911">
                <text:p>2.028911</text:p>
              </table:table-cell>
              <table:table-cell office:value-type="float" office:value="0.2863931">
                <text:p>0.2863931</text:p>
              </table:table-cell>
              <table:table-cell office:value-type="float" office:value="1.848289">
                <text:p>1.848289</text:p>
              </table:table-cell>
              <table:table-cell office:value-type="float" office:value="-1.1395">
                <text:p>-1.1395</text:p>
              </table:table-cell>
              <table:table-cell office:value-type="float" office:value="1.277505">
                <text:p>1.277505</text:p>
              </table:table-cell>
              <table:table-cell office:value-type="float" office:value="2.028911">
                <text:p>2.02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59996">
                <text:p/>
              </table:table-cell>
              <table:table-cell office:value-type="float" office:value="1.951322">
                <text:p>1.951322</text:p>
              </table:table-cell>
              <table:table-cell office:value-type="float" office:value="0.2752002">
                <text:p>0.2752002</text:p>
              </table:table-cell>
              <table:table-cell office:value-type="float" office:value="1.734805">
                <text:p>1.734805</text:p>
              </table:table-cell>
              <table:table-cell office:value-type="float" office:value="-1.4787">
                <text:p>-1.4787</text:p>
              </table:table-cell>
              <table:table-cell office:value-type="float" office:value="1.267252">
                <text:p>1.267252</text:p>
              </table:table-cell>
              <table:table-cell office:value-type="float" office:value="1.951322">
                <text:p>1.95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79996">
                <text:p/>
              </table:table-cell>
              <table:table-cell office:value-type="float" office:value="1.903077">
                <text:p>1.903077</text:p>
              </table:table-cell>
              <table:table-cell office:value-type="float" office:value="0.2464678">
                <text:p>0.2464678</text:p>
              </table:table-cell>
              <table:table-cell office:value-type="float" office:value="1.604555">
                <text:p>1.604555</text:p>
              </table:table-cell>
              <table:table-cell office:value-type="float" office:value="-1.7208">
                <text:p>-1.7208</text:p>
              </table:table-cell>
              <table:table-cell office:value-type="float" office:value="1.330948">
                <text:p>1.330948</text:p>
              </table:table-cell>
              <table:table-cell office:value-type="float" office:value="1.903077">
                <text:p>1.90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799996">
                <text:p/>
              </table:table-cell>
              <table:table-cell office:value-type="float" office:value="1.885145">
                <text:p>1.885145</text:p>
              </table:table-cell>
              <table:table-cell office:value-type="float" office:value="0.2229018">
                <text:p>0.2229018</text:p>
              </table:table-cell>
              <table:table-cell office:value-type="float" office:value="1.427952">
                <text:p>1.427952</text:p>
              </table:table-cell>
              <table:table-cell office:value-type="float" office:value="-1.93349999999998">
                <text:p>-1.93349999999998</text:p>
              </table:table-cell>
              <table:table-cell office:value-type="float" office:value="1.447374">
                <text:p>1.447374</text:p>
              </table:table-cell>
              <table:table-cell office:value-type="float" office:value="1.885145">
                <text:p>1.885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19996">
                <text:p/>
              </table:table-cell>
              <table:table-cell office:value-type="float" office:value="1.896529">
                <text:p>1.896529</text:p>
              </table:table-cell>
              <table:table-cell office:value-type="float" office:value="0.1975794">
                <text:p>0.1975794</text:p>
              </table:table-cell>
              <table:table-cell office:value-type="float" office:value="1.208674">
                <text:p>1.208674</text:p>
              </table:table-cell>
              <table:table-cell office:value-type="float" office:value="-2.11680000000001">
                <text:p>-2.11680000000001</text:p>
              </table:table-cell>
              <table:table-cell office:value-type="float" office:value="1.540045">
                <text:p>1.540045</text:p>
              </table:table-cell>
              <table:table-cell office:value-type="float" office:value="1.896529">
                <text:p>1.896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39996">
                <text:p/>
              </table:table-cell>
              <table:table-cell office:value-type="float" office:value="1.944758">
                <text:p>1.944758</text:p>
              </table:table-cell>
              <table:table-cell office:value-type="float" office:value="0.181774">
                <text:p>0.181774</text:p>
              </table:table-cell>
              <table:table-cell office:value-type="float" office:value="0.9783484">
                <text:p>0.9783484</text:p>
              </table:table-cell>
              <table:table-cell office:value-type="float" office:value="-2.2396">
                <text:p>-2.2396</text:p>
              </table:table-cell>
              <table:table-cell office:value-type="float" office:value="1.690579">
                <text:p>1.690579</text:p>
              </table:table-cell>
              <table:table-cell office:value-type="float" office:value="1.944758">
                <text:p>1.94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59996">
                <text:p/>
              </table:table-cell>
              <table:table-cell office:value-type="float" office:value="2.037609">
                <text:p>2.037609</text:p>
              </table:table-cell>
              <table:table-cell office:value-type="float" office:value="0.1549761">
                <text:p>0.1549761</text:p>
              </table:table-cell>
              <table:table-cell office:value-type="float" office:value="0.739153">
                <text:p>0.739153</text:p>
              </table:table-cell>
              <table:table-cell office:value-type="float" office:value="-2.29419999999999">
                <text:p>-2.29419999999999</text:p>
              </table:table-cell>
              <table:table-cell office:value-type="float" office:value="1.869998">
                <text:p>1.869998</text:p>
              </table:table-cell>
              <table:table-cell office:value-type="float" office:value="2.037609">
                <text:p>2.037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79996">
                <text:p/>
              </table:table-cell>
              <table:table-cell office:value-type="float" office:value="2.169384">
                <text:p>2.169384</text:p>
              </table:table-cell>
              <table:table-cell office:value-type="float" office:value="0.1372372">
                <text:p>0.1372372</text:p>
              </table:table-cell>
              <table:table-cell office:value-type="float" office:value="0.4974153">
                <text:p>0.4974153</text:p>
              </table:table-cell>
              <table:table-cell office:value-type="float" office:value="-2.36169999999998">
                <text:p>-2.36169999999998</text:p>
              </table:table-cell>
              <table:table-cell office:value-type="float" office:value="2.034582">
                <text:p>2.034582</text:p>
              </table:table-cell>
              <table:table-cell office:value-type="float" office:value="2.169384">
                <text:p>2.1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899996">
                <text:p/>
              </table:table-cell>
              <table:table-cell office:value-type="float" office:value="2.328893">
                <text:p>2.328893</text:p>
              </table:table-cell>
              <table:table-cell office:value-type="float" office:value="0.0897546">
                <text:p>0.0897546</text:p>
              </table:table-cell>
              <table:table-cell office:value-type="float" office:value="0.2914914">
                <text:p>0.2914914</text:p>
              </table:table-cell>
              <table:table-cell office:value-type="float" office:value="-2.38130000000001">
                <text:p>-2.38130000000001</text:p>
              </table:table-cell>
              <table:table-cell office:value-type="float" office:value="2.130328">
                <text:p>2.130328</text:p>
              </table:table-cell>
              <table:table-cell office:value-type="float" office:value="2.328893">
                <text:p>2.328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19996">
                <text:p/>
              </table:table-cell>
              <table:table-cell office:value-type="float" office:value="2.506885">
                <text:p>2.506885</text:p>
              </table:table-cell>
              <table:table-cell office:value-type="float" office:value="0.06089301">
                <text:p>0.06089301</text:p>
              </table:table-cell>
              <table:table-cell office:value-type="float" office:value="0.1183165">
                <text:p>0.1183165</text:p>
              </table:table-cell>
              <table:table-cell office:value-type="float" office:value="-2.26389999999998">
                <text:p>-2.26389999999998</text:p>
              </table:table-cell>
              <table:table-cell office:value-type="float" office:value="2.139123">
                <text:p>2.139123</text:p>
              </table:table-cell>
              <table:table-cell office:value-type="float" office:value="2.506885">
                <text:p>2.50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39996">
                <text:p/>
              </table:table-cell>
              <table:table-cell office:value-type="float" office:value="2.67381">
                <text:p>2.67381</text:p>
              </table:table-cell>
              <table:table-cell office:value-type="float" office:value="0.03757761">
                <text:p>0.03757761</text:p>
              </table:table-cell>
              <table:table-cell office:value-type="float" office:value="-0.0142000000000166">
                <text:p>-0.0142000000000166</text:p>
              </table:table-cell>
              <table:table-cell office:value-type="float" office:value="-2.10969999999998">
                <text:p>-2.10969999999998</text:p>
              </table:table-cell>
              <table:table-cell office:value-type="float" office:value="2.057729">
                <text:p>2.057729</text:p>
              </table:table-cell>
              <table:table-cell office:value-type="float" office:value="2.67381">
                <text:p>2.67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59996">
                <text:p/>
              </table:table-cell>
              <table:table-cell office:value-type="float" office:value="2.79589">
                <text:p>2.79589</text:p>
              </table:table-cell>
              <table:table-cell office:value-type="float" office:value="-0.00679999999999836">
                <text:p>-0.00679999999999836</text:p>
              </table:table-cell>
              <table:table-cell office:value-type="float" office:value="-0.0994999999999777">
                <text:p>-0.0994999999999777</text:p>
              </table:table-cell>
              <table:table-cell office:value-type="float" office:value="-1.99000000000001">
                <text:p>-1.99000000000001</text:p>
              </table:table-cell>
              <table:table-cell office:value-type="float" office:value="1.878344">
                <text:p>1.878344</text:p>
              </table:table-cell>
              <table:table-cell office:value-type="float" office:value="2.79589">
                <text:p>2.79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79996">
                <text:p/>
              </table:table-cell>
              <table:table-cell office:value-type="float" office:value="2.885592">
                <text:p>2.885592</text:p>
              </table:table-cell>
              <table:table-cell office:value-type="float" office:value="-0.0260999999999854">
                <text:p>-0.0260999999999854</text:p>
              </table:table-cell>
              <table:table-cell office:value-type="float" office:value="-0.129500000000007">
                <text:p>-0.129500000000007</text:p>
              </table:table-cell>
              <table:table-cell office:value-type="float" office:value="-1.91649999999999">
                <text:p>-1.91649999999999</text:p>
              </table:table-cell>
              <table:table-cell office:value-type="float" office:value="1.60102">
                <text:p>1.60102</text:p>
              </table:table-cell>
              <table:table-cell office:value-type="float" office:value="2.885592">
                <text:p>2.885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999996">
                <text:p/>
              </table:table-cell>
              <table:table-cell office:value-type="float" office:value="2.98167">
                <text:p>2.98167</text:p>
              </table:table-cell>
              <table:table-cell office:value-type="float" office:value="-0.0774000000000115">
                <text:p>-0.0774000000000115</text:p>
              </table:table-cell>
              <table:table-cell office:value-type="float" office:value="-0.103999999999985">
                <text:p>-0.103999999999985</text:p>
              </table:table-cell>
              <table:table-cell office:value-type="float" office:value="-1.8415">
                <text:p>-1.8415</text:p>
              </table:table-cell>
              <table:table-cell office:value-type="float" office:value="1.313506">
                <text:p>1.313506</text:p>
              </table:table-cell>
              <table:table-cell office:value-type="float" office:value="2.98167">
                <text:p>2.98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19996">
                <text:p>10</text:p>
              </table:table-cell>
              <table:table-cell office:value-type="float" office:value="3.101509">
                <text:p>3.101509</text:p>
              </table:table-cell>
              <table:table-cell office:value-type="float" office:value="-0.110500000000002">
                <text:p>-0.110500000000002</text:p>
              </table:table-cell>
              <table:table-cell office:value-type="float" office:value="-0.0369000000000028">
                <text:p>-0.0369000000000028</text:p>
              </table:table-cell>
              <table:table-cell office:value-type="float" office:value="-1.7165">
                <text:p>-1.7165</text:p>
              </table:table-cell>
              <table:table-cell office:value-type="float" office:value="1.065363">
                <text:p>1.065363</text:p>
              </table:table-cell>
              <table:table-cell office:value-type="float" office:value="3.101509">
                <text:p>3.10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39996">
                <text:p>10</text:p>
              </table:table-cell>
              <table:table-cell office:value-type="float" office:value="3.226573">
                <text:p>3.226573</text:p>
              </table:table-cell>
              <table:table-cell office:value-type="float" office:value="-0.15440000000001">
                <text:p>-0.15440000000001</text:p>
              </table:table-cell>
              <table:table-cell office:value-type="float" office:value="0.05186156">
                <text:p>0.05186156</text:p>
              </table:table-cell>
              <table:table-cell office:value-type="float" office:value="-1.48689999999999">
                <text:p>-1.48689999999999</text:p>
              </table:table-cell>
              <table:table-cell office:value-type="float" office:value="0.8882233">
                <text:p>0.8882233</text:p>
              </table:table-cell>
              <table:table-cell office:value-type="float" office:value="3.226573">
                <text:p>3.226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59996">
                <text:p>10</text:p>
              </table:table-cell>
              <table:table-cell office:value-type="float" office:value="3.330888">
                <text:p>3.330888</text:p>
              </table:table-cell>
              <table:table-cell office:value-type="float" office:value="-0.177399999999977">
                <text:p>-0.177399999999977</text:p>
              </table:table-cell>
              <table:table-cell office:value-type="float" office:value="0.1356048">
                <text:p>0.1356048</text:p>
              </table:table-cell>
              <table:table-cell office:value-type="float" office:value="-1.2122">
                <text:p>-1.2122</text:p>
              </table:table-cell>
              <table:table-cell office:value-type="float" office:value="0.8001071">
                <text:p>0.8001071</text:p>
              </table:table-cell>
              <table:table-cell office:value-type="float" office:value="3.330888">
                <text:p>3.330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79996">
                <text:p>10</text:p>
              </table:table-cell>
              <table:table-cell office:value-type="float" office:value="3.41822">
                <text:p>3.41822</text:p>
              </table:table-cell>
              <table:table-cell office:value-type="float" office:value="-0.20780000000002">
                <text:p>-0.20780000000002</text:p>
              </table:table-cell>
              <table:table-cell office:value-type="float" office:value="0.2184032">
                <text:p>0.2184032</text:p>
              </table:table-cell>
              <table:table-cell office:value-type="float" office:value="-0.90440000000001">
                <text:p>-0.90440000000001</text:p>
              </table:table-cell>
              <table:table-cell office:value-type="float" office:value="0.8138196">
                <text:p>0.8138196</text:p>
              </table:table-cell>
              <table:table-cell office:value-type="float" office:value="3.41822">
                <text:p>3.4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099996">
                <text:p>10</text:p>
              </table:table-cell>
              <table:table-cell office:value-type="float" office:value="3.488546">
                <text:p>3.488546</text:p>
              </table:table-cell>
              <table:table-cell office:value-type="float" office:value="-0.206999999999994">
                <text:p>-0.206999999999994</text:p>
              </table:table-cell>
              <table:table-cell office:value-type="float" office:value="0.3113365">
                <text:p>0.3113365</text:p>
              </table:table-cell>
              <table:table-cell office:value-type="float" office:value="-0.617200000000025">
                <text:p>-0.617200000000025</text:p>
              </table:table-cell>
              <table:table-cell office:value-type="float" office:value="0.876721">
                <text:p>0.876721</text:p>
              </table:table-cell>
              <table:table-cell office:value-type="float" office:value="3.488546">
                <text:p>3.488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19996">
                <text:p>10</text:p>
              </table:table-cell>
              <table:table-cell office:value-type="float" office:value="3.525069">
                <text:p>3.525069</text:p>
              </table:table-cell>
              <table:table-cell office:value-type="float" office:value="-0.2303">
                <text:p>-0.2303</text:p>
              </table:table-cell>
              <table:table-cell office:value-type="float" office:value="0.4316858">
                <text:p>0.4316858</text:p>
              </table:table-cell>
              <table:table-cell office:value-type="float" office:value="-0.330199999999991">
                <text:p>-0.330199999999991</text:p>
              </table:table-cell>
              <table:table-cell office:value-type="float" office:value="0.9833125">
                <text:p>0.9833125</text:p>
              </table:table-cell>
              <table:table-cell office:value-type="float" office:value="3.525069">
                <text:p>3.525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39996">
                <text:p>10</text:p>
              </table:table-cell>
              <table:table-cell office:value-type="float" office:value="3.520698">
                <text:p>3.520698</text:p>
              </table:table-cell>
              <table:table-cell office:value-type="float" office:value="-0.229499999999973">
                <text:p>-0.229499999999973</text:p>
              </table:table-cell>
              <table:table-cell office:value-type="float" office:value="0.5872308">
                <text:p>0.5872308</text:p>
              </table:table-cell>
              <table:table-cell office:value-type="float" office:value="0.005472041">
                <text:p>0.005472041</text:p>
              </table:table-cell>
              <table:table-cell office:value-type="float" office:value="1.188867">
                <text:p>1.188867</text:p>
              </table:table-cell>
              <table:table-cell office:value-type="float" office:value="3.520698">
                <text:p>3.520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59996">
                <text:p>10</text:p>
              </table:table-cell>
              <table:table-cell office:value-type="float" office:value="3.462755">
                <text:p>3.462755</text:p>
              </table:table-cell>
              <table:table-cell office:value-type="float" office:value="-0.242200000000025">
                <text:p>-0.242200000000025</text:p>
              </table:table-cell>
              <table:table-cell office:value-type="float" office:value="0.7666736">
                <text:p>0.7666736</text:p>
              </table:table-cell>
              <table:table-cell office:value-type="float" office:value="0.3420355">
                <text:p>0.3420355</text:p>
              </table:table-cell>
              <table:table-cell office:value-type="float" office:value="1.478144">
                <text:p>1.478144</text:p>
              </table:table-cell>
              <table:table-cell office:value-type="float" office:value="3.462755">
                <text:p>3.46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79996">
                <text:p>10</text:p>
              </table:table-cell>
              <table:table-cell office:value-type="float" office:value="3.363909">
                <text:p>3.363909</text:p>
              </table:table-cell>
              <table:table-cell office:value-type="float" office:value="-0.218900000000019">
                <text:p>-0.218900000000019</text:p>
              </table:table-cell>
              <table:table-cell office:value-type="float" office:value="0.9701244">
                <text:p>0.9701244</text:p>
              </table:table-cell>
              <table:table-cell office:value-type="float" office:value="0.6710871">
                <text:p>0.6710871</text:p>
              </table:table-cell>
              <table:table-cell office:value-type="float" office:value="1.80132">
                <text:p>1.80132</text:p>
              </table:table-cell>
              <table:table-cell office:value-type="float" office:value="3.363909">
                <text:p>3.36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199996">
                <text:p>10</text:p>
              </table:table-cell>
              <table:table-cell office:value-type="float" office:value="3.222637">
                <text:p>3.222637</text:p>
              </table:table-cell>
              <table:table-cell office:value-type="float" office:value="-0.206099999999992">
                <text:p>-0.206099999999992</text:p>
              </table:table-cell>
              <table:table-cell office:value-type="float" office:value="1.177587">
                <text:p>1.177587</text:p>
              </table:table-cell>
              <table:table-cell office:value-type="float" office:value="0.9457688">
                <text:p>0.9457688</text:p>
              </table:table-cell>
              <table:table-cell office:value-type="float" office:value="2.088789">
                <text:p>2.088789</text:p>
              </table:table-cell>
              <table:table-cell office:value-type="float" office:value="3.222637">
                <text:p>3.22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19996">
                <text:p>10</text:p>
              </table:table-cell>
              <table:table-cell office:value-type="float" office:value="3.042228">
                <text:p>3.042228</text:p>
              </table:table-cell>
              <table:table-cell office:value-type="float" office:value="-0.158900000000017">
                <text:p>-0.158900000000017</text:p>
              </table:table-cell>
              <table:table-cell office:value-type="float" office:value="1.376551">
                <text:p>1.376551</text:p>
              </table:table-cell>
              <table:table-cell office:value-type="float" office:value="1.108587">
                <text:p>1.108587</text:p>
              </table:table-cell>
              <table:table-cell office:value-type="float" office:value="2.31293">
                <text:p>2.31293</text:p>
              </table:table-cell>
              <table:table-cell office:value-type="float" office:value="3.042228">
                <text:p>3.04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39996">
                <text:p>10</text:p>
              </table:table-cell>
              <table:table-cell office:value-type="float" office:value="2.84035">
                <text:p>2.84035</text:p>
              </table:table-cell>
              <table:table-cell office:value-type="float" office:value="-0.110700000000008">
                <text:p>-0.110700000000008</text:p>
              </table:table-cell>
              <table:table-cell office:value-type="float" office:value="1.560509">
                <text:p>1.560509</text:p>
              </table:table-cell>
              <table:table-cell office:value-type="float" office:value="1.187444">
                <text:p>1.187444</text:p>
              </table:table-cell>
              <table:table-cell office:value-type="float" office:value="2.47942">
                <text:p>2.47942</text:p>
              </table:table-cell>
              <table:table-cell office:value-type="float" office:value="2.84035">
                <text:p>2.8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59996">
                <text:p>10</text:p>
              </table:table-cell>
              <table:table-cell office:value-type="float" office:value="2.621766">
                <text:p>2.621766</text:p>
              </table:table-cell>
              <table:table-cell office:value-type="float" office:value="-0.0844000000000165">
                <text:p>-0.0844000000000165</text:p>
              </table:table-cell>
              <table:table-cell office:value-type="float" office:value="1.718604">
                <text:p>1.718604</text:p>
              </table:table-cell>
              <table:table-cell office:value-type="float" office:value="1.203364">
                <text:p>1.203364</text:p>
              </table:table-cell>
              <table:table-cell office:value-type="float" office:value="2.594936">
                <text:p>2.594936</text:p>
              </table:table-cell>
              <table:table-cell office:value-type="float" office:value="2.621766">
                <text:p>2.62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79996">
                <text:p>10</text:p>
              </table:table-cell>
              <table:table-cell office:value-type="float" office:value="2.399719">
                <text:p>2.399719</text:p>
              </table:table-cell>
              <table:table-cell office:value-type="float" office:value="-0.0437000000000012">
                <text:p>-0.0437000000000012</text:p>
              </table:table-cell>
              <table:table-cell office:value-type="float" office:value="1.836786">
                <text:p>1.836786</text:p>
              </table:table-cell>
              <table:table-cell office:value-type="float" office:value="1.189689">
                <text:p>1.189689</text:p>
              </table:table-cell>
              <table:table-cell office:value-type="float" office:value="2.676805">
                <text:p>2.676805</text:p>
              </table:table-cell>
              <table:table-cell office:value-type="float" office:value="2.399719">
                <text:p>2.399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299996">
                <text:p>10</text:p>
              </table:table-cell>
              <table:table-cell office:value-type="float" office:value="2.223991">
                <text:p>2.223991</text:p>
              </table:table-cell>
              <table:table-cell office:value-type="float" office:value="-0.003211953">
                <text:p>-0.003211953</text:p>
              </table:table-cell>
              <table:table-cell office:value-type="float" office:value="1.917447">
                <text:p>1.917447</text:p>
              </table:table-cell>
              <table:table-cell office:value-type="float" office:value="1.0467">
                <text:p>1.0467</text:p>
              </table:table-cell>
              <table:table-cell office:value-type="float" office:value="2.653564">
                <text:p>2.653564</text:p>
              </table:table-cell>
              <table:table-cell office:value-type="float" office:value="2.223991">
                <text:p>2.22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19996">
                <text:p>10</text:p>
              </table:table-cell>
              <table:table-cell office:value-type="float" office:value="2.059497">
                <text:p>2.059497</text:p>
              </table:table-cell>
              <table:table-cell office:value-type="float" office:value="0.005342856">
                <text:p>0.005342856</text:p>
              </table:table-cell>
              <table:table-cell office:value-type="float" office:value="1.941254">
                <text:p>1.941254</text:p>
              </table:table-cell>
              <table:table-cell office:value-type="float" office:value="0.7373612">
                <text:p>0.7373612</text:p>
              </table:table-cell>
              <table:table-cell office:value-type="float" office:value="2.600353">
                <text:p>2.600353</text:p>
              </table:table-cell>
              <table:table-cell office:value-type="float" office:value="2.059497">
                <text:p>2.059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39996">
                <text:p>10</text:p>
              </table:table-cell>
              <table:table-cell office:value-type="float" office:value="1.896437">
                <text:p>1.896437</text:p>
              </table:table-cell>
              <table:table-cell office:value-type="float" office:value="0.01098016">
                <text:p>0.01098016</text:p>
              </table:table-cell>
              <table:table-cell office:value-type="float" office:value="1.92291">
                <text:p>1.92291</text:p>
              </table:table-cell>
              <table:table-cell office:value-type="float" office:value="0.2893015">
                <text:p>0.2893015</text:p>
              </table:table-cell>
              <table:table-cell office:value-type="float" office:value="2.533266">
                <text:p>2.533266</text:p>
              </table:table-cell>
              <table:table-cell office:value-type="float" office:value="1.896437">
                <text:p>1.896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59996">
                <text:p>10</text:p>
              </table:table-cell>
              <table:table-cell office:value-type="float" office:value="1.729242">
                <text:p>1.729242</text:p>
              </table:table-cell>
              <table:table-cell office:value-type="float" office:value="-0.002268265">
                <text:p>-0.002268265</text:p>
              </table:table-cell>
              <table:table-cell office:value-type="float" office:value="1.87368">
                <text:p>1.87368</text:p>
              </table:table-cell>
              <table:table-cell office:value-type="float" office:value="-0.291999999999973">
                <text:p>-0.291999999999973</text:p>
              </table:table-cell>
              <table:table-cell office:value-type="float" office:value="2.485658">
                <text:p>2.485658</text:p>
              </table:table-cell>
              <table:table-cell office:value-type="float" office:value="1.729242">
                <text:p>1.729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79996">
                <text:p>10</text:p>
              </table:table-cell>
              <table:table-cell office:value-type="float" office:value="1.582174">
                <text:p>1.582174</text:p>
              </table:table-cell>
              <table:table-cell office:value-type="float" office:value="-0.0396000000000072">
                <text:p>-0.0396000000000072</text:p>
              </table:table-cell>
              <table:table-cell office:value-type="float" office:value="1.79782">
                <text:p>1.79782</text:p>
              </table:table-cell>
              <table:table-cell office:value-type="float" office:value="-0.915300000000002">
                <text:p>-0.915300000000002</text:p>
              </table:table-cell>
              <table:table-cell office:value-type="float" office:value="2.453477">
                <text:p>2.453477</text:p>
              </table:table-cell>
              <table:table-cell office:value-type="float" office:value="1.582174">
                <text:p>1.58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399996">
                <text:p>10</text:p>
              </table:table-cell>
              <table:table-cell office:value-type="float" office:value="1.463534">
                <text:p>1.463534</text:p>
              </table:table-cell>
              <table:table-cell office:value-type="float" office:value="-0.0615999999999985">
                <text:p>-0.0615999999999985</text:p>
              </table:table-cell>
              <table:table-cell office:value-type="float" office:value="1.715591">
                <text:p>1.715591</text:p>
              </table:table-cell>
              <table:table-cell office:value-type="float" office:value="-1.43700000000001">
                <text:p>-1.43700000000001</text:p>
              </table:table-cell>
              <table:table-cell office:value-type="float" office:value="2.475598">
                <text:p>2.475598</text:p>
              </table:table-cell>
              <table:table-cell office:value-type="float" office:value="1.463534">
                <text:p>1.46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19996">
                <text:p>10</text:p>
              </table:table-cell>
              <table:table-cell office:value-type="float" office:value="1.37244">
                <text:p>1.37244</text:p>
              </table:table-cell>
              <table:table-cell office:value-type="float" office:value="-0.113900000000001">
                <text:p>-0.113900000000001</text:p>
              </table:table-cell>
              <table:table-cell office:value-type="float" office:value="1.609049">
                <text:p>1.609049</text:p>
              </table:table-cell>
              <table:table-cell office:value-type="float" office:value="-1.79309999999998">
                <text:p>-1.79309999999998</text:p>
              </table:table-cell>
              <table:table-cell office:value-type="float" office:value="2.566889">
                <text:p>2.566889</text:p>
              </table:table-cell>
              <table:table-cell office:value-type="float" office:value="1.37244">
                <text:p>1.3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39996">
                <text:p>10</text:p>
              </table:table-cell>
              <table:table-cell office:value-type="float" office:value="1.299534">
                <text:p>1.299534</text:p>
              </table:table-cell>
              <table:table-cell office:value-type="float" office:value="-0.141999999999996">
                <text:p>-0.141999999999996</text:p>
              </table:table-cell>
              <table:table-cell office:value-type="float" office:value="1.510674">
                <text:p>1.510674</text:p>
              </table:table-cell>
              <table:table-cell office:value-type="float" office:value="-1.93610000000001">
                <text:p>-1.93610000000001</text:p>
              </table:table-cell>
              <table:table-cell office:value-type="float" office:value="2.693993">
                <text:p>2.693993</text:p>
              </table:table-cell>
              <table:table-cell office:value-type="float" office:value="1.299534">
                <text:p>1.299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59996">
                <text:p>10</text:p>
              </table:table-cell>
              <table:table-cell office:value-type="float" office:value="1.233466">
                <text:p>1.233466</text:p>
              </table:table-cell>
              <table:table-cell office:value-type="float" office:value="-0.168999999999983">
                <text:p>-0.168999999999983</text:p>
              </table:table-cell>
              <table:table-cell office:value-type="float" office:value="1.394008">
                <text:p>1.394008</text:p>
              </table:table-cell>
              <table:table-cell office:value-type="float" office:value="-1.94670000000002">
                <text:p>-1.94670000000002</text:p>
              </table:table-cell>
              <table:table-cell office:value-type="float" office:value="2.881695">
                <text:p>2.881695</text:p>
              </table:table-cell>
              <table:table-cell office:value-type="float" office:value="1.233466">
                <text:p>1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79996">
                <text:p>10</text:p>
              </table:table-cell>
              <table:table-cell office:value-type="float" office:value="1.18235">
                <text:p>1.18235</text:p>
              </table:table-cell>
              <table:table-cell office:value-type="float" office:value="-0.203899999999976">
                <text:p>-0.203899999999976</text:p>
              </table:table-cell>
              <table:table-cell office:value-type="float" office:value="1.236227">
                <text:p>1.236227</text:p>
              </table:table-cell>
              <table:table-cell office:value-type="float" office:value="-1.7937">
                <text:p>-1.7937</text:p>
              </table:table-cell>
              <table:table-cell office:value-type="float" office:value="3.11855">
                <text:p>3.11855</text:p>
              </table:table-cell>
              <table:table-cell office:value-type="float" office:value="1.18235">
                <text:p>1.1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499996">
                <text:p>10</text:p>
              </table:table-cell>
              <table:table-cell office:value-type="float" office:value="1.161564">
                <text:p>1.161564</text:p>
              </table:table-cell>
              <table:table-cell office:value-type="float" office:value="-0.220100000000002">
                <text:p>-0.220100000000002</text:p>
              </table:table-cell>
              <table:table-cell office:value-type="float" office:value="1.043118">
                <text:p>1.043118</text:p>
              </table:table-cell>
              <table:table-cell office:value-type="float" office:value="-1.5299">
                <text:p>-1.5299</text:p>
              </table:table-cell>
              <table:table-cell office:value-type="float" office:value="3.363756">
                <text:p>3.363756</text:p>
              </table:table-cell>
              <table:table-cell office:value-type="float" office:value="1.161564">
                <text:p>1.16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19996">
                <text:p>10</text:p>
              </table:table-cell>
              <table:table-cell office:value-type="float" office:value="1.179972">
                <text:p>1.179972</text:p>
              </table:table-cell>
              <table:table-cell office:value-type="float" office:value="-0.236100000000022">
                <text:p>-0.236100000000022</text:p>
              </table:table-cell>
              <table:table-cell office:value-type="float" office:value="0.8305703">
                <text:p>0.8305703</text:p>
              </table:table-cell>
              <table:table-cell office:value-type="float" office:value="-1.17959999999999">
                <text:p>-1.17959999999999</text:p>
              </table:table-cell>
              <table:table-cell office:value-type="float" office:value="3.578518">
                <text:p>3.578518</text:p>
              </table:table-cell>
              <table:table-cell office:value-type="float" office:value="1.179972">
                <text:p>1.17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39996">
                <text:p>10</text:p>
              </table:table-cell>
              <table:table-cell office:value-type="float" office:value="1.24734">
                <text:p>1.24734</text:p>
              </table:table-cell>
              <table:table-cell office:value-type="float" office:value="-0.252599999999973">
                <text:p>-0.252599999999973</text:p>
              </table:table-cell>
              <table:table-cell office:value-type="float" office:value="0.6072246">
                <text:p>0.6072246</text:p>
              </table:table-cell>
              <table:table-cell office:value-type="float" office:value="-0.791499999999985">
                <text:p>-0.791499999999985</text:p>
              </table:table-cell>
              <table:table-cell office:value-type="float" office:value="3.722507">
                <text:p>3.722507</text:p>
              </table:table-cell>
              <table:table-cell office:value-type="float" office:value="1.24734">
                <text:p>1.24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59996">
                <text:p>10</text:p>
              </table:table-cell>
              <table:table-cell office:value-type="float" office:value="1.347632">
                <text:p>1.347632</text:p>
              </table:table-cell>
              <table:table-cell office:value-type="float" office:value="-0.253300000000024">
                <text:p>-0.253300000000024</text:p>
              </table:table-cell>
              <table:table-cell office:value-type="float" office:value="0.4167322">
                <text:p>0.4167322</text:p>
              </table:table-cell>
              <table:table-cell office:value-type="float" office:value="-0.4024">
                <text:p>-0.4024</text:p>
              </table:table-cell>
              <table:table-cell office:value-type="float" office:value="3.779495">
                <text:p>3.779495</text:p>
              </table:table-cell>
              <table:table-cell office:value-type="float" office:value="1.347632">
                <text:p>1.34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79996">
                <text:p>10</text:p>
              </table:table-cell>
              <table:table-cell office:value-type="float" office:value="1.474629">
                <text:p>1.474629</text:p>
              </table:table-cell>
              <table:table-cell office:value-type="float" office:value="-0.251700000000028">
                <text:p>-0.251700000000028</text:p>
              </table:table-cell>
              <table:table-cell office:value-type="float" office:value="0.2571252">
                <text:p>0.2571252</text:p>
              </table:table-cell>
              <table:table-cell office:value-type="float" office:value="-0.0758000000000152">
                <text:p>-0.0758000000000152</text:p>
              </table:table-cell>
              <table:table-cell office:value-type="float" office:value="3.746534">
                <text:p>3.746534</text:p>
              </table:table-cell>
              <table:table-cell office:value-type="float" office:value="1.474629">
                <text:p>1.47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599996">
                <text:p>10</text:p>
              </table:table-cell>
              <table:table-cell office:value-type="float" office:value="1.593648">
                <text:p>1.593648</text:p>
              </table:table-cell>
              <table:table-cell office:value-type="float" office:value="-0.246699999999976">
                <text:p>-0.246699999999976</text:p>
              </table:table-cell>
              <table:table-cell office:value-type="float" office:value="0.1383309">
                <text:p>0.1383309</text:p>
              </table:table-cell>
              <table:table-cell office:value-type="float" office:value="0.2288066">
                <text:p>0.2288066</text:p>
              </table:table-cell>
              <table:table-cell office:value-type="float" office:value="3.644938">
                <text:p>3.644938</text:p>
              </table:table-cell>
              <table:table-cell office:value-type="float" office:value="1.593648">
                <text:p>1.593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19996">
                <text:p>10</text:p>
              </table:table-cell>
              <table:table-cell office:value-type="float" office:value="1.663906">
                <text:p>1.663906</text:p>
              </table:table-cell>
              <table:table-cell office:value-type="float" office:value="-0.250699999999995">
                <text:p>-0.250699999999995</text:p>
              </table:table-cell>
              <table:table-cell office:value-type="float" office:value="0.06900698">
                <text:p>0.06900698</text:p>
              </table:table-cell>
              <table:table-cell office:value-type="float" office:value="0.5366935">
                <text:p>0.5366935</text:p>
              </table:table-cell>
              <table:table-cell office:value-type="float" office:value="3.424352">
                <text:p>3.424352</text:p>
              </table:table-cell>
              <table:table-cell office:value-type="float" office:value="1.663906">
                <text:p>1.66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39996">
                <text:p>10</text:p>
              </table:table-cell>
              <table:table-cell office:value-type="float" office:value="1.690865">
                <text:p>1.690865</text:p>
              </table:table-cell>
              <table:table-cell office:value-type="float" office:value="-0.266799999999989">
                <text:p>-0.266799999999989</text:p>
              </table:table-cell>
              <table:table-cell office:value-type="float" office:value="0.08074253">
                <text:p>0.08074253</text:p>
              </table:table-cell>
              <table:table-cell office:value-type="float" office:value="0.7009868">
                <text:p>0.7009868</text:p>
              </table:table-cell>
              <table:table-cell office:value-type="float" office:value="3.148327">
                <text:p>3.148327</text:p>
              </table:table-cell>
              <table:table-cell office:value-type="float" office:value="1.690865">
                <text:p>1.690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59996">
                <text:p>10</text:p>
              </table:table-cell>
              <table:table-cell office:value-type="float" office:value="1.716671">
                <text:p>1.716671</text:p>
              </table:table-cell>
              <table:table-cell office:value-type="float" office:value="-0.288099999999986">
                <text:p>-0.288099999999986</text:p>
              </table:table-cell>
              <table:table-cell office:value-type="float" office:value="0.1413469">
                <text:p>0.1413469</text:p>
              </table:table-cell>
              <table:table-cell office:value-type="float" office:value="0.667635">
                <text:p>0.667635</text:p>
              </table:table-cell>
              <table:table-cell office:value-type="float" office:value="2.881779">
                <text:p>2.881779</text:p>
              </table:table-cell>
              <table:table-cell office:value-type="float" office:value="1.716671">
                <text:p>1.716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79996">
                <text:p>10</text:p>
              </table:table-cell>
              <table:table-cell office:value-type="float" office:value="1.74677">
                <text:p>1.74677</text:p>
              </table:table-cell>
              <table:table-cell office:value-type="float" office:value="-0.288400000000024">
                <text:p>-0.288400000000024</text:p>
              </table:table-cell>
              <table:table-cell office:value-type="float" office:value="0.2340964">
                <text:p>0.2340964</text:p>
              </table:table-cell>
              <table:table-cell office:value-type="float" office:value="0.5451781">
                <text:p>0.5451781</text:p>
              </table:table-cell>
              <table:table-cell office:value-type="float" office:value="2.684796">
                <text:p>2.684796</text:p>
              </table:table-cell>
              <table:table-cell office:value-type="float" office:value="1.74677">
                <text:p>1.7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699996">
                <text:p>10</text:p>
              </table:table-cell>
              <table:table-cell office:value-type="float" office:value="1.780231">
                <text:p>1.780231</text:p>
              </table:table-cell>
              <table:table-cell office:value-type="float" office:value="-0.285199999999975">
                <text:p>-0.285199999999975</text:p>
              </table:table-cell>
              <table:table-cell office:value-type="float" office:value="0.3470389">
                <text:p>0.3470389</text:p>
              </table:table-cell>
              <table:table-cell office:value-type="float" office:value="0.4157085">
                <text:p>0.4157085</text:p>
              </table:table-cell>
              <table:table-cell office:value-type="float" office:value="2.561003">
                <text:p>2.561003</text:p>
              </table:table-cell>
              <table:table-cell office:value-type="float" office:value="1.780231">
                <text:p>1.78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19995">
                <text:p>10</text:p>
              </table:table-cell>
              <table:table-cell office:value-type="float" office:value="1.820524">
                <text:p>1.820524</text:p>
              </table:table-cell>
              <table:table-cell office:value-type="float" office:value="-0.301499999999976">
                <text:p>-0.301499999999976</text:p>
              </table:table-cell>
              <table:table-cell office:value-type="float" office:value="0.4701508">
                <text:p>0.4701508</text:p>
              </table:table-cell>
              <table:table-cell office:value-type="float" office:value="0.3104881">
                <text:p>0.3104881</text:p>
              </table:table-cell>
              <table:table-cell office:value-type="float" office:value="2.529475">
                <text:p>2.529475</text:p>
              </table:table-cell>
              <table:table-cell office:value-type="float" office:value="1.820524">
                <text:p>1.82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39995">
                <text:p>10</text:p>
              </table:table-cell>
              <table:table-cell office:value-type="float" office:value="1.840056">
                <text:p>1.840056</text:p>
              </table:table-cell>
              <table:table-cell office:value-type="float" office:value="-0.297900000000027">
                <text:p>-0.297900000000027</text:p>
              </table:table-cell>
              <table:table-cell office:value-type="float" office:value="0.5969411">
                <text:p>0.5969411</text:p>
              </table:table-cell>
              <table:table-cell office:value-type="float" office:value="0.2711242">
                <text:p>0.2711242</text:p>
              </table:table-cell>
              <table:table-cell office:value-type="float" office:value="2.572962">
                <text:p>2.572962</text:p>
              </table:table-cell>
              <table:table-cell office:value-type="float" office:value="1.840056">
                <text:p>1.840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59995">
                <text:p>10</text:p>
              </table:table-cell>
              <table:table-cell office:value-type="float" office:value="1.831356">
                <text:p>1.831356</text:p>
              </table:table-cell>
              <table:table-cell office:value-type="float" office:value="-0.319200000000023">
                <text:p>-0.319200000000023</text:p>
              </table:table-cell>
              <table:table-cell office:value-type="float" office:value="0.7556282">
                <text:p>0.7556282</text:p>
              </table:table-cell>
              <table:table-cell office:value-type="float" office:value="0.2922831">
                <text:p>0.2922831</text:p>
              </table:table-cell>
              <table:table-cell office:value-type="float" office:value="2.704172">
                <text:p>2.704172</text:p>
              </table:table-cell>
              <table:table-cell office:value-type="float" office:value="1.831356">
                <text:p>1.83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79995">
                <text:p>10</text:p>
              </table:table-cell>
              <table:table-cell office:value-type="float" office:value="1.798642">
                <text:p>1.798642</text:p>
              </table:table-cell>
              <table:table-cell office:value-type="float" office:value="-0.309199999999976">
                <text:p>-0.309199999999976</text:p>
              </table:table-cell>
              <table:table-cell office:value-type="float" office:value="0.9317623">
                <text:p>0.9317623</text:p>
              </table:table-cell>
              <table:table-cell office:value-type="float" office:value="0.3365062">
                <text:p>0.3365062</text:p>
              </table:table-cell>
              <table:table-cell office:value-type="float" office:value="2.919919">
                <text:p>2.919919</text:p>
              </table:table-cell>
              <table:table-cell office:value-type="float" office:value="1.798642">
                <text:p>1.798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99995">
                <text:p>10</text:p>
              </table:table-cell>
              <table:table-cell office:value-type="float" office:value="1.739323">
                <text:p>1.739323</text:p>
              </table:table-cell>
              <table:table-cell office:value-type="float" office:value="-0.323100000000011">
                <text:p>-0.323100000000011</text:p>
              </table:table-cell>
              <table:table-cell office:value-type="float" office:value="1.143753">
                <text:p>1.143753</text:p>
              </table:table-cell>
              <table:table-cell office:value-type="float" office:value="0.4270166">
                <text:p>0.4270166</text:p>
              </table:table-cell>
              <table:table-cell office:value-type="float" office:value="3.215878">
                <text:p>3.215878</text:p>
              </table:table-cell>
              <table:table-cell office:value-type="float" office:value="1.739323">
                <text:p>1.739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19995">
                <text:p>10</text:p>
              </table:table-cell>
              <table:table-cell office:value-type="float" office:value="1.637334">
                <text:p>1.637334</text:p>
              </table:table-cell>
              <table:table-cell office:value-type="float" office:value="-0.316399999999987">
                <text:p>-0.316399999999987</text:p>
              </table:table-cell>
              <table:table-cell office:value-type="float" office:value="1.350785">
                <text:p>1.350785</text:p>
              </table:table-cell>
              <table:table-cell office:value-type="float" office:value="0.5793166">
                <text:p>0.5793166</text:p>
              </table:table-cell>
              <table:table-cell office:value-type="float" office:value="3.547837">
                <text:p>3.547837</text:p>
              </table:table-cell>
              <table:table-cell office:value-type="float" office:value="1.637334">
                <text:p>1.637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39995">
                <text:p>10</text:p>
              </table:table-cell>
              <table:table-cell office:value-type="float" office:value="1.489045">
                <text:p>1.489045</text:p>
              </table:table-cell>
              <table:table-cell office:value-type="float" office:value="-0.327099999999973">
                <text:p>-0.327099999999973</text:p>
              </table:table-cell>
              <table:table-cell office:value-type="float" office:value="1.558756">
                <text:p>1.558756</text:p>
              </table:table-cell>
              <table:table-cell office:value-type="float" office:value="0.7837516">
                <text:p>0.7837516</text:p>
              </table:table-cell>
              <table:table-cell office:value-type="float" office:value="3.835338">
                <text:p>3.835338</text:p>
              </table:table-cell>
              <table:table-cell office:value-type="float" office:value="1.489045">
                <text:p>1.489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59995">
                <text:p>10</text:p>
              </table:table-cell>
              <table:table-cell office:value-type="float" office:value="1.302561">
                <text:p>1.302561</text:p>
              </table:table-cell>
              <table:table-cell office:value-type="float" office:value="-0.32080000000002">
                <text:p>-0.32080000000002</text:p>
              </table:table-cell>
              <table:table-cell office:value-type="float" office:value="1.7686">
                <text:p>1.7686</text:p>
              </table:table-cell>
              <table:table-cell office:value-type="float" office:value="0.9633492">
                <text:p>0.9633492</text:p>
              </table:table-cell>
              <table:table-cell office:value-type="float" office:value="4.035074">
                <text:p>4.035074</text:p>
              </table:table-cell>
              <table:table-cell office:value-type="float" office:value="1.302561">
                <text:p>1.30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79995">
                <text:p>10</text:p>
              </table:table-cell>
              <table:table-cell office:value-type="float" office:value="1.090673">
                <text:p>1.090673</text:p>
              </table:table-cell>
              <table:table-cell office:value-type="float" office:value="-0.308299999999974">
                <text:p>-0.308299999999974</text:p>
              </table:table-cell>
              <table:table-cell office:value-type="float" office:value="1.969265">
                <text:p>1.969265</text:p>
              </table:table-cell>
              <table:table-cell office:value-type="float" office:value="1.019724">
                <text:p>1.019724</text:p>
              </table:table-cell>
              <table:table-cell office:value-type="float" office:value="4.160441">
                <text:p>4.160441</text:p>
              </table:table-cell>
              <table:table-cell office:value-type="float" office:value="1.090673">
                <text:p>1.090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899995">
                <text:p>10</text:p>
              </table:table-cell>
              <table:table-cell office:value-type="float" office:value="0.8654628">
                <text:p>0.8654628</text:p>
              </table:table-cell>
              <table:table-cell office:value-type="float" office:value="-0.308699999999988">
                <text:p>-0.308699999999988</text:p>
              </table:table-cell>
              <table:table-cell office:value-type="float" office:value="2.137061">
                <text:p>2.137061</text:p>
              </table:table-cell>
              <table:table-cell office:value-type="float" office:value="1.092192">
                <text:p>1.092192</text:p>
              </table:table-cell>
              <table:table-cell office:value-type="float" office:value="4.251549">
                <text:p>4.251549</text:p>
              </table:table-cell>
              <table:table-cell office:value-type="float" office:value="0.8654628">
                <text:p>0.8654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19995">
                <text:p>10</text:p>
              </table:table-cell>
              <table:table-cell office:value-type="float" office:value="0.6298311">
                <text:p>0.6298311</text:p>
              </table:table-cell>
              <table:table-cell office:value-type="float" office:value="-0.272600000000011">
                <text:p>-0.272600000000011</text:p>
              </table:table-cell>
              <table:table-cell office:value-type="float" office:value="2.272656">
                <text:p>2.272656</text:p>
              </table:table-cell>
              <table:table-cell office:value-type="float" office:value="1.156804">
                <text:p>1.156804</text:p>
              </table:table-cell>
              <table:table-cell office:value-type="float" office:value="4.311824">
                <text:p>4.311824</text:p>
              </table:table-cell>
              <table:table-cell office:value-type="float" office:value="0.6298311">
                <text:p>0.6298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39995">
                <text:p>10</text:p>
              </table:table-cell>
              <table:table-cell office:value-type="float" office:value="0.4094488">
                <text:p>0.4094488</text:p>
              </table:table-cell>
              <table:table-cell office:value-type="float" office:value="-0.242999999999995">
                <text:p>-0.242999999999995</text:p>
              </table:table-cell>
              <table:table-cell office:value-type="float" office:value="2.349195">
                <text:p>2.349195</text:p>
              </table:table-cell>
              <table:table-cell office:value-type="float" office:value="1.155403">
                <text:p>1.155403</text:p>
              </table:table-cell>
              <table:table-cell office:value-type="float" office:value="4.331867">
                <text:p>4.331867</text:p>
              </table:table-cell>
              <table:table-cell office:value-type="float" office:value="0.4094488">
                <text:p>0.4094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59995">
                <text:p>10</text:p>
              </table:table-cell>
              <table:table-cell office:value-type="float" office:value="0.2379582">
                <text:p>0.2379582</text:p>
              </table:table-cell>
              <table:table-cell office:value-type="float" office:value="-0.182999999999993">
                <text:p>-0.182999999999993</text:p>
              </table:table-cell>
              <table:table-cell office:value-type="float" office:value="2.388097">
                <text:p>2.388097</text:p>
              </table:table-cell>
              <table:table-cell office:value-type="float" office:value="1.042257">
                <text:p>1.042257</text:p>
              </table:table-cell>
              <table:table-cell office:value-type="float" office:value="4.287376">
                <text:p>4.287376</text:p>
              </table:table-cell>
              <table:table-cell office:value-type="float" office:value="0.2379582">
                <text:p>0.2379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79995">
                <text:p>10</text:p>
              </table:table-cell>
              <table:table-cell office:value-type="float" office:value="0.1042095">
                <text:p>0.1042095</text:p>
              </table:table-cell>
              <table:table-cell office:value-type="float" office:value="-0.134799999999984">
                <text:p>-0.134799999999984</text:p>
              </table:table-cell>
              <table:table-cell office:value-type="float" office:value="2.368494">
                <text:p>2.368494</text:p>
              </table:table-cell>
              <table:table-cell office:value-type="float" office:value="0.8512239">
                <text:p>0.8512239</text:p>
              </table:table-cell>
              <table:table-cell office:value-type="float" office:value="4.197147">
                <text:p>4.197147</text:p>
              </table:table-cell>
              <table:table-cell office:value-type="float" office:value="0.1042095">
                <text:p>0.104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999995">
                <text:p>10</text:p>
              </table:table-cell>
              <table:table-cell office:value-type="float" office:value="-0.0296000000000163">
                <text:p>-0.0296000000000163</text:p>
              </table:table-cell>
              <table:table-cell office:value-type="float" office:value="-0.0591999999999757">
                <text:p>-0.0591999999999757</text:p>
              </table:table-cell>
              <table:table-cell office:value-type="float" office:value="2.306831">
                <text:p>2.306831</text:p>
              </table:table-cell>
              <table:table-cell office:value-type="float" office:value="0.6244371">
                <text:p>0.6244371</text:p>
              </table:table-cell>
              <table:table-cell office:value-type="float" office:value="4.090312">
                <text:p>4.090312</text:p>
              </table:table-cell>
              <table:table-cell office:value-type="float" office:value="-0.0296000000000163">
                <text:p>-0.0296000000000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19995">
                <text:p>10</text:p>
              </table:table-cell>
              <table:table-cell office:value-type="float" office:value="-0.187299999999993">
                <text:p>-0.187299999999993</text:p>
              </table:table-cell>
              <table:table-cell office:value-type="float" office:value="-0.003280263">
                <text:p>-0.003280263</text:p>
              </table:table-cell>
              <table:table-cell office:value-type="float" office:value="2.212733">
                <text:p>2.212733</text:p>
              </table:table-cell>
              <table:table-cell office:value-type="float" office:value="0.4435067">
                <text:p>0.4435067</text:p>
              </table:table-cell>
              <table:table-cell office:value-type="float" office:value="3.992957">
                <text:p>3.992957</text:p>
              </table:table-cell>
              <table:table-cell office:value-type="float" office:value="-0.187299999999993">
                <text:p>-0.18729999999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39995">
                <text:p>10</text:p>
              </table:table-cell>
              <table:table-cell office:value-type="float" office:value="-0.322699999999998">
                <text:p>-0.322699999999998</text:p>
              </table:table-cell>
              <table:table-cell office:value-type="float" office:value="0.06790468">
                <text:p>0.06790468</text:p>
              </table:table-cell>
              <table:table-cell office:value-type="float" office:value="2.094237">
                <text:p>2.094237</text:p>
              </table:table-cell>
              <table:table-cell office:value-type="float" office:value="0.3534774">
                <text:p>0.3534774</text:p>
              </table:table-cell>
              <table:table-cell office:value-type="float" office:value="3.951674">
                <text:p>3.951674</text:p>
              </table:table-cell>
              <table:table-cell office:value-type="float" office:value="-0.322699999999998">
                <text:p>-0.3226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59995">
                <text:p>10</text:p>
              </table:table-cell>
              <table:table-cell office:value-type="float" office:value="-0.424300000000017">
                <text:p>-0.424300000000017</text:p>
              </table:table-cell>
              <table:table-cell office:value-type="float" office:value="0.1386237">
                <text:p>0.1386237</text:p>
              </table:table-cell>
              <table:table-cell office:value-type="float" office:value="1.950407">
                <text:p>1.950407</text:p>
              </table:table-cell>
              <table:table-cell office:value-type="float" office:value="0.3169948">
                <text:p>0.3169948</text:p>
              </table:table-cell>
              <table:table-cell office:value-type="float" office:value="3.954116">
                <text:p>3.954116</text:p>
              </table:table-cell>
              <table:table-cell office:value-type="float" office:value="-0.424300000000017">
                <text:p>-0.424300000000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79995">
                <text:p>10</text:p>
              </table:table-cell>
              <table:table-cell office:value-type="float" office:value="-0.498699999999985">
                <text:p>-0.498699999999985</text:p>
              </table:table-cell>
              <table:table-cell office:value-type="float" office:value="0.1732028">
                <text:p>0.1732028</text:p>
              </table:table-cell>
              <table:table-cell office:value-type="float" office:value="1.815161">
                <text:p>1.815161</text:p>
              </table:table-cell>
              <table:table-cell office:value-type="float" office:value="0.314124">
                <text:p>0.314124</text:p>
              </table:table-cell>
              <table:table-cell office:value-type="float" office:value="4.018073">
                <text:p>4.018073</text:p>
              </table:table-cell>
              <table:table-cell office:value-type="float" office:value="-0.498699999999985">
                <text:p>-0.4986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099995">
                <text:p>10</text:p>
              </table:table-cell>
              <table:table-cell office:value-type="float" office:value="-0.544699999999978">
                <text:p>-0.544699999999978</text:p>
              </table:table-cell>
              <table:table-cell office:value-type="float" office:value="0.2072226">
                <text:p>0.2072226</text:p>
              </table:table-cell>
              <table:table-cell office:value-type="float" office:value="1.674014">
                <text:p>1.674014</text:p>
              </table:table-cell>
              <table:table-cell office:value-type="float" office:value="0.3307054">
                <text:p>0.3307054</text:p>
              </table:table-cell>
              <table:table-cell office:value-type="float" office:value="4.169063">
                <text:p>4.169063</text:p>
              </table:table-cell>
              <table:table-cell office:value-type="float" office:value="-0.544699999999978">
                <text:p>-0.544699999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19995">
                <text:p>10</text:p>
              </table:table-cell>
              <table:table-cell office:value-type="float" office:value="-0.56450000000001">
                <text:p>-0.56450000000001</text:p>
              </table:table-cell>
              <table:table-cell office:value-type="float" office:value="0.236785">
                <text:p>0.236785</text:p>
              </table:table-cell>
              <table:table-cell office:value-type="float" office:value="1.482962">
                <text:p>1.482962</text:p>
              </table:table-cell>
              <table:table-cell office:value-type="float" office:value="0.3889307">
                <text:p>0.3889307</text:p>
              </table:table-cell>
              <table:table-cell office:value-type="float" office:value="4.380137">
                <text:p>4.380137</text:p>
              </table:table-cell>
              <table:table-cell office:value-type="float" office:value="-0.56450000000001">
                <text:p>-0.5645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39995">
                <text:p>10</text:p>
              </table:table-cell>
              <table:table-cell office:value-type="float" office:value="-0.563499999999976">
                <text:p>-0.563499999999976</text:p>
              </table:table-cell>
              <table:table-cell office:value-type="float" office:value="0.2169081">
                <text:p>0.2169081</text:p>
              </table:table-cell>
              <table:table-cell office:value-type="float" office:value="1.254884">
                <text:p>1.254884</text:p>
              </table:table-cell>
              <table:table-cell office:value-type="float" office:value="0.5170859">
                <text:p>0.5170859</text:p>
              </table:table-cell>
              <table:table-cell office:value-type="float" office:value="4.588737">
                <text:p>4.588737</text:p>
              </table:table-cell>
              <table:table-cell office:value-type="float" office:value="-0.563499999999976">
                <text:p>-0.563499999999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59995">
                <text:p>10</text:p>
              </table:table-cell>
              <table:table-cell office:value-type="float" office:value="-0.53649999999999">
                <text:p>-0.53649999999999</text:p>
              </table:table-cell>
              <table:table-cell office:value-type="float" office:value="0.1804813">
                <text:p>0.1804813</text:p>
              </table:table-cell>
              <table:table-cell office:value-type="float" office:value="1.018416">
                <text:p>1.018416</text:p>
              </table:table-cell>
              <table:table-cell office:value-type="float" office:value="0.6690213">
                <text:p>0.6690213</text:p>
              </table:table-cell>
              <table:table-cell office:value-type="float" office:value="4.754529">
                <text:p>4.754529</text:p>
              </table:table-cell>
              <table:table-cell office:value-type="float" office:value="-0.53649999999999">
                <text:p>-0.536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79995">
                <text:p>10</text:p>
              </table:table-cell>
              <table:table-cell office:value-type="float" office:value="-0.474899999999991">
                <text:p>-0.474899999999991</text:p>
              </table:table-cell>
              <table:table-cell office:value-type="float" office:value="0.1411406">
                <text:p>0.1411406</text:p>
              </table:table-cell>
              <table:table-cell office:value-type="float" office:value="0.7866158">
                <text:p>0.7866158</text:p>
              </table:table-cell>
              <table:table-cell office:value-type="float" office:value="0.874028">
                <text:p>0.874028</text:p>
              </table:table-cell>
              <table:table-cell office:value-type="float" office:value="4.819742">
                <text:p>4.819742</text:p>
              </table:table-cell>
              <table:table-cell office:value-type="float" office:value="-0.474899999999991">
                <text:p>-0.474899999999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199995">
                <text:p>10</text:p>
              </table:table-cell>
              <table:table-cell office:value-type="float" office:value="-0.381700000000023">
                <text:p>-0.381700000000023</text:p>
              </table:table-cell>
              <table:table-cell office:value-type="float" office:value="0.1480512">
                <text:p>0.1480512</text:p>
              </table:table-cell>
              <table:table-cell office:value-type="float" office:value="0.5513994">
                <text:p>0.5513994</text:p>
              </table:table-cell>
              <table:table-cell office:value-type="float" office:value="1.106528">
                <text:p>1.106528</text:p>
              </table:table-cell>
              <table:table-cell office:value-type="float" office:value="4.767843">
                <text:p>4.767843</text:p>
              </table:table-cell>
              <table:table-cell office:value-type="float" office:value="-0.381700000000023">
                <text:p>-0.381700000000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19995">
                <text:p>10</text:p>
              </table:table-cell>
              <table:table-cell office:value-type="float" office:value="-0.257999999999981">
                <text:p>-0.257999999999981</text:p>
              </table:table-cell>
              <table:table-cell office:value-type="float" office:value="0.1227661">
                <text:p>0.1227661</text:p>
              </table:table-cell>
              <table:table-cell office:value-type="float" office:value="0.3450156">
                <text:p>0.3450156</text:p>
              </table:table-cell>
              <table:table-cell office:value-type="float" office:value="1.355035">
                <text:p>1.355035</text:p>
              </table:table-cell>
              <table:table-cell office:value-type="float" office:value="4.632732">
                <text:p>4.632732</text:p>
              </table:table-cell>
              <table:table-cell office:value-type="float" office:value="-0.257999999999981">
                <text:p>-0.257999999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39995">
                <text:p>10</text:p>
              </table:table-cell>
              <table:table-cell office:value-type="float" office:value="-0.110299999999995">
                <text:p>-0.110299999999995</text:p>
              </table:table-cell>
              <table:table-cell office:value-type="float" office:value="0.08347245">
                <text:p>0.08347245</text:p>
              </table:table-cell>
              <table:table-cell office:value-type="float" office:value="0.17819">
                <text:p>0.17819</text:p>
              </table:table-cell>
              <table:table-cell office:value-type="float" office:value="1.60257">
                <text:p>1.60257</text:p>
              </table:table-cell>
              <table:table-cell office:value-type="float" office:value="4.410054">
                <text:p>4.410054</text:p>
              </table:table-cell>
              <table:table-cell office:value-type="float" office:value="-0.110299999999995">
                <text:p>-0.1102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59995">
                <text:p>10</text:p>
              </table:table-cell>
              <table:table-cell office:value-type="float" office:value="0.01514898">
                <text:p>0.01514898</text:p>
              </table:table-cell>
              <table:table-cell office:value-type="float" office:value="0.06026658">
                <text:p>0.06026658</text:p>
              </table:table-cell>
              <table:table-cell office:value-type="float" office:value="0.05593846">
                <text:p>0.05593846</text:p>
              </table:table-cell>
              <table:table-cell office:value-type="float" office:value="1.863579">
                <text:p>1.863579</text:p>
              </table:table-cell>
              <table:table-cell office:value-type="float" office:value="4.145195">
                <text:p>4.145195</text:p>
              </table:table-cell>
              <table:table-cell office:value-type="float" office:value="0.01514898">
                <text:p>0.01514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79995">
                <text:p>10</text:p>
              </table:table-cell>
              <table:table-cell office:value-type="float" office:value="0.09322029">
                <text:p>0.09322029</text:p>
              </table:table-cell>
              <table:table-cell office:value-type="float" office:value="0.02944829">
                <text:p>0.02944829</text:p>
              </table:table-cell>
              <table:table-cell office:value-type="float" office:value="-0.0190000000000055">
                <text:p>-0.0190000000000055</text:p>
              </table:table-cell>
              <table:table-cell office:value-type="float" office:value="2.101727">
                <text:p>2.101727</text:p>
              </table:table-cell>
              <table:table-cell office:value-type="float" office:value="3.792489">
                <text:p>3.792489</text:p>
              </table:table-cell>
              <table:table-cell office:value-type="float" office:value="0.09322029">
                <text:p>0.0932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99995">
                <text:p>10</text:p>
              </table:table-cell>
              <table:table-cell office:value-type="float" office:value="0.1368882">
                <text:p>0.1368882</text:p>
              </table:table-cell>
              <table:table-cell office:value-type="float" office:value="-0.0153999999999996">
                <text:p>-0.0153999999999996</text:p>
              </table:table-cell>
              <table:table-cell office:value-type="float" office:value="-0.0210999999999899">
                <text:p>-0.0210999999999899</text:p>
              </table:table-cell>
              <table:table-cell office:value-type="float" office:value="2.238083">
                <text:p>2.238083</text:p>
              </table:table-cell>
              <table:table-cell office:value-type="float" office:value="3.447073">
                <text:p>3.447073</text:p>
              </table:table-cell>
              <table:table-cell office:value-type="float" office:value="0.1368882">
                <text:p>0.1368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19995">
                <text:p>10</text:p>
              </table:table-cell>
              <table:table-cell office:value-type="float" office:value="0.1592551">
                <text:p>0.1592551</text:p>
              </table:table-cell>
              <table:table-cell office:value-type="float" office:value="-0.0418999999999983">
                <text:p>-0.0418999999999983</text:p>
              </table:table-cell>
              <table:table-cell office:value-type="float" office:value="0.02249719">
                <text:p>0.02249719</text:p>
              </table:table-cell>
              <table:table-cell office:value-type="float" office:value="2.264196">
                <text:p>2.264196</text:p>
              </table:table-cell>
              <table:table-cell office:value-type="float" office:value="3.149634">
                <text:p>3.149634</text:p>
              </table:table-cell>
              <table:table-cell office:value-type="float" office:value="0.1592551">
                <text:p>0.159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39995">
                <text:p>10</text:p>
              </table:table-cell>
              <table:table-cell office:value-type="float" office:value="0.2180628">
                <text:p>0.2180628</text:p>
              </table:table-cell>
              <table:table-cell office:value-type="float" office:value="-0.0441999999999894">
                <text:p>-0.0441999999999894</text:p>
              </table:table-cell>
              <table:table-cell office:value-type="float" office:value="0.08718333">
                <text:p>0.08718333</text:p>
              </table:table-cell>
              <table:table-cell office:value-type="float" office:value="2.15894">
                <text:p>2.15894</text:p>
              </table:table-cell>
              <table:table-cell office:value-type="float" office:value="2.913985">
                <text:p>2.913985</text:p>
              </table:table-cell>
              <table:table-cell office:value-type="float" office:value="0.2180628">
                <text:p>0.218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59995">
                <text:p>10</text:p>
              </table:table-cell>
              <table:table-cell office:value-type="float" office:value="0.275937">
                <text:p>0.275937</text:p>
              </table:table-cell>
              <table:table-cell office:value-type="float" office:value="-0.0661000000000058">
                <text:p>-0.0661000000000058</text:p>
              </table:table-cell>
              <table:table-cell office:value-type="float" office:value="0.1767533">
                <text:p>0.1767533</text:p>
              </table:table-cell>
              <table:table-cell office:value-type="float" office:value="2.022276">
                <text:p>2.022276</text:p>
              </table:table-cell>
              <table:table-cell office:value-type="float" office:value="2.744604">
                <text:p>2.744604</text:p>
              </table:table-cell>
              <table:table-cell office:value-type="float" office:value="0.275937">
                <text:p>0.275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79995">
                <text:p>10</text:p>
              </table:table-cell>
              <table:table-cell office:value-type="float" office:value="0.320213">
                <text:p>0.320213</text:p>
              </table:table-cell>
              <table:table-cell office:value-type="float" office:value="-0.0901000000000067">
                <text:p>-0.0901000000000067</text:p>
              </table:table-cell>
              <table:table-cell office:value-type="float" office:value="0.2700879">
                <text:p>0.2700879</text:p>
              </table:table-cell>
              <table:table-cell office:value-type="float" office:value="1.907924">
                <text:p>1.907924</text:p>
              </table:table-cell>
              <table:table-cell office:value-type="float" office:value="2.672769">
                <text:p>2.672769</text:p>
              </table:table-cell>
              <table:table-cell office:value-type="float" office:value="0.320213">
                <text:p>0.320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399995">
                <text:p>10</text:p>
              </table:table-cell>
              <table:table-cell office:value-type="float" office:value="0.3555211">
                <text:p>0.3555211</text:p>
              </table:table-cell>
              <table:table-cell office:value-type="float" office:value="-0.11790000000002">
                <text:p>-0.11790000000002</text:p>
              </table:table-cell>
              <table:table-cell office:value-type="float" office:value="0.3603325">
                <text:p>0.3603325</text:p>
              </table:table-cell>
              <table:table-cell office:value-type="float" office:value="1.898493">
                <text:p>1.898493</text:p>
              </table:table-cell>
              <table:table-cell office:value-type="float" office:value="2.662221">
                <text:p>2.662221</text:p>
              </table:table-cell>
              <table:table-cell office:value-type="float" office:value="0.3555211">
                <text:p>0.3555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19995">
                <text:p>10</text:p>
              </table:table-cell>
              <table:table-cell office:value-type="float" office:value="0.3787331">
                <text:p>0.3787331</text:p>
              </table:table-cell>
              <table:table-cell office:value-type="float" office:value="-0.130899999999997">
                <text:p>-0.130899999999997</text:p>
              </table:table-cell>
              <table:table-cell office:value-type="float" office:value="0.4525415">
                <text:p>0.4525415</text:p>
              </table:table-cell>
              <table:table-cell office:value-type="float" office:value="2.010669">
                <text:p>2.010669</text:p>
              </table:table-cell>
              <table:table-cell office:value-type="float" office:value="2.724937">
                <text:p>2.724937</text:p>
              </table:table-cell>
              <table:table-cell office:value-type="float" office:value="0.3787331">
                <text:p>0.378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39995">
                <text:p>10</text:p>
              </table:table-cell>
              <table:table-cell office:value-type="float" office:value="0.3892816">
                <text:p>0.3892816</text:p>
              </table:table-cell>
              <table:table-cell office:value-type="float" office:value="-0.172399999999982">
                <text:p>-0.172399999999982</text:p>
              </table:table-cell>
              <table:table-cell office:value-type="float" office:value="0.5789982">
                <text:p>0.5789982</text:p>
              </table:table-cell>
              <table:table-cell office:value-type="float" office:value="2.277398">
                <text:p>2.277398</text:p>
              </table:table-cell>
              <table:table-cell office:value-type="float" office:value="2.860996">
                <text:p>2.860996</text:p>
              </table:table-cell>
              <table:table-cell office:value-type="float" office:value="0.3892816">
                <text:p>0.389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59995">
                <text:p>10</text:p>
              </table:table-cell>
              <table:table-cell office:value-type="float" office:value="0.37312">
                <text:p>0.37312</text:p>
              </table:table-cell>
              <table:table-cell office:value-type="float" office:value="-0.196000000000026">
                <text:p>-0.196000000000026</text:p>
              </table:table-cell>
              <table:table-cell office:value-type="float" office:value="0.7535638">
                <text:p>0.7535638</text:p>
              </table:table-cell>
              <table:table-cell office:value-type="float" office:value="2.646911">
                <text:p>2.646911</text:p>
              </table:table-cell>
              <table:table-cell office:value-type="float" office:value="3.073241">
                <text:p>3.073241</text:p>
              </table:table-cell>
              <table:table-cell office:value-type="float" office:value="0.37312">
                <text:p>0.37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79995">
                <text:p>10</text:p>
              </table:table-cell>
              <table:table-cell office:value-type="float" office:value="0.3267198">
                <text:p>0.3267198</text:p>
              </table:table-cell>
              <table:table-cell office:value-type="float" office:value="-0.240400000000022">
                <text:p>-0.240400000000022</text:p>
              </table:table-cell>
              <table:table-cell office:value-type="float" office:value="0.9528471">
                <text:p>0.9528471</text:p>
              </table:table-cell>
              <table:table-cell office:value-type="float" office:value="3.113996">
                <text:p>3.113996</text:p>
              </table:table-cell>
              <table:table-cell office:value-type="float" office:value="3.287856">
                <text:p>3.287856</text:p>
              </table:table-cell>
              <table:table-cell office:value-type="float" office:value="0.3267198">
                <text:p>0.326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499995">
                <text:p>10</text:p>
              </table:table-cell>
              <table:table-cell office:value-type="float" office:value="0.2356255">
                <text:p>0.2356255</text:p>
              </table:table-cell>
              <table:table-cell office:value-type="float" office:value="-0.260499999999979">
                <text:p>-0.260499999999979</text:p>
              </table:table-cell>
              <table:table-cell office:value-type="float" office:value="1.165598">
                <text:p>1.165598</text:p>
              </table:table-cell>
              <table:table-cell office:value-type="float" office:value="3.638622">
                <text:p>3.638622</text:p>
              </table:table-cell>
              <table:table-cell office:value-type="float" office:value="3.433175">
                <text:p>3.433175</text:p>
              </table:table-cell>
              <table:table-cell office:value-type="float" office:value="0.2356255">
                <text:p>0.2356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19995">
                <text:p>10</text:p>
              </table:table-cell>
              <table:table-cell office:value-type="float" office:value="0.1007123">
                <text:p>0.1007123</text:p>
              </table:table-cell>
              <table:table-cell office:value-type="float" office:value="-0.295900000000017">
                <text:p>-0.295900000000017</text:p>
              </table:table-cell>
              <table:table-cell office:value-type="float" office:value="1.3737">
                <text:p>1.3737</text:p>
              </table:table-cell>
              <table:table-cell office:value-type="float" office:value="4.109231">
                <text:p>4.109231</text:p>
              </table:table-cell>
              <table:table-cell office:value-type="float" office:value="3.529813">
                <text:p>3.529813</text:p>
              </table:table-cell>
              <table:table-cell office:value-type="float" office:value="0.1007123">
                <text:p>0.1007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39995">
                <text:p>10</text:p>
              </table:table-cell>
              <table:table-cell office:value-type="float" office:value="-0.0710000000000264">
                <text:p>-0.0710000000000264</text:p>
              </table:table-cell>
              <table:table-cell office:value-type="float" office:value="-0.320499999999981">
                <text:p>-0.320499999999981</text:p>
              </table:table-cell>
              <table:table-cell office:value-type="float" office:value="1.57193">
                <text:p>1.57193</text:p>
              </table:table-cell>
              <table:table-cell office:value-type="float" office:value="4.444655">
                <text:p>4.444655</text:p>
              </table:table-cell>
              <table:table-cell office:value-type="float" office:value="3.577388">
                <text:p>3.577388</text:p>
              </table:table-cell>
              <table:table-cell office:value-type="float" office:value="-0.0710000000000264">
                <text:p>-0.0710000000000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59995">
                <text:p>10</text:p>
              </table:table-cell>
              <table:table-cell office:value-type="float" office:value="-0.257000000000005">
                <text:p>-0.257000000000005</text:p>
              </table:table-cell>
              <table:table-cell office:value-type="float" office:value="-0.362099999999998">
                <text:p>-0.362099999999998</text:p>
              </table:table-cell>
              <table:table-cell office:value-type="float" office:value="1.754814">
                <text:p>1.754814</text:p>
              </table:table-cell>
              <table:table-cell office:value-type="float" office:value="4.642764">
                <text:p>4.642764</text:p>
              </table:table-cell>
              <table:table-cell office:value-type="float" office:value="3.639657">
                <text:p>3.639657</text:p>
              </table:table-cell>
              <table:table-cell office:value-type="float" office:value="-0.257000000000005">
                <text:p>-0.25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79995">
                <text:p>10</text:p>
              </table:table-cell>
              <table:table-cell office:value-type="float" office:value="-0.456399999999974">
                <text:p>-0.456399999999974</text:p>
              </table:table-cell>
              <table:table-cell office:value-type="float" office:value="-0.376899999999978">
                <text:p>-0.376899999999978</text:p>
              </table:table-cell>
              <table:table-cell office:value-type="float" office:value="1.913606">
                <text:p>1.913606</text:p>
              </table:table-cell>
              <table:table-cell office:value-type="float" office:value="4.707556">
                <text:p>4.707556</text:p>
              </table:table-cell>
              <table:table-cell office:value-type="float" office:value="3.666569">
                <text:p>3.666569</text:p>
              </table:table-cell>
              <table:table-cell office:value-type="float" office:value="-0.456399999999974">
                <text:p>-0.45639999999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599995">
                <text:p>10</text:p>
              </table:table-cell>
              <table:table-cell office:value-type="float" office:value="-0.64530000000002">
                <text:p>-0.64530000000002</text:p>
              </table:table-cell>
              <table:table-cell office:value-type="float" office:value="-0.401400000000024">
                <text:p>-0.401400000000024</text:p>
              </table:table-cell>
              <table:table-cell office:value-type="float" office:value="2.033171">
                <text:p>2.033171</text:p>
              </table:table-cell>
              <table:table-cell office:value-type="float" office:value="4.700343">
                <text:p>4.700343</text:p>
              </table:table-cell>
              <table:table-cell office:value-type="float" office:value="3.57578">
                <text:p>3.57578</text:p>
              </table:table-cell>
              <table:table-cell office:value-type="float" office:value="-0.64530000000002">
                <text:p>-0.6453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19995">
                <text:p>10</text:p>
              </table:table-cell>
              <table:table-cell office:value-type="float" office:value="-0.783000000000015">
                <text:p>-0.783000000000015</text:p>
              </table:table-cell>
              <table:table-cell office:value-type="float" office:value="-0.420000000000016">
                <text:p>-0.420000000000016</text:p>
              </table:table-cell>
              <table:table-cell office:value-type="float" office:value="2.107157">
                <text:p>2.107157</text:p>
              </table:table-cell>
              <table:table-cell office:value-type="float" office:value="4.581381">
                <text:p>4.581381</text:p>
              </table:table-cell>
              <table:table-cell office:value-type="float" office:value="3.444314">
                <text:p>3.444314</text:p>
              </table:table-cell>
              <table:table-cell office:value-type="float" office:value="-0.783000000000015">
                <text:p>-0.783000000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39995">
                <text:p>10</text:p>
              </table:table-cell>
              <table:table-cell office:value-type="float" office:value="-0.913400000000024">
                <text:p>-0.913400000000024</text:p>
              </table:table-cell>
              <table:table-cell office:value-type="float" office:value="-0.419300000000021">
                <text:p>-0.419300000000021</text:p>
              </table:table-cell>
              <table:table-cell office:value-type="float" office:value="2.12052">
                <text:p>2.12052</text:p>
              </table:table-cell>
              <table:table-cell office:value-type="float" office:value="4.273951">
                <text:p>4.273951</text:p>
              </table:table-cell>
              <table:table-cell office:value-type="float" office:value="3.280902">
                <text:p>3.280902</text:p>
              </table:table-cell>
              <table:table-cell office:value-type="float" office:value="-0.913400000000024">
                <text:p>-0.91340000000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59995">
                <text:p>10</text:p>
              </table:table-cell>
              <table:table-cell office:value-type="float" office:value="-1.05040000000002">
                <text:p>-1.05040000000002</text:p>
              </table:table-cell>
              <table:table-cell office:value-type="float" office:value="-0.435200000000009">
                <text:p>-0.435200000000009</text:p>
              </table:table-cell>
              <table:table-cell office:value-type="float" office:value="2.093385">
                <text:p>2.093385</text:p>
              </table:table-cell>
              <table:table-cell office:value-type="float" office:value="3.798669">
                <text:p>3.798669</text:p>
              </table:table-cell>
              <table:table-cell office:value-type="float" office:value="3.105682">
                <text:p>3.105682</text:p>
              </table:table-cell>
              <table:table-cell office:value-type="float" office:value="-1.05040000000002">
                <text:p>-1.0504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79995">
                <text:p>10</text:p>
              </table:table-cell>
              <table:table-cell office:value-type="float" office:value="-1.185">
                <text:p>-1.185</text:p>
              </table:table-cell>
              <table:table-cell office:value-type="float" office:value="-0.433199999999999">
                <text:p>-0.433199999999999</text:p>
              </table:table-cell>
              <table:table-cell office:value-type="float" office:value="2.034351">
                <text:p>2.034351</text:p>
              </table:table-cell>
              <table:table-cell office:value-type="float" office:value="3.269581">
                <text:p>3.269581</text:p>
              </table:table-cell>
              <table:table-cell office:value-type="float" office:value="2.965383">
                <text:p>2.965383</text:p>
              </table:table-cell>
              <table:table-cell office:value-type="float" office:value="-1.185">
                <text:p>-1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699995">
                <text:p>10</text:p>
              </table:table-cell>
              <table:table-cell office:value-type="float" office:value="-1.30590000000001">
                <text:p>-1.30590000000001</text:p>
              </table:table-cell>
              <table:table-cell office:value-type="float" office:value="-0.446700000000021">
                <text:p>-0.446700000000021</text:p>
              </table:table-cell>
              <table:table-cell office:value-type="float" office:value="1.961131">
                <text:p>1.961131</text:p>
              </table:table-cell>
              <table:table-cell office:value-type="float" office:value="2.739503">
                <text:p>2.739503</text:p>
              </table:table-cell>
              <table:table-cell office:value-type="float" office:value="2.904635">
                <text:p>2.904635</text:p>
              </table:table-cell>
              <table:table-cell office:value-type="float" office:value="-1.30590000000001">
                <text:p>-1.3059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19995">
                <text:p>10</text:p>
              </table:table-cell>
              <table:table-cell office:value-type="float" office:value="-1.39109999999999">
                <text:p>-1.39109999999999</text:p>
              </table:table-cell>
              <table:table-cell office:value-type="float" office:value="-0.42410000000001">
                <text:p>-0.42410000000001</text:p>
              </table:table-cell>
              <table:table-cell office:value-type="float" office:value="1.881114">
                <text:p>1.881114</text:p>
              </table:table-cell>
              <table:table-cell office:value-type="float" office:value="2.295678">
                <text:p>2.295678</text:p>
              </table:table-cell>
              <table:table-cell office:value-type="float" office:value="2.93877">
                <text:p>2.93877</text:p>
              </table:table-cell>
              <table:table-cell office:value-type="float" office:value="-1.39109999999999">
                <text:p>-1.391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39995">
                <text:p>10</text:p>
              </table:table-cell>
              <table:table-cell office:value-type="float" office:value="-1.4443">
                <text:p>-1.4443</text:p>
              </table:table-cell>
              <table:table-cell office:value-type="float" office:value="-0.405399999999986">
                <text:p>-0.405399999999986</text:p>
              </table:table-cell>
              <table:table-cell office:value-type="float" office:value="1.815467">
                <text:p>1.815467</text:p>
              </table:table-cell>
              <table:table-cell office:value-type="float" office:value="1.964581">
                <text:p>1.964581</text:p>
              </table:table-cell>
              <table:table-cell office:value-type="float" office:value="3.054101">
                <text:p>3.054101</text:p>
              </table:table-cell>
              <table:table-cell office:value-type="float" office:value="-1.4443">
                <text:p>-1.4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59995">
                <text:p>10</text:p>
              </table:table-cell>
              <table:table-cell office:value-type="float" office:value="-1.4753">
                <text:p>-1.4753</text:p>
              </table:table-cell>
              <table:table-cell office:value-type="float" office:value="-0.353799999999978">
                <text:p>-0.353799999999978</text:p>
              </table:table-cell>
              <table:table-cell office:value-type="float" office:value="1.741791">
                <text:p>1.741791</text:p>
              </table:table-cell>
              <table:table-cell office:value-type="float" office:value="1.681687">
                <text:p>1.681687</text:p>
              </table:table-cell>
              <table:table-cell office:value-type="float" office:value="3.233486">
                <text:p>3.233486</text:p>
              </table:table-cell>
              <table:table-cell office:value-type="float" office:value="-1.4753">
                <text:p>-1.4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79994">
                <text:p>10</text:p>
              </table:table-cell>
              <table:table-cell office:value-type="float" office:value="-1.4966">
                <text:p>-1.4966</text:p>
              </table:table-cell>
              <table:table-cell office:value-type="float" office:value="-0.316100000000006">
                <text:p>-0.316100000000006</text:p>
              </table:table-cell>
              <table:table-cell office:value-type="float" office:value="1.629277">
                <text:p>1.629277</text:p>
              </table:table-cell>
              <table:table-cell office:value-type="float" office:value="1.413743">
                <text:p>1.413743</text:p>
              </table:table-cell>
              <table:table-cell office:value-type="float" office:value="3.377427">
                <text:p>3.377427</text:p>
              </table:table-cell>
              <table:table-cell office:value-type="float" office:value="-1.4966">
                <text:p>-1.4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799994">
                <text:p>10</text:p>
              </table:table-cell>
              <table:table-cell office:value-type="float" office:value="-1.49759999999998">
                <text:p>-1.49759999999998</text:p>
              </table:table-cell>
              <table:table-cell office:value-type="float" office:value="-0.259099999999989">
                <text:p>-0.259099999999989</text:p>
              </table:table-cell>
              <table:table-cell office:value-type="float" office:value="1.464376">
                <text:p>1.464376</text:p>
              </table:table-cell>
              <table:table-cell office:value-type="float" office:value="1.206586">
                <text:p>1.206586</text:p>
              </table:table-cell>
              <table:table-cell office:value-type="float" office:value="3.523726">
                <text:p>3.523726</text:p>
              </table:table-cell>
              <table:table-cell office:value-type="float" office:value="-1.49759999999998">
                <text:p>-1.4975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19994">
                <text:p>10</text:p>
              </table:table-cell>
              <table:table-cell office:value-type="float" office:value="-1.4665">
                <text:p>-1.4665</text:p>
              </table:table-cell>
              <table:table-cell office:value-type="float" office:value="-0.222199999999987">
                <text:p>-0.222199999999987</text:p>
              </table:table-cell>
              <table:table-cell office:value-type="float" office:value="1.278137">
                <text:p>1.278137</text:p>
              </table:table-cell>
              <table:table-cell office:value-type="float" office:value="1.027372">
                <text:p>1.027372</text:p>
              </table:table-cell>
              <table:table-cell office:value-type="float" office:value="3.637129">
                <text:p>3.637129</text:p>
              </table:table-cell>
              <table:table-cell office:value-type="float" office:value="-1.4665">
                <text:p>-1.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39994">
                <text:p>10</text:p>
              </table:table-cell>
              <table:table-cell office:value-type="float" office:value="-1.39620000000002">
                <text:p>-1.39620000000002</text:p>
              </table:table-cell>
              <table:table-cell office:value-type="float" office:value="-0.178600000000017">
                <text:p>-0.178600000000017</text:p>
              </table:table-cell>
              <table:table-cell office:value-type="float" office:value="1.061507">
                <text:p>1.061507</text:p>
              </table:table-cell>
              <table:table-cell office:value-type="float" office:value="0.8866118">
                <text:p>0.8866118</text:p>
              </table:table-cell>
              <table:table-cell office:value-type="float" office:value="3.67789">
                <text:p>3.67789</text:p>
              </table:table-cell>
              <table:table-cell office:value-type="float" office:value="-1.39620000000002">
                <text:p>-1.3962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59994">
                <text:p>10</text:p>
              </table:table-cell>
              <table:table-cell office:value-type="float" office:value="-1.27929999999998">
                <text:p>-1.27929999999998</text:p>
              </table:table-cell>
              <table:table-cell office:value-type="float" office:value="-0.152300000000025">
                <text:p>-0.152300000000025</text:p>
              </table:table-cell>
              <table:table-cell office:value-type="float" office:value="0.8486184">
                <text:p>0.8486184</text:p>
              </table:table-cell>
              <table:table-cell office:value-type="float" office:value="0.7802255">
                <text:p>0.7802255</text:p>
              </table:table-cell>
              <table:table-cell office:value-type="float" office:value="3.64728">
                <text:p>3.64728</text:p>
              </table:table-cell>
              <table:table-cell office:value-type="float" office:value="-1.27929999999998">
                <text:p>-1.2792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79994">
                <text:p>10</text:p>
              </table:table-cell>
              <table:table-cell office:value-type="float" office:value="-1.12849999999997">
                <text:p>-1.12849999999997</text:p>
              </table:table-cell>
              <table:table-cell office:value-type="float" office:value="-0.143799999999999">
                <text:p>-0.143799999999999</text:p>
              </table:table-cell>
              <table:table-cell office:value-type="float" office:value="0.6619451">
                <text:p>0.6619451</text:p>
              </table:table-cell>
              <table:table-cell office:value-type="float" office:value="0.7185615">
                <text:p>0.7185615</text:p>
              </table:table-cell>
              <table:table-cell office:value-type="float" office:value="3.531335">
                <text:p>3.531335</text:p>
              </table:table-cell>
              <table:table-cell office:value-type="float" office:value="-1.12849999999997">
                <text:p>-1.1284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899994">
                <text:p>10</text:p>
              </table:table-cell>
              <table:table-cell office:value-type="float" office:value="-0.957600000000014">
                <text:p>-0.957600000000014</text:p>
              </table:table-cell>
              <table:table-cell office:value-type="float" office:value="-0.155500000000018">
                <text:p>-0.155500000000018</text:p>
              </table:table-cell>
              <table:table-cell office:value-type="float" office:value="0.504802">
                <text:p>0.504802</text:p>
              </table:table-cell>
              <table:table-cell office:value-type="float" office:value="0.7869866">
                <text:p>0.7869866</text:p>
              </table:table-cell>
              <table:table-cell office:value-type="float" office:value="3.343097">
                <text:p>3.343097</text:p>
              </table:table-cell>
              <table:table-cell office:value-type="float" office:value="-0.957600000000014">
                <text:p>-0.95760000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19994">
                <text:p>10</text:p>
              </table:table-cell>
              <table:table-cell office:value-type="float" office:value="-0.806899999999985">
                <text:p>-0.806899999999985</text:p>
              </table:table-cell>
              <table:table-cell office:value-type="float" office:value="-0.19380000000001">
                <text:p>-0.19380000000001</text:p>
              </table:table-cell>
              <table:table-cell office:value-type="float" office:value="0.388784">
                <text:p>0.388784</text:p>
              </table:table-cell>
              <table:table-cell office:value-type="float" office:value="0.882137">
                <text:p>0.882137</text:p>
              </table:table-cell>
              <table:table-cell office:value-type="float" office:value="3.109954">
                <text:p>3.109954</text:p>
              </table:table-cell>
              <table:table-cell office:value-type="float" office:value="-0.806899999999985">
                <text:p>-0.8068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39994">
                <text:p>10</text:p>
              </table:table-cell>
              <table:table-cell office:value-type="float" office:value="-0.702800000000025">
                <text:p>-0.702800000000025</text:p>
              </table:table-cell>
              <table:table-cell office:value-type="float" office:value="-0.230099999999993">
                <text:p>-0.230099999999993</text:p>
              </table:table-cell>
              <table:table-cell office:value-type="float" office:value="0.3224829">
                <text:p>0.3224829</text:p>
              </table:table-cell>
              <table:table-cell office:value-type="float" office:value="0.8491481">
                <text:p>0.8491481</text:p>
              </table:table-cell>
              <table:table-cell office:value-type="float" office:value="2.86194">
                <text:p>2.86194</text:p>
              </table:table-cell>
              <table:table-cell office:value-type="float" office:value="-0.702800000000025">
                <text:p>-0.702800000000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59994">
                <text:p>10</text:p>
              </table:table-cell>
              <table:table-cell office:value-type="float" office:value="-0.639999999999986">
                <text:p>-0.639999999999986</text:p>
              </table:table-cell>
              <table:table-cell office:value-type="float" office:value="-0.285399999999981">
                <text:p>-0.285399999999981</text:p>
              </table:table-cell>
              <table:table-cell office:value-type="float" office:value="0.3339079">
                <text:p>0.3339079</text:p>
              </table:table-cell>
              <table:table-cell office:value-type="float" office:value="0.6870902">
                <text:p>0.6870902</text:p>
              </table:table-cell>
              <table:table-cell office:value-type="float" office:value="2.637512">
                <text:p>2.637512</text:p>
              </table:table-cell>
              <table:table-cell office:value-type="float" office:value="-0.639999999999986">
                <text:p>-0.6399999999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79994">
                <text:p>10</text:p>
              </table:table-cell>
              <table:table-cell office:value-type="float" office:value="-0.573399999999992">
                <text:p>-0.573399999999992</text:p>
              </table:table-cell>
              <table:table-cell office:value-type="float" office:value="-0.324000000000012">
                <text:p>-0.324000000000012</text:p>
              </table:table-cell>
              <table:table-cell office:value-type="float" office:value="0.3898605">
                <text:p>0.3898605</text:p>
              </table:table-cell>
              <table:table-cell office:value-type="float" office:value="0.4810618">
                <text:p>0.4810618</text:p>
              </table:table-cell>
              <table:table-cell office:value-type="float" office:value="2.467387">
                <text:p>2.467387</text:p>
              </table:table-cell>
              <table:table-cell office:value-type="float" office:value="-0.573399999999992">
                <text:p>-0.573399999999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999994">
                <text:p>10</text:p>
              </table:table-cell>
              <table:table-cell office:value-type="float" office:value="-0.508399999999995">
                <text:p>-0.508399999999995</text:p>
              </table:table-cell>
              <table:table-cell office:value-type="float" office:value="-0.394900000000007">
                <text:p>-0.394900000000007</text:p>
              </table:table-cell>
              <table:table-cell office:value-type="float" office:value="0.4747015">
                <text:p>0.4747015</text:p>
              </table:table-cell>
              <table:table-cell office:value-type="float" office:value="0.3360651">
                <text:p>0.3360651</text:p>
              </table:table-cell>
              <table:table-cell office:value-type="float" office:value="2.371303">
                <text:p>2.371303</text:p>
              </table:table-cell>
              <table:table-cell office:value-type="float" office:value="-0.508399999999995">
                <text:p>-0.508399999999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19994">
                <text:p>10</text:p>
              </table:table-cell>
              <table:table-cell office:value-type="float" office:value="-0.446700000000021">
                <text:p>-0.446700000000021</text:p>
              </table:table-cell>
              <table:table-cell office:value-type="float" office:value="-0.437200000000018">
                <text:p>-0.437200000000018</text:p>
              </table:table-cell>
              <table:table-cell office:value-type="float" office:value="0.577729">
                <text:p>0.577729</text:p>
              </table:table-cell>
              <table:table-cell office:value-type="float" office:value="0.3422282">
                <text:p>0.3422282</text:p>
              </table:table-cell>
              <table:table-cell office:value-type="float" office:value="2.365278">
                <text:p>2.365278</text:p>
              </table:table-cell>
              <table:table-cell office:value-type="float" office:value="-0.446700000000021">
                <text:p>-0.44670000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39994">
                <text:p>10</text:p>
              </table:table-cell>
              <table:table-cell office:value-type="float" office:value="-0.386900000000026">
                <text:p>-0.386900000000026</text:p>
              </table:table-cell>
              <table:table-cell office:value-type="float" office:value="-0.489700000000028">
                <text:p>-0.489700000000028</text:p>
              </table:table-cell>
              <table:table-cell office:value-type="float" office:value="0.6884428">
                <text:p>0.6884428</text:p>
              </table:table-cell>
              <table:table-cell office:value-type="float" office:value="0.4525884">
                <text:p>0.4525884</text:p>
              </table:table-cell>
              <table:table-cell office:value-type="float" office:value="2.416117">
                <text:p>2.416117</text:p>
              </table:table-cell>
              <table:table-cell office:value-type="float" office:value="-0.386900000000026">
                <text:p>-0.38690000000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59994">
                <text:p>10</text:p>
              </table:table-cell>
              <table:table-cell office:value-type="float" office:value="-0.346600000000024">
                <text:p>-0.346600000000024</text:p>
              </table:table-cell>
              <table:table-cell office:value-type="float" office:value="-0.540300000000002">
                <text:p>-0.540300000000002</text:p>
              </table:table-cell>
              <table:table-cell office:value-type="float" office:value="0.8220698">
                <text:p>0.8220698</text:p>
              </table:table-cell>
              <table:table-cell office:value-type="float" office:value="0.6227221">
                <text:p>0.6227221</text:p>
              </table:table-cell>
              <table:table-cell office:value-type="float" office:value="2.50066">
                <text:p>2.50066</text:p>
              </table:table-cell>
              <table:table-cell office:value-type="float" office:value="-0.346600000000024">
                <text:p>-0.346600000000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79994">
                <text:p>10</text:p>
              </table:table-cell>
              <table:table-cell office:value-type="float" office:value="-0.327999999999975">
                <text:p>-0.327999999999975</text:p>
              </table:table-cell>
              <table:table-cell office:value-type="float" office:value="-0.579999999999984">
                <text:p>-0.579999999999984</text:p>
              </table:table-cell>
              <table:table-cell office:value-type="float" office:value="0.9648062">
                <text:p>0.9648062</text:p>
              </table:table-cell>
              <table:table-cell office:value-type="float" office:value="0.8363668">
                <text:p>0.8363668</text:p>
              </table:table-cell>
              <table:table-cell office:value-type="float" office:value="2.640879">
                <text:p>2.640879</text:p>
              </table:table-cell>
              <table:table-cell office:value-type="float" office:value="-0.327999999999975">
                <text:p>-0.327999999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099994">
                <text:p>10</text:p>
              </table:table-cell>
              <table:table-cell office:value-type="float" office:value="-0.322900000000004">
                <text:p>-0.322900000000004</text:p>
              </table:table-cell>
              <table:table-cell office:value-type="float" office:value="-0.607500000000016">
                <text:p>-0.607500000000016</text:p>
              </table:table-cell>
              <table:table-cell office:value-type="float" office:value="1.120347">
                <text:p>1.120347</text:p>
              </table:table-cell>
              <table:table-cell office:value-type="float" office:value="1.093292">
                <text:p>1.093292</text:p>
              </table:table-cell>
              <table:table-cell office:value-type="float" office:value="2.844067">
                <text:p>2.844067</text:p>
              </table:table-cell>
              <table:table-cell office:value-type="float" office:value="-0.322900000000004">
                <text:p>-0.3229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19994">
                <text:p>10</text:p>
              </table:table-cell>
              <table:table-cell office:value-type="float" office:value="-0.343000000000018">
                <text:p>-0.343000000000018</text:p>
              </table:table-cell>
              <table:table-cell office:value-type="float" office:value="-0.625200000000007">
                <text:p>-0.625200000000007</text:p>
              </table:table-cell>
              <table:table-cell office:value-type="float" office:value="1.306736">
                <text:p>1.306736</text:p>
              </table:table-cell>
              <table:table-cell office:value-type="float" office:value="1.399352">
                <text:p>1.399352</text:p>
              </table:table-cell>
              <table:table-cell office:value-type="float" office:value="3.080783">
                <text:p>3.080783</text:p>
              </table:table-cell>
              <table:table-cell office:value-type="float" office:value="-0.343000000000018">
                <text:p>-0.343000000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39994">
                <text:p>10</text:p>
              </table:table-cell>
              <table:table-cell office:value-type="float" office:value="-0.403599999999983">
                <text:p>-0.403599999999983</text:p>
              </table:table-cell>
              <table:table-cell office:value-type="float" office:value="-0.650800000000004">
                <text:p>-0.650800000000004</text:p>
              </table:table-cell>
              <table:table-cell office:value-type="float" office:value="1.496769">
                <text:p>1.496769</text:p>
              </table:table-cell>
              <table:table-cell office:value-type="float" office:value="1.712497">
                <text:p>1.712497</text:p>
              </table:table-cell>
              <table:table-cell office:value-type="float" office:value="3.271817">
                <text:p>3.271817</text:p>
              </table:table-cell>
              <table:table-cell office:value-type="float" office:value="-0.403599999999983">
                <text:p>-0.403599999999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59994">
                <text:p>10</text:p>
              </table:table-cell>
              <table:table-cell office:value-type="float" office:value="-0.510499999999979">
                <text:p>-0.510499999999979</text:p>
              </table:table-cell>
              <table:table-cell office:value-type="float" office:value="-0.677300000000002">
                <text:p>-0.677300000000002</text:p>
              </table:table-cell>
              <table:table-cell office:value-type="float" office:value="1.698063">
                <text:p>1.698063</text:p>
              </table:table-cell>
              <table:table-cell office:value-type="float" office:value="1.963068">
                <text:p>1.963068</text:p>
              </table:table-cell>
              <table:table-cell office:value-type="float" office:value="3.407033">
                <text:p>3.407033</text:p>
              </table:table-cell>
              <table:table-cell office:value-type="float" office:value="-0.510499999999979">
                <text:p>-0.5104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79994">
                <text:p>10</text:p>
              </table:table-cell>
              <table:table-cell office:value-type="float" office:value="-0.654100000000028">
                <text:p>-0.654100000000028</text:p>
              </table:table-cell>
              <table:table-cell office:value-type="float" office:value="-0.705100000000016">
                <text:p>-0.705100000000016</text:p>
              </table:table-cell>
              <table:table-cell office:value-type="float" office:value="1.902072">
                <text:p>1.902072</text:p>
              </table:table-cell>
              <table:table-cell office:value-type="float" office:value="2.142218">
                <text:p>2.142218</text:p>
              </table:table-cell>
              <table:table-cell office:value-type="float" office:value="3.481423">
                <text:p>3.481423</text:p>
              </table:table-cell>
              <table:table-cell office:value-type="float" office:value="-0.654100000000028">
                <text:p>-0.6541000000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199994">
                <text:p>10</text:p>
              </table:table-cell>
              <table:table-cell office:value-type="float" office:value="-0.818699999999978">
                <text:p>-0.818699999999978</text:p>
              </table:table-cell>
              <table:table-cell office:value-type="float" office:value="-0.736499999999978">
                <text:p>-0.736499999999978</text:p>
              </table:table-cell>
              <table:table-cell office:value-type="float" office:value="2.098841">
                <text:p>2.098841</text:p>
              </table:table-cell>
              <table:table-cell office:value-type="float" office:value="2.232513">
                <text:p>2.232513</text:p>
              </table:table-cell>
              <table:table-cell office:value-type="float" office:value="3.501058">
                <text:p>3.501058</text:p>
              </table:table-cell>
              <table:table-cell office:value-type="float" office:value="-0.818699999999978">
                <text:p>-0.818699999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19994">
                <text:p>10</text:p>
              </table:table-cell>
              <table:table-cell office:value-type="float" office:value="-1.005">
                <text:p>-1.005</text:p>
              </table:table-cell>
              <table:table-cell office:value-type="float" office:value="-0.74430000000001">
                <text:p>-0.74430000000001</text:p>
              </table:table-cell>
              <table:table-cell office:value-type="float" office:value="2.263835">
                <text:p>2.263835</text:p>
              </table:table-cell>
              <table:table-cell office:value-type="float" office:value="2.229745">
                <text:p>2.229745</text:p>
              </table:table-cell>
              <table:table-cell office:value-type="float" office:value="3.585881">
                <text:p>3.585881</text:p>
              </table:table-cell>
              <table:table-cell office:value-type="float" office:value="-1.005">
                <text:p>-1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39994">
                <text:p>10</text:p>
              </table:table-cell>
              <table:table-cell office:value-type="float" office:value="-1.20260000000002">
                <text:p>-1.20260000000002</text:p>
              </table:table-cell>
              <table:table-cell office:value-type="float" office:value="-0.765699999999981">
                <text:p>-0.765699999999981</text:p>
              </table:table-cell>
              <table:table-cell office:value-type="float" office:value="2.393007">
                <text:p>2.393007</text:p>
              </table:table-cell>
              <table:table-cell office:value-type="float" office:value="2.184566">
                <text:p>2.184566</text:p>
              </table:table-cell>
              <table:table-cell office:value-type="float" office:value="3.635419">
                <text:p>3.635419</text:p>
              </table:table-cell>
              <table:table-cell office:value-type="float" office:value="-1.20260000000002">
                <text:p>-1.2026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59994">
                <text:p>10</text:p>
              </table:table-cell>
              <table:table-cell office:value-type="float" office:value="-1.36349999999999">
                <text:p>-1.36349999999999</text:p>
              </table:table-cell>
              <table:table-cell office:value-type="float" office:value="-0.7697">
                <text:p>-0.7697</text:p>
              </table:table-cell>
              <table:table-cell office:value-type="float" office:value="2.469143">
                <text:p>2.469143</text:p>
              </table:table-cell>
              <table:table-cell office:value-type="float" office:value="2.071649">
                <text:p>2.071649</text:p>
              </table:table-cell>
              <table:table-cell office:value-type="float" office:value="3.596888">
                <text:p>3.596888</text:p>
              </table:table-cell>
              <table:table-cell office:value-type="float" office:value="-1.36349999999999">
                <text:p>-1.3634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79994">
                <text:p>10</text:p>
              </table:table-cell>
              <table:table-cell office:value-type="float" office:value="-1.4957">
                <text:p>-1.4957</text:p>
              </table:table-cell>
              <table:table-cell office:value-type="float" office:value="-0.786000000000001">
                <text:p>-0.786000000000001</text:p>
              </table:table-cell>
              <table:table-cell office:value-type="float" office:value="2.490804">
                <text:p>2.490804</text:p>
              </table:table-cell>
              <table:table-cell office:value-type="float" office:value="1.805474">
                <text:p>1.805474</text:p>
              </table:table-cell>
              <table:table-cell office:value-type="float" office:value="3.512172">
                <text:p>3.512172</text:p>
              </table:table-cell>
              <table:table-cell office:value-type="float" office:value="-1.4957">
                <text:p>-1.4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299994">
                <text:p>10</text:p>
              </table:table-cell>
              <table:table-cell office:value-type="float" office:value="-1.60079999999999">
                <text:p>-1.60079999999999</text:p>
              </table:table-cell>
              <table:table-cell office:value-type="float" office:value="-0.819000000000017">
                <text:p>-0.819000000000017</text:p>
              </table:table-cell>
              <table:table-cell office:value-type="float" office:value="2.466986">
                <text:p>2.466986</text:p>
              </table:table-cell>
              <table:table-cell office:value-type="float" office:value="1.381868">
                <text:p>1.381868</text:p>
              </table:table-cell>
              <table:table-cell office:value-type="float" office:value="3.423117">
                <text:p>3.423117</text:p>
              </table:table-cell>
              <table:table-cell office:value-type="float" office:value="-1.60079999999999">
                <text:p>-1.6007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19994">
                <text:p>10</text:p>
              </table:table-cell>
              <table:table-cell office:value-type="float" office:value="-1.7131">
                <text:p>-1.7131</text:p>
              </table:table-cell>
              <table:table-cell office:value-type="float" office:value="-0.816899999999976">
                <text:p>-0.816899999999976</text:p>
              </table:table-cell>
              <table:table-cell office:value-type="float" office:value="2.407442">
                <text:p>2.407442</text:p>
              </table:table-cell>
              <table:table-cell office:value-type="float" office:value="0.8340045">
                <text:p>0.8340045</text:p>
              </table:table-cell>
              <table:table-cell office:value-type="float" office:value="3.348013">
                <text:p>3.348013</text:p>
              </table:table-cell>
              <table:table-cell office:value-type="float" office:value="-1.7131">
                <text:p>-1.7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39994">
                <text:p>10</text:p>
              </table:table-cell>
              <table:table-cell office:value-type="float" office:value="-1.83170000000001">
                <text:p>-1.83170000000001</text:p>
              </table:table-cell>
              <table:table-cell office:value-type="float" office:value="-0.830199999999991">
                <text:p>-0.830199999999991</text:p>
              </table:table-cell>
              <table:table-cell office:value-type="float" office:value="2.312801">
                <text:p>2.312801</text:p>
              </table:table-cell>
              <table:table-cell office:value-type="float" office:value="0.1719858">
                <text:p>0.1719858</text:p>
              </table:table-cell>
              <table:table-cell office:value-type="float" office:value="3.309826">
                <text:p>3.309826</text:p>
              </table:table-cell>
              <table:table-cell office:value-type="float" office:value="-1.83170000000001">
                <text:p>-1.8317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59994">
                <text:p>10</text:p>
              </table:table-cell>
              <table:table-cell office:value-type="float" office:value="-1.94380000000001">
                <text:p>-1.94380000000001</text:p>
              </table:table-cell>
              <table:table-cell office:value-type="float" office:value="-0.84699999999998">
                <text:p>-0.84699999999998</text:p>
              </table:table-cell>
              <table:table-cell office:value-type="float" office:value="2.205449">
                <text:p>2.205449</text:p>
              </table:table-cell>
              <table:table-cell office:value-type="float" office:value="-0.527300000000025">
                <text:p>-0.527300000000025</text:p>
              </table:table-cell>
              <table:table-cell office:value-type="float" office:value="3.324542">
                <text:p>3.324542</text:p>
              </table:table-cell>
              <table:table-cell office:value-type="float" office:value="-1.94380000000001">
                <text:p>-1.9438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79994">
                <text:p>10</text:p>
              </table:table-cell>
              <table:table-cell office:value-type="float" office:value="-2.03399999999999">
                <text:p>-2.03399999999999</text:p>
              </table:table-cell>
              <table:table-cell office:value-type="float" office:value="-0.835500000000025">
                <text:p>-0.835500000000025</text:p>
              </table:table-cell>
              <table:table-cell office:value-type="float" office:value="2.078391">
                <text:p>2.078391</text:p>
              </table:table-cell>
              <table:table-cell office:value-type="float" office:value="-1.12790000000001">
                <text:p>-1.12790000000001</text:p>
              </table:table-cell>
              <table:table-cell office:value-type="float" office:value="3.39024">
                <text:p>3.39024</text:p>
              </table:table-cell>
              <table:table-cell office:value-type="float" office:value="-2.03399999999999">
                <text:p>-2.033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399994">
                <text:p>10</text:p>
              </table:table-cell>
              <table:table-cell office:value-type="float" office:value="-2.09179999999998">
                <text:p>-2.09179999999998</text:p>
              </table:table-cell>
              <table:table-cell office:value-type="float" office:value="-0.824700000000007">
                <text:p>-0.824700000000007</text:p>
              </table:table-cell>
              <table:table-cell office:value-type="float" office:value="1.952372">
                <text:p>1.952372</text:p>
              </table:table-cell>
              <table:table-cell office:value-type="float" office:value="-1.5634">
                <text:p>-1.5634</text:p>
              </table:table-cell>
              <table:table-cell office:value-type="float" office:value="3.447405">
                <text:p>3.447405</text:p>
              </table:table-cell>
              <table:table-cell office:value-type="float" office:value="-2.09179999999998">
                <text:p>-2.0917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19994">
                <text:p>10</text:p>
              </table:table-cell>
              <table:table-cell office:value-type="float" office:value="-2.11720000000003">
                <text:p>-2.11720000000003</text:p>
              </table:table-cell>
              <table:table-cell office:value-type="float" office:value="-0.828300000000013">
                <text:p>-0.828300000000013</text:p>
              </table:table-cell>
              <table:table-cell office:value-type="float" office:value="1.830575">
                <text:p>1.830575</text:p>
              </table:table-cell>
              <table:table-cell office:value-type="float" office:value="-1.77870000000001">
                <text:p>-1.77870000000001</text:p>
              </table:table-cell>
              <table:table-cell office:value-type="float" office:value="3.55586">
                <text:p>3.55586</text:p>
              </table:table-cell>
              <table:table-cell office:value-type="float" office:value="-2.11720000000003">
                <text:p>-2.1172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39994">
                <text:p>10</text:p>
              </table:table-cell>
              <table:table-cell office:value-type="float" office:value="-2.11419999999998">
                <text:p>-2.11419999999998</text:p>
              </table:table-cell>
              <table:table-cell office:value-type="float" office:value="-0.795200000000023">
                <text:p>-0.795200000000023</text:p>
              </table:table-cell>
              <table:table-cell office:value-type="float" office:value="1.683361">
                <text:p>1.683361</text:p>
              </table:table-cell>
              <table:table-cell office:value-type="float" office:value="-1.86630000000002">
                <text:p>-1.86630000000002</text:p>
              </table:table-cell>
              <table:table-cell office:value-type="float" office:value="3.693407">
                <text:p>3.693407</text:p>
              </table:table-cell>
              <table:table-cell office:value-type="float" office:value="-2.11419999999998">
                <text:p>-2.1141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59994">
                <text:p>10</text:p>
              </table:table-cell>
              <table:table-cell office:value-type="float" office:value="-2.0883">
                <text:p>-2.0883</text:p>
              </table:table-cell>
              <table:table-cell office:value-type="float" office:value="-0.782199999999989">
                <text:p>-0.782199999999989</text:p>
              </table:table-cell>
              <table:table-cell office:value-type="float" office:value="1.503793">
                <text:p>1.503793</text:p>
              </table:table-cell>
              <table:table-cell office:value-type="float" office:value="-1.79349999999999">
                <text:p>-1.79349999999999</text:p>
              </table:table-cell>
              <table:table-cell office:value-type="float" office:value="3.805256">
                <text:p>3.805256</text:p>
              </table:table-cell>
              <table:table-cell office:value-type="float" office:value="-2.0883">
                <text:p>-2.0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79994">
                <text:p>10</text:p>
              </table:table-cell>
              <table:table-cell office:value-type="float" office:value="-2.03289999999998">
                <text:p>-2.03289999999998</text:p>
              </table:table-cell>
              <table:table-cell office:value-type="float" office:value="-0.768100000000004">
                <text:p>-0.768100000000004</text:p>
              </table:table-cell>
              <table:table-cell office:value-type="float" office:value="1.299839">
                <text:p>1.299839</text:p>
              </table:table-cell>
              <table:table-cell office:value-type="float" office:value="-1.6284">
                <text:p>-1.6284</text:p>
              </table:table-cell>
              <table:table-cell office:value-type="float" office:value="3.848078">
                <text:p>3.848078</text:p>
              </table:table-cell>
              <table:table-cell office:value-type="float" office:value="-2.03289999999998">
                <text:p>-2.0328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499994">
                <text:p>10</text:p>
              </table:table-cell>
              <table:table-cell office:value-type="float" office:value="-1.9427">
                <text:p>-1.9427</text:p>
              </table:table-cell>
              <table:table-cell office:value-type="float" office:value="-0.715800000000002">
                <text:p>-0.715800000000002</text:p>
              </table:table-cell>
              <table:table-cell office:value-type="float" office:value="1.105739">
                <text:p>1.105739</text:p>
              </table:table-cell>
              <table:table-cell office:value-type="float" office:value="-1.35969999999998">
                <text:p>-1.35969999999998</text:p>
              </table:table-cell>
              <table:table-cell office:value-type="float" office:value="3.798853">
                <text:p>3.798853</text:p>
              </table:table-cell>
              <table:table-cell office:value-type="float" office:value="-1.9427">
                <text:p>-1.9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19994">
                <text:p>10</text:p>
              </table:table-cell>
              <table:table-cell office:value-type="float" office:value="-1.82279999999997">
                <text:p>-1.82279999999997</text:p>
              </table:table-cell>
              <table:table-cell office:value-type="float" office:value="-0.662899999999979">
                <text:p>-0.662899999999979</text:p>
              </table:table-cell>
              <table:table-cell office:value-type="float" office:value="0.9184309">
                <text:p>0.9184309</text:p>
              </table:table-cell>
              <table:table-cell office:value-type="float" office:value="-1.04129999999998">
                <text:p>-1.04129999999998</text:p>
              </table:table-cell>
              <table:table-cell office:value-type="float" office:value="3.659481">
                <text:p>3.659481</text:p>
              </table:table-cell>
              <table:table-cell office:value-type="float" office:value="-1.82279999999997">
                <text:p>-1.8227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39994">
                <text:p>10</text:p>
              </table:table-cell>
              <table:table-cell office:value-type="float" office:value="-1.67380000000003">
                <text:p>-1.67380000000003</text:p>
              </table:table-cell>
              <table:table-cell office:value-type="float" office:value="-0.588799999999992">
                <text:p>-0.588799999999992</text:p>
              </table:table-cell>
              <table:table-cell office:value-type="float" office:value="0.7542736">
                <text:p>0.7542736</text:p>
              </table:table-cell>
              <table:table-cell office:value-type="float" office:value="-0.689300000000003">
                <text:p>-0.689300000000003</text:p>
              </table:table-cell>
              <table:table-cell office:value-type="float" office:value="3.50394">
                <text:p>3.50394</text:p>
              </table:table-cell>
              <table:table-cell office:value-type="float" office:value="-1.67380000000003">
                <text:p>-1.6738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59994">
                <text:p>10</text:p>
              </table:table-cell>
              <table:table-cell office:value-type="float" office:value="-1.50740000000002">
                <text:p>-1.50740000000002</text:p>
              </table:table-cell>
              <table:table-cell office:value-type="float" office:value="-0.527699999999982">
                <text:p>-0.527699999999982</text:p>
              </table:table-cell>
              <table:table-cell office:value-type="float" office:value="0.6240931">
                <text:p>0.6240931</text:p>
              </table:table-cell>
              <table:table-cell office:value-type="float" office:value="-0.381500000000017">
                <text:p>-0.381500000000017</text:p>
              </table:table-cell>
              <table:table-cell office:value-type="float" office:value="3.309855">
                <text:p>3.309855</text:p>
              </table:table-cell>
              <table:table-cell office:value-type="float" office:value="-1.50740000000002">
                <text:p>-1.5074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79994">
                <text:p>10</text:p>
              </table:table-cell>
              <table:table-cell office:value-type="float" office:value="-1.36750000000001">
                <text:p>-1.36750000000001</text:p>
              </table:table-cell>
              <table:table-cell office:value-type="float" office:value="-0.452200000000005">
                <text:p>-0.452200000000005</text:p>
              </table:table-cell>
              <table:table-cell office:value-type="float" office:value="0.5346163">
                <text:p>0.5346163</text:p>
              </table:table-cell>
              <table:table-cell office:value-type="float" office:value="-0.0982000000000198">
                <text:p>-0.0982000000000198</text:p>
              </table:table-cell>
              <table:table-cell office:value-type="float" office:value="3.028713">
                <text:p>3.028713</text:p>
              </table:table-cell>
              <table:table-cell office:value-type="float" office:value="-1.36750000000001">
                <text:p>-1.3675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599994">
                <text:p>10</text:p>
              </table:table-cell>
              <table:table-cell office:value-type="float" office:value="-1.2756">
                <text:p>-1.2756</text:p>
              </table:table-cell>
              <table:table-cell office:value-type="float" office:value="-0.389599999999973">
                <text:p>-0.389599999999973</text:p>
              </table:table-cell>
              <table:table-cell office:value-type="float" office:value="0.4909033">
                <text:p>0.4909033</text:p>
              </table:table-cell>
              <table:table-cell office:value-type="float" office:value="0.1669287">
                <text:p>0.1669287</text:p>
              </table:table-cell>
              <table:table-cell office:value-type="float" office:value="2.739237">
                <text:p>2.739237</text:p>
              </table:table-cell>
              <table:table-cell office:value-type="float" office:value="-1.2756">
                <text:p>-1.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19994">
                <text:p>10</text:p>
              </table:table-cell>
              <table:table-cell office:value-type="float" office:value="-1.21469999999999">
                <text:p>-1.21469999999999</text:p>
              </table:table-cell>
              <table:table-cell office:value-type="float" office:value="-0.335800000000006">
                <text:p>-0.335800000000006</text:p>
              </table:table-cell>
              <table:table-cell office:value-type="float" office:value="0.5162325">
                <text:p>0.5162325</text:p>
              </table:table-cell>
              <table:table-cell office:value-type="float" office:value="0.2645952">
                <text:p>0.2645952</text:p>
              </table:table-cell>
              <table:table-cell office:value-type="float" office:value="2.498174">
                <text:p>2.498174</text:p>
              </table:table-cell>
              <table:table-cell office:value-type="float" office:value="-1.21469999999999">
                <text:p>-1.2146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39994">
                <text:p>10</text:p>
              </table:table-cell>
              <table:table-cell office:value-type="float" office:value="-1.17360000000002">
                <text:p>-1.17360000000002</text:p>
              </table:table-cell>
              <table:table-cell office:value-type="float" office:value="-0.328100000000006">
                <text:p>-0.328100000000006</text:p>
              </table:table-cell>
              <table:table-cell office:value-type="float" office:value="0.5816861">
                <text:p>0.5816861</text:p>
              </table:table-cell>
              <table:table-cell office:value-type="float" office:value="0.2179176">
                <text:p>0.2179176</text:p>
              </table:table-cell>
              <table:table-cell office:value-type="float" office:value="2.325127">
                <text:p>2.325127</text:p>
              </table:table-cell>
              <table:table-cell office:value-type="float" office:value="-1.17360000000002">
                <text:p>-1.1736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59994">
                <text:p>10</text:p>
              </table:table-cell>
              <table:table-cell office:value-type="float" office:value="-1.10239999999999">
                <text:p>-1.10239999999999</text:p>
              </table:table-cell>
              <table:table-cell office:value-type="float" office:value="-0.300200000000018">
                <text:p>-0.300200000000018</text:p>
              </table:table-cell>
              <table:table-cell office:value-type="float" office:value="0.6659628">
                <text:p>0.6659628</text:p>
              </table:table-cell>
              <table:table-cell office:value-type="float" office:value="0.0793828">
                <text:p>0.0793828</text:p>
              </table:table-cell>
              <table:table-cell office:value-type="float" office:value="2.252234">
                <text:p>2.252234</text:p>
              </table:table-cell>
              <table:table-cell office:value-type="float" office:value="-1.10239999999999">
                <text:p>-1.1023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79994">
                <text:p>10</text:p>
              </table:table-cell>
              <table:table-cell office:value-type="float" office:value="-1.03519999999997">
                <text:p>-1.03519999999997</text:p>
              </table:table-cell>
              <table:table-cell office:value-type="float" office:value="-0.321300000000008">
                <text:p>-0.321300000000008</text:p>
              </table:table-cell>
              <table:table-cell office:value-type="float" office:value="0.7643573">
                <text:p>0.7643573</text:p>
              </table:table-cell>
              <table:table-cell office:value-type="float" office:value="-0.0317999999999756">
                <text:p>-0.0317999999999756</text:p>
              </table:table-cell>
              <table:table-cell office:value-type="float" office:value="2.25406">
                <text:p>2.25406</text:p>
              </table:table-cell>
              <table:table-cell office:value-type="float" office:value="-1.03519999999997">
                <text:p>-1.0351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699994">
                <text:p>10</text:p>
              </table:table-cell>
              <table:table-cell office:value-type="float" office:value="-0.974199999999996">
                <text:p>-0.974199999999996</text:p>
              </table:table-cell>
              <table:table-cell office:value-type="float" office:value="-0.351800000000026">
                <text:p>-0.351800000000026</text:p>
              </table:table-cell>
              <table:table-cell office:value-type="float" office:value="0.8598408">
                <text:p>0.8598408</text:p>
              </table:table-cell>
              <table:table-cell office:value-type="float" office:value="-0.130800000000022">
                <text:p>-0.130800000000022</text:p>
              </table:table-cell>
              <table:table-cell office:value-type="float" office:value="2.324665">
                <text:p>2.324665</text:p>
              </table:table-cell>
              <table:table-cell office:value-type="float" office:value="-0.974199999999996">
                <text:p>-0.97419999999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19994">
                <text:p>10</text:p>
              </table:table-cell>
              <table:table-cell office:value-type="float" office:value="-0.919100000000014">
                <text:p>-0.919100000000014</text:p>
              </table:table-cell>
              <table:table-cell office:value-type="float" office:value="-0.406200000000013">
                <text:p>-0.406200000000013</text:p>
              </table:table-cell>
              <table:table-cell office:value-type="float" office:value="0.9407088">
                <text:p>0.9407088</text:p>
              </table:table-cell>
              <table:table-cell office:value-type="float" office:value="-0.173699999999997">
                <text:p>-0.173699999999997</text:p>
              </table:table-cell>
              <table:table-cell office:value-type="float" office:value="2.46805">
                <text:p>2.46805</text:p>
              </table:table-cell>
              <table:table-cell office:value-type="float" office:value="-0.919100000000014">
                <text:p>-0.91910000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39994">
                <text:p>10</text:p>
              </table:table-cell>
              <table:table-cell office:value-type="float" office:value="-0.879200000000026">
                <text:p>-0.879200000000026</text:p>
              </table:table-cell>
              <table:table-cell office:value-type="float" office:value="-0.462199999999996">
                <text:p>-0.462199999999996</text:p>
              </table:table-cell>
              <table:table-cell office:value-type="float" office:value="1.034904">
                <text:p>1.034904</text:p>
              </table:table-cell>
              <table:table-cell office:value-type="float" office:value="-0.16719999999998">
                <text:p>-0.16719999999998</text:p>
              </table:table-cell>
              <table:table-cell office:value-type="float" office:value="2.667431">
                <text:p>2.667431</text:p>
              </table:table-cell>
              <table:table-cell office:value-type="float" office:value="-0.879200000000026">
                <text:p>-0.879200000000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59994">
                <text:p>10</text:p>
              </table:table-cell>
              <table:table-cell office:value-type="float" office:value="-0.859300000000019">
                <text:p>-0.859300000000019</text:p>
              </table:table-cell>
              <table:table-cell office:value-type="float" office:value="-0.490599999999972">
                <text:p>-0.490599999999972</text:p>
              </table:table-cell>
              <table:table-cell office:value-type="float" office:value="1.168474">
                <text:p>1.168474</text:p>
              </table:table-cell>
              <table:table-cell office:value-type="float" office:value="-0.151700000000005">
                <text:p>-0.151700000000005</text:p>
              </table:table-cell>
              <table:table-cell office:value-type="float" office:value="2.895511">
                <text:p>2.895511</text:p>
              </table:table-cell>
              <table:table-cell office:value-type="float" office:value="-0.859300000000019">
                <text:p>-0.85930000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79994">
                <text:p>10</text:p>
              </table:table-cell>
              <table:table-cell office:value-type="float" office:value="-0.862199999999973">
                <text:p>-0.862199999999973</text:p>
              </table:table-cell>
              <table:table-cell office:value-type="float" office:value="-0.526200000000017">
                <text:p>-0.526200000000017</text:p>
              </table:table-cell>
              <table:table-cell office:value-type="float" office:value="1.328032">
                <text:p>1.328032</text:p>
              </table:table-cell>
              <table:table-cell office:value-type="float" office:value="-0.0953000000000088">
                <text:p>-0.0953000000000088</text:p>
              </table:table-cell>
              <table:table-cell office:value-type="float" office:value="3.080013">
                <text:p>3.080013</text:p>
              </table:table-cell>
              <table:table-cell office:value-type="float" office:value="-0.862199999999973">
                <text:p>-0.862199999999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799994">
                <text:p>10</text:p>
              </table:table-cell>
              <table:table-cell office:value-type="float" office:value="-0.90179999999998">
                <text:p>-0.90179999999998</text:p>
              </table:table-cell>
              <table:table-cell office:value-type="float" office:value="-0.549800000000005">
                <text:p>-0.549800000000005</text:p>
              </table:table-cell>
              <table:table-cell office:value-type="float" office:value="1.508136">
                <text:p>1.508136</text:p>
              </table:table-cell>
              <table:table-cell office:value-type="float" office:value="0.03621534">
                <text:p>0.03621534</text:p>
              </table:table-cell>
              <table:table-cell office:value-type="float" office:value="3.180595">
                <text:p>3.180595</text:p>
              </table:table-cell>
              <table:table-cell office:value-type="float" office:value="-0.90179999999998">
                <text:p>-0.9017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19993">
                <text:p>10</text:p>
              </table:table-cell>
              <table:table-cell office:value-type="float" office:value="-0.982300000000009">
                <text:p>-0.982300000000009</text:p>
              </table:table-cell>
              <table:table-cell office:value-type="float" office:value="-0.587100000000021">
                <text:p>-0.587100000000021</text:p>
              </table:table-cell>
              <table:table-cell office:value-type="float" office:value="1.70544">
                <text:p>1.70544</text:p>
              </table:table-cell>
              <table:table-cell office:value-type="float" office:value="0.2239064">
                <text:p>0.2239064</text:p>
              </table:table-cell>
              <table:table-cell office:value-type="float" office:value="3.225589">
                <text:p>3.225589</text:p>
              </table:table-cell>
              <table:table-cell office:value-type="float" office:value="-0.982300000000009">
                <text:p>-0.9823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39993">
                <text:p>10</text:p>
              </table:table-cell>
              <table:table-cell office:value-type="float" office:value="-1.1026">
                <text:p>-1.1026</text:p>
              </table:table-cell>
              <table:table-cell office:value-type="float" office:value="-0.624799999999993">
                <text:p>-0.624799999999993</text:p>
              </table:table-cell>
              <table:table-cell office:value-type="float" office:value="1.895676">
                <text:p>1.895676</text:p>
              </table:table-cell>
              <table:table-cell office:value-type="float" office:value="0.3557964">
                <text:p>0.3557964</text:p>
              </table:table-cell>
              <table:table-cell office:value-type="float" office:value="3.242031">
                <text:p>3.242031</text:p>
              </table:table-cell>
              <table:table-cell office:value-type="float" office:value="-1.1026">
                <text:p>-1.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59993">
                <text:p>10</text:p>
              </table:table-cell>
              <table:table-cell office:value-type="float" office:value="-1.24579999999997">
                <text:p>-1.24579999999997</text:p>
              </table:table-cell>
              <table:table-cell office:value-type="float" office:value="-0.64609999999999">
                <text:p>-0.64609999999999</text:p>
              </table:table-cell>
              <table:table-cell office:value-type="float" office:value="2.074995">
                <text:p>2.074995</text:p>
              </table:table-cell>
              <table:table-cell office:value-type="float" office:value="0.3928524">
                <text:p>0.3928524</text:p>
              </table:table-cell>
              <table:table-cell office:value-type="float" office:value="3.298669">
                <text:p>3.298669</text:p>
              </table:table-cell>
              <table:table-cell office:value-type="float" office:value="-1.24579999999997">
                <text:p>-1.2457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79993">
                <text:p>10</text:p>
              </table:table-cell>
              <table:table-cell office:value-type="float" office:value="-1.40710000000001">
                <text:p>-1.40710000000001</text:p>
              </table:table-cell>
              <table:table-cell office:value-type="float" office:value="-0.662899999999979">
                <text:p>-0.662899999999979</text:p>
              </table:table-cell>
              <table:table-cell office:value-type="float" office:value="2.234535">
                <text:p>2.234535</text:p>
              </table:table-cell>
              <table:table-cell office:value-type="float" office:value="0.4504091">
                <text:p>0.4504091</text:p>
              </table:table-cell>
              <table:table-cell office:value-type="float" office:value="3.317683">
                <text:p>3.317683</text:p>
              </table:table-cell>
              <table:table-cell office:value-type="float" office:value="-1.40710000000001">
                <text:p>-1.407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899993">
                <text:p>10</text:p>
              </table:table-cell>
              <table:table-cell office:value-type="float" office:value="-1.58139999999997">
                <text:p>-1.58139999999997</text:p>
              </table:table-cell>
              <table:table-cell office:value-type="float" office:value="-0.685000000000002">
                <text:p>-0.685000000000002</text:p>
              </table:table-cell>
              <table:table-cell office:value-type="float" office:value="2.369208">
                <text:p>2.369208</text:p>
              </table:table-cell>
              <table:table-cell office:value-type="float" office:value="0.496775">
                <text:p>0.496775</text:p>
              </table:table-cell>
              <table:table-cell office:value-type="float" office:value="3.243627">
                <text:p>3.243627</text:p>
              </table:table-cell>
              <table:table-cell office:value-type="float" office:value="-1.58139999999997">
                <text:p>-1.5813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19993">
                <text:p>10</text:p>
              </table:table-cell>
              <table:table-cell office:value-type="float" office:value="-1.74799999999999">
                <text:p>-1.74799999999999</text:p>
              </table:table-cell>
              <table:table-cell office:value-type="float" office:value="-0.716799999999978">
                <text:p>-0.716799999999978</text:p>
              </table:table-cell>
              <table:table-cell office:value-type="float" office:value="2.463723">
                <text:p>2.463723</text:p>
              </table:table-cell>
              <table:table-cell office:value-type="float" office:value="0.4687234">
                <text:p>0.4687234</text:p>
              </table:table-cell>
              <table:table-cell office:value-type="float" office:value="3.121299">
                <text:p>3.121299</text:p>
              </table:table-cell>
              <table:table-cell office:value-type="float" office:value="-1.74799999999999">
                <text:p>-1.747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39993">
                <text:p>10</text:p>
              </table:table-cell>
              <table:table-cell office:value-type="float" office:value="-1.8766">
                <text:p>-1.8766</text:p>
              </table:table-cell>
              <table:table-cell office:value-type="float" office:value="-0.758199999999988">
                <text:p>-0.758199999999988</text:p>
              </table:table-cell>
              <table:table-cell office:value-type="float" office:value="2.507421">
                <text:p>2.507421</text:p>
              </table:table-cell>
              <table:table-cell office:value-type="float" office:value="0.3333556">
                <text:p>0.3333556</text:p>
              </table:table-cell>
              <table:table-cell office:value-type="float" office:value="2.981396">
                <text:p>2.981396</text:p>
              </table:table-cell>
              <table:table-cell office:value-type="float" office:value="-1.8766">
                <text:p>-1.8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59993">
                <text:p>10</text:p>
              </table:table-cell>
              <table:table-cell office:value-type="float" office:value="-1.993">
                <text:p>-1.993</text:p>
              </table:table-cell>
              <table:table-cell office:value-type="float" office:value="-0.802500000000009">
                <text:p>-0.802500000000009</text:p>
              </table:table-cell>
              <table:table-cell office:value-type="float" office:value="2.489479">
                <text:p>2.489479</text:p>
              </table:table-cell>
              <table:table-cell office:value-type="float" office:value="0.09926482">
                <text:p>0.09926482</text:p>
              </table:table-cell>
              <table:table-cell office:value-type="float" office:value="2.849406">
                <text:p>2.849406</text:p>
              </table:table-cell>
              <table:table-cell office:value-type="float" office:value="-1.993">
                <text:p>-1.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79993">
                <text:p>10</text:p>
              </table:table-cell>
              <table:table-cell office:value-type="float" office:value="-2.10669999999999">
                <text:p>-2.10669999999999</text:p>
              </table:table-cell>
              <table:table-cell office:value-type="float" office:value="-0.847199999999987">
                <text:p>-0.847199999999987</text:p>
              </table:table-cell>
              <table:table-cell office:value-type="float" office:value="2.429959">
                <text:p>2.429959</text:p>
              </table:table-cell>
              <table:table-cell office:value-type="float" office:value="-0.147299999999973">
                <text:p>-0.147299999999973</text:p>
              </table:table-cell>
              <table:table-cell office:value-type="float" office:value="2.758797">
                <text:p>2.758797</text:p>
              </table:table-cell>
              <table:table-cell office:value-type="float" office:value="-2.10669999999999">
                <text:p>-2.1066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.999993">
                <text:p>10</text:p>
              </table:table-cell>
              <table:table-cell office:value-type="float" office:value="-2.23680000000002">
                <text:p>-2.23680000000002</text:p>
              </table:table-cell>
              <table:table-cell office:value-type="float" office:value="-0.863499999999988">
                <text:p>-0.863499999999988</text:p>
              </table:table-cell>
              <table:table-cell office:value-type="float" office:value="2.33987">
                <text:p>2.33987</text:p>
              </table:table-cell>
              <table:table-cell office:value-type="float" office:value="-0.307799999999986">
                <text:p>-0.307799999999986</text:p>
              </table:table-cell>
              <table:table-cell office:value-type="float" office:value="2.747911">
                <text:p>2.747911</text:p>
              </table:table-cell>
              <table:table-cell office:value-type="float" office:value="-2.23680000000002">
                <text:p>-2.2368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19994">
                <text:p>10</text:p>
              </table:table-cell>
              <table:table-cell office:value-type="float" office:value="-2.33510000000001">
                <text:p>-2.33510000000001</text:p>
              </table:table-cell>
              <table:table-cell office:value-type="float" office:value="-0.890199999999993">
                <text:p>-0.890199999999993</text:p>
              </table:table-cell>
              <table:table-cell office:value-type="float" office:value="2.242573">
                <text:p>2.242573</text:p>
              </table:table-cell>
              <table:table-cell office:value-type="float" office:value="-0.377200000000016">
                <text:p>-0.377200000000016</text:p>
              </table:table-cell>
              <table:table-cell office:value-type="float" office:value="2.821824">
                <text:p>2.821824</text:p>
              </table:table-cell>
              <table:table-cell office:value-type="float" office:value="-2.33510000000001">
                <text:p>-2.335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39994">
                <text:p>10</text:p>
              </table:table-cell>
              <table:table-cell office:value-type="float" office:value="-2.39879999999999">
                <text:p>-2.39879999999999</text:p>
              </table:table-cell>
              <table:table-cell office:value-type="float" office:value="-0.898199999999974">
                <text:p>-0.898199999999974</text:p>
              </table:table-cell>
              <table:table-cell office:value-type="float" office:value="2.187047">
                <text:p>2.187047</text:p>
              </table:table-cell>
              <table:table-cell office:value-type="float" office:value="-0.387">
                <text:p>-0.387</text:p>
              </table:table-cell>
              <table:table-cell office:value-type="float" office:value="2.947886">
                <text:p>2.947886</text:p>
              </table:table-cell>
              <table:table-cell office:value-type="float" office:value="-2.39879999999999">
                <text:p>-2.3987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59995">
                <text:p>10</text:p>
              </table:table-cell>
              <table:table-cell office:value-type="float" office:value="-2.4375">
                <text:p>-2.4375</text:p>
              </table:table-cell>
              <table:table-cell office:value-type="float" office:value="-0.92149999999998">
                <text:p>-0.92149999999998</text:p>
              </table:table-cell>
              <table:table-cell office:value-type="float" office:value="2.117893">
                <text:p>2.117893</text:p>
              </table:table-cell>
              <table:table-cell office:value-type="float" office:value="-0.358099999999979">
                <text:p>-0.358099999999979</text:p>
              </table:table-cell>
              <table:table-cell office:value-type="float" office:value="3.118754">
                <text:p>3.118754</text:p>
              </table:table-cell>
              <table:table-cell office:value-type="float" office:value="-2.4375">
                <text:p>-2.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79995">
                <text:p>10</text:p>
              </table:table-cell>
              <table:table-cell office:value-type="float" office:value="-2.44959999999998">
                <text:p>-2.44959999999998</text:p>
              </table:table-cell>
              <table:table-cell office:value-type="float" office:value="-0.963599999999985">
                <text:p>-0.963599999999985</text:p>
              </table:table-cell>
              <table:table-cell office:value-type="float" office:value="2.003823">
                <text:p>2.003823</text:p>
              </table:table-cell>
              <table:table-cell office:value-type="float" office:value="-0.308600000000013">
                <text:p>-0.308600000000013</text:p>
              </table:table-cell>
              <table:table-cell office:value-type="float" office:value="3.304492">
                <text:p>3.304492</text:p>
              </table:table-cell>
              <table:table-cell office:value-type="float" office:value="-2.44959999999998">
                <text:p>-2.4495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099996">
                <text:p>10</text:p>
              </table:table-cell>
              <table:table-cell office:value-type="float" office:value="-2.44459999999998">
                <text:p>-2.44459999999998</text:p>
              </table:table-cell>
              <table:table-cell office:value-type="float" office:value="-0.982899999999972">
                <text:p>-0.982899999999972</text:p>
              </table:table-cell>
              <table:table-cell office:value-type="float" office:value="1.828331">
                <text:p>1.828331</text:p>
              </table:table-cell>
              <table:table-cell office:value-type="float" office:value="-0.200699999999983">
                <text:p>-0.200699999999983</text:p>
              </table:table-cell>
              <table:table-cell office:value-type="float" office:value="3.447447">
                <text:p>3.447447</text:p>
              </table:table-cell>
              <table:table-cell office:value-type="float" office:value="-2.44459999999998">
                <text:p>-2.4445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19996">
                <text:p>10</text:p>
              </table:table-cell>
              <table:table-cell office:value-type="float" office:value="-2.42570000000001">
                <text:p>-2.42570000000001</text:p>
              </table:table-cell>
              <table:table-cell office:value-type="float" office:value="-1.00889999999998">
                <text:p>-1.00889999999998</text:p>
              </table:table-cell>
              <table:table-cell office:value-type="float" office:value="1.614132">
                <text:p>1.614132</text:p>
              </table:table-cell>
              <table:table-cell office:value-type="float" office:value="-0.0740000000000123">
                <text:p>-0.0740000000000123</text:p>
              </table:table-cell>
              <table:table-cell office:value-type="float" office:value="3.488435">
                <text:p>3.488435</text:p>
              </table:table-cell>
              <table:table-cell office:value-type="float" office:value="-2.42570000000001">
                <text:p>-2.4257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39997">
                <text:p>10</text:p>
              </table:table-cell>
              <table:table-cell office:value-type="float" office:value="-2.3793">
                <text:p>-2.3793</text:p>
              </table:table-cell>
              <table:table-cell office:value-type="float" office:value="-1.02199999999999">
                <text:p>-1.02199999999999</text:p>
              </table:table-cell>
              <table:table-cell office:value-type="float" office:value="1.378367">
                <text:p>1.378367</text:p>
              </table:table-cell>
              <table:table-cell office:value-type="float" office:value="0.07441933">
                <text:p>0.07441933</text:p>
              </table:table-cell>
              <table:table-cell office:value-type="float" office:value="3.42031">
                <text:p>3.42031</text:p>
              </table:table-cell>
              <table:table-cell office:value-type="float" office:value="-2.3793">
                <text:p>-2.3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59997">
                <text:p>10</text:p>
              </table:table-cell>
              <table:table-cell office:value-type="float" office:value="-2.29669999999999">
                <text:p>-2.29669999999999</text:p>
              </table:table-cell>
              <table:table-cell office:value-type="float" office:value="-1.0179">
                <text:p>-1.0179</text:p>
              </table:table-cell>
              <table:table-cell office:value-type="float" office:value="1.1251">
                <text:p>1.1251</text:p>
              </table:table-cell>
              <table:table-cell office:value-type="float" office:value="0.2696234">
                <text:p>0.2696234</text:p>
              </table:table-cell>
              <table:table-cell office:value-type="float" office:value="3.271758">
                <text:p>3.271758</text:p>
              </table:table-cell>
              <table:table-cell office:value-type="float" office:value="-2.29669999999999">
                <text:p>-2.2966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79997">
                <text:p>10</text:p>
              </table:table-cell>
              <table:table-cell office:value-type="float" office:value="-2.16899999999998">
                <text:p>-2.16899999999998</text:p>
              </table:table-cell>
              <table:table-cell office:value-type="float" office:value="-1.0299">
                <text:p>-1.0299</text:p>
              </table:table-cell>
              <table:table-cell office:value-type="float" office:value="0.8962238">
                <text:p>0.8962238</text:p>
              </table:table-cell>
              <table:table-cell office:value-type="float" office:value="0.5034198">
                <text:p>0.5034198</text:p>
              </table:table-cell>
              <table:table-cell office:value-type="float" office:value="3.052269">
                <text:p>3.052269</text:p>
              </table:table-cell>
              <table:table-cell office:value-type="float" office:value="-2.16899999999998">
                <text:p>-2.168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199998">
                <text:p>10</text:p>
              </table:table-cell>
              <table:table-cell office:value-type="float" office:value="-2.01010000000002">
                <text:p>-2.01010000000002</text:p>
              </table:table-cell>
              <table:table-cell office:value-type="float" office:value="-1.03699999999998">
                <text:p>-1.03699999999998</text:p>
              </table:table-cell>
              <table:table-cell office:value-type="float" office:value="0.697287">
                <text:p>0.697287</text:p>
              </table:table-cell>
              <table:table-cell office:value-type="float" office:value="0.7546266">
                <text:p>0.7546266</text:p>
              </table:table-cell>
              <table:table-cell office:value-type="float" office:value="2.768988">
                <text:p>2.768988</text:p>
              </table:table-cell>
              <table:table-cell office:value-type="float" office:value="-2.01010000000002">
                <text:p>-2.0101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19998">
                <text:p>10</text:p>
              </table:table-cell>
              <table:table-cell office:value-type="float" office:value="-1.82709999999997">
                <text:p>-1.82709999999997</text:p>
              </table:table-cell>
              <table:table-cell office:value-type="float" office:value="-1.01089999999999">
                <text:p>-1.01089999999999</text:p>
              </table:table-cell>
              <table:table-cell office:value-type="float" office:value="0.5329434">
                <text:p>0.5329434</text:p>
              </table:table-cell>
              <table:table-cell office:value-type="float" office:value="1.023364">
                <text:p>1.023364</text:p>
              </table:table-cell>
              <table:table-cell office:value-type="float" office:value="2.413701">
                <text:p>2.413701</text:p>
              </table:table-cell>
              <table:table-cell office:value-type="float" office:value="-1.82709999999997">
                <text:p>-1.8270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39999">
                <text:p>10</text:p>
              </table:table-cell>
              <table:table-cell office:value-type="float" office:value="-1.66210000000001">
                <text:p>-1.66210000000001</text:p>
              </table:table-cell>
              <table:table-cell office:value-type="float" office:value="-1.00729999999999">
                <text:p>-1.00729999999999</text:p>
              </table:table-cell>
              <table:table-cell office:value-type="float" office:value="0.4139559">
                <text:p>0.4139559</text:p>
              </table:table-cell>
              <table:table-cell office:value-type="float" office:value="1.306309">
                <text:p>1.306309</text:p>
              </table:table-cell>
              <table:table-cell office:value-type="float" office:value="2.026564">
                <text:p>2.026564</text:p>
              </table:table-cell>
              <table:table-cell office:value-type="float" office:value="-1.66210000000001">
                <text:p>-1.662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59999">
                <text:p>10</text:p>
              </table:table-cell>
              <table:table-cell office:value-type="float" office:value="-1.53719999999998">
                <text:p>-1.53719999999998</text:p>
              </table:table-cell>
              <table:table-cell office:value-type="float" office:value="-0.986899999999991">
                <text:p>-0.986899999999991</text:p>
              </table:table-cell>
              <table:table-cell office:value-type="float" office:value="0.3556321">
                <text:p>0.3556321</text:p>
              </table:table-cell>
              <table:table-cell office:value-type="float" office:value="1.530517">
                <text:p>1.530517</text:p>
              </table:table-cell>
              <table:table-cell office:value-type="float" office:value="1.66924">
                <text:p>1.66924</text:p>
              </table:table-cell>
              <table:table-cell office:value-type="float" office:value="-1.53719999999998">
                <text:p>-1.5371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28">
                <text:p>10</text:p>
              </table:table-cell>
              <table:table-cell office:value-type="float" office:value="-1.44909999999999">
                <text:p>-1.44909999999999</text:p>
              </table:table-cell>
              <table:table-cell office:value-type="float" office:value="-0.918099999999981">
                <text:p>-0.918099999999981</text:p>
              </table:table-cell>
              <table:table-cell office:value-type="float" office:value="0.3603835">
                <text:p>0.3603835</text:p>
              </table:table-cell>
              <table:table-cell office:value-type="float" office:value="1.649396">
                <text:p>1.649396</text:p>
              </table:table-cell>
              <table:table-cell office:value-type="float" office:value="1.39679">
                <text:p>1.39679</text:p>
              </table:table-cell>
              <table:table-cell office:value-type="float" office:value="-1.44909999999999">
                <text:p>-1.449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1.34890000000001">
                <text:p>-1.34890000000001</text:p>
              </table:table-cell>
              <table:table-cell office:value-type="float" office:value="-0.864100000000008">
                <text:p>-0.864100000000008</text:p>
              </table:table-cell>
              <table:table-cell office:value-type="float" office:value="0.4143702">
                <text:p>0.4143702</text:p>
              </table:table-cell>
              <table:table-cell office:value-type="float" office:value="1.657063">
                <text:p>1.657063</text:p>
              </table:table-cell>
              <table:table-cell office:value-type="float" office:value="1.231862">
                <text:p>1.231862</text:p>
              </table:table-cell>
              <table:table-cell office:value-type="float" office:value="-1.34890000000001">
                <text:p>-1.3489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20001">
                <text:p>10</text:p>
              </table:table-cell>
              <table:table-cell office:value-type="float" office:value="-1.24209999999999">
                <text:p>-1.24209999999999</text:p>
              </table:table-cell>
              <table:table-cell office:value-type="float" office:value="-0.797599999999989">
                <text:p>-0.797599999999989</text:p>
              </table:table-cell>
              <table:table-cell office:value-type="float" office:value="0.4936849">
                <text:p>0.4936849</text:p>
              </table:table-cell>
              <table:table-cell office:value-type="float" office:value="1.544912">
                <text:p>1.544912</text:p>
              </table:table-cell>
              <table:table-cell office:value-type="float" office:value="1.150369">
                <text:p>1.150369</text:p>
              </table:table-cell>
              <table:table-cell office:value-type="float" office:value="-1.24209999999999">
                <text:p>-1.242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40001">
                <text:p>10</text:p>
              </table:table-cell>
              <table:table-cell office:value-type="float" office:value="-1.13080000000002">
                <text:p>-1.13080000000002</text:p>
              </table:table-cell>
              <table:table-cell office:value-type="float" office:value="-0.745499999999993">
                <text:p>-0.745499999999993</text:p>
              </table:table-cell>
              <table:table-cell office:value-type="float" office:value="0.5943908">
                <text:p>0.5943908</text:p>
              </table:table-cell>
              <table:table-cell office:value-type="float" office:value="1.372275">
                <text:p>1.372275</text:p>
              </table:table-cell>
              <table:table-cell office:value-type="float" office:value="1.148546">
                <text:p>1.148546</text:p>
              </table:table-cell>
              <table:table-cell office:value-type="float" office:value="-1.13080000000002">
                <text:p>-1.1308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60002">
                <text:p>10</text:p>
              </table:table-cell>
              <table:table-cell office:value-type="float" office:value="-1.01190000000003">
                <text:p>-1.01190000000003</text:p>
              </table:table-cell>
              <table:table-cell office:value-type="float" office:value="-0.681500000000028">
                <text:p>-0.681500000000028</text:p>
              </table:table-cell>
              <table:table-cell office:value-type="float" office:value="0.6884726">
                <text:p>0.6884726</text:p>
              </table:table-cell>
              <table:table-cell office:value-type="float" office:value="1.246293">
                <text:p>1.246293</text:p>
              </table:table-cell>
              <table:table-cell office:value-type="float" office:value="1.222146">
                <text:p>1.222146</text:p>
              </table:table-cell>
              <table:table-cell office:value-type="float" office:value="-1.01190000000003">
                <text:p>-1.0119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380002">
                <text:p>10</text:p>
              </table:table-cell>
              <table:table-cell office:value-type="float" office:value="-0.911999999999978">
                <text:p>-0.911999999999978</text:p>
              </table:table-cell>
              <table:table-cell office:value-type="float" office:value="-0.638699999999972">
                <text:p>-0.638699999999972</text:p>
              </table:table-cell>
              <table:table-cell office:value-type="float" office:value="0.7863117">
                <text:p>0.7863117</text:p>
              </table:table-cell>
              <table:table-cell office:value-type="float" office:value="1.244472">
                <text:p>1.244472</text:p>
              </table:table-cell>
              <table:table-cell office:value-type="float" office:value="1.323517">
                <text:p>1.323517</text:p>
              </table:table-cell>
              <table:table-cell office:value-type="float" office:value="-0.911999999999978">
                <text:p>-0.911999999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00002">
                <text:p>10</text:p>
              </table:table-cell>
              <table:table-cell office:value-type="float" office:value="-0.824200000000019">
                <text:p>-0.824200000000019</text:p>
              </table:table-cell>
              <table:table-cell office:value-type="float" office:value="-0.581200000000024">
                <text:p>-0.581200000000024</text:p>
              </table:table-cell>
              <table:table-cell office:value-type="float" office:value="0.8903428">
                <text:p>0.8903428</text:p>
              </table:table-cell>
              <table:table-cell office:value-type="float" office:value="1.382887">
                <text:p>1.382887</text:p>
              </table:table-cell>
              <table:table-cell office:value-type="float" office:value="1.478399">
                <text:p>1.478399</text:p>
              </table:table-cell>
              <table:table-cell office:value-type="float" office:value="-0.824200000000019">
                <text:p>-0.824200000000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20003">
                <text:p>10</text:p>
              </table:table-cell>
              <table:table-cell office:value-type="float" office:value="-0.755600000000015">
                <text:p>-0.755600000000015</text:p>
              </table:table-cell>
              <table:table-cell office:value-type="float" office:value="-0.571000000000026">
                <text:p>-0.571000000000026</text:p>
              </table:table-cell>
              <table:table-cell office:value-type="float" office:value="1.007121">
                <text:p>1.007121</text:p>
              </table:table-cell>
              <table:table-cell office:value-type="float" office:value="1.673925">
                <text:p>1.673925</text:p>
              </table:table-cell>
              <table:table-cell office:value-type="float" office:value="1.634136">
                <text:p>1.634136</text:p>
              </table:table-cell>
              <table:table-cell office:value-type="float" office:value="-0.755600000000015">
                <text:p>-0.755600000000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40003">
                <text:p>10</text:p>
              </table:table-cell>
              <table:table-cell office:value-type="float" office:value="-0.721299999999985">
                <text:p>-0.721299999999985</text:p>
              </table:table-cell>
              <table:table-cell office:value-type="float" office:value="-0.571599999999989">
                <text:p>-0.571599999999989</text:p>
              </table:table-cell>
              <table:table-cell office:value-type="float" office:value="1.156355">
                <text:p>1.156355</text:p>
              </table:table-cell>
              <table:table-cell office:value-type="float" office:value="2.086602">
                <text:p>2.086602</text:p>
              </table:table-cell>
              <table:table-cell office:value-type="float" office:value="1.737471">
                <text:p>1.737471</text:p>
              </table:table-cell>
              <table:table-cell office:value-type="float" office:value="-0.721299999999985">
                <text:p>-0.72129999999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60004">
                <text:p>10</text:p>
              </table:table-cell>
              <table:table-cell office:value-type="float" office:value="-0.730399999999975">
                <text:p>-0.730399999999975</text:p>
              </table:table-cell>
              <table:table-cell office:value-type="float" office:value="-0.578899999999976">
                <text:p>-0.578899999999976</text:p>
              </table:table-cell>
              <table:table-cell office:value-type="float" office:value="1.314964">
                <text:p>1.314964</text:p>
              </table:table-cell>
              <table:table-cell office:value-type="float" office:value="2.629972">
                <text:p>2.629972</text:p>
              </table:table-cell>
              <table:table-cell office:value-type="float" office:value="1.802993">
                <text:p>1.802993</text:p>
              </table:table-cell>
              <table:table-cell office:value-type="float" office:value="-0.730399999999975">
                <text:p>-0.730399999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480004">
                <text:p>10</text:p>
              </table:table-cell>
              <table:table-cell office:value-type="float" office:value="-0.791099999999972">
                <text:p>-0.791099999999972</text:p>
              </table:table-cell>
              <table:table-cell office:value-type="float" office:value="-0.602399999999989">
                <text:p>-0.602399999999989</text:p>
              </table:table-cell>
              <table:table-cell office:value-type="float" office:value="1.484389">
                <text:p>1.484389</text:p>
              </table:table-cell>
              <table:table-cell office:value-type="float" office:value="3.198085">
                <text:p>3.198085</text:p>
              </table:table-cell>
              <table:table-cell office:value-type="float" office:value="1.831127">
                <text:p>1.831127</text:p>
              </table:table-cell>
              <table:table-cell office:value-type="float" office:value="-0.791099999999972">
                <text:p>-0.7910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00005">
                <text:p>10</text:p>
              </table:table-cell>
              <table:table-cell office:value-type="float" office:value="-0.896599999999978">
                <text:p>-0.896599999999978</text:p>
              </table:table-cell>
              <table:table-cell office:value-type="float" office:value="-0.646999999999991">
                <text:p>-0.646999999999991</text:p>
              </table:table-cell>
              <table:table-cell office:value-type="float" office:value="1.658705">
                <text:p>1.658705</text:p>
              </table:table-cell>
              <table:table-cell office:value-type="float" office:value="3.685184">
                <text:p>3.685184</text:p>
              </table:table-cell>
              <table:table-cell office:value-type="float" office:value="1.849739">
                <text:p>1.849739</text:p>
              </table:table-cell>
              <table:table-cell office:value-type="float" office:value="-0.896599999999978">
                <text:p>-0.896599999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20005">
                <text:p>10</text:p>
              </table:table-cell>
              <table:table-cell office:value-type="float" office:value="-1.03050000000002">
                <text:p>-1.03050000000002</text:p>
              </table:table-cell>
              <table:table-cell office:value-type="float" office:value="-0.683100000000024">
                <text:p>-0.683100000000024</text:p>
              </table:table-cell>
              <table:table-cell office:value-type="float" office:value="1.81245">
                <text:p>1.81245</text:p>
              </table:table-cell>
              <table:table-cell office:value-type="float" office:value="4.036721">
                <text:p>4.036721</text:p>
              </table:table-cell>
              <table:table-cell office:value-type="float" office:value="1.855033">
                <text:p>1.855033</text:p>
              </table:table-cell>
              <table:table-cell office:value-type="float" office:value="-1.03050000000002">
                <text:p>-1.030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40006">
                <text:p>10</text:p>
              </table:table-cell>
              <table:table-cell office:value-type="float" office:value="-1.19200000000001">
                <text:p>-1.19200000000001</text:p>
              </table:table-cell>
              <table:table-cell office:value-type="float" office:value="-0.733400000000017">
                <text:p>-0.733400000000017</text:p>
              </table:table-cell>
              <table:table-cell office:value-type="float" office:value="1.94492">
                <text:p>1.94492</text:p>
              </table:table-cell>
              <table:table-cell office:value-type="float" office:value="4.265262">
                <text:p>4.265262</text:p>
              </table:table-cell>
              <table:table-cell office:value-type="float" office:value="1.77567">
                <text:p>1.77567</text:p>
              </table:table-cell>
              <table:table-cell office:value-type="float" office:value="-1.19200000000001">
                <text:p>-1.192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60006">
                <text:p>10</text:p>
              </table:table-cell>
              <table:table-cell office:value-type="float" office:value="-1.35340000000002">
                <text:p>-1.35340000000002</text:p>
              </table:table-cell>
              <table:table-cell office:value-type="float" office:value="-0.761399999999981">
                <text:p>-0.761399999999981</text:p>
              </table:table-cell>
              <table:table-cell office:value-type="float" office:value="2.044842">
                <text:p>2.044842</text:p>
              </table:table-cell>
              <table:table-cell office:value-type="float" office:value="4.32981">
                <text:p>4.32981</text:p>
              </table:table-cell>
              <table:table-cell office:value-type="float" office:value="1.639054">
                <text:p>1.639054</text:p>
              </table:table-cell>
              <table:table-cell office:value-type="float" office:value="-1.35340000000002">
                <text:p>-1.3534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80007">
                <text:p>10</text:p>
              </table:table-cell>
              <table:table-cell office:value-type="float" office:value="-1.4769">
                <text:p>-1.4769</text:p>
              </table:table-cell>
              <table:table-cell office:value-type="float" office:value="-0.790700000000015">
                <text:p>-0.790700000000015</text:p>
              </table:table-cell>
              <table:table-cell office:value-type="float" office:value="2.092243">
                <text:p>2.092243</text:p>
              </table:table-cell>
              <table:table-cell office:value-type="float" office:value="4.317771">
                <text:p>4.317771</text:p>
              </table:table-cell>
              <table:table-cell office:value-type="float" office:value="1.491822">
                <text:p>1.491822</text:p>
              </table:table-cell>
              <table:table-cell office:value-type="float" office:value="-1.4769">
                <text:p>-1.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00007">
                <text:p>10</text:p>
              </table:table-cell>
              <table:table-cell office:value-type="float" office:value="-1.57619999999997">
                <text:p>-1.57619999999997</text:p>
              </table:table-cell>
              <table:table-cell office:value-type="float" office:value="-0.82650000000001">
                <text:p>-0.82650000000001</text:p>
              </table:table-cell>
              <table:table-cell office:value-type="float" office:value="2.081584">
                <text:p>2.081584</text:p>
              </table:table-cell>
              <table:table-cell office:value-type="float" office:value="4.155651">
                <text:p>4.155651</text:p>
              </table:table-cell>
              <table:table-cell office:value-type="float" office:value="1.361304">
                <text:p>1.361304</text:p>
              </table:table-cell>
              <table:table-cell office:value-type="float" office:value="-1.57619999999997">
                <text:p>-1.5761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20008">
                <text:p>10</text:p>
              </table:table-cell>
              <table:table-cell office:value-type="float" office:value="-1.65069999999997">
                <text:p>-1.65069999999997</text:p>
              </table:table-cell>
              <table:table-cell office:value-type="float" office:value="-0.840300000000013">
                <text:p>-0.840300000000013</text:p>
              </table:table-cell>
              <table:table-cell office:value-type="float" office:value="2.031304">
                <text:p>2.031304</text:p>
              </table:table-cell>
              <table:table-cell office:value-type="float" office:value="3.824051">
                <text:p>3.824051</text:p>
              </table:table-cell>
              <table:table-cell office:value-type="float" office:value="1.278736">
                <text:p>1.278736</text:p>
              </table:table-cell>
              <table:table-cell office:value-type="float" office:value="-1.65069999999997">
                <text:p>-1.6506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40008">
                <text:p>10</text:p>
              </table:table-cell>
              <table:table-cell office:value-type="float" office:value="-1.74200000000002">
                <text:p>-1.74200000000002</text:p>
              </table:table-cell>
              <table:table-cell office:value-type="float" office:value="-0.851600000000019">
                <text:p>-0.851600000000019</text:p>
              </table:table-cell>
              <table:table-cell office:value-type="float" office:value="1.955007">
                <text:p>1.955007</text:p>
              </table:table-cell>
              <table:table-cell office:value-type="float" office:value="3.361069">
                <text:p>3.361069</text:p>
              </table:table-cell>
              <table:table-cell office:value-type="float" office:value="1.258541">
                <text:p>1.258541</text:p>
              </table:table-cell>
              <table:table-cell office:value-type="float" office:value="-1.74200000000002">
                <text:p>-1.742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60008">
                <text:p>10</text:p>
              </table:table-cell>
              <table:table-cell office:value-type="float" office:value="-1.82459999999998">
                <text:p>-1.82459999999998</text:p>
              </table:table-cell>
              <table:table-cell office:value-type="float" office:value="-0.858099999999979">
                <text:p>-0.858099999999979</text:p>
              </table:table-cell>
              <table:table-cell office:value-type="float" office:value="1.847288">
                <text:p>1.847288</text:p>
              </table:table-cell>
              <table:table-cell office:value-type="float" office:value="2.879187">
                <text:p>2.879187</text:p>
              </table:table-cell>
              <table:table-cell office:value-type="float" office:value="1.306734">
                <text:p>1.306734</text:p>
              </table:table-cell>
              <table:table-cell office:value-type="float" office:value="-1.82459999999998">
                <text:p>-1.8245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680009">
                <text:p>10</text:p>
              </table:table-cell>
              <table:table-cell office:value-type="float" office:value="-1.89490000000001">
                <text:p>-1.89490000000001</text:p>
              </table:table-cell>
              <table:table-cell office:value-type="float" office:value="-0.870699999999999">
                <text:p>-0.870699999999999</text:p>
              </table:table-cell>
              <table:table-cell office:value-type="float" office:value="1.728128">
                <text:p>1.728128</text:p>
              </table:table-cell>
              <table:table-cell office:value-type="float" office:value="2.443015">
                <text:p>2.443015</text:p>
              </table:table-cell>
              <table:table-cell office:value-type="float" office:value="1.397291">
                <text:p>1.397291</text:p>
              </table:table-cell>
              <table:table-cell office:value-type="float" office:value="-1.89490000000001">
                <text:p>-1.8949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00009">
                <text:p>10</text:p>
              </table:table-cell>
              <table:table-cell office:value-type="float" office:value="-1.93439999999998">
                <text:p>-1.93439999999998</text:p>
              </table:table-cell>
              <table:table-cell office:value-type="float" office:value="-0.894999999999982">
                <text:p>-0.894999999999982</text:p>
              </table:table-cell>
              <table:table-cell office:value-type="float" office:value="1.592207">
                <text:p>1.592207</text:p>
              </table:table-cell>
              <table:table-cell office:value-type="float" office:value="2.093096">
                <text:p>2.093096</text:p>
              </table:table-cell>
              <table:table-cell office:value-type="float" office:value="1.44453">
                <text:p>1.44453</text:p>
              </table:table-cell>
              <table:table-cell office:value-type="float" office:value="-1.93439999999998">
                <text:p>-1.9343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2001">
                <text:p>10</text:p>
              </table:table-cell>
              <table:table-cell office:value-type="float" office:value="-1.93709999999999">
                <text:p>-1.93709999999999</text:p>
              </table:table-cell>
              <table:table-cell office:value-type="float" office:value="-0.927300000000002">
                <text:p>-0.927300000000002</text:p>
              </table:table-cell>
              <table:table-cell office:value-type="float" office:value="1.4455">
                <text:p>1.4455</text:p>
              </table:table-cell>
              <table:table-cell office:value-type="float" office:value="1.839621">
                <text:p>1.839621</text:p>
              </table:table-cell>
              <table:table-cell office:value-type="float" office:value="1.56172">
                <text:p>1.56172</text:p>
              </table:table-cell>
              <table:table-cell office:value-type="float" office:value="-1.93709999999999">
                <text:p>-1.937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4001">
                <text:p>10</text:p>
              </table:table-cell>
              <table:table-cell office:value-type="float" office:value="-1.90960000000001">
                <text:p>-1.90960000000001</text:p>
              </table:table-cell>
              <table:table-cell office:value-type="float" office:value="-0.961200000000019">
                <text:p>-0.961200000000019</text:p>
              </table:table-cell>
              <table:table-cell office:value-type="float" office:value="1.286561">
                <text:p>1.286561</text:p>
              </table:table-cell>
              <table:table-cell office:value-type="float" office:value="1.585908">
                <text:p>1.585908</text:p>
              </table:table-cell>
              <table:table-cell office:value-type="float" office:value="1.692114">
                <text:p>1.692114</text:p>
              </table:table-cell>
              <table:table-cell office:value-type="float" office:value="-1.90960000000001">
                <text:p>-1.9096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60011">
                <text:p>10</text:p>
              </table:table-cell>
              <table:table-cell office:value-type="float" office:value="-1.86529999999999">
                <text:p>-1.86529999999999</text:p>
              </table:table-cell>
              <table:table-cell office:value-type="float" office:value="-0.96690000000001">
                <text:p>-0.96690000000001</text:p>
              </table:table-cell>
              <table:table-cell office:value-type="float" office:value="1.117457">
                <text:p>1.117457</text:p>
              </table:table-cell>
              <table:table-cell office:value-type="float" office:value="1.330607">
                <text:p>1.330607</text:p>
              </table:table-cell>
              <table:table-cell office:value-type="float" office:value="1.785285">
                <text:p>1.785285</text:p>
              </table:table-cell>
              <table:table-cell office:value-type="float" office:value="-1.86529999999999">
                <text:p>-1.8652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80011">
                <text:p>10</text:p>
              </table:table-cell>
              <table:table-cell office:value-type="float" office:value="-1.7978">
                <text:p>-1.7978</text:p>
              </table:table-cell>
              <table:table-cell office:value-type="float" office:value="-0.985000000000014">
                <text:p>-0.985000000000014</text:p>
              </table:table-cell>
              <table:table-cell office:value-type="float" office:value="0.9362664">
                <text:p>0.9362664</text:p>
              </table:table-cell>
              <table:table-cell office:value-type="float" office:value="1.118761">
                <text:p>1.118761</text:p>
              </table:table-cell>
              <table:table-cell office:value-type="float" office:value="1.808303">
                <text:p>1.808303</text:p>
              </table:table-cell>
              <table:table-cell office:value-type="float" office:value="-1.7978">
                <text:p>-1.7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00012">
                <text:p>10</text:p>
              </table:table-cell>
              <table:table-cell office:value-type="float" office:value="-1.70179999999999">
                <text:p>-1.70179999999999</text:p>
              </table:table-cell>
              <table:table-cell office:value-type="float" office:value="-0.98399999999998">
                <text:p>-0.98399999999998</text:p>
              </table:table-cell>
              <table:table-cell office:value-type="float" office:value="0.7307848">
                <text:p>0.7307848</text:p>
              </table:table-cell>
              <table:table-cell office:value-type="float" office:value="0.9341286">
                <text:p>0.9341286</text:p>
              </table:table-cell>
              <table:table-cell office:value-type="float" office:value="1.762151">
                <text:p>1.762151</text:p>
              </table:table-cell>
              <table:table-cell office:value-type="float" office:value="-1.70179999999999">
                <text:p>-1.7017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20012">
                <text:p>10</text:p>
              </table:table-cell>
              <table:table-cell office:value-type="float" office:value="-1.57530000000003">
                <text:p>-1.57530000000003</text:p>
              </table:table-cell>
              <table:table-cell office:value-type="float" office:value="-0.995499999999993">
                <text:p>-0.995499999999993</text:p>
              </table:table-cell>
              <table:table-cell office:value-type="float" office:value="0.5282202">
                <text:p>0.5282202</text:p>
              </table:table-cell>
              <table:table-cell office:value-type="float" office:value="0.8035592">
                <text:p>0.8035592</text:p>
              </table:table-cell>
              <table:table-cell office:value-type="float" office:value="1.634493">
                <text:p>1.634493</text:p>
              </table:table-cell>
              <table:table-cell office:value-type="float" office:value="-1.57530000000003">
                <text:p>-1.5753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40013">
                <text:p>10</text:p>
              </table:table-cell>
              <table:table-cell office:value-type="float" office:value="-1.41879999999998">
                <text:p>-1.41879999999998</text:p>
              </table:table-cell>
              <table:table-cell office:value-type="float" office:value="-1.02550000000002">
                <text:p>-1.02550000000002</text:p>
              </table:table-cell>
              <table:table-cell office:value-type="float" office:value="0.3384318">
                <text:p>0.3384318</text:p>
              </table:table-cell>
              <table:table-cell office:value-type="float" office:value="0.7068512">
                <text:p>0.7068512</text:p>
              </table:table-cell>
              <table:table-cell office:value-type="float" office:value="1.404468">
                <text:p>1.404468</text:p>
              </table:table-cell>
              <table:table-cell office:value-type="float" office:value="-1.41879999999998">
                <text:p>-1.4187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60013">
                <text:p>10</text:p>
              </table:table-cell>
              <table:table-cell office:value-type="float" office:value="-1.23360000000002">
                <text:p>-1.23360000000002</text:p>
              </table:table-cell>
              <table:table-cell office:value-type="float" office:value="-1.03179999999998">
                <text:p>-1.03179999999998</text:p>
              </table:table-cell>
              <table:table-cell office:value-type="float" office:value="0.191919">
                <text:p>0.191919</text:p>
              </table:table-cell>
              <table:table-cell office:value-type="float" office:value="0.6922672">
                <text:p>0.6922672</text:p>
              </table:table-cell>
              <table:table-cell office:value-type="float" office:value="1.10551">
                <text:p>1.10551</text:p>
              </table:table-cell>
              <table:table-cell office:value-type="float" office:value="-1.23360000000002">
                <text:p>-1.2336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80013">
                <text:p>10</text:p>
              </table:table-cell>
              <table:table-cell office:value-type="float" office:value="-1.0378">
                <text:p>-1.0378</text:p>
              </table:table-cell>
              <table:table-cell office:value-type="float" office:value="-1.04340000000002">
                <text:p>-1.04340000000002</text:p>
              </table:table-cell>
              <table:table-cell office:value-type="float" office:value="0.07774722">
                <text:p>0.07774722</text:p>
              </table:table-cell>
              <table:table-cell office:value-type="float" office:value="0.7944267">
                <text:p>0.7944267</text:p>
              </table:table-cell>
              <table:table-cell office:value-type="float" office:value="0.8446013">
                <text:p>0.8446013</text:p>
              </table:table-cell>
              <table:table-cell office:value-type="float" office:value="-1.0378">
                <text:p>-1.0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00014">
                <text:p>10</text:p>
              </table:table-cell>
              <table:table-cell office:value-type="float" office:value="-0.866600000000005">
                <text:p>-0.866600000000005</text:p>
              </table:table-cell>
              <table:table-cell office:value-type="float" office:value="-1.04309999999998">
                <text:p>-1.04309999999998</text:p>
              </table:table-cell>
              <table:table-cell office:value-type="float" office:value="0.003718762">
                <text:p>0.003718762</text:p>
              </table:table-cell>
              <table:table-cell office:value-type="float" office:value="0.9214246">
                <text:p>0.9214246</text:p>
              </table:table-cell>
              <table:table-cell office:value-type="float" office:value="0.6545913">
                <text:p>0.6545913</text:p>
              </table:table-cell>
              <table:table-cell office:value-type="float" office:value="-0.866600000000005">
                <text:p>-0.8666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20014">
                <text:p>10</text:p>
              </table:table-cell>
              <table:table-cell office:value-type="float" office:value="-0.749500000000012">
                <text:p>-0.749500000000012</text:p>
              </table:table-cell>
              <table:table-cell office:value-type="float" office:value="-1.02969999999999">
                <text:p>-1.02969999999999</text:p>
              </table:table-cell>
              <table:table-cell office:value-type="float" office:value="-0.0205000000000268">
                <text:p>-0.0205000000000268</text:p>
              </table:table-cell>
              <table:table-cell office:value-type="float" office:value="0.9596487">
                <text:p>0.9596487</text:p>
              </table:table-cell>
              <table:table-cell office:value-type="float" office:value="0.5524521">
                <text:p>0.5524521</text:p>
              </table:table-cell>
              <table:table-cell office:value-type="float" office:value="-0.749500000000012">
                <text:p>-0.7495000000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40015">
                <text:p>10</text:p>
              </table:table-cell>
              <table:table-cell office:value-type="float" office:value="-0.660300000000007">
                <text:p>-0.660300000000007</text:p>
              </table:table-cell>
              <table:table-cell office:value-type="float" office:value="-1.02949999999998">
                <text:p>-1.02949999999998</text:p>
              </table:table-cell>
              <table:table-cell office:value-type="float" office:value="0.02995001">
                <text:p>0.02995001</text:p>
              </table:table-cell>
              <table:table-cell office:value-type="float" office:value="0.8602608">
                <text:p>0.8602608</text:p>
              </table:table-cell>
              <table:table-cell office:value-type="float" office:value="0.5402709">
                <text:p>0.5402709</text:p>
              </table:table-cell>
              <table:table-cell office:value-type="float" office:value="-0.660300000000007">
                <text:p>-0.6603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60015">
                <text:p>10</text:p>
              </table:table-cell>
              <table:table-cell office:value-type="float" office:value="-0.572200000000009">
                <text:p>-0.572200000000009</text:p>
              </table:table-cell>
              <table:table-cell office:value-type="float" office:value="-1.03289999999998">
                <text:p>-1.03289999999998</text:p>
              </table:table-cell>
              <table:table-cell office:value-type="float" office:value="0.1244716">
                <text:p>0.1244716</text:p>
              </table:table-cell>
              <table:table-cell office:value-type="float" office:value="0.738587">
                <text:p>0.738587</text:p>
              </table:table-cell>
              <table:table-cell office:value-type="float" office:value="0.6210691">
                <text:p>0.6210691</text:p>
              </table:table-cell>
              <table:table-cell office:value-type="float" office:value="-0.572200000000009">
                <text:p>-0.5722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980016">
                <text:p>10</text:p>
              </table:table-cell>
              <table:table-cell office:value-type="float" office:value="-0.480599999999981">
                <text:p>-0.480599999999981</text:p>
              </table:table-cell>
              <table:table-cell office:value-type="float" office:value="-1.00139999999999">
                <text:p>-1.00139999999999</text:p>
              </table:table-cell>
              <table:table-cell office:value-type="float" office:value="0.2485474">
                <text:p>0.2485474</text:p>
              </table:table-cell>
              <table:table-cell office:value-type="float" office:value="0.702412">
                <text:p>0.702412</text:p>
              </table:table-cell>
              <table:table-cell office:value-type="float" office:value="0.7260969">
                <text:p>0.7260969</text:p>
              </table:table-cell>
              <table:table-cell office:value-type="float" office:value="-0.480599999999981">
                <text:p>-0.480599999999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00016">
                <text:p>10</text:p>
              </table:table-cell>
              <table:table-cell office:value-type="float" office:value="-0.396200000000022">
                <text:p>-0.396200000000022</text:p>
              </table:table-cell>
              <table:table-cell office:value-type="float" office:value="-0.977599999999995">
                <text:p>-0.977599999999995</text:p>
              </table:table-cell>
              <table:table-cell office:value-type="float" office:value="0.3979551">
                <text:p>0.3979551</text:p>
              </table:table-cell>
              <table:table-cell office:value-type="float" office:value="0.7961016">
                <text:p>0.7961016</text:p>
              </table:table-cell>
              <table:table-cell office:value-type="float" office:value="0.8730535">
                <text:p>0.8730535</text:p>
              </table:table-cell>
              <table:table-cell office:value-type="float" office:value="-0.396200000000022">
                <text:p>-0.39620000000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20017">
                <text:p>10</text:p>
              </table:table-cell>
              <table:table-cell office:value-type="float" office:value="-0.336900000000014">
                <text:p>-0.336900000000014</text:p>
              </table:table-cell>
              <table:table-cell office:value-type="float" office:value="-0.945699999999988">
                <text:p>-0.945699999999988</text:p>
              </table:table-cell>
              <table:table-cell office:value-type="float" office:value="0.5499347">
                <text:p>0.5499347</text:p>
              </table:table-cell>
              <table:table-cell office:value-type="float" office:value="0.9907748">
                <text:p>0.9907748</text:p>
              </table:table-cell>
              <table:table-cell office:value-type="float" office:value="1.122667">
                <text:p>1.122667</text:p>
              </table:table-cell>
              <table:table-cell office:value-type="float" office:value="-0.336900000000014">
                <text:p>-0.3369000000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40017">
                <text:p>10</text:p>
              </table:table-cell>
              <table:table-cell office:value-type="float" office:value="-0.304100000000005">
                <text:p>-0.304100000000005</text:p>
              </table:table-cell>
              <table:table-cell office:value-type="float" office:value="-0.874099999999999">
                <text:p>-0.874099999999999</text:p>
              </table:table-cell>
              <table:table-cell office:value-type="float" office:value="0.7006372">
                <text:p>0.7006372</text:p>
              </table:table-cell>
              <table:table-cell office:value-type="float" office:value="1.242055">
                <text:p>1.242055</text:p>
              </table:table-cell>
              <table:table-cell office:value-type="float" office:value="1.448259">
                <text:p>1.448259</text:p>
              </table:table-cell>
              <table:table-cell office:value-type="float" office:value="-0.304100000000005">
                <text:p>-0.3041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60018">
                <text:p>10</text:p>
              </table:table-cell>
              <table:table-cell office:value-type="float" office:value="-0.297199999999975">
                <text:p>-0.297199999999975</text:p>
              </table:table-cell>
              <table:table-cell office:value-type="float" office:value="-0.805700000000002">
                <text:p>-0.805700000000002</text:p>
              </table:table-cell>
              <table:table-cell office:value-type="float" office:value="0.8727612">
                <text:p>0.8727612</text:p>
              </table:table-cell>
              <table:table-cell office:value-type="float" office:value="1.488167">
                <text:p>1.488167</text:p>
              </table:table-cell>
              <table:table-cell office:value-type="float" office:value="1.794407">
                <text:p>1.794407</text:p>
              </table:table-cell>
              <table:table-cell office:value-type="float" office:value="-0.297199999999975">
                <text:p>-0.297199999999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80018">
                <text:p>10</text:p>
              </table:table-cell>
              <table:table-cell office:value-type="float" office:value="-0.315499999999986">
                <text:p>-0.315499999999986</text:p>
              </table:table-cell>
              <table:table-cell office:value-type="float" office:value="-0.716999999999985">
                <text:p>-0.716999999999985</text:p>
              </table:table-cell>
              <table:table-cell office:value-type="float" office:value="1.073744">
                <text:p>1.073744</text:p>
              </table:table-cell>
              <table:table-cell office:value-type="float" office:value="1.767707">
                <text:p>1.767707</text:p>
              </table:table-cell>
              <table:table-cell office:value-type="float" office:value="2.090645">
                <text:p>2.090645</text:p>
              </table:table-cell>
              <table:table-cell office:value-type="float" office:value="-0.315499999999986">
                <text:p>-0.31549999999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00019">
                <text:p>10</text:p>
              </table:table-cell>
              <table:table-cell office:value-type="float" office:value="-0.364899999999977">
                <text:p>-0.364899999999977</text:p>
              </table:table-cell>
              <table:table-cell office:value-type="float" office:value="-0.640899999999988">
                <text:p>-0.640899999999988</text:p>
              </table:table-cell>
              <table:table-cell office:value-type="float" office:value="1.285401">
                <text:p>1.285401</text:p>
              </table:table-cell>
              <table:table-cell office:value-type="float" office:value="2.113081">
                <text:p>2.113081</text:p>
              </table:table-cell>
              <table:table-cell office:value-type="float" office:value="2.31435">
                <text:p>2.31435</text:p>
              </table:table-cell>
              <table:table-cell office:value-type="float" office:value="-0.364899999999977">
                <text:p>-0.36489999999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20019">
                <text:p>10</text:p>
              </table:table-cell>
              <table:table-cell office:value-type="float" office:value="-0.449999999999989">
                <text:p>-0.449999999999989</text:p>
              </table:table-cell>
              <table:table-cell office:value-type="float" office:value="-0.559399999999982">
                <text:p>-0.559399999999982</text:p>
              </table:table-cell>
              <table:table-cell office:value-type="float" office:value="1.49312">
                <text:p>1.49312</text:p>
              </table:table-cell>
              <table:table-cell office:value-type="float" office:value="2.397816">
                <text:p>2.397816</text:p>
              </table:table-cell>
              <table:table-cell office:value-type="float" office:value="2.473828">
                <text:p>2.473828</text:p>
              </table:table-cell>
              <table:table-cell office:value-type="float" office:value="-0.449999999999989">
                <text:p>-0.44999999999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40019">
                <text:p>10</text:p>
              </table:table-cell>
              <table:table-cell office:value-type="float" office:value="-0.579400000000021">
                <text:p>-0.579400000000021</text:p>
              </table:table-cell>
              <table:table-cell office:value-type="float" office:value="-0.488299999999981">
                <text:p>-0.488299999999981</text:p>
              </table:table-cell>
              <table:table-cell office:value-type="float" office:value="1.703527">
                <text:p>1.703527</text:p>
              </table:table-cell>
              <table:table-cell office:value-type="float" office:value="2.599117">
                <text:p>2.599117</text:p>
              </table:table-cell>
              <table:table-cell office:value-type="float" office:value="2.580597">
                <text:p>2.580597</text:p>
              </table:table-cell>
              <table:table-cell office:value-type="float" office:value="-0.579400000000021">
                <text:p>-0.579400000000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6002">
                <text:p>10</text:p>
              </table:table-cell>
              <table:table-cell office:value-type="float" office:value="-0.749700000000018">
                <text:p>-0.749700000000018</text:p>
              </table:table-cell>
              <table:table-cell office:value-type="float" office:value="-0.431399999999996">
                <text:p>-0.431399999999996</text:p>
              </table:table-cell>
              <table:table-cell office:value-type="float" office:value="1.91007">
                <text:p>1.91007</text:p>
              </table:table-cell>
              <table:table-cell office:value-type="float" office:value="2.736184">
                <text:p>2.736184</text:p>
              </table:table-cell>
              <table:table-cell office:value-type="float" office:value="2.703221">
                <text:p>2.703221</text:p>
              </table:table-cell>
              <table:table-cell office:value-type="float" office:value="-0.749700000000018">
                <text:p>-0.749700000000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18002">
                <text:p>10</text:p>
              </table:table-cell>
              <table:table-cell office:value-type="float" office:value="-0.939399999999978">
                <text:p>-0.939399999999978</text:p>
              </table:table-cell>
              <table:table-cell office:value-type="float" office:value="-0.422000000000025">
                <text:p>-0.422000000000025</text:p>
              </table:table-cell>
              <table:table-cell office:value-type="float" office:value="2.095538">
                <text:p>2.095538</text:p>
              </table:table-cell>
              <table:table-cell office:value-type="float" office:value="2.801722">
                <text:p>2.801722</text:p>
              </table:table-cell>
              <table:table-cell office:value-type="float" office:value="2.728769">
                <text:p>2.728769</text:p>
              </table:table-cell>
              <table:table-cell office:value-type="float" office:value="-0.939399999999978">
                <text:p>-0.93939999999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00021">
                <text:p>10</text:p>
              </table:table-cell>
              <table:table-cell office:value-type="float" office:value="-1.14249999999998">
                <text:p>-1.14249999999998</text:p>
              </table:table-cell>
              <table:table-cell office:value-type="float" office:value="-0.405199999999979">
                <text:p>-0.405199999999979</text:p>
              </table:table-cell>
              <table:table-cell office:value-type="float" office:value="2.24943">
                <text:p>2.24943</text:p>
              </table:table-cell>
              <table:table-cell office:value-type="float" office:value="2.812011">
                <text:p>2.812011</text:p>
              </table:table-cell>
              <table:table-cell office:value-type="float" office:value="2.702939">
                <text:p>2.702939</text:p>
              </table:table-cell>
              <table:table-cell office:value-type="float" office:value="-1.14249999999998">
                <text:p>-1.1424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20021">
                <text:p>10</text:p>
              </table:table-cell>
              <table:table-cell office:value-type="float" office:value="-1.35210000000001">
                <text:p>-1.35210000000001</text:p>
              </table:table-cell>
              <table:table-cell office:value-type="float" office:value="-0.41640000000001">
                <text:p>-0.41640000000001</text:p>
              </table:table-cell>
              <table:table-cell office:value-type="float" office:value="2.368805">
                <text:p>2.368805</text:p>
              </table:table-cell>
              <table:table-cell office:value-type="float" office:value="2.82667">
                <text:p>2.82667</text:p>
              </table:table-cell>
              <table:table-cell office:value-type="float" office:value="2.661015">
                <text:p>2.661015</text:p>
              </table:table-cell>
              <table:table-cell office:value-type="float" office:value="-1.35210000000001">
                <text:p>-1.352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40022">
                <text:p>10</text:p>
              </table:table-cell>
              <table:table-cell office:value-type="float" office:value="-1.54820000000001">
                <text:p>-1.54820000000001</text:p>
              </table:table-cell>
              <table:table-cell office:value-type="float" office:value="-0.45010000000002">
                <text:p>-0.45010000000002</text:p>
              </table:table-cell>
              <table:table-cell office:value-type="float" office:value="2.439774">
                <text:p>2.439774</text:p>
              </table:table-cell>
              <table:table-cell office:value-type="float" office:value="2.755789">
                <text:p>2.755789</text:p>
              </table:table-cell>
              <table:table-cell office:value-type="float" office:value="2.638626">
                <text:p>2.638626</text:p>
              </table:table-cell>
              <table:table-cell office:value-type="float" office:value="-1.54820000000001">
                <text:p>-1.5482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60022">
                <text:p>10</text:p>
              </table:table-cell>
              <table:table-cell office:value-type="float" office:value="-1.6825">
                <text:p>-1.6825</text:p>
              </table:table-cell>
              <table:table-cell office:value-type="float" office:value="-0.5">
                <text:p>-0.5</text:p>
              </table:table-cell>
              <table:table-cell office:value-type="float" office:value="2.465163">
                <text:p>2.465163</text:p>
              </table:table-cell>
              <table:table-cell office:value-type="float" office:value="2.508027">
                <text:p>2.508027</text:p>
              </table:table-cell>
              <table:table-cell office:value-type="float" office:value="2.638022">
                <text:p>2.638022</text:p>
              </table:table-cell>
              <table:table-cell office:value-type="float" office:value="-1.6825">
                <text:p>-1.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80023">
                <text:p>10</text:p>
              </table:table-cell>
              <table:table-cell office:value-type="float" office:value="-1.80959999999999">
                <text:p>-1.80959999999999</text:p>
              </table:table-cell>
              <table:table-cell office:value-type="float" office:value="-0.540500000000009">
                <text:p>-0.540500000000009</text:p>
              </table:table-cell>
              <table:table-cell office:value-type="float" office:value="2.438378">
                <text:p>2.438378</text:p>
              </table:table-cell>
              <table:table-cell office:value-type="float" office:value="2.106845">
                <text:p>2.106845</text:p>
              </table:table-cell>
              <table:table-cell office:value-type="float" office:value="2.690652">
                <text:p>2.690652</text:p>
              </table:table-cell>
              <table:table-cell office:value-type="float" office:value="-1.80959999999999">
                <text:p>-1.8095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00023">
                <text:p>10</text:p>
              </table:table-cell>
              <table:table-cell office:value-type="float" office:value="-1.94389999999999">
                <text:p>-1.94389999999999</text:p>
              </table:table-cell>
              <table:table-cell office:value-type="float" office:value="-0.56819999999999">
                <text:p>-0.56819999999999</text:p>
              </table:table-cell>
              <table:table-cell office:value-type="float" office:value="2.367677">
                <text:p>2.367677</text:p>
              </table:table-cell>
              <table:table-cell office:value-type="float" office:value="1.585277">
                <text:p>1.585277</text:p>
              </table:table-cell>
              <table:table-cell office:value-type="float" office:value="2.798099">
                <text:p>2.798099</text:p>
              </table:table-cell>
              <table:table-cell office:value-type="float" office:value="-1.94389999999999">
                <text:p>-1.9438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20024">
                <text:p>10</text:p>
              </table:table-cell>
              <table:table-cell office:value-type="float" office:value="-2.11009999999999">
                <text:p>-2.11009999999999</text:p>
              </table:table-cell>
              <table:table-cell office:value-type="float" office:value="-0.617000000000019">
                <text:p>-0.617000000000019</text:p>
              </table:table-cell>
              <table:table-cell office:value-type="float" office:value="2.263399">
                <text:p>2.263399</text:p>
              </table:table-cell>
              <table:table-cell office:value-type="float" office:value="0.9618986">
                <text:p>0.9618986</text:p>
              </table:table-cell>
              <table:table-cell office:value-type="float" office:value="2.943928">
                <text:p>2.943928</text:p>
              </table:table-cell>
              <table:table-cell office:value-type="float" office:value="-2.11009999999999">
                <text:p>-2.1100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40024">
                <text:p>10</text:p>
              </table:table-cell>
              <table:table-cell office:value-type="float" office:value="-2.24869999999999">
                <text:p>-2.24869999999999</text:p>
              </table:table-cell>
              <table:table-cell office:value-type="float" office:value="-0.647600000000011">
                <text:p>-0.647600000000011</text:p>
              </table:table-cell>
              <table:table-cell office:value-type="float" office:value="2.173334">
                <text:p>2.173334</text:p>
              </table:table-cell>
              <table:table-cell office:value-type="float" office:value="0.3038743">
                <text:p>0.3038743</text:p>
              </table:table-cell>
              <table:table-cell office:value-type="float" office:value="3.073711">
                <text:p>3.073711</text:p>
              </table:table-cell>
              <table:table-cell office:value-type="float" office:value="-2.24869999999999">
                <text:p>-2.2486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60024">
                <text:p>10</text:p>
              </table:table-cell>
              <table:table-cell office:value-type="float" office:value="-2.3596">
                <text:p>-2.3596</text:p>
              </table:table-cell>
              <table:table-cell office:value-type="float" office:value="-0.684900000000027">
                <text:p>-0.684900000000027</text:p>
              </table:table-cell>
              <table:table-cell office:value-type="float" office:value="2.089425">
                <text:p>2.089425</text:p>
              </table:table-cell>
              <table:table-cell office:value-type="float" office:value="-0.245699999999999">
                <text:p>-0.245699999999999</text:p>
              </table:table-cell>
              <table:table-cell office:value-type="float" office:value="3.278104">
                <text:p>3.278104</text:p>
              </table:table-cell>
              <table:table-cell office:value-type="float" office:value="-2.3596">
                <text:p>-2.3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380025">
                <text:p>10</text:p>
              </table:table-cell>
              <table:table-cell office:value-type="float" office:value="-2.44850000000002">
                <text:p>-2.44850000000002</text:p>
              </table:table-cell>
              <table:table-cell office:value-type="float" office:value="-0.717100000000016">
                <text:p>-0.717100000000016</text:p>
              </table:table-cell>
              <table:table-cell office:value-type="float" office:value="1.982935">
                <text:p>1.982935</text:p>
              </table:table-cell>
              <table:table-cell office:value-type="float" office:value="-0.615099999999984">
                <text:p>-0.615099999999984</text:p>
              </table:table-cell>
              <table:table-cell office:value-type="float" office:value="3.518228">
                <text:p>3.518228</text:p>
              </table:table-cell>
              <table:table-cell office:value-type="float" office:value="-2.44850000000002">
                <text:p>-2.448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00025">
                <text:p>10</text:p>
              </table:table-cell>
              <table:table-cell office:value-type="float" office:value="-2.51499999999999">
                <text:p>-2.51499999999999</text:p>
              </table:table-cell>
              <table:table-cell office:value-type="float" office:value="-0.744399999999985">
                <text:p>-0.744399999999985</text:p>
              </table:table-cell>
              <table:table-cell office:value-type="float" office:value="1.821403">
                <text:p>1.821403</text:p>
              </table:table-cell>
              <table:table-cell office:value-type="float" office:value="-0.735000000000014">
                <text:p>-0.735000000000014</text:p>
              </table:table-cell>
              <table:table-cell office:value-type="float" office:value="3.743706">
                <text:p>3.743706</text:p>
              </table:table-cell>
              <table:table-cell office:value-type="float" office:value="-2.51499999999999">
                <text:p>-2.51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20026">
                <text:p>10</text:p>
              </table:table-cell>
              <table:table-cell office:value-type="float" office:value="-2.55599999999998">
                <text:p>-2.55599999999998</text:p>
              </table:table-cell>
              <table:table-cell office:value-type="float" office:value="-0.767800000000022">
                <text:p>-0.767800000000022</text:p>
              </table:table-cell>
              <table:table-cell office:value-type="float" office:value="1.620206">
                <text:p>1.620206</text:p>
              </table:table-cell>
              <table:table-cell office:value-type="float" office:value="-0.766099999999994">
                <text:p>-0.766099999999994</text:p>
              </table:table-cell>
              <table:table-cell office:value-type="float" office:value="3.903418">
                <text:p>3.903418</text:p>
              </table:table-cell>
              <table:table-cell office:value-type="float" office:value="-2.55599999999998">
                <text:p>-2.555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40026">
                <text:p>10</text:p>
              </table:table-cell>
              <table:table-cell office:value-type="float" office:value="-2.57380000000001">
                <text:p>-2.57380000000001</text:p>
              </table:table-cell>
              <table:table-cell office:value-type="float" office:value="-0.809000000000026">
                <text:p>-0.809000000000026</text:p>
              </table:table-cell>
              <table:table-cell office:value-type="float" office:value="1.399678">
                <text:p>1.399678</text:p>
              </table:table-cell>
              <table:table-cell office:value-type="float" office:value="-0.690200000000004">
                <text:p>-0.690200000000004</text:p>
              </table:table-cell>
              <table:table-cell office:value-type="float" office:value="3.972359">
                <text:p>3.972359</text:p>
              </table:table-cell>
              <table:table-cell office:value-type="float" office:value="-2.57380000000001">
                <text:p>-2.5738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60027">
                <text:p>10</text:p>
              </table:table-cell>
              <table:table-cell office:value-type="float" office:value="-2.55529999999999">
                <text:p>-2.55529999999999</text:p>
              </table:table-cell>
              <table:table-cell office:value-type="float" office:value="-0.853000000000009">
                <text:p>-0.853000000000009</text:p>
              </table:table-cell>
              <table:table-cell office:value-type="float" office:value="1.16772">
                <text:p>1.16772</text:p>
              </table:table-cell>
              <table:table-cell office:value-type="float" office:value="-0.458700000000022">
                <text:p>-0.458700000000022</text:p>
              </table:table-cell>
              <table:table-cell office:value-type="float" office:value="3.944088">
                <text:p>3.944088</text:p>
              </table:table-cell>
              <table:table-cell office:value-type="float" office:value="-2.55529999999999">
                <text:p>-2.5552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480027">
                <text:p>10</text:p>
              </table:table-cell>
              <table:table-cell office:value-type="float" office:value="-2.4939">
                <text:p>-2.4939</text:p>
              </table:table-cell>
              <table:table-cell office:value-type="float" office:value="-0.896900000000016">
                <text:p>-0.896900000000016</text:p>
              </table:table-cell>
              <table:table-cell office:value-type="float" office:value="0.9270374">
                <text:p>0.9270374</text:p>
              </table:table-cell>
              <table:table-cell office:value-type="float" office:value="-0.116600000000005">
                <text:p>-0.116600000000005</text:p>
              </table:table-cell>
              <table:table-cell office:value-type="float" office:value="3.795667">
                <text:p>3.795667</text:p>
              </table:table-cell>
              <table:table-cell office:value-type="float" office:value="-2.4939">
                <text:p>-2.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00028">
                <text:p>10</text:p>
              </table:table-cell>
              <table:table-cell office:value-type="float" office:value="-2.3897">
                <text:p>-2.3897</text:p>
              </table:table-cell>
              <table:table-cell office:value-type="float" office:value="-0.950400000000002">
                <text:p>-0.950400000000002</text:p>
              </table:table-cell>
              <table:table-cell office:value-type="float" office:value="0.7031803">
                <text:p>0.7031803</text:p>
              </table:table-cell>
              <table:table-cell office:value-type="float" office:value="0.2534363">
                <text:p>0.2534363</text:p>
              </table:table-cell>
              <table:table-cell office:value-type="float" office:value="3.581487">
                <text:p>3.581487</text:p>
              </table:table-cell>
              <table:table-cell office:value-type="float" office:value="-2.3897">
                <text:p>-2.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20028">
                <text:p>10</text:p>
              </table:table-cell>
              <table:table-cell office:value-type="float" office:value="-2.25330000000002">
                <text:p>-2.25330000000002</text:p>
              </table:table-cell>
              <table:table-cell office:value-type="float" office:value="-1.00900000000001">
                <text:p>-1.00900000000001</text:p>
              </table:table-cell>
              <table:table-cell office:value-type="float" office:value="0.5139922">
                <text:p>0.5139922</text:p>
              </table:table-cell>
              <table:table-cell office:value-type="float" office:value="0.6208365">
                <text:p>0.6208365</text:p>
              </table:table-cell>
              <table:table-cell office:value-type="float" office:value="3.346461">
                <text:p>3.346461</text:p>
              </table:table-cell>
              <table:table-cell office:value-type="float" office:value="-2.25330000000002">
                <text:p>-2.2533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40029">
                <text:p>10</text:p>
              </table:table-cell>
              <table:table-cell office:value-type="float" office:value="-2.08170000000001">
                <text:p>-2.08170000000001</text:p>
              </table:table-cell>
              <table:table-cell office:value-type="float" office:value="-1.0453">
                <text:p>-1.0453</text:p>
              </table:table-cell>
              <table:table-cell office:value-type="float" office:value="0.3563752">
                <text:p>0.3563752</text:p>
              </table:table-cell>
              <table:table-cell office:value-type="float" office:value="0.9278991">
                <text:p>0.9278991</text:p>
              </table:table-cell>
              <table:table-cell office:value-type="float" office:value="3.144312">
                <text:p>3.144312</text:p>
              </table:table-cell>
              <table:table-cell office:value-type="float" office:value="-2.08170000000001">
                <text:p>-2.0817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60029">
                <text:p>10</text:p>
              </table:table-cell>
              <table:table-cell office:value-type="float" office:value="-1.92200000000003">
                <text:p>-1.92200000000003</text:p>
              </table:table-cell>
              <table:table-cell office:value-type="float" office:value="-1.09379999999999">
                <text:p>-1.09379999999999</text:p>
              </table:table-cell>
              <table:table-cell office:value-type="float" office:value="0.232769">
                <text:p>0.232769</text:p>
              </table:table-cell>
              <table:table-cell office:value-type="float" office:value="1.179397">
                <text:p>1.179397</text:p>
              </table:table-cell>
              <table:table-cell office:value-type="float" office:value="3.009788">
                <text:p>3.009788</text:p>
              </table:table-cell>
              <table:table-cell office:value-type="float" office:value="-1.92200000000003">
                <text:p>-1.922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80029">
                <text:p>10</text:p>
              </table:table-cell>
              <table:table-cell office:value-type="float" office:value="-1.80650000000003">
                <text:p>-1.80650000000003</text:p>
              </table:table-cell>
              <table:table-cell office:value-type="float" office:value="-1.1277">
                <text:p>-1.1277</text:p>
              </table:table-cell>
              <table:table-cell office:value-type="float" office:value="0.1445517">
                <text:p>0.1445517</text:p>
              </table:table-cell>
              <table:table-cell office:value-type="float" office:value="1.414526">
                <text:p>1.414526</text:p>
              </table:table-cell>
              <table:table-cell office:value-type="float" office:value="2.965221">
                <text:p>2.965221</text:p>
              </table:table-cell>
              <table:table-cell office:value-type="float" office:value="-1.80650000000003">
                <text:p>-1.8065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0003">
                <text:p>10</text:p>
              </table:table-cell>
              <table:table-cell office:value-type="float" office:value="-1.73880000000003">
                <text:p>-1.73880000000003</text:p>
              </table:table-cell>
              <table:table-cell office:value-type="float" office:value="-1.1893">
                <text:p>-1.1893</text:p>
              </table:table-cell>
              <table:table-cell office:value-type="float" office:value="0.09959522">
                <text:p>0.09959522</text:p>
              </table:table-cell>
              <table:table-cell office:value-type="float" office:value="1.474688">
                <text:p>1.474688</text:p>
              </table:table-cell>
              <table:table-cell office:value-type="float" office:value="3.005472">
                <text:p>3.005472</text:p>
              </table:table-cell>
              <table:table-cell office:value-type="float" office:value="-1.73880000000003">
                <text:p>-1.7388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2003">
                <text:p>10</text:p>
              </table:table-cell>
              <table:table-cell office:value-type="float" office:value="-1.66210000000001">
                <text:p>-1.66210000000001</text:p>
              </table:table-cell>
              <table:table-cell office:value-type="float" office:value="-1.255">
                <text:p>-1.255</text:p>
              </table:table-cell>
              <table:table-cell office:value-type="float" office:value="0.09615698">
                <text:p>0.09615698</text:p>
              </table:table-cell>
              <table:table-cell office:value-type="float" office:value="1.424576">
                <text:p>1.424576</text:p>
              </table:table-cell>
              <table:table-cell office:value-type="float" office:value="3.111021">
                <text:p>3.111021</text:p>
              </table:table-cell>
              <table:table-cell office:value-type="float" office:value="-1.66210000000001">
                <text:p>-1.6621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40031">
                <text:p>10</text:p>
              </table:table-cell>
              <table:table-cell office:value-type="float" office:value="-1.56479999999999">
                <text:p>-1.56479999999999</text:p>
              </table:table-cell>
              <table:table-cell office:value-type="float" office:value="-1.30799999999999">
                <text:p>-1.30799999999999</text:p>
              </table:table-cell>
              <table:table-cell office:value-type="float" office:value="0.1273602">
                <text:p>0.1273602</text:p>
              </table:table-cell>
              <table:table-cell office:value-type="float" office:value="1.312542">
                <text:p>1.312542</text:p>
              </table:table-cell>
              <table:table-cell office:value-type="float" office:value="3.284261">
                <text:p>3.284261</text:p>
              </table:table-cell>
              <table:table-cell office:value-type="float" office:value="-1.56479999999999">
                <text:p>-1.5647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60031">
                <text:p>10</text:p>
              </table:table-cell>
              <table:table-cell office:value-type="float" office:value="-1.44819999999999">
                <text:p>-1.44819999999999</text:p>
              </table:table-cell>
              <table:table-cell office:value-type="float" office:value="-1.31529999999998">
                <text:p>-1.31529999999998</text:p>
              </table:table-cell>
              <table:table-cell office:value-type="float" office:value="0.1709622">
                <text:p>0.1709622</text:p>
              </table:table-cell>
              <table:table-cell office:value-type="float" office:value="1.24108">
                <text:p>1.24108</text:p>
              </table:table-cell>
              <table:table-cell office:value-type="float" office:value="3.569192">
                <text:p>3.569192</text:p>
              </table:table-cell>
              <table:table-cell office:value-type="float" office:value="-1.44819999999999">
                <text:p>-1.4481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680032">
                <text:p>10</text:p>
              </table:table-cell>
              <table:table-cell office:value-type="float" office:value="-1.3329">
                <text:p>-1.3329</text:p>
              </table:table-cell>
              <table:table-cell office:value-type="float" office:value="-1.3426">
                <text:p>-1.3426</text:p>
              </table:table-cell>
              <table:table-cell office:value-type="float" office:value="0.2183853">
                <text:p>0.2183853</text:p>
              </table:table-cell>
              <table:table-cell office:value-type="float" office:value="1.194301">
                <text:p>1.194301</text:p>
              </table:table-cell>
              <table:table-cell office:value-type="float" office:value="3.927039">
                <text:p>3.927039</text:p>
              </table:table-cell>
              <table:table-cell office:value-type="float" office:value="-1.3329">
                <text:p>-1.3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00032">
                <text:p>10</text:p>
              </table:table-cell>
              <table:table-cell office:value-type="float" office:value="-1.23140000000001">
                <text:p>-1.23140000000001</text:p>
              </table:table-cell>
              <table:table-cell office:value-type="float" office:value="-1.37880000000001">
                <text:p>-1.37880000000001</text:p>
              </table:table-cell>
              <table:table-cell office:value-type="float" office:value="0.2690327">
                <text:p>0.2690327</text:p>
              </table:table-cell>
              <table:table-cell office:value-type="float" office:value="1.191258">
                <text:p>1.191258</text:p>
              </table:table-cell>
              <table:table-cell office:value-type="float" office:value="4.277874">
                <text:p>4.277874</text:p>
              </table:table-cell>
              <table:table-cell office:value-type="float" office:value="-1.23140000000001">
                <text:p>-1.2314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20033">
                <text:p>10</text:p>
              </table:table-cell>
              <table:table-cell office:value-type="float" office:value="-1.13929999999999">
                <text:p>-1.13929999999999</text:p>
              </table:table-cell>
              <table:table-cell office:value-type="float" office:value="-1.39960000000002">
                <text:p>-1.39960000000002</text:p>
              </table:table-cell>
              <table:table-cell office:value-type="float" office:value="0.3207196">
                <text:p>0.3207196</text:p>
              </table:table-cell>
              <table:table-cell office:value-type="float" office:value="1.232025">
                <text:p>1.232025</text:p>
              </table:table-cell>
              <table:table-cell office:value-type="float" office:value="4.548987">
                <text:p>4.548987</text:p>
              </table:table-cell>
              <table:table-cell office:value-type="float" office:value="-1.13929999999999">
                <text:p>-1.1392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40033">
                <text:p>10</text:p>
              </table:table-cell>
              <table:table-cell office:value-type="float" office:value="-1.0641">
                <text:p>-1.0641</text:p>
              </table:table-cell>
              <table:table-cell office:value-type="float" office:value="-1.3974">
                <text:p>-1.3974</text:p>
              </table:table-cell>
              <table:table-cell office:value-type="float" office:value="0.4248777">
                <text:p>0.4248777</text:p>
              </table:table-cell>
              <table:table-cell office:value-type="float" office:value="1.296873">
                <text:p>1.296873</text:p>
              </table:table-cell>
              <table:table-cell office:value-type="float" office:value="4.755332">
                <text:p>4.755332</text:p>
              </table:table-cell>
              <table:table-cell office:value-type="float" office:value="-1.0641">
                <text:p>-1.0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60034">
                <text:p>10</text:p>
              </table:table-cell>
              <table:table-cell office:value-type="float" office:value="-1.0188">
                <text:p>-1.0188</text:p>
              </table:table-cell>
              <table:table-cell office:value-type="float" office:value="-1.40809999999999">
                <text:p>-1.40809999999999</text:p>
              </table:table-cell>
              <table:table-cell office:value-type="float" office:value="0.5834731">
                <text:p>0.5834731</text:p>
              </table:table-cell>
              <table:table-cell office:value-type="float" office:value="1.430328">
                <text:p>1.430328</text:p>
              </table:table-cell>
              <table:table-cell office:value-type="float" office:value="4.89842">
                <text:p>4.89842</text:p>
              </table:table-cell>
              <table:table-cell office:value-type="float" office:value="-1.0188">
                <text:p>-1.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80034">
                <text:p>10</text:p>
              </table:table-cell>
              <table:table-cell office:value-type="float" office:value="-1.01490000000001">
                <text:p>-1.01490000000001</text:p>
              </table:table-cell>
              <table:table-cell office:value-type="float" office:value="-1.39510000000001">
                <text:p>-1.39510000000001</text:p>
              </table:table-cell>
              <table:table-cell office:value-type="float" office:value="0.7830172">
                <text:p>0.7830172</text:p>
              </table:table-cell>
              <table:table-cell office:value-type="float" office:value="1.588059">
                <text:p>1.588059</text:p>
              </table:table-cell>
              <table:table-cell office:value-type="float" office:value="5.001646">
                <text:p>5.001646</text:p>
              </table:table-cell>
              <table:table-cell office:value-type="float" office:value="-1.01490000000001">
                <text:p>-1.0149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00035">
                <text:p>10</text:p>
              </table:table-cell>
              <table:table-cell office:value-type="float" office:value="-1.06020000000001">
                <text:p>-1.06020000000001</text:p>
              </table:table-cell>
              <table:table-cell office:value-type="float" office:value="-1.35700000000003">
                <text:p>-1.35700000000003</text:p>
              </table:table-cell>
              <table:table-cell office:value-type="float" office:value="0.992429">
                <text:p>0.992429</text:p>
              </table:table-cell>
              <table:table-cell office:value-type="float" office:value="1.763344">
                <text:p>1.763344</text:p>
              </table:table-cell>
              <table:table-cell office:value-type="float" office:value="5.049942">
                <text:p>5.049942</text:p>
              </table:table-cell>
              <table:table-cell office:value-type="float" office:value="-1.06020000000001">
                <text:p>-1.0602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20035">
                <text:p>10</text:p>
              </table:table-cell>
              <table:table-cell office:value-type="float" office:value="-1.15789999999998">
                <text:p>-1.15789999999998</text:p>
              </table:table-cell>
              <table:table-cell office:value-type="float" office:value="-1.32170000000002">
                <text:p>-1.32170000000002</text:p>
              </table:table-cell>
              <table:table-cell office:value-type="float" office:value="1.197794">
                <text:p>1.197794</text:p>
              </table:table-cell>
              <table:table-cell office:value-type="float" office:value="1.884965">
                <text:p>1.884965</text:p>
              </table:table-cell>
              <table:table-cell office:value-type="float" office:value="5.056939">
                <text:p>5.056939</text:p>
              </table:table-cell>
              <table:table-cell office:value-type="float" office:value="-1.15789999999998">
                <text:p>-1.1578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40035">
                <text:p>10</text:p>
              </table:table-cell>
              <table:table-cell office:value-type="float" office:value="-1.28629999999998">
                <text:p>-1.28629999999998</text:p>
              </table:table-cell>
              <table:table-cell office:value-type="float" office:value="-1.2833">
                <text:p>-1.2833</text:p>
              </table:table-cell>
              <table:table-cell office:value-type="float" office:value="1.395422">
                <text:p>1.395422</text:p>
              </table:table-cell>
              <table:table-cell office:value-type="float" office:value="1.87484">
                <text:p>1.87484</text:p>
              </table:table-cell>
              <table:table-cell office:value-type="float" office:value="5.02539">
                <text:p>5.02539</text:p>
              </table:table-cell>
              <table:table-cell office:value-type="float" office:value="-1.28629999999998">
                <text:p>-1.2862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60036">
                <text:p>10</text:p>
              </table:table-cell>
              <table:table-cell office:value-type="float" office:value="-1.44150000000002">
                <text:p>-1.44150000000002</text:p>
              </table:table-cell>
              <table:table-cell office:value-type="float" office:value="-1.21530000000001">
                <text:p>-1.21530000000001</text:p>
              </table:table-cell>
              <table:table-cell office:value-type="float" office:value="1.578885">
                <text:p>1.578885</text:p>
              </table:table-cell>
              <table:table-cell office:value-type="float" office:value="1.858693">
                <text:p>1.858693</text:p>
              </table:table-cell>
              <table:table-cell office:value-type="float" office:value="4.958134">
                <text:p>4.958134</text:p>
              </table:table-cell>
              <table:table-cell office:value-type="float" office:value="-1.44150000000002">
                <text:p>-1.441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880036">
                <text:p>10</text:p>
              </table:table-cell>
              <table:table-cell office:value-type="float" office:value="-1.61180000000002">
                <text:p>-1.61180000000002</text:p>
              </table:table-cell>
              <table:table-cell office:value-type="float" office:value="-1.15929999999997">
                <text:p>-1.15929999999997</text:p>
              </table:table-cell>
              <table:table-cell office:value-type="float" office:value="1.736298">
                <text:p>1.736298</text:p>
              </table:table-cell>
              <table:table-cell office:value-type="float" office:value="1.822859">
                <text:p>1.822859</text:p>
              </table:table-cell>
              <table:table-cell office:value-type="float" office:value="4.894596">
                <text:p>4.894596</text:p>
              </table:table-cell>
              <table:table-cell office:value-type="float" office:value="-1.61180000000002">
                <text:p>-1.6118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00037">
                <text:p>10</text:p>
              </table:table-cell>
              <table:table-cell office:value-type="float" office:value="-1.74509999999998">
                <text:p>-1.74509999999998</text:p>
              </table:table-cell>
              <table:table-cell office:value-type="float" office:value="-1.09429999999998">
                <text:p>-1.09429999999998</text:p>
              </table:table-cell>
              <table:table-cell office:value-type="float" office:value="1.847986">
                <text:p>1.847986</text:p>
              </table:table-cell>
              <table:table-cell office:value-type="float" office:value="1.725445">
                <text:p>1.725445</text:p>
              </table:table-cell>
              <table:table-cell office:value-type="float" office:value="4.858647">
                <text:p>4.858647</text:p>
              </table:table-cell>
              <table:table-cell office:value-type="float" office:value="-1.74509999999998">
                <text:p>-1.7450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20037">
                <text:p>10</text:p>
              </table:table-cell>
              <table:table-cell office:value-type="float" office:value="-1.85250000000002">
                <text:p>-1.85250000000002</text:p>
              </table:table-cell>
              <table:table-cell office:value-type="float" office:value="-1.03980000000001">
                <text:p>-1.03980000000001</text:p>
              </table:table-cell>
              <table:table-cell office:value-type="float" office:value="1.907621">
                <text:p>1.907621</text:p>
              </table:table-cell>
              <table:table-cell office:value-type="float" office:value="1.541665">
                <text:p>1.541665</text:p>
              </table:table-cell>
              <table:table-cell office:value-type="float" office:value="4.874778">
                <text:p>4.874778</text:p>
              </table:table-cell>
              <table:table-cell office:value-type="float" office:value="-1.85250000000002">
                <text:p>-1.8525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40038">
                <text:p>10</text:p>
              </table:table-cell>
              <table:table-cell office:value-type="float" office:value="-1.93959999999998">
                <text:p>-1.93959999999998</text:p>
              </table:table-cell>
              <table:table-cell office:value-type="float" office:value="-1.00409999999999">
                <text:p>-1.00409999999999</text:p>
              </table:table-cell>
              <table:table-cell office:value-type="float" office:value="1.926949">
                <text:p>1.926949</text:p>
              </table:table-cell>
              <table:table-cell office:value-type="float" office:value="1.291572">
                <text:p>1.291572</text:p>
              </table:table-cell>
              <table:table-cell office:value-type="float" office:value="4.951609">
                <text:p>4.951609</text:p>
              </table:table-cell>
              <table:table-cell office:value-type="float" office:value="-1.93959999999998">
                <text:p>-1.9395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60038">
                <text:p>10</text:p>
              </table:table-cell>
              <table:table-cell office:value-type="float" office:value="-2.04539999999997">
                <text:p>-2.04539999999997</text:p>
              </table:table-cell>
              <table:table-cell office:value-type="float" office:value="-1.0086">
                <text:p>-1.0086</text:p>
              </table:table-cell>
              <table:table-cell office:value-type="float" office:value="1.914479">
                <text:p>1.914479</text:p>
              </table:table-cell>
              <table:table-cell office:value-type="float" office:value="1.039069">
                <text:p>1.039069</text:p>
              </table:table-cell>
              <table:table-cell office:value-type="float" office:value="5.099277">
                <text:p>5.099277</text:p>
              </table:table-cell>
              <table:table-cell office:value-type="float" office:value="-2.04539999999997">
                <text:p>-2.04539999999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80039">
                <text:p>10</text:p>
              </table:table-cell>
              <table:table-cell office:value-type="float" office:value="-2.15910000000002">
                <text:p>-2.15910000000002</text:p>
              </table:table-cell>
              <table:table-cell office:value-type="float" office:value="-0.998699999999985">
                <text:p>-0.998699999999985</text:p>
              </table:table-cell>
              <table:table-cell office:value-type="float" office:value="1.870945">
                <text:p>1.870945</text:p>
              </table:table-cell>
              <table:table-cell office:value-type="float" office:value="0.8618478">
                <text:p>0.8618478</text:p>
              </table:table-cell>
              <table:table-cell office:value-type="float" office:value="5.369025">
                <text:p>5.369025</text:p>
              </table:table-cell>
              <table:table-cell office:value-type="float" office:value="-2.15910000000002">
                <text:p>-2.1591000000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